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461in"/>
    </style:style>
    <style:style style:name="co13" style:family="table-column">
      <style:table-column-properties fo:break-before="auto" style:column-width="1.4075in"/>
    </style:style>
    <style:style style:name="co14" style:family="table-column">
      <style:table-column-properties fo:break-before="auto" style:column-width="1.3972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pad4" table:style-name="ta1">
        <table:shapes>
          <draw:frame draw:z-index="0" draw:style-name="gr1" draw:text-style-name="P1" svg:width="6.2957in" svg:height="3.5449in" svg:x="1.5953in" svg:y="3.9217in">
            <draw:object draw:notify-on-update-of-ranges="rosfootpad4.A1:rosfootpad4.A1 rosfootpad4.B1:rosfootpad4.PL1 rosfootpad4.A6:rosfootpad4.A6 rosfootpad4.B6:rosfootpad4.PL6 rosfootpad4.A8:rosfootpad4.A8 rosfootpad4.B8:rosfootpad4.PL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number-columns-repeated="16" table:default-cell-style-name="Default"/>
        <table:table-column table:style-name="co14" table:default-cell-style-name="Default"/>
        <table:table-column table:style-name="co13" table:number-columns-repeated="1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14" table:number-columns-repeated="2" table:default-cell-style-name="Default"/>
        <table:table-column table:style-name="co13" table:number-columns-repeated="10" table:default-cell-style-name="Default"/>
        <table:table-column table:style-name="co14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7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3" table:number-columns-repeated="16" table:default-cell-style-name="Default"/>
        <table:table-column table:style-name="co14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3" table:number-columns-repeated="35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number-columns-repeated="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1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6" table:number-columns-repeated="41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0020599365" calcext:value-type="float">
            <text:p>0.066715002059937</text:p>
          </table:table-cell>
          <table:table-cell office:value-type="float" office:value="0.133430480957031" calcext:value-type="float">
            <text:p>0.133430480957031</text:p>
          </table:table-cell>
          <table:table-cell office:value-type="float" office:value="0.200145721435547" calcext:value-type="float">
            <text:p>0.200145721435547</text:p>
          </table:table-cell>
          <table:table-cell office:value-type="float" office:value="0.233503341674805" calcext:value-type="float">
            <text:p>0.233503341674805</text:p>
          </table:table-cell>
          <table:table-cell office:value-type="float" office:value="0.266860723495483" calcext:value-type="float">
            <text:p>0.266860723495483</text:p>
          </table:table-cell>
          <table:table-cell office:value-type="float" office:value="0.30021858215332" calcext:value-type="float">
            <text:p>0.30021858215332</text:p>
          </table:table-cell>
          <table:table-cell office:value-type="float" office:value="0.366933822631836" calcext:value-type="float">
            <text:p>0.366933822631836</text:p>
          </table:table-cell>
          <table:table-cell office:value-type="float" office:value="0.400291442871094" calcext:value-type="float">
            <text:p>0.400291442871094</text:p>
          </table:table-cell>
          <table:table-cell office:value-type="float" office:value="0.433648824691772" calcext:value-type="float">
            <text:p>0.433648824691772</text:p>
          </table:table-cell>
          <table:table-cell office:value-type="float" office:value="0.467006206512451" calcext:value-type="float">
            <text:p>0.467006206512451</text:p>
          </table:table-cell>
          <table:table-cell office:value-type="float" office:value="0.533720970153809" calcext:value-type="float">
            <text:p>0.533720970153809</text:p>
          </table:table-cell>
          <table:table-cell office:value-type="float" office:value="0.567078113555908" calcext:value-type="float">
            <text:p>0.567078113555908</text:p>
          </table:table-cell>
          <table:table-cell office:value-type="float" office:value="0.600435495376587" calcext:value-type="float">
            <text:p>0.600435495376587</text:p>
          </table:table-cell>
          <table:table-cell office:value-type="float" office:value="0.633792638778687" calcext:value-type="float">
            <text:p>0.633792638778687</text:p>
          </table:table-cell>
          <table:table-cell office:value-type="float" office:value="0.667149782180786" calcext:value-type="float">
            <text:p>0.667149782180786</text:p>
          </table:table-cell>
          <table:table-cell office:value-type="float" office:value="0.733864545822144" calcext:value-type="float">
            <text:p>0.733864545822144</text:p>
          </table:table-cell>
          <table:table-cell office:value-type="float" office:value="0.800579071044922" calcext:value-type="float">
            <text:p>0.800579071044922</text:p>
          </table:table-cell>
          <table:table-cell office:value-type="float" office:value="0.8672935962677" calcext:value-type="float">
            <text:p>0.8672935962677</text:p>
          </table:table-cell>
          <table:table-cell office:value-type="float" office:value="0.900650978088379" calcext:value-type="float">
            <text:p>0.900650978088379</text:p>
          </table:table-cell>
          <table:table-cell office:value-type="float" office:value="0.967365741729736" calcext:value-type="float">
            <text:p>0.967365741729736</text:p>
          </table:table-cell>
          <table:table-cell office:value-type="float" office:value="1.00072288513184" calcext:value-type="float">
            <text:p>1.00072288513184</text:p>
          </table:table-cell>
          <table:table-cell office:value-type="float" office:value="1.03408026695251" calcext:value-type="float">
            <text:p>1.03408026695251</text:p>
          </table:table-cell>
          <table:table-cell office:value-type="float" office:value="1.06743741035461" calcext:value-type="float">
            <text:p>1.06743741035461</text:p>
          </table:table-cell>
          <table:table-cell office:value-type="float" office:value="1.10079479217529" calcext:value-type="float">
            <text:p>1.10079479217529</text:p>
          </table:table-cell>
          <table:table-cell office:value-type="float" office:value="1.13415217399597" calcext:value-type="float">
            <text:p>1.13415217399597</text:p>
          </table:table-cell>
          <table:table-cell office:value-type="float" office:value="1.16750955581665" calcext:value-type="float">
            <text:p>1.16750955581665</text:p>
          </table:table-cell>
          <table:table-cell office:value-type="float" office:value="1.23422408103943" calcext:value-type="float">
            <text:p>1.23422408103943</text:p>
          </table:table-cell>
          <table:table-cell office:value-type="float" office:value="1.26758122444153" calcext:value-type="float">
            <text:p>1.26758122444153</text:p>
          </table:table-cell>
          <table:table-cell office:value-type="float" office:value="1.33429622650146" calcext:value-type="float">
            <text:p>1.33429622650146</text:p>
          </table:table-cell>
          <table:table-cell office:value-type="float" office:value="1.40101075172424" calcext:value-type="float">
            <text:p>1.40101075172424</text:p>
          </table:table-cell>
          <table:table-cell office:value-type="float" office:value="1.43436789512634" calcext:value-type="float">
            <text:p>1.43436789512634</text:p>
          </table:table-cell>
          <table:table-cell office:value-type="float" office:value="1.46772599220276" calcext:value-type="float">
            <text:p>1.46772599220276</text:p>
          </table:table-cell>
          <table:table-cell office:value-type="float" office:value="1.50108408927917" calcext:value-type="float">
            <text:p>1.50108408927917</text:p>
          </table:table-cell>
          <table:table-cell office:value-type="float" office:value="1.53444218635559" calcext:value-type="float">
            <text:p>1.53444218635559</text:p>
          </table:table-cell>
          <table:table-cell office:value-type="float" office:value="1.56780028343201" calcext:value-type="float">
            <text:p>1.56780028343201</text:p>
          </table:table-cell>
          <table:table-cell office:value-type="float" office:value="1.63451647758484" calcext:value-type="float">
            <text:p>1.63451647758484</text:p>
          </table:table-cell>
          <table:table-cell office:value-type="float" office:value="1.66787481307983" calcext:value-type="float">
            <text:p>1.66787481307983</text:p>
          </table:table-cell>
          <table:table-cell office:value-type="float" office:value="1.70123291015625" calcext:value-type="float">
            <text:p>1.70123291015625</text:p>
          </table:table-cell>
          <table:table-cell office:value-type="float" office:value="1.76794910430908" calcext:value-type="float">
            <text:p>1.76794910430908</text:p>
          </table:table-cell>
          <table:table-cell office:value-type="float" office:value="1.80130743980408" calcext:value-type="float">
            <text:p>1.80130743980408</text:p>
          </table:table-cell>
          <table:table-cell office:value-type="float" office:value="1.83466553688049" calcext:value-type="float">
            <text:p>1.83466553688049</text:p>
          </table:table-cell>
          <table:table-cell office:value-type="float" office:value="1.86802363395691" calcext:value-type="float">
            <text:p>1.86802363395691</text:p>
          </table:table-cell>
          <table:table-cell office:value-type="float" office:value="1.90138173103333" calcext:value-type="float">
            <text:p>1.90138173103333</text:p>
          </table:table-cell>
          <table:table-cell office:value-type="float" office:value="1.96809840202332" calcext:value-type="float">
            <text:p>1.96809840202332</text:p>
          </table:table-cell>
          <table:table-cell office:value-type="float" office:value="2.03481459617615" calcext:value-type="float">
            <text:p>2.03481459617615</text:p>
          </table:table-cell>
          <table:table-cell office:value-type="float" office:value="2.06817293167114" calcext:value-type="float">
            <text:p>2.06817293167114</text:p>
          </table:table-cell>
          <table:table-cell office:value-type="float" office:value="2.10153126716614" calcext:value-type="float">
            <text:p>2.10153126716614</text:p>
          </table:table-cell>
          <table:table-cell office:value-type="float" office:value="2.16824746131897" calcext:value-type="float">
            <text:p>2.16824746131897</text:p>
          </table:table-cell>
          <table:table-cell office:value-type="float" office:value="2.26832246780395" calcext:value-type="float">
            <text:p>2.26832246780395</text:p>
          </table:table-cell>
          <table:table-cell office:value-type="float" office:value="2.30168056488037" calcext:value-type="float">
            <text:p>2.30168056488037</text:p>
          </table:table-cell>
          <table:table-cell office:value-type="float" office:value="2.36839723587036" calcext:value-type="float">
            <text:p>2.36839723587036</text:p>
          </table:table-cell>
          <table:table-cell office:value-type="float" office:value="2.43511366844177" calcext:value-type="float">
            <text:p>2.43511366844177</text:p>
          </table:table-cell>
          <table:table-cell office:value-type="float" office:value="2.46847152709961" calcext:value-type="float">
            <text:p>2.46847152709961</text:p>
          </table:table-cell>
          <table:table-cell office:value-type="float" office:value="2.5351870059967" calcext:value-type="float">
            <text:p>2.5351870059967</text:p>
          </table:table-cell>
          <table:table-cell office:value-type="float" office:value="2.56854462623596" calcext:value-type="float">
            <text:p>2.56854462623596</text:p>
          </table:table-cell>
          <table:table-cell office:value-type="float" office:value="2.63525986671448" calcext:value-type="float">
            <text:p>2.63525986671448</text:p>
          </table:table-cell>
          <table:table-cell office:value-type="float" office:value="2.70197534561157" calcext:value-type="float">
            <text:p>2.70197534561157</text:p>
          </table:table-cell>
          <table:table-cell office:value-type="float" office:value="2.76869082450867" calcext:value-type="float">
            <text:p>2.76869082450867</text:p>
          </table:table-cell>
          <table:table-cell office:value-type="float" office:value="2.80204844474792" calcext:value-type="float">
            <text:p>2.80204844474792</text:p>
          </table:table-cell>
          <table:table-cell office:value-type="float" office:value="2.83540630340576" calcext:value-type="float">
            <text:p>2.83540630340576</text:p>
          </table:table-cell>
          <table:table-cell office:value-type="float" office:value="2.93547916412354" calcext:value-type="float">
            <text:p>2.93547916412354</text:p>
          </table:table-cell>
          <table:table-cell office:value-type="float" office:value="2.96883702278137" calcext:value-type="float">
            <text:p>2.96883702278137</text:p>
          </table:table-cell>
          <table:table-cell office:value-type="float" office:value="3.03555250167847" calcext:value-type="float">
            <text:p>3.03555250167847</text:p>
          </table:table-cell>
          <table:table-cell office:value-type="float" office:value="3.10226774215698" calcext:value-type="float">
            <text:p>3.10226774215698</text:p>
          </table:table-cell>
          <table:table-cell office:value-type="float" office:value="3.13562536239624" calcext:value-type="float">
            <text:p>3.13562536239624</text:p>
          </table:table-cell>
          <table:table-cell office:value-type="float" office:value="3.16898345947266" calcext:value-type="float">
            <text:p>3.16898345947266</text:p>
          </table:table-cell>
          <table:table-cell office:value-type="float" office:value="3.20234107971191" calcext:value-type="float">
            <text:p>3.20234107971191</text:p>
          </table:table-cell>
          <table:table-cell office:value-type="float" office:value="3.23569869995117" calcext:value-type="float">
            <text:p>3.23569869995117</text:p>
          </table:table-cell>
          <table:table-cell office:value-type="float" office:value="3.30241394042969" calcext:value-type="float">
            <text:p>3.30241394042969</text:p>
          </table:table-cell>
          <table:table-cell office:value-type="float" office:value="3.36912965774536" calcext:value-type="float">
            <text:p>3.36912965774536</text:p>
          </table:table-cell>
          <table:table-cell office:value-type="float" office:value="3.46920275688171" calcext:value-type="float">
            <text:p>3.46920275688171</text:p>
          </table:table-cell>
          <table:table-cell office:value-type="float" office:value="3.53591847419739" calcext:value-type="float">
            <text:p>3.53591847419739</text:p>
          </table:table-cell>
          <table:table-cell office:value-type="float" office:value="3.60263395309448" calcext:value-type="float">
            <text:p>3.60263395309448</text:p>
          </table:table-cell>
          <table:table-cell office:value-type="float" office:value="3.63599157333374" calcext:value-type="float">
            <text:p>3.63599157333374</text:p>
          </table:table-cell>
          <table:table-cell office:value-type="float" office:value="3.73606514930725" calcext:value-type="float">
            <text:p>3.73606514930725</text:p>
          </table:table-cell>
          <table:table-cell office:value-type="float" office:value="3.80278062820435" calcext:value-type="float">
            <text:p>3.80278062820435</text:p>
          </table:table-cell>
          <table:table-cell office:value-type="float" office:value="3.83613872528076" calcext:value-type="float">
            <text:p>3.83613872528076</text:p>
          </table:table-cell>
          <table:table-cell office:value-type="float" office:value="3.90285420417786" calcext:value-type="float">
            <text:p>3.90285420417786</text:p>
          </table:table-cell>
          <table:table-cell office:value-type="float" office:value="3.96956968307495" calcext:value-type="float">
            <text:p>3.96956968307495</text:p>
          </table:table-cell>
          <table:table-cell office:value-type="float" office:value="4.03628540039063" calcext:value-type="float">
            <text:p>4.03628540039063</text:p>
          </table:table-cell>
          <table:table-cell office:value-type="float" office:value="4.06964325904846" calcext:value-type="float">
            <text:p>4.06964325904846</text:p>
          </table:table-cell>
          <table:table-cell office:value-type="float" office:value="4.1030011177063" calcext:value-type="float">
            <text:p>4.1030011177063</text:p>
          </table:table-cell>
          <table:table-cell office:value-type="float" office:value="4.13635873794556" calcext:value-type="float">
            <text:p>4.13635873794556</text:p>
          </table:table-cell>
          <table:table-cell office:value-type="float" office:value="4.16971683502197" calcext:value-type="float">
            <text:p>4.16971683502197</text:p>
          </table:table-cell>
          <table:table-cell office:value-type="float" office:value="4.23643231391907" calcext:value-type="float">
            <text:p>4.23643231391907</text:p>
          </table:table-cell>
          <table:table-cell office:value-type="float" office:value="4.30314826965332" calcext:value-type="float">
            <text:p>4.30314826965332</text:p>
          </table:table-cell>
          <table:table-cell office:value-type="float" office:value="4.36986374855042" calcext:value-type="float">
            <text:p>4.36986374855042</text:p>
          </table:table-cell>
          <table:table-cell office:value-type="float" office:value="4.43657946586609" calcext:value-type="float">
            <text:p>4.43657946586609</text:p>
          </table:table-cell>
          <table:table-cell office:value-type="float" office:value="4.50329303741455" calcext:value-type="float">
            <text:p>4.50329303741455</text:p>
          </table:table-cell>
          <table:table-cell office:value-type="float" office:value="4.57000637054443" calcext:value-type="float">
            <text:p>4.57000637054443</text:p>
          </table:table-cell>
          <table:table-cell office:value-type="float" office:value="4.63671946525574" calcext:value-type="float">
            <text:p>4.63671946525574</text:p>
          </table:table-cell>
          <table:table-cell office:value-type="float" office:value="4.70343279838562" calcext:value-type="float">
            <text:p>4.70343279838562</text:p>
          </table:table-cell>
          <table:table-cell office:value-type="float" office:value="4.7701461315155" calcext:value-type="float">
            <text:p>4.7701461315155</text:p>
          </table:table-cell>
          <table:table-cell office:value-type="float" office:value="4.83685922622681" calcext:value-type="float">
            <text:p>4.83685922622681</text:p>
          </table:table-cell>
          <table:table-cell office:value-type="float" office:value="4.90357279777527" calcext:value-type="float">
            <text:p>4.90357279777527</text:p>
          </table:table-cell>
          <table:table-cell office:value-type="float" office:value="4.93692922592163" calcext:value-type="float">
            <text:p>4.93692922592163</text:p>
          </table:table-cell>
          <table:table-cell office:value-type="float" office:value="5.07035541534424" calcext:value-type="float">
            <text:p>5.07035541534424</text:p>
          </table:table-cell>
          <table:table-cell office:value-type="float" office:value="5.10371208190918" calcext:value-type="float">
            <text:p>5.10371208190918</text:p>
          </table:table-cell>
          <table:table-cell office:value-type="float" office:value="5.13706851005554" calcext:value-type="float">
            <text:p>5.13706851005554</text:p>
          </table:table-cell>
          <table:table-cell office:value-type="float" office:value="5.17042517662048" calcext:value-type="float">
            <text:p>5.17042517662048</text:p>
          </table:table-cell>
          <table:table-cell office:value-type="float" office:value="5.23713850975037" calcext:value-type="float">
            <text:p>5.23713850975037</text:p>
          </table:table-cell>
          <table:table-cell office:value-type="float" office:value="5.27049493789673" calcext:value-type="float">
            <text:p>5.27049493789673</text:p>
          </table:table-cell>
          <table:table-cell office:value-type="float" office:value="5.30385136604309" calcext:value-type="float">
            <text:p>5.30385136604309</text:p>
          </table:table-cell>
          <table:table-cell office:value-type="float" office:value="5.33720803260803" calcext:value-type="float">
            <text:p>5.33720803260803</text:p>
          </table:table-cell>
          <table:table-cell office:value-type="float" office:value="5.37056446075439" calcext:value-type="float">
            <text:p>5.37056446075439</text:p>
          </table:table-cell>
          <table:table-cell office:value-type="float" office:value="5.4372775554657" calcext:value-type="float">
            <text:p>5.4372775554657</text:p>
          </table:table-cell>
          <table:table-cell office:value-type="float" office:value="5.47063398361206" calcext:value-type="float">
            <text:p>5.47063398361206</text:p>
          </table:table-cell>
          <table:table-cell office:value-type="float" office:value="5.503990650177" calcext:value-type="float">
            <text:p>5.503990650177</text:p>
          </table:table-cell>
          <table:table-cell office:value-type="float" office:value="5.53734731674194" calcext:value-type="float">
            <text:p>5.53734731674194</text:p>
          </table:table-cell>
          <table:table-cell office:value-type="float" office:value="5.60406041145325" calcext:value-type="float">
            <text:p>5.60406041145325</text:p>
          </table:table-cell>
          <table:table-cell office:value-type="float" office:value="5.63741731643677" calcext:value-type="float">
            <text:p>5.63741731643677</text:p>
          </table:table-cell>
          <table:table-cell office:value-type="float" office:value="5.70413041114807" calcext:value-type="float">
            <text:p>5.70413041114807</text:p>
          </table:table-cell>
          <table:table-cell office:value-type="float" office:value="5.73748707771301" calcext:value-type="float">
            <text:p>5.73748707771301</text:p>
          </table:table-cell>
          <table:table-cell office:value-type="float" office:value="5.80420017242432" calcext:value-type="float">
            <text:p>5.80420017242432</text:p>
          </table:table-cell>
          <table:table-cell office:value-type="float" office:value="5.87091302871704" calcext:value-type="float">
            <text:p>5.87091302871704</text:p>
          </table:table-cell>
          <table:table-cell office:value-type="float" office:value="5.90426969528198" calcext:value-type="float">
            <text:p>5.90426969528198</text:p>
          </table:table-cell>
          <table:table-cell office:value-type="float" office:value="5.93762612342835" calcext:value-type="float">
            <text:p>5.93762612342835</text:p>
          </table:table-cell>
          <table:table-cell office:value-type="float" office:value="5.97098278999329" calcext:value-type="float">
            <text:p>5.97098278999329</text:p>
          </table:table-cell>
          <table:table-cell office:value-type="float" office:value="6.03769588470459" calcext:value-type="float">
            <text:p>6.03769588470459</text:p>
          </table:table-cell>
          <table:table-cell office:value-type="float" office:value="6.10440897941589" calcext:value-type="float">
            <text:p>6.10440897941589</text:p>
          </table:table-cell>
          <table:table-cell office:value-type="float" office:value="6.27119135856628" calcext:value-type="float">
            <text:p>6.27119135856628</text:p>
          </table:table-cell>
          <table:table-cell office:value-type="float" office:value="6.37126064300537" calcext:value-type="float">
            <text:p>6.37126064300537</text:p>
          </table:table-cell>
          <table:table-cell office:value-type="float" office:value="6.40461707115173" calcext:value-type="float">
            <text:p>6.40461707115173</text:p>
          </table:table-cell>
          <table:table-cell office:value-type="float" office:value="6.4379734992981" calcext:value-type="float">
            <text:p>6.4379734992981</text:p>
          </table:table-cell>
          <table:table-cell office:value-type="float" office:value="6.47132992744446" calcext:value-type="float">
            <text:p>6.47132992744446</text:p>
          </table:table-cell>
          <table:table-cell office:value-type="float" office:value="6.53804326057434" calcext:value-type="float">
            <text:p>6.53804326057434</text:p>
          </table:table-cell>
          <table:table-cell office:value-type="float" office:value="6.60475611686707" calcext:value-type="float">
            <text:p>6.60475611686707</text:p>
          </table:table-cell>
          <table:table-cell office:value-type="float" office:value="6.67146921157837" calcext:value-type="float">
            <text:p>6.67146921157837</text:p>
          </table:table-cell>
          <table:table-cell office:value-type="float" office:value="6.70482563972473" calcext:value-type="float">
            <text:p>6.70482563972473</text:p>
          </table:table-cell>
          <table:table-cell office:value-type="float" office:value="6.73818206787109" calcext:value-type="float">
            <text:p>6.73818206787109</text:p>
          </table:table-cell>
          <table:table-cell office:value-type="float" office:value="6.80489492416382" calcext:value-type="float">
            <text:p>6.80489492416382</text:p>
          </table:table-cell>
          <table:table-cell office:value-type="float" office:value="6.87160778045654" calcext:value-type="float">
            <text:p>6.87160778045654</text:p>
          </table:table-cell>
          <table:table-cell office:value-type="float" office:value="6.90496420860291" calcext:value-type="float">
            <text:p>6.90496420860291</text:p>
          </table:table-cell>
          <table:table-cell office:value-type="float" office:value="6.93832087516785" calcext:value-type="float">
            <text:p>6.93832087516785</text:p>
          </table:table-cell>
          <table:table-cell office:value-type="float" office:value="6.97167730331421" calcext:value-type="float">
            <text:p>6.97167730331421</text:p>
          </table:table-cell>
          <table:table-cell office:value-type="float" office:value="7.03838992118835" calcext:value-type="float">
            <text:p>7.03838992118835</text:p>
          </table:table-cell>
          <table:table-cell office:value-type="float" office:value="7.10510277748108" calcext:value-type="float">
            <text:p>7.10510277748108</text:p>
          </table:table-cell>
          <table:table-cell office:value-type="float" office:value="7.13845920562744" calcext:value-type="float">
            <text:p>7.13845920562744</text:p>
          </table:table-cell>
          <table:table-cell office:value-type="float" office:value="7.17181539535522" calcext:value-type="float">
            <text:p>7.17181539535522</text:p>
          </table:table-cell>
          <table:table-cell office:value-type="float" office:value="7.23852801322937" calcext:value-type="float">
            <text:p>7.23852801322937</text:p>
          </table:table-cell>
          <table:table-cell office:value-type="float" office:value="7.3052408695221" calcext:value-type="float">
            <text:p>7.3052408695221</text:p>
          </table:table-cell>
          <table:table-cell office:value-type="float" office:value="7.33859705924988" calcext:value-type="float">
            <text:p>7.33859705924988</text:p>
          </table:table-cell>
          <table:table-cell office:value-type="float" office:value="7.40530967712402" calcext:value-type="float">
            <text:p>7.40530967712402</text:p>
          </table:table-cell>
          <table:table-cell office:value-type="float" office:value="7.47202348709106" calcext:value-type="float">
            <text:p>7.47202348709106</text:p>
          </table:table-cell>
          <table:table-cell office:value-type="float" office:value="7.50538063049316" calcext:value-type="float">
            <text:p>7.50538063049316</text:p>
          </table:table-cell>
          <table:table-cell office:value-type="float" office:value="7.73888063430786" calcext:value-type="float">
            <text:p>7.73888063430786</text:p>
          </table:table-cell>
          <table:table-cell office:value-type="float" office:value="7.80559492111206" calcext:value-type="float">
            <text:p>7.80559492111206</text:p>
          </table:table-cell>
          <table:table-cell office:value-type="float" office:value="7.87230920791626" calcext:value-type="float">
            <text:p>7.87230920791626</text:p>
          </table:table-cell>
          <table:table-cell office:value-type="float" office:value="7.93902373313904" calcext:value-type="float">
            <text:p>7.93902373313904</text:p>
          </table:table-cell>
          <table:table-cell office:value-type="float" office:value="8.00573801994324" calcext:value-type="float">
            <text:p>8.00573801994324</text:p>
          </table:table-cell>
          <table:table-cell office:value-type="float" office:value="8.03909516334534" calcext:value-type="float">
            <text:p>8.03909516334534</text:p>
          </table:table-cell>
          <table:table-cell office:value-type="float" office:value="8.07245230674744" calcext:value-type="float">
            <text:p>8.07245230674744</text:p>
          </table:table-cell>
          <table:table-cell office:value-type="float" office:value="8.10580945014954" calcext:value-type="float">
            <text:p>8.10580945014954</text:p>
          </table:table-cell>
          <table:table-cell office:value-type="float" office:value="8.13916635513306" calcext:value-type="float">
            <text:p>8.13916635513306</text:p>
          </table:table-cell>
          <table:table-cell office:value-type="float" office:value="8.17252373695374" calcext:value-type="float">
            <text:p>8.17252373695374</text:p>
          </table:table-cell>
          <table:table-cell office:value-type="float" office:value="8.20588088035584" calcext:value-type="float">
            <text:p>8.20588088035584</text:p>
          </table:table-cell>
          <table:table-cell office:value-type="float" office:value="8.27259516716003" calcext:value-type="float">
            <text:p>8.27259516716003</text:p>
          </table:table-cell>
          <table:table-cell office:value-type="float" office:value="8.33930945396423" calcext:value-type="float">
            <text:p>8.33930945396423</text:p>
          </table:table-cell>
          <table:table-cell office:value-type="float" office:value="8.40602374076843" calcext:value-type="float">
            <text:p>8.40602374076843</text:p>
          </table:table-cell>
          <table:table-cell office:value-type="float" office:value="8.47273945808411" calcext:value-type="float">
            <text:p>8.47273945808411</text:p>
          </table:table-cell>
          <table:table-cell office:value-type="float" office:value="8.53945708274841" calcext:value-type="float">
            <text:p>8.53945708274841</text:p>
          </table:table-cell>
          <table:table-cell office:value-type="float" office:value="8.57281565666199" calcext:value-type="float">
            <text:p>8.57281565666199</text:p>
          </table:table-cell>
          <table:table-cell office:value-type="float" office:value="8.60617423057556" calcext:value-type="float">
            <text:p>8.60617423057556</text:p>
          </table:table-cell>
          <table:table-cell office:value-type="float" office:value="8.67289185523987" calcext:value-type="float">
            <text:p>8.67289185523987</text:p>
          </table:table-cell>
          <table:table-cell office:value-type="float" office:value="8.7396092414856" calcext:value-type="float">
            <text:p>8.7396092414856</text:p>
          </table:table-cell>
          <table:table-cell office:value-type="float" office:value="8.87304472923279" calcext:value-type="float">
            <text:p>8.87304472923279</text:p>
          </table:table-cell>
          <table:table-cell office:value-type="float" office:value="8.9397623538971" calcext:value-type="float">
            <text:p>8.9397623538971</text:p>
          </table:table-cell>
          <table:table-cell office:value-type="float" office:value="9.03983902931213" calcext:value-type="float">
            <text:p>9.03983902931213</text:p>
          </table:table-cell>
          <table:table-cell office:value-type="float" office:value="9.10655689239502" calcext:value-type="float">
            <text:p>9.10655689239502</text:p>
          </table:table-cell>
          <table:table-cell office:value-type="float" office:value="9.17327475547791" calcext:value-type="float">
            <text:p>9.17327475547791</text:p>
          </table:table-cell>
          <table:table-cell office:value-type="float" office:value="9.23999285697937" calcext:value-type="float">
            <text:p>9.23999285697937</text:p>
          </table:table-cell>
          <table:table-cell office:value-type="float" office:value="9.30671095848084" calcext:value-type="float">
            <text:p>9.30671095848084</text:p>
          </table:table-cell>
          <table:table-cell office:value-type="float" office:value="9.34007000923157" calcext:value-type="float">
            <text:p>9.34007000923157</text:p>
          </table:table-cell>
          <table:table-cell office:value-type="float" office:value="9.37342882156372" calcext:value-type="float">
            <text:p>9.37342882156372</text:p>
          </table:table-cell>
          <table:table-cell office:value-type="float" office:value="9.40678811073303" calcext:value-type="float">
            <text:p>9.40678811073303</text:p>
          </table:table-cell>
          <table:table-cell office:value-type="float" office:value="9.44014716148376" calcext:value-type="float">
            <text:p>9.44014716148376</text:p>
          </table:table-cell>
          <table:table-cell office:value-type="float" office:value="9.47350478172302" calcext:value-type="float">
            <text:p>9.47350478172302</text:p>
          </table:table-cell>
          <table:table-cell office:value-type="float" office:value="9.54022002220154" calcext:value-type="float">
            <text:p>9.54022002220154</text:p>
          </table:table-cell>
          <table:table-cell office:value-type="float" office:value="9.60693502426147" calcext:value-type="float">
            <text:p>9.60693502426147</text:p>
          </table:table-cell>
          <table:table-cell office:value-type="float" office:value="9.64029240608215" calcext:value-type="float">
            <text:p>9.64029240608215</text:p>
          </table:table-cell>
          <table:table-cell office:value-type="float" office:value="9.70700788497925" calcext:value-type="float">
            <text:p>9.70700788497925</text:p>
          </table:table-cell>
          <table:table-cell office:value-type="float" office:value="9.77372288703918" calcext:value-type="float">
            <text:p>9.77372288703918</text:p>
          </table:table-cell>
          <table:table-cell office:value-type="float" office:value="9.80708050727844" calcext:value-type="float">
            <text:p>9.80708050727844</text:p>
          </table:table-cell>
          <table:table-cell office:value-type="float" office:value="9.87379574775696" calcext:value-type="float">
            <text:p>9.87379574775696</text:p>
          </table:table-cell>
          <table:table-cell office:value-type="float" office:value="9.94051098823547" calcext:value-type="float">
            <text:p>9.94051098823547</text:p>
          </table:table-cell>
          <table:table-cell office:value-type="float" office:value="9.97386860847473" calcext:value-type="float">
            <text:p>9.97386860847473</text:p>
          </table:table-cell>
          <table:table-cell office:value-type="float" office:value="10.0405838489532" calcext:value-type="float">
            <text:p>10.0405838489532</text:p>
          </table:table-cell>
          <table:table-cell office:value-type="float" office:value="10.2073721885681" calcext:value-type="float">
            <text:p>10.2073721885681</text:p>
          </table:table-cell>
          <table:table-cell office:value-type="float" office:value="10.240730047226" calcext:value-type="float">
            <text:p>10.240730047226</text:p>
          </table:table-cell>
          <table:table-cell office:value-type="float" office:value="10.2740876674652" calcext:value-type="float">
            <text:p>10.2740876674652</text:p>
          </table:table-cell>
          <table:table-cell office:value-type="float" office:value="10.307445526123" calcext:value-type="float">
            <text:p>10.307445526123</text:p>
          </table:table-cell>
          <table:table-cell office:value-type="float" office:value="10.3408031463623" calcext:value-type="float">
            <text:p>10.3408031463623</text:p>
          </table:table-cell>
          <table:table-cell office:value-type="float" office:value="10.3741607666016" calcext:value-type="float">
            <text:p>10.3741607666016</text:p>
          </table:table-cell>
          <table:table-cell office:value-type="float" office:value="10.4075186252594" calcext:value-type="float">
            <text:p>10.4075186252594</text:p>
          </table:table-cell>
          <table:table-cell office:value-type="float" office:value="10.4742338657379" calcext:value-type="float">
            <text:p>10.4742338657379</text:p>
          </table:table-cell>
          <table:table-cell office:value-type="float" office:value="10.5409486293793" calcext:value-type="float">
            <text:p>10.5409486293793</text:p>
          </table:table-cell>
          <table:table-cell office:value-type="float" office:value="10.6076638698578" calcext:value-type="float">
            <text:p>10.6076638698578</text:p>
          </table:table-cell>
          <table:table-cell office:value-type="float" office:value="10.6743788719177" calcext:value-type="float">
            <text:p>10.6743788719177</text:p>
          </table:table-cell>
          <table:table-cell office:value-type="float" office:value="10.7410936355591" calcext:value-type="float">
            <text:p>10.7410936355591</text:p>
          </table:table-cell>
          <table:table-cell office:value-type="float" office:value="10.8078088760376" calcext:value-type="float">
            <text:p>10.8078088760376</text:p>
          </table:table-cell>
          <table:table-cell office:value-type="float" office:value="10.8411662578583" calcext:value-type="float">
            <text:p>10.8411662578583</text:p>
          </table:table-cell>
          <table:table-cell office:value-type="float" office:value="10.8745238780975" calcext:value-type="float">
            <text:p>10.8745238780975</text:p>
          </table:table-cell>
          <table:table-cell office:value-type="float" office:value="10.9078812599182" calcext:value-type="float">
            <text:p>10.9078812599182</text:p>
          </table:table-cell>
          <table:table-cell office:value-type="float" office:value="10.9745965003967" calcext:value-type="float">
            <text:p>10.9745965003967</text:p>
          </table:table-cell>
          <table:table-cell office:value-type="float" office:value="11.0079538822174" calcext:value-type="float">
            <text:p>11.0079538822174</text:p>
          </table:table-cell>
          <table:table-cell office:value-type="float" office:value="11.0413112640381" calcext:value-type="float">
            <text:p>11.0413112640381</text:p>
          </table:table-cell>
          <table:table-cell office:value-type="float" office:value="11.108026266098" calcext:value-type="float">
            <text:p>11.108026266098</text:p>
          </table:table-cell>
          <table:table-cell office:value-type="float" office:value="11.1413836479187" calcext:value-type="float">
            <text:p>11.1413836479187</text:p>
          </table:table-cell>
          <table:table-cell office:value-type="float" office:value="11.2080988883972" calcext:value-type="float">
            <text:p>11.2080988883972</text:p>
          </table:table-cell>
          <table:table-cell office:value-type="float" office:value="11.2414562702179" calcext:value-type="float">
            <text:p>11.2414562702179</text:p>
          </table:table-cell>
          <table:table-cell office:value-type="float" office:value="11.2748138904572" calcext:value-type="float">
            <text:p>11.2748138904572</text:p>
          </table:table-cell>
          <table:table-cell office:value-type="float" office:value="11.5083153247833" calcext:value-type="float">
            <text:p>11.5083153247833</text:p>
          </table:table-cell>
          <table:table-cell office:value-type="float" office:value="11.5750293731689" calcext:value-type="float">
            <text:p>11.5750293731689</text:p>
          </table:table-cell>
          <table:table-cell office:value-type="float" office:value="11.608386516571" calcext:value-type="float">
            <text:p>11.608386516571</text:p>
          </table:table-cell>
          <table:table-cell office:value-type="float" office:value="11.6417434215546" calcext:value-type="float">
            <text:p>11.6417434215546</text:p>
          </table:table-cell>
          <table:table-cell office:value-type="float" office:value="11.6751003265381" calcext:value-type="float">
            <text:p>11.6751003265381</text:p>
          </table:table-cell>
          <table:table-cell office:value-type="float" office:value="11.7418141365051" calcext:value-type="float">
            <text:p>11.7418141365051</text:p>
          </table:table-cell>
          <table:table-cell office:value-type="float" office:value="11.8085279464722" calcext:value-type="float">
            <text:p>11.8085279464722</text:p>
          </table:table-cell>
          <table:table-cell office:value-type="float" office:value="11.8418850898743" calcext:value-type="float">
            <text:p>11.8418850898743</text:p>
          </table:table-cell>
          <table:table-cell office:value-type="float" office:value="11.8752419948578" calcext:value-type="float">
            <text:p>11.8752419948578</text:p>
          </table:table-cell>
          <table:table-cell office:value-type="float" office:value="11.9085988998413" calcext:value-type="float">
            <text:p>11.9085988998413</text:p>
          </table:table-cell>
          <table:table-cell office:value-type="float" office:value="11.9753127098084" calcext:value-type="float">
            <text:p>11.9753127098084</text:p>
          </table:table-cell>
          <table:table-cell office:value-type="float" office:value="12.1087403297424" calcext:value-type="float">
            <text:p>12.1087403297424</text:p>
          </table:table-cell>
          <table:table-cell office:value-type="float" office:value="12.1754543781281" calcext:value-type="float">
            <text:p>12.1754543781281</text:p>
          </table:table-cell>
          <table:table-cell office:value-type="float" office:value="12.2421679496765" calcext:value-type="float">
            <text:p>12.2421679496765</text:p>
          </table:table-cell>
          <table:table-cell office:value-type="float" office:value="12.3422386646271" calcext:value-type="float">
            <text:p>12.3422386646271</text:p>
          </table:table-cell>
          <table:table-cell office:value-type="float" office:value="12.3755955696106" calcext:value-type="float">
            <text:p>12.3755955696106</text:p>
          </table:table-cell>
          <table:table-cell office:value-type="float" office:value="12.4089524745941" calcext:value-type="float">
            <text:p>12.4089524745941</text:p>
          </table:table-cell>
          <table:table-cell office:value-type="float" office:value="12.4423093795776" calcext:value-type="float">
            <text:p>12.4423093795776</text:p>
          </table:table-cell>
          <table:table-cell office:value-type="float" office:value="12.5090239048004" calcext:value-type="float">
            <text:p>12.5090239048004</text:p>
          </table:table-cell>
          <table:table-cell office:value-type="float" office:value="12.5757384300232" calcext:value-type="float">
            <text:p>12.5757384300232</text:p>
          </table:table-cell>
          <table:table-cell office:value-type="float" office:value="12.6424531936646" calcext:value-type="float">
            <text:p>12.6424531936646</text:p>
          </table:table-cell>
          <table:table-cell office:value-type="float" office:value="12.9093112945557" calcext:value-type="float">
            <text:p>12.9093112945557</text:p>
          </table:table-cell>
          <table:table-cell office:value-type="float" office:value="12.9760258197784" calcext:value-type="float">
            <text:p>12.9760258197784</text:p>
          </table:table-cell>
          <table:table-cell office:value-type="float" office:value="13.0093829631805" calcext:value-type="float">
            <text:p>13.0093829631805</text:p>
          </table:table-cell>
          <table:table-cell office:value-type="float" office:value="13.1761693954468" calcext:value-type="float">
            <text:p>13.1761693954468</text:p>
          </table:table-cell>
          <table:table-cell office:value-type="float" office:value="13.2762410640717" calcext:value-type="float">
            <text:p>13.2762410640717</text:p>
          </table:table-cell>
          <table:table-cell office:value-type="float" office:value="13.342955827713" calcext:value-type="float">
            <text:p>13.342955827713</text:p>
          </table:table-cell>
          <table:table-cell office:value-type="float" office:value="13.4096701145172" calcext:value-type="float">
            <text:p>13.4096701145172</text:p>
          </table:table-cell>
          <table:table-cell office:value-type="float" office:value="13.4763841629028" calcext:value-type="float">
            <text:p>13.4763841629028</text:p>
          </table:table-cell>
          <table:table-cell office:value-type="float" office:value="13.5097408294678" calcext:value-type="float">
            <text:p>13.5097408294678</text:p>
          </table:table-cell>
          <table:table-cell office:value-type="float" office:value="13.5764544010162" calcext:value-type="float">
            <text:p>13.5764544010162</text:p>
          </table:table-cell>
          <table:table-cell office:value-type="float" office:value="13.6098110675812" calcext:value-type="float">
            <text:p>13.6098110675812</text:p>
          </table:table-cell>
          <table:table-cell office:value-type="float" office:value="13.6765244007111" calcext:value-type="float">
            <text:p>13.6765244007111</text:p>
          </table:table-cell>
          <table:table-cell office:value-type="float" office:value="13.7432374954224" calcext:value-type="float">
            <text:p>13.7432374954224</text:p>
          </table:table-cell>
          <table:table-cell office:value-type="float" office:value="13.8099508285522" calcext:value-type="float">
            <text:p>13.8099508285522</text:p>
          </table:table-cell>
          <table:table-cell office:value-type="float" office:value="13.8433074951172" calcext:value-type="float">
            <text:p>13.8433074951172</text:p>
          </table:table-cell>
          <table:table-cell office:value-type="float" office:value="13.9100208282471" calcext:value-type="float">
            <text:p>13.9100208282471</text:p>
          </table:table-cell>
          <table:table-cell office:value-type="float" office:value="14.1101603507996" calcext:value-type="float">
            <text:p>14.1101603507996</text:p>
          </table:table-cell>
          <table:table-cell office:value-type="float" office:value="14.1435170173645" calcext:value-type="float">
            <text:p>14.1435170173645</text:p>
          </table:table-cell>
          <table:table-cell office:value-type="float" office:value="14.2102301120758" calcext:value-type="float">
            <text:p>14.2102301120758</text:p>
          </table:table-cell>
          <table:table-cell office:value-type="float" office:value="14.2769432067871" calcext:value-type="float">
            <text:p>14.2769432067871</text:p>
          </table:table-cell>
          <table:table-cell office:value-type="float" office:value="14.3102998733521" calcext:value-type="float">
            <text:p>14.3102998733521</text:p>
          </table:table-cell>
          <table:table-cell office:value-type="float" office:value="14.3770129680634" calcext:value-type="float">
            <text:p>14.3770129680634</text:p>
          </table:table-cell>
          <table:table-cell office:value-type="float" office:value="14.4103696346283" calcext:value-type="float">
            <text:p>14.4103696346283</text:p>
          </table:table-cell>
          <table:table-cell office:value-type="float" office:value="14.4437260627747" calcext:value-type="float">
            <text:p>14.4437260627747</text:p>
          </table:table-cell>
          <table:table-cell office:value-type="float" office:value="14.4770851135254" calcext:value-type="float">
            <text:p>14.4770851135254</text:p>
          </table:table-cell>
          <table:table-cell office:value-type="float" office:value="14.5771627426147" calcext:value-type="float">
            <text:p>14.5771627426147</text:p>
          </table:table-cell>
          <table:table-cell office:value-type="float" office:value="14.6438813209534" calcext:value-type="float">
            <text:p>14.6438813209534</text:p>
          </table:table-cell>
          <table:table-cell office:value-type="float" office:value="14.710599899292" calcext:value-type="float">
            <text:p>14.710599899292</text:p>
          </table:table-cell>
          <table:table-cell office:value-type="float" office:value="14.777318239212" calcext:value-type="float">
            <text:p>14.777318239212</text:p>
          </table:table-cell>
          <table:table-cell office:value-type="float" office:value="14.8440368175507" calcext:value-type="float">
            <text:p>14.8440368175507</text:p>
          </table:table-cell>
          <table:table-cell office:value-type="float" office:value="14.9107553958893" calcext:value-type="float">
            <text:p>14.9107553958893</text:p>
          </table:table-cell>
          <table:table-cell office:value-type="float" office:value="14.9441146850586" calcext:value-type="float">
            <text:p>14.9441146850586</text:p>
          </table:table-cell>
          <table:table-cell office:value-type="float" office:value="15.0108335018158" calcext:value-type="float">
            <text:p>15.0108335018158</text:p>
          </table:table-cell>
          <table:table-cell office:value-type="float" office:value="15.0441927909851" calcext:value-type="float">
            <text:p>15.0441927909851</text:p>
          </table:table-cell>
          <table:table-cell office:value-type="float" office:value="15.077552318573" calcext:value-type="float">
            <text:p>15.077552318573</text:p>
          </table:table-cell>
          <table:table-cell office:value-type="float" office:value="15.1109113693237" calcext:value-type="float">
            <text:p>15.1109113693237</text:p>
          </table:table-cell>
          <table:table-cell office:value-type="float" office:value="15.1776304244995" calcext:value-type="float">
            <text:p>15.1776304244995</text:p>
          </table:table-cell>
          <table:table-cell office:value-type="float" office:value="15.2109897136688" calcext:value-type="float">
            <text:p>15.2109897136688</text:p>
          </table:table-cell>
          <table:table-cell office:value-type="float" office:value="15.2443490028381" calcext:value-type="float">
            <text:p>15.2443490028381</text:p>
          </table:table-cell>
          <table:table-cell office:value-type="float" office:value="15.3777868747711" calcext:value-type="float">
            <text:p>15.3777868747711</text:p>
          </table:table-cell>
          <table:table-cell office:value-type="float" office:value="15.4445056915283" calcext:value-type="float">
            <text:p>15.4445056915283</text:p>
          </table:table-cell>
          <table:table-cell office:value-type="float" office:value="15.5112221240997" calcext:value-type="float">
            <text:p>15.5112221240997</text:p>
          </table:table-cell>
          <table:table-cell office:value-type="float" office:value="15.6446549892426" calcext:value-type="float">
            <text:p>15.6446549892426</text:p>
          </table:table-cell>
          <table:table-cell office:value-type="float" office:value="15.7113716602325" calcext:value-type="float">
            <text:p>15.7113716602325</text:p>
          </table:table-cell>
          <table:table-cell office:value-type="float" office:value="15.778088092804" calcext:value-type="float">
            <text:p>15.778088092804</text:p>
          </table:table-cell>
          <table:table-cell office:value-type="float" office:value="15.811446428299" calcext:value-type="float">
            <text:p>15.811446428299</text:p>
          </table:table-cell>
          <table:table-cell office:value-type="float" office:value="15.8448050022125" calcext:value-type="float">
            <text:p>15.8448050022125</text:p>
          </table:table-cell>
          <table:table-cell office:value-type="float" office:value="15.9115214347839" calcext:value-type="float">
            <text:p>15.9115214347839</text:p>
          </table:table-cell>
          <table:table-cell office:value-type="float" office:value="15.9782381057739" calcext:value-type="float">
            <text:p>15.9782381057739</text:p>
          </table:table-cell>
          <table:table-cell office:value-type="float" office:value="16.0449547767639" calcext:value-type="float">
            <text:p>16.0449547767639</text:p>
          </table:table-cell>
          <table:table-cell office:value-type="float" office:value="16.1116714477539" calcext:value-type="float">
            <text:p>16.1116714477539</text:p>
          </table:table-cell>
          <table:table-cell office:value-type="float" office:value="16.1450297832489" calcext:value-type="float">
            <text:p>16.1450297832489</text:p>
          </table:table-cell>
          <table:table-cell office:value-type="float" office:value="16.1783881187439" calcext:value-type="float">
            <text:p>16.1783881187439</text:p>
          </table:table-cell>
          <table:table-cell office:value-type="float" office:value="16.2451050281525" calcext:value-type="float">
            <text:p>16.2451050281525</text:p>
          </table:table-cell>
          <table:table-cell office:value-type="float" office:value="16.3118216991425" calcext:value-type="float">
            <text:p>16.3118216991425</text:p>
          </table:table-cell>
          <table:table-cell office:value-type="float" office:value="16.3451800346375" calcext:value-type="float">
            <text:p>16.3451800346375</text:p>
          </table:table-cell>
          <table:table-cell office:value-type="float" office:value="16.445255279541" calcext:value-type="float">
            <text:p>16.445255279541</text:p>
          </table:table-cell>
          <table:table-cell office:value-type="float" office:value="16.4786121845245" calcext:value-type="float">
            <text:p>16.4786121845245</text:p>
          </table:table-cell>
          <table:table-cell office:value-type="float" office:value="16.5786828994751" calcext:value-type="float">
            <text:p>16.5786828994751</text:p>
          </table:table-cell>
          <table:table-cell office:value-type="float" office:value="16.7121102809906" calcext:value-type="float">
            <text:p>16.7121102809906</text:p>
          </table:table-cell>
          <table:table-cell office:value-type="float" office:value="16.7454671859741" calcext:value-type="float">
            <text:p>16.7454671859741</text:p>
          </table:table-cell>
          <table:table-cell office:value-type="float" office:value="16.7788240909576" calcext:value-type="float">
            <text:p>16.7788240909576</text:p>
          </table:table-cell>
          <table:table-cell office:value-type="float" office:value="16.8121807575226" calcext:value-type="float">
            <text:p>16.8121807575226</text:p>
          </table:table-cell>
          <table:table-cell office:value-type="float" office:value="16.8788948059082" calcext:value-type="float">
            <text:p>16.8788948059082</text:p>
          </table:table-cell>
          <table:table-cell office:value-type="float" office:value="16.9122514724731" calcext:value-type="float">
            <text:p>16.9122514724731</text:p>
          </table:table-cell>
          <table:table-cell office:value-type="float" office:value="16.9456083774567" calcext:value-type="float">
            <text:p>16.9456083774567</text:p>
          </table:table-cell>
          <table:table-cell office:value-type="float" office:value="16.9789650440216" calcext:value-type="float">
            <text:p>16.9789650440216</text:p>
          </table:table-cell>
          <table:table-cell office:value-type="float" office:value="17.0456786155701" calcext:value-type="float">
            <text:p>17.0456786155701</text:p>
          </table:table-cell>
          <table:table-cell office:value-type="float" office:value="17.0790355205536" calcext:value-type="float">
            <text:p>17.0790355205536</text:p>
          </table:table-cell>
          <table:table-cell office:value-type="float" office:value="17.1123921871185" calcext:value-type="float">
            <text:p>17.1123921871185</text:p>
          </table:table-cell>
          <table:table-cell office:value-type="float" office:value="17.1457493305206" calcext:value-type="float">
            <text:p>17.1457493305206</text:p>
          </table:table-cell>
          <table:table-cell office:value-type="float" office:value="17.1791059970856" calcext:value-type="float">
            <text:p>17.1791059970856</text:p>
          </table:table-cell>
          <table:table-cell office:value-type="float" office:value="17.245819568634" calcext:value-type="float">
            <text:p>17.245819568634</text:p>
          </table:table-cell>
          <table:table-cell office:value-type="float" office:value="17.279176235199" calcext:value-type="float">
            <text:p>17.279176235199</text:p>
          </table:table-cell>
          <table:table-cell office:value-type="float" office:value="17.3458898067474" calcext:value-type="float">
            <text:p>17.3458898067474</text:p>
          </table:table-cell>
          <table:table-cell office:value-type="float" office:value="17.4126033782959" calcext:value-type="float">
            <text:p>17.4126033782959</text:p>
          </table:table-cell>
          <table:table-cell office:value-type="float" office:value="17.4793181419373" calcext:value-type="float">
            <text:p>17.4793181419373</text:p>
          </table:table-cell>
          <table:table-cell office:value-type="float" office:value="17.5460338592529" calcext:value-type="float">
            <text:p>17.5460338592529</text:p>
          </table:table-cell>
          <table:table-cell office:value-type="float" office:value="17.6127498149872" calcext:value-type="float">
            <text:p>17.6127498149872</text:p>
          </table:table-cell>
          <table:table-cell office:value-type="float" office:value="17.6794655323029" calcext:value-type="float">
            <text:p>17.6794655323029</text:p>
          </table:table-cell>
          <table:table-cell office:value-type="float" office:value="17.7128233909607" calcext:value-type="float">
            <text:p>17.7128233909607</text:p>
          </table:table-cell>
          <table:table-cell office:value-type="float" office:value="17.7795393466949" calcext:value-type="float">
            <text:p>17.7795393466949</text:p>
          </table:table-cell>
          <table:table-cell office:value-type="float" office:value="17.9463291168213" calcext:value-type="float">
            <text:p>17.9463291168213</text:p>
          </table:table-cell>
          <table:table-cell office:value-type="float" office:value="18.013044834137" calcext:value-type="float">
            <text:p>18.013044834137</text:p>
          </table:table-cell>
          <table:table-cell office:value-type="float" office:value="18.0464026927948" calcext:value-type="float">
            <text:p>18.0464026927948</text:p>
          </table:table-cell>
          <table:table-cell office:value-type="float" office:value="18.1131188869476" calcext:value-type="float">
            <text:p>18.1131188869476</text:p>
          </table:table-cell>
          <table:table-cell office:value-type="float" office:value="18.1798346042633" calcext:value-type="float">
            <text:p>18.1798346042633</text:p>
          </table:table-cell>
          <table:table-cell office:value-type="float" office:value="18.2131929397583" calcext:value-type="float">
            <text:p>18.2131929397583</text:p>
          </table:table-cell>
          <table:table-cell office:value-type="float" office:value="18.279908657074" calcext:value-type="float">
            <text:p>18.279908657074</text:p>
          </table:table-cell>
          <table:table-cell office:value-type="float" office:value="18.3132667541504" calcext:value-type="float">
            <text:p>18.3132667541504</text:p>
          </table:table-cell>
          <table:table-cell office:value-type="float" office:value="18.3799827098846" calcext:value-type="float">
            <text:p>18.3799827098846</text:p>
          </table:table-cell>
          <table:table-cell office:value-type="float" office:value="18.4133408069611" calcext:value-type="float">
            <text:p>18.4133408069611</text:p>
          </table:table-cell>
          <table:table-cell office:value-type="float" office:value="18.480055809021" calcext:value-type="float">
            <text:p>18.480055809021</text:p>
          </table:table-cell>
          <table:table-cell office:value-type="float" office:value="18.5467703342438" calcext:value-type="float">
            <text:p>18.5467703342438</text:p>
          </table:table-cell>
          <table:table-cell office:value-type="float" office:value="18.5801274776459" calcext:value-type="float">
            <text:p>18.5801274776459</text:p>
          </table:table-cell>
          <table:table-cell office:value-type="float" office:value="18.613484621048" calcext:value-type="float">
            <text:p>18.613484621048</text:p>
          </table:table-cell>
          <table:table-cell office:value-type="float" office:value="18.6801986694336" calcext:value-type="float">
            <text:p>18.6801986694336</text:p>
          </table:table-cell>
          <table:table-cell office:value-type="float" office:value="18.7469129562378" calcext:value-type="float">
            <text:p>18.7469129562378</text:p>
          </table:table-cell>
          <table:table-cell office:value-type="float" office:value="18.8136274814606" calcext:value-type="float">
            <text:p>18.8136274814606</text:p>
          </table:table-cell>
          <table:table-cell office:value-type="float" office:value="18.8469846248627" calcext:value-type="float">
            <text:p>18.8469846248627</text:p>
          </table:table-cell>
          <table:table-cell office:value-type="float" office:value="18.8803417682648" calcext:value-type="float">
            <text:p>18.8803417682648</text:p>
          </table:table-cell>
          <table:table-cell office:value-type="float" office:value="18.9804129600525" calcext:value-type="float">
            <text:p>18.9804129600525</text:p>
          </table:table-cell>
          <table:table-cell office:value-type="float" office:value="19.0137703418732" calcext:value-type="float">
            <text:p>19.0137703418732</text:p>
          </table:table-cell>
          <table:table-cell office:value-type="float" office:value="19.0471274852753" calcext:value-type="float">
            <text:p>19.0471274852753</text:p>
          </table:table-cell>
          <table:table-cell office:value-type="float" office:value="19.0804846286774" calcext:value-type="float">
            <text:p>19.0804846286774</text:p>
          </table:table-cell>
          <table:table-cell office:value-type="float" office:value="19.1471989154816" calcext:value-type="float">
            <text:p>19.1471989154816</text:p>
          </table:table-cell>
          <table:table-cell office:value-type="float" office:value="19.1805560588837" calcext:value-type="float">
            <text:p>19.1805560588837</text:p>
          </table:table-cell>
          <table:table-cell office:value-type="float" office:value="19.2139129638672" calcext:value-type="float">
            <text:p>19.2139129638672</text:p>
          </table:table-cell>
          <table:table-cell office:value-type="float" office:value="19.2472703456879" calcext:value-type="float">
            <text:p>19.2472703456879</text:p>
          </table:table-cell>
          <table:table-cell office:value-type="float" office:value="19.3139846324921" calcext:value-type="float">
            <text:p>19.3139846324921</text:p>
          </table:table-cell>
          <table:table-cell office:value-type="float" office:value="19.3806989192963" calcext:value-type="float">
            <text:p>19.3806989192963</text:p>
          </table:table-cell>
          <table:table-cell office:value-type="float" office:value="19.4474132061005" calcext:value-type="float">
            <text:p>19.4474132061005</text:p>
          </table:table-cell>
          <table:table-cell office:value-type="float" office:value="19.5141282081604" calcext:value-type="float">
            <text:p>19.5141282081604</text:p>
          </table:table-cell>
          <table:table-cell office:value-type="float" office:value="19.5808427333832" calcext:value-type="float">
            <text:p>19.5808427333832</text:p>
          </table:table-cell>
          <table:table-cell office:value-type="float" office:value="19.6475574970245" calcext:value-type="float">
            <text:p>19.6475574970245</text:p>
          </table:table-cell>
          <table:table-cell office:value-type="float" office:value="19.7142727375031" calcext:value-type="float">
            <text:p>19.7142727375031</text:p>
          </table:table-cell>
          <table:table-cell office:value-type="float" office:value="19.7809875011444" calcext:value-type="float">
            <text:p>19.7809875011444</text:p>
          </table:table-cell>
          <table:table-cell office:value-type="float" office:value="19.8143448829651" calcext:value-type="float">
            <text:p>19.8143448829651</text:p>
          </table:table-cell>
          <table:table-cell office:value-type="float" office:value="19.8477022647858" calcext:value-type="float">
            <text:p>19.8477022647858</text:p>
          </table:table-cell>
          <table:table-cell office:value-type="float" office:value="19.881059885025" calcext:value-type="float">
            <text:p>19.881059885025</text:p>
          </table:table-cell>
          <table:table-cell office:value-type="float" office:value="19.9144172668457" calcext:value-type="float">
            <text:p>19.9144172668457</text:p>
          </table:table-cell>
          <table:table-cell office:value-type="float" office:value="19.9811320304871" calcext:value-type="float">
            <text:p>19.9811320304871</text:p>
          </table:table-cell>
          <table:table-cell office:value-type="float" office:value="20.0144894123077" calcext:value-type="float">
            <text:p>20.0144894123077</text:p>
          </table:table-cell>
          <table:table-cell office:value-type="float" office:value="20.0478467941284" calcext:value-type="float">
            <text:p>20.0478467941284</text:p>
          </table:table-cell>
          <table:table-cell office:value-type="float" office:value="20.0812044143677" calcext:value-type="float">
            <text:p>20.0812044143677</text:p>
          </table:table-cell>
          <table:table-cell office:value-type="float" office:value="20.1145617961884" calcext:value-type="float">
            <text:p>20.1145617961884</text:p>
          </table:table-cell>
          <table:table-cell office:value-type="float" office:value="20.1812767982483" calcext:value-type="float">
            <text:p>20.1812767982483</text:p>
          </table:table-cell>
          <table:table-cell office:value-type="float" office:value="20.214634180069" calcext:value-type="float">
            <text:p>20.214634180069</text:p>
          </table:table-cell>
          <table:table-cell office:value-type="float" office:value="20.2479915618896" calcext:value-type="float">
            <text:p>20.2479915618896</text:p>
          </table:table-cell>
          <table:table-cell office:value-type="float" office:value="20.2813491821289" calcext:value-type="float">
            <text:p>20.2813491821289</text:p>
          </table:table-cell>
          <table:table-cell office:value-type="float" office:value="20.3147065639496" calcext:value-type="float">
            <text:p>20.3147065639496</text:p>
          </table:table-cell>
          <table:table-cell office:value-type="float" office:value="20.3480639457703" calcext:value-type="float">
            <text:p>20.3480639457703</text:p>
          </table:table-cell>
          <table:table-cell office:value-type="float" office:value="20.3814215660095" calcext:value-type="float">
            <text:p>20.3814215660095</text:p>
          </table:table-cell>
          <table:table-cell office:value-type="float" office:value="20.4147789478302" calcext:value-type="float">
            <text:p>20.4147789478302</text:p>
          </table:table-cell>
          <table:table-cell office:value-type="float" office:value="20.4481363296509" calcext:value-type="float">
            <text:p>20.4481363296509</text:p>
          </table:table-cell>
          <table:table-cell office:value-type="float" office:value="20.5148508548737" calcext:value-type="float">
            <text:p>20.5148508548737</text:p>
          </table:table-cell>
          <table:table-cell office:value-type="float" office:value="20.5482082366943" calcext:value-type="float">
            <text:p>20.5482082366943</text:p>
          </table:table-cell>
          <table:table-cell office:value-type="float" office:value="20.6149225234985" calcext:value-type="float">
            <text:p>20.6149225234985</text:p>
          </table:table-cell>
          <table:table-cell office:value-type="float" office:value="20.6482796669006" calcext:value-type="float">
            <text:p>20.6482796669006</text:p>
          </table:table-cell>
          <table:table-cell office:value-type="float" office:value="20.6816372871399" calcext:value-type="float">
            <text:p>20.6816372871399</text:p>
          </table:table-cell>
          <table:table-cell office:value-type="float" office:value="20.714994430542" calcext:value-type="float">
            <text:p>20.714994430542</text:p>
          </table:table-cell>
          <table:table-cell office:value-type="float" office:value="20.7483515739441" calcext:value-type="float">
            <text:p>20.7483515739441</text:p>
          </table:table-cell>
          <table:table-cell office:value-type="float" office:value="20.7817087173462" calcext:value-type="float">
            <text:p>20.7817087173462</text:p>
          </table:table-cell>
          <table:table-cell office:value-type="float" office:value="20.8150658607483" calcext:value-type="float">
            <text:p>20.8150658607483</text:p>
          </table:table-cell>
          <table:table-cell office:value-type="float" office:value="20.848423242569" calcext:value-type="float">
            <text:p>20.848423242569</text:p>
          </table:table-cell>
          <table:table-cell office:value-type="float" office:value="20.8817803859711" calcext:value-type="float">
            <text:p>20.8817803859711</text:p>
          </table:table-cell>
          <table:table-cell office:value-type="float" office:value="20.9151377677917" calcext:value-type="float">
            <text:p>20.9151377677917</text:p>
          </table:table-cell>
          <table:table-cell office:value-type="float" office:value="20.9818520545959" calcext:value-type="float">
            <text:p>20.9818520545959</text:p>
          </table:table-cell>
          <table:table-cell office:value-type="float" office:value="21.015209197998" calcext:value-type="float">
            <text:p>21.015209197998</text:p>
          </table:table-cell>
          <table:table-cell office:value-type="float" office:value="21.0485665798187" calcext:value-type="float">
            <text:p>21.0485665798187</text:p>
          </table:table-cell>
          <table:table-cell office:value-type="float" office:value="21.1152808666229" calcext:value-type="float">
            <text:p>21.1152808666229</text:p>
          </table:table-cell>
          <table:table-cell office:value-type="float" office:value="21.1819953918457" calcext:value-type="float">
            <text:p>21.1819953918457</text:p>
          </table:table-cell>
          <table:table-cell office:value-type="float" office:value="21.2153525352478" calcext:value-type="float">
            <text:p>21.2153525352478</text:p>
          </table:table-cell>
          <table:table-cell office:value-type="float" office:value="21.2487096786499" calcext:value-type="float">
            <text:p>21.2487096786499</text:p>
          </table:table-cell>
          <table:table-cell office:value-type="float" office:value="21.282066822052" calcext:value-type="float">
            <text:p>21.282066822052</text:p>
          </table:table-cell>
          <table:table-cell office:value-type="float" office:value="21.3154239654541" calcext:value-type="float">
            <text:p>21.3154239654541</text:p>
          </table:table-cell>
          <table:table-cell office:value-type="float" office:value="21.3487811088562" calcext:value-type="float">
            <text:p>21.3487811088562</text:p>
          </table:table-cell>
          <table:table-cell office:value-type="float" office:value="21.3821384906769" calcext:value-type="float">
            <text:p>21.3821384906769</text:p>
          </table:table-cell>
          <table:table-cell office:value-type="float" office:value="21.415495634079" calcext:value-type="float">
            <text:p>21.415495634079</text:p>
          </table:table-cell>
          <table:table-cell office:value-type="float" office:value="21.5155682563782" calcext:value-type="float">
            <text:p>21.5155682563782</text:p>
          </table:table-cell>
          <table:table-cell office:value-type="float" office:value="21.5822837352753" calcext:value-type="float">
            <text:p>21.5822837352753</text:p>
          </table:table-cell>
          <table:table-cell office:value-type="float" office:value="21.6489989757538" calcext:value-type="float">
            <text:p>21.6489989757538</text:p>
          </table:table-cell>
          <table:table-cell office:value-type="float" office:value="21.7157144546509" calcext:value-type="float">
            <text:p>21.7157144546509</text:p>
          </table:table-cell>
          <table:table-cell office:value-type="float" office:value="21.782429933548" calcext:value-type="float">
            <text:p>21.782429933548</text:p>
          </table:table-cell>
          <table:table-cell office:value-type="float" office:value="21.8491451740265" calcext:value-type="float">
            <text:p>21.8491451740265</text:p>
          </table:table-cell>
          <table:table-cell office:value-type="float" office:value="21.9158608913422" calcext:value-type="float">
            <text:p>21.9158608913422</text:p>
          </table:table-cell>
          <table:table-cell office:value-type="float" office:value="21.9492185115814" calcext:value-type="float">
            <text:p>21.9492185115814</text:p>
          </table:table-cell>
          <table:table-cell office:value-type="float" office:value="21.9825761318207" calcext:value-type="float">
            <text:p>21.9825761318207</text:p>
          </table:table-cell>
          <table:table-cell office:value-type="float" office:value="22.0159337520599" calcext:value-type="float">
            <text:p>22.0159337520599</text:p>
          </table:table-cell>
          <table:table-cell office:value-type="float" office:value="22.0492916107178" calcext:value-type="float">
            <text:p>22.0492916107178</text:p>
          </table:table-cell>
          <table:table-cell office:value-type="float" office:value="22.1160070896149" calcext:value-type="float">
            <text:p>22.1160070896149</text:p>
          </table:table-cell>
          <table:table-cell office:value-type="float" office:value="22.1493647098541" calcext:value-type="float">
            <text:p>22.1493647098541</text:p>
          </table:table-cell>
          <table:table-cell office:value-type="float" office:value="22.2160799503326" calcext:value-type="float">
            <text:p>22.2160799503326</text:p>
          </table:table-cell>
          <table:table-cell office:value-type="float" office:value="22.2827956676483" calcext:value-type="float">
            <text:p>22.2827956676483</text:p>
          </table:table-cell>
          <table:table-cell office:value-type="float" office:value="22.3161532878876" calcext:value-type="float">
            <text:p>22.3161532878876</text:p>
          </table:table-cell>
          <table:table-cell office:value-type="float" office:value="22.3495109081268" calcext:value-type="float">
            <text:p>22.3495109081268</text:p>
          </table:table-cell>
          <table:table-cell office:value-type="float" office:value="22.4162266254425" calcext:value-type="float">
            <text:p>22.4162266254425</text:p>
          </table:table-cell>
          <table:table-cell office:value-type="float" office:value="22.4829413890839" calcext:value-type="float">
            <text:p>22.4829413890839</text:p>
          </table:table-cell>
          <table:table-cell office:value-type="float" office:value="22.5496554374695" calcext:value-type="float">
            <text:p>22.5496554374695</text:p>
          </table:table-cell>
          <table:table-cell office:value-type="float" office:value="22.5830125808716" calcext:value-type="float">
            <text:p>22.5830125808716</text:p>
          </table:table-cell>
          <table:table-cell office:value-type="float" office:value="22.6163697242737" calcext:value-type="float">
            <text:p>22.6163697242737</text:p>
          </table:table-cell>
          <table:table-cell office:value-type="float" office:value="22.6497271060944" calcext:value-type="float">
            <text:p>22.6497271060944</text:p>
          </table:table-cell>
          <table:table-cell office:value-type="float" office:value="22.6830842494965" calcext:value-type="float">
            <text:p>22.6830842494965</text:p>
          </table:table-cell>
          <table:table-cell office:value-type="float" office:value="22.7164413928986" calcext:value-type="float">
            <text:p>22.7164413928986</text:p>
          </table:table-cell>
          <table:table-cell office:value-type="float" office:value="22.7497982978821" calcext:value-type="float">
            <text:p>22.7497982978821</text:p>
          </table:table-cell>
          <table:table-cell office:value-type="float" office:value="22.8165125846863" calcext:value-type="float">
            <text:p>22.8165125846863</text:p>
          </table:table-cell>
          <table:table-cell office:value-type="float" office:value="22.8832268714905" calcext:value-type="float">
            <text:p>22.8832268714905</text:p>
          </table:table-cell>
          <table:table-cell office:value-type="float" office:value="22.9165840148926" calcext:value-type="float">
            <text:p>22.9165840148926</text:p>
          </table:table-cell>
          <table:table-cell office:value-type="float" office:value="22.9832983016968" calcext:value-type="float">
            <text:p>22.9832983016968</text:p>
          </table:table-cell>
          <table:table-cell office:value-type="float" office:value="23.0166552066803" calcext:value-type="float">
            <text:p>23.0166552066803</text:p>
          </table:table-cell>
          <table:table-cell office:value-type="float" office:value="23.0500123500824" calcext:value-type="float">
            <text:p>23.0500123500824</text:p>
          </table:table-cell>
          <table:table-cell office:value-type="float" office:value="23.0833694934845" calcext:value-type="float">
            <text:p>23.0833694934845</text:p>
          </table:table-cell>
          <table:table-cell office:value-type="float" office:value="23.1167266368866" calcext:value-type="float">
            <text:p>23.1167266368866</text:p>
          </table:table-cell>
          <table:table-cell office:value-type="float" office:value="23.1500837802887" calcext:value-type="float">
            <text:p>23.1500837802887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929416300706" calcext:value-type="float">
            <text:p>0.11929416300706</text:p>
          </table:table-cell>
          <table:table-cell office:value-type="float" office:value="0.119269477586931" calcext:value-type="float">
            <text:p>0.119269477586931</text:p>
          </table:table-cell>
          <table:table-cell office:value-type="float" office:value="0.11934907359253" calcext:value-type="float">
            <text:p>0.11934907359253</text:p>
          </table:table-cell>
          <table:table-cell office:value-type="float" office:value="0.119279770641263" calcext:value-type="float">
            <text:p>0.119279770641263</text:p>
          </table:table-cell>
          <table:table-cell office:value-type="float" office:value="0.119270764285378" calcext:value-type="float">
            <text:p>0.119270764285378</text:p>
          </table:table-cell>
          <table:table-cell office:value-type="float" office:value="0.119245077312762" calcext:value-type="float">
            <text:p>0.119245077312762</text:p>
          </table:table-cell>
          <table:table-cell office:value-type="float" office:value="0.119422166559546" calcext:value-type="float">
            <text:p>0.119422166559546</text:p>
          </table:table-cell>
          <table:table-cell office:value-type="float" office:value="0.119316187319055" calcext:value-type="float">
            <text:p>0.119316187319055</text:p>
          </table:table-cell>
          <table:table-cell office:value-type="float" office:value="0.119348254723542" calcext:value-type="float">
            <text:p>0.119348254723542</text:p>
          </table:table-cell>
          <table:table-cell office:value-type="float" office:value="0.119239926913917" calcext:value-type="float">
            <text:p>0.119239926913917</text:p>
          </table:table-cell>
          <table:table-cell office:value-type="float" office:value="0.119355379278456" calcext:value-type="float">
            <text:p>0.119355379278456</text:p>
          </table:table-cell>
          <table:table-cell office:value-type="float" office:value="0.119222216268854" calcext:value-type="float">
            <text:p>0.119222216268854</text:p>
          </table:table-cell>
          <table:table-cell office:value-type="float" office:value="0.119446677969842" calcext:value-type="float">
            <text:p>0.119446677969842</text:p>
          </table:table-cell>
          <table:table-cell office:value-type="float" office:value="0.119346619743131" calcext:value-type="float">
            <text:p>0.119346619743131</text:p>
          </table:table-cell>
          <table:table-cell office:value-type="float" office:value="0.119378677225722" calcext:value-type="float">
            <text:p>0.119378677225722</text:p>
          </table:table-cell>
          <table:table-cell office:value-type="float" office:value="0.119386931336566" calcext:value-type="float">
            <text:p>0.119386931336566</text:p>
          </table:table-cell>
          <table:table-cell office:value-type="float" office:value="0.119452897684247" calcext:value-type="float">
            <text:p>0.119452897684247</text:p>
          </table:table-cell>
          <table:table-cell office:value-type="float" office:value="0.119416311423923" calcext:value-type="float">
            <text:p>0.119416311423923</text:p>
          </table:table-cell>
          <table:table-cell office:value-type="float" office:value="0.119338568326729" calcext:value-type="float">
            <text:p>0.119338568326729</text:p>
          </table:table-cell>
          <table:table-cell office:value-type="float" office:value="0.119470777304119" calcext:value-type="float">
            <text:p>0.119470777304119</text:p>
          </table:table-cell>
          <table:table-cell office:value-type="float" office:value="0.119396119059888" calcext:value-type="float">
            <text:p>0.119396119059888</text:p>
          </table:table-cell>
          <table:table-cell office:value-type="float" office:value="0.119351757269366" calcext:value-type="float">
            <text:p>0.119351757269366</text:p>
          </table:table-cell>
          <table:table-cell office:value-type="float" office:value="0.119495050858257" calcext:value-type="float">
            <text:p>0.119495050858257</text:p>
          </table:table-cell>
          <table:table-cell office:value-type="float" office:value="0.119435064812113" calcext:value-type="float">
            <text:p>0.119435064812113</text:p>
          </table:table-cell>
          <table:table-cell office:value-type="float" office:value="0.119271762860179" calcext:value-type="float">
            <text:p>0.119271762860179</text:p>
          </table:table-cell>
          <table:table-cell office:value-type="float" office:value="0.119310464068665" calcext:value-type="float">
            <text:p>0.119310464068665</text:p>
          </table:table-cell>
          <table:table-cell office:value-type="float" office:value="0.119226973797136" calcext:value-type="float">
            <text:p>0.119226973797136</text:p>
          </table:table-cell>
          <table:table-cell office:value-type="float" office:value="0.119277238506502" calcext:value-type="float">
            <text:p>0.119277238506502</text:p>
          </table:table-cell>
          <table:table-cell office:value-type="float" office:value="0.119327514446853" calcext:value-type="float">
            <text:p>0.119327514446853</text:p>
          </table:table-cell>
          <table:table-cell office:value-type="float" office:value="0.11933968523872" calcext:value-type="float">
            <text:p>0.11933968523872</text:p>
          </table:table-cell>
          <table:table-cell office:value-type="float" office:value="0.119436343618869" calcext:value-type="float">
            <text:p>0.119436343618869</text:p>
          </table:table-cell>
          <table:table-cell office:value-type="float" office:value="0.119328482752302" calcext:value-type="float">
            <text:p>0.119328482752302</text:p>
          </table:table-cell>
          <table:table-cell office:value-type="float" office:value="0.119346140509255" calcext:value-type="float">
            <text:p>0.119346140509255</text:p>
          </table:table-cell>
          <table:table-cell office:value-type="float" office:value="0.119448063015466" calcext:value-type="float">
            <text:p>0.119448063015466</text:p>
          </table:table-cell>
          <table:table-cell office:value-type="float" office:value="0.119328775722232" calcext:value-type="float">
            <text:p>0.119328775722232</text:p>
          </table:table-cell>
          <table:table-cell office:value-type="float" office:value="0.11933021145946" calcext:value-type="float">
            <text:p>0.11933021145946</text:p>
          </table:table-cell>
          <table:table-cell office:value-type="float" office:value="0.119436163332354" calcext:value-type="float">
            <text:p>0.119436163332354</text:p>
          </table:table-cell>
          <table:table-cell office:value-type="float" office:value="0.119389638962696" calcext:value-type="float">
            <text:p>0.119389638962696</text:p>
          </table:table-cell>
          <table:table-cell office:value-type="float" office:value="0.119346996402888" calcext:value-type="float">
            <text:p>0.119346996402888</text:p>
          </table:table-cell>
          <table:table-cell office:value-type="float" office:value="0.119378674335256" calcext:value-type="float">
            <text:p>0.119378674335256</text:p>
          </table:table-cell>
          <table:table-cell office:value-type="float" office:value="0.119381135855626" calcext:value-type="float">
            <text:p>0.119381135855626</text:p>
          </table:table-cell>
          <table:table-cell office:value-type="float" office:value="0.119403233896129" calcext:value-type="float">
            <text:p>0.119403233896129</text:p>
          </table:table-cell>
          <table:table-cell office:value-type="float" office:value="0.119369320490566" calcext:value-type="float">
            <text:p>0.119369320490566</text:p>
          </table:table-cell>
          <table:table-cell office:value-type="float" office:value="0.11933391259217" calcext:value-type="float">
            <text:p>0.11933391259217</text:p>
          </table:table-cell>
          <table:table-cell office:value-type="float" office:value="0.119343252678661" calcext:value-type="float">
            <text:p>0.119343252678661</text:p>
          </table:table-cell>
          <table:table-cell office:value-type="float" office:value="0.11940257446566" calcext:value-type="float">
            <text:p>0.11940257446566</text:p>
          </table:table-cell>
          <table:table-cell office:value-type="float" office:value="0.119467115608627" calcext:value-type="float">
            <text:p>0.119467115608627</text:p>
          </table:table-cell>
          <table:table-cell office:value-type="float" office:value="0.119400276130379" calcext:value-type="float">
            <text:p>0.119400276130379</text:p>
          </table:table-cell>
          <table:table-cell office:value-type="float" office:value="0.119357782108194" calcext:value-type="float">
            <text:p>0.119357782108194</text:p>
          </table:table-cell>
          <table:table-cell office:value-type="float" office:value="0.119380217585795" calcext:value-type="float">
            <text:p>0.119380217585795</text:p>
          </table:table-cell>
          <table:table-cell office:value-type="float" office:value="0.11945635579738" calcext:value-type="float">
            <text:p>0.11945635579738</text:p>
          </table:table-cell>
          <table:table-cell office:value-type="float" office:value="0.119334031225627" calcext:value-type="float">
            <text:p>0.119334031225627</text:p>
          </table:table-cell>
          <table:table-cell office:value-type="float" office:value="0.119271878626883" calcext:value-type="float">
            <text:p>0.119271878626883</text:p>
          </table:table-cell>
          <table:table-cell office:value-type="float" office:value="0.119246058358772" calcext:value-type="float">
            <text:p>0.119246058358772</text:p>
          </table:table-cell>
          <table:table-cell office:value-type="float" office:value="0.119530246445743" calcext:value-type="float">
            <text:p>0.119530246445743</text:p>
          </table:table-cell>
          <table:table-cell office:value-type="float" office:value="0.119290173692449" calcext:value-type="float">
            <text:p>0.119290173692449</text:p>
          </table:table-cell>
          <table:table-cell office:value-type="float" office:value="0.119281731472787" calcext:value-type="float">
            <text:p>0.119281731472787</text:p>
          </table:table-cell>
          <table:table-cell office:value-type="float" office:value="0.119434131629554" calcext:value-type="float">
            <text:p>0.119434131629554</text:p>
          </table:table-cell>
          <table:table-cell office:value-type="float" office:value="0.119478039928408" calcext:value-type="float">
            <text:p>0.119478039928408</text:p>
          </table:table-cell>
          <table:table-cell office:value-type="float" office:value="0.119327983738817" calcext:value-type="float">
            <text:p>0.119327983738817</text:p>
          </table:table-cell>
          <table:table-cell office:value-type="float" office:value="0.119440216751802" calcext:value-type="float">
            <text:p>0.119440216751802</text:p>
          </table:table-cell>
          <table:table-cell office:value-type="float" office:value="0.11927424004758" calcext:value-type="float">
            <text:p>0.11927424004758</text:p>
          </table:table-cell>
          <table:table-cell office:value-type="float" office:value="0.119104853653049" calcext:value-type="float">
            <text:p>0.119104853653049</text:p>
          </table:table-cell>
          <table:table-cell office:value-type="float" office:value="0.119222050169809" calcext:value-type="float">
            <text:p>0.119222050169809</text:p>
          </table:table-cell>
          <table:table-cell office:value-type="float" office:value="0.119776560988883" calcext:value-type="float">
            <text:p>0.119776560988883</text:p>
          </table:table-cell>
          <table:table-cell office:value-type="float" office:value="0.119979336945782" calcext:value-type="float">
            <text:p>0.119979336945782</text:p>
          </table:table-cell>
          <table:table-cell office:value-type="float" office:value="0.12048834114944" calcext:value-type="float">
            <text:p>0.12048834114944</text:p>
          </table:table-cell>
          <table:table-cell office:value-type="float" office:value="0.120894533741027" calcext:value-type="float">
            <text:p>0.120894533741027</text:p>
          </table:table-cell>
          <table:table-cell office:value-type="float" office:value="0.121834078996181" calcext:value-type="float">
            <text:p>0.121834078996181</text:p>
          </table:table-cell>
          <table:table-cell office:value-type="float" office:value="0.121963978250076" calcext:value-type="float">
            <text:p>0.121963978250076</text:p>
          </table:table-cell>
          <table:table-cell office:value-type="float" office:value="0.119235186684451" calcext:value-type="float">
            <text:p>0.119235186684451</text:p>
          </table:table-cell>
          <table:table-cell office:value-type="float" office:value="0.119387928171109" calcext:value-type="float">
            <text:p>0.119387928171109</text:p>
          </table:table-cell>
          <table:table-cell office:value-type="float" office:value="0.121483930784604" calcext:value-type="float">
            <text:p>0.121483930784604</text:p>
          </table:table-cell>
          <table:table-cell office:value-type="float" office:value="0.13093975687426" calcext:value-type="float">
            <text:p>0.13093975687426</text:p>
          </table:table-cell>
          <table:table-cell office:value-type="float" office:value="0.137651081946327" calcext:value-type="float">
            <text:p>0.137651081946327</text:p>
          </table:table-cell>
          <table:table-cell office:value-type="float" office:value="0.152054018187521" calcext:value-type="float">
            <text:p>0.152054018187521</text:p>
          </table:table-cell>
          <table:table-cell office:value-type="float" office:value="0.150027195265969" calcext:value-type="float">
            <text:p>0.150027195265969</text:p>
          </table:table-cell>
          <table:table-cell office:value-type="float" office:value="0.147527888261068" calcext:value-type="float">
            <text:p>0.147527888261068</text:p>
          </table:table-cell>
          <table:table-cell office:value-type="float" office:value="0.14731822963763" calcext:value-type="float">
            <text:p>0.14731822963763</text:p>
          </table:table-cell>
          <table:table-cell office:value-type="float" office:value="0.151557482131211" calcext:value-type="float">
            <text:p>0.151557482131211</text:p>
          </table:table-cell>
          <table:table-cell office:value-type="float" office:value="0.154804240635302" calcext:value-type="float">
            <text:p>0.154804240635302</text:p>
          </table:table-cell>
          <table:table-cell office:value-type="float" office:value="0.155778728768467" calcext:value-type="float">
            <text:p>0.155778728768467</text:p>
          </table:table-cell>
          <table:table-cell office:value-type="float" office:value="0.154962978589705" calcext:value-type="float">
            <text:p>0.154962978589705</text:p>
          </table:table-cell>
          <table:table-cell office:value-type="float" office:value="0.151926926122662" calcext:value-type="float">
            <text:p>0.151926926122662</text:p>
          </table:table-cell>
          <table:table-cell office:value-type="float" office:value="0.153492595160206" calcext:value-type="float">
            <text:p>0.153492595160206</text:p>
          </table:table-cell>
          <table:table-cell office:value-type="float" office:value="0.156403865720042" calcext:value-type="float">
            <text:p>0.156403865720042</text:p>
          </table:table-cell>
          <table:table-cell office:value-type="float" office:value="0.159122453684456" calcext:value-type="float">
            <text:p>0.159122453684456</text:p>
          </table:table-cell>
          <table:table-cell office:value-type="float" office:value="0.157484067925353" calcext:value-type="float">
            <text:p>0.157484067925353</text:p>
          </table:table-cell>
          <table:table-cell office:value-type="float" office:value="0.153664034521772" calcext:value-type="float">
            <text:p>0.153664034521772</text:p>
          </table:table-cell>
          <table:table-cell office:value-type="float" office:value="0.149212318013752" calcext:value-type="float">
            <text:p>0.149212318013752</text:p>
          </table:table-cell>
          <table:table-cell office:value-type="float" office:value="0.148724421028972" calcext:value-type="float">
            <text:p>0.148724421028972</text:p>
          </table:table-cell>
          <table:table-cell office:value-type="float" office:value="0.147778847717042" calcext:value-type="float">
            <text:p>0.147778847717042</text:p>
          </table:table-cell>
          <table:table-cell office:value-type="float" office:value="0.148611393290994" calcext:value-type="float">
            <text:p>0.148611393290994</text:p>
          </table:table-cell>
          <table:table-cell office:value-type="float" office:value="0.150533009433537" calcext:value-type="float">
            <text:p>0.150533009433537</text:p>
          </table:table-cell>
          <table:table-cell office:value-type="float" office:value="0.15113075287626" calcext:value-type="float">
            <text:p>0.15113075287626</text:p>
          </table:table-cell>
          <table:table-cell office:value-type="float" office:value="0.151077086284306" calcext:value-type="float">
            <text:p>0.151077086284306</text:p>
          </table:table-cell>
          <table:table-cell office:value-type="float" office:value="0.156922457593244" calcext:value-type="float">
            <text:p>0.156922457593244</text:p>
          </table:table-cell>
          <table:table-cell office:value-type="float" office:value="0.13489523550541" calcext:value-type="float">
            <text:p>0.13489523550541</text:p>
          </table:table-cell>
          <table:table-cell office:value-type="float" office:value="0.129574686337454" calcext:value-type="float">
            <text:p>0.129574686337454</text:p>
          </table:table-cell>
          <table:table-cell office:value-type="float" office:value="0.120495147565237" calcext:value-type="float">
            <text:p>0.120495147565237</text:p>
          </table:table-cell>
          <table:table-cell office:value-type="float" office:value="0.12360861942741" calcext:value-type="float">
            <text:p>0.12360861942741</text:p>
          </table:table-cell>
          <table:table-cell office:value-type="float" office:value="0.130288876035425" calcext:value-type="float">
            <text:p>0.130288876035425</text:p>
          </table:table-cell>
          <table:table-cell office:value-type="float" office:value="0.129618729368924" calcext:value-type="float">
            <text:p>0.129618729368924</text:p>
          </table:table-cell>
          <table:table-cell office:value-type="float" office:value="0.128521986282803" calcext:value-type="float">
            <text:p>0.128521986282803</text:p>
          </table:table-cell>
          <table:table-cell office:value-type="float" office:value="0.127243696020312" calcext:value-type="float">
            <text:p>0.127243696020312</text:p>
          </table:table-cell>
          <table:table-cell office:value-type="float" office:value="0.127640802691296" calcext:value-type="float">
            <text:p>0.127640802691296</text:p>
          </table:table-cell>
          <table:table-cell office:value-type="float" office:value="0.128000308718835" calcext:value-type="float">
            <text:p>0.128000308718835</text:p>
          </table:table-cell>
          <table:table-cell office:value-type="float" office:value="0.127411890704896" calcext:value-type="float">
            <text:p>0.127411890704896</text:p>
          </table:table-cell>
          <table:table-cell office:value-type="float" office:value="0.126350142372208" calcext:value-type="float">
            <text:p>0.126350142372208</text:p>
          </table:table-cell>
          <table:table-cell office:value-type="float" office:value="0.128462709801433" calcext:value-type="float">
            <text:p>0.128462709801433</text:p>
          </table:table-cell>
          <table:table-cell office:value-type="float" office:value="0.131307497664232" calcext:value-type="float">
            <text:p>0.131307497664232</text:p>
          </table:table-cell>
          <table:table-cell office:value-type="float" office:value="0.131415403614807" calcext:value-type="float">
            <text:p>0.131415403614807</text:p>
          </table:table-cell>
          <table:table-cell office:value-type="float" office:value="0.134574921811469" calcext:value-type="float">
            <text:p>0.134574921811469</text:p>
          </table:table-cell>
          <table:table-cell office:value-type="float" office:value="0.135273591488367" calcext:value-type="float">
            <text:p>0.135273591488367</text:p>
          </table:table-cell>
          <table:table-cell office:value-type="float" office:value="0.133356144131212" calcext:value-type="float">
            <text:p>0.133356144131212</text:p>
          </table:table-cell>
          <table:table-cell office:value-type="float" office:value="0.131631028482231" calcext:value-type="float">
            <text:p>0.131631028482231</text:p>
          </table:table-cell>
          <table:table-cell office:value-type="float" office:value="0.13137628119354" calcext:value-type="float">
            <text:p>0.13137628119354</text:p>
          </table:table-cell>
          <table:table-cell office:value-type="float" office:value="0.130836075144079" calcext:value-type="float">
            <text:p>0.130836075144079</text:p>
          </table:table-cell>
          <table:table-cell office:value-type="float" office:value="0.131188173956938" calcext:value-type="float">
            <text:p>0.131188173956938</text:p>
          </table:table-cell>
          <table:table-cell office:value-type="float" office:value="0.132042398797795" calcext:value-type="float">
            <text:p>0.132042398797795</text:p>
          </table:table-cell>
          <table:table-cell office:value-type="float" office:value="0.130377695386442" calcext:value-type="float">
            <text:p>0.130377695386442</text:p>
          </table:table-cell>
          <table:table-cell office:value-type="float" office:value="0.157994952474953" calcext:value-type="float">
            <text:p>0.157994952474953</text:p>
          </table:table-cell>
          <table:table-cell office:value-type="float" office:value="0.16051912321992" calcext:value-type="float">
            <text:p>0.16051912321992</text:p>
          </table:table-cell>
          <table:table-cell office:value-type="float" office:value="0.155287791379666" calcext:value-type="float">
            <text:p>0.155287791379666</text:p>
          </table:table-cell>
          <table:table-cell office:value-type="float" office:value="0.154943514034269" calcext:value-type="float">
            <text:p>0.154943514034269</text:p>
          </table:table-cell>
          <table:table-cell office:value-type="float" office:value="0.154027028116889" calcext:value-type="float">
            <text:p>0.154027028116889</text:p>
          </table:table-cell>
          <table:table-cell office:value-type="float" office:value="0.157061234266622" calcext:value-type="float">
            <text:p>0.157061234266622</text:p>
          </table:table-cell>
          <table:table-cell office:value-type="float" office:value="0.159752503479712" calcext:value-type="float">
            <text:p>0.159752503479712</text:p>
          </table:table-cell>
          <table:table-cell office:value-type="float" office:value="0.159740388356992" calcext:value-type="float">
            <text:p>0.159740388356992</text:p>
          </table:table-cell>
          <table:table-cell office:value-type="float" office:value="0.156573210900402" calcext:value-type="float">
            <text:p>0.156573210900402</text:p>
          </table:table-cell>
          <table:table-cell office:value-type="float" office:value="0.156328448853755" calcext:value-type="float">
            <text:p>0.156328448853755</text:p>
          </table:table-cell>
          <table:table-cell office:value-type="float" office:value="0.158609087106829" calcext:value-type="float">
            <text:p>0.158609087106829</text:p>
          </table:table-cell>
          <table:table-cell office:value-type="float" office:value="0.163663436219772" calcext:value-type="float">
            <text:p>0.163663436219772</text:p>
          </table:table-cell>
          <table:table-cell office:value-type="float" office:value="0.164658537399842" calcext:value-type="float">
            <text:p>0.164658537399842</text:p>
          </table:table-cell>
          <table:table-cell office:value-type="float" office:value="0.161436997712513" calcext:value-type="float">
            <text:p>0.161436997712513</text:p>
          </table:table-cell>
          <table:table-cell office:value-type="float" office:value="0.158893123170594" calcext:value-type="float">
            <text:p>0.158893123170594</text:p>
          </table:table-cell>
          <table:table-cell office:value-type="float" office:value="0.15125020097502" calcext:value-type="float">
            <text:p>0.15125020097502</text:p>
          </table:table-cell>
          <table:table-cell office:value-type="float" office:value="0.146519713048723" calcext:value-type="float">
            <text:p>0.146519713048723</text:p>
          </table:table-cell>
          <table:table-cell office:value-type="float" office:value="0.146808589609437" calcext:value-type="float">
            <text:p>0.146808589609437</text:p>
          </table:table-cell>
          <table:table-cell office:value-type="float" office:value="0.148803713772846" calcext:value-type="float">
            <text:p>0.148803713772846</text:p>
          </table:table-cell>
          <table:table-cell office:value-type="float" office:value="0.15146663363046" calcext:value-type="float">
            <text:p>0.15146663363046</text:p>
          </table:table-cell>
          <table:table-cell office:value-type="float" office:value="0.152147816141094" calcext:value-type="float">
            <text:p>0.152147816141094</text:p>
          </table:table-cell>
          <table:table-cell office:value-type="float" office:value="0.151942629915531" calcext:value-type="float">
            <text:p>0.151942629915531</text:p>
          </table:table-cell>
          <table:table-cell office:value-type="float" office:value="0.153105596678874" calcext:value-type="float">
            <text:p>0.153105596678874</text:p>
          </table:table-cell>
          <table:table-cell office:value-type="float" office:value="0.156076966852699" calcext:value-type="float">
            <text:p>0.156076966852699</text:p>
          </table:table-cell>
          <table:table-cell office:value-type="float" office:value="0.155092259099512" calcext:value-type="float">
            <text:p>0.155092259099512</text:p>
          </table:table-cell>
          <table:table-cell office:value-type="float" office:value="0.125008396095186" calcext:value-type="float">
            <text:p>0.125008396095186</text:p>
          </table:table-cell>
          <table:table-cell office:value-type="float" office:value="0.13026106249756" calcext:value-type="float">
            <text:p>0.13026106249756</text:p>
          </table:table-cell>
          <table:table-cell office:value-type="float" office:value="0.128352825877875" calcext:value-type="float">
            <text:p>0.128352825877875</text:p>
          </table:table-cell>
          <table:table-cell office:value-type="float" office:value="0.126778037059559" calcext:value-type="float">
            <text:p>0.126778037059559</text:p>
          </table:table-cell>
          <table:table-cell office:value-type="float" office:value="0.127145340475118" calcext:value-type="float">
            <text:p>0.127145340475118</text:p>
          </table:table-cell>
          <table:table-cell office:value-type="float" office:value="0.127050149753339" calcext:value-type="float">
            <text:p>0.127050149753339</text:p>
          </table:table-cell>
          <table:table-cell office:value-type="float" office:value="0.125034613169203" calcext:value-type="float">
            <text:p>0.125034613169203</text:p>
          </table:table-cell>
          <table:table-cell office:value-type="float" office:value="0.125295946528995" calcext:value-type="float">
            <text:p>0.125295946528995</text:p>
          </table:table-cell>
          <table:table-cell office:value-type="float" office:value="0.127172389628679" calcext:value-type="float">
            <text:p>0.127172389628679</text:p>
          </table:table-cell>
          <table:table-cell office:value-type="float" office:value="0.128603539790622" calcext:value-type="float">
            <text:p>0.128603539790622</text:p>
          </table:table-cell>
          <table:table-cell office:value-type="float" office:value="0.13023368360039" calcext:value-type="float">
            <text:p>0.13023368360039</text:p>
          </table:table-cell>
          <table:table-cell office:value-type="float" office:value="0.132583890930318" calcext:value-type="float">
            <text:p>0.132583890930318</text:p>
          </table:table-cell>
          <table:table-cell office:value-type="float" office:value="0.134112186031795" calcext:value-type="float">
            <text:p>0.134112186031795</text:p>
          </table:table-cell>
          <table:table-cell office:value-type="float" office:value="0.134867175253259" calcext:value-type="float">
            <text:p>0.134867175253259</text:p>
          </table:table-cell>
          <table:table-cell office:value-type="float" office:value="0.134036066682926" calcext:value-type="float">
            <text:p>0.134036066682926</text:p>
          </table:table-cell>
          <table:table-cell office:value-type="float" office:value="0.129321624156882" calcext:value-type="float">
            <text:p>0.129321624156882</text:p>
          </table:table-cell>
          <table:table-cell office:value-type="float" office:value="0.127542826085865" calcext:value-type="float">
            <text:p>0.127542826085865</text:p>
          </table:table-cell>
          <table:table-cell office:value-type="float" office:value="0.127590332657274" calcext:value-type="float">
            <text:p>0.127590332657274</text:p>
          </table:table-cell>
          <table:table-cell office:value-type="float" office:value="0.131674784932377" calcext:value-type="float">
            <text:p>0.131674784932377</text:p>
          </table:table-cell>
          <table:table-cell office:value-type="float" office:value="0.132025104020811" calcext:value-type="float">
            <text:p>0.132025104020811</text:p>
          </table:table-cell>
          <table:table-cell office:value-type="float" office:value="0.159978276254831" calcext:value-type="float">
            <text:p>0.159978276254831</text:p>
          </table:table-cell>
          <table:table-cell office:value-type="float" office:value="0.165814755398565" calcext:value-type="float">
            <text:p>0.165814755398565</text:p>
          </table:table-cell>
          <table:table-cell office:value-type="float" office:value="0.160479902690189" calcext:value-type="float">
            <text:p>0.160479902690189</text:p>
          </table:table-cell>
          <table:table-cell office:value-type="float" office:value="0.159897620825345" calcext:value-type="float">
            <text:p>0.159897620825345</text:p>
          </table:table-cell>
          <table:table-cell office:value-type="float" office:value="0.165154547771364" calcext:value-type="float">
            <text:p>0.165154547771364</text:p>
          </table:table-cell>
          <table:table-cell office:value-type="float" office:value="0.167072335685263" calcext:value-type="float">
            <text:p>0.167072335685263</text:p>
          </table:table-cell>
          <table:table-cell office:value-type="float" office:value="0.162572729546459" calcext:value-type="float">
            <text:p>0.162572729546459</text:p>
          </table:table-cell>
          <table:table-cell office:value-type="float" office:value="0.164352558719807" calcext:value-type="float">
            <text:p>0.164352558719807</text:p>
          </table:table-cell>
          <table:table-cell office:value-type="float" office:value="0.16673084160886" calcext:value-type="float">
            <text:p>0.16673084160886</text:p>
          </table:table-cell>
          <table:table-cell office:value-type="float" office:value="0.169291001258332" calcext:value-type="float">
            <text:p>0.169291001258332</text:p>
          </table:table-cell>
          <table:table-cell office:value-type="float" office:value="0.172622267726747" calcext:value-type="float">
            <text:p>0.172622267726747</text:p>
          </table:table-cell>
          <table:table-cell office:value-type="float" office:value="0.174499933010502" calcext:value-type="float">
            <text:p>0.174499933010502</text:p>
          </table:table-cell>
          <table:table-cell office:value-type="float" office:value="0.168836887175848" calcext:value-type="float">
            <text:p>0.168836887175848</text:p>
          </table:table-cell>
          <table:table-cell office:value-type="float" office:value="0.161564772464852" calcext:value-type="float">
            <text:p>0.161564772464852</text:p>
          </table:table-cell>
          <table:table-cell office:value-type="float" office:value="0.157559513743351" calcext:value-type="float">
            <text:p>0.157559513743351</text:p>
          </table:table-cell>
          <table:table-cell office:value-type="float" office:value="0.150319063883732" calcext:value-type="float">
            <text:p>0.150319063883732</text:p>
          </table:table-cell>
          <table:table-cell office:value-type="float" office:value="0.146641184939494" calcext:value-type="float">
            <text:p>0.146641184939494</text:p>
          </table:table-cell>
          <table:table-cell office:value-type="float" office:value="0.147523972727099" calcext:value-type="float">
            <text:p>0.147523972727099</text:p>
          </table:table-cell>
          <table:table-cell office:value-type="float" office:value="0.149998285912872" calcext:value-type="float">
            <text:p>0.149998285912872</text:p>
          </table:table-cell>
          <table:table-cell office:value-type="float" office:value="0.153388842379034" calcext:value-type="float">
            <text:p>0.153388842379034</text:p>
          </table:table-cell>
          <table:table-cell office:value-type="float" office:value="0.153567581891039" calcext:value-type="float">
            <text:p>0.153567581891039</text:p>
          </table:table-cell>
          <table:table-cell office:value-type="float" office:value="0.15179866297289" calcext:value-type="float">
            <text:p>0.15179866297289</text:p>
          </table:table-cell>
          <table:table-cell office:value-type="float" office:value="0.142543774889406" calcext:value-type="float">
            <text:p>0.142543774889406</text:p>
          </table:table-cell>
          <table:table-cell office:value-type="float" office:value="0.137118053511998" calcext:value-type="float">
            <text:p>0.137118053511998</text:p>
          </table:table-cell>
          <table:table-cell office:value-type="float" office:value="0.127799500597118" calcext:value-type="float">
            <text:p>0.127799500597118</text:p>
          </table:table-cell>
          <table:table-cell office:value-type="float" office:value="0.124811556228179" calcext:value-type="float">
            <text:p>0.124811556228179</text:p>
          </table:table-cell>
          <table:table-cell office:value-type="float" office:value="0.129177757322104" calcext:value-type="float">
            <text:p>0.129177757322104</text:p>
          </table:table-cell>
          <table:table-cell office:value-type="float" office:value="0.132033977265953" calcext:value-type="float">
            <text:p>0.132033977265953</text:p>
          </table:table-cell>
          <table:table-cell office:value-type="float" office:value="0.133232039167297" calcext:value-type="float">
            <text:p>0.133232039167297</text:p>
          </table:table-cell>
          <table:table-cell office:value-type="float" office:value="0.130365602658082" calcext:value-type="float">
            <text:p>0.130365602658082</text:p>
          </table:table-cell>
          <table:table-cell office:value-type="float" office:value="0.126286985656653" calcext:value-type="float">
            <text:p>0.126286985656653</text:p>
          </table:table-cell>
          <table:table-cell office:value-type="float" office:value="0.124009772475381" calcext:value-type="float">
            <text:p>0.124009772475381</text:p>
          </table:table-cell>
          <table:table-cell office:value-type="float" office:value="0.12145075521873" calcext:value-type="float">
            <text:p>0.12145075521873</text:p>
          </table:table-cell>
          <table:table-cell office:value-type="float" office:value="0.123867619012106" calcext:value-type="float">
            <text:p>0.123867619012106</text:p>
          </table:table-cell>
          <table:table-cell office:value-type="float" office:value="0.128337001605247" calcext:value-type="float">
            <text:p>0.128337001605247</text:p>
          </table:table-cell>
          <table:table-cell office:value-type="float" office:value="0.130628279751086" calcext:value-type="float">
            <text:p>0.130628279751086</text:p>
          </table:table-cell>
          <table:table-cell office:value-type="float" office:value="0.132418423393892" calcext:value-type="float">
            <text:p>0.132418423393892</text:p>
          </table:table-cell>
          <table:table-cell office:value-type="float" office:value="0.135266601044012" calcext:value-type="float">
            <text:p>0.135266601044012</text:p>
          </table:table-cell>
          <table:table-cell office:value-type="float" office:value="0.136652306559738" calcext:value-type="float">
            <text:p>0.136652306559738</text:p>
          </table:table-cell>
          <table:table-cell office:value-type="float" office:value="0.134736880441693" calcext:value-type="float">
            <text:p>0.134736880441693</text:p>
          </table:table-cell>
          <table:table-cell office:value-type="float" office:value="0.134731152432807" calcext:value-type="float">
            <text:p>0.134731152432807</text:p>
          </table:table-cell>
          <table:table-cell office:value-type="float" office:value="0.13257030037061" calcext:value-type="float">
            <text:p>0.13257030037061</text:p>
          </table:table-cell>
          <table:table-cell office:value-type="float" office:value="0.129916532813295" calcext:value-type="float">
            <text:p>0.129916532813295</text:p>
          </table:table-cell>
          <table:table-cell office:value-type="float" office:value="0.132180625853753" calcext:value-type="float">
            <text:p>0.132180625853753</text:p>
          </table:table-cell>
          <table:table-cell office:value-type="float" office:value="0.134571946396799" calcext:value-type="float">
            <text:p>0.134571946396799</text:p>
          </table:table-cell>
          <table:table-cell office:value-type="float" office:value="0.140046119088886" calcext:value-type="float">
            <text:p>0.140046119088886</text:p>
          </table:table-cell>
          <table:table-cell office:value-type="float" office:value="0.180592542663908" calcext:value-type="float">
            <text:p>0.180592542663908</text:p>
          </table:table-cell>
          <table:table-cell office:value-type="float" office:value="0.178684639089117" calcext:value-type="float">
            <text:p>0.178684639089117</text:p>
          </table:table-cell>
          <table:table-cell office:value-type="float" office:value="0.175558758848696" calcext:value-type="float">
            <text:p>0.175558758848696</text:p>
          </table:table-cell>
          <table:table-cell office:value-type="float" office:value="0.174424915741562" calcext:value-type="float">
            <text:p>0.174424915741562</text:p>
          </table:table-cell>
          <table:table-cell office:value-type="float" office:value="0.176928405417241" calcext:value-type="float">
            <text:p>0.176928405417241</text:p>
          </table:table-cell>
          <table:table-cell office:value-type="float" office:value="0.179372154785859" calcext:value-type="float">
            <text:p>0.179372154785859</text:p>
          </table:table-cell>
          <table:table-cell office:value-type="float" office:value="0.180807048814304" calcext:value-type="float">
            <text:p>0.180807048814304</text:p>
          </table:table-cell>
          <table:table-cell office:value-type="float" office:value="0.180166175675138" calcext:value-type="float">
            <text:p>0.180166175675138</text:p>
          </table:table-cell>
          <table:table-cell office:value-type="float" office:value="0.179444640934009" calcext:value-type="float">
            <text:p>0.179444640934009</text:p>
          </table:table-cell>
          <table:table-cell office:value-type="float" office:value="0.18261115973044" calcext:value-type="float">
            <text:p>0.18261115973044</text:p>
          </table:table-cell>
          <table:table-cell office:value-type="float" office:value="0.188589790482413" calcext:value-type="float">
            <text:p>0.188589790482413</text:p>
          </table:table-cell>
          <table:table-cell office:value-type="float" office:value="0.185226924683841" calcext:value-type="float">
            <text:p>0.185226924683841</text:p>
          </table:table-cell>
          <table:table-cell office:value-type="float" office:value="0.177030768091669" calcext:value-type="float">
            <text:p>0.177030768091669</text:p>
          </table:table-cell>
          <table:table-cell office:value-type="float" office:value="0.177723885832118" calcext:value-type="float">
            <text:p>0.177723885832118</text:p>
          </table:table-cell>
          <table:table-cell office:value-type="float" office:value="0.181366471761767" calcext:value-type="float">
            <text:p>0.181366471761767</text:p>
          </table:table-cell>
          <table:table-cell office:value-type="float" office:value="0.181132811434494" calcext:value-type="float">
            <text:p>0.181132811434494</text:p>
          </table:table-cell>
          <table:table-cell office:value-type="float" office:value="0.181510027929706" calcext:value-type="float">
            <text:p>0.181510027929706</text:p>
          </table:table-cell>
          <table:table-cell office:value-type="float" office:value="0.181488616735085" calcext:value-type="float">
            <text:p>0.181488616735085</text:p>
          </table:table-cell>
          <table:table-cell office:value-type="float" office:value="0.180788391226483" calcext:value-type="float">
            <text:p>0.180788391226483</text:p>
          </table:table-cell>
          <table:table-cell office:value-type="float" office:value="0.183212733558047" calcext:value-type="float">
            <text:p>0.183212733558047</text:p>
          </table:table-cell>
          <table:table-cell office:value-type="float" office:value="0.186361745640779" calcext:value-type="float">
            <text:p>0.186361745640779</text:p>
          </table:table-cell>
          <table:table-cell office:value-type="float" office:value="0.152591620152776" calcext:value-type="float">
            <text:p>0.152591620152776</text:p>
          </table:table-cell>
          <table:table-cell office:value-type="float" office:value="0.147475950515644" calcext:value-type="float">
            <text:p>0.147475950515644</text:p>
          </table:table-cell>
          <table:table-cell office:value-type="float" office:value="0.145048867754911" calcext:value-type="float">
            <text:p>0.145048867754911</text:p>
          </table:table-cell>
          <table:table-cell office:value-type="float" office:value="0.156497699757857" calcext:value-type="float">
            <text:p>0.156497699757857</text:p>
          </table:table-cell>
          <table:table-cell office:value-type="float" office:value="0.158606802319015" calcext:value-type="float">
            <text:p>0.158606802319015</text:p>
          </table:table-cell>
          <table:table-cell office:value-type="float" office:value="0.160637012885086" calcext:value-type="float">
            <text:p>0.160637012885086</text:p>
          </table:table-cell>
          <table:table-cell office:value-type="float" office:value="0.161325079534083" calcext:value-type="float">
            <text:p>0.161325079534083</text:p>
          </table:table-cell>
          <table:table-cell office:value-type="float" office:value="0.163407296756526" calcext:value-type="float">
            <text:p>0.163407296756526</text:p>
          </table:table-cell>
          <table:table-cell office:value-type="float" office:value="0.162760604009499" calcext:value-type="float">
            <text:p>0.162760604009499</text:p>
          </table:table-cell>
          <table:table-cell office:value-type="float" office:value="0.162877794292894" calcext:value-type="float">
            <text:p>0.162877794292894</text:p>
          </table:table-cell>
          <table:table-cell office:value-type="float" office:value="0.163598246232904" calcext:value-type="float">
            <text:p>0.163598246232904</text:p>
          </table:table-cell>
          <table:table-cell office:value-type="float" office:value="0.162015343343375" calcext:value-type="float">
            <text:p>0.162015343343375</text:p>
          </table:table-cell>
          <table:table-cell office:value-type="float" office:value="0.156727242884855" calcext:value-type="float">
            <text:p>0.156727242884855</text:p>
          </table:table-cell>
          <table:table-cell office:value-type="float" office:value="0.156282972093105" calcext:value-type="float">
            <text:p>0.156282972093105</text:p>
          </table:table-cell>
          <table:table-cell office:value-type="float" office:value="0.16125610605058" calcext:value-type="float">
            <text:p>0.16125610605058</text:p>
          </table:table-cell>
          <table:table-cell office:value-type="float" office:value="0.17384584455129" calcext:value-type="float">
            <text:p>0.17384584455129</text:p>
          </table:table-cell>
          <table:table-cell office:value-type="float" office:value="0.20322073689521" calcext:value-type="float">
            <text:p>0.20322073689521</text:p>
          </table:table-cell>
          <table:table-cell office:value-type="float" office:value="0.202230624077025" calcext:value-type="float">
            <text:p>0.202230624077025</text:p>
          </table:table-cell>
          <table:table-cell office:value-type="float" office:value="0.192408642647997" calcext:value-type="float">
            <text:p>0.192408642647997</text:p>
          </table:table-cell>
          <table:table-cell office:value-type="float" office:value="0.19210233634283" calcext:value-type="float">
            <text:p>0.19210233634283</text:p>
          </table:table-cell>
          <table:table-cell office:value-type="float" office:value="0.19173243913069" calcext:value-type="float">
            <text:p>0.19173243913069</text:p>
          </table:table-cell>
          <table:table-cell office:value-type="float" office:value="0.195278114916877" calcext:value-type="float">
            <text:p>0.195278114916877</text:p>
          </table:table-cell>
          <table:table-cell office:value-type="float" office:value="0.194524775136383" calcext:value-type="float">
            <text:p>0.194524775136383</text:p>
          </table:table-cell>
          <table:table-cell office:value-type="float" office:value="0.193790356897243" calcext:value-type="float">
            <text:p>0.193790356897243</text:p>
          </table:table-cell>
          <table:table-cell office:value-type="float" office:value="0.198985597352449" calcext:value-type="float">
            <text:p>0.198985597352449</text:p>
          </table:table-cell>
          <table:table-cell office:value-type="float" office:value="0.202998352972272" calcext:value-type="float">
            <text:p>0.202998352972272</text:p>
          </table:table-cell>
          <table:table-cell office:value-type="float" office:value="0.205594493656024" calcext:value-type="float">
            <text:p>0.205594493656024</text:p>
          </table:table-cell>
          <table:table-cell office:value-type="float" office:value="0.195898853832195" calcext:value-type="float">
            <text:p>0.195898853832195</text:p>
          </table:table-cell>
          <table:table-cell office:value-type="float" office:value="0.180409433337703" calcext:value-type="float">
            <text:p>0.180409433337703</text:p>
          </table:table-cell>
          <table:table-cell office:value-type="float" office:value="0.175537131846377" calcext:value-type="float">
            <text:p>0.175537131846377</text:p>
          </table:table-cell>
          <table:table-cell office:value-type="float" office:value="0.178364037560502" calcext:value-type="float">
            <text:p>0.178364037560502</text:p>
          </table:table-cell>
          <table:table-cell office:value-type="float" office:value="0.18152820220755" calcext:value-type="float">
            <text:p>0.18152820220755</text:p>
          </table:table-cell>
          <table:table-cell office:value-type="float" office:value="0.183248380127095" calcext:value-type="float">
            <text:p>0.183248380127095</text:p>
          </table:table-cell>
          <table:table-cell office:value-type="float" office:value="0.180883495158517" calcext:value-type="float">
            <text:p>0.180883495158517</text:p>
          </table:table-cell>
          <table:table-cell office:value-type="float" office:value="0.181119231702534" calcext:value-type="float">
            <text:p>0.181119231702534</text:p>
          </table:table-cell>
          <table:table-cell office:value-type="float" office:value="0.182172767557796" calcext:value-type="float">
            <text:p>0.182172767557796</text:p>
          </table:table-cell>
          <table:table-cell office:value-type="float" office:value="0.182936675247163" calcext:value-type="float">
            <text:p>0.182936675247163</text:p>
          </table:table-cell>
          <table:table-cell office:value-type="float" office:value="0.183151290833073" calcext:value-type="float">
            <text:p>0.183151290833073</text:p>
          </table:table-cell>
          <table:table-cell office:value-type="float" office:value="0.198978200672835" calcext:value-type="float">
            <text:p>0.198978200672835</text:p>
          </table:table-cell>
          <table:table-cell office:value-type="float" office:value="0.180490366974405" calcext:value-type="float">
            <text:p>0.180490366974405</text:p>
          </table:table-cell>
          <table:table-cell office:value-type="float" office:value="0.160937688247669" calcext:value-type="float">
            <text:p>0.160937688247669</text:p>
          </table:table-cell>
          <table:table-cell office:value-type="float" office:value="0.154906437103207" calcext:value-type="float">
            <text:p>0.154906437103207</text:p>
          </table:table-cell>
          <table:table-cell office:value-type="float" office:value="0.147744354054119" calcext:value-type="float">
            <text:p>0.147744354054119</text:p>
          </table:table-cell>
          <table:table-cell office:value-type="float" office:value="0.148835276924136" calcext:value-type="float">
            <text:p>0.148835276924136</text:p>
          </table:table-cell>
          <table:table-cell office:value-type="float" office:value="0.150518512253643" calcext:value-type="float">
            <text:p>0.150518512253643</text:p>
          </table:table-cell>
          <table:table-cell office:value-type="float" office:value="0.150841300609205" calcext:value-type="float">
            <text:p>0.150841300609205</text:p>
          </table:table-cell>
          <table:table-cell office:value-type="float" office:value="0.155420548694807" calcext:value-type="float">
            <text:p>0.155420548694807</text:p>
          </table:table-cell>
          <table:table-cell office:value-type="float" office:value="0.159993560895708" calcext:value-type="float">
            <text:p>0.159993560895708</text:p>
          </table:table-cell>
          <table:table-cell office:value-type="float" office:value="0.163116805328201" calcext:value-type="float">
            <text:p>0.163116805328201</text:p>
          </table:table-cell>
          <table:table-cell office:value-type="float" office:value="0.171797955618207" calcext:value-type="float">
            <text:p>0.171797955618207</text:p>
          </table:table-cell>
          <table:table-cell office:value-type="float" office:value="0.172339254957077" calcext:value-type="float">
            <text:p>0.172339254957077</text:p>
          </table:table-cell>
          <table:table-cell office:value-type="float" office:value="0.173308972122852" calcext:value-type="float">
            <text:p>0.173308972122852</text:p>
          </table:table-cell>
          <table:table-cell office:value-type="float" office:value="0.174704331450516" calcext:value-type="float">
            <text:p>0.174704331450516</text:p>
          </table:table-cell>
          <table:table-cell office:value-type="float" office:value="0.173524345904047" calcext:value-type="float">
            <text:p>0.173524345904047</text:p>
          </table:table-cell>
          <table:table-cell office:value-type="float" office:value="0.169552765160369" calcext:value-type="float">
            <text:p>0.169552765160369</text:p>
          </table:table-cell>
          <table:table-cell office:value-type="float" office:value="0.172835217527867" calcext:value-type="float">
            <text:p>0.172835217527867</text:p>
          </table:table-cell>
          <table:table-cell office:value-type="float" office:value="0.185684177080733" calcext:value-type="float">
            <text:p>0.185684177080733</text:p>
          </table:table-cell>
          <table:table-cell office:value-type="float" office:value="0.18900987882295" calcext:value-type="float">
            <text:p>0.18900987882295</text:p>
          </table:table-cell>
          <table:table-cell office:value-type="float" office:value="0.188728547721304" calcext:value-type="float">
            <text:p>0.188728547721304</text:p>
          </table:table-cell>
          <table:table-cell office:value-type="float" office:value="0.193521615046334" calcext:value-type="float">
            <text:p>0.193521615046334</text:p>
          </table:table-cell>
          <table:table-cell office:value-type="float" office:value="0.189937658317812" calcext:value-type="float">
            <text:p>0.189937658317812</text:p>
          </table:table-cell>
          <table:table-cell office:value-type="float" office:value="0.187007756088848" calcext:value-type="float">
            <text:p>0.187007756088848</text:p>
          </table:table-cell>
          <table:table-cell office:value-type="float" office:value="0.186505204936466" calcext:value-type="float">
            <text:p>0.186505204936466</text:p>
          </table:table-cell>
          <table:table-cell office:value-type="float" office:value="0.188738254571853" calcext:value-type="float">
            <text:p>0.188738254571853</text:p>
          </table:table-cell>
          <table:table-cell office:value-type="float" office:value="0.191030111600974" calcext:value-type="float">
            <text:p>0.191030111600974</text:p>
          </table:table-cell>
          <table:table-cell office:value-type="float" office:value="0.193158555987429" calcext:value-type="float">
            <text:p>0.193158555987429</text:p>
          </table:table-cell>
          <table:table-cell office:value-type="float" office:value="0.192644840776254" calcext:value-type="float">
            <text:p>0.192644840776254</text:p>
          </table:table-cell>
          <table:table-cell office:value-type="float" office:value="0.192337122452113" calcext:value-type="float">
            <text:p>0.192337122452113</text:p>
          </table:table-cell>
          <table:table-cell office:value-type="float" office:value="0.192562900176729" calcext:value-type="float">
            <text:p>0.192562900176729</text:p>
          </table:table-cell>
          <table:table-cell office:value-type="float" office:value="0.198052647757227" calcext:value-type="float">
            <text:p>0.198052647757227</text:p>
          </table:table-cell>
          <table:table-cell office:value-type="float" office:value="0.196436991490467" calcext:value-type="float">
            <text:p>0.196436991490467</text:p>
          </table:table-cell>
          <table:table-cell office:value-type="float" office:value="0.202296200624727" calcext:value-type="float">
            <text:p>0.202296200624727</text:p>
          </table:table-cell>
          <table:table-cell office:value-type="float" office:value="0.197954021663551" calcext:value-type="float">
            <text:p>0.197954021663551</text:p>
          </table:table-cell>
          <table:table-cell office:value-type="float" office:value="0.194564126009725" calcext:value-type="float">
            <text:p>0.194564126009725</text:p>
          </table:table-cell>
          <table:table-cell office:value-type="float" office:value="0.185873244767042" calcext:value-type="float">
            <text:p>0.185873244767042</text:p>
          </table:table-cell>
          <table:table-cell office:value-type="float" office:value="0.178943909127877" calcext:value-type="float">
            <text:p>0.178943909127877</text:p>
          </table:table-cell>
          <table:table-cell office:value-type="float" office:value="0.169183740155583" calcext:value-type="float">
            <text:p>0.169183740155583</text:p>
          </table:table-cell>
          <table:table-cell office:value-type="float" office:value="0.171545463952554" calcext:value-type="float">
            <text:p>0.171545463952554</text:p>
          </table:table-cell>
          <table:table-cell office:value-type="float" office:value="0.171437305007052" calcext:value-type="float">
            <text:p>0.171437305007052</text:p>
          </table:table-cell>
          <table:table-cell office:value-type="float" office:value="0.169264654792087" calcext:value-type="float">
            <text:p>0.169264654792087</text:p>
          </table:table-cell>
          <table:table-cell office:value-type="float" office:value="0.168099806936768" calcext:value-type="float">
            <text:p>0.168099806936768</text:p>
          </table:table-cell>
          <table:table-cell office:value-type="float" office:value="0.165731329085278" calcext:value-type="float">
            <text:p>0.165731329085278</text:p>
          </table:table-cell>
          <table:table-cell office:value-type="float" office:value="0.152076617019116" calcext:value-type="float">
            <text:p>0.152076617019116</text:p>
          </table:table-cell>
          <table:table-cell office:value-type="float" office:value="0.144186579105042" calcext:value-type="float">
            <text:p>0.144186579105042</text:p>
          </table:table-cell>
          <table:table-cell office:value-type="float" office:value="0.147292410122792" calcext:value-type="float">
            <text:p>0.147292410122792</text:p>
          </table:table-cell>
          <table:table-cell office:value-type="float" office:value="0.153626177713204" calcext:value-type="float">
            <text:p>0.153626177713204</text:p>
          </table:table-cell>
          <table:table-cell office:value-type="float" office:value="0.153438694474166" calcext:value-type="float">
            <text:p>0.153438694474166</text:p>
          </table:table-cell>
          <table:table-cell office:value-type="float" office:value="0.153008036043251" calcext:value-type="float">
            <text:p>0.153008036043251</text:p>
          </table:table-cell>
          <table:table-cell office:value-type="float" office:value="0.156829734518491" calcext:value-type="float">
            <text:p>0.156829734518491</text:p>
          </table:table-cell>
          <table:table-cell office:value-type="float" office:value="0.157191446873291" calcext:value-type="float">
            <text:p>0.157191446873291</text:p>
          </table:table-cell>
          <table:table-cell office:value-type="float" office:value="0.155701047616655" calcext:value-type="float">
            <text:p>0.155701047616655</text:p>
          </table:table-cell>
          <table:table-cell office:value-type="float" office:value="0.156889016470704" calcext:value-type="float">
            <text:p>0.156889016470704</text:p>
          </table:table-cell>
          <table:table-cell office:value-type="float" office:value="0.156863828987188" calcext:value-type="float">
            <text:p>0.156863828987188</text:p>
          </table:table-cell>
          <table:table-cell office:value-type="float" office:value="0.157666207315218" calcext:value-type="float">
            <text:p>0.157666207315218</text:p>
          </table:table-cell>
          <table:table-cell office:value-type="float" office:value="0.160218883962897" calcext:value-type="float">
            <text:p>0.160218883962897</text:p>
          </table:table-cell>
          <table:table-cell office:value-type="float" office:value="0.161829459284421" calcext:value-type="float">
            <text:p>0.161829459284421</text:p>
          </table:table-cell>
          <table:table-cell office:value-type="float" office:value="0.162275268140286" calcext:value-type="float">
            <text:p>0.162275268140286</text:p>
          </table:table-cell>
          <table:table-cell office:value-type="float" office:value="0.159226838460358" calcext:value-type="float">
            <text:p>0.159226838460358</text:p>
          </table:table-cell>
          <table:table-cell office:value-type="float" office:value="0.162312817106453" calcext:value-type="float">
            <text:p>0.162312817106453</text:p>
          </table:table-cell>
          <table:table-cell office:value-type="float" office:value="0.162419362491393" calcext:value-type="float">
            <text:p>0.162419362491393</text:p>
          </table:table-cell>
          <table:table-cell office:value-type="float" office:value="0.163096545017408" calcext:value-type="float">
            <text:p>0.163096545017408</text:p>
          </table:table-cell>
          <table:table-cell office:value-type="float" office:value="0.161583365329456" calcext:value-type="float">
            <text:p>0.161583365329456</text:p>
          </table:table-cell>
          <table:table-cell office:value-type="float" office:value="0.161649112192652" calcext:value-type="float">
            <text:p>0.161649112192652</text:p>
          </table:table-cell>
          <table:table-cell office:value-type="float" office:value="0.161958555919091" calcext:value-type="float">
            <text:p>0.161958555919091</text:p>
          </table:table-cell>
          <table:table-cell office:value-type="float" office:value="0.162707036053359" calcext:value-type="float">
            <text:p>0.162707036053359</text:p>
          </table:table-cell>
          <table:table-cell office:value-type="float" office:value="0.163047553643915" calcext:value-type="float">
            <text:p>0.163047553643915</text:p>
          </table:table-cell>
          <table:table-cell office:value-type="float" office:value="0.162483878640983" calcext:value-type="float">
            <text:p>0.162483878640983</text:p>
          </table:table-cell>
          <table:table-cell office:value-type="float" office:value="0.162845556540508" calcext:value-type="float">
            <text:p>0.162845556540508</text:p>
          </table:table-cell>
          <table:table-cell office:value-type="float" office:value="0.1623499804561" calcext:value-type="float">
            <text:p>0.1623499804561</text:p>
          </table:table-cell>
          <table:table-cell office:value-type="float" office:value="0.163005955547926" calcext:value-type="float">
            <text:p>0.163005955547926</text:p>
          </table:table-cell>
          <table:table-cell office:value-type="float" office:value="0.163136479053774" calcext:value-type="float">
            <text:p>0.163136479053774</text:p>
          </table:table-cell>
          <table:table-cell office:value-type="float" office:value="0.163308573189591" calcext:value-type="float">
            <text:p>0.163308573189591</text:p>
          </table:table-cell>
          <table:table-cell office:value-type="float" office:value="0.163625136813686" calcext:value-type="float">
            <text:p>0.163625136813686</text:p>
          </table:table-cell>
          <table:table-cell office:value-type="float" office:value="0.163093627690837" calcext:value-type="float">
            <text:p>0.163093627690837</text:p>
          </table:table-cell>
          <table:table-cell office:value-type="float" office:value="0.163167726709775" calcext:value-type="float">
            <text:p>0.163167726709775</text:p>
          </table:table-cell>
          <table:table-cell office:value-type="float" office:value="0.163247085287291" calcext:value-type="float">
            <text:p>0.163247085287291</text:p>
          </table:table-cell>
          <table:table-cell office:value-type="float" office:value="0.162898707816827" calcext:value-type="float">
            <text:p>0.162898707816827</text:p>
          </table:table-cell>
          <table:table-cell office:value-type="float" office:value="0.163868372481925" calcext:value-type="float">
            <text:p>0.163868372481925</text:p>
          </table:table-cell>
          <table:table-cell office:value-type="float" office:value="0.163462852921666" calcext:value-type="float">
            <text:p>0.163462852921666</text:p>
          </table:table-cell>
          <table:table-cell office:value-type="float" office:value="0.163839530540408" calcext:value-type="float">
            <text:p>0.163839530540408</text:p>
          </table:table-cell>
          <table:table-cell office:value-type="float" office:value="0.163528721392771" calcext:value-type="float">
            <text:p>0.163528721392771</text:p>
          </table:table-cell>
          <table:table-cell office:value-type="float" office:value="0.163229513546847" calcext:value-type="float">
            <text:p>0.163229513546847</text:p>
          </table:table-cell>
          <table:table-cell office:value-type="float" office:value="0.163584080152375" calcext:value-type="float">
            <text:p>0.163584080152375</text:p>
          </table:table-cell>
          <table:table-cell office:value-type="float" office:value="0.163280237905101" calcext:value-type="float">
            <text:p>0.163280237905101</text:p>
          </table:table-cell>
          <table:table-cell office:value-type="float" office:value="0.163598850757956" calcext:value-type="float">
            <text:p>0.163598850757956</text:p>
          </table:table-cell>
          <table:table-cell office:value-type="float" office:value="0.16372087742791" calcext:value-type="float">
            <text:p>0.16372087742791</text:p>
          </table:table-cell>
          <table:table-cell office:value-type="float" office:value="0.163159240600746" calcext:value-type="float">
            <text:p>0.163159240600746</text:p>
          </table:table-cell>
          <table:table-cell office:value-type="float" office:value="0.163539439488965" calcext:value-type="float">
            <text:p>0.163539439488965</text:p>
          </table:table-cell>
          <table:table-cell office:value-type="float" office:value="0.16365283928893" calcext:value-type="float">
            <text:p>0.16365283928893</text:p>
          </table:table-cell>
          <table:table-cell office:value-type="float" office:value="0.16355880812914" calcext:value-type="float">
            <text:p>0.16355880812914</text:p>
          </table:table-cell>
          <table:table-cell office:value-type="float" office:value="0.163354303400404" calcext:value-type="float">
            <text:p>0.163354303400404</text:p>
          </table:table-cell>
          <table:table-cell office:value-type="float" office:value="0.163433551619458" calcext:value-type="float">
            <text:p>0.163433551619458</text:p>
          </table:table-cell>
          <table:table-cell office:value-type="float" office:value="0.163598580581455" calcext:value-type="float">
            <text:p>0.163598580581455</text:p>
          </table:table-cell>
          <table:table-cell office:value-type="float" office:value="0.163363157431212" calcext:value-type="float">
            <text:p>0.163363157431212</text:p>
          </table:table-cell>
          <table:table-cell office:value-type="float" office:value="0.163594044973355" calcext:value-type="float">
            <text:p>0.163594044973355</text:p>
          </table:table-cell>
          <table:table-cell office:value-type="float" office:value="0.163296606430385" calcext:value-type="float">
            <text:p>0.163296606430385</text:p>
          </table:table-cell>
          <table:table-cell office:value-type="float" office:value="0.163641439857115" calcext:value-type="float">
            <text:p>0.163641439857115</text:p>
          </table:table-cell>
          <table:table-cell office:value-type="float" office:value="0.163536638041155" calcext:value-type="float">
            <text:p>0.163536638041155</text:p>
          </table:table-cell>
          <table:table-cell office:value-type="float" office:value="0.163478900543324" calcext:value-type="float">
            <text:p>0.163478900543324</text:p>
          </table:table-cell>
          <table:table-cell office:value-type="float" office:value="0.163231397498503" calcext:value-type="float">
            <text:p>0.163231397498503</text:p>
          </table:table-cell>
          <table:table-cell office:value-type="float" office:value="0.163594928404634" calcext:value-type="float">
            <text:p>0.163594928404634</text:p>
          </table:table-cell>
          <table:table-cell office:value-type="float" office:value="0.163238665979946" calcext:value-type="float">
            <text:p>0.163238665979946</text:p>
          </table:table-cell>
          <table:table-cell office:value-type="float" office:value="0.163629272783526" calcext:value-type="float">
            <text:p>0.163629272783526</text:p>
          </table:table-cell>
          <table:table-cell office:value-type="float" office:value="0.163730711168167" calcext:value-type="float">
            <text:p>0.163730711168167</text:p>
          </table:table-cell>
          <table:table-cell office:value-type="float" office:value="0.163673555889554" calcext:value-type="float">
            <text:p>0.163673555889554</text:p>
          </table:table-cell>
          <table:table-cell office:value-type="float" office:value="0.163707633754955" calcext:value-type="float">
            <text:p>0.163707633754955</text:p>
          </table:table-cell>
          <table:table-cell office:value-type="float" office:value="0.163738696235216" calcext:value-type="float">
            <text:p>0.163738696235216</text:p>
          </table:table-cell>
          <table:table-cell office:value-type="float" office:value="0.163259910838837" calcext:value-type="float">
            <text:p>0.163259910838837</text:p>
          </table:table-cell>
          <table:table-cell office:value-type="float" office:value="0.163737598057902" calcext:value-type="float">
            <text:p>0.163737598057902</text:p>
          </table:table-cell>
          <table:table-cell office:value-type="float" office:value="0.163512063308962" calcext:value-type="float">
            <text:p>0.163512063308962</text:p>
          </table:table-cell>
          <table:table-cell office:value-type="float" office:value="0.163716949218574" calcext:value-type="float">
            <text:p>0.163716949218574</text:p>
          </table:table-cell>
          <table:table-cell office:value-type="float" office:value="0.163537448611753" calcext:value-type="float">
            <text:p>0.163537448611753</text:p>
          </table:table-cell>
          <table:table-cell office:value-type="float" office:value="0.163001290193221" calcext:value-type="float">
            <text:p>0.163001290193221</text:p>
          </table:table-cell>
          <table:table-cell office:value-type="float" office:value="0.163637303363557" calcext:value-type="float">
            <text:p>0.163637303363557</text:p>
          </table:table-cell>
          <table:table-cell office:value-type="float" office:value="0.163124965337904" calcext:value-type="float">
            <text:p>0.163124965337904</text:p>
          </table:table-cell>
          <table:table-cell office:value-type="float" office:value="0.163526797768102" calcext:value-type="float">
            <text:p>0.163526797768102</text:p>
          </table:table-cell>
          <table:table-cell office:value-type="float" office:value="0.16347076351314" calcext:value-type="float">
            <text:p>0.16347076351314</text:p>
          </table:table-cell>
          <table:table-cell office:value-type="float" office:value="0.163190503970258" calcext:value-type="float">
            <text:p>0.163190503970258</text:p>
          </table:table-cell>
          <table:table-cell office:value-type="float" office:value="0.163384665316454" calcext:value-type="float">
            <text:p>0.163384665316454</text:p>
          </table:table-cell>
          <table:table-cell office:value-type="float" office:value="0.163410950990194" calcext:value-type="float">
            <text:p>0.163410950990194</text:p>
          </table:table-cell>
          <table:table-cell office:value-type="float" office:value="0.16364170950282" calcext:value-type="float">
            <text:p>0.16364170950282</text:p>
          </table:table-cell>
          <table:table-cell office:value-type="float" office:value="0.163607907919298" calcext:value-type="float">
            <text:p>0.163607907919298</text:p>
          </table:table-cell>
          <table:table-cell office:value-type="float" office:value="0.163665387746325" calcext:value-type="float">
            <text:p>0.163665387746325</text:p>
          </table:table-cell>
          <table:table-cell office:value-type="float" office:value="0.163233168371641" calcext:value-type="float">
            <text:p>0.163233168371641</text:p>
          </table:table-cell>
          <table:table-cell office:value-type="float" office:value="0.163666284329335" calcext:value-type="float">
            <text:p>0.163666284329335</text:p>
          </table:table-cell>
          <table:table-cell office:value-type="float" office:value="0.163555318951309" calcext:value-type="float">
            <text:p>0.163555318951309</text:p>
          </table:table-cell>
          <table:table-cell office:value-type="float" office:value="0.163514051605774" calcext:value-type="float">
            <text:p>0.163514051605774</text:p>
          </table:table-cell>
          <table:table-cell office:value-type="float" office:value="0.16324084688668" calcext:value-type="float">
            <text:p>0.16324084688668</text:p>
          </table:table-cell>
          <table:table-cell office:value-type="float" office:value="0.163829193288426" calcext:value-type="float">
            <text:p>0.163829193288426</text:p>
          </table:table-cell>
          <table:table-cell office:value-type="float" office:value="0.163506572194555" calcext:value-type="float">
            <text:p>0.163506572194555</text:p>
          </table:table-cell>
          <table:table-cell office:value-type="float" office:value="0.163450588643868" calcext:value-type="float">
            <text:p>0.163450588643868</text:p>
          </table:table-cell>
          <table:table-cell office:value-type="float" office:value="0.163825377135335" calcext:value-type="float">
            <text:p>0.163825377135335</text:p>
          </table:table-cell>
          <table:table-cell office:value-type="float" office:value="0.163448769330318" calcext:value-type="float">
            <text:p>0.163448769330318</text:p>
          </table:table-cell>
          <table:table-cell office:value-type="float" office:value="0.163522052898903" calcext:value-type="float">
            <text:p>0.163522052898903</text:p>
          </table:table-cell>
          <table:table-cell office:value-type="float" office:value="0.163466491144387" calcext:value-type="float">
            <text:p>0.163466491144387</text:p>
          </table:table-cell>
          <table:table-cell office:value-type="float" office:value="0.163228348197923" calcext:value-type="float">
            <text:p>0.163228348197923</text:p>
          </table:table-cell>
          <table:table-cell office:value-type="float" office:value="0.163307506038118" calcext:value-type="float">
            <text:p>0.163307506038118</text:p>
          </table:table-cell>
          <table:table-cell office:value-type="float" office:value="0.163656213707993" calcext:value-type="float">
            <text:p>0.163656213707993</text:p>
          </table:table-cell>
          <table:table-cell office:value-type="float" office:value="0.16344048087414" calcext:value-type="float">
            <text:p>0.16344048087414</text:p>
          </table:table-cell>
          <table:table-cell office:value-type="float" office:value="0.163520669022457" calcext:value-type="float">
            <text:p>0.163520669022457</text:p>
          </table:table-cell>
          <table:table-cell office:value-type="float" office:value="0.163474843537449" calcext:value-type="float">
            <text:p>0.163474843537449</text:p>
          </table:table-cell>
          <table:table-cell office:value-type="float" office:value="0.163461953383947" calcext:value-type="float">
            <text:p>0.163461953383947</text:p>
          </table:table-cell>
          <table:table-cell office:value-type="float" office:value="0.163610985595154" calcext:value-type="float">
            <text:p>0.163610985595154</text:p>
          </table:table-cell>
          <table:table-cell office:value-type="float" office:value="0.163689399719106" calcext:value-type="float">
            <text:p>0.163689399719106</text:p>
          </table:table-cell>
          <table:table-cell office:value-type="float" office:value="0.163628818032558" calcext:value-type="float">
            <text:p>0.163628818032558</text:p>
          </table:table-cell>
          <table:table-cell office:value-type="float" office:value="0.163642655592711" calcext:value-type="float">
            <text:p>0.163642655592711</text:p>
          </table:table-cell>
          <table:table-cell office:value-type="float" office:value="0.163485162489571" calcext:value-type="float">
            <text:p>0.163485162489571</text:p>
          </table:table-cell>
          <table:table-cell office:value-type="float" office:value="0.163599559035363" calcext:value-type="float">
            <text:p>0.163599559035363</text:p>
          </table:table-cell>
          <table:table-cell office:value-type="float" office:value="0.163350135611422" calcext:value-type="float">
            <text:p>0.163350135611422</text:p>
          </table:table-cell>
          <table:table-cell office:value-type="float" office:value="0.163558538900323" calcext:value-type="float">
            <text:p>0.163558538900323</text:p>
          </table:table-cell>
          <table:table-cell office:value-type="float" office:value="0.163673594196951" calcext:value-type="float">
            <text:p>0.163673594196951</text:p>
          </table:table-cell>
          <table:table-cell office:value-type="float" office:value="0.163604767933531" calcext:value-type="float">
            <text:p>0.163604767933531</text:p>
          </table:table-cell>
          <table:table-cell office:value-type="float" office:value="0.163807669050869" calcext:value-type="float">
            <text:p>0.163807669050869</text:p>
          </table:table-cell>
          <table:table-cell office:value-type="float" office:value="0.163674964135478" calcext:value-type="float">
            <text:p>0.163674964135478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53430714124003" calcext:value-type="float">
            <text:p>-0.0253430714124</text:p>
          </table:table-cell>
          <table:table-cell office:value-type="float" office:value="-0.0253410560239737" calcext:value-type="float">
            <text:p>-0.025341056023974</text:p>
          </table:table-cell>
          <table:table-cell office:value-type="float" office:value="-0.0253603277073226" calcext:value-type="float">
            <text:p>-0.025360327707323</text:p>
          </table:table-cell>
          <table:table-cell office:value-type="float" office:value="-0.02534497665478" calcext:value-type="float">
            <text:p>-0.02534497665478</text:p>
          </table:table-cell>
          <table:table-cell office:value-type="float" office:value="-0.0253419004876109" calcext:value-type="float">
            <text:p>-0.025341900487611</text:p>
          </table:table-cell>
          <table:table-cell office:value-type="float" office:value="-0.0253334892627972" calcext:value-type="float">
            <text:p>-0.025333489262797</text:p>
          </table:table-cell>
          <table:table-cell office:value-type="float" office:value="-0.0253730123967336" calcext:value-type="float">
            <text:p>-0.025373012396734</text:p>
          </table:table-cell>
          <table:table-cell office:value-type="float" office:value="-0.0253484181371057" calcext:value-type="float">
            <text:p>-0.025348418137106</text:p>
          </table:table-cell>
          <table:table-cell office:value-type="float" office:value="-0.02536249059326" calcext:value-type="float">
            <text:p>-0.02536249059326</text:p>
          </table:table-cell>
          <table:table-cell office:value-type="float" office:value="-0.0253400026854505" calcext:value-type="float">
            <text:p>-0.025340002685451</text:p>
          </table:table-cell>
          <table:table-cell office:value-type="float" office:value="-0.0253576992048862" calcext:value-type="float">
            <text:p>-0.025357699204886</text:p>
          </table:table-cell>
          <table:table-cell office:value-type="float" office:value="-0.0253341053569102" calcext:value-type="float">
            <text:p>-0.02533410535691</text:p>
          </table:table-cell>
          <table:table-cell office:value-type="float" office:value="-0.0253850466766129" calcext:value-type="float">
            <text:p>-0.025385046676613</text:p>
          </table:table-cell>
          <table:table-cell office:value-type="float" office:value="-0.025348223991309" calcext:value-type="float">
            <text:p>-0.025348223991309</text:p>
          </table:table-cell>
          <table:table-cell office:value-type="float" office:value="-0.0253619535214004" calcext:value-type="float">
            <text:p>-0.0253619535214</text:p>
          </table:table-cell>
          <table:table-cell office:value-type="float" office:value="-0.0253611305804937" calcext:value-type="float">
            <text:p>-0.025361130580494</text:p>
          </table:table-cell>
          <table:table-cell office:value-type="float" office:value="-0.0253770620918556" calcext:value-type="float">
            <text:p>-0.025377062091856</text:p>
          </table:table-cell>
          <table:table-cell office:value-type="float" office:value="-0.0253742502033661" calcext:value-type="float">
            <text:p>-0.025374250203366</text:p>
          </table:table-cell>
          <table:table-cell office:value-type="float" office:value="-0.0253537654041261" calcext:value-type="float">
            <text:p>-0.025353765404126</text:p>
          </table:table-cell>
          <table:table-cell office:value-type="float" office:value="-0.0253845289851075" calcext:value-type="float">
            <text:p>-0.025384528985108</text:p>
          </table:table-cell>
          <table:table-cell office:value-type="float" office:value="-0.0253632446104158" calcext:value-type="float">
            <text:p>-0.025363244610416</text:p>
          </table:table-cell>
          <table:table-cell office:value-type="float" office:value="-0.025350809045998" calcext:value-type="float">
            <text:p>-0.025350809045998</text:p>
          </table:table-cell>
          <table:table-cell office:value-type="float" office:value="-0.0253922757282446" calcext:value-type="float">
            <text:p>-0.025392275728245</text:p>
          </table:table-cell>
          <table:table-cell office:value-type="float" office:value="-0.0253697490112714" calcext:value-type="float">
            <text:p>-0.025369749011271</text:p>
          </table:table-cell>
          <table:table-cell office:value-type="float" office:value="-0.0253432017275558" calcext:value-type="float">
            <text:p>-0.025343201727556</text:p>
          </table:table-cell>
          <table:table-cell office:value-type="float" office:value="-0.0253528806717502" calcext:value-type="float">
            <text:p>-0.02535288067175</text:p>
          </table:table-cell>
          <table:table-cell office:value-type="float" office:value="-0.0253338975823904" calcext:value-type="float">
            <text:p>-0.02533389758239</text:p>
          </table:table-cell>
          <table:table-cell office:value-type="float" office:value="-0.0253466191557328" calcext:value-type="float">
            <text:p>-0.025346619155733</text:p>
          </table:table-cell>
          <table:table-cell office:value-type="float" office:value="-0.0253544956685298" calcext:value-type="float">
            <text:p>-0.02535449566853</text:p>
          </table:table-cell>
          <table:table-cell office:value-type="float" office:value="-0.0253624502713348" calcext:value-type="float">
            <text:p>-0.025362450271335</text:p>
          </table:table-cell>
          <table:table-cell office:value-type="float" office:value="-0.0253749740746089" calcext:value-type="float">
            <text:p>-0.025374974074609</text:p>
          </table:table-cell>
          <table:table-cell office:value-type="float" office:value="-0.025344703403515" calcext:value-type="float">
            <text:p>-0.025344703403515</text:p>
          </table:table-cell>
          <table:table-cell office:value-type="float" office:value="-0.0253604120421169" calcext:value-type="float">
            <text:p>-0.025360412042117</text:p>
          </table:table-cell>
          <table:table-cell office:value-type="float" office:value="-0.0253828684096182" calcext:value-type="float">
            <text:p>-0.025382868409618</text:p>
          </table:table-cell>
          <table:table-cell office:value-type="float" office:value="-0.0253552243610355" calcext:value-type="float">
            <text:p>-0.025355224361036</text:p>
          </table:table-cell>
          <table:table-cell office:value-type="float" office:value="-0.0253570691025263" calcext:value-type="float">
            <text:p>-0.025357069102526</text:p>
          </table:table-cell>
          <table:table-cell office:value-type="float" office:value="-0.02537713739875" calcext:value-type="float">
            <text:p>-0.02537713739875</text:p>
          </table:table-cell>
          <table:table-cell office:value-type="float" office:value="-0.025356996006146" calcext:value-type="float">
            <text:p>-0.025356996006146</text:p>
          </table:table-cell>
          <table:table-cell office:value-type="float" office:value="-0.0253546068300025" calcext:value-type="float">
            <text:p>-0.025354606830003</text:p>
          </table:table-cell>
          <table:table-cell office:value-type="float" office:value="-0.0253661196970926" calcext:value-type="float">
            <text:p>-0.025366119697093</text:p>
          </table:table-cell>
          <table:table-cell office:value-type="float" office:value="-0.0253656164055398" calcext:value-type="float">
            <text:p>-0.02536561640554</text:p>
          </table:table-cell>
          <table:table-cell office:value-type="float" office:value="-0.0253647556114712" calcext:value-type="float">
            <text:p>-0.025364755611471</text:p>
          </table:table-cell>
          <table:table-cell office:value-type="float" office:value="-0.0253550142580179" calcext:value-type="float">
            <text:p>-0.025355014258018</text:p>
          </table:table-cell>
          <table:table-cell office:value-type="float" office:value="-0.0253508890305984" calcext:value-type="float">
            <text:p>-0.025350889030598</text:p>
          </table:table-cell>
          <table:table-cell office:value-type="float" office:value="-0.0253596134581485" calcext:value-type="float">
            <text:p>-0.025359613458149</text:p>
          </table:table-cell>
          <table:table-cell office:value-type="float" office:value="-0.0253679162833016" calcext:value-type="float">
            <text:p>-0.025367916283302</text:p>
          </table:table-cell>
          <table:table-cell office:value-type="float" office:value="-0.0253695130573121" calcext:value-type="float">
            <text:p>-0.025369513057312</text:p>
          </table:table-cell>
          <table:table-cell office:value-type="float" office:value="-0.0253700265925825" calcext:value-type="float">
            <text:p>-0.025370026592583</text:p>
          </table:table-cell>
          <table:table-cell office:value-type="float" office:value="-0.0253608858158141" calcext:value-type="float">
            <text:p>-0.025360885815814</text:p>
          </table:table-cell>
          <table:table-cell office:value-type="float" office:value="-0.0253674758313362" calcext:value-type="float">
            <text:p>-0.025367475831336</text:p>
          </table:table-cell>
          <table:table-cell office:value-type="float" office:value="-0.0253841671481516" calcext:value-type="float">
            <text:p>-0.025384167148152</text:p>
          </table:table-cell>
          <table:table-cell office:value-type="float" office:value="-0.0253592481952432" calcext:value-type="float">
            <text:p>-0.025359248195243</text:p>
          </table:table-cell>
          <table:table-cell office:value-type="float" office:value="-0.025341166188896" calcext:value-type="float">
            <text:p>-0.025341166188896</text:p>
          </table:table-cell>
          <table:table-cell office:value-type="float" office:value="-0.0253330154629922" calcext:value-type="float">
            <text:p>-0.025333015462992</text:p>
          </table:table-cell>
          <table:table-cell office:value-type="float" office:value="-0.0253941815687755" calcext:value-type="float">
            <text:p>-0.025394181568776</text:p>
          </table:table-cell>
          <table:table-cell office:value-type="float" office:value="-0.0253448595215828" calcext:value-type="float">
            <text:p>-0.025344859521583</text:p>
          </table:table-cell>
          <table:table-cell office:value-type="float" office:value="-0.0253434855014134" calcext:value-type="float">
            <text:p>-0.025343485501413</text:p>
          </table:table-cell>
          <table:table-cell office:value-type="float" office:value="-0.0253789695099769" calcext:value-type="float">
            <text:p>-0.025378969509977</text:p>
          </table:table-cell>
          <table:table-cell office:value-type="float" office:value="-0.0254254012290319" calcext:value-type="float">
            <text:p>-0.025425401229032</text:p>
          </table:table-cell>
          <table:table-cell office:value-type="float" office:value="-0.0253914320685538" calcext:value-type="float">
            <text:p>-0.025391432068554</text:p>
          </table:table-cell>
          <table:table-cell office:value-type="float" office:value="-0.025370846566029" calcext:value-type="float">
            <text:p>-0.025370846566029</text:p>
          </table:table-cell>
          <table:table-cell office:value-type="float" office:value="-0.0251420338964055" calcext:value-type="float">
            <text:p>-0.025142033896406</text:p>
          </table:table-cell>
          <table:table-cell office:value-type="float" office:value="-0.0250727091720751" calcext:value-type="float">
            <text:p>-0.025072709172075</text:p>
          </table:table-cell>
          <table:table-cell office:value-type="float" office:value="-0.0248117145899455" calcext:value-type="float">
            <text:p>-0.024811714589946</text:p>
          </table:table-cell>
          <table:table-cell office:value-type="float" office:value="-0.0238981903296987" calcext:value-type="float">
            <text:p>-0.023898190329699</text:p>
          </table:table-cell>
          <table:table-cell office:value-type="float" office:value="-0.0232354871341413" calcext:value-type="float">
            <text:p>-0.023235487134141</text:p>
          </table:table-cell>
          <table:table-cell office:value-type="float" office:value="-0.0227426013579994" calcext:value-type="float">
            <text:p>-0.022742601357999</text:p>
          </table:table-cell>
          <table:table-cell office:value-type="float" office:value="-0.0222835948122202" calcext:value-type="float">
            <text:p>-0.02228359481222</text:p>
          </table:table-cell>
          <table:table-cell office:value-type="float" office:value="-0.022132845677544" calcext:value-type="float">
            <text:p>-0.022132845677544</text:p>
          </table:table-cell>
          <table:table-cell office:value-type="float" office:value="-0.0216159146782664" calcext:value-type="float">
            <text:p>-0.021615914678266</text:p>
          </table:table-cell>
          <table:table-cell office:value-type="float" office:value="-0.0208021744965497" calcext:value-type="float">
            <text:p>-0.02080217449655</text:p>
          </table:table-cell>
          <table:table-cell office:value-type="float" office:value="-0.0210923178503262" calcext:value-type="float">
            <text:p>-0.021092317850326</text:p>
          </table:table-cell>
          <table:table-cell office:value-type="float" office:value="-0.0278329300440492" calcext:value-type="float">
            <text:p>-0.027832930044049</text:p>
          </table:table-cell>
          <table:table-cell office:value-type="float" office:value="-0.0398927094451478" calcext:value-type="float">
            <text:p>-0.039892709445148</text:p>
          </table:table-cell>
          <table:table-cell office:value-type="float" office:value="-0.0440089281359758" calcext:value-type="float">
            <text:p>-0.044008928135976</text:p>
          </table:table-cell>
          <table:table-cell office:value-type="float" office:value="-0.0423972530096172" calcext:value-type="float">
            <text:p>-0.042397253009617</text:p>
          </table:table-cell>
          <table:table-cell office:value-type="float" office:value="-0.0544344423390136" calcext:value-type="float">
            <text:p>-0.054434442339014</text:p>
          </table:table-cell>
          <table:table-cell office:value-type="float" office:value="-0.0586292600028907" calcext:value-type="float">
            <text:p>-0.058629260002891</text:p>
          </table:table-cell>
          <table:table-cell office:value-type="float" office:value="-0.0640252868320905" calcext:value-type="float">
            <text:p>-0.064025286832091</text:p>
          </table:table-cell>
          <table:table-cell office:value-type="float" office:value="-0.0632426528492173" calcext:value-type="float">
            <text:p>-0.063242652849217</text:p>
          </table:table-cell>
          <table:table-cell office:value-type="float" office:value="-0.0617723621136754" calcext:value-type="float">
            <text:p>-0.061772362113675</text:p>
          </table:table-cell>
          <table:table-cell office:value-type="float" office:value="-0.0633357794532928" calcext:value-type="float">
            <text:p>-0.063335779453293</text:p>
          </table:table-cell>
          <table:table-cell office:value-type="float" office:value="-0.0646634196065478" calcext:value-type="float">
            <text:p>-0.064663419606548</text:p>
          </table:table-cell>
          <table:table-cell office:value-type="float" office:value="-0.064128392359437" calcext:value-type="float">
            <text:p>-0.064128392359437</text:p>
          </table:table-cell>
          <table:table-cell office:value-type="float" office:value="-0.0632422660901052" calcext:value-type="float">
            <text:p>-0.063242266090105</text:p>
          </table:table-cell>
          <table:table-cell office:value-type="float" office:value="-0.0552263017298339" calcext:value-type="float">
            <text:p>-0.055226301729834</text:p>
          </table:table-cell>
          <table:table-cell office:value-type="float" office:value="-0.0452647787943535" calcext:value-type="float">
            <text:p>-0.045264778794354</text:p>
          </table:table-cell>
          <table:table-cell office:value-type="float" office:value="-0.0372506499220801" calcext:value-type="float">
            <text:p>-0.03725064992208</text:p>
          </table:table-cell>
          <table:table-cell office:value-type="float" office:value="-0.0337605928350828" calcext:value-type="float">
            <text:p>-0.033760592835083</text:p>
          </table:table-cell>
          <table:table-cell office:value-type="float" office:value="-0.0295818527356154" calcext:value-type="float">
            <text:p>-0.029581852735615</text:p>
          </table:table-cell>
          <table:table-cell office:value-type="float" office:value="-0.0261839907483917" calcext:value-type="float">
            <text:p>-0.026183990748392</text:p>
          </table:table-cell>
          <table:table-cell office:value-type="float" office:value="-0.0243673555260585" calcext:value-type="float">
            <text:p>-0.024367355526059</text:p>
          </table:table-cell>
          <table:table-cell office:value-type="float" office:value="-0.0228641088314912" calcext:value-type="float">
            <text:p>-0.022864108831491</text:p>
          </table:table-cell>
          <table:table-cell office:value-type="float" office:value="-0.0224985872974794" calcext:value-type="float">
            <text:p>-0.022498587297479</text:p>
          </table:table-cell>
          <table:table-cell office:value-type="float" office:value="-0.0215483072366909" calcext:value-type="float">
            <text:p>-0.021548307236691</text:p>
          </table:table-cell>
          <table:table-cell office:value-type="float" office:value="-0.0189493289287521" calcext:value-type="float">
            <text:p>-0.018949328928752</text:p>
          </table:table-cell>
          <table:table-cell office:value-type="float" office:value="-0.0207316656091846" calcext:value-type="float">
            <text:p>-0.020731665609185</text:p>
          </table:table-cell>
          <table:table-cell office:value-type="float" office:value="-0.0531676086306308" calcext:value-type="float">
            <text:p>-0.053167608630631</text:p>
          </table:table-cell>
          <table:table-cell office:value-type="float" office:value="-0.0571785947502213" calcext:value-type="float">
            <text:p>-0.057178594750221</text:p>
          </table:table-cell>
          <table:table-cell office:value-type="float" office:value="-0.0563052772110166" calcext:value-type="float">
            <text:p>-0.056305277211017</text:p>
          </table:table-cell>
          <table:table-cell office:value-type="float" office:value="-0.0588995607695975" calcext:value-type="float">
            <text:p>-0.058899560769598</text:p>
          </table:table-cell>
          <table:table-cell office:value-type="float" office:value="-0.0611425838042355" calcext:value-type="float">
            <text:p>-0.061142583804236</text:p>
          </table:table-cell>
          <table:table-cell office:value-type="float" office:value="-0.0601645016593498" calcext:value-type="float">
            <text:p>-0.06016450165935</text:p>
          </table:table-cell>
          <table:table-cell office:value-type="float" office:value="-0.0579581906841755" calcext:value-type="float">
            <text:p>-0.057958190684176</text:p>
          </table:table-cell>
          <table:table-cell office:value-type="float" office:value="-0.0562178444499298" calcext:value-type="float">
            <text:p>-0.05621784444993</text:p>
          </table:table-cell>
          <table:table-cell office:value-type="float" office:value="-0.0554649798172869" calcext:value-type="float">
            <text:p>-0.055464979817287</text:p>
          </table:table-cell>
          <table:table-cell office:value-type="float" office:value="-0.0574365554020934" calcext:value-type="float">
            <text:p>-0.057436555402093</text:p>
          </table:table-cell>
          <table:table-cell office:value-type="float" office:value="-0.0585831810114389" calcext:value-type="float">
            <text:p>-0.058583181011439</text:p>
          </table:table-cell>
          <table:table-cell office:value-type="float" office:value="-0.0597746099847504" calcext:value-type="float">
            <text:p>-0.05977460998475</text:p>
          </table:table-cell>
          <table:table-cell office:value-type="float" office:value="-0.0600128060143285" calcext:value-type="float">
            <text:p>-0.060012806014329</text:p>
          </table:table-cell>
          <table:table-cell office:value-type="float" office:value="-0.0543043100926224" calcext:value-type="float">
            <text:p>-0.054304310092622</text:p>
          </table:table-cell>
          <table:table-cell office:value-type="float" office:value="-0.0492227686298084" calcext:value-type="float">
            <text:p>-0.049222768629808</text:p>
          </table:table-cell>
          <table:table-cell office:value-type="float" office:value="-0.0366547939492571" calcext:value-type="float">
            <text:p>-0.036654793949257</text:p>
          </table:table-cell>
          <table:table-cell office:value-type="float" office:value="-0.0323701652722046" calcext:value-type="float">
            <text:p>-0.032370165272205</text:p>
          </table:table-cell>
          <table:table-cell office:value-type="float" office:value="-0.0263967863666136" calcext:value-type="float">
            <text:p>-0.026396786366614</text:p>
          </table:table-cell>
          <table:table-cell office:value-type="float" office:value="-0.0258695455158904" calcext:value-type="float">
            <text:p>-0.02586954551589</text:p>
          </table:table-cell>
          <table:table-cell office:value-type="float" office:value="-0.0263049067799295" calcext:value-type="float">
            <text:p>-0.02630490677993</text:p>
          </table:table-cell>
          <table:table-cell office:value-type="float" office:value="-0.0273333227714681" calcext:value-type="float">
            <text:p>-0.027333322771468</text:p>
          </table:table-cell>
          <table:table-cell office:value-type="float" office:value="-0.0284929546806053" calcext:value-type="float">
            <text:p>-0.028492954680605</text:p>
          </table:table-cell>
          <table:table-cell office:value-type="float" office:value="-0.0307108893794394" calcext:value-type="float">
            <text:p>-0.030710889379439</text:p>
          </table:table-cell>
          <table:table-cell office:value-type="float" office:value="-0.0326632487759315" calcext:value-type="float">
            <text:p>-0.032663248775932</text:p>
          </table:table-cell>
          <table:table-cell office:value-type="float" office:value="-0.0429944435366448" calcext:value-type="float">
            <text:p>-0.042994443536645</text:p>
          </table:table-cell>
          <table:table-cell office:value-type="float" office:value="-0.0539232365894285" calcext:value-type="float">
            <text:p>-0.053923236589429</text:p>
          </table:table-cell>
          <table:table-cell office:value-type="float" office:value="-0.0576244853588397" calcext:value-type="float">
            <text:p>-0.05762448535884</text:p>
          </table:table-cell>
          <table:table-cell office:value-type="float" office:value="-0.0613352268077294" calcext:value-type="float">
            <text:p>-0.061335226807729</text:p>
          </table:table-cell>
          <table:table-cell office:value-type="float" office:value="-0.0628430580816073" calcext:value-type="float">
            <text:p>-0.062843058081607</text:p>
          </table:table-cell>
          <table:table-cell office:value-type="float" office:value="-0.063032787154086" calcext:value-type="float">
            <text:p>-0.063032787154086</text:p>
          </table:table-cell>
          <table:table-cell office:value-type="float" office:value="-0.0620798827115557" calcext:value-type="float">
            <text:p>-0.062079882711556</text:p>
          </table:table-cell>
          <table:table-cell office:value-type="float" office:value="-0.0655201860301498" calcext:value-type="float">
            <text:p>-0.06552018603015</text:p>
          </table:table-cell>
          <table:table-cell office:value-type="float" office:value="-0.0654449427758598" calcext:value-type="float">
            <text:p>-0.06544494277586</text:p>
          </table:table-cell>
          <table:table-cell office:value-type="float" office:value="-0.0651192577997907" calcext:value-type="float">
            <text:p>-0.065119257799791</text:p>
          </table:table-cell>
          <table:table-cell office:value-type="float" office:value="-0.0609092716130978" calcext:value-type="float">
            <text:p>-0.060909271613098</text:p>
          </table:table-cell>
          <table:table-cell office:value-type="float" office:value="-0.0551185946150243" calcext:value-type="float">
            <text:p>-0.055118594615024</text:p>
          </table:table-cell>
          <table:table-cell office:value-type="float" office:value="-0.050968674092518" calcext:value-type="float">
            <text:p>-0.050968674092518</text:p>
          </table:table-cell>
          <table:table-cell office:value-type="float" office:value="-0.0471682826739589" calcext:value-type="float">
            <text:p>-0.047168282673959</text:p>
          </table:table-cell>
          <table:table-cell office:value-type="float" office:value="-0.0451262224268843" calcext:value-type="float">
            <text:p>-0.045126222426884</text:p>
          </table:table-cell>
          <table:table-cell office:value-type="float" office:value="-0.0414796206447736" calcext:value-type="float">
            <text:p>-0.041479620644774</text:p>
          </table:table-cell>
          <table:table-cell office:value-type="float" office:value="-0.038258144818905" calcext:value-type="float">
            <text:p>-0.038258144818905</text:p>
          </table:table-cell>
          <table:table-cell office:value-type="float" office:value="-0.0366240405007994" calcext:value-type="float">
            <text:p>-0.036624040500799</text:p>
          </table:table-cell>
          <table:table-cell office:value-type="float" office:value="-0.0350802908182956" calcext:value-type="float">
            <text:p>-0.035080290818296</text:p>
          </table:table-cell>
          <table:table-cell office:value-type="float" office:value="-0.0315731034055196" calcext:value-type="float">
            <text:p>-0.03157310340552</text:p>
          </table:table-cell>
          <table:table-cell office:value-type="float" office:value="-0.0303135427280995" calcext:value-type="float">
            <text:p>-0.0303135427281</text:p>
          </table:table-cell>
          <table:table-cell office:value-type="float" office:value="-0.0297326976501456" calcext:value-type="float">
            <text:p>-0.029732697650146</text:p>
          </table:table-cell>
          <table:table-cell office:value-type="float" office:value="-0.0278234009807687" calcext:value-type="float">
            <text:p>-0.027823400980769</text:p>
          </table:table-cell>
          <table:table-cell office:value-type="float" office:value="-0.0242023648933694" calcext:value-type="float">
            <text:p>-0.024202364893369</text:p>
          </table:table-cell>
          <table:table-cell office:value-type="float" office:value="-0.021351054663284" calcext:value-type="float">
            <text:p>-0.021351054663284</text:p>
          </table:table-cell>
          <table:table-cell office:value-type="float" office:value="-0.0576235062178356" calcext:value-type="float">
            <text:p>-0.057623506217836</text:p>
          </table:table-cell>
          <table:table-cell office:value-type="float" office:value="-0.0607582067653884" calcext:value-type="float">
            <text:p>-0.060758206765388</text:p>
          </table:table-cell>
          <table:table-cell office:value-type="float" office:value="-0.0581325309308367" calcext:value-type="float">
            <text:p>-0.058132530930837</text:p>
          </table:table-cell>
          <table:table-cell office:value-type="float" office:value="-0.0543120983301854" calcext:value-type="float">
            <text:p>-0.054312098330185</text:p>
          </table:table-cell>
          <table:table-cell office:value-type="float" office:value="-0.054973082508708" calcext:value-type="float">
            <text:p>-0.054973082508708</text:p>
          </table:table-cell>
          <table:table-cell office:value-type="float" office:value="-0.056054000632416" calcext:value-type="float">
            <text:p>-0.056054000632416</text:p>
          </table:table-cell>
          <table:table-cell office:value-type="float" office:value="-0.0561941054852067" calcext:value-type="float">
            <text:p>-0.056194105485207</text:p>
          </table:table-cell>
          <table:table-cell office:value-type="float" office:value="-0.0555295855910718" calcext:value-type="float">
            <text:p>-0.055529585591072</text:p>
          </table:table-cell>
          <table:table-cell office:value-type="float" office:value="-0.053213322343567" calcext:value-type="float">
            <text:p>-0.053213322343567</text:p>
          </table:table-cell>
          <table:table-cell office:value-type="float" office:value="-0.0490994353139618" calcext:value-type="float">
            <text:p>-0.049099435313962</text:p>
          </table:table-cell>
          <table:table-cell office:value-type="float" office:value="-0.0440500404831734" calcext:value-type="float">
            <text:p>-0.044050040483173</text:p>
          </table:table-cell>
          <table:table-cell office:value-type="float" office:value="-0.0325301842039779" calcext:value-type="float">
            <text:p>-0.032530184203978</text:p>
          </table:table-cell>
          <table:table-cell office:value-type="float" office:value="-0.0256699235373679" calcext:value-type="float">
            <text:p>-0.025669923537368</text:p>
          </table:table-cell>
          <table:table-cell office:value-type="float" office:value="-0.0237044984030069" calcext:value-type="float">
            <text:p>-0.023704498403007</text:p>
          </table:table-cell>
          <table:table-cell office:value-type="float" office:value="-0.0237937989295908" calcext:value-type="float">
            <text:p>-0.023793798929591</text:p>
          </table:table-cell>
          <table:table-cell office:value-type="float" office:value="-0.024003941019179" calcext:value-type="float">
            <text:p>-0.024003941019179</text:p>
          </table:table-cell>
          <table:table-cell office:value-type="float" office:value="-0.023243796850583" calcext:value-type="float">
            <text:p>-0.023243796850583</text:p>
          </table:table-cell>
          <table:table-cell office:value-type="float" office:value="-0.0233157227832781" calcext:value-type="float">
            <text:p>-0.023315722783278</text:p>
          </table:table-cell>
          <table:table-cell office:value-type="float" office:value="-0.0272866052637773" calcext:value-type="float">
            <text:p>-0.027286605263777</text:p>
          </table:table-cell>
          <table:table-cell office:value-type="float" office:value="-0.0390775384063108" calcext:value-type="float">
            <text:p>-0.039077538406311</text:p>
          </table:table-cell>
          <table:table-cell office:value-type="float" office:value="-0.0431776830061002" calcext:value-type="float">
            <text:p>-0.0431776830061</text:p>
          </table:table-cell>
          <table:table-cell office:value-type="float" office:value="-0.0545166577170297" calcext:value-type="float">
            <text:p>-0.05451665771703</text:p>
          </table:table-cell>
          <table:table-cell office:value-type="float" office:value="-0.0655367565385281" calcext:value-type="float">
            <text:p>-0.065536756538528</text:p>
          </table:table-cell>
          <table:table-cell office:value-type="float" office:value="-0.0653844376373453" calcext:value-type="float">
            <text:p>-0.065384437637345</text:p>
          </table:table-cell>
          <table:table-cell office:value-type="float" office:value="-0.063888259613101" calcext:value-type="float">
            <text:p>-0.063888259613101</text:p>
          </table:table-cell>
          <table:table-cell office:value-type="float" office:value="-0.0657401927168051" calcext:value-type="float">
            <text:p>-0.065740192716805</text:p>
          </table:table-cell>
          <table:table-cell office:value-type="float" office:value="-0.0652808118167523" calcext:value-type="float">
            <text:p>-0.065280811816752</text:p>
          </table:table-cell>
          <table:table-cell office:value-type="float" office:value="-0.063347942103487" calcext:value-type="float">
            <text:p>-0.063347942103487</text:p>
          </table:table-cell>
          <table:table-cell office:value-type="float" office:value="-0.0603132658216078" calcext:value-type="float">
            <text:p>-0.060313265821608</text:p>
          </table:table-cell>
          <table:table-cell office:value-type="float" office:value="-0.055917980522577" calcext:value-type="float">
            <text:p>-0.055917980522577</text:p>
          </table:table-cell>
          <table:table-cell office:value-type="float" office:value="-0.0523915898498521" calcext:value-type="float">
            <text:p>-0.052391589849852</text:p>
          </table:table-cell>
          <table:table-cell office:value-type="float" office:value="-0.0473650924088756" calcext:value-type="float">
            <text:p>-0.047365092408876</text:p>
          </table:table-cell>
          <table:table-cell office:value-type="float" office:value="-0.0394674792811095" calcext:value-type="float">
            <text:p>-0.03946747928111</text:p>
          </table:table-cell>
          <table:table-cell office:value-type="float" office:value="-0.0347054004300828" calcext:value-type="float">
            <text:p>-0.034705400430083</text:p>
          </table:table-cell>
          <table:table-cell office:value-type="float" office:value="-0.0326390275170905" calcext:value-type="float">
            <text:p>-0.032639027517091</text:p>
          </table:table-cell>
          <table:table-cell office:value-type="float" office:value="-0.0274911391327148" calcext:value-type="float">
            <text:p>-0.027491139132715</text:p>
          </table:table-cell>
          <table:table-cell office:value-type="float" office:value="-0.023990104435795" calcext:value-type="float">
            <text:p>-0.023990104435795</text:p>
          </table:table-cell>
          <table:table-cell office:value-type="float" office:value="-0.0222690719127259" calcext:value-type="float">
            <text:p>-0.022269071912726</text:p>
          </table:table-cell>
          <table:table-cell office:value-type="float" office:value="-0.0191279577275643" calcext:value-type="float">
            <text:p>-0.019127957727564</text:p>
          </table:table-cell>
          <table:table-cell office:value-type="float" office:value="-0.015714751979449" calcext:value-type="float">
            <text:p>-0.015714751979449</text:p>
          </table:table-cell>
          <table:table-cell office:value-type="float" office:value="-0.0140225064677486" calcext:value-type="float">
            <text:p>-0.014022506467749</text:p>
          </table:table-cell>
          <table:table-cell office:value-type="float" office:value="-0.0129045096574703" calcext:value-type="float">
            <text:p>-0.01290450965747</text:p>
          </table:table-cell>
          <table:table-cell office:value-type="float" office:value="-0.0481061202460489" calcext:value-type="float">
            <text:p>-0.048106120246049</text:p>
          </table:table-cell>
          <table:table-cell office:value-type="float" office:value="-0.0530814315317045" calcext:value-type="float">
            <text:p>-0.053081431531705</text:p>
          </table:table-cell>
          <table:table-cell office:value-type="float" office:value="-0.0539991291458429" calcext:value-type="float">
            <text:p>-0.053999129145843</text:p>
          </table:table-cell>
          <table:table-cell office:value-type="float" office:value="-0.055222902473723" calcext:value-type="float">
            <text:p>-0.055222902473723</text:p>
          </table:table-cell>
          <table:table-cell office:value-type="float" office:value="-0.058710533382679" calcext:value-type="float">
            <text:p>-0.058710533382679</text:p>
          </table:table-cell>
          <table:table-cell office:value-type="float" office:value="-0.0592423531749573" calcext:value-type="float">
            <text:p>-0.059242353174957</text:p>
          </table:table-cell>
          <table:table-cell office:value-type="float" office:value="-0.0574837793698993" calcext:value-type="float">
            <text:p>-0.057483779369899</text:p>
          </table:table-cell>
          <table:table-cell office:value-type="float" office:value="-0.0508992523929043" calcext:value-type="float">
            <text:p>-0.050899252392904</text:p>
          </table:table-cell>
          <table:table-cell office:value-type="float" office:value="-0.0439331297033521" calcext:value-type="float">
            <text:p>-0.043933129703352</text:p>
          </table:table-cell>
          <table:table-cell office:value-type="float" office:value="-0.0427476886276549" calcext:value-type="float">
            <text:p>-0.042747688627655</text:p>
          </table:table-cell>
          <table:table-cell office:value-type="float" office:value="-0.0411892549855681" calcext:value-type="float">
            <text:p>-0.041189254985568</text:p>
          </table:table-cell>
          <table:table-cell office:value-type="float" office:value="-0.0333587130595841" calcext:value-type="float">
            <text:p>-0.033358713059584</text:p>
          </table:table-cell>
          <table:table-cell office:value-type="float" office:value="-0.0266616905259425" calcext:value-type="float">
            <text:p>-0.026661690525943</text:p>
          </table:table-cell>
          <table:table-cell office:value-type="float" office:value="-0.0255035672001069" calcext:value-type="float">
            <text:p>-0.025503567200107</text:p>
          </table:table-cell>
          <table:table-cell office:value-type="float" office:value="-0.0239019497206072" calcext:value-type="float">
            <text:p>-0.023901949720607</text:p>
          </table:table-cell>
          <table:table-cell office:value-type="float" office:value="-0.0231441592618351" calcext:value-type="float">
            <text:p>-0.023144159261835</text:p>
          </table:table-cell>
          <table:table-cell office:value-type="float" office:value="-0.0223552225138361" calcext:value-type="float">
            <text:p>-0.022355222513836</text:p>
          </table:table-cell>
          <table:table-cell office:value-type="float" office:value="-0.0220684815075236" calcext:value-type="float">
            <text:p>-0.022068481507524</text:p>
          </table:table-cell>
          <table:table-cell office:value-type="float" office:value="-0.0216959911406249" calcext:value-type="float">
            <text:p>-0.021695991140625</text:p>
          </table:table-cell>
          <table:table-cell office:value-type="float" office:value="-0.0193915228486246" calcext:value-type="float">
            <text:p>-0.019391522848625</text:p>
          </table:table-cell>
          <table:table-cell office:value-type="float" office:value="-0.0185368870646822" calcext:value-type="float">
            <text:p>-0.018536887064682</text:p>
          </table:table-cell>
          <table:table-cell office:value-type="float" office:value="-0.0213594436039195" calcext:value-type="float">
            <text:p>-0.02135944360392</text:p>
          </table:table-cell>
          <table:table-cell office:value-type="float" office:value="-0.0263111733502677" calcext:value-type="float">
            <text:p>-0.026311173350268</text:p>
          </table:table-cell>
          <table:table-cell office:value-type="float" office:value="-0.0315264990481955" calcext:value-type="float">
            <text:p>-0.031526499048196</text:p>
          </table:table-cell>
          <table:table-cell office:value-type="float" office:value="-0.0508181811266976" calcext:value-type="float">
            <text:p>-0.050818181126698</text:p>
          </table:table-cell>
          <table:table-cell office:value-type="float" office:value="-0.0619274703058467" calcext:value-type="float">
            <text:p>-0.061927470305847</text:p>
          </table:table-cell>
          <table:table-cell office:value-type="float" office:value="-0.0631384368204962" calcext:value-type="float">
            <text:p>-0.063138436820496</text:p>
          </table:table-cell>
          <table:table-cell office:value-type="float" office:value="-0.0643540518058978" calcext:value-type="float">
            <text:p>-0.064354051805898</text:p>
          </table:table-cell>
          <table:table-cell office:value-type="float" office:value="-0.0634881166184423" calcext:value-type="float">
            <text:p>-0.063488116618442</text:p>
          </table:table-cell>
          <table:table-cell office:value-type="float" office:value="-0.0602827310439503" calcext:value-type="float">
            <text:p>-0.06028273104395</text:p>
          </table:table-cell>
          <table:table-cell office:value-type="float" office:value="-0.0614816801757404" calcext:value-type="float">
            <text:p>-0.06148168017574</text:p>
          </table:table-cell>
          <table:table-cell office:value-type="float" office:value="-0.0615180464357786" calcext:value-type="float">
            <text:p>-0.061518046435779</text:p>
          </table:table-cell>
          <table:table-cell office:value-type="float" office:value="-0.0604759700859123" calcext:value-type="float">
            <text:p>-0.060475970085912</text:p>
          </table:table-cell>
          <table:table-cell office:value-type="float" office:value="-0.0584888753084085" calcext:value-type="float">
            <text:p>-0.058488875308409</text:p>
          </table:table-cell>
          <table:table-cell office:value-type="float" office:value="-0.0485743769909445" calcext:value-type="float">
            <text:p>-0.048574376990945</text:p>
          </table:table-cell>
          <table:table-cell office:value-type="float" office:value="-0.0254701964772372" calcext:value-type="float">
            <text:p>-0.025470196477237</text:p>
          </table:table-cell>
          <table:table-cell office:value-type="float" office:value="-0.0224922939706767" calcext:value-type="float">
            <text:p>-0.022492293970677</text:p>
          </table:table-cell>
          <table:table-cell office:value-type="float" office:value="-0.0216630421044973" calcext:value-type="float">
            <text:p>-0.021663042104497</text:p>
          </table:table-cell>
          <table:table-cell office:value-type="float" office:value="-0.0209649871566611" calcext:value-type="float">
            <text:p>-0.020964987156661</text:p>
          </table:table-cell>
          <table:table-cell office:value-type="float" office:value="-0.0196541714181433" calcext:value-type="float">
            <text:p>-0.019654171418143</text:p>
          </table:table-cell>
          <table:table-cell office:value-type="float" office:value="-0.0178299241863011" calcext:value-type="float">
            <text:p>-0.017829924186301</text:p>
          </table:table-cell>
          <table:table-cell office:value-type="float" office:value="-0.0157640118349562" calcext:value-type="float">
            <text:p>-0.015764011834956</text:p>
          </table:table-cell>
          <table:table-cell office:value-type="float" office:value="-0.0137422650996496" calcext:value-type="float">
            <text:p>-0.01374226509965</text:p>
          </table:table-cell>
          <table:table-cell office:value-type="float" office:value="-0.0130847346091858" calcext:value-type="float">
            <text:p>-0.013084734609186</text:p>
          </table:table-cell>
          <table:table-cell office:value-type="float" office:value="-0.0134012703450611" calcext:value-type="float">
            <text:p>-0.013401270345061</text:p>
          </table:table-cell>
          <table:table-cell office:value-type="float" office:value="-0.051842317737167" calcext:value-type="float">
            <text:p>-0.051842317737167</text:p>
          </table:table-cell>
          <table:table-cell office:value-type="float" office:value="-0.0475258920251512" calcext:value-type="float">
            <text:p>-0.047525892025151</text:p>
          </table:table-cell>
          <table:table-cell office:value-type="float" office:value="-0.0433060875576051" calcext:value-type="float">
            <text:p>-0.043306087557605</text:p>
          </table:table-cell>
          <table:table-cell office:value-type="float" office:value="-0.0272646320299186" calcext:value-type="float">
            <text:p>-0.027264632029919</text:p>
          </table:table-cell>
          <table:table-cell office:value-type="float" office:value="-0.0214859163571076" calcext:value-type="float">
            <text:p>-0.021485916357108</text:p>
          </table:table-cell>
          <table:table-cell office:value-type="float" office:value="-0.0252028560491721" calcext:value-type="float">
            <text:p>-0.025202856049172</text:p>
          </table:table-cell>
          <table:table-cell office:value-type="float" office:value="-0.0285776262805384" calcext:value-type="float">
            <text:p>-0.028577626280538</text:p>
          </table:table-cell>
          <table:table-cell office:value-type="float" office:value="-0.0265044542025419" calcext:value-type="float">
            <text:p>-0.026504454202542</text:p>
          </table:table-cell>
          <table:table-cell office:value-type="float" office:value="-0.0250125299142571" calcext:value-type="float">
            <text:p>-0.025012529914257</text:p>
          </table:table-cell>
          <table:table-cell office:value-type="float" office:value="-0.0243251463006358" calcext:value-type="float">
            <text:p>-0.024325146300636</text:p>
          </table:table-cell>
          <table:table-cell office:value-type="float" office:value="-0.0239394723350349" calcext:value-type="float">
            <text:p>-0.023939472335035</text:p>
          </table:table-cell>
          <table:table-cell office:value-type="float" office:value="-0.0232320918863469" calcext:value-type="float">
            <text:p>-0.023232091886347</text:p>
          </table:table-cell>
          <table:table-cell office:value-type="float" office:value="-0.0230582800043376" calcext:value-type="float">
            <text:p>-0.023058280004338</text:p>
          </table:table-cell>
          <table:table-cell office:value-type="float" office:value="-0.0286477545712783" calcext:value-type="float">
            <text:p>-0.028647754571278</text:p>
          </table:table-cell>
          <table:table-cell office:value-type="float" office:value="-0.0349312054635322" calcext:value-type="float">
            <text:p>-0.034931205463532</text:p>
          </table:table-cell>
          <table:table-cell office:value-type="float" office:value="-0.0483853556839034" calcext:value-type="float">
            <text:p>-0.048385355683903</text:p>
          </table:table-cell>
          <table:table-cell office:value-type="float" office:value="-0.0617319399445628" calcext:value-type="float">
            <text:p>-0.061731939944563</text:p>
          </table:table-cell>
          <table:table-cell office:value-type="float" office:value="-0.0658000432562177" calcext:value-type="float">
            <text:p>-0.065800043256218</text:p>
          </table:table-cell>
          <table:table-cell office:value-type="float" office:value="-0.0689258410096683" calcext:value-type="float">
            <text:p>-0.068925841009668</text:p>
          </table:table-cell>
          <table:table-cell office:value-type="float" office:value="-0.0679694149467711" calcext:value-type="float">
            <text:p>-0.067969414946771</text:p>
          </table:table-cell>
          <table:table-cell office:value-type="float" office:value="-0.0660313614906798" calcext:value-type="float">
            <text:p>-0.06603136149068</text:p>
          </table:table-cell>
          <table:table-cell office:value-type="float" office:value="-0.0663318916771718" calcext:value-type="float">
            <text:p>-0.066331891677172</text:p>
          </table:table-cell>
          <table:table-cell office:value-type="float" office:value="-0.0664822894082923" calcext:value-type="float">
            <text:p>-0.066482289408292</text:p>
          </table:table-cell>
          <table:table-cell office:value-type="float" office:value="-0.0655757461935629" calcext:value-type="float">
            <text:p>-0.065575746193563</text:p>
          </table:table-cell>
          <table:table-cell office:value-type="float" office:value="-0.0652736644666257" calcext:value-type="float">
            <text:p>-0.065273664466626</text:p>
          </table:table-cell>
          <table:table-cell office:value-type="float" office:value="-0.0499919216512949" calcext:value-type="float">
            <text:p>-0.049991921651295</text:p>
          </table:table-cell>
          <table:table-cell office:value-type="float" office:value="-0.0378489699428345" calcext:value-type="float">
            <text:p>-0.037848969942835</text:p>
          </table:table-cell>
          <table:table-cell office:value-type="float" office:value="-0.0278482537079908" calcext:value-type="float">
            <text:p>-0.027848253707991</text:p>
          </table:table-cell>
          <table:table-cell office:value-type="float" office:value="-0.0210715323916681" calcext:value-type="float">
            <text:p>-0.021071532391668</text:p>
          </table:table-cell>
          <table:table-cell office:value-type="float" office:value="-0.0187460681765226" calcext:value-type="float">
            <text:p>-0.018746068176523</text:p>
          </table:table-cell>
          <table:table-cell office:value-type="float" office:value="-0.0175897624844161" calcext:value-type="float">
            <text:p>-0.017589762484416</text:p>
          </table:table-cell>
          <table:table-cell office:value-type="float" office:value="-0.016391404345286" calcext:value-type="float">
            <text:p>-0.016391404345286</text:p>
          </table:table-cell>
          <table:table-cell office:value-type="float" office:value="-0.0115893328330736" calcext:value-type="float">
            <text:p>-0.011589332833074</text:p>
          </table:table-cell>
          <table:table-cell office:value-type="float" office:value="-0.00976575600002585" calcext:value-type="float">
            <text:p>-0.009765756000026</text:p>
          </table:table-cell>
          <table:table-cell office:value-type="float" office:value="-0.00889239549143339" calcext:value-type="float">
            <text:p>-0.008892395491433</text:p>
          </table:table-cell>
          <table:table-cell office:value-type="float" office:value="-0.00808630140589338" calcext:value-type="float">
            <text:p>-0.008086301405893</text:p>
          </table:table-cell>
          <table:table-cell office:value-type="float" office:value="-0.00771668591770628" calcext:value-type="float">
            <text:p>-0.007716685917706</text:p>
          </table:table-cell>
          <table:table-cell office:value-type="float" office:value="-0.0071044140827274" calcext:value-type="float">
            <text:p>-0.007104414082727</text:p>
          </table:table-cell>
          <table:table-cell office:value-type="float" office:value="-0.0110399205463818" calcext:value-type="float">
            <text:p>-0.011039920546382</text:p>
          </table:table-cell>
          <table:table-cell office:value-type="float" office:value="-0.0405517234815755" calcext:value-type="float">
            <text:p>-0.040551723481576</text:p>
          </table:table-cell>
          <table:table-cell office:value-type="float" office:value="-0.0433931603536413" calcext:value-type="float">
            <text:p>-0.043393160353641</text:p>
          </table:table-cell>
          <table:table-cell office:value-type="float" office:value="-0.0430827532232979" calcext:value-type="float">
            <text:p>-0.043082753223298</text:p>
          </table:table-cell>
          <table:table-cell office:value-type="float" office:value="-0.0152997469648441" calcext:value-type="float">
            <text:p>-0.015299746964844</text:p>
          </table:table-cell>
          <table:table-cell office:value-type="float" office:value="-0.00996909854376623" calcext:value-type="float">
            <text:p>-0.009969098543766</text:p>
          </table:table-cell>
          <table:table-cell office:value-type="float" office:value="-0.00941583618693326" calcext:value-type="float">
            <text:p>-0.009415836186933</text:p>
          </table:table-cell>
          <table:table-cell office:value-type="float" office:value="-0.00823497965751965" calcext:value-type="float">
            <text:p>-0.00823497965752</text:p>
          </table:table-cell>
          <table:table-cell office:value-type="float" office:value="-0.0116302796920074" calcext:value-type="float">
            <text:p>-0.011630279692007</text:p>
          </table:table-cell>
          <table:table-cell office:value-type="float" office:value="-0.0246956501630365" calcext:value-type="float">
            <text:p>-0.024695650163037</text:p>
          </table:table-cell>
          <table:table-cell office:value-type="float" office:value="-0.0303479196806675" calcext:value-type="float">
            <text:p>-0.030347919680668</text:p>
          </table:table-cell>
          <table:table-cell office:value-type="float" office:value="-0.0267559539521185" calcext:value-type="float">
            <text:p>-0.026755953952119</text:p>
          </table:table-cell>
          <table:table-cell office:value-type="float" office:value="-0.0232792691506342" calcext:value-type="float">
            <text:p>-0.023279269150634</text:p>
          </table:table-cell>
          <table:table-cell office:value-type="float" office:value="-0.0229938849764437" calcext:value-type="float">
            <text:p>-0.022993884976444</text:p>
          </table:table-cell>
          <table:table-cell office:value-type="float" office:value="-0.022188525972668" calcext:value-type="float">
            <text:p>-0.022188525972668</text:p>
          </table:table-cell>
          <table:table-cell office:value-type="float" office:value="-0.0172642024432902" calcext:value-type="float">
            <text:p>-0.01726420244329</text:p>
          </table:table-cell>
          <table:table-cell office:value-type="float" office:value="-0.0187089165755207" calcext:value-type="float">
            <text:p>-0.018708916575521</text:p>
          </table:table-cell>
          <table:table-cell office:value-type="float" office:value="-0.0208210233595532" calcext:value-type="float">
            <text:p>-0.020821023359553</text:p>
          </table:table-cell>
          <table:table-cell office:value-type="float" office:value="-0.0378894561162171" calcext:value-type="float">
            <text:p>-0.037889456116217</text:p>
          </table:table-cell>
          <table:table-cell office:value-type="float" office:value="-0.0432544208849865" calcext:value-type="float">
            <text:p>-0.043254420884987</text:p>
          </table:table-cell>
          <table:table-cell office:value-type="float" office:value="-0.0433545598383792" calcext:value-type="float">
            <text:p>-0.043354559838379</text:p>
          </table:table-cell>
          <table:table-cell office:value-type="float" office:value="-0.0628712328263673" calcext:value-type="float">
            <text:p>-0.062871232826367</text:p>
          </table:table-cell>
          <table:table-cell office:value-type="float" office:value="-0.0655148164926974" calcext:value-type="float">
            <text:p>-0.065514816492697</text:p>
          </table:table-cell>
          <table:table-cell office:value-type="float" office:value="-0.0665019953894408" calcext:value-type="float">
            <text:p>-0.066501995389441</text:p>
          </table:table-cell>
          <table:table-cell office:value-type="float" office:value="-0.0663602460779971" calcext:value-type="float">
            <text:p>-0.066360246077997</text:p>
          </table:table-cell>
          <table:table-cell office:value-type="float" office:value="-0.0634572432868805" calcext:value-type="float">
            <text:p>-0.063457243286881</text:p>
          </table:table-cell>
          <table:table-cell office:value-type="float" office:value="-0.0632011120987038" calcext:value-type="float">
            <text:p>-0.063201112098704</text:p>
          </table:table-cell>
          <table:table-cell office:value-type="float" office:value="-0.0643725878508481" calcext:value-type="float">
            <text:p>-0.064372587850848</text:p>
          </table:table-cell>
          <table:table-cell office:value-type="float" office:value="-0.0651344123115817" calcext:value-type="float">
            <text:p>-0.065134412311582</text:p>
          </table:table-cell>
          <table:table-cell office:value-type="float" office:value="-0.0640051523437332" calcext:value-type="float">
            <text:p>-0.064005152343733</text:p>
          </table:table-cell>
          <table:table-cell office:value-type="float" office:value="-0.061016195413332" calcext:value-type="float">
            <text:p>-0.061016195413332</text:p>
          </table:table-cell>
          <table:table-cell office:value-type="float" office:value="-0.0583548432169349" calcext:value-type="float">
            <text:p>-0.058354843216935</text:p>
          </table:table-cell>
          <table:table-cell office:value-type="float" office:value="-0.0523381434803301" calcext:value-type="float">
            <text:p>-0.05233814348033</text:p>
          </table:table-cell>
          <table:table-cell office:value-type="float" office:value="-0.0489920103281075" calcext:value-type="float">
            <text:p>-0.048992010328108</text:p>
          </table:table-cell>
          <table:table-cell office:value-type="float" office:value="-0.0384705991633346" calcext:value-type="float">
            <text:p>-0.038470599163335</text:p>
          </table:table-cell>
          <table:table-cell office:value-type="float" office:value="-0.0355057033831847" calcext:value-type="float">
            <text:p>-0.035505703383185</text:p>
          </table:table-cell>
          <table:table-cell office:value-type="float" office:value="-0.0304286564930292" calcext:value-type="float">
            <text:p>-0.030428656493029</text:p>
          </table:table-cell>
          <table:table-cell office:value-type="float" office:value="-0.0268025739119206" calcext:value-type="float">
            <text:p>-0.026802573911921</text:p>
          </table:table-cell>
          <table:table-cell office:value-type="float" office:value="-0.0230428944046826" calcext:value-type="float">
            <text:p>-0.023042894404683</text:p>
          </table:table-cell>
          <table:table-cell office:value-type="float" office:value="-0.0191700684778975" calcext:value-type="float">
            <text:p>-0.019170068477898</text:p>
          </table:table-cell>
          <table:table-cell office:value-type="float" office:value="-0.0141973552917957" calcext:value-type="float">
            <text:p>-0.014197355291796</text:p>
          </table:table-cell>
          <table:table-cell office:value-type="float" office:value="-0.0126970940078972" calcext:value-type="float">
            <text:p>-0.012697094007897</text:p>
          </table:table-cell>
          <table:table-cell office:value-type="float" office:value="-0.0119865082573381" calcext:value-type="float">
            <text:p>-0.011986508257338</text:p>
          </table:table-cell>
          <table:table-cell office:value-type="float" office:value="-0.0118163280041184" calcext:value-type="float">
            <text:p>-0.011816328004118</text:p>
          </table:table-cell>
          <table:table-cell office:value-type="float" office:value="-0.0442950825084509" calcext:value-type="float">
            <text:p>-0.044295082508451</text:p>
          </table:table-cell>
          <table:table-cell office:value-type="float" office:value="-0.0515358783764471" calcext:value-type="float">
            <text:p>-0.051535878376447</text:p>
          </table:table-cell>
          <table:table-cell office:value-type="float" office:value="-0.0553183873002977" calcext:value-type="float">
            <text:p>-0.055318387300298</text:p>
          </table:table-cell>
          <table:table-cell office:value-type="float" office:value="-0.0563080591427641" calcext:value-type="float">
            <text:p>-0.056308059142764</text:p>
          </table:table-cell>
          <table:table-cell office:value-type="float" office:value="-0.0509999633961082" calcext:value-type="float">
            <text:p>-0.050999963396108</text:p>
          </table:table-cell>
          <table:table-cell office:value-type="float" office:value="-0.046380035605903" calcext:value-type="float">
            <text:p>-0.046380035605903</text:p>
          </table:table-cell>
          <table:table-cell office:value-type="float" office:value="-0.039905942492801" calcext:value-type="float">
            <text:p>-0.039905942492801</text:p>
          </table:table-cell>
          <table:table-cell office:value-type="float" office:value="-0.0400136671029986" calcext:value-type="float">
            <text:p>-0.040013667102999</text:p>
          </table:table-cell>
          <table:table-cell office:value-type="float" office:value="-0.0407918886219396" calcext:value-type="float">
            <text:p>-0.04079188862194</text:p>
          </table:table-cell>
          <table:table-cell office:value-type="float" office:value="-0.0396383260881517" calcext:value-type="float">
            <text:p>-0.039638326088152</text:p>
          </table:table-cell>
          <table:table-cell office:value-type="float" office:value="-0.0325135407731864" calcext:value-type="float">
            <text:p>-0.032513540773186</text:p>
          </table:table-cell>
          <table:table-cell office:value-type="float" office:value="-0.0279145627247195" calcext:value-type="float">
            <text:p>-0.02791456272472</text:p>
          </table:table-cell>
          <table:table-cell office:value-type="float" office:value="-0.0261947264151299" calcext:value-type="float">
            <text:p>-0.02619472641513</text:p>
          </table:table-cell>
          <table:table-cell office:value-type="float" office:value="-0.0243885765952691" calcext:value-type="float">
            <text:p>-0.024388576595269</text:p>
          </table:table-cell>
          <table:table-cell office:value-type="float" office:value="-0.0223142504628776" calcext:value-type="float">
            <text:p>-0.022314250462878</text:p>
          </table:table-cell>
          <table:table-cell office:value-type="float" office:value="-0.0223044330098169" calcext:value-type="float">
            <text:p>-0.022304433009817</text:p>
          </table:table-cell>
          <table:table-cell office:value-type="float" office:value="-0.0220999381457658" calcext:value-type="float">
            <text:p>-0.022099938145766</text:p>
          </table:table-cell>
          <table:table-cell office:value-type="float" office:value="-0.0224221489687241" calcext:value-type="float">
            <text:p>-0.022422148968724</text:p>
          </table:table-cell>
          <table:table-cell office:value-type="float" office:value="-0.0222084057771487" calcext:value-type="float">
            <text:p>-0.022208405777149</text:p>
          </table:table-cell>
          <table:table-cell office:value-type="float" office:value="-0.0223460241129666" calcext:value-type="float">
            <text:p>-0.022346024112967</text:p>
          </table:table-cell>
          <table:table-cell office:value-type="float" office:value="-0.0221904947357332" calcext:value-type="float">
            <text:p>-0.022190494735733</text:p>
          </table:table-cell>
          <table:table-cell office:value-type="float" office:value="-0.0222082621692148" calcext:value-type="float">
            <text:p>-0.022208262169215</text:p>
          </table:table-cell>
          <table:table-cell office:value-type="float" office:value="-0.0223744694822463" calcext:value-type="float">
            <text:p>-0.022374469482246</text:p>
          </table:table-cell>
          <table:table-cell office:value-type="float" office:value="-0.0225515350497919" calcext:value-type="float">
            <text:p>-0.022551535049792</text:p>
          </table:table-cell>
          <table:table-cell office:value-type="float" office:value="-0.0223890483033117" calcext:value-type="float">
            <text:p>-0.022389048303312</text:p>
          </table:table-cell>
          <table:table-cell office:value-type="float" office:value="-0.0225030441624734" calcext:value-type="float">
            <text:p>-0.022503044162473</text:p>
          </table:table-cell>
          <table:table-cell office:value-type="float" office:value="-0.0226133363300106" calcext:value-type="float">
            <text:p>-0.022613336330011</text:p>
          </table:table-cell>
          <table:table-cell office:value-type="float" office:value="-0.0226755407224753" calcext:value-type="float">
            <text:p>-0.022675540722475</text:p>
          </table:table-cell>
          <table:table-cell office:value-type="float" office:value="-0.022679329972231" calcext:value-type="float">
            <text:p>-0.022679329972231</text:p>
          </table:table-cell>
          <table:table-cell office:value-type="float" office:value="-0.0226146145668833" calcext:value-type="float">
            <text:p>-0.022614614566883</text:p>
          </table:table-cell>
          <table:table-cell office:value-type="float" office:value="-0.0227181503854383" calcext:value-type="float">
            <text:p>-0.022718150385438</text:p>
          </table:table-cell>
          <table:table-cell office:value-type="float" office:value="-0.0226602428104143" calcext:value-type="float">
            <text:p>-0.022660242810414</text:p>
          </table:table-cell>
          <table:table-cell office:value-type="float" office:value="-0.022592311941968" calcext:value-type="float">
            <text:p>-0.022592311941968</text:p>
          </table:table-cell>
          <table:table-cell office:value-type="float" office:value="-0.0226522682830771" calcext:value-type="float">
            <text:p>-0.022652268283077</text:p>
          </table:table-cell>
          <table:table-cell office:value-type="float" office:value="-0.0225806903736285" calcext:value-type="float">
            <text:p>-0.022580690373629</text:p>
          </table:table-cell>
          <table:table-cell office:value-type="float" office:value="-0.0227455736314528" calcext:value-type="float">
            <text:p>-0.022745573631453</text:p>
          </table:table-cell>
          <table:table-cell office:value-type="float" office:value="-0.0226696209994736" calcext:value-type="float">
            <text:p>-0.022669620999474</text:p>
          </table:table-cell>
          <table:table-cell office:value-type="float" office:value="-0.0227534931876378" calcext:value-type="float">
            <text:p>-0.022753493187638</text:p>
          </table:table-cell>
          <table:table-cell office:value-type="float" office:value="-0.0226817098913499" calcext:value-type="float">
            <text:p>-0.02268170989135</text:p>
          </table:table-cell>
          <table:table-cell office:value-type="float" office:value="-0.0226258709083687" calcext:value-type="float">
            <text:p>-0.022625870908369</text:p>
          </table:table-cell>
          <table:table-cell office:value-type="float" office:value="-0.0226806613437839" calcext:value-type="float">
            <text:p>-0.022680661343784</text:p>
          </table:table-cell>
          <table:table-cell office:value-type="float" office:value="-0.0226201176736386" calcext:value-type="float">
            <text:p>-0.022620117673639</text:p>
          </table:table-cell>
          <table:table-cell office:value-type="float" office:value="-0.0226894089186379" calcext:value-type="float">
            <text:p>-0.022689408918638</text:p>
          </table:table-cell>
          <table:table-cell office:value-type="float" office:value="-0.0227016852878862" calcext:value-type="float">
            <text:p>-0.022701685287886</text:p>
          </table:table-cell>
          <table:table-cell office:value-type="float" office:value="-0.0226097516361684" calcext:value-type="float">
            <text:p>-0.022609751636168</text:p>
          </table:table-cell>
          <table:table-cell office:value-type="float" office:value="-0.0226836549995846" calcext:value-type="float">
            <text:p>-0.022683654999585</text:p>
          </table:table-cell>
          <table:table-cell office:value-type="float" office:value="-0.0226942186479328" calcext:value-type="float">
            <text:p>-0.022694218647933</text:p>
          </table:table-cell>
          <table:table-cell office:value-type="float" office:value="-0.0226745844364564" calcext:value-type="float">
            <text:p>-0.022674584436456</text:p>
          </table:table-cell>
          <table:table-cell office:value-type="float" office:value="-0.022649538055651" calcext:value-type="float">
            <text:p>-0.022649538055651</text:p>
          </table:table-cell>
          <table:table-cell office:value-type="float" office:value="-0.022669591456411" calcext:value-type="float">
            <text:p>-0.022669591456411</text:p>
          </table:table-cell>
          <table:table-cell office:value-type="float" office:value="-0.0226984663602768" calcext:value-type="float">
            <text:p>-0.022698466360277</text:p>
          </table:table-cell>
          <table:table-cell office:value-type="float" office:value="-0.0226557412964302" calcext:value-type="float">
            <text:p>-0.02265574129643</text:p>
          </table:table-cell>
          <table:table-cell office:value-type="float" office:value="-0.0227358344451038" calcext:value-type="float">
            <text:p>-0.022735834445104</text:p>
          </table:table-cell>
          <table:table-cell office:value-type="float" office:value="-0.0226252956933328" calcext:value-type="float">
            <text:p>-0.022625295693333</text:p>
          </table:table-cell>
          <table:table-cell office:value-type="float" office:value="-0.0226991689083512" calcext:value-type="float">
            <text:p>-0.022699168908351</text:p>
          </table:table-cell>
          <table:table-cell office:value-type="float" office:value="-0.0226820187420746" calcext:value-type="float">
            <text:p>-0.022682018742075</text:p>
          </table:table-cell>
          <table:table-cell office:value-type="float" office:value="-0.0226743401560573" calcext:value-type="float">
            <text:p>-0.022674340156057</text:p>
          </table:table-cell>
          <table:table-cell office:value-type="float" office:value="-0.0226229098227917" calcext:value-type="float">
            <text:p>-0.022622909822792</text:p>
          </table:table-cell>
          <table:table-cell office:value-type="float" office:value="-0.0226890489687841" calcext:value-type="float">
            <text:p>-0.022689048968784</text:p>
          </table:table-cell>
          <table:table-cell office:value-type="float" office:value="-0.0226118395404775" calcext:value-type="float">
            <text:p>-0.022611839540478</text:p>
          </table:table-cell>
          <table:table-cell office:value-type="float" office:value="-0.0227385011421084" calcext:value-type="float">
            <text:p>-0.022738501142108</text:p>
          </table:table-cell>
          <table:table-cell office:value-type="float" office:value="-0.0227051283699764" calcext:value-type="float">
            <text:p>-0.022705128369976</text:p>
          </table:table-cell>
          <table:table-cell office:value-type="float" office:value="-0.0227530021185175" calcext:value-type="float">
            <text:p>-0.022753002118518</text:p>
          </table:table-cell>
          <table:table-cell office:value-type="float" office:value="-0.022713138041207" calcext:value-type="float">
            <text:p>-0.022713138041207</text:p>
          </table:table-cell>
          <table:table-cell office:value-type="float" office:value="-0.0227588382368655" calcext:value-type="float">
            <text:p>-0.022758838236866</text:p>
          </table:table-cell>
          <table:table-cell office:value-type="float" office:value="-0.0226175321501101" calcext:value-type="float">
            <text:p>-0.02261753215011</text:p>
          </table:table-cell>
          <table:table-cell office:value-type="float" office:value="-0.0227569620263071" calcext:value-type="float">
            <text:p>-0.022756962026307</text:p>
          </table:table-cell>
          <table:table-cell office:value-type="float" office:value="-0.0227273501375666" calcext:value-type="float">
            <text:p>-0.022727350137567</text:p>
          </table:table-cell>
          <table:table-cell office:value-type="float" office:value="-0.0227022485863833" calcext:value-type="float">
            <text:p>-0.022702248586383</text:p>
          </table:table-cell>
          <table:table-cell office:value-type="float" office:value="-0.02269276172848" calcext:value-type="float">
            <text:p>-0.02269276172848</text:p>
          </table:table-cell>
          <table:table-cell office:value-type="float" office:value="-0.0225891697856884" calcext:value-type="float">
            <text:p>-0.022589169785688</text:p>
          </table:table-cell>
          <table:table-cell office:value-type="float" office:value="-0.0227417634240683" calcext:value-type="float">
            <text:p>-0.022741763424068</text:p>
          </table:table-cell>
          <table:table-cell office:value-type="float" office:value="-0.0226459578267974" calcext:value-type="float">
            <text:p>-0.022645957826797</text:p>
          </table:table-cell>
          <table:table-cell office:value-type="float" office:value="-0.0226935475619304" calcext:value-type="float">
            <text:p>-0.02269354756193</text:p>
          </table:table-cell>
          <table:table-cell office:value-type="float" office:value="-0.0226870826003708" calcext:value-type="float">
            <text:p>-0.022687082600371</text:p>
          </table:table-cell>
          <table:table-cell office:value-type="float" office:value="-0.0226413778372127" calcext:value-type="float">
            <text:p>-0.022641377837213</text:p>
          </table:table-cell>
          <table:table-cell office:value-type="float" office:value="-0.0226679850653953" calcext:value-type="float">
            <text:p>-0.022667985065395</text:p>
          </table:table-cell>
          <table:table-cell office:value-type="float" office:value="-0.022671761160625" calcext:value-type="float">
            <text:p>-0.022671761160625</text:p>
          </table:table-cell>
          <table:table-cell office:value-type="float" office:value="-0.0227020650530089" calcext:value-type="float">
            <text:p>-0.022702065053009</text:p>
          </table:table-cell>
          <table:table-cell office:value-type="float" office:value="-0.0226976551300485" calcext:value-type="float">
            <text:p>-0.022697655130049</text:p>
          </table:table-cell>
          <table:table-cell office:value-type="float" office:value="-0.0227518624247302" calcext:value-type="float">
            <text:p>-0.02275186242473</text:p>
          </table:table-cell>
          <table:table-cell office:value-type="float" office:value="-0.0226186997783056" calcext:value-type="float">
            <text:p>-0.022618699778306</text:p>
          </table:table-cell>
          <table:table-cell office:value-type="float" office:value="-0.0226925642686967" calcext:value-type="float">
            <text:p>-0.022692564268697</text:p>
          </table:table-cell>
          <table:table-cell office:value-type="float" office:value="-0.0226899948289507" calcext:value-type="float">
            <text:p>-0.022689994828951</text:p>
          </table:table-cell>
          <table:table-cell office:value-type="float" office:value="-0.022687762882825" calcext:value-type="float">
            <text:p>-0.022687762882825</text:p>
          </table:table-cell>
          <table:table-cell office:value-type="float" office:value="-0.0226626176268965" calcext:value-type="float">
            <text:p>-0.022662617626897</text:p>
          </table:table-cell>
          <table:table-cell office:value-type="float" office:value="-0.0227660201588243" calcext:value-type="float">
            <text:p>-0.022766020158824</text:p>
          </table:table-cell>
          <table:table-cell office:value-type="float" office:value="-0.0226921450106298" calcext:value-type="float">
            <text:p>-0.02269214501063</text:p>
          </table:table-cell>
          <table:table-cell office:value-type="float" office:value="-0.0226753941060779" calcext:value-type="float">
            <text:p>-0.022675394106078</text:p>
          </table:table-cell>
          <table:table-cell office:value-type="float" office:value="-0.0227733214724076" calcext:value-type="float">
            <text:p>-0.022773321472408</text:p>
          </table:table-cell>
          <table:table-cell office:value-type="float" office:value="-0.0226784600759622" calcext:value-type="float">
            <text:p>-0.022678460075962</text:p>
          </table:table-cell>
          <table:table-cell office:value-type="float" office:value="-0.0226861403774043" calcext:value-type="float">
            <text:p>-0.022686140377404</text:p>
          </table:table-cell>
          <table:table-cell office:value-type="float" office:value="-0.0226783210791704" calcext:value-type="float">
            <text:p>-0.02267832107917</text:p>
          </table:table-cell>
          <table:table-cell office:value-type="float" office:value="-0.0226503596743865" calcext:value-type="float">
            <text:p>-0.022650359674387</text:p>
          </table:table-cell>
          <table:table-cell office:value-type="float" office:value="-0.022630460474518" calcext:value-type="float">
            <text:p>-0.022630460474518</text:p>
          </table:table-cell>
          <table:table-cell office:value-type="float" office:value="-0.022744255312211" calcext:value-type="float">
            <text:p>-0.022744255312211</text:p>
          </table:table-cell>
          <table:table-cell office:value-type="float" office:value="-0.0226935016092314" calcext:value-type="float">
            <text:p>-0.022693501609231</text:p>
          </table:table-cell>
          <table:table-cell office:value-type="float" office:value="-0.0226876178905638" calcext:value-type="float">
            <text:p>-0.022687617890564</text:p>
          </table:table-cell>
          <table:table-cell office:value-type="float" office:value="-0.0226850207649878" calcext:value-type="float">
            <text:p>-0.022685020764988</text:p>
          </table:table-cell>
          <table:table-cell office:value-type="float" office:value="-0.0226825771408949" calcext:value-type="float">
            <text:p>-0.022682577140895</text:p>
          </table:table-cell>
          <table:table-cell office:value-type="float" office:value="-0.0227027372281328" calcext:value-type="float">
            <text:p>-0.022702737228133</text:p>
          </table:table-cell>
          <table:table-cell office:value-type="float" office:value="-0.0227481402862721" calcext:value-type="float">
            <text:p>-0.022748140286272</text:p>
          </table:table-cell>
          <table:table-cell office:value-type="float" office:value="-0.0227005992316828" calcext:value-type="float">
            <text:p>-0.022700599231683</text:p>
          </table:table-cell>
          <table:table-cell office:value-type="float" office:value="-0.0226902063245153" calcext:value-type="float">
            <text:p>-0.022690206324515</text:p>
          </table:table-cell>
          <table:table-cell office:value-type="float" office:value="-0.0226840556382786" calcext:value-type="float">
            <text:p>-0.022684055638279</text:p>
          </table:table-cell>
          <table:table-cell office:value-type="float" office:value="-0.0226991103898115" calcext:value-type="float">
            <text:p>-0.022699110389812</text:p>
          </table:table-cell>
          <table:table-cell office:value-type="float" office:value="-0.0226701842684357" calcext:value-type="float">
            <text:p>-0.022670184268436</text:p>
          </table:table-cell>
          <table:table-cell office:value-type="float" office:value="-0.0227413875905675" calcext:value-type="float">
            <text:p>-0.022741387590568</text:p>
          </table:table-cell>
          <table:table-cell office:value-type="float" office:value="-0.0227113737546311" calcext:value-type="float">
            <text:p>-0.022711373754631</text:p>
          </table:table-cell>
          <table:table-cell office:value-type="float" office:value="-0.0227452801054394" calcext:value-type="float">
            <text:p>-0.022745280105439</text:p>
          </table:table-cell>
          <table:table-cell office:value-type="float" office:value="-0.022769762801477" calcext:value-type="float">
            <text:p>-0.022769762801477</text:p>
          </table:table-cell>
          <table:table-cell office:value-type="float" office:value="-0.0227068803782032" calcext:value-type="float">
            <text:p>-0.022706880378203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0227237505417" calcext:value-type="float">
            <text:p>0.530227237505417</text:p>
          </table:table-cell>
          <table:table-cell office:value-type="float" office:value="0.530064600401466" calcext:value-type="float">
            <text:p>0.530064600401466</text:p>
          </table:table-cell>
          <table:table-cell office:value-type="float" office:value="0.530465315949303" calcext:value-type="float">
            <text:p>0.530465315949303</text:p>
          </table:table-cell>
          <table:table-cell office:value-type="float" office:value="0.530111833461544" calcext:value-type="float">
            <text:p>0.530111833461544</text:p>
          </table:table-cell>
          <table:table-cell office:value-type="float" office:value="0.530122963573158" calcext:value-type="float">
            <text:p>0.530122963573158</text:p>
          </table:table-cell>
          <table:table-cell office:value-type="float" office:value="0.529979200082416" calcext:value-type="float">
            <text:p>0.529979200082416</text:p>
          </table:table-cell>
          <table:table-cell office:value-type="float" office:value="0.530833172544203" calcext:value-type="float">
            <text:p>0.530833172544203</text:p>
          </table:table-cell>
          <table:table-cell office:value-type="float" office:value="0.530295998171121" calcext:value-type="float">
            <text:p>0.530295998171121</text:p>
          </table:table-cell>
          <table:table-cell office:value-type="float" office:value="0.530476493911128" calcext:value-type="float">
            <text:p>0.530476493911128</text:p>
          </table:table-cell>
          <table:table-cell office:value-type="float" office:value="0.529974121979083" calcext:value-type="float">
            <text:p>0.529974121979083</text:p>
          </table:table-cell>
          <table:table-cell office:value-type="float" office:value="0.530457213182705" calcext:value-type="float">
            <text:p>0.530457213182705</text:p>
          </table:table-cell>
          <table:table-cell office:value-type="float" office:value="0.52991586280244" calcext:value-type="float">
            <text:p>0.52991586280244</text:p>
          </table:table-cell>
          <table:table-cell office:value-type="float" office:value="0.530979792219272" calcext:value-type="float">
            <text:p>0.530979792219272</text:p>
          </table:table-cell>
          <table:table-cell office:value-type="float" office:value="0.530486141768549" calcext:value-type="float">
            <text:p>0.530486141768549</text:p>
          </table:table-cell>
          <table:table-cell office:value-type="float" office:value="0.530580427697588" calcext:value-type="float">
            <text:p>0.530580427697588</text:p>
          </table:table-cell>
          <table:table-cell office:value-type="float" office:value="0.530641212663325" calcext:value-type="float">
            <text:p>0.530641212663325</text:p>
          </table:table-cell>
          <table:table-cell office:value-type="float" office:value="0.53095704481134" calcext:value-type="float">
            <text:p>0.53095704481134</text:p>
          </table:table-cell>
          <table:table-cell office:value-type="float" office:value="0.5307702407568" calcext:value-type="float">
            <text:p>0.5307702407568</text:p>
          </table:table-cell>
          <table:table-cell office:value-type="float" office:value="0.53036246226206" calcext:value-type="float">
            <text:p>0.53036246226206</text:p>
          </table:table-cell>
          <table:table-cell office:value-type="float" office:value="0.531014001588909" calcext:value-type="float">
            <text:p>0.531014001588909</text:p>
          </table:table-cell>
          <table:table-cell office:value-type="float" office:value="0.530650697679324" calcext:value-type="float">
            <text:p>0.530650697679324</text:p>
          </table:table-cell>
          <table:table-cell office:value-type="float" office:value="0.530482695187704" calcext:value-type="float">
            <text:p>0.530482695187704</text:p>
          </table:table-cell>
          <table:table-cell office:value-type="float" office:value="0.531098784841974" calcext:value-type="float">
            <text:p>0.531098784841974</text:p>
          </table:table-cell>
          <table:table-cell office:value-type="float" office:value="0.530867732411673" calcext:value-type="float">
            <text:p>0.530867732411673</text:p>
          </table:table-cell>
          <table:table-cell office:value-type="float" office:value="0.530185068036104" calcext:value-type="float">
            <text:p>0.530185068036104</text:p>
          </table:table-cell>
          <table:table-cell office:value-type="float" office:value="0.530319319384092" calcext:value-type="float">
            <text:p>0.530319319384092</text:p>
          </table:table-cell>
          <table:table-cell office:value-type="float" office:value="0.529911022970171" calcext:value-type="float">
            <text:p>0.529911022970171</text:p>
          </table:table-cell>
          <table:table-cell office:value-type="float" office:value="0.530197461153966" calcext:value-type="float">
            <text:p>0.530197461153966</text:p>
          </table:table-cell>
          <table:table-cell office:value-type="float" office:value="0.530345529467041" calcext:value-type="float">
            <text:p>0.530345529467041</text:p>
          </table:table-cell>
          <table:table-cell office:value-type="float" office:value="0.530460401319537" calcext:value-type="float">
            <text:p>0.530460401319537</text:p>
          </table:table-cell>
          <table:table-cell office:value-type="float" office:value="0.530913553855679" calcext:value-type="float">
            <text:p>0.530913553855679</text:p>
          </table:table-cell>
          <table:table-cell office:value-type="float" office:value="0.530401930928791" calcext:value-type="float">
            <text:p>0.530401930928791</text:p>
          </table:table-cell>
          <table:table-cell office:value-type="float" office:value="0.53041815340105" calcext:value-type="float">
            <text:p>0.53041815340105</text:p>
          </table:table-cell>
          <table:table-cell office:value-type="float" office:value="0.53089910136795" calcext:value-type="float">
            <text:p>0.53089910136795</text:p>
          </table:table-cell>
          <table:table-cell office:value-type="float" office:value="0.530365150484117" calcext:value-type="float">
            <text:p>0.530365150484117</text:p>
          </table:table-cell>
          <table:table-cell office:value-type="float" office:value="0.530404838526723" calcext:value-type="float">
            <text:p>0.530404838526723</text:p>
          </table:table-cell>
          <table:table-cell office:value-type="float" office:value="0.530843715751349" calcext:value-type="float">
            <text:p>0.530843715751349</text:p>
          </table:table-cell>
          <table:table-cell office:value-type="float" office:value="0.53064632922904" calcext:value-type="float">
            <text:p>0.53064632922904</text:p>
          </table:table-cell>
          <table:table-cell office:value-type="float" office:value="0.530419901275818" calcext:value-type="float">
            <text:p>0.530419901275818</text:p>
          </table:table-cell>
          <table:table-cell office:value-type="float" office:value="0.530643960470578" calcext:value-type="float">
            <text:p>0.530643960470578</text:p>
          </table:table-cell>
          <table:table-cell office:value-type="float" office:value="0.530606183719351" calcext:value-type="float">
            <text:p>0.530606183719351</text:p>
          </table:table-cell>
          <table:table-cell office:value-type="float" office:value="0.530701953860959" calcext:value-type="float">
            <text:p>0.530701953860959</text:p>
          </table:table-cell>
          <table:table-cell office:value-type="float" office:value="0.530575703232349" calcext:value-type="float">
            <text:p>0.530575703232349</text:p>
          </table:table-cell>
          <table:table-cell office:value-type="float" office:value="0.530394965439136" calcext:value-type="float">
            <text:p>0.530394965439136</text:p>
          </table:table-cell>
          <table:table-cell office:value-type="float" office:value="0.530454036659755" calcext:value-type="float">
            <text:p>0.530454036659755</text:p>
          </table:table-cell>
          <table:table-cell office:value-type="float" office:value="0.530751072086189" calcext:value-type="float">
            <text:p>0.530751072086189</text:p>
          </table:table-cell>
          <table:table-cell office:value-type="float" office:value="0.531004956344043" calcext:value-type="float">
            <text:p>0.531004956344043</text:p>
          </table:table-cell>
          <table:table-cell office:value-type="float" office:value="0.530718573230578" calcext:value-type="float">
            <text:p>0.530718573230578</text:p>
          </table:table-cell>
          <table:table-cell office:value-type="float" office:value="0.530556086981342" calcext:value-type="float">
            <text:p>0.530556086981342</text:p>
          </table:table-cell>
          <table:table-cell office:value-type="float" office:value="0.530646674316708" calcext:value-type="float">
            <text:p>0.530646674316708</text:p>
          </table:table-cell>
          <table:table-cell office:value-type="float" office:value="0.530932827234666" calcext:value-type="float">
            <text:p>0.530932827234666</text:p>
          </table:table-cell>
          <table:table-cell office:value-type="float" office:value="0.530468083737238" calcext:value-type="float">
            <text:p>0.530468083737238</text:p>
          </table:table-cell>
          <table:table-cell office:value-type="float" office:value="0.530126185281025" calcext:value-type="float">
            <text:p>0.530126185281025</text:p>
          </table:table-cell>
          <table:table-cell office:value-type="float" office:value="0.530046723965574" calcext:value-type="float">
            <text:p>0.530046723965574</text:p>
          </table:table-cell>
          <table:table-cell office:value-type="float" office:value="0.531286001410577" calcext:value-type="float">
            <text:p>0.531286001410577</text:p>
          </table:table-cell>
          <table:table-cell office:value-type="float" office:value="0.530173859821051" calcext:value-type="float">
            <text:p>0.530173859821051</text:p>
          </table:table-cell>
          <table:table-cell office:value-type="float" office:value="0.530206462885512" calcext:value-type="float">
            <text:p>0.530206462885512</text:p>
          </table:table-cell>
          <table:table-cell office:value-type="float" office:value="0.530825413702548" calcext:value-type="float">
            <text:p>0.530825413702548</text:p>
          </table:table-cell>
          <table:table-cell office:value-type="float" office:value="0.531323302571589" calcext:value-type="float">
            <text:p>0.531323302571589</text:p>
          </table:table-cell>
          <table:table-cell office:value-type="float" office:value="0.53020439923596" calcext:value-type="float">
            <text:p>0.53020439923596</text:p>
          </table:table-cell>
          <table:table-cell office:value-type="float" office:value="0.530983963272541" calcext:value-type="float">
            <text:p>0.530983963272541</text:p>
          </table:table-cell>
          <table:table-cell office:value-type="float" office:value="0.530496279760367" calcext:value-type="float">
            <text:p>0.530496279760367</text:p>
          </table:table-cell>
          <table:table-cell office:value-type="float" office:value="0.530179193124836" calcext:value-type="float">
            <text:p>0.530179193124836</text:p>
          </table:table-cell>
          <table:table-cell office:value-type="float" office:value="0.530948048382121" calcext:value-type="float">
            <text:p>0.530948048382121</text:p>
          </table:table-cell>
          <table:table-cell office:value-type="float" office:value="0.533215115152204" calcext:value-type="float">
            <text:p>0.533215115152204</text:p>
          </table:table-cell>
          <table:table-cell office:value-type="float" office:value="0.534451065172279" calcext:value-type="float">
            <text:p>0.534451065172279</text:p>
          </table:table-cell>
          <table:table-cell office:value-type="float" office:value="0.535801829853521" calcext:value-type="float">
            <text:p>0.535801829853521</text:p>
          </table:table-cell>
          <table:table-cell office:value-type="float" office:value="0.536542711678292" calcext:value-type="float">
            <text:p>0.536542711678292</text:p>
          </table:table-cell>
          <table:table-cell office:value-type="float" office:value="0.538488236700211" calcext:value-type="float">
            <text:p>0.538488236700211</text:p>
          </table:table-cell>
          <table:table-cell office:value-type="float" office:value="0.537171037538214" calcext:value-type="float">
            <text:p>0.537171037538214</text:p>
          </table:table-cell>
          <table:table-cell office:value-type="float" office:value="0.528503820932121" calcext:value-type="float">
            <text:p>0.528503820932121</text:p>
          </table:table-cell>
          <table:table-cell office:value-type="float" office:value="0.514412871580612" calcext:value-type="float">
            <text:p>0.514412871580612</text:p>
          </table:table-cell>
          <table:table-cell office:value-type="float" office:value="0.502946723382758" calcext:value-type="float">
            <text:p>0.502946723382758</text:p>
          </table:table-cell>
          <table:table-cell office:value-type="float" office:value="0.527374705238599" calcext:value-type="float">
            <text:p>0.527374705238599</text:p>
          </table:table-cell>
          <table:table-cell office:value-type="float" office:value="0.533571440259305" calcext:value-type="float">
            <text:p>0.533571440259305</text:p>
          </table:table-cell>
          <table:table-cell office:value-type="float" office:value="0.527283858728391" calcext:value-type="float">
            <text:p>0.527283858728391</text:p>
          </table:table-cell>
          <table:table-cell office:value-type="float" office:value="0.537292658709933" calcext:value-type="float">
            <text:p>0.537292658709933</text:p>
          </table:table-cell>
          <table:table-cell office:value-type="float" office:value="0.533857933788251" calcext:value-type="float">
            <text:p>0.533857933788251</text:p>
          </table:table-cell>
          <table:table-cell office:value-type="float" office:value="0.527032296594379" calcext:value-type="float">
            <text:p>0.527032296594379</text:p>
          </table:table-cell>
          <table:table-cell office:value-type="float" office:value="0.525962876082483" calcext:value-type="float">
            <text:p>0.525962876082483</text:p>
          </table:table-cell>
          <table:table-cell office:value-type="float" office:value="0.526730294452076" calcext:value-type="float">
            <text:p>0.526730294452076</text:p>
          </table:table-cell>
          <table:table-cell office:value-type="float" office:value="0.530448086201059" calcext:value-type="float">
            <text:p>0.530448086201059</text:p>
          </table:table-cell>
          <table:table-cell office:value-type="float" office:value="0.533802158530625" calcext:value-type="float">
            <text:p>0.533802158530625</text:p>
          </table:table-cell>
          <table:table-cell office:value-type="float" office:value="0.528137120266512" calcext:value-type="float">
            <text:p>0.528137120266512</text:p>
          </table:table-cell>
          <table:table-cell office:value-type="float" office:value="0.532552047218545" calcext:value-type="float">
            <text:p>0.532552047218545</text:p>
          </table:table-cell>
          <table:table-cell office:value-type="float" office:value="0.524075392382547" calcext:value-type="float">
            <text:p>0.524075392382547</text:p>
          </table:table-cell>
          <table:table-cell office:value-type="float" office:value="0.508051748495581" calcext:value-type="float">
            <text:p>0.508051748495581</text:p>
          </table:table-cell>
          <table:table-cell office:value-type="float" office:value="0.494212725668324" calcext:value-type="float">
            <text:p>0.494212725668324</text:p>
          </table:table-cell>
          <table:table-cell office:value-type="float" office:value="0.497602137408579" calcext:value-type="float">
            <text:p>0.497602137408579</text:p>
          </table:table-cell>
          <table:table-cell office:value-type="float" office:value="0.495382702883995" calcext:value-type="float">
            <text:p>0.495382702883995</text:p>
          </table:table-cell>
          <table:table-cell office:value-type="float" office:value="0.495554826492499" calcext:value-type="float">
            <text:p>0.495554826492499</text:p>
          </table:table-cell>
          <table:table-cell office:value-type="float" office:value="0.496623210644247" calcext:value-type="float">
            <text:p>0.496623210644247</text:p>
          </table:table-cell>
          <table:table-cell office:value-type="float" office:value="0.49465366863655" calcext:value-type="float">
            <text:p>0.49465366863655</text:p>
          </table:table-cell>
          <table:table-cell office:value-type="float" office:value="0.496173970646461" calcext:value-type="float">
            <text:p>0.496173970646461</text:p>
          </table:table-cell>
          <table:table-cell office:value-type="float" office:value="0.501643912189551" calcext:value-type="float">
            <text:p>0.501643912189551</text:p>
          </table:table-cell>
          <table:table-cell office:value-type="float" office:value="0.506200355516793" calcext:value-type="float">
            <text:p>0.506200355516793</text:p>
          </table:table-cell>
          <table:table-cell office:value-type="float" office:value="0.529094585743253" calcext:value-type="float">
            <text:p>0.529094585743253</text:p>
          </table:table-cell>
          <table:table-cell office:value-type="float" office:value="0.545453176370145" calcext:value-type="float">
            <text:p>0.545453176370145</text:p>
          </table:table-cell>
          <table:table-cell office:value-type="float" office:value="0.55004091048413" calcext:value-type="float">
            <text:p>0.55004091048413</text:p>
          </table:table-cell>
          <table:table-cell office:value-type="float" office:value="0.526150121230195" calcext:value-type="float">
            <text:p>0.526150121230195</text:p>
          </table:table-cell>
          <table:table-cell office:value-type="float" office:value="0.534030645001271" calcext:value-type="float">
            <text:p>0.534030645001271</text:p>
          </table:table-cell>
          <table:table-cell office:value-type="float" office:value="0.5186342634345" calcext:value-type="float">
            <text:p>0.5186342634345</text:p>
          </table:table-cell>
          <table:table-cell office:value-type="float" office:value="0.503631793337023" calcext:value-type="float">
            <text:p>0.503631793337023</text:p>
          </table:table-cell>
          <table:table-cell office:value-type="float" office:value="0.492506977220257" calcext:value-type="float">
            <text:p>0.492506977220257</text:p>
          </table:table-cell>
          <table:table-cell office:value-type="float" office:value="0.486242437121286" calcext:value-type="float">
            <text:p>0.486242437121286</text:p>
          </table:table-cell>
          <table:table-cell office:value-type="float" office:value="0.483708814856946" calcext:value-type="float">
            <text:p>0.483708814856946</text:p>
          </table:table-cell>
          <table:table-cell office:value-type="float" office:value="0.483560578544736" calcext:value-type="float">
            <text:p>0.483560578544736</text:p>
          </table:table-cell>
          <table:table-cell office:value-type="float" office:value="0.483920365336577" calcext:value-type="float">
            <text:p>0.483920365336577</text:p>
          </table:table-cell>
          <table:table-cell office:value-type="float" office:value="0.483653349966014" calcext:value-type="float">
            <text:p>0.483653349966014</text:p>
          </table:table-cell>
          <table:table-cell office:value-type="float" office:value="0.485748213689005" calcext:value-type="float">
            <text:p>0.485748213689005</text:p>
          </table:table-cell>
          <table:table-cell office:value-type="float" office:value="0.479493129975673" calcext:value-type="float">
            <text:p>0.479493129975673</text:p>
          </table:table-cell>
          <table:table-cell office:value-type="float" office:value="0.473907071368088" calcext:value-type="float">
            <text:p>0.473907071368088</text:p>
          </table:table-cell>
          <table:table-cell office:value-type="float" office:value="0.473377075746506" calcext:value-type="float">
            <text:p>0.473377075746506</text:p>
          </table:table-cell>
          <table:table-cell office:value-type="float" office:value="0.478131255903352" calcext:value-type="float">
            <text:p>0.478131255903352</text:p>
          </table:table-cell>
          <table:table-cell office:value-type="float" office:value="0.483877960705708" calcext:value-type="float">
            <text:p>0.483877960705708</text:p>
          </table:table-cell>
          <table:table-cell office:value-type="float" office:value="0.487580684112208" calcext:value-type="float">
            <text:p>0.487580684112208</text:p>
          </table:table-cell>
          <table:table-cell office:value-type="float" office:value="0.489856660146941" calcext:value-type="float">
            <text:p>0.489856660146941</text:p>
          </table:table-cell>
          <table:table-cell office:value-type="float" office:value="0.488114585246575" calcext:value-type="float">
            <text:p>0.488114585246575</text:p>
          </table:table-cell>
          <table:table-cell office:value-type="float" office:value="0.487289155204523" calcext:value-type="float">
            <text:p>0.487289155204523</text:p>
          </table:table-cell>
          <table:table-cell office:value-type="float" office:value="0.481192564049559" calcext:value-type="float">
            <text:p>0.481192564049559</text:p>
          </table:table-cell>
          <table:table-cell office:value-type="float" office:value="0.470888037660209" calcext:value-type="float">
            <text:p>0.470888037660209</text:p>
          </table:table-cell>
          <table:table-cell office:value-type="float" office:value="0.497379501382318" calcext:value-type="float">
            <text:p>0.497379501382318</text:p>
          </table:table-cell>
          <table:table-cell office:value-type="float" office:value="0.531655642438506" calcext:value-type="float">
            <text:p>0.531655642438506</text:p>
          </table:table-cell>
          <table:table-cell office:value-type="float" office:value="0.526549020694635" calcext:value-type="float">
            <text:p>0.526549020694635</text:p>
          </table:table-cell>
          <table:table-cell office:value-type="float" office:value="0.527830487402271" calcext:value-type="float">
            <text:p>0.527830487402271</text:p>
          </table:table-cell>
          <table:table-cell office:value-type="float" office:value="0.518682955195605" calcext:value-type="float">
            <text:p>0.518682955195605</text:p>
          </table:table-cell>
          <table:table-cell office:value-type="float" office:value="0.508099126772794" calcext:value-type="float">
            <text:p>0.508099126772794</text:p>
          </table:table-cell>
          <table:table-cell office:value-type="float" office:value="0.503585140179311" calcext:value-type="float">
            <text:p>0.503585140179311</text:p>
          </table:table-cell>
          <table:table-cell office:value-type="float" office:value="0.512397040771749" calcext:value-type="float">
            <text:p>0.512397040771749</text:p>
          </table:table-cell>
          <table:table-cell office:value-type="float" office:value="0.509415154261825" calcext:value-type="float">
            <text:p>0.509415154261825</text:p>
          </table:table-cell>
          <table:table-cell office:value-type="float" office:value="0.512642788773508" calcext:value-type="float">
            <text:p>0.512642788773508</text:p>
          </table:table-cell>
          <table:table-cell office:value-type="float" office:value="0.508608989777409" calcext:value-type="float">
            <text:p>0.508608989777409</text:p>
          </table:table-cell>
          <table:table-cell office:value-type="float" office:value="0.497558208092907" calcext:value-type="float">
            <text:p>0.497558208092907</text:p>
          </table:table-cell>
          <table:table-cell office:value-type="float" office:value="0.489944836303416" calcext:value-type="float">
            <text:p>0.489944836303416</text:p>
          </table:table-cell>
          <table:table-cell office:value-type="float" office:value="0.478202428225156" calcext:value-type="float">
            <text:p>0.478202428225156</text:p>
          </table:table-cell>
          <table:table-cell office:value-type="float" office:value="0.475790097207823" calcext:value-type="float">
            <text:p>0.475790097207823</text:p>
          </table:table-cell>
          <table:table-cell office:value-type="float" office:value="0.475987600751723" calcext:value-type="float">
            <text:p>0.475987600751723</text:p>
          </table:table-cell>
          <table:table-cell office:value-type="float" office:value="0.475488104242114" calcext:value-type="float">
            <text:p>0.475488104242114</text:p>
          </table:table-cell>
          <table:table-cell office:value-type="float" office:value="0.474490460664291" calcext:value-type="float">
            <text:p>0.474490460664291</text:p>
          </table:table-cell>
          <table:table-cell office:value-type="float" office:value="0.476678248652243" calcext:value-type="float">
            <text:p>0.476678248652243</text:p>
          </table:table-cell>
          <table:table-cell office:value-type="float" office:value="0.472169743147686" calcext:value-type="float">
            <text:p>0.472169743147686</text:p>
          </table:table-cell>
          <table:table-cell office:value-type="float" office:value="0.475684331984854" calcext:value-type="float">
            <text:p>0.475684331984854</text:p>
          </table:table-cell>
          <table:table-cell office:value-type="float" office:value="0.47628248962671" calcext:value-type="float">
            <text:p>0.47628248962671</text:p>
          </table:table-cell>
          <table:table-cell office:value-type="float" office:value="0.481487799600065" calcext:value-type="float">
            <text:p>0.481487799600065</text:p>
          </table:table-cell>
          <table:table-cell office:value-type="float" office:value="0.486851508657455" calcext:value-type="float">
            <text:p>0.486851508657455</text:p>
          </table:table-cell>
          <table:table-cell office:value-type="float" office:value="0.480321217630418" calcext:value-type="float">
            <text:p>0.480321217630418</text:p>
          </table:table-cell>
          <table:table-cell office:value-type="float" office:value="0.51809995293905" calcext:value-type="float">
            <text:p>0.51809995293905</text:p>
          </table:table-cell>
          <table:table-cell office:value-type="float" office:value="0.516255961070881" calcext:value-type="float">
            <text:p>0.516255961070881</text:p>
          </table:table-cell>
          <table:table-cell office:value-type="float" office:value="0.488151809499567" calcext:value-type="float">
            <text:p>0.488151809499567</text:p>
          </table:table-cell>
          <table:table-cell office:value-type="float" office:value="0.475492677589025" calcext:value-type="float">
            <text:p>0.475492677589025</text:p>
          </table:table-cell>
          <table:table-cell office:value-type="float" office:value="0.471526421865453" calcext:value-type="float">
            <text:p>0.471526421865453</text:p>
          </table:table-cell>
          <table:table-cell office:value-type="float" office:value="0.475552778195705" calcext:value-type="float">
            <text:p>0.475552778195705</text:p>
          </table:table-cell>
          <table:table-cell office:value-type="float" office:value="0.472633525488896" calcext:value-type="float">
            <text:p>0.472633525488896</text:p>
          </table:table-cell>
          <table:table-cell office:value-type="float" office:value="0.472277610542013" calcext:value-type="float">
            <text:p>0.472277610542013</text:p>
          </table:table-cell>
          <table:table-cell office:value-type="float" office:value="0.472286172395876" calcext:value-type="float">
            <text:p>0.472286172395876</text:p>
          </table:table-cell>
          <table:table-cell office:value-type="float" office:value="0.469111785615894" calcext:value-type="float">
            <text:p>0.469111785615894</text:p>
          </table:table-cell>
          <table:table-cell office:value-type="float" office:value="0.467943083740844" calcext:value-type="float">
            <text:p>0.467943083740844</text:p>
          </table:table-cell>
          <table:table-cell office:value-type="float" office:value="0.467846342708769" calcext:value-type="float">
            <text:p>0.467846342708769</text:p>
          </table:table-cell>
          <table:table-cell office:value-type="float" office:value="0.480080254550442" calcext:value-type="float">
            <text:p>0.480080254550442</text:p>
          </table:table-cell>
          <table:table-cell office:value-type="float" office:value="0.490834703861078" calcext:value-type="float">
            <text:p>0.490834703861078</text:p>
          </table:table-cell>
          <table:table-cell office:value-type="float" office:value="0.499573860946227" calcext:value-type="float">
            <text:p>0.499573860946227</text:p>
          </table:table-cell>
          <table:table-cell office:value-type="float" office:value="0.493756488567368" calcext:value-type="float">
            <text:p>0.493756488567368</text:p>
          </table:table-cell>
          <table:table-cell office:value-type="float" office:value="0.4857639841828" calcext:value-type="float">
            <text:p>0.4857639841828</text:p>
          </table:table-cell>
          <table:table-cell office:value-type="float" office:value="0.477272879727763" calcext:value-type="float">
            <text:p>0.477272879727763</text:p>
          </table:table-cell>
          <table:table-cell office:value-type="float" office:value="0.476876129187979" calcext:value-type="float">
            <text:p>0.476876129187979</text:p>
          </table:table-cell>
          <table:table-cell office:value-type="float" office:value="0.479668507331983" calcext:value-type="float">
            <text:p>0.479668507331983</text:p>
          </table:table-cell>
          <table:table-cell office:value-type="float" office:value="0.49963943280937" calcext:value-type="float">
            <text:p>0.49963943280937</text:p>
          </table:table-cell>
          <table:table-cell office:value-type="float" office:value="0.52996867568647" calcext:value-type="float">
            <text:p>0.52996867568647</text:p>
          </table:table-cell>
          <table:table-cell office:value-type="float" office:value="0.521883955087789" calcext:value-type="float">
            <text:p>0.521883955087789</text:p>
          </table:table-cell>
          <table:table-cell office:value-type="float" office:value="0.50726720511739" calcext:value-type="float">
            <text:p>0.50726720511739</text:p>
          </table:table-cell>
          <table:table-cell office:value-type="float" office:value="0.506148459154229" calcext:value-type="float">
            <text:p>0.506148459154229</text:p>
          </table:table-cell>
          <table:table-cell office:value-type="float" office:value="0.510915255491406" calcext:value-type="float">
            <text:p>0.510915255491406</text:p>
          </table:table-cell>
          <table:table-cell office:value-type="float" office:value="0.505408096961188" calcext:value-type="float">
            <text:p>0.505408096961188</text:p>
          </table:table-cell>
          <table:table-cell office:value-type="float" office:value="0.506843570508305" calcext:value-type="float">
            <text:p>0.506843570508305</text:p>
          </table:table-cell>
          <table:table-cell office:value-type="float" office:value="0.508440322411423" calcext:value-type="float">
            <text:p>0.508440322411423</text:p>
          </table:table-cell>
          <table:table-cell office:value-type="float" office:value="0.503149468840943" calcext:value-type="float">
            <text:p>0.503149468840943</text:p>
          </table:table-cell>
          <table:table-cell office:value-type="float" office:value="0.502250378741927" calcext:value-type="float">
            <text:p>0.502250378741927</text:p>
          </table:table-cell>
          <table:table-cell office:value-type="float" office:value="0.496972523922699" calcext:value-type="float">
            <text:p>0.496972523922699</text:p>
          </table:table-cell>
          <table:table-cell office:value-type="float" office:value="0.477184455504359" calcext:value-type="float">
            <text:p>0.477184455504359</text:p>
          </table:table-cell>
          <table:table-cell office:value-type="float" office:value="0.477185944371373" calcext:value-type="float">
            <text:p>0.477185944371373</text:p>
          </table:table-cell>
          <table:table-cell office:value-type="float" office:value="0.474790091167036" calcext:value-type="float">
            <text:p>0.474790091167036</text:p>
          </table:table-cell>
          <table:table-cell office:value-type="float" office:value="0.472556624695533" calcext:value-type="float">
            <text:p>0.472556624695533</text:p>
          </table:table-cell>
          <table:table-cell office:value-type="float" office:value="0.468848565106828" calcext:value-type="float">
            <text:p>0.468848565106828</text:p>
          </table:table-cell>
          <table:table-cell office:value-type="float" office:value="0.472041406621274" calcext:value-type="float">
            <text:p>0.472041406621274</text:p>
          </table:table-cell>
          <table:table-cell office:value-type="float" office:value="0.475725173889364" calcext:value-type="float">
            <text:p>0.475725173889364</text:p>
          </table:table-cell>
          <table:table-cell office:value-type="float" office:value="0.478480245264308" calcext:value-type="float">
            <text:p>0.478480245264308</text:p>
          </table:table-cell>
          <table:table-cell office:value-type="float" office:value="0.478155884445273" calcext:value-type="float">
            <text:p>0.478155884445273</text:p>
          </table:table-cell>
          <table:table-cell office:value-type="float" office:value="0.484563484828896" calcext:value-type="float">
            <text:p>0.484563484828896</text:p>
          </table:table-cell>
          <table:table-cell office:value-type="float" office:value="0.546298290314596" calcext:value-type="float">
            <text:p>0.546298290314596</text:p>
          </table:table-cell>
          <table:table-cell office:value-type="float" office:value="0.54774092740539" calcext:value-type="float">
            <text:p>0.54774092740539</text:p>
          </table:table-cell>
          <table:table-cell office:value-type="float" office:value="0.526794977770582" calcext:value-type="float">
            <text:p>0.526794977770582</text:p>
          </table:table-cell>
          <table:table-cell office:value-type="float" office:value="0.519845072164152" calcext:value-type="float">
            <text:p>0.519845072164152</text:p>
          </table:table-cell>
          <table:table-cell office:value-type="float" office:value="0.527435657167695" calcext:value-type="float">
            <text:p>0.527435657167695</text:p>
          </table:table-cell>
          <table:table-cell office:value-type="float" office:value="0.517366720806658" calcext:value-type="float">
            <text:p>0.517366720806658</text:p>
          </table:table-cell>
          <table:table-cell office:value-type="float" office:value="0.503870332356678" calcext:value-type="float">
            <text:p>0.503870332356678</text:p>
          </table:table-cell>
          <table:table-cell office:value-type="float" office:value="0.482765045680802" calcext:value-type="float">
            <text:p>0.482765045680802</text:p>
          </table:table-cell>
          <table:table-cell office:value-type="float" office:value="0.467252449842697" calcext:value-type="float">
            <text:p>0.467252449842697</text:p>
          </table:table-cell>
          <table:table-cell office:value-type="float" office:value="0.46440306769636" calcext:value-type="float">
            <text:p>0.46440306769636</text:p>
          </table:table-cell>
          <table:table-cell office:value-type="float" office:value="0.46548858698643" calcext:value-type="float">
            <text:p>0.46548858698643</text:p>
          </table:table-cell>
          <table:table-cell office:value-type="float" office:value="0.467476697540123" calcext:value-type="float">
            <text:p>0.467476697540123</text:p>
          </table:table-cell>
          <table:table-cell office:value-type="float" office:value="0.469648834020949" calcext:value-type="float">
            <text:p>0.469648834020949</text:p>
          </table:table-cell>
          <table:table-cell office:value-type="float" office:value="0.474669024096723" calcext:value-type="float">
            <text:p>0.474669024096723</text:p>
          </table:table-cell>
          <table:table-cell office:value-type="float" office:value="0.482152066464301" calcext:value-type="float">
            <text:p>0.482152066464301</text:p>
          </table:table-cell>
          <table:table-cell office:value-type="float" office:value="0.497570819957522" calcext:value-type="float">
            <text:p>0.497570819957522</text:p>
          </table:table-cell>
          <table:table-cell office:value-type="float" office:value="0.513730042398193" calcext:value-type="float">
            <text:p>0.513730042398193</text:p>
          </table:table-cell>
          <table:table-cell office:value-type="float" office:value="0.51231389506839" calcext:value-type="float">
            <text:p>0.51231389506839</text:p>
          </table:table-cell>
          <table:table-cell office:value-type="float" office:value="0.509760405988919" calcext:value-type="float">
            <text:p>0.509760405988919</text:p>
          </table:table-cell>
          <table:table-cell office:value-type="float" office:value="0.500003841377763" calcext:value-type="float">
            <text:p>0.500003841377763</text:p>
          </table:table-cell>
          <table:table-cell office:value-type="float" office:value="0.493129699514649" calcext:value-type="float">
            <text:p>0.493129699514649</text:p>
          </table:table-cell>
          <table:table-cell office:value-type="float" office:value="0.488961552664582" calcext:value-type="float">
            <text:p>0.488961552664582</text:p>
          </table:table-cell>
          <table:table-cell office:value-type="float" office:value="0.490785072620552" calcext:value-type="float">
            <text:p>0.490785072620552</text:p>
          </table:table-cell>
          <table:table-cell office:value-type="float" office:value="0.502303347341493" calcext:value-type="float">
            <text:p>0.502303347341493</text:p>
          </table:table-cell>
          <table:table-cell office:value-type="float" office:value="0.52703323314638" calcext:value-type="float">
            <text:p>0.52703323314638</text:p>
          </table:table-cell>
          <table:table-cell office:value-type="float" office:value="0.528186696023887" calcext:value-type="float">
            <text:p>0.528186696023887</text:p>
          </table:table-cell>
          <table:table-cell office:value-type="float" office:value="0.515017565430208" calcext:value-type="float">
            <text:p>0.515017565430208</text:p>
          </table:table-cell>
          <table:table-cell office:value-type="float" office:value="0.510937224048172" calcext:value-type="float">
            <text:p>0.510937224048172</text:p>
          </table:table-cell>
          <table:table-cell office:value-type="float" office:value="0.512201513314894" calcext:value-type="float">
            <text:p>0.512201513314894</text:p>
          </table:table-cell>
          <table:table-cell office:value-type="float" office:value="0.510902934367515" calcext:value-type="float">
            <text:p>0.510902934367515</text:p>
          </table:table-cell>
          <table:table-cell office:value-type="float" office:value="0.51455113835466" calcext:value-type="float">
            <text:p>0.51455113835466</text:p>
          </table:table-cell>
          <table:table-cell office:value-type="float" office:value="0.511177519850094" calcext:value-type="float">
            <text:p>0.511177519850094</text:p>
          </table:table-cell>
          <table:table-cell office:value-type="float" office:value="0.510723058471568" calcext:value-type="float">
            <text:p>0.510723058471568</text:p>
          </table:table-cell>
          <table:table-cell office:value-type="float" office:value="0.515459804785648" calcext:value-type="float">
            <text:p>0.515459804785648</text:p>
          </table:table-cell>
          <table:table-cell office:value-type="float" office:value="0.516298244380052" calcext:value-type="float">
            <text:p>0.516298244380052</text:p>
          </table:table-cell>
          <table:table-cell office:value-type="float" office:value="0.483976651289961" calcext:value-type="float">
            <text:p>0.483976651289961</text:p>
          </table:table-cell>
          <table:table-cell office:value-type="float" office:value="0.482141485633746" calcext:value-type="float">
            <text:p>0.482141485633746</text:p>
          </table:table-cell>
          <table:table-cell office:value-type="float" office:value="0.492325529626374" calcext:value-type="float">
            <text:p>0.492325529626374</text:p>
          </table:table-cell>
          <table:table-cell office:value-type="float" office:value="0.506024765086703" calcext:value-type="float">
            <text:p>0.506024765086703</text:p>
          </table:table-cell>
          <table:table-cell office:value-type="float" office:value="0.500966366602597" calcext:value-type="float">
            <text:p>0.500966366602597</text:p>
          </table:table-cell>
          <table:table-cell office:value-type="float" office:value="0.499452521173347" calcext:value-type="float">
            <text:p>0.499452521173347</text:p>
          </table:table-cell>
          <table:table-cell office:value-type="float" office:value="0.491991681980751" calcext:value-type="float">
            <text:p>0.491991681980751</text:p>
          </table:table-cell>
          <table:table-cell office:value-type="float" office:value="0.486669362474586" calcext:value-type="float">
            <text:p>0.486669362474586</text:p>
          </table:table-cell>
          <table:table-cell office:value-type="float" office:value="0.496860429132198" calcext:value-type="float">
            <text:p>0.496860429132198</text:p>
          </table:table-cell>
          <table:table-cell office:value-type="float" office:value="0.51003447248716" calcext:value-type="float">
            <text:p>0.51003447248716</text:p>
          </table:table-cell>
          <table:table-cell office:value-type="float" office:value="0.525082148770271" calcext:value-type="float">
            <text:p>0.525082148770271</text:p>
          </table:table-cell>
          <table:table-cell office:value-type="float" office:value="0.506964830992514" calcext:value-type="float">
            <text:p>0.506964830992514</text:p>
          </table:table-cell>
          <table:table-cell office:value-type="float" office:value="0.499199378334742" calcext:value-type="float">
            <text:p>0.499199378334742</text:p>
          </table:table-cell>
          <table:table-cell office:value-type="float" office:value="0.47525774311168" calcext:value-type="float">
            <text:p>0.47525774311168</text:p>
          </table:table-cell>
          <table:table-cell office:value-type="float" office:value="0.480352677794189" calcext:value-type="float">
            <text:p>0.480352677794189</text:p>
          </table:table-cell>
          <table:table-cell office:value-type="float" office:value="0.488850011092928" calcext:value-type="float">
            <text:p>0.488850011092928</text:p>
          </table:table-cell>
          <table:table-cell office:value-type="float" office:value="0.49694864981451" calcext:value-type="float">
            <text:p>0.49694864981451</text:p>
          </table:table-cell>
          <table:table-cell office:value-type="float" office:value="0.51860455117645" calcext:value-type="float">
            <text:p>0.51860455117645</text:p>
          </table:table-cell>
          <table:table-cell office:value-type="float" office:value="0.524054508692915" calcext:value-type="float">
            <text:p>0.524054508692915</text:p>
          </table:table-cell>
          <table:table-cell office:value-type="float" office:value="0.522284450801561" calcext:value-type="float">
            <text:p>0.522284450801561</text:p>
          </table:table-cell>
          <table:table-cell office:value-type="float" office:value="0.517761358906973" calcext:value-type="float">
            <text:p>0.517761358906973</text:p>
          </table:table-cell>
          <table:table-cell office:value-type="float" office:value="0.513415615040895" calcext:value-type="float">
            <text:p>0.513415615040895</text:p>
          </table:table-cell>
          <table:table-cell office:value-type="float" office:value="0.508017992514355" calcext:value-type="float">
            <text:p>0.508017992514355</text:p>
          </table:table-cell>
          <table:table-cell office:value-type="float" office:value="0.508644332195285" calcext:value-type="float">
            <text:p>0.508644332195285</text:p>
          </table:table-cell>
          <table:table-cell office:value-type="float" office:value="0.519216637454806" calcext:value-type="float">
            <text:p>0.519216637454806</text:p>
          </table:table-cell>
          <table:table-cell office:value-type="float" office:value="0.54070620369378" calcext:value-type="float">
            <text:p>0.54070620369378</text:p>
          </table:table-cell>
          <table:table-cell office:value-type="float" office:value="0.537935736679975" calcext:value-type="float">
            <text:p>0.537935736679975</text:p>
          </table:table-cell>
          <table:table-cell office:value-type="float" office:value="0.536642111210515" calcext:value-type="float">
            <text:p>0.536642111210515</text:p>
          </table:table-cell>
          <table:table-cell office:value-type="float" office:value="0.519212236267524" calcext:value-type="float">
            <text:p>0.519212236267524</text:p>
          </table:table-cell>
          <table:table-cell office:value-type="float" office:value="0.521083432639462" calcext:value-type="float">
            <text:p>0.521083432639462</text:p>
          </table:table-cell>
          <table:table-cell office:value-type="float" office:value="0.5189244209504" calcext:value-type="float">
            <text:p>0.5189244209504</text:p>
          </table:table-cell>
          <table:table-cell office:value-type="float" office:value="0.522445754087306" calcext:value-type="float">
            <text:p>0.522445754087306</text:p>
          </table:table-cell>
          <table:table-cell office:value-type="float" office:value="0.520054797086438" calcext:value-type="float">
            <text:p>0.520054797086438</text:p>
          </table:table-cell>
          <table:table-cell office:value-type="float" office:value="0.520191129675316" calcext:value-type="float">
            <text:p>0.520191129675316</text:p>
          </table:table-cell>
          <table:table-cell office:value-type="float" office:value="0.531803501847003" calcext:value-type="float">
            <text:p>0.531803501847003</text:p>
          </table:table-cell>
          <table:table-cell office:value-type="float" office:value="0.5230018182841" calcext:value-type="float">
            <text:p>0.5230018182841</text:p>
          </table:table-cell>
          <table:table-cell office:value-type="float" office:value="0.51737205127883" calcext:value-type="float">
            <text:p>0.51737205127883</text:p>
          </table:table-cell>
          <table:table-cell office:value-type="float" office:value="0.500042621035149" calcext:value-type="float">
            <text:p>0.500042621035149</text:p>
          </table:table-cell>
          <table:table-cell office:value-type="float" office:value="0.484592736510226" calcext:value-type="float">
            <text:p>0.484592736510226</text:p>
          </table:table-cell>
          <table:table-cell office:value-type="float" office:value="0.489455298679608" calcext:value-type="float">
            <text:p>0.489455298679608</text:p>
          </table:table-cell>
          <table:table-cell office:value-type="float" office:value="0.502056560812918" calcext:value-type="float">
            <text:p>0.502056560812918</text:p>
          </table:table-cell>
          <table:table-cell office:value-type="float" office:value="0.508858436629092" calcext:value-type="float">
            <text:p>0.508858436629092</text:p>
          </table:table-cell>
          <table:table-cell office:value-type="float" office:value="0.508485837517441" calcext:value-type="float">
            <text:p>0.508485837517441</text:p>
          </table:table-cell>
          <table:table-cell office:value-type="float" office:value="0.499371163396651" calcext:value-type="float">
            <text:p>0.499371163396651</text:p>
          </table:table-cell>
          <table:table-cell office:value-type="float" office:value="0.501909172741809" calcext:value-type="float">
            <text:p>0.501909172741809</text:p>
          </table:table-cell>
          <table:table-cell office:value-type="float" office:value="0.502777794061645" calcext:value-type="float">
            <text:p>0.502777794061645</text:p>
          </table:table-cell>
          <table:table-cell office:value-type="float" office:value="0.51257619227055" calcext:value-type="float">
            <text:p>0.51257619227055</text:p>
          </table:table-cell>
          <table:table-cell office:value-type="float" office:value="0.51702930302699" calcext:value-type="float">
            <text:p>0.51702930302699</text:p>
          </table:table-cell>
          <table:table-cell office:value-type="float" office:value="0.564790913263971" calcext:value-type="float">
            <text:p>0.564790913263971</text:p>
          </table:table-cell>
          <table:table-cell office:value-type="float" office:value="0.583644730220146" calcext:value-type="float">
            <text:p>0.583644730220146</text:p>
          </table:table-cell>
          <table:table-cell office:value-type="float" office:value="0.540720939331811" calcext:value-type="float">
            <text:p>0.540720939331811</text:p>
          </table:table-cell>
          <table:table-cell office:value-type="float" office:value="0.524509308333392" calcext:value-type="float">
            <text:p>0.524509308333392</text:p>
          </table:table-cell>
          <table:table-cell office:value-type="float" office:value="0.484617501426793" calcext:value-type="float">
            <text:p>0.484617501426793</text:p>
          </table:table-cell>
          <table:table-cell office:value-type="float" office:value="0.482533728951088" calcext:value-type="float">
            <text:p>0.482533728951088</text:p>
          </table:table-cell>
          <table:table-cell office:value-type="float" office:value="0.492593591175192" calcext:value-type="float">
            <text:p>0.492593591175192</text:p>
          </table:table-cell>
          <table:table-cell office:value-type="float" office:value="0.494167202817088" calcext:value-type="float">
            <text:p>0.494167202817088</text:p>
          </table:table-cell>
          <table:table-cell office:value-type="float" office:value="0.505696116981813" calcext:value-type="float">
            <text:p>0.505696116981813</text:p>
          </table:table-cell>
          <table:table-cell office:value-type="float" office:value="0.518625245594586" calcext:value-type="float">
            <text:p>0.518625245594586</text:p>
          </table:table-cell>
          <table:table-cell office:value-type="float" office:value="0.523240127577154" calcext:value-type="float">
            <text:p>0.523240127577154</text:p>
          </table:table-cell>
          <table:table-cell office:value-type="float" office:value="0.551095551931457" calcext:value-type="float">
            <text:p>0.551095551931457</text:p>
          </table:table-cell>
          <table:table-cell office:value-type="float" office:value="0.550620998393384" calcext:value-type="float">
            <text:p>0.550620998393384</text:p>
          </table:table-cell>
          <table:table-cell office:value-type="float" office:value="0.550287625774726" calcext:value-type="float">
            <text:p>0.550287625774726</text:p>
          </table:table-cell>
          <table:table-cell office:value-type="float" office:value="0.549887658875061" calcext:value-type="float">
            <text:p>0.549887658875061</text:p>
          </table:table-cell>
          <table:table-cell office:value-type="float" office:value="0.550546491413352" calcext:value-type="float">
            <text:p>0.550546491413352</text:p>
          </table:table-cell>
          <table:table-cell office:value-type="float" office:value="0.546602340310853" calcext:value-type="float">
            <text:p>0.546602340310853</text:p>
          </table:table-cell>
          <table:table-cell office:value-type="float" office:value="0.556263296312084" calcext:value-type="float">
            <text:p>0.556263296312084</text:p>
          </table:table-cell>
          <table:table-cell office:value-type="float" office:value="0.578233731067847" calcext:value-type="float">
            <text:p>0.578233731067847</text:p>
          </table:table-cell>
          <table:table-cell office:value-type="float" office:value="0.578677315817124" calcext:value-type="float">
            <text:p>0.578677315817124</text:p>
          </table:table-cell>
          <table:table-cell office:value-type="float" office:value="0.526538917903097" calcext:value-type="float">
            <text:p>0.526538917903097</text:p>
          </table:table-cell>
          <table:table-cell office:value-type="float" office:value="0.540537177681957" calcext:value-type="float">
            <text:p>0.540537177681957</text:p>
          </table:table-cell>
          <table:table-cell office:value-type="float" office:value="0.536833764940094" calcext:value-type="float">
            <text:p>0.536833764940094</text:p>
          </table:table-cell>
          <table:table-cell office:value-type="float" office:value="0.531846689384109" calcext:value-type="float">
            <text:p>0.531846689384109</text:p>
          </table:table-cell>
          <table:table-cell office:value-type="float" office:value="0.533315878396353" calcext:value-type="float">
            <text:p>0.533315878396353</text:p>
          </table:table-cell>
          <table:table-cell office:value-type="float" office:value="0.534119269770078" calcext:value-type="float">
            <text:p>0.534119269770078</text:p>
          </table:table-cell>
          <table:table-cell office:value-type="float" office:value="0.534423031924633" calcext:value-type="float">
            <text:p>0.534423031924633</text:p>
          </table:table-cell>
          <table:table-cell office:value-type="float" office:value="0.539564036063299" calcext:value-type="float">
            <text:p>0.539564036063299</text:p>
          </table:table-cell>
          <table:table-cell office:value-type="float" office:value="0.534845163085929" calcext:value-type="float">
            <text:p>0.534845163085929</text:p>
          </table:table-cell>
          <table:table-cell office:value-type="float" office:value="0.532264352547488" calcext:value-type="float">
            <text:p>0.532264352547488</text:p>
          </table:table-cell>
          <table:table-cell office:value-type="float" office:value="0.531139552201066" calcext:value-type="float">
            <text:p>0.531139552201066</text:p>
          </table:table-cell>
          <table:table-cell office:value-type="float" office:value="0.538252927237097" calcext:value-type="float">
            <text:p>0.538252927237097</text:p>
          </table:table-cell>
          <table:table-cell office:value-type="float" office:value="0.524839712442479" calcext:value-type="float">
            <text:p>0.524839712442479</text:p>
          </table:table-cell>
          <table:table-cell office:value-type="float" office:value="0.52906912245587" calcext:value-type="float">
            <text:p>0.52906912245587</text:p>
          </table:table-cell>
          <table:table-cell office:value-type="float" office:value="0.502043210167348" calcext:value-type="float">
            <text:p>0.502043210167348</text:p>
          </table:table-cell>
          <table:table-cell office:value-type="float" office:value="0.495589279777021" calcext:value-type="float">
            <text:p>0.495589279777021</text:p>
          </table:table-cell>
          <table:table-cell office:value-type="float" office:value="0.488560403352559" calcext:value-type="float">
            <text:p>0.488560403352559</text:p>
          </table:table-cell>
          <table:table-cell office:value-type="float" office:value="0.49361753770633" calcext:value-type="float">
            <text:p>0.49361753770633</text:p>
          </table:table-cell>
          <table:table-cell office:value-type="float" office:value="0.489644583276814" calcext:value-type="float">
            <text:p>0.489644583276814</text:p>
          </table:table-cell>
          <table:table-cell office:value-type="float" office:value="0.499141102441764" calcext:value-type="float">
            <text:p>0.499141102441764</text:p>
          </table:table-cell>
          <table:table-cell office:value-type="float" office:value="0.498242064054225" calcext:value-type="float">
            <text:p>0.498242064054225</text:p>
          </table:table-cell>
          <table:table-cell office:value-type="float" office:value="0.510638083018234" calcext:value-type="float">
            <text:p>0.510638083018234</text:p>
          </table:table-cell>
          <table:table-cell office:value-type="float" office:value="0.513330331578665" calcext:value-type="float">
            <text:p>0.513330331578665</text:p>
          </table:table-cell>
          <table:table-cell office:value-type="float" office:value="0.523205239031555" calcext:value-type="float">
            <text:p>0.523205239031555</text:p>
          </table:table-cell>
          <table:table-cell office:value-type="float" office:value="0.56088507814654" calcext:value-type="float">
            <text:p>0.56088507814654</text:p>
          </table:table-cell>
          <table:table-cell office:value-type="float" office:value="0.545642986443696" calcext:value-type="float">
            <text:p>0.545642986443696</text:p>
          </table:table-cell>
          <table:table-cell office:value-type="float" office:value="0.547555766472978" calcext:value-type="float">
            <text:p>0.547555766472978</text:p>
          </table:table-cell>
          <table:table-cell office:value-type="float" office:value="0.529173679742896" calcext:value-type="float">
            <text:p>0.529173679742896</text:p>
          </table:table-cell>
          <table:table-cell office:value-type="float" office:value="0.508976550230556" calcext:value-type="float">
            <text:p>0.508976550230556</text:p>
          </table:table-cell>
          <table:table-cell office:value-type="float" office:value="0.501335308797908" calcext:value-type="float">
            <text:p>0.501335308797908</text:p>
          </table:table-cell>
          <table:table-cell office:value-type="float" office:value="0.485344132795685" calcext:value-type="float">
            <text:p>0.485344132795685</text:p>
          </table:table-cell>
          <table:table-cell office:value-type="float" office:value="0.476763445921733" calcext:value-type="float">
            <text:p>0.476763445921733</text:p>
          </table:table-cell>
          <table:table-cell office:value-type="float" office:value="0.474739344521619" calcext:value-type="float">
            <text:p>0.474739344521619</text:p>
          </table:table-cell>
          <table:table-cell office:value-type="float" office:value="0.481886969177978" calcext:value-type="float">
            <text:p>0.481886969177978</text:p>
          </table:table-cell>
          <table:table-cell office:value-type="float" office:value="0.482674138456139" calcext:value-type="float">
            <text:p>0.482674138456139</text:p>
          </table:table-cell>
          <table:table-cell office:value-type="float" office:value="0.485217154197716" calcext:value-type="float">
            <text:p>0.485217154197716</text:p>
          </table:table-cell>
          <table:table-cell office:value-type="float" office:value="0.491294379030902" calcext:value-type="float">
            <text:p>0.491294379030902</text:p>
          </table:table-cell>
          <table:table-cell office:value-type="float" office:value="0.502673148199135" calcext:value-type="float">
            <text:p>0.502673148199135</text:p>
          </table:table-cell>
          <table:table-cell office:value-type="float" office:value="0.524100494015232" calcext:value-type="float">
            <text:p>0.524100494015232</text:p>
          </table:table-cell>
          <table:table-cell office:value-type="float" office:value="0.524997018663666" calcext:value-type="float">
            <text:p>0.524997018663666</text:p>
          </table:table-cell>
          <table:table-cell office:value-type="float" office:value="0.520747234338174" calcext:value-type="float">
            <text:p>0.520747234338174</text:p>
          </table:table-cell>
          <table:table-cell office:value-type="float" office:value="0.517774293953514" calcext:value-type="float">
            <text:p>0.517774293953514</text:p>
          </table:table-cell>
          <table:table-cell office:value-type="float" office:value="0.517715825542923" calcext:value-type="float">
            <text:p>0.517715825542923</text:p>
          </table:table-cell>
          <table:table-cell office:value-type="float" office:value="0.51936106315176" calcext:value-type="float">
            <text:p>0.51936106315176</text:p>
          </table:table-cell>
          <table:table-cell office:value-type="float" office:value="0.517867767779521" calcext:value-type="float">
            <text:p>0.517867767779521</text:p>
          </table:table-cell>
          <table:table-cell office:value-type="float" office:value="0.515945710309517" calcext:value-type="float">
            <text:p>0.515945710309517</text:p>
          </table:table-cell>
          <table:table-cell office:value-type="float" office:value="0.514073500463998" calcext:value-type="float">
            <text:p>0.514073500463998</text:p>
          </table:table-cell>
          <table:table-cell office:value-type="float" office:value="0.510465004704824" calcext:value-type="float">
            <text:p>0.510465004704824</text:p>
          </table:table-cell>
          <table:table-cell office:value-type="float" office:value="0.508308030641895" calcext:value-type="float">
            <text:p>0.508308030641895</text:p>
          </table:table-cell>
          <table:table-cell office:value-type="float" office:value="0.507574462014026" calcext:value-type="float">
            <text:p>0.507574462014026</text:p>
          </table:table-cell>
          <table:table-cell office:value-type="float" office:value="0.505193689650548" calcext:value-type="float">
            <text:p>0.505193689650548</text:p>
          </table:table-cell>
          <table:table-cell office:value-type="float" office:value="0.503496129797801" calcext:value-type="float">
            <text:p>0.503496129797801</text:p>
          </table:table-cell>
          <table:table-cell office:value-type="float" office:value="0.503474841845535" calcext:value-type="float">
            <text:p>0.503474841845535</text:p>
          </table:table-cell>
          <table:table-cell office:value-type="float" office:value="0.504783283213868" calcext:value-type="float">
            <text:p>0.504783283213868</text:p>
          </table:table-cell>
          <table:table-cell office:value-type="float" office:value="0.504957560394229" calcext:value-type="float">
            <text:p>0.504957560394229</text:p>
          </table:table-cell>
          <table:table-cell office:value-type="float" office:value="0.503101574998516" calcext:value-type="float">
            <text:p>0.503101574998516</text:p>
          </table:table-cell>
          <table:table-cell office:value-type="float" office:value="0.503411252832523" calcext:value-type="float">
            <text:p>0.503411252832523</text:p>
          </table:table-cell>
          <table:table-cell office:value-type="float" office:value="0.50362529337124" calcext:value-type="float">
            <text:p>0.50362529337124</text:p>
          </table:table-cell>
          <table:table-cell office:value-type="float" office:value="0.502423820757686" calcext:value-type="float">
            <text:p>0.502423820757686</text:p>
          </table:table-cell>
          <table:table-cell office:value-type="float" office:value="0.505094865131068" calcext:value-type="float">
            <text:p>0.505094865131068</text:p>
          </table:table-cell>
          <table:table-cell office:value-type="float" office:value="0.504211636950812" calcext:value-type="float">
            <text:p>0.504211636950812</text:p>
          </table:table-cell>
          <table:table-cell office:value-type="float" office:value="0.505054135802004" calcext:value-type="float">
            <text:p>0.505054135802004</text:p>
          </table:table-cell>
          <table:table-cell office:value-type="float" office:value="0.504299639946146" calcext:value-type="float">
            <text:p>0.504299639946146</text:p>
          </table:table-cell>
          <table:table-cell office:value-type="float" office:value="0.503369778064544" calcext:value-type="float">
            <text:p>0.503369778064544</text:p>
          </table:table-cell>
          <table:table-cell office:value-type="float" office:value="0.504329612379977" calcext:value-type="float">
            <text:p>0.504329612379977</text:p>
          </table:table-cell>
          <table:table-cell office:value-type="float" office:value="0.503489959212347" calcext:value-type="float">
            <text:p>0.503489959212347</text:p>
          </table:table-cell>
          <table:table-cell office:value-type="float" office:value="0.504373014909106" calcext:value-type="float">
            <text:p>0.504373014909106</text:p>
          </table:table-cell>
          <table:table-cell office:value-type="float" office:value="0.504788512077939" calcext:value-type="float">
            <text:p>0.504788512077939</text:p>
          </table:table-cell>
          <table:table-cell office:value-type="float" office:value="0.503083290633234" calcext:value-type="float">
            <text:p>0.503083290633234</text:p>
          </table:table-cell>
          <table:table-cell office:value-type="float" office:value="0.504292470250177" calcext:value-type="float">
            <text:p>0.504292470250177</text:p>
          </table:table-cell>
          <table:table-cell office:value-type="float" office:value="0.504562618254399" calcext:value-type="float">
            <text:p>0.504562618254399</text:p>
          </table:table-cell>
          <table:table-cell office:value-type="float" office:value="0.504341711498858" calcext:value-type="float">
            <text:p>0.504341711498858</text:p>
          </table:table-cell>
          <table:table-cell office:value-type="float" office:value="0.503630570918542" calcext:value-type="float">
            <text:p>0.503630570918542</text:p>
          </table:table-cell>
          <table:table-cell office:value-type="float" office:value="0.504005580757073" calcext:value-type="float">
            <text:p>0.504005580757073</text:p>
          </table:table-cell>
          <table:table-cell office:value-type="float" office:value="0.504430604986879" calcext:value-type="float">
            <text:p>0.504430604986879</text:p>
          </table:table-cell>
          <table:table-cell office:value-type="float" office:value="0.503726424583861" calcext:value-type="float">
            <text:p>0.503726424583861</text:p>
          </table:table-cell>
          <table:table-cell office:value-type="float" office:value="0.504375500421649" calcext:value-type="float">
            <text:p>0.504375500421649</text:p>
          </table:table-cell>
          <table:table-cell office:value-type="float" office:value="0.503476711008693" calcext:value-type="float">
            <text:p>0.503476711008693</text:p>
          </table:table-cell>
          <table:table-cell office:value-type="float" office:value="0.504598085761197" calcext:value-type="float">
            <text:p>0.504598085761197</text:p>
          </table:table-cell>
          <table:table-cell office:value-type="float" office:value="0.504269880925949" calcext:value-type="float">
            <text:p>0.504269880925949</text:p>
          </table:table-cell>
          <table:table-cell office:value-type="float" office:value="0.504107184369561" calcext:value-type="float">
            <text:p>0.504107184369561</text:p>
          </table:table-cell>
          <table:table-cell office:value-type="float" office:value="0.503369766337817" calcext:value-type="float">
            <text:p>0.503369766337817</text:p>
          </table:table-cell>
          <table:table-cell office:value-type="float" office:value="0.504435946719656" calcext:value-type="float">
            <text:p>0.504435946719656</text:p>
          </table:table-cell>
          <table:table-cell office:value-type="float" office:value="0.503332981430109" calcext:value-type="float">
            <text:p>0.503332981430109</text:p>
          </table:table-cell>
          <table:table-cell office:value-type="float" office:value="0.504567398466042" calcext:value-type="float">
            <text:p>0.504567398466042</text:p>
          </table:table-cell>
          <table:table-cell office:value-type="float" office:value="0.504853172282427" calcext:value-type="float">
            <text:p>0.504853172282427</text:p>
          </table:table-cell>
          <table:table-cell office:value-type="float" office:value="0.504733617162313" calcext:value-type="float">
            <text:p>0.504733617162313</text:p>
          </table:table-cell>
          <table:table-cell office:value-type="float" office:value="0.504789356036009" calcext:value-type="float">
            <text:p>0.504789356036009</text:p>
          </table:table-cell>
          <table:table-cell office:value-type="float" office:value="0.504876093060847" calcext:value-type="float">
            <text:p>0.504876093060847</text:p>
          </table:table-cell>
          <table:table-cell office:value-type="float" office:value="0.503407806950975" calcext:value-type="float">
            <text:p>0.503407806950975</text:p>
          </table:table-cell>
          <table:table-cell office:value-type="float" office:value="0.504890394474759" calcext:value-type="float">
            <text:p>0.504890394474759</text:p>
          </table:table-cell>
          <table:table-cell office:value-type="float" office:value="0.504157001424198" calcext:value-type="float">
            <text:p>0.504157001424198</text:p>
          </table:table-cell>
          <table:table-cell office:value-type="float" office:value="0.50478603504532" calcext:value-type="float">
            <text:p>0.50478603504532</text:p>
          </table:table-cell>
          <table:table-cell office:value-type="float" office:value="0.504253038250498" calcext:value-type="float">
            <text:p>0.504253038250498</text:p>
          </table:table-cell>
          <table:table-cell office:value-type="float" office:value="0.502611422570825" calcext:value-type="float">
            <text:p>0.502611422570825</text:p>
          </table:table-cell>
          <table:table-cell office:value-type="float" office:value="0.504556460694701" calcext:value-type="float">
            <text:p>0.504556460694701</text:p>
          </table:table-cell>
          <table:table-cell office:value-type="float" office:value="0.503004282294879" calcext:value-type="float">
            <text:p>0.503004282294879</text:p>
          </table:table-cell>
          <table:table-cell office:value-type="float" office:value="0.504213546278802" calcext:value-type="float">
            <text:p>0.504213546278802</text:p>
          </table:table-cell>
          <table:table-cell office:value-type="float" office:value="0.504085009744975" calcext:value-type="float">
            <text:p>0.504085009744975</text:p>
          </table:table-cell>
          <table:table-cell office:value-type="float" office:value="0.503180046227925" calcext:value-type="float">
            <text:p>0.503180046227925</text:p>
          </table:table-cell>
          <table:table-cell office:value-type="float" office:value="0.503801100956886" calcext:value-type="float">
            <text:p>0.503801100956886</text:p>
          </table:table-cell>
          <table:table-cell office:value-type="float" office:value="0.503837124614618" calcext:value-type="float">
            <text:p>0.503837124614618</text:p>
          </table:table-cell>
          <table:table-cell office:value-type="float" office:value="0.504566171220305" calcext:value-type="float">
            <text:p>0.504566171220305</text:p>
          </table:table-cell>
          <table:table-cell office:value-type="float" office:value="0.504494057081618" calcext:value-type="float">
            <text:p>0.504494057081618</text:p>
          </table:table-cell>
          <table:table-cell office:value-type="float" office:value="0.504671704616426" calcext:value-type="float">
            <text:p>0.504671704616426</text:p>
          </table:table-cell>
          <table:table-cell office:value-type="float" office:value="0.503346287050428" calcext:value-type="float">
            <text:p>0.503346287050428</text:p>
          </table:table-cell>
          <table:table-cell office:value-type="float" office:value="0.504652639652179" calcext:value-type="float">
            <text:p>0.504652639652179</text:p>
          </table:table-cell>
          <table:table-cell office:value-type="float" office:value="0.504308860073319" calcext:value-type="float">
            <text:p>0.504308860073319</text:p>
          </table:table-cell>
          <table:table-cell office:value-type="float" office:value="0.504168598802352" calcext:value-type="float">
            <text:p>0.504168598802352</text:p>
          </table:table-cell>
          <table:table-cell office:value-type="float" office:value="0.503317747583865" calcext:value-type="float">
            <text:p>0.503317747583865</text:p>
          </table:table-cell>
          <table:table-cell office:value-type="float" office:value="0.505171380091079" calcext:value-type="float">
            <text:p>0.505171380091079</text:p>
          </table:table-cell>
          <table:table-cell office:value-type="float" office:value="0.504147470455474" calcext:value-type="float">
            <text:p>0.504147470455474</text:p>
          </table:table-cell>
          <table:table-cell office:value-type="float" office:value="0.503977110216264" calcext:value-type="float">
            <text:p>0.503977110216264</text:p>
          </table:table-cell>
          <table:table-cell office:value-type="float" office:value="0.505168377832687" calcext:value-type="float">
            <text:p>0.505168377832687</text:p>
          </table:table-cell>
          <table:table-cell office:value-type="float" office:value="0.503978631419471" calcext:value-type="float">
            <text:p>0.503978631419471</text:p>
          </table:table-cell>
          <table:table-cell office:value-type="float" office:value="0.504197740608559" calcext:value-type="float">
            <text:p>0.504197740608559</text:p>
          </table:table-cell>
          <table:table-cell office:value-type="float" office:value="0.504015672171476" calcext:value-type="float">
            <text:p>0.504015672171476</text:p>
          </table:table-cell>
          <table:table-cell office:value-type="float" office:value="0.503304038304586" calcext:value-type="float">
            <text:p>0.503304038304586</text:p>
          </table:table-cell>
          <table:table-cell office:value-type="float" office:value="0.503528161957549" calcext:value-type="float">
            <text:p>0.503528161957549</text:p>
          </table:table-cell>
          <table:table-cell office:value-type="float" office:value="0.504628081078856" calcext:value-type="float">
            <text:p>0.504628081078856</text:p>
          </table:table-cell>
          <table:table-cell office:value-type="float" office:value="0.503943472724219" calcext:value-type="float">
            <text:p>0.503943472724219</text:p>
          </table:table-cell>
          <table:table-cell office:value-type="float" office:value="0.504193765070011" calcext:value-type="float">
            <text:p>0.504193765070011</text:p>
          </table:table-cell>
          <table:table-cell office:value-type="float" office:value="0.504065231360214" calcext:value-type="float">
            <text:p>0.504065231360214</text:p>
          </table:table-cell>
          <table:table-cell office:value-type="float" office:value="0.504036919234371" calcext:value-type="float">
            <text:p>0.504036919234371</text:p>
          </table:table-cell>
          <table:table-cell office:value-type="float" office:value="0.504513106772283" calcext:value-type="float">
            <text:p>0.504513106772283</text:p>
          </table:table-cell>
          <table:table-cell office:value-type="float" office:value="0.504724750541357" calcext:value-type="float">
            <text:p>0.504724750541357</text:p>
          </table:table-cell>
          <table:table-cell office:value-type="float" office:value="0.504559221565681" calcext:value-type="float">
            <text:p>0.504559221565681</text:p>
          </table:table-cell>
          <table:table-cell office:value-type="float" office:value="0.504585845747734" calcext:value-type="float">
            <text:p>0.504585845747734</text:p>
          </table:table-cell>
          <table:table-cell office:value-type="float" office:value="0.504114729258725" calcext:value-type="float">
            <text:p>0.504114729258725</text:p>
          </table:table-cell>
          <table:table-cell office:value-type="float" office:value="0.50446058136026" calcext:value-type="float">
            <text:p>0.50446058136026</text:p>
          </table:table-cell>
          <table:table-cell office:value-type="float" office:value="0.503678799555797" calcext:value-type="float">
            <text:p>0.503678799555797</text:p>
          </table:table-cell>
          <table:table-cell office:value-type="float" office:value="0.50433170666521" calcext:value-type="float">
            <text:p>0.50433170666521</text:p>
          </table:table-cell>
          <table:table-cell office:value-type="float" office:value="0.50468104107606" calcext:value-type="float">
            <text:p>0.50468104107606</text:p>
          </table:table-cell>
          <table:table-cell office:value-type="float" office:value="0.504464036134578" calcext:value-type="float">
            <text:p>0.504464036134578</text:p>
          </table:table-cell>
          <table:table-cell office:value-type="float" office:value="0.505104424488775" calcext:value-type="float">
            <text:p>0.505104424488775</text:p>
          </table:table-cell>
          <table:table-cell office:value-type="float" office:value="0.504672213667205" calcext:value-type="float">
            <text:p>0.504672213667205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4015635615654" calcext:value-type="float">
            <text:p>-0.184015635615654</text:p>
          </table:table-cell>
          <table:table-cell office:value-type="float" office:value="-0.184012659575172" calcext:value-type="float">
            <text:p>-0.184012659575172</text:p>
          </table:table-cell>
          <table:table-cell office:value-type="float" office:value="-0.184082340138216" calcext:value-type="float">
            <text:p>-0.184082340138216</text:p>
          </table:table-cell>
          <table:table-cell office:value-type="float" office:value="-0.183995476868937" calcext:value-type="float">
            <text:p>-0.183995476868937</text:p>
          </table:table-cell>
          <table:table-cell office:value-type="float" office:value="-0.184012734240541" calcext:value-type="float">
            <text:p>-0.184012734240541</text:p>
          </table:table-cell>
          <table:table-cell office:value-type="float" office:value="-0.183979352309604" calcext:value-type="float">
            <text:p>-0.183979352309604</text:p>
          </table:table-cell>
          <table:table-cell office:value-type="float" office:value="-0.184153335640325" calcext:value-type="float">
            <text:p>-0.184153335640325</text:p>
          </table:table-cell>
          <table:table-cell office:value-type="float" office:value="-0.184045767061576" calcext:value-type="float">
            <text:p>-0.184045767061576</text:p>
          </table:table-cell>
          <table:table-cell office:value-type="float" office:value="-0.184094366790921" calcext:value-type="float">
            <text:p>-0.184094366790921</text:p>
          </table:table-cell>
          <table:table-cell office:value-type="float" office:value="-0.183989910961507" calcext:value-type="float">
            <text:p>-0.183989910961507</text:p>
          </table:table-cell>
          <table:table-cell office:value-type="float" office:value="-0.184093609192294" calcext:value-type="float">
            <text:p>-0.184093609192294</text:p>
          </table:table-cell>
          <table:table-cell office:value-type="float" office:value="-0.183949338334357" calcext:value-type="float">
            <text:p>-0.183949338334357</text:p>
          </table:table-cell>
          <table:table-cell office:value-type="float" office:value="-0.184188638219784" calcext:value-type="float">
            <text:p>-0.184188638219784</text:p>
          </table:table-cell>
          <table:table-cell office:value-type="float" office:value="-0.1840887310465" calcext:value-type="float">
            <text:p>-0.1840887310465</text:p>
          </table:table-cell>
          <table:table-cell office:value-type="float" office:value="-0.184124002056786" calcext:value-type="float">
            <text:p>-0.184124002056786</text:p>
          </table:table-cell>
          <table:table-cell office:value-type="float" office:value="-0.184127240424794" calcext:value-type="float">
            <text:p>-0.184127240424794</text:p>
          </table:table-cell>
          <table:table-cell office:value-type="float" office:value="-0.18419885503847" calcext:value-type="float">
            <text:p>-0.18419885503847</text:p>
          </table:table-cell>
          <table:table-cell office:value-type="float" office:value="-0.184150110098896" calcext:value-type="float">
            <text:p>-0.184150110098896</text:p>
          </table:table-cell>
          <table:table-cell office:value-type="float" office:value="-0.184081537723752" calcext:value-type="float">
            <text:p>-0.184081537723752</text:p>
          </table:table-cell>
          <table:table-cell office:value-type="float" office:value="-0.184222848600964" calcext:value-type="float">
            <text:p>-0.184222848600964</text:p>
          </table:table-cell>
          <table:table-cell office:value-type="float" office:value="-0.184130695624583" calcext:value-type="float">
            <text:p>-0.184130695624583</text:p>
          </table:table-cell>
          <table:table-cell office:value-type="float" office:value="-0.184094893100697" calcext:value-type="float">
            <text:p>-0.184094893100697</text:p>
          </table:table-cell>
          <table:table-cell office:value-type="float" office:value="-0.184234150275518" calcext:value-type="float">
            <text:p>-0.184234150275518</text:p>
          </table:table-cell>
          <table:table-cell office:value-type="float" office:value="-0.184181300084734" calcext:value-type="float">
            <text:p>-0.184181300084734</text:p>
          </table:table-cell>
          <table:table-cell office:value-type="float" office:value="-0.184003808193543" calcext:value-type="float">
            <text:p>-0.184003808193543</text:p>
          </table:table-cell>
          <table:table-cell office:value-type="float" office:value="-0.184045948772558" calcext:value-type="float">
            <text:p>-0.184045948772558</text:p>
          </table:table-cell>
          <table:table-cell office:value-type="float" office:value="-0.183954296273495" calcext:value-type="float">
            <text:p>-0.183954296273495</text:p>
          </table:table-cell>
          <table:table-cell office:value-type="float" office:value="-0.184018074431658" calcext:value-type="float">
            <text:p>-0.184018074431658</text:p>
          </table:table-cell>
          <table:table-cell office:value-type="float" office:value="-0.184063731420067" calcext:value-type="float">
            <text:p>-0.184063731420067</text:p>
          </table:table-cell>
          <table:table-cell office:value-type="float" office:value="-0.184081893829336" calcext:value-type="float">
            <text:p>-0.184081893829336</text:p>
          </table:table-cell>
          <table:table-cell office:value-type="float" office:value="-0.184184268452405" calcext:value-type="float">
            <text:p>-0.184184268452405</text:p>
          </table:table-cell>
          <table:table-cell office:value-type="float" office:value="-0.18406882299894" calcext:value-type="float">
            <text:p>-0.18406882299894</text:p>
          </table:table-cell>
          <table:table-cell office:value-type="float" office:value="-0.184097825794126" calcext:value-type="float">
            <text:p>-0.184097825794126</text:p>
          </table:table-cell>
          <table:table-cell office:value-type="float" office:value="-0.184214666571284" calcext:value-type="float">
            <text:p>-0.184214666571284</text:p>
          </table:table-cell>
          <table:table-cell office:value-type="float" office:value="-0.184057270296675" calcext:value-type="float">
            <text:p>-0.184057270296675</text:p>
          </table:table-cell>
          <table:table-cell office:value-type="float" office:value="-0.184062785028948" calcext:value-type="float">
            <text:p>-0.184062785028948</text:p>
          </table:table-cell>
          <table:table-cell office:value-type="float" office:value="-0.184188420954558" calcext:value-type="float">
            <text:p>-0.184188420954558</text:p>
          </table:table-cell>
          <table:table-cell office:value-type="float" office:value="-0.184129384485657" calcext:value-type="float">
            <text:p>-0.184129384485657</text:p>
          </table:table-cell>
          <table:table-cell office:value-type="float" office:value="-0.184101762012175" calcext:value-type="float">
            <text:p>-0.184101762012175</text:p>
          </table:table-cell>
          <table:table-cell office:value-type="float" office:value="-0.184131213202464" calcext:value-type="float">
            <text:p>-0.184131213202464</text:p>
          </table:table-cell>
          <table:table-cell office:value-type="float" office:value="-0.18413466978334" calcext:value-type="float">
            <text:p>-0.18413466978334</text:p>
          </table:table-cell>
          <table:table-cell office:value-type="float" office:value="-0.184143659464244" calcext:value-type="float">
            <text:p>-0.184143659464244</text:p>
          </table:table-cell>
          <table:table-cell office:value-type="float" office:value="-0.184105340620558" calcext:value-type="float">
            <text:p>-0.184105340620558</text:p>
          </table:table-cell>
          <table:table-cell office:value-type="float" office:value="-0.184059538464876" calcext:value-type="float">
            <text:p>-0.184059538464876</text:p>
          </table:table-cell>
          <table:table-cell office:value-type="float" office:value="-0.184073430924831" calcext:value-type="float">
            <text:p>-0.184073430924831</text:p>
          </table:table-cell>
          <table:table-cell office:value-type="float" office:value="-0.184131976772613" calcext:value-type="float">
            <text:p>-0.184131976772613</text:p>
          </table:table-cell>
          <table:table-cell office:value-type="float" office:value="-0.184184173095678" calcext:value-type="float">
            <text:p>-0.184184173095678</text:p>
          </table:table-cell>
          <table:table-cell office:value-type="float" office:value="-0.18413305566948" calcext:value-type="float">
            <text:p>-0.18413305566948</text:p>
          </table:table-cell>
          <table:table-cell office:value-type="float" office:value="-0.184090890114711" calcext:value-type="float">
            <text:p>-0.184090890114711</text:p>
          </table:table-cell>
          <table:table-cell office:value-type="float" office:value="-0.18412183849737" calcext:value-type="float">
            <text:p>-0.18412183849737</text:p>
          </table:table-cell>
          <table:table-cell office:value-type="float" office:value="-0.184217295498334" calcext:value-type="float">
            <text:p>-0.184217295498334</text:p>
          </table:table-cell>
          <table:table-cell office:value-type="float" office:value="-0.184059319878987" calcext:value-type="float">
            <text:p>-0.184059319878987</text:p>
          </table:table-cell>
          <table:table-cell office:value-type="float" office:value="-0.184012608300197" calcext:value-type="float">
            <text:p>-0.184012608300197</text:p>
          </table:table-cell>
          <table:table-cell office:value-type="float" office:value="-0.183993322295387" calcext:value-type="float">
            <text:p>-0.183993322295387</text:p>
          </table:table-cell>
          <table:table-cell office:value-type="float" office:value="-0.184258344261527" calcext:value-type="float">
            <text:p>-0.184258344261527</text:p>
          </table:table-cell>
          <table:table-cell office:value-type="float" office:value="-0.184042079825759" calcext:value-type="float">
            <text:p>-0.184042079825759</text:p>
          </table:table-cell>
          <table:table-cell office:value-type="float" office:value="-0.184032960140058" calcext:value-type="float">
            <text:p>-0.184032960140058</text:p>
          </table:table-cell>
          <table:table-cell office:value-type="float" office:value="-0.184176627185051" calcext:value-type="float">
            <text:p>-0.184176627185051</text:p>
          </table:table-cell>
          <table:table-cell office:value-type="float" office:value="-0.184217003569046" calcext:value-type="float">
            <text:p>-0.184217003569046</text:p>
          </table:table-cell>
          <table:table-cell office:value-type="float" office:value="-0.184073628061638" calcext:value-type="float">
            <text:p>-0.184073628061638</text:p>
          </table:table-cell>
          <table:table-cell office:value-type="float" office:value="-0.184198322986452" calcext:value-type="float">
            <text:p>-0.184198322986452</text:p>
          </table:table-cell>
          <table:table-cell office:value-type="float" office:value="-0.183997985276933" calcext:value-type="float">
            <text:p>-0.183997985276933</text:p>
          </table:table-cell>
          <table:table-cell office:value-type="float" office:value="-0.183838770570574" calcext:value-type="float">
            <text:p>-0.183838770570574</text:p>
          </table:table-cell>
          <table:table-cell office:value-type="float" office:value="-0.183965749086446" calcext:value-type="float">
            <text:p>-0.183965749086446</text:p>
          </table:table-cell>
          <table:table-cell office:value-type="float" office:value="-0.184522059413536" calcext:value-type="float">
            <text:p>-0.184522059413536</text:p>
          </table:table-cell>
          <table:table-cell office:value-type="float" office:value="-0.184709341020038" calcext:value-type="float">
            <text:p>-0.184709341020038</text:p>
          </table:table-cell>
          <table:table-cell office:value-type="float" office:value="-0.185256185703331" calcext:value-type="float">
            <text:p>-0.185256185703331</text:p>
          </table:table-cell>
          <table:table-cell office:value-type="float" office:value="-0.185630872574755" calcext:value-type="float">
            <text:p>-0.185630872574755</text:p>
          </table:table-cell>
          <table:table-cell office:value-type="float" office:value="-0.186565636767953" calcext:value-type="float">
            <text:p>-0.186565636767953</text:p>
          </table:table-cell>
          <table:table-cell office:value-type="float" office:value="-0.186710823884192" calcext:value-type="float">
            <text:p>-0.186710823884192</text:p>
          </table:table-cell>
          <table:table-cell office:value-type="float" office:value="-0.183964587945508" calcext:value-type="float">
            <text:p>-0.183964587945508</text:p>
          </table:table-cell>
          <table:table-cell office:value-type="float" office:value="-0.184127128093323" calcext:value-type="float">
            <text:p>-0.184127128093323</text:p>
          </table:table-cell>
          <table:table-cell office:value-type="float" office:value="-0.186216248504947" calcext:value-type="float">
            <text:p>-0.186216248504947</text:p>
          </table:table-cell>
          <table:table-cell office:value-type="float" office:value="-0.195663699370663" calcext:value-type="float">
            <text:p>-0.195663699370663</text:p>
          </table:table-cell>
          <table:table-cell office:value-type="float" office:value="-0.202409315835522" calcext:value-type="float">
            <text:p>-0.202409315835522</text:p>
          </table:table-cell>
          <table:table-cell office:value-type="float" office:value="-0.216806181037145" calcext:value-type="float">
            <text:p>-0.216806181037145</text:p>
          </table:table-cell>
          <table:table-cell office:value-type="float" office:value="-0.214766231026296" calcext:value-type="float">
            <text:p>-0.214766231026296</text:p>
          </table:table-cell>
          <table:table-cell office:value-type="float" office:value="-0.212255770395274" calcext:value-type="float">
            <text:p>-0.212255770395274</text:p>
          </table:table-cell>
          <table:table-cell office:value-type="float" office:value="-0.212055966323117" calcext:value-type="float">
            <text:p>-0.212055966323117</text:p>
          </table:table-cell>
          <table:table-cell office:value-type="float" office:value="-0.216304915149446" calcext:value-type="float">
            <text:p>-0.216304915149446</text:p>
          </table:table-cell>
          <table:table-cell office:value-type="float" office:value="-0.219560006220212" calcext:value-type="float">
            <text:p>-0.219560006220212</text:p>
          </table:table-cell>
          <table:table-cell office:value-type="float" office:value="-0.220505735147887" calcext:value-type="float">
            <text:p>-0.220505735147887</text:p>
          </table:table-cell>
          <table:table-cell office:value-type="float" office:value="-0.219689314949488" calcext:value-type="float">
            <text:p>-0.219689314949488</text:p>
          </table:table-cell>
          <table:table-cell office:value-type="float" office:value="-0.216673772952874" calcext:value-type="float">
            <text:p>-0.216673772952874</text:p>
          </table:table-cell>
          <table:table-cell office:value-type="float" office:value="-0.218244693084892" calcext:value-type="float">
            <text:p>-0.218244693084892</text:p>
          </table:table-cell>
          <table:table-cell office:value-type="float" office:value="-0.221161260557647" calcext:value-type="float">
            <text:p>-0.221161260557647</text:p>
          </table:table-cell>
          <table:table-cell office:value-type="float" office:value="-0.223909607925661" calcext:value-type="float">
            <text:p>-0.223909607925661</text:p>
          </table:table-cell>
          <table:table-cell office:value-type="float" office:value="-0.222203847533359" calcext:value-type="float">
            <text:p>-0.222203847533359</text:p>
          </table:table-cell>
          <table:table-cell office:value-type="float" office:value="-0.218399091083834" calcext:value-type="float">
            <text:p>-0.218399091083834</text:p>
          </table:table-cell>
          <table:table-cell office:value-type="float" office:value="-0.213948506863902" calcext:value-type="float">
            <text:p>-0.213948506863902</text:p>
          </table:table-cell>
          <table:table-cell office:value-type="float" office:value="-0.213495975422207" calcext:value-type="float">
            <text:p>-0.213495975422207</text:p>
          </table:table-cell>
          <table:table-cell office:value-type="float" office:value="-0.212544540833437" calcext:value-type="float">
            <text:p>-0.212544540833437</text:p>
          </table:table-cell>
          <table:table-cell office:value-type="float" office:value="-0.213377424277591" calcext:value-type="float">
            <text:p>-0.213377424277591</text:p>
          </table:table-cell>
          <table:table-cell office:value-type="float" office:value="-0.215295260976008" calcext:value-type="float">
            <text:p>-0.215295260976008</text:p>
          </table:table-cell>
          <table:table-cell office:value-type="float" office:value="-0.21590474526842" calcext:value-type="float">
            <text:p>-0.21590474526842</text:p>
          </table:table-cell>
          <table:table-cell office:value-type="float" office:value="-0.215843628859211" calcext:value-type="float">
            <text:p>-0.215843628859211</text:p>
          </table:table-cell>
          <table:table-cell office:value-type="float" office:value="-0.221685760122089" calcext:value-type="float">
            <text:p>-0.221685760122089</text:p>
          </table:table-cell>
          <table:table-cell office:value-type="float" office:value="-0.199650153641666" calcext:value-type="float">
            <text:p>-0.199650153641666</text:p>
          </table:table-cell>
          <table:table-cell office:value-type="float" office:value="-0.194365786982372" calcext:value-type="float">
            <text:p>-0.194365786982372</text:p>
          </table:table-cell>
          <table:table-cell office:value-type="float" office:value="-0.185258307373631" calcext:value-type="float">
            <text:p>-0.185258307373631</text:p>
          </table:table-cell>
          <table:table-cell office:value-type="float" office:value="-0.188384153281903" calcext:value-type="float">
            <text:p>-0.188384153281903</text:p>
          </table:table-cell>
          <table:table-cell office:value-type="float" office:value="-0.195067902268082" calcext:value-type="float">
            <text:p>-0.195067902268082</text:p>
          </table:table-cell>
          <table:table-cell office:value-type="float" office:value="-0.194369603750364" calcext:value-type="float">
            <text:p>-0.194369603750364</text:p>
          </table:table-cell>
          <table:table-cell office:value-type="float" office:value="-0.193293052333109" calcext:value-type="float">
            <text:p>-0.193293052333109</text:p>
          </table:table-cell>
          <table:table-cell office:value-type="float" office:value="-0.192017931700873" calcext:value-type="float">
            <text:p>-0.192017931700873</text:p>
          </table:table-cell>
          <table:table-cell office:value-type="float" office:value="-0.192398562513445" calcext:value-type="float">
            <text:p>-0.192398562513445</text:p>
          </table:table-cell>
          <table:table-cell office:value-type="float" office:value="-0.192764863690347" calcext:value-type="float">
            <text:p>-0.192764863690347</text:p>
          </table:table-cell>
          <table:table-cell office:value-type="float" office:value="-0.192193412180284" calcext:value-type="float">
            <text:p>-0.192193412180284</text:p>
          </table:table-cell>
          <table:table-cell office:value-type="float" office:value="-0.191125225684285" calcext:value-type="float">
            <text:p>-0.191125225684285</text:p>
          </table:table-cell>
          <table:table-cell office:value-type="float" office:value="-0.193237914268312" calcext:value-type="float">
            <text:p>-0.193237914268312</text:p>
          </table:table-cell>
          <table:table-cell office:value-type="float" office:value="-0.196111305350505" calcext:value-type="float">
            <text:p>-0.196111305350505</text:p>
          </table:table-cell>
          <table:table-cell office:value-type="float" office:value="-0.19618228066377" calcext:value-type="float">
            <text:p>-0.19618228066377</text:p>
          </table:table-cell>
          <table:table-cell office:value-type="float" office:value="-0.199344449717425" calcext:value-type="float">
            <text:p>-0.199344449717425</text:p>
          </table:table-cell>
          <table:table-cell office:value-type="float" office:value="-0.20004534815155" calcext:value-type="float">
            <text:p>-0.20004534815155</text:p>
          </table:table-cell>
          <table:table-cell office:value-type="float" office:value="-0.198135786346867" calcext:value-type="float">
            <text:p>-0.198135786346867</text:p>
          </table:table-cell>
          <table:table-cell office:value-type="float" office:value="-0.196417384001777" calcext:value-type="float">
            <text:p>-0.196417384001777</text:p>
          </table:table-cell>
          <table:table-cell office:value-type="float" office:value="-0.196157834855352" calcext:value-type="float">
            <text:p>-0.196157834855352</text:p>
          </table:table-cell>
          <table:table-cell office:value-type="float" office:value="-0.195635351336074" calcext:value-type="float">
            <text:p>-0.195635351336074</text:p>
          </table:table-cell>
          <table:table-cell office:value-type="float" office:value="-0.195974182556289" calcext:value-type="float">
            <text:p>-0.195974182556289</text:p>
          </table:table-cell>
          <table:table-cell office:value-type="float" office:value="-0.19681852262244" calcext:value-type="float">
            <text:p>-0.19681852262244</text:p>
          </table:table-cell>
          <table:table-cell office:value-type="float" office:value="-0.195164996470158" calcext:value-type="float">
            <text:p>-0.195164996470158</text:p>
          </table:table-cell>
          <table:table-cell office:value-type="float" office:value="-0.222770800489141" calcext:value-type="float">
            <text:p>-0.222770800489141</text:p>
          </table:table-cell>
          <table:table-cell office:value-type="float" office:value="-0.225313253719751" calcext:value-type="float">
            <text:p>-0.225313253719751</text:p>
          </table:table-cell>
          <table:table-cell office:value-type="float" office:value="-0.220073020396347" calcext:value-type="float">
            <text:p>-0.220073020396347</text:p>
          </table:table-cell>
          <table:table-cell office:value-type="float" office:value="-0.219717714438094" calcext:value-type="float">
            <text:p>-0.219717714438094</text:p>
          </table:table-cell>
          <table:table-cell office:value-type="float" office:value="-0.218811683596071" calcext:value-type="float">
            <text:p>-0.218811683596071</text:p>
          </table:table-cell>
          <table:table-cell office:value-type="float" office:value="-0.221834731838976" calcext:value-type="float">
            <text:p>-0.221834731838976</text:p>
          </table:table-cell>
          <table:table-cell office:value-type="float" office:value="-0.224545803907856" calcext:value-type="float">
            <text:p>-0.224545803907856</text:p>
          </table:table-cell>
          <table:table-cell office:value-type="float" office:value="-0.224508384833556" calcext:value-type="float">
            <text:p>-0.224508384833556</text:p>
          </table:table-cell>
          <table:table-cell office:value-type="float" office:value="-0.221367425916125" calcext:value-type="float">
            <text:p>-0.221367425916125</text:p>
          </table:table-cell>
          <table:table-cell office:value-type="float" office:value="-0.221117899158495" calcext:value-type="float">
            <text:p>-0.221117899158495</text:p>
          </table:table-cell>
          <table:table-cell office:value-type="float" office:value="-0.223392108217744" calcext:value-type="float">
            <text:p>-0.223392108217744</text:p>
          </table:table-cell>
          <table:table-cell office:value-type="float" office:value="-0.228451266062956" calcext:value-type="float">
            <text:p>-0.228451266062956</text:p>
          </table:table-cell>
          <table:table-cell office:value-type="float" office:value="-0.229451474445191" calcext:value-type="float">
            <text:p>-0.229451474445191</text:p>
          </table:table-cell>
          <table:table-cell office:value-type="float" office:value="-0.226224333737023" calcext:value-type="float">
            <text:p>-0.226224333737023</text:p>
          </table:table-cell>
          <table:table-cell office:value-type="float" office:value="-0.223684055343187" calcext:value-type="float">
            <text:p>-0.223684055343187</text:p>
          </table:table-cell>
          <table:table-cell office:value-type="float" office:value="-0.216028463176978" calcext:value-type="float">
            <text:p>-0.216028463176978</text:p>
          </table:table-cell>
          <table:table-cell office:value-type="float" office:value="-0.211322538874568" calcext:value-type="float">
            <text:p>-0.211322538874568</text:p>
          </table:table-cell>
          <table:table-cell office:value-type="float" office:value="-0.211591645192325" calcext:value-type="float">
            <text:p>-0.211591645192325</text:p>
          </table:table-cell>
          <table:table-cell office:value-type="float" office:value="-0.213588885303856" calcext:value-type="float">
            <text:p>-0.213588885303856</text:p>
          </table:table-cell>
          <table:table-cell office:value-type="float" office:value="-0.216242286489787" calcext:value-type="float">
            <text:p>-0.216242286489787</text:p>
          </table:table-cell>
          <table:table-cell office:value-type="float" office:value="-0.216918316862372" calcext:value-type="float">
            <text:p>-0.216918316862372</text:p>
          </table:table-cell>
          <table:table-cell office:value-type="float" office:value="-0.216727351859387" calcext:value-type="float">
            <text:p>-0.216727351859387</text:p>
          </table:table-cell>
          <table:table-cell office:value-type="float" office:value="-0.217904879742871" calcext:value-type="float">
            <text:p>-0.217904879742871</text:p>
          </table:table-cell>
          <table:table-cell office:value-type="float" office:value="-0.220864143475148" calcext:value-type="float">
            <text:p>-0.220864143475148</text:p>
          </table:table-cell>
          <table:table-cell office:value-type="float" office:value="-0.219889999684337" calcext:value-type="float">
            <text:p>-0.219889999684337</text:p>
          </table:table-cell>
          <table:table-cell office:value-type="float" office:value="-0.189792048611009" calcext:value-type="float">
            <text:p>-0.189792048611009</text:p>
          </table:table-cell>
          <table:table-cell office:value-type="float" office:value="-0.195030393056408" calcext:value-type="float">
            <text:p>-0.195030393056408</text:p>
          </table:table-cell>
          <table:table-cell office:value-type="float" office:value="-0.193099024707451" calcext:value-type="float">
            <text:p>-0.193099024707451</text:p>
          </table:table-cell>
          <table:table-cell office:value-type="float" office:value="-0.191524235889135" calcext:value-type="float">
            <text:p>-0.191524235889135</text:p>
          </table:table-cell>
          <table:table-cell office:value-type="float" office:value="-0.191919887266991" calcext:value-type="float">
            <text:p>-0.191919887266991</text:p>
          </table:table-cell>
          <table:table-cell office:value-type="float" office:value="-0.191822408915326" calcext:value-type="float">
            <text:p>-0.191822408915326</text:p>
          </table:table-cell>
          <table:table-cell office:value-type="float" office:value="-0.18980322473022" calcext:value-type="float">
            <text:p>-0.18980322473022</text:p>
          </table:table-cell>
          <table:table-cell office:value-type="float" office:value="-0.190073085832719" calcext:value-type="float">
            <text:p>-0.190073085832719</text:p>
          </table:table-cell>
          <table:table-cell office:value-type="float" office:value="-0.191945140249047" calcext:value-type="float">
            <text:p>-0.191945140249047</text:p>
          </table:table-cell>
          <table:table-cell office:value-type="float" office:value="-0.193393060217083" calcext:value-type="float">
            <text:p>-0.193393060217083</text:p>
          </table:table-cell>
          <table:table-cell office:value-type="float" office:value="-0.195008939426502" calcext:value-type="float">
            <text:p>-0.195008939426502</text:p>
          </table:table-cell>
          <table:table-cell office:value-type="float" office:value="-0.197382592624406" calcext:value-type="float">
            <text:p>-0.197382592624406</text:p>
          </table:table-cell>
          <table:table-cell office:value-type="float" office:value="-0.198887988507328" calcext:value-type="float">
            <text:p>-0.198887988507328</text:p>
          </table:table-cell>
          <table:table-cell office:value-type="float" office:value="-0.199649991466766" calcext:value-type="float">
            <text:p>-0.199649991466766</text:p>
          </table:table-cell>
          <table:table-cell office:value-type="float" office:value="-0.198814655776826" calcext:value-type="float">
            <text:p>-0.198814655776826</text:p>
          </table:table-cell>
          <table:table-cell office:value-type="float" office:value="-0.194105451367375" calcext:value-type="float">
            <text:p>-0.194105451367375</text:p>
          </table:table-cell>
          <table:table-cell office:value-type="float" office:value="-0.19233630728415" calcext:value-type="float">
            <text:p>-0.19233630728415</text:p>
          </table:table-cell>
          <table:table-cell office:value-type="float" office:value="-0.192365471846344" calcext:value-type="float">
            <text:p>-0.192365471846344</text:p>
          </table:table-cell>
          <table:table-cell office:value-type="float" office:value="-0.196444203187998" calcext:value-type="float">
            <text:p>-0.196444203187998</text:p>
          </table:table-cell>
          <table:table-cell office:value-type="float" office:value="-0.196770522823492" calcext:value-type="float">
            <text:p>-0.196770522823492</text:p>
          </table:table-cell>
          <table:table-cell office:value-type="float" office:value="-0.224755538625192" calcext:value-type="float">
            <text:p>-0.224755538625192</text:p>
          </table:table-cell>
          <table:table-cell office:value-type="float" office:value="-0.230594748310687" calcext:value-type="float">
            <text:p>-0.230594748310687</text:p>
          </table:table-cell>
          <table:table-cell office:value-type="float" office:value="-0.22526221845839" calcext:value-type="float">
            <text:p>-0.22526221845839</text:p>
          </table:table-cell>
          <table:table-cell office:value-type="float" office:value="-0.224685271642363" calcext:value-type="float">
            <text:p>-0.224685271642363</text:p>
          </table:table-cell>
          <table:table-cell office:value-type="float" office:value="-0.229922064512199" calcext:value-type="float">
            <text:p>-0.229922064512199</text:p>
          </table:table-cell>
          <table:table-cell office:value-type="float" office:value="-0.231854418608733" calcext:value-type="float">
            <text:p>-0.231854418608733</text:p>
          </table:table-cell>
          <table:table-cell office:value-type="float" office:value="-0.227364723724905" calcext:value-type="float">
            <text:p>-0.227364723724905</text:p>
          </table:table-cell>
          <table:table-cell office:value-type="float" office:value="-0.229122198951919" calcext:value-type="float">
            <text:p>-0.229122198951919</text:p>
          </table:table-cell>
          <table:table-cell office:value-type="float" office:value="-0.231497543498195" calcext:value-type="float">
            <text:p>-0.231497543498195</text:p>
          </table:table-cell>
          <table:table-cell office:value-type="float" office:value="-0.234091325808211" calcext:value-type="float">
            <text:p>-0.234091325808211</text:p>
          </table:table-cell>
          <table:table-cell office:value-type="float" office:value="-0.237391769268215" calcext:value-type="float">
            <text:p>-0.237391769268215</text:p>
          </table:table-cell>
          <table:table-cell office:value-type="float" office:value="-0.239284773915004" calcext:value-type="float">
            <text:p>-0.239284773915004</text:p>
          </table:table-cell>
          <table:table-cell office:value-type="float" office:value="-0.233633469502876" calcext:value-type="float">
            <text:p>-0.233633469502876</text:p>
          </table:table-cell>
          <table:table-cell office:value-type="float" office:value="-0.226362267735096" calcext:value-type="float">
            <text:p>-0.226362267735096</text:p>
          </table:table-cell>
          <table:table-cell office:value-type="float" office:value="-0.222349275470549" calcext:value-type="float">
            <text:p>-0.222349275470549</text:p>
          </table:table-cell>
          <table:table-cell office:value-type="float" office:value="-0.215108891251578" calcext:value-type="float">
            <text:p>-0.215108891251578</text:p>
          </table:table-cell>
          <table:table-cell office:value-type="float" office:value="-0.211409257186122" calcext:value-type="float">
            <text:p>-0.211409257186122</text:p>
          </table:table-cell>
          <table:table-cell office:value-type="float" office:value="-0.21231820052473" calcext:value-type="float">
            <text:p>-0.21231820052473</text:p>
          </table:table-cell>
          <table:table-cell office:value-type="float" office:value="-0.2147802767017" calcext:value-type="float">
            <text:p>-0.2147802767017</text:p>
          </table:table-cell>
          <table:table-cell office:value-type="float" office:value="-0.218195989487613" calcext:value-type="float">
            <text:p>-0.218195989487613</text:p>
          </table:table-cell>
          <table:table-cell office:value-type="float" office:value="-0.218341535913465" calcext:value-type="float">
            <text:p>-0.218341535913465</text:p>
          </table:table-cell>
          <table:table-cell office:value-type="float" office:value="-0.216580154162303" calcext:value-type="float">
            <text:p>-0.216580154162303</text:p>
          </table:table-cell>
          <table:table-cell office:value-type="float" office:value="-0.207351143335294" calcext:value-type="float">
            <text:p>-0.207351143335294</text:p>
          </table:table-cell>
          <table:table-cell office:value-type="float" office:value="-0.201920062914378" calcext:value-type="float">
            <text:p>-0.201920062914378</text:p>
          </table:table-cell>
          <table:table-cell office:value-type="float" office:value="-0.192579628757841" calcext:value-type="float">
            <text:p>-0.192579628757841</text:p>
          </table:table-cell>
          <table:table-cell office:value-type="float" office:value="-0.189601857361565" calcext:value-type="float">
            <text:p>-0.189601857361565</text:p>
          </table:table-cell>
          <table:table-cell office:value-type="float" office:value="-0.193987709776333" calcext:value-type="float">
            <text:p>-0.193987709776333</text:p>
          </table:table-cell>
          <table:table-cell office:value-type="float" office:value="-0.19683784897669" calcext:value-type="float">
            <text:p>-0.19683784897669</text:p>
          </table:table-cell>
          <table:table-cell office:value-type="float" office:value="-0.198013132016878" calcext:value-type="float">
            <text:p>-0.198013132016878</text:p>
          </table:table-cell>
          <table:table-cell office:value-type="float" office:value="-0.195146252159002" calcext:value-type="float">
            <text:p>-0.195146252159002</text:p>
          </table:table-cell>
          <table:table-cell office:value-type="float" office:value="-0.191074849501626" calcext:value-type="float">
            <text:p>-0.191074849501626</text:p>
          </table:table-cell>
          <table:table-cell office:value-type="float" office:value="-0.18880450044766" calcext:value-type="float">
            <text:p>-0.18880450044766</text:p>
          </table:table-cell>
          <table:table-cell office:value-type="float" office:value="-0.186238821542289" calcext:value-type="float">
            <text:p>-0.186238821542289</text:p>
          </table:table-cell>
          <table:table-cell office:value-type="float" office:value="-0.188666957789728" calcext:value-type="float">
            <text:p>-0.188666957789728</text:p>
          </table:table-cell>
          <table:table-cell office:value-type="float" office:value="-0.193130173054294" calcext:value-type="float">
            <text:p>-0.193130173054294</text:p>
          </table:table-cell>
          <table:table-cell office:value-type="float" office:value="-0.195403976053023" calcext:value-type="float">
            <text:p>-0.195403976053023</text:p>
          </table:table-cell>
          <table:table-cell office:value-type="float" office:value="-0.197218195076337" calcext:value-type="float">
            <text:p>-0.197218195076337</text:p>
          </table:table-cell>
          <table:table-cell office:value-type="float" office:value="-0.200061241725281" calcext:value-type="float">
            <text:p>-0.200061241725281</text:p>
          </table:table-cell>
          <table:table-cell office:value-type="float" office:value="-0.20143677305875" calcext:value-type="float">
            <text:p>-0.20143677305875</text:p>
          </table:table-cell>
          <table:table-cell office:value-type="float" office:value="-0.199524167942356" calcext:value-type="float">
            <text:p>-0.199524167942356</text:p>
          </table:table-cell>
          <table:table-cell office:value-type="float" office:value="-0.1995363210163" calcext:value-type="float">
            <text:p>-0.1995363210163</text:p>
          </table:table-cell>
          <table:table-cell office:value-type="float" office:value="-0.197364730565879" calcext:value-type="float">
            <text:p>-0.197364730565879</text:p>
          </table:table-cell>
          <table:table-cell office:value-type="float" office:value="-0.194701009904697" calcext:value-type="float">
            <text:p>-0.194701009904697</text:p>
          </table:table-cell>
          <table:table-cell office:value-type="float" office:value="-0.196982321920064" calcext:value-type="float">
            <text:p>-0.196982321920064</text:p>
          </table:table-cell>
          <table:table-cell office:value-type="float" office:value="-0.199345292043442" calcext:value-type="float">
            <text:p>-0.199345292043442</text:p>
          </table:table-cell>
          <table:table-cell office:value-type="float" office:value="-0.204840104840824" calcext:value-type="float">
            <text:p>-0.204840104840824</text:p>
          </table:table-cell>
          <table:table-cell office:value-type="float" office:value="-0.245395727403075" calcext:value-type="float">
            <text:p>-0.245395727403075</text:p>
          </table:table-cell>
          <table:table-cell office:value-type="float" office:value="-0.243479037253938" calcext:value-type="float">
            <text:p>-0.243479037253938</text:p>
          </table:table-cell>
          <table:table-cell office:value-type="float" office:value="-0.240361699183323" calcext:value-type="float">
            <text:p>-0.240361699183323</text:p>
          </table:table-cell>
          <table:table-cell office:value-type="float" office:value="-0.239204274462608" calcext:value-type="float">
            <text:p>-0.239204274462608</text:p>
          </table:table-cell>
          <table:table-cell office:value-type="float" office:value="-0.241700702750862" calcext:value-type="float">
            <text:p>-0.241700702750862</text:p>
          </table:table-cell>
          <table:table-cell office:value-type="float" office:value="-0.244174626646612" calcext:value-type="float">
            <text:p>-0.244174626646612</text:p>
          </table:table-cell>
          <table:table-cell office:value-type="float" office:value="-0.245606420860514" calcext:value-type="float">
            <text:p>-0.245606420860514</text:p>
          </table:table-cell>
          <table:table-cell office:value-type="float" office:value="-0.24496105753031" calcext:value-type="float">
            <text:p>-0.24496105753031</text:p>
          </table:table-cell>
          <table:table-cell office:value-type="float" office:value="-0.244254859761693" calcext:value-type="float">
            <text:p>-0.244254859761693</text:p>
          </table:table-cell>
          <table:table-cell office:value-type="float" office:value="-0.247402678524775" calcext:value-type="float">
            <text:p>-0.247402678524775</text:p>
          </table:table-cell>
          <table:table-cell office:value-type="float" office:value="-0.253383971077024" calcext:value-type="float">
            <text:p>-0.253383971077024</text:p>
          </table:table-cell>
          <table:table-cell office:value-type="float" office:value="-0.250004733462204" calcext:value-type="float">
            <text:p>-0.250004733462204</text:p>
          </table:table-cell>
          <table:table-cell office:value-type="float" office:value="-0.241850710601068" calcext:value-type="float">
            <text:p>-0.241850710601068</text:p>
          </table:table-cell>
          <table:table-cell office:value-type="float" office:value="-0.242545259818671" calcext:value-type="float">
            <text:p>-0.242545259818671</text:p>
          </table:table-cell>
          <table:table-cell office:value-type="float" office:value="-0.246181141653819" calcext:value-type="float">
            <text:p>-0.246181141653819</text:p>
          </table:table-cell>
          <table:table-cell office:value-type="float" office:value="-0.245947488456102" calcext:value-type="float">
            <text:p>-0.245947488456102</text:p>
          </table:table-cell>
          <table:table-cell office:value-type="float" office:value="-0.246333939086505" calcext:value-type="float">
            <text:p>-0.246333939086505</text:p>
          </table:table-cell>
          <table:table-cell office:value-type="float" office:value="-0.246296642166108" calcext:value-type="float">
            <text:p>-0.246296642166108</text:p>
          </table:table-cell>
          <table:table-cell office:value-type="float" office:value="-0.245595460487071" calcext:value-type="float">
            <text:p>-0.245595460487071</text:p>
          </table:table-cell>
          <table:table-cell office:value-type="float" office:value="-0.248025629313982" calcext:value-type="float">
            <text:p>-0.248025629313982</text:p>
          </table:table-cell>
          <table:table-cell office:value-type="float" office:value="-0.251167588135972" calcext:value-type="float">
            <text:p>-0.251167588135972</text:p>
          </table:table-cell>
          <table:table-cell office:value-type="float" office:value="-0.21740702071425" calcext:value-type="float">
            <text:p>-0.21740702071425</text:p>
          </table:table-cell>
          <table:table-cell office:value-type="float" office:value="-0.212282846182233" calcext:value-type="float">
            <text:p>-0.212282846182233</text:p>
          </table:table-cell>
          <table:table-cell office:value-type="float" office:value="-0.209842659969497" calcext:value-type="float">
            <text:p>-0.209842659969497</text:p>
          </table:table-cell>
          <table:table-cell office:value-type="float" office:value="-0.22133482032757" calcext:value-type="float">
            <text:p>-0.22133482032757</text:p>
          </table:table-cell>
          <table:table-cell office:value-type="float" office:value="-0.223448255420473" calcext:value-type="float">
            <text:p>-0.223448255420473</text:p>
          </table:table-cell>
          <table:table-cell office:value-type="float" office:value="-0.225456003505802" calcext:value-type="float">
            <text:p>-0.225456003505802</text:p>
          </table:table-cell>
          <table:table-cell office:value-type="float" office:value="-0.226147986805021" calcext:value-type="float">
            <text:p>-0.226147986805021</text:p>
          </table:table-cell>
          <table:table-cell office:value-type="float" office:value="-0.228227332067238" calcext:value-type="float">
            <text:p>-0.228227332067238</text:p>
          </table:table-cell>
          <table:table-cell office:value-type="float" office:value="-0.227579241400137" calcext:value-type="float">
            <text:p>-0.227579241400137</text:p>
          </table:table-cell>
          <table:table-cell office:value-type="float" office:value="-0.227695831979398" calcext:value-type="float">
            <text:p>-0.227695831979398</text:p>
          </table:table-cell>
          <table:table-cell office:value-type="float" office:value="-0.228409167953611" calcext:value-type="float">
            <text:p>-0.228409167953611</text:p>
          </table:table-cell>
          <table:table-cell office:value-type="float" office:value="-0.226820808791848" calcext:value-type="float">
            <text:p>-0.226820808791848</text:p>
          </table:table-cell>
          <table:table-cell office:value-type="float" office:value="-0.221543553758601" calcext:value-type="float">
            <text:p>-0.221543553758601</text:p>
          </table:table-cell>
          <table:table-cell office:value-type="float" office:value="-0.221102743906772" calcext:value-type="float">
            <text:p>-0.221102743906772</text:p>
          </table:table-cell>
          <table:table-cell office:value-type="float" office:value="-0.226063181353118" calcext:value-type="float">
            <text:p>-0.226063181353118</text:p>
          </table:table-cell>
          <table:table-cell office:value-type="float" office:value="-0.238653423800861" calcext:value-type="float">
            <text:p>-0.238653423800861</text:p>
          </table:table-cell>
          <table:table-cell office:value-type="float" office:value="-0.268036972884176" calcext:value-type="float">
            <text:p>-0.268036972884176</text:p>
          </table:table-cell>
          <table:table-cell office:value-type="float" office:value="-0.26705314662409" calcext:value-type="float">
            <text:p>-0.26705314662409</text:p>
          </table:table-cell>
          <table:table-cell office:value-type="float" office:value="-0.25721687594464" calcext:value-type="float">
            <text:p>-0.25721687594464</text:p>
          </table:table-cell>
          <table:table-cell office:value-type="float" office:value="-0.256905790416952" calcext:value-type="float">
            <text:p>-0.256905790416952</text:p>
          </table:table-cell>
          <table:table-cell office:value-type="float" office:value="-0.256554645222931" calcext:value-type="float">
            <text:p>-0.256554645222931</text:p>
          </table:table-cell>
          <table:table-cell office:value-type="float" office:value="-0.26010416282382" calcext:value-type="float">
            <text:p>-0.26010416282382</text:p>
          </table:table-cell>
          <table:table-cell office:value-type="float" office:value="-0.259351002034227" calcext:value-type="float">
            <text:p>-0.259351002034227</text:p>
          </table:table-cell>
          <table:table-cell office:value-type="float" office:value="-0.258602352106079" calcext:value-type="float">
            <text:p>-0.258602352106079</text:p>
          </table:table-cell>
          <table:table-cell office:value-type="float" office:value="-0.263788897679295" calcext:value-type="float">
            <text:p>-0.263788897679295</text:p>
          </table:table-cell>
          <table:table-cell office:value-type="float" office:value="-0.26779389893827" calcext:value-type="float">
            <text:p>-0.26779389893827</text:p>
          </table:table-cell>
          <table:table-cell office:value-type="float" office:value="-0.270394366729453" calcext:value-type="float">
            <text:p>-0.270394366729453</text:p>
          </table:table-cell>
          <table:table-cell office:value-type="float" office:value="-0.260702546019793" calcext:value-type="float">
            <text:p>-0.260702546019793</text:p>
          </table:table-cell>
          <table:table-cell office:value-type="float" office:value="-0.245235700931331" calcext:value-type="float">
            <text:p>-0.245235700931331</text:p>
          </table:table-cell>
          <table:table-cell office:value-type="float" office:value="-0.240354003918765" calcext:value-type="float">
            <text:p>-0.240354003918765</text:p>
          </table:table-cell>
          <table:table-cell office:value-type="float" office:value="-0.243167133312773" calcext:value-type="float">
            <text:p>-0.243167133312773</text:p>
          </table:table-cell>
          <table:table-cell office:value-type="float" office:value="-0.246327140768812" calcext:value-type="float">
            <text:p>-0.246327140768812</text:p>
          </table:table-cell>
          <table:table-cell office:value-type="float" office:value="-0.248067608377679" calcext:value-type="float">
            <text:p>-0.248067608377679</text:p>
          </table:table-cell>
          <table:table-cell office:value-type="float" office:value="-0.245677157300615" calcext:value-type="float">
            <text:p>-0.245677157300615</text:p>
          </table:table-cell>
          <table:table-cell office:value-type="float" office:value="-0.245919117149599" calcext:value-type="float">
            <text:p>-0.245919117149599</text:p>
          </table:table-cell>
          <table:table-cell office:value-type="float" office:value="-0.246951533883065" calcext:value-type="float">
            <text:p>-0.246951533883065</text:p>
          </table:table-cell>
          <table:table-cell office:value-type="float" office:value="-0.247723942286839" calcext:value-type="float">
            <text:p>-0.247723942286839</text:p>
          </table:table-cell>
          <table:table-cell office:value-type="float" office:value="-0.247926553525697" calcext:value-type="float">
            <text:p>-0.247926553525697</text:p>
          </table:table-cell>
          <table:table-cell office:value-type="float" office:value="-0.263770857960181" calcext:value-type="float">
            <text:p>-0.263770857960181</text:p>
          </table:table-cell>
          <table:table-cell office:value-type="float" office:value="-0.245272381928125" calcext:value-type="float">
            <text:p>-0.245272381928125</text:p>
          </table:table-cell>
          <table:table-cell office:value-type="float" office:value="-0.225743852517363" calcext:value-type="float">
            <text:p>-0.225743852517363</text:p>
          </table:table-cell>
          <table:table-cell office:value-type="float" office:value="-0.219703357721926" calcext:value-type="float">
            <text:p>-0.219703357721926</text:p>
          </table:table-cell>
          <table:table-cell office:value-type="float" office:value="-0.212540801277653" calcext:value-type="float">
            <text:p>-0.212540801277653</text:p>
          </table:table-cell>
          <table:table-cell office:value-type="float" office:value="-0.213598790216497" calcext:value-type="float">
            <text:p>-0.213598790216497</text:p>
          </table:table-cell>
          <table:table-cell office:value-type="float" office:value="-0.215304291350483" calcext:value-type="float">
            <text:p>-0.215304291350483</text:p>
          </table:table-cell>
          <table:table-cell office:value-type="float" office:value="-0.215665189582218" calcext:value-type="float">
            <text:p>-0.215665189582218</text:p>
          </table:table-cell>
          <table:table-cell office:value-type="float" office:value="-0.220217372878152" calcext:value-type="float">
            <text:p>-0.220217372878152</text:p>
          </table:table-cell>
          <table:table-cell office:value-type="float" office:value="-0.224817191638963" calcext:value-type="float">
            <text:p>-0.224817191638963</text:p>
          </table:table-cell>
          <table:table-cell office:value-type="float" office:value="-0.227910442435423" calcext:value-type="float">
            <text:p>-0.227910442435423</text:p>
          </table:table-cell>
          <table:table-cell office:value-type="float" office:value="-0.236586991245829" calcext:value-type="float">
            <text:p>-0.236586991245829</text:p>
          </table:table-cell>
          <table:table-cell office:value-type="float" office:value="-0.237115538815259" calcext:value-type="float">
            <text:p>-0.237115538815259</text:p>
          </table:table-cell>
          <table:table-cell office:value-type="float" office:value="-0.238075258362602" calcext:value-type="float">
            <text:p>-0.238075258362602</text:p>
          </table:table-cell>
          <table:table-cell office:value-type="float" office:value="-0.23949503932953" calcext:value-type="float">
            <text:p>-0.23949503932953</text:p>
          </table:table-cell>
          <table:table-cell office:value-type="float" office:value="-0.238320402932401" calcext:value-type="float">
            <text:p>-0.238320402932401</text:p>
          </table:table-cell>
          <table:table-cell office:value-type="float" office:value="-0.234337114713412" calcext:value-type="float">
            <text:p>-0.234337114713412</text:p>
          </table:table-cell>
          <table:table-cell office:value-type="float" office:value="-0.23761093604047" calcext:value-type="float">
            <text:p>-0.23761093604047</text:p>
          </table:table-cell>
          <table:table-cell office:value-type="float" office:value="-0.25045015660753" calcext:value-type="float">
            <text:p>-0.25045015660753</text:p>
          </table:table-cell>
          <table:table-cell office:value-type="float" office:value="-0.25378435169024" calcext:value-type="float">
            <text:p>-0.25378435169024</text:p>
          </table:table-cell>
          <table:table-cell office:value-type="float" office:value="-0.253472253860131" calcext:value-type="float">
            <text:p>-0.253472253860131</text:p>
          </table:table-cell>
          <table:table-cell office:value-type="float" office:value="-0.258293058922855" calcext:value-type="float">
            <text:p>-0.258293058922855</text:p>
          </table:table-cell>
          <table:table-cell office:value-type="float" office:value="-0.254714638380396" calcext:value-type="float">
            <text:p>-0.254714638380396</text:p>
          </table:table-cell>
          <table:table-cell office:value-type="float" office:value="-0.251755675384705" calcext:value-type="float">
            <text:p>-0.251755675384705</text:p>
          </table:table-cell>
          <table:table-cell office:value-type="float" office:value="-0.251293557282933" calcext:value-type="float">
            <text:p>-0.251293557282933</text:p>
          </table:table-cell>
          <table:table-cell office:value-type="float" office:value="-0.253530334175923" calcext:value-type="float">
            <text:p>-0.253530334175923</text:p>
          </table:table-cell>
          <table:table-cell office:value-type="float" office:value="-0.25579813011821" calcext:value-type="float">
            <text:p>-0.25579813011821</text:p>
          </table:table-cell>
          <table:table-cell office:value-type="float" office:value="-0.257922802117953" calcext:value-type="float">
            <text:p>-0.257922802117953</text:p>
          </table:table-cell>
          <table:table-cell office:value-type="float" office:value="-0.257426866060047" calcext:value-type="float">
            <text:p>-0.257426866060047</text:p>
          </table:table-cell>
          <table:table-cell office:value-type="float" office:value="-0.257104411108654" calcext:value-type="float">
            <text:p>-0.257104411108654</text:p>
          </table:table-cell>
          <table:table-cell office:value-type="float" office:value="-0.257345744762844" calcext:value-type="float">
            <text:p>-0.257345744762844</text:p>
          </table:table-cell>
          <table:table-cell office:value-type="float" office:value="-0.262833996007171" calcext:value-type="float">
            <text:p>-0.262833996007171</text:p>
          </table:table-cell>
          <table:table-cell office:value-type="float" office:value="-0.261184636095042" calcext:value-type="float">
            <text:p>-0.261184636095042</text:p>
          </table:table-cell>
          <table:table-cell office:value-type="float" office:value="-0.267095771849189" calcext:value-type="float">
            <text:p>-0.267095771849189</text:p>
          </table:table-cell>
          <table:table-cell office:value-type="float" office:value="-0.262728983875671" calcext:value-type="float">
            <text:p>-0.262728983875671</text:p>
          </table:table-cell>
          <table:table-cell office:value-type="float" office:value="-0.259331568695599" calcext:value-type="float">
            <text:p>-0.259331568695599</text:p>
          </table:table-cell>
          <table:table-cell office:value-type="float" office:value="-0.250656982582519" calcext:value-type="float">
            <text:p>-0.250656982582519</text:p>
          </table:table-cell>
          <table:table-cell office:value-type="float" office:value="-0.243737672414216" calcext:value-type="float">
            <text:p>-0.243737672414216</text:p>
          </table:table-cell>
          <table:table-cell office:value-type="float" office:value="-0.233978140972604" calcext:value-type="float">
            <text:p>-0.233978140972604</text:p>
          </table:table-cell>
          <table:table-cell office:value-type="float" office:value="-0.236313938664696" calcext:value-type="float">
            <text:p>-0.236313938664696</text:p>
          </table:table-cell>
          <table:table-cell office:value-type="float" office:value="-0.236219254467646" calcext:value-type="float">
            <text:p>-0.236219254467646</text:p>
          </table:table-cell>
          <table:table-cell office:value-type="float" office:value="-0.234035175919447" calcext:value-type="float">
            <text:p>-0.234035175919447</text:p>
          </table:table-cell>
          <table:table-cell office:value-type="float" office:value="-0.232863998598782" calcext:value-type="float">
            <text:p>-0.232863998598782</text:p>
          </table:table-cell>
          <table:table-cell office:value-type="float" office:value="-0.230518254221431" calcext:value-type="float">
            <text:p>-0.230518254221431</text:p>
          </table:table-cell>
          <table:table-cell office:value-type="float" office:value="-0.216855483096782" calcext:value-type="float">
            <text:p>-0.216855483096782</text:p>
          </table:table-cell>
          <table:table-cell office:value-type="float" office:value="-0.20895051072" calcext:value-type="float">
            <text:p>-0.20895051072</text:p>
          </table:table-cell>
          <table:table-cell office:value-type="float" office:value="-0.212047543563505" calcext:value-type="float">
            <text:p>-0.212047543563505</text:p>
          </table:table-cell>
          <table:table-cell office:value-type="float" office:value="-0.218392999448329" calcext:value-type="float">
            <text:p>-0.218392999448329</text:p>
          </table:table-cell>
          <table:table-cell office:value-type="float" office:value="-0.218215872396496" calcext:value-type="float">
            <text:p>-0.218215872396496</text:p>
          </table:table-cell>
          <table:table-cell office:value-type="float" office:value="-0.217786574371058" calcext:value-type="float">
            <text:p>-0.217786574371058</text:p>
          </table:table-cell>
          <table:table-cell office:value-type="float" office:value="-0.22161376007265" calcext:value-type="float">
            <text:p>-0.22161376007265</text:p>
          </table:table-cell>
          <table:table-cell office:value-type="float" office:value="-0.22196706234217" calcext:value-type="float">
            <text:p>-0.22196706234217</text:p>
          </table:table-cell>
          <table:table-cell office:value-type="float" office:value="-0.220463935840562" calcext:value-type="float">
            <text:p>-0.220463935840562</text:p>
          </table:table-cell>
          <table:table-cell office:value-type="float" office:value="-0.22167162007295" calcext:value-type="float">
            <text:p>-0.22167162007295</text:p>
          </table:table-cell>
          <table:table-cell office:value-type="float" office:value="-0.22163461660957" calcext:value-type="float">
            <text:p>-0.22163461660957</text:p>
          </table:table-cell>
          <table:table-cell office:value-type="float" office:value="-0.222431164302938" calcext:value-type="float">
            <text:p>-0.222431164302938</text:p>
          </table:table-cell>
          <table:table-cell office:value-type="float" office:value="-0.224984047431431" calcext:value-type="float">
            <text:p>-0.224984047431431</text:p>
          </table:table-cell>
          <table:table-cell office:value-type="float" office:value="-0.226582911288413" calcext:value-type="float">
            <text:p>-0.226582911288413</text:p>
          </table:table-cell>
          <table:table-cell office:value-type="float" office:value="-0.227034742814974" calcext:value-type="float">
            <text:p>-0.227034742814974</text:p>
          </table:table-cell>
          <table:table-cell office:value-type="float" office:value="-0.224010843443874" calcext:value-type="float">
            <text:p>-0.224010843443874</text:p>
          </table:table-cell>
          <table:table-cell office:value-type="float" office:value="-0.227105469441894" calcext:value-type="float">
            <text:p>-0.227105469441894</text:p>
          </table:table-cell>
          <table:table-cell office:value-type="float" office:value="-0.227202319010785" calcext:value-type="float">
            <text:p>-0.227202319010785</text:p>
          </table:table-cell>
          <table:table-cell office:value-type="float" office:value="-0.227859188407422" calcext:value-type="float">
            <text:p>-0.227859188407422</text:p>
          </table:table-cell>
          <table:table-cell office:value-type="float" office:value="-0.226342183603121" calcext:value-type="float">
            <text:p>-0.226342183603121</text:p>
          </table:table-cell>
          <table:table-cell office:value-type="float" office:value="-0.226405753921789" calcext:value-type="float">
            <text:p>-0.226405753921789</text:p>
          </table:table-cell>
          <table:table-cell office:value-type="float" office:value="-0.226724457285168" calcext:value-type="float">
            <text:p>-0.226724457285168</text:p>
          </table:table-cell>
          <table:table-cell office:value-type="float" office:value="-0.22747070266992" calcext:value-type="float">
            <text:p>-0.22747070266992</text:p>
          </table:table-cell>
          <table:table-cell office:value-type="float" office:value="-0.227808095862085" calcext:value-type="float">
            <text:p>-0.227808095862085</text:p>
          </table:table-cell>
          <table:table-cell office:value-type="float" office:value="-0.227259440477877" calcext:value-type="float">
            <text:p>-0.227259440477877</text:p>
          </table:table-cell>
          <table:table-cell office:value-type="float" office:value="-0.227607214755419" calcext:value-type="float">
            <text:p>-0.227607214755419</text:p>
          </table:table-cell>
          <table:table-cell office:value-type="float" office:value="-0.227111730479997" calcext:value-type="float">
            <text:p>-0.227111730479997</text:p>
          </table:table-cell>
          <table:table-cell office:value-type="float" office:value="-0.227775559263386" calcext:value-type="float">
            <text:p>-0.227775559263386</text:p>
          </table:table-cell>
          <table:table-cell office:value-type="float" office:value="-0.227910444081965" calcext:value-type="float">
            <text:p>-0.227910444081965</text:p>
          </table:table-cell>
          <table:table-cell office:value-type="float" office:value="-0.22805550786068" calcext:value-type="float">
            <text:p>-0.22805550786068</text:p>
          </table:table-cell>
          <table:table-cell office:value-type="float" office:value="-0.228392233031183" calcext:value-type="float">
            <text:p>-0.228392233031183</text:p>
          </table:table-cell>
          <table:table-cell office:value-type="float" office:value="-0.227872913208113" calcext:value-type="float">
            <text:p>-0.227872913208113</text:p>
          </table:table-cell>
          <table:table-cell office:value-type="float" office:value="-0.227945187544205" calcext:value-type="float">
            <text:p>-0.227945187544205</text:p>
          </table:table-cell>
          <table:table-cell office:value-type="float" office:value="-0.228022631445212" calcext:value-type="float">
            <text:p>-0.228022631445212</text:p>
          </table:table-cell>
          <table:table-cell office:value-type="float" office:value="-0.227684944980059" calcext:value-type="float">
            <text:p>-0.227684944980059</text:p>
          </table:table-cell>
          <table:table-cell office:value-type="float" office:value="-0.228649784384586" calcext:value-type="float">
            <text:p>-0.228649784384586</text:p>
          </table:table-cell>
          <table:table-cell office:value-type="float" office:value="-0.228250769640208" calcext:value-type="float">
            <text:p>-0.228250769640208</text:p>
          </table:table-cell>
          <table:table-cell office:value-type="float" office:value="-0.228611451039834" calcext:value-type="float">
            <text:p>-0.228611451039834</text:p>
          </table:table-cell>
          <table:table-cell office:value-type="float" office:value="-0.228318189407738" calcext:value-type="float">
            <text:p>-0.228318189407738</text:p>
          </table:table-cell>
          <table:table-cell office:value-type="float" office:value="-0.22800127462939" calcext:value-type="float">
            <text:p>-0.22800127462939</text:p>
          </table:table-cell>
          <table:table-cell office:value-type="float" office:value="-0.228345672651253" calcext:value-type="float">
            <text:p>-0.228345672651253</text:p>
          </table:table-cell>
          <table:table-cell office:value-type="float" office:value="-0.22807332492494" calcext:value-type="float">
            <text:p>-0.22807332492494</text:p>
          </table:table-cell>
          <table:table-cell office:value-type="float" office:value="-0.228381042266115" calcext:value-type="float">
            <text:p>-0.228381042266115</text:p>
          </table:table-cell>
          <table:table-cell office:value-type="float" office:value="-0.228491907348088" calcext:value-type="float">
            <text:p>-0.228491907348088</text:p>
          </table:table-cell>
          <table:table-cell office:value-type="float" office:value="-0.227952110950194" calcext:value-type="float">
            <text:p>-0.227952110950194</text:p>
          </table:table-cell>
          <table:table-cell office:value-type="float" office:value="-0.228314937308028" calcext:value-type="float">
            <text:p>-0.228314937308028</text:p>
          </table:table-cell>
          <table:table-cell office:value-type="float" office:value="-0.228436067029423" calcext:value-type="float">
            <text:p>-0.228436067029423</text:p>
          </table:table-cell>
          <table:table-cell office:value-type="float" office:value="-0.22832436106296" calcext:value-type="float">
            <text:p>-0.22832436106296</text:p>
          </table:table-cell>
          <table:table-cell office:value-type="float" office:value="-0.228137942732769" calcext:value-type="float">
            <text:p>-0.228137942732769</text:p>
          </table:table-cell>
          <table:table-cell office:value-type="float" office:value="-0.228205721986534" calcext:value-type="float">
            <text:p>-0.228205721986534</text:p>
          </table:table-cell>
          <table:table-cell office:value-type="float" office:value="-0.22836997633098" calcext:value-type="float">
            <text:p>-0.22836997633098</text:p>
          </table:table-cell>
          <table:table-cell office:value-type="float" office:value="-0.228159933903329" calcext:value-type="float">
            <text:p>-0.228159933903329</text:p>
          </table:table-cell>
          <table:table-cell office:value-type="float" office:value="-0.228372673767223" calcext:value-type="float">
            <text:p>-0.228372673767223</text:p>
          </table:table-cell>
          <table:table-cell office:value-type="float" office:value="-0.228081272691086" calcext:value-type="float">
            <text:p>-0.228081272691086</text:p>
          </table:table-cell>
          <table:table-cell office:value-type="float" office:value="-0.228419762587545" calcext:value-type="float">
            <text:p>-0.228419762587545</text:p>
          </table:table-cell>
          <table:table-cell office:value-type="float" office:value="-0.228321378959372" calcext:value-type="float">
            <text:p>-0.228321378959372</text:p>
          </table:table-cell>
          <table:table-cell office:value-type="float" office:value="-0.228253860549083" calcext:value-type="float">
            <text:p>-0.228253860549083</text:p>
          </table:table-cell>
          <table:table-cell office:value-type="float" office:value="-0.228007991255454" calcext:value-type="float">
            <text:p>-0.228007991255454</text:p>
          </table:table-cell>
          <table:table-cell office:value-type="float" office:value="-0.228392460057255" calcext:value-type="float">
            <text:p>-0.228392460057255</text:p>
          </table:table-cell>
          <table:table-cell office:value-type="float" office:value="-0.227999799749354" calcext:value-type="float">
            <text:p>-0.227999799749354</text:p>
          </table:table-cell>
          <table:table-cell office:value-type="float" office:value="-0.228394767297036" calcext:value-type="float">
            <text:p>-0.228394767297036</text:p>
          </table:table-cell>
          <table:table-cell office:value-type="float" office:value="-0.228513892698809" calcext:value-type="float">
            <text:p>-0.228513892698809</text:p>
          </table:table-cell>
          <table:table-cell office:value-type="float" office:value="-0.228446480569188" calcext:value-type="float">
            <text:p>-0.228446480569188</text:p>
          </table:table-cell>
          <table:table-cell office:value-type="float" office:value="-0.228475048952012" calcext:value-type="float">
            <text:p>-0.228475048952012</text:p>
          </table:table-cell>
          <table:table-cell office:value-type="float" office:value="-0.228495836212139" calcext:value-type="float">
            <text:p>-0.228495836212139</text:p>
          </table:table-cell>
          <table:table-cell office:value-type="float" office:value="-0.228035478791809" calcext:value-type="float">
            <text:p>-0.228035478791809</text:p>
          </table:table-cell>
          <table:table-cell office:value-type="float" office:value="-0.228521282623091" calcext:value-type="float">
            <text:p>-0.228521282623091</text:p>
          </table:table-cell>
          <table:table-cell office:value-type="float" office:value="-0.228274429408655" calcext:value-type="float">
            <text:p>-0.228274429408655</text:p>
          </table:table-cell>
          <table:table-cell office:value-type="float" office:value="-0.228468944979619" calcext:value-type="float">
            <text:p>-0.228468944979619</text:p>
          </table:table-cell>
          <table:table-cell office:value-type="float" office:value="-0.228300981580319" calcext:value-type="float">
            <text:p>-0.228300981580319</text:p>
          </table:table-cell>
          <table:table-cell office:value-type="float" office:value="-0.227759155504625" calcext:value-type="float">
            <text:p>-0.227759155504625</text:p>
          </table:table-cell>
          <table:table-cell office:value-type="float" office:value="-0.228402339727894" calcext:value-type="float">
            <text:p>-0.228402339727894</text:p>
          </table:table-cell>
          <table:table-cell office:value-type="float" office:value="-0.227914384176709" calcext:value-type="float">
            <text:p>-0.227914384176709</text:p>
          </table:table-cell>
          <table:table-cell office:value-type="float" office:value="-0.228285833463249" calcext:value-type="float">
            <text:p>-0.228285833463249</text:p>
          </table:table-cell>
          <table:table-cell office:value-type="float" office:value="-0.228240952719852" calcext:value-type="float">
            <text:p>-0.228240952719852</text:p>
          </table:table-cell>
          <table:table-cell office:value-type="float" office:value="-0.227959564799886" calcext:value-type="float">
            <text:p>-0.227959564799886</text:p>
          </table:table-cell>
          <table:table-cell office:value-type="float" office:value="-0.228172008538496" calcext:value-type="float">
            <text:p>-0.228172008538496</text:p>
          </table:table-cell>
          <table:table-cell office:value-type="float" office:value="-0.228191570518598" calcext:value-type="float">
            <text:p>-0.228191570518598</text:p>
          </table:table-cell>
          <table:table-cell office:value-type="float" office:value="-0.228395213643364" calcext:value-type="float">
            <text:p>-0.228395213643364</text:p>
          </table:table-cell>
          <table:table-cell office:value-type="float" office:value="-0.228395880174585" calcext:value-type="float">
            <text:p>-0.228395880174585</text:p>
          </table:table-cell>
          <table:table-cell office:value-type="float" office:value="-0.228432045291801" calcext:value-type="float">
            <text:p>-0.228432045291801</text:p>
          </table:table-cell>
          <table:table-cell office:value-type="float" office:value="-0.227993019405522" calcext:value-type="float">
            <text:p>-0.227993019405522</text:p>
          </table:table-cell>
          <table:table-cell office:value-type="float" office:value="-0.228418876049246" calcext:value-type="float">
            <text:p>-0.228418876049246</text:p>
          </table:table-cell>
          <table:table-cell office:value-type="float" office:value="-0.228335954155548" calcext:value-type="float">
            <text:p>-0.228335954155548</text:p>
          </table:table-cell>
          <table:table-cell office:value-type="float" office:value="-0.228257918079307" calcext:value-type="float">
            <text:p>-0.228257918079307</text:p>
          </table:table-cell>
          <table:table-cell office:value-type="float" office:value="-0.228013771864631" calcext:value-type="float">
            <text:p>-0.228013771864631</text:p>
          </table:table-cell>
          <table:table-cell office:value-type="float" office:value="-0.228593573940615" calcext:value-type="float">
            <text:p>-0.228593573940615</text:p>
          </table:table-cell>
          <table:table-cell office:value-type="float" office:value="-0.22825411473339" calcext:value-type="float">
            <text:p>-0.22825411473339</text:p>
          </table:table-cell>
          <table:table-cell office:value-type="float" office:value="-0.228198341785753" calcext:value-type="float">
            <text:p>-0.228198341785753</text:p>
          </table:table-cell>
          <table:table-cell office:value-type="float" office:value="-0.228565674020151" calcext:value-type="float">
            <text:p>-0.228565674020151</text:p>
          </table:table-cell>
          <table:table-cell office:value-type="float" office:value="-0.228219190939603" calcext:value-type="float">
            <text:p>-0.228219190939603</text:p>
          </table:table-cell>
          <table:table-cell office:value-type="float" office:value="-0.228263875430977" calcext:value-type="float">
            <text:p>-0.228263875430977</text:p>
          </table:table-cell>
          <table:table-cell office:value-type="float" office:value="-0.228231698011392" calcext:value-type="float">
            <text:p>-0.228231698011392</text:p>
          </table:table-cell>
          <table:table-cell office:value-type="float" office:value="-0.227982864046361" calcext:value-type="float">
            <text:p>-0.227982864046361</text:p>
          </table:table-cell>
          <table:table-cell office:value-type="float" office:value="-0.228054568798685" calcext:value-type="float">
            <text:p>-0.228054568798685</text:p>
          </table:table-cell>
          <table:table-cell office:value-type="float" office:value="-0.228424747226703" calcext:value-type="float">
            <text:p>-0.228424747226703</text:p>
          </table:table-cell>
          <table:table-cell office:value-type="float" office:value="-0.228212932898865" calcext:value-type="float">
            <text:p>-0.228212932898865</text:p>
          </table:table-cell>
          <table:table-cell office:value-type="float" office:value="-0.228286955039969" calcext:value-type="float">
            <text:p>-0.228286955039969</text:p>
          </table:table-cell>
          <table:table-cell office:value-type="float" office:value="-0.228246090611229" calcext:value-type="float">
            <text:p>-0.228246090611229</text:p>
          </table:table-cell>
          <table:table-cell office:value-type="float" office:value="-0.228228265217577" calcext:value-type="float">
            <text:p>-0.228228265217577</text:p>
          </table:table-cell>
          <table:table-cell office:value-type="float" office:value="-0.228361928607911" calcext:value-type="float">
            <text:p>-0.228361928607911</text:p>
          </table:table-cell>
          <table:table-cell office:value-type="float" office:value="-0.228460594621474" calcext:value-type="float">
            <text:p>-0.228460594621474</text:p>
          </table:table-cell>
          <table:table-cell office:value-type="float" office:value="-0.228383213587033" calcext:value-type="float">
            <text:p>-0.228383213587033</text:p>
          </table:table-cell>
          <table:table-cell office:value-type="float" office:value="-0.228381751724068" calcext:value-type="float">
            <text:p>-0.228381751724068</text:p>
          </table:table-cell>
          <table:table-cell office:value-type="float" office:value="-0.228237798949722" calcext:value-type="float">
            <text:p>-0.228237798949722</text:p>
          </table:table-cell>
          <table:table-cell office:value-type="float" office:value="-0.228340505385211" calcext:value-type="float">
            <text:p>-0.228340505385211</text:p>
          </table:table-cell>
          <table:table-cell office:value-type="float" office:value="-0.228107074400271" calcext:value-type="float">
            <text:p>-0.228107074400271</text:p>
          </table:table-cell>
          <table:table-cell office:value-type="float" office:value="-0.228310987479653" calcext:value-type="float">
            <text:p>-0.228310987479653</text:p>
          </table:table-cell>
          <table:table-cell office:value-type="float" office:value="-0.228440143789419" calcext:value-type="float">
            <text:p>-0.228440143789419</text:p>
          </table:table-cell>
          <table:table-cell office:value-type="float" office:value="-0.228367771991543" calcext:value-type="float">
            <text:p>-0.228367771991543</text:p>
          </table:table-cell>
          <table:table-cell office:value-type="float" office:value="-0.228562945578002" calcext:value-type="float">
            <text:p>-0.228562945578002</text:p>
          </table:table-cell>
          <table:table-cell office:value-type="float" office:value="-0.228434212697441" calcext:value-type="float">
            <text:p>-0.228434212697441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0672812028737" calcext:value-type="float">
            <text:p>0.310672812028737</text:p>
          </table:table-cell>
          <table:table-cell office:value-type="float" office:value="0.310677362901722" calcext:value-type="float">
            <text:p>0.310677362901722</text:p>
          </table:table-cell>
          <table:table-cell office:value-type="float" office:value="0.310693272452799" calcext:value-type="float">
            <text:p>0.310693272452799</text:p>
          </table:table-cell>
          <table:table-cell office:value-type="float" office:value="0.310671324250575" calcext:value-type="float">
            <text:p>0.310671324250575</text:p>
          </table:table-cell>
          <table:table-cell office:value-type="float" office:value="0.310678610465301" calcext:value-type="float">
            <text:p>0.310678610465301</text:p>
          </table:table-cell>
          <table:table-cell office:value-type="float" office:value="0.310669258782857" calcext:value-type="float">
            <text:p>0.310669258782857</text:p>
          </table:table-cell>
          <table:table-cell office:value-type="float" office:value="0.310711929660586" calcext:value-type="float">
            <text:p>0.310711929660586</text:p>
          </table:table-cell>
          <table:table-cell office:value-type="float" office:value="0.310683246963052" calcext:value-type="float">
            <text:p>0.310683246963052</text:p>
          </table:table-cell>
          <table:table-cell office:value-type="float" office:value="0.310701487474387" calcext:value-type="float">
            <text:p>0.310701487474387</text:p>
          </table:table-cell>
          <table:table-cell office:value-type="float" office:value="0.310681455445798" calcext:value-type="float">
            <text:p>0.310681455445798</text:p>
          </table:table-cell>
          <table:table-cell office:value-type="float" office:value="0.310696141005369" calcext:value-type="float">
            <text:p>0.310696141005369</text:p>
          </table:table-cell>
          <table:table-cell office:value-type="float" office:value="0.310667401642467" calcext:value-type="float">
            <text:p>0.310667401642467</text:p>
          </table:table-cell>
          <table:table-cell office:value-type="float" office:value="0.31072584795702" calcext:value-type="float">
            <text:p>0.31072584795702</text:p>
          </table:table-cell>
          <table:table-cell office:value-type="float" office:value="0.310691644566004" calcext:value-type="float">
            <text:p>0.310691644566004</text:p>
          </table:table-cell>
          <table:table-cell office:value-type="float" office:value="0.310710489345746" calcext:value-type="float">
            <text:p>0.310710489345746</text:p>
          </table:table-cell>
          <table:table-cell office:value-type="float" office:value="0.310703735998783" calcext:value-type="float">
            <text:p>0.310703735998783</text:p>
          </table:table-cell>
          <table:table-cell office:value-type="float" office:value="0.310719835733982" calcext:value-type="float">
            <text:p>0.310719835733982</text:p>
          </table:table-cell>
          <table:table-cell office:value-type="float" office:value="0.310713076518925" calcext:value-type="float">
            <text:p>0.310713076518925</text:p>
          </table:table-cell>
          <table:table-cell office:value-type="float" office:value="0.310695560690838" calcext:value-type="float">
            <text:p>0.310695560690838</text:p>
          </table:table-cell>
          <table:table-cell office:value-type="float" office:value="0.310730858505352" calcext:value-type="float">
            <text:p>0.310730858505352</text:p>
          </table:table-cell>
          <table:table-cell office:value-type="float" office:value="0.310703251856521" calcext:value-type="float">
            <text:p>0.310703251856521</text:p>
          </table:table-cell>
          <table:table-cell office:value-type="float" office:value="0.310688680619093" calcext:value-type="float">
            <text:p>0.310688680619093</text:p>
          </table:table-cell>
          <table:table-cell office:value-type="float" office:value="0.310730482436239" calcext:value-type="float">
            <text:p>0.310730482436239</text:p>
          </table:table-cell>
          <table:table-cell office:value-type="float" office:value="0.310706900375989" calcext:value-type="float">
            <text:p>0.310706900375989</text:p>
          </table:table-cell>
          <table:table-cell office:value-type="float" office:value="0.310679488204255" calcext:value-type="float">
            <text:p>0.310679488204255</text:p>
          </table:table-cell>
          <table:table-cell office:value-type="float" office:value="0.310699792297786" calcext:value-type="float">
            <text:p>0.310699792297786</text:p>
          </table:table-cell>
          <table:table-cell office:value-type="float" office:value="0.310675211447836" calcext:value-type="float">
            <text:p>0.310675211447836</text:p>
          </table:table-cell>
          <table:table-cell office:value-type="float" office:value="0.310690132632663" calcext:value-type="float">
            <text:p>0.310690132632663</text:p>
          </table:table-cell>
          <table:table-cell office:value-type="float" office:value="0.31069119022215" calcext:value-type="float">
            <text:p>0.31069119022215</text:p>
          </table:table-cell>
          <table:table-cell office:value-type="float" office:value="0.31070616464196" calcext:value-type="float">
            <text:p>0.31070616464196</text:p>
          </table:table-cell>
          <table:table-cell office:value-type="float" office:value="0.310715305722991" calcext:value-type="float">
            <text:p>0.310715305722991</text:p>
          </table:table-cell>
          <table:table-cell office:value-type="float" office:value="0.310684143676571" calcext:value-type="float">
            <text:p>0.310684143676571</text:p>
          </table:table-cell>
          <table:table-cell office:value-type="float" office:value="0.310703365636282" calcext:value-type="float">
            <text:p>0.310703365636282</text:p>
          </table:table-cell>
          <table:table-cell office:value-type="float" office:value="0.310728368375371" calcext:value-type="float">
            <text:p>0.310728368375371</text:p>
          </table:table-cell>
          <table:table-cell office:value-type="float" office:value="0.310682050685562" calcext:value-type="float">
            <text:p>0.310682050685562</text:p>
          </table:table-cell>
          <table:table-cell office:value-type="float" office:value="0.310688563395384" calcext:value-type="float">
            <text:p>0.310688563395384</text:p>
          </table:table-cell>
          <table:table-cell office:value-type="float" office:value="0.310728756745407" calcext:value-type="float">
            <text:p>0.310728756745407</text:p>
          </table:table-cell>
          <table:table-cell office:value-type="float" office:value="0.310696241081542" calcext:value-type="float">
            <text:p>0.310696241081542</text:p>
          </table:table-cell>
          <table:table-cell office:value-type="float" office:value="0.310704498633998" calcext:value-type="float">
            <text:p>0.310704498633998</text:p>
          </table:table-cell>
          <table:table-cell office:value-type="float" office:value="0.310713073369569" calcext:value-type="float">
            <text:p>0.310713073369569</text:p>
          </table:table-cell>
          <table:table-cell office:value-type="float" office:value="0.310713249480269" calcext:value-type="float">
            <text:p>0.310713249480269</text:p>
          </table:table-cell>
          <table:table-cell office:value-type="float" office:value="0.310704078442751" calcext:value-type="float">
            <text:p>0.310704078442751</text:p>
          </table:table-cell>
          <table:table-cell office:value-type="float" office:value="0.310691940868031" calcext:value-type="float">
            <text:p>0.310691940868031</text:p>
          </table:table-cell>
          <table:table-cell office:value-type="float" office:value="0.310681617017883" calcext:value-type="float">
            <text:p>0.310681617017883</text:p>
          </table:table-cell>
          <table:table-cell office:value-type="float" office:value="0.310693978387686" calcext:value-type="float">
            <text:p>0.310693978387686</text:p>
          </table:table-cell>
          <table:table-cell office:value-type="float" office:value="0.31071052844318" calcext:value-type="float">
            <text:p>0.31071052844318</text:p>
          </table:table-cell>
          <table:table-cell office:value-type="float" office:value="0.310698575461395" calcext:value-type="float">
            <text:p>0.310698575461395</text:p>
          </table:table-cell>
          <table:table-cell office:value-type="float" office:value="0.310708082680308" calcext:value-type="float">
            <text:p>0.310708082680308</text:p>
          </table:table-cell>
          <table:table-cell office:value-type="float" office:value="0.310694664018706" calcext:value-type="float">
            <text:p>0.310694664018706</text:p>
          </table:table-cell>
          <table:table-cell office:value-type="float" office:value="0.310709096314103" calcext:value-type="float">
            <text:p>0.310709096314103</text:p>
          </table:table-cell>
          <table:table-cell office:value-type="float" office:value="0.310740643740386" calcext:value-type="float">
            <text:p>0.310740643740386</text:p>
          </table:table-cell>
          <table:table-cell office:value-type="float" office:value="0.310689579327279" calcext:value-type="float">
            <text:p>0.310689579327279</text:p>
          </table:table-cell>
          <table:table-cell office:value-type="float" office:value="0.310686132503101" calcext:value-type="float">
            <text:p>0.310686132503101</text:p>
          </table:table-cell>
          <table:table-cell office:value-type="float" office:value="0.310674384208971" calcext:value-type="float">
            <text:p>0.310674384208971</text:p>
          </table:table-cell>
          <table:table-cell office:value-type="float" office:value="0.310727363191589" calcext:value-type="float">
            <text:p>0.310727363191589</text:p>
          </table:table-cell>
          <table:table-cell office:value-type="float" office:value="0.31069754005032" calcext:value-type="float">
            <text:p>0.31069754005032</text:p>
          </table:table-cell>
          <table:table-cell office:value-type="float" office:value="0.310686807175869" calcext:value-type="float">
            <text:p>0.310686807175869</text:p>
          </table:table-cell>
          <table:table-cell office:value-type="float" office:value="0.310722811313207" calcext:value-type="float">
            <text:p>0.310722811313207</text:p>
          </table:table-cell>
          <table:table-cell office:value-type="float" office:value="0.310763973816032" calcext:value-type="float">
            <text:p>0.310763973816032</text:p>
          </table:table-cell>
          <table:table-cell office:value-type="float" office:value="0.310727493048465" calcext:value-type="float">
            <text:p>0.310727493048465</text:p>
          </table:table-cell>
          <table:table-cell office:value-type="float" office:value="0.310718562869966" calcext:value-type="float">
            <text:p>0.310718562869966</text:p>
          </table:table-cell>
          <table:table-cell office:value-type="float" office:value="0.310470186811941" calcext:value-type="float">
            <text:p>0.310470186811941</text:p>
          </table:table-cell>
          <table:table-cell office:value-type="float" office:value="0.310404659687769" calcext:value-type="float">
            <text:p>0.310404659687769</text:p>
          </table:table-cell>
          <table:table-cell office:value-type="float" office:value="0.310154004328569" calcext:value-type="float">
            <text:p>0.310154004328569</text:p>
          </table:table-cell>
          <table:table-cell office:value-type="float" office:value="0.309242134753453" calcext:value-type="float">
            <text:p>0.309242134753453</text:p>
          </table:table-cell>
          <table:table-cell office:value-type="float" office:value="0.30856216180036" calcext:value-type="float">
            <text:p>0.30856216180036</text:p>
          </table:table-cell>
          <table:table-cell office:value-type="float" office:value="0.308094749452012" calcext:value-type="float">
            <text:p>0.308094749452012</text:p>
          </table:table-cell>
          <table:table-cell office:value-type="float" office:value="0.307613643896619" calcext:value-type="float">
            <text:p>0.307613643896619</text:p>
          </table:table-cell>
          <table:table-cell office:value-type="float" office:value="0.307457199951213" calcext:value-type="float">
            <text:p>0.307457199951213</text:p>
          </table:table-cell>
          <table:table-cell office:value-type="float" office:value="0.306958491879511" calcext:value-type="float">
            <text:p>0.306958491879511</text:p>
          </table:table-cell>
          <table:table-cell office:value-type="float" office:value="0.306134151077784" calcext:value-type="float">
            <text:p>0.306134151077784</text:p>
          </table:table-cell>
          <table:table-cell office:value-type="float" office:value="0.30643223110689" calcext:value-type="float">
            <text:p>0.30643223110689</text:p>
          </table:table-cell>
          <table:table-cell office:value-type="float" office:value="0.313162472046622" calcext:value-type="float">
            <text:p>0.313162472046622</text:p>
          </table:table-cell>
          <table:table-cell office:value-type="float" office:value="0.32522307437579" calcext:value-type="float">
            <text:p>0.32522307437579</text:p>
          </table:table-cell>
          <table:table-cell office:value-type="float" office:value="0.329365956559329" calcext:value-type="float">
            <text:p>0.329365956559329</text:p>
          </table:table-cell>
          <table:table-cell office:value-type="float" office:value="0.327743952528783" calcext:value-type="float">
            <text:p>0.327743952528783</text:p>
          </table:table-cell>
          <table:table-cell office:value-type="float" office:value="0.339770520312168" calcext:value-type="float">
            <text:p>0.339770520312168</text:p>
          </table:table-cell>
          <table:table-cell office:value-type="float" office:value="0.343969343302669" calcext:value-type="float">
            <text:p>0.343969343302669</text:p>
          </table:table-cell>
          <table:table-cell office:value-type="float" office:value="0.34936321831904" calcext:value-type="float">
            <text:p>0.34936321831904</text:p>
          </table:table-cell>
          <table:table-cell office:value-type="float" office:value="0.348591378207856" calcext:value-type="float">
            <text:p>0.348591378207856</text:p>
          </table:table-cell>
          <table:table-cell office:value-type="float" office:value="0.347130724069772" calcext:value-type="float">
            <text:p>0.347130724069772</text:p>
          </table:table-cell>
          <table:table-cell office:value-type="float" office:value="0.348678156291503" calcext:value-type="float">
            <text:p>0.348678156291503</text:p>
          </table:table-cell>
          <table:table-cell office:value-type="float" office:value="0.349991750316636" calcext:value-type="float">
            <text:p>0.349991750316636</text:p>
          </table:table-cell>
          <table:table-cell office:value-type="float" office:value="0.349479181803877" calcext:value-type="float">
            <text:p>0.349479181803877</text:p>
          </table:table-cell>
          <table:table-cell office:value-type="float" office:value="0.348591835771985" calcext:value-type="float">
            <text:p>0.348591835771985</text:p>
          </table:table-cell>
          <table:table-cell office:value-type="float" office:value="0.340593518216495" calcext:value-type="float">
            <text:p>0.340593518216495</text:p>
          </table:table-cell>
          <table:table-cell office:value-type="float" office:value="0.330640605130344" calcext:value-type="float">
            <text:p>0.330640605130344</text:p>
          </table:table-cell>
          <table:table-cell office:value-type="float" office:value="0.32259357587849" calcext:value-type="float">
            <text:p>0.32259357587849</text:p>
          </table:table-cell>
          <table:table-cell office:value-type="float" office:value="0.319097525912746" calcext:value-type="float">
            <text:p>0.319097525912746</text:p>
          </table:table-cell>
          <table:table-cell office:value-type="float" office:value="0.31493831548695" calcext:value-type="float">
            <text:p>0.31493831548695</text:p>
          </table:table-cell>
          <table:table-cell office:value-type="float" office:value="0.311558227760656" calcext:value-type="float">
            <text:p>0.311558227760656</text:p>
          </table:table-cell>
          <table:table-cell office:value-type="float" office:value="0.30974182727164" calcext:value-type="float">
            <text:p>0.30974182727164</text:p>
          </table:table-cell>
          <table:table-cell office:value-type="float" office:value="0.308237598113246" calcext:value-type="float">
            <text:p>0.308237598113246</text:p>
          </table:table-cell>
          <table:table-cell office:value-type="float" office:value="0.30786160635498" calcext:value-type="float">
            <text:p>0.30786160635498</text:p>
          </table:table-cell>
          <table:table-cell office:value-type="float" office:value="0.306920706831705" calcext:value-type="float">
            <text:p>0.306920706831705</text:p>
          </table:table-cell>
          <table:table-cell office:value-type="float" office:value="0.304313593423689" calcext:value-type="float">
            <text:p>0.304313593423689</text:p>
          </table:table-cell>
          <table:table-cell office:value-type="float" office:value="0.306090952179863" calcext:value-type="float">
            <text:p>0.306090952179863</text:p>
          </table:table-cell>
          <table:table-cell office:value-type="float" office:value="0.338533309870798" calcext:value-type="float">
            <text:p>0.338533309870798</text:p>
          </table:table-cell>
          <table:table-cell office:value-type="float" office:value="0.342562029607738" calcext:value-type="float">
            <text:p>0.342562029607738</text:p>
          </table:table-cell>
          <table:table-cell office:value-type="float" office:value="0.341665500508041" calcext:value-type="float">
            <text:p>0.341665500508041</text:p>
          </table:table-cell>
          <table:table-cell office:value-type="float" office:value="0.34427772217272" calcext:value-type="float">
            <text:p>0.34427772217272</text:p>
          </table:table-cell>
          <table:table-cell office:value-type="float" office:value="0.346519771401582" calcext:value-type="float">
            <text:p>0.346519771401582</text:p>
          </table:table-cell>
          <table:table-cell office:value-type="float" office:value="0.345508031207349" calcext:value-type="float">
            <text:p>0.345508031207349</text:p>
          </table:table-cell>
          <table:table-cell office:value-type="float" office:value="0.343305673459109" calcext:value-type="float">
            <text:p>0.343305673459109</text:p>
          </table:table-cell>
          <table:table-cell office:value-type="float" office:value="0.341559809542793" calcext:value-type="float">
            <text:p>0.341559809542793</text:p>
          </table:table-cell>
          <table:table-cell office:value-type="float" office:value="0.340816659192914" calcext:value-type="float">
            <text:p>0.340816659192914</text:p>
          </table:table-cell>
          <table:table-cell office:value-type="float" office:value="0.342777947889149" calcext:value-type="float">
            <text:p>0.342777947889149</text:p>
          </table:table-cell>
          <table:table-cell office:value-type="float" office:value="0.343944462521206" calcext:value-type="float">
            <text:p>0.343944462521206</text:p>
          </table:table-cell>
          <table:table-cell office:value-type="float" office:value="0.34513834258771" calcext:value-type="float">
            <text:p>0.34513834258771</text:p>
          </table:table-cell>
          <table:table-cell office:value-type="float" office:value="0.345387683739817" calcext:value-type="float">
            <text:p>0.345387683739817</text:p>
          </table:table-cell>
          <table:table-cell office:value-type="float" office:value="0.339683373470401" calcext:value-type="float">
            <text:p>0.339683373470401</text:p>
          </table:table-cell>
          <table:table-cell office:value-type="float" office:value="0.334580087116814" calcext:value-type="float">
            <text:p>0.334580087116814</text:p>
          </table:table-cell>
          <table:table-cell office:value-type="float" office:value="0.32201662874378" calcext:value-type="float">
            <text:p>0.32201662874378</text:p>
          </table:table-cell>
          <table:table-cell office:value-type="float" office:value="0.31772692754245" calcext:value-type="float">
            <text:p>0.31772692754245</text:p>
          </table:table-cell>
          <table:table-cell office:value-type="float" office:value="0.31175908548572" calcext:value-type="float">
            <text:p>0.31175908548572</text:p>
          </table:table-cell>
          <table:table-cell office:value-type="float" office:value="0.311231538092979" calcext:value-type="float">
            <text:p>0.311231538092979</text:p>
          </table:table-cell>
          <table:table-cell office:value-type="float" office:value="0.311662324295161" calcext:value-type="float">
            <text:p>0.311662324295161</text:p>
          </table:table-cell>
          <table:table-cell office:value-type="float" office:value="0.312708443016565" calcext:value-type="float">
            <text:p>0.312708443016565</text:p>
          </table:table-cell>
          <table:table-cell office:value-type="float" office:value="0.313852599254592" calcext:value-type="float">
            <text:p>0.313852599254592</text:p>
          </table:table-cell>
          <table:table-cell office:value-type="float" office:value="0.316062821781529" calcext:value-type="float">
            <text:p>0.316062821781529</text:p>
          </table:table-cell>
          <table:table-cell office:value-type="float" office:value="0.318014558093989" calcext:value-type="float">
            <text:p>0.318014558093989</text:p>
          </table:table-cell>
          <table:table-cell office:value-type="float" office:value="0.328347350466437" calcext:value-type="float">
            <text:p>0.328347350466437</text:p>
          </table:table-cell>
          <table:table-cell office:value-type="float" office:value="0.339281408842326" calcext:value-type="float">
            <text:p>0.339281408842326</text:p>
          </table:table-cell>
          <table:table-cell office:value-type="float" office:value="0.342977092410673" calcext:value-type="float">
            <text:p>0.342977092410673</text:p>
          </table:table-cell>
          <table:table-cell office:value-type="float" office:value="0.346689624609319" calcext:value-type="float">
            <text:p>0.346689624609319</text:p>
          </table:table-cell>
          <table:table-cell office:value-type="float" office:value="0.348210409867258" calcext:value-type="float">
            <text:p>0.348210409867258</text:p>
          </table:table-cell>
          <table:table-cell office:value-type="float" office:value="0.348381836591432" calcext:value-type="float">
            <text:p>0.348381836591432</text:p>
          </table:table-cell>
          <table:table-cell office:value-type="float" office:value="0.347436139617528" calcext:value-type="float">
            <text:p>0.347436139617528</text:p>
          </table:table-cell>
          <table:table-cell office:value-type="float" office:value="0.350860848805489" calcext:value-type="float">
            <text:p>0.350860848805489</text:p>
          </table:table-cell>
          <table:table-cell office:value-type="float" office:value="0.350798522686035" calcext:value-type="float">
            <text:p>0.350798522686035</text:p>
          </table:table-cell>
          <table:table-cell office:value-type="float" office:value="0.350482347354578" calcext:value-type="float">
            <text:p>0.350482347354578</text:p>
          </table:table-cell>
          <table:table-cell office:value-type="float" office:value="0.346262086770085" calcext:value-type="float">
            <text:p>0.346262086770085</text:p>
          </table:table-cell>
          <table:table-cell office:value-type="float" office:value="0.340471260096052" calcext:value-type="float">
            <text:p>0.340471260096052</text:p>
          </table:table-cell>
          <table:table-cell office:value-type="float" office:value="0.336318099816701" calcext:value-type="float">
            <text:p>0.336318099816701</text:p>
          </table:table-cell>
          <table:table-cell office:value-type="float" office:value="0.332503834546565" calcext:value-type="float">
            <text:p>0.332503834546565</text:p>
          </table:table-cell>
          <table:table-cell office:value-type="float" office:value="0.330460413409209" calcext:value-type="float">
            <text:p>0.330460413409209</text:p>
          </table:table-cell>
          <table:table-cell office:value-type="float" office:value="0.326800715346336" calcext:value-type="float">
            <text:p>0.326800715346336</text:p>
          </table:table-cell>
          <table:table-cell office:value-type="float" office:value="0.323611984368274" calcext:value-type="float">
            <text:p>0.323611984368274</text:p>
          </table:table-cell>
          <table:table-cell office:value-type="float" office:value="0.321971568420016" calcext:value-type="float">
            <text:p>0.321971568420016</text:p>
          </table:table-cell>
          <table:table-cell office:value-type="float" office:value="0.320430316371181" calcext:value-type="float">
            <text:p>0.320430316371181</text:p>
          </table:table-cell>
          <table:table-cell office:value-type="float" office:value="0.316916263809143" calcext:value-type="float">
            <text:p>0.316916263809143</text:p>
          </table:table-cell>
          <table:table-cell office:value-type="float" office:value="0.315654755484354" calcext:value-type="float">
            <text:p>0.315654755484354</text:p>
          </table:table-cell>
          <table:table-cell office:value-type="float" office:value="0.315076210693318" calcext:value-type="float">
            <text:p>0.315076210693318</text:p>
          </table:table-cell>
          <table:table-cell office:value-type="float" office:value="0.313172646135873" calcext:value-type="float">
            <text:p>0.313172646135873</text:p>
          </table:table-cell>
          <table:table-cell office:value-type="float" office:value="0.30955364458573" calcext:value-type="float">
            <text:p>0.30955364458573</text:p>
          </table:table-cell>
          <table:table-cell office:value-type="float" office:value="0.306704281938766" calcext:value-type="float">
            <text:p>0.306704281938766</text:p>
          </table:table-cell>
          <table:table-cell office:value-type="float" office:value="0.342992104818329" calcext:value-type="float">
            <text:p>0.342992104818329</text:p>
          </table:table-cell>
          <table:table-cell office:value-type="float" office:value="0.346110892324142" calcext:value-type="float">
            <text:p>0.346110892324142</text:p>
          </table:table-cell>
          <table:table-cell office:value-type="float" office:value="0.343453309686796" calcext:value-type="float">
            <text:p>0.343453309686796</text:p>
          </table:table-cell>
          <table:table-cell office:value-type="float" office:value="0.339632877086145" calcext:value-type="float">
            <text:p>0.339632877086145</text:p>
          </table:table-cell>
          <table:table-cell office:value-type="float" office:value="0.340302289013762" calcext:value-type="float">
            <text:p>0.340302289013762</text:p>
          </table:table-cell>
          <table:table-cell office:value-type="float" office:value="0.341407084123041" calcext:value-type="float">
            <text:p>0.341407084123041</text:p>
          </table:table-cell>
          <table:table-cell office:value-type="float" office:value="0.341545277438745" calcext:value-type="float">
            <text:p>0.341545277438745</text:p>
          </table:table-cell>
          <table:table-cell office:value-type="float" office:value="0.340879032409264" calcext:value-type="float">
            <text:p>0.340879032409264</text:p>
          </table:table-cell>
          <table:table-cell office:value-type="float" office:value="0.338553104144246" calcext:value-type="float">
            <text:p>0.338553104144246</text:p>
          </table:table-cell>
          <table:table-cell office:value-type="float" office:value="0.334446087783023" calcext:value-type="float">
            <text:p>0.334446087783023</text:p>
          </table:table-cell>
          <table:table-cell office:value-type="float" office:value="0.329392114645214" calcext:value-type="float">
            <text:p>0.329392114645214</text:p>
          </table:table-cell>
          <table:table-cell office:value-type="float" office:value="0.31788550084165" calcext:value-type="float">
            <text:p>0.31788550084165</text:p>
          </table:table-cell>
          <table:table-cell office:value-type="float" office:value="0.311025407562308" calcext:value-type="float">
            <text:p>0.311025407562308</text:p>
          </table:table-cell>
          <table:table-cell office:value-type="float" office:value="0.309075566121158" calcext:value-type="float">
            <text:p>0.309075566121158</text:p>
          </table:table-cell>
          <table:table-cell office:value-type="float" office:value="0.309163160973896" calcext:value-type="float">
            <text:p>0.309163160973896</text:p>
          </table:table-cell>
          <table:table-cell office:value-type="float" office:value="0.309368213015373" calcext:value-type="float">
            <text:p>0.309368213015373</text:p>
          </table:table-cell>
          <table:table-cell office:value-type="float" office:value="0.308608956973878" calcext:value-type="float">
            <text:p>0.308608956973878</text:p>
          </table:table-cell>
          <table:table-cell office:value-type="float" office:value="0.308654387847745" calcext:value-type="float">
            <text:p>0.308654387847745</text:p>
          </table:table-cell>
          <table:table-cell office:value-type="float" office:value="0.312631050775957" calcext:value-type="float">
            <text:p>0.312631050775957</text:p>
          </table:table-cell>
          <table:table-cell office:value-type="float" office:value="0.324398862870105" calcext:value-type="float">
            <text:p>0.324398862870105</text:p>
          </table:table-cell>
          <table:table-cell office:value-type="float" office:value="0.328530606785702" calcext:value-type="float">
            <text:p>0.328530606785702</text:p>
          </table:table-cell>
          <table:table-cell office:value-type="float" office:value="0.339875569601734" calcext:value-type="float">
            <text:p>0.339875569601734</text:p>
          </table:table-cell>
          <table:table-cell office:value-type="float" office:value="0.35089068391537" calcext:value-type="float">
            <text:p>0.35089068391537</text:p>
          </table:table-cell>
          <table:table-cell office:value-type="float" office:value="0.350734266665855" calcext:value-type="float">
            <text:p>0.350734266665855</text:p>
          </table:table-cell>
          <table:table-cell office:value-type="float" office:value="0.349214757744598" calcext:value-type="float">
            <text:p>0.349214757744598</text:p>
          </table:table-cell>
          <table:table-cell office:value-type="float" office:value="0.35107360262699" calcext:value-type="float">
            <text:p>0.35107360262699</text:p>
          </table:table-cell>
          <table:table-cell office:value-type="float" office:value="0.350624100732447" calcext:value-type="float">
            <text:p>0.350624100732447</text:p>
          </table:table-cell>
          <table:table-cell office:value-type="float" office:value="0.348673097459753" calcext:value-type="float">
            <text:p>0.348673097459753</text:p>
          </table:table-cell>
          <table:table-cell office:value-type="float" office:value="0.345646760643327" calcext:value-type="float">
            <text:p>0.345646760643327</text:p>
          </table:table-cell>
          <table:table-cell office:value-type="float" office:value="0.341266654517779" calcext:value-type="float">
            <text:p>0.341266654517779</text:p>
          </table:table-cell>
          <table:table-cell office:value-type="float" office:value="0.3377296971573" calcext:value-type="float">
            <text:p>0.3377296971573</text:p>
          </table:table-cell>
          <table:table-cell office:value-type="float" office:value="0.332708072707288" calcext:value-type="float">
            <text:p>0.332708072707288</text:p>
          </table:table-cell>
          <table:table-cell office:value-type="float" office:value="0.324810413339073" calcext:value-type="float">
            <text:p>0.324810413339073</text:p>
          </table:table-cell>
          <table:table-cell office:value-type="float" office:value="0.320043024879596" calcext:value-type="float">
            <text:p>0.320043024879596</text:p>
          </table:table-cell>
          <table:table-cell office:value-type="float" office:value="0.317975178462767" calcext:value-type="float">
            <text:p>0.317975178462767</text:p>
          </table:table-cell>
          <table:table-cell office:value-type="float" office:value="0.312814186122761" calcext:value-type="float">
            <text:p>0.312814186122761</text:p>
          </table:table-cell>
          <table:table-cell office:value-type="float" office:value="0.309293125628398" calcext:value-type="float">
            <text:p>0.309293125628398</text:p>
          </table:table-cell>
          <table:table-cell office:value-type="float" office:value="0.307580342393871" calcext:value-type="float">
            <text:p>0.307580342393871</text:p>
          </table:table-cell>
          <table:table-cell office:value-type="float" office:value="0.304436527215247" calcext:value-type="float">
            <text:p>0.304436527215247</text:p>
          </table:table-cell>
          <table:table-cell office:value-type="float" office:value="0.30104117658265" calcext:value-type="float">
            <text:p>0.30104117658265</text:p>
          </table:table-cell>
          <table:table-cell office:value-type="float" office:value="0.29932636389491" calcext:value-type="float">
            <text:p>0.29932636389491</text:p>
          </table:table-cell>
          <table:table-cell office:value-type="float" office:value="0.298202507031003" calcext:value-type="float">
            <text:p>0.298202507031003</text:p>
          </table:table-cell>
          <table:table-cell office:value-type="float" office:value="0.333434973763692" calcext:value-type="float">
            <text:p>0.333434973763692</text:p>
          </table:table-cell>
          <table:table-cell office:value-type="float" office:value="0.338403719243552" calcext:value-type="float">
            <text:p>0.338403719243552</text:p>
          </table:table-cell>
          <table:table-cell office:value-type="float" office:value="0.339308422455635" calcext:value-type="float">
            <text:p>0.339308422455635</text:p>
          </table:table-cell>
          <table:table-cell office:value-type="float" office:value="0.340540434027778" calcext:value-type="float">
            <text:p>0.340540434027778</text:p>
          </table:table-cell>
          <table:table-cell office:value-type="float" office:value="0.344037439593757" calcext:value-type="float">
            <text:p>0.344037439593757</text:p>
          </table:table-cell>
          <table:table-cell office:value-type="float" office:value="0.344552605968034" calcext:value-type="float">
            <text:p>0.344552605968034</text:p>
          </table:table-cell>
          <table:table-cell office:value-type="float" office:value="0.342779547871811" calcext:value-type="float">
            <text:p>0.342779547871811</text:p>
          </table:table-cell>
          <table:table-cell office:value-type="float" office:value="0.336200029931625" calcext:value-type="float">
            <text:p>0.336200029931625</text:p>
          </table:table-cell>
          <table:table-cell office:value-type="float" office:value="0.329219586691788" calcext:value-type="float">
            <text:p>0.329219586691788</text:p>
          </table:table-cell>
          <table:table-cell office:value-type="float" office:value="0.328036913584682" calcext:value-type="float">
            <text:p>0.328036913584682</text:p>
          </table:table-cell>
          <table:table-cell office:value-type="float" office:value="0.326494154472189" calcext:value-type="float">
            <text:p>0.326494154472189</text:p>
          </table:table-cell>
          <table:table-cell office:value-type="float" office:value="0.318674685423819" calcext:value-type="float">
            <text:p>0.318674685423819</text:p>
          </table:table-cell>
          <table:table-cell office:value-type="float" office:value="0.311964938520438" calcext:value-type="float">
            <text:p>0.311964938520438</text:p>
          </table:table-cell>
          <table:table-cell office:value-type="float" office:value="0.310806590273863" calcext:value-type="float">
            <text:p>0.310806590273863</text:p>
          </table:table-cell>
          <table:table-cell office:value-type="float" office:value="0.309228106657329" calcext:value-type="float">
            <text:p>0.309228106657329</text:p>
          </table:table-cell>
          <table:table-cell office:value-type="float" office:value="0.308455174044825" calcext:value-type="float">
            <text:p>0.308455174044825</text:p>
          </table:table-cell>
          <table:table-cell office:value-type="float" office:value="0.307666526003802" calcext:value-type="float">
            <text:p>0.307666526003802</text:p>
          </table:table-cell>
          <table:table-cell office:value-type="float" office:value="0.307395743743537" calcext:value-type="float">
            <text:p>0.307395743743537</text:p>
          </table:table-cell>
          <table:table-cell office:value-type="float" office:value="0.307016516058189" calcext:value-type="float">
            <text:p>0.307016516058189</text:p>
          </table:table-cell>
          <table:table-cell office:value-type="float" office:value="0.304693592512852" calcext:value-type="float">
            <text:p>0.304693592512852</text:p>
          </table:table-cell>
          <table:table-cell office:value-type="float" office:value="0.303833890492037" calcext:value-type="float">
            <text:p>0.303833890492037</text:p>
          </table:table-cell>
          <table:table-cell office:value-type="float" office:value="0.306673668159685" calcext:value-type="float">
            <text:p>0.306673668159685</text:p>
          </table:table-cell>
          <table:table-cell office:value-type="float" office:value="0.311603008248742" calcext:value-type="float">
            <text:p>0.311603008248742</text:p>
          </table:table-cell>
          <table:table-cell office:value-type="float" office:value="0.316834430269923" calcext:value-type="float">
            <text:p>0.316834430269923</text:p>
          </table:table-cell>
          <table:table-cell office:value-type="float" office:value="0.336127729361256" calcext:value-type="float">
            <text:p>0.336127729361256</text:p>
          </table:table-cell>
          <table:table-cell office:value-type="float" office:value="0.347226900924372" calcext:value-type="float">
            <text:p>0.347226900924372</text:p>
          </table:table-cell>
          <table:table-cell office:value-type="float" office:value="0.34845552324087" calcext:value-type="float">
            <text:p>0.34845552324087</text:p>
          </table:table-cell>
          <table:table-cell office:value-type="float" office:value="0.349647772251116" calcext:value-type="float">
            <text:p>0.349647772251116</text:p>
          </table:table-cell>
          <table:table-cell office:value-type="float" office:value="0.348779182227953" calcext:value-type="float">
            <text:p>0.348779182227953</text:p>
          </table:table-cell>
          <table:table-cell office:value-type="float" office:value="0.345590728249208" calcext:value-type="float">
            <text:p>0.345590728249208</text:p>
          </table:table-cell>
          <table:table-cell office:value-type="float" office:value="0.346784661613934" calcext:value-type="float">
            <text:p>0.346784661613934</text:p>
          </table:table-cell>
          <table:table-cell office:value-type="float" office:value="0.346819344912595" calcext:value-type="float">
            <text:p>0.346819344912595</text:p>
          </table:table-cell>
          <table:table-cell office:value-type="float" office:value="0.34578024692804" calcext:value-type="float">
            <text:p>0.34578024692804</text:p>
          </table:table-cell>
          <table:table-cell office:value-type="float" office:value="0.343796062330404" calcext:value-type="float">
            <text:p>0.343796062330404</text:p>
          </table:table-cell>
          <table:table-cell office:value-type="float" office:value="0.333876687699443" calcext:value-type="float">
            <text:p>0.333876687699443</text:p>
          </table:table-cell>
          <table:table-cell office:value-type="float" office:value="0.310766404417396" calcext:value-type="float">
            <text:p>0.310766404417396</text:p>
          </table:table-cell>
          <table:table-cell office:value-type="float" office:value="0.30779783416391" calcext:value-type="float">
            <text:p>0.30779783416391</text:p>
          </table:table-cell>
          <table:table-cell office:value-type="float" office:value="0.306973016838909" calcext:value-type="float">
            <text:p>0.306973016838909</text:p>
          </table:table-cell>
          <table:table-cell office:value-type="float" office:value="0.306278833999246" calcext:value-type="float">
            <text:p>0.306278833999246</text:p>
          </table:table-cell>
          <table:table-cell office:value-type="float" office:value="0.304964685514205" calcext:value-type="float">
            <text:p>0.304964685514205</text:p>
          </table:table-cell>
          <table:table-cell office:value-type="float" office:value="0.303127141555866" calcext:value-type="float">
            <text:p>0.303127141555866</text:p>
          </table:table-cell>
          <table:table-cell office:value-type="float" office:value="0.301067160718394" calcext:value-type="float">
            <text:p>0.301067160718394</text:p>
          </table:table-cell>
          <table:table-cell office:value-type="float" office:value="0.299034337129584" calcext:value-type="float">
            <text:p>0.299034337129584</text:p>
          </table:table-cell>
          <table:table-cell office:value-type="float" office:value="0.298383162535348" calcext:value-type="float">
            <text:p>0.298383162535348</text:p>
          </table:table-cell>
          <table:table-cell office:value-type="float" office:value="0.298690997792466" calcext:value-type="float">
            <text:p>0.298690997792466</text:p>
          </table:table-cell>
          <table:table-cell office:value-type="float" office:value="0.337151010753104" calcext:value-type="float">
            <text:p>0.337151010753104</text:p>
          </table:table-cell>
          <table:table-cell office:value-type="float" office:value="0.332834177578516" calcext:value-type="float">
            <text:p>0.332834177578516</text:p>
          </table:table-cell>
          <table:table-cell office:value-type="float" office:value="0.328585470665461" calcext:value-type="float">
            <text:p>0.328585470665461</text:p>
          </table:table-cell>
          <table:table-cell office:value-type="float" office:value="0.31255098859889" calcext:value-type="float">
            <text:p>0.31255098859889</text:p>
          </table:table-cell>
          <table:table-cell office:value-type="float" office:value="0.306785902695065" calcext:value-type="float">
            <text:p>0.306785902695065</text:p>
          </table:table-cell>
          <table:table-cell office:value-type="float" office:value="0.310503962685216" calcext:value-type="float">
            <text:p>0.310503962685216</text:p>
          </table:table-cell>
          <table:table-cell office:value-type="float" office:value="0.313880470873761" calcext:value-type="float">
            <text:p>0.313880470873761</text:p>
          </table:table-cell>
          <table:table-cell office:value-type="float" office:value="0.31181624836725" calcext:value-type="float">
            <text:p>0.31181624836725</text:p>
          </table:table-cell>
          <table:table-cell office:value-type="float" office:value="0.310331992736997" calcext:value-type="float">
            <text:p>0.310331992736997</text:p>
          </table:table-cell>
          <table:table-cell office:value-type="float" office:value="0.309634644770353" calcext:value-type="float">
            <text:p>0.309634644770353</text:p>
          </table:table-cell>
          <table:table-cell office:value-type="float" office:value="0.309244256741351" calcext:value-type="float">
            <text:p>0.309244256741351</text:p>
          </table:table-cell>
          <table:table-cell office:value-type="float" office:value="0.308523067833585" calcext:value-type="float">
            <text:p>0.308523067833585</text:p>
          </table:table-cell>
          <table:table-cell office:value-type="float" office:value="0.308356374500526" calcext:value-type="float">
            <text:p>0.308356374500526</text:p>
          </table:table-cell>
          <table:table-cell office:value-type="float" office:value="0.313943986130107" calcext:value-type="float">
            <text:p>0.313943986130107</text:p>
          </table:table-cell>
          <table:table-cell office:value-type="float" office:value="0.320221645581161" calcext:value-type="float">
            <text:p>0.320221645581161</text:p>
          </table:table-cell>
          <table:table-cell office:value-type="float" office:value="0.333672561684441" calcext:value-type="float">
            <text:p>0.333672561684441</text:p>
          </table:table-cell>
          <table:table-cell office:value-type="float" office:value="0.347026406110627" calcext:value-type="float">
            <text:p>0.347026406110627</text:p>
          </table:table-cell>
          <table:table-cell office:value-type="float" office:value="0.351116704879423" calcext:value-type="float">
            <text:p>0.351116704879423</text:p>
          </table:table-cell>
          <table:table-cell office:value-type="float" office:value="0.354220996101494" calcext:value-type="float">
            <text:p>0.354220996101494</text:p>
          </table:table-cell>
          <table:table-cell office:value-type="float" office:value="0.353258669539829" calcext:value-type="float">
            <text:p>0.353258669539829</text:p>
          </table:table-cell>
          <table:table-cell office:value-type="float" office:value="0.351329081843595" calcext:value-type="float">
            <text:p>0.351329081843595</text:p>
          </table:table-cell>
          <table:table-cell office:value-type="float" office:value="0.351640794171876" calcext:value-type="float">
            <text:p>0.351640794171876</text:p>
          </table:table-cell>
          <table:table-cell office:value-type="float" office:value="0.351796386648683" calcext:value-type="float">
            <text:p>0.351796386648683</text:p>
          </table:table-cell>
          <table:table-cell office:value-type="float" office:value="0.350867150688277" calcext:value-type="float">
            <text:p>0.350867150688277</text:p>
          </table:table-cell>
          <table:table-cell office:value-type="float" office:value="0.350568750220854" calcext:value-type="float">
            <text:p>0.350568750220854</text:p>
          </table:table-cell>
          <table:table-cell office:value-type="float" office:value="0.335280797857235" calcext:value-type="float">
            <text:p>0.335280797857235</text:p>
          </table:table-cell>
          <table:table-cell office:value-type="float" office:value="0.323144093107631" calcext:value-type="float">
            <text:p>0.323144093107631</text:p>
          </table:table-cell>
          <table:table-cell office:value-type="float" office:value="0.313145966679947" calcext:value-type="float">
            <text:p>0.313145966679947</text:p>
          </table:table-cell>
          <table:table-cell office:value-type="float" office:value="0.306374134447938" calcext:value-type="float">
            <text:p>0.306374134447938</text:p>
          </table:table-cell>
          <table:table-cell office:value-type="float" office:value="0.304048431934215" calcext:value-type="float">
            <text:p>0.304048431934215</text:p>
          </table:table-cell>
          <table:table-cell office:value-type="float" office:value="0.302895589226722" calcext:value-type="float">
            <text:p>0.302895589226722</text:p>
          </table:table-cell>
          <table:table-cell office:value-type="float" office:value="0.30169415592637" calcext:value-type="float">
            <text:p>0.30169415592637</text:p>
          </table:table-cell>
          <table:table-cell office:value-type="float" office:value="0.296905894053386" calcext:value-type="float">
            <text:p>0.296905894053386</text:p>
          </table:table-cell>
          <table:table-cell office:value-type="float" office:value="0.295068893182608" calcext:value-type="float">
            <text:p>0.295068893182608</text:p>
          </table:table-cell>
          <table:table-cell office:value-type="float" office:value="0.294183286916232" calcext:value-type="float">
            <text:p>0.294183286916232</text:p>
          </table:table-cell>
          <table:table-cell office:value-type="float" office:value="0.293390359737225" calcext:value-type="float">
            <text:p>0.293390359737225</text:p>
          </table:table-cell>
          <table:table-cell office:value-type="float" office:value="0.293009177004736" calcext:value-type="float">
            <text:p>0.293009177004736</text:p>
          </table:table-cell>
          <table:table-cell office:value-type="float" office:value="0.292396554679842" calcext:value-type="float">
            <text:p>0.292396554679842</text:p>
          </table:table-cell>
          <table:table-cell office:value-type="float" office:value="0.296343471535093" calcext:value-type="float">
            <text:p>0.296343471535093</text:p>
          </table:table-cell>
          <table:table-cell office:value-type="float" office:value="0.325845553527895" calcext:value-type="float">
            <text:p>0.325845553527895</text:p>
          </table:table-cell>
          <table:table-cell office:value-type="float" office:value="0.328696483198515" calcext:value-type="float">
            <text:p>0.328696483198515</text:p>
          </table:table-cell>
          <table:table-cell office:value-type="float" office:value="0.328385808235194" calcext:value-type="float">
            <text:p>0.328385808235194</text:p>
          </table:table-cell>
          <table:table-cell office:value-type="float" office:value="0.300591311568861" calcext:value-type="float">
            <text:p>0.300591311568861</text:p>
          </table:table-cell>
          <table:table-cell office:value-type="float" office:value="0.295250181844076" calcext:value-type="float">
            <text:p>0.295250181844076</text:p>
          </table:table-cell>
          <table:table-cell office:value-type="float" office:value="0.294698887438946" calcext:value-type="float">
            <text:p>0.294698887438946</text:p>
          </table:table-cell>
          <table:table-cell office:value-type="float" office:value="0.293551674835627" calcext:value-type="float">
            <text:p>0.293551674835627</text:p>
          </table:table-cell>
          <table:table-cell office:value-type="float" office:value="0.296937638673417" calcext:value-type="float">
            <text:p>0.296937638673417</text:p>
          </table:table-cell>
          <table:table-cell office:value-type="float" office:value="0.310007898552364" calcext:value-type="float">
            <text:p>0.310007898552364</text:p>
          </table:table-cell>
          <table:table-cell office:value-type="float" office:value="0.315657897391889" calcext:value-type="float">
            <text:p>0.315657897391889</text:p>
          </table:table-cell>
          <table:table-cell office:value-type="float" office:value="0.312061527554438" calcext:value-type="float">
            <text:p>0.312061527554438</text:p>
          </table:table-cell>
          <table:table-cell office:value-type="float" office:value="0.308584762903109" calcext:value-type="float">
            <text:p>0.308584762903109</text:p>
          </table:table-cell>
          <table:table-cell office:value-type="float" office:value="0.3082859125288" calcext:value-type="float">
            <text:p>0.3082859125288</text:p>
          </table:table-cell>
          <table:table-cell office:value-type="float" office:value="0.307490742467796" calcext:value-type="float">
            <text:p>0.307490742467796</text:p>
          </table:table-cell>
          <table:table-cell office:value-type="float" office:value="0.30256829619386" calcext:value-type="float">
            <text:p>0.30256829619386</text:p>
          </table:table-cell>
          <table:table-cell office:value-type="float" office:value="0.30399970955815" calcext:value-type="float">
            <text:p>0.30399970955815</text:p>
          </table:table-cell>
          <table:table-cell office:value-type="float" office:value="0.30610517550036" calcext:value-type="float">
            <text:p>0.30610517550036</text:p>
          </table:table-cell>
          <table:table-cell office:value-type="float" office:value="0.32317642366218" calcext:value-type="float">
            <text:p>0.32317642366218</text:p>
          </table:table-cell>
          <table:table-cell office:value-type="float" office:value="0.328546041884978" calcext:value-type="float">
            <text:p>0.328546041884978</text:p>
          </table:table-cell>
          <table:table-cell office:value-type="float" office:value="0.328640502671929" calcext:value-type="float">
            <text:p>0.328640502671929</text:p>
          </table:table-cell>
          <table:table-cell office:value-type="float" office:value="0.348150920224087" calcext:value-type="float">
            <text:p>0.348150920224087</text:p>
          </table:table-cell>
          <table:table-cell office:value-type="float" office:value="0.350800712296359" calcext:value-type="float">
            <text:p>0.350800712296359</text:p>
          </table:table-cell>
          <table:table-cell office:value-type="float" office:value="0.351784992246296" calcext:value-type="float">
            <text:p>0.351784992246296</text:p>
          </table:table-cell>
          <table:table-cell office:value-type="float" office:value="0.35166186756774" calcext:value-type="float">
            <text:p>0.35166186756774</text:p>
          </table:table-cell>
          <table:table-cell office:value-type="float" office:value="0.348758890157528" calcext:value-type="float">
            <text:p>0.348758890157528</text:p>
          </table:table-cell>
          <table:table-cell office:value-type="float" office:value="0.348483902868061" calcext:value-type="float">
            <text:p>0.348483902868061</text:p>
          </table:table-cell>
          <table:table-cell office:value-type="float" office:value="0.349648469008593" calcext:value-type="float">
            <text:p>0.349648469008593</text:p>
          </table:table-cell>
          <table:table-cell office:value-type="float" office:value="0.350427592352734" calcext:value-type="float">
            <text:p>0.350427592352734</text:p>
          </table:table-cell>
          <table:table-cell office:value-type="float" office:value="0.34928830269654" calcext:value-type="float">
            <text:p>0.34928830269654</text:p>
          </table:table-cell>
          <table:table-cell office:value-type="float" office:value="0.346309374379338" calcext:value-type="float">
            <text:p>0.346309374379338</text:p>
          </table:table-cell>
          <table:table-cell office:value-type="float" office:value="0.343645471209923" calcext:value-type="float">
            <text:p>0.343645471209923</text:p>
          </table:table-cell>
          <table:table-cell office:value-type="float" office:value="0.337628969791592" calcext:value-type="float">
            <text:p>0.337628969791592</text:p>
          </table:table-cell>
          <table:table-cell office:value-type="float" office:value="0.334299803518321" calcext:value-type="float">
            <text:p>0.334299803518321</text:p>
          </table:table-cell>
          <table:table-cell office:value-type="float" office:value="0.323771662556815" calcext:value-type="float">
            <text:p>0.323771662556815</text:p>
          </table:table-cell>
          <table:table-cell office:value-type="float" office:value="0.320791345448077" calcext:value-type="float">
            <text:p>0.320791345448077</text:p>
          </table:table-cell>
          <table:table-cell office:value-type="float" office:value="0.315720896315872" calcext:value-type="float">
            <text:p>0.315720896315872</text:p>
          </table:table-cell>
          <table:table-cell office:value-type="float" office:value="0.312106592924072" calcext:value-type="float">
            <text:p>0.312106592924072</text:p>
          </table:table-cell>
          <table:table-cell office:value-type="float" office:value="0.308338842991717" calcext:value-type="float">
            <text:p>0.308338842991717</text:p>
          </table:table-cell>
          <table:table-cell office:value-type="float" office:value="0.30445374838731" calcext:value-type="float">
            <text:p>0.30445374838731</text:p>
          </table:table-cell>
          <table:table-cell office:value-type="float" office:value="0.299478781574723" calcext:value-type="float">
            <text:p>0.299478781574723</text:p>
          </table:table-cell>
          <table:table-cell office:value-type="float" office:value="0.297984805617248" calcext:value-type="float">
            <text:p>0.297984805617248</text:p>
          </table:table-cell>
          <table:table-cell office:value-type="float" office:value="0.297283563133407" calcext:value-type="float">
            <text:p>0.297283563133407</text:p>
          </table:table-cell>
          <table:table-cell office:value-type="float" office:value="0.297117262350841" calcext:value-type="float">
            <text:p>0.297117262350841</text:p>
          </table:table-cell>
          <table:table-cell office:value-type="float" office:value="0.329600687070879" calcext:value-type="float">
            <text:p>0.329600687070879</text:p>
          </table:table-cell>
          <table:table-cell office:value-type="float" office:value="0.336826273555759" calcext:value-type="float">
            <text:p>0.336826273555759</text:p>
          </table:table-cell>
          <table:table-cell office:value-type="float" office:value="0.340612238967692" calcext:value-type="float">
            <text:p>0.340612238967692</text:p>
          </table:table-cell>
          <table:table-cell office:value-type="float" office:value="0.34159065502081" calcext:value-type="float">
            <text:p>0.34159065502081</text:p>
          </table:table-cell>
          <table:table-cell office:value-type="float" office:value="0.336287253691235" calcext:value-type="float">
            <text:p>0.336287253691235</text:p>
          </table:table-cell>
          <table:table-cell office:value-type="float" office:value="0.331665280784603" calcext:value-type="float">
            <text:p>0.331665280784603</text:p>
          </table:table-cell>
          <table:table-cell office:value-type="float" office:value="0.325191479314406" calcext:value-type="float">
            <text:p>0.325191479314406</text:p>
          </table:table-cell>
          <table:table-cell office:value-type="float" office:value="0.325292557164138" calcext:value-type="float">
            <text:p>0.325292557164138</text:p>
          </table:table-cell>
          <table:table-cell office:value-type="float" office:value="0.326062675937966" calcext:value-type="float">
            <text:p>0.326062675937966</text:p>
          </table:table-cell>
          <table:table-cell office:value-type="float" office:value="0.324918501635075" calcext:value-type="float">
            <text:p>0.324918501635075</text:p>
          </table:table-cell>
          <table:table-cell office:value-type="float" office:value="0.317805595564597" calcext:value-type="float">
            <text:p>0.317805595564597</text:p>
          </table:table-cell>
          <table:table-cell office:value-type="float" office:value="0.313191293534624" calcext:value-type="float">
            <text:p>0.313191293534624</text:p>
          </table:table-cell>
          <table:table-cell office:value-type="float" office:value="0.311482713380576" calcext:value-type="float">
            <text:p>0.311482713380576</text:p>
          </table:table-cell>
          <table:table-cell office:value-type="float" office:value="0.309662358759311" calcext:value-type="float">
            <text:p>0.309662358759311</text:p>
          </table:table-cell>
          <table:table-cell office:value-type="float" office:value="0.307613360435887" calcext:value-type="float">
            <text:p>0.307613360435887</text:p>
          </table:table-cell>
          <table:table-cell office:value-type="float" office:value="0.307606633235918" calcext:value-type="float">
            <text:p>0.307606633235918</text:p>
          </table:table-cell>
          <table:table-cell office:value-type="float" office:value="0.307409774304074" calcext:value-type="float">
            <text:p>0.307409774304074</text:p>
          </table:table-cell>
          <table:table-cell office:value-type="float" office:value="0.307712210367416" calcext:value-type="float">
            <text:p>0.307712210367416</text:p>
          </table:table-cell>
          <table:table-cell office:value-type="float" office:value="0.307485488406313" calcext:value-type="float">
            <text:p>0.307485488406313</text:p>
          </table:table-cell>
          <table:table-cell office:value-type="float" office:value="0.307633401901411" calcext:value-type="float">
            <text:p>0.307633401901411</text:p>
          </table:table-cell>
          <table:table-cell office:value-type="float" office:value="0.307471878269149" calcext:value-type="float">
            <text:p>0.307471878269149</text:p>
          </table:table-cell>
          <table:table-cell office:value-type="float" office:value="0.30749462006221" calcext:value-type="float">
            <text:p>0.30749462006221</text:p>
          </table:table-cell>
          <table:table-cell office:value-type="float" office:value="0.307656520820525" calcext:value-type="float">
            <text:p>0.307656520820525</text:p>
          </table:table-cell>
          <table:table-cell office:value-type="float" office:value="0.307834929905442" calcext:value-type="float">
            <text:p>0.307834929905442</text:p>
          </table:table-cell>
          <table:table-cell office:value-type="float" office:value="0.307676180703181" calcext:value-type="float">
            <text:p>0.307676180703181</text:p>
          </table:table-cell>
          <table:table-cell office:value-type="float" office:value="0.307784438550333" calcext:value-type="float">
            <text:p>0.307784438550333</text:p>
          </table:table-cell>
          <table:table-cell office:value-type="float" office:value="0.307886452202618" calcext:value-type="float">
            <text:p>0.307886452202618</text:p>
          </table:table-cell>
          <table:table-cell office:value-type="float" office:value="0.307961668832409" calcext:value-type="float">
            <text:p>0.307961668832409</text:p>
          </table:table-cell>
          <table:table-cell office:value-type="float" office:value="0.307965169950487" calcext:value-type="float">
            <text:p>0.307965169950487</text:p>
          </table:table-cell>
          <table:table-cell office:value-type="float" office:value="0.307885323461994" calcext:value-type="float">
            <text:p>0.307885323461994</text:p>
          </table:table-cell>
          <table:table-cell office:value-type="float" office:value="0.308002137774469" calcext:value-type="float">
            <text:p>0.308002137774469</text:p>
          </table:table-cell>
          <table:table-cell office:value-type="float" office:value="0.307949468172817" calcext:value-type="float">
            <text:p>0.307949468172817</text:p>
          </table:table-cell>
          <table:table-cell office:value-type="float" office:value="0.307872488840522" calcext:value-type="float">
            <text:p>0.307872488840522</text:p>
          </table:table-cell>
          <table:table-cell office:value-type="float" office:value="0.307947090665473" calcext:value-type="float">
            <text:p>0.307947090665473</text:p>
          </table:table-cell>
          <table:table-cell office:value-type="float" office:value="0.307879710925963" calcext:value-type="float">
            <text:p>0.307879710925963</text:p>
          </table:table-cell>
          <table:table-cell office:value-type="float" office:value="0.308026367918287" calcext:value-type="float">
            <text:p>0.308026367918287</text:p>
          </table:table-cell>
          <table:table-cell office:value-type="float" office:value="0.307971856788673" calcext:value-type="float">
            <text:p>0.307971856788673</text:p>
          </table:table-cell>
          <table:table-cell office:value-type="float" office:value="0.308033168545294" calcext:value-type="float">
            <text:p>0.308033168545294</text:p>
          </table:table-cell>
          <table:table-cell office:value-type="float" office:value="0.307966694779287" calcext:value-type="float">
            <text:p>0.307966694779287</text:p>
          </table:table-cell>
          <table:table-cell office:value-type="float" office:value="0.307916151759105" calcext:value-type="float">
            <text:p>0.307916151759105</text:p>
          </table:table-cell>
          <table:table-cell office:value-type="float" office:value="0.30796006465594" calcext:value-type="float">
            <text:p>0.30796006465594</text:p>
          </table:table-cell>
          <table:table-cell office:value-type="float" office:value="0.307920430937933" calcext:value-type="float">
            <text:p>0.307920430937933</text:p>
          </table:table-cell>
          <table:table-cell office:value-type="float" office:value="0.30797510406281" calcext:value-type="float">
            <text:p>0.30797510406281</text:p>
          </table:table-cell>
          <table:table-cell office:value-type="float" office:value="0.307990809816657" calcext:value-type="float">
            <text:p>0.307990809816657</text:p>
          </table:table-cell>
          <table:table-cell office:value-type="float" office:value="0.307902624260131" calcext:value-type="float">
            <text:p>0.307902624260131</text:p>
          </table:table-cell>
          <table:table-cell office:value-type="float" office:value="0.307970204918772" calcext:value-type="float">
            <text:p>0.307970204918772</text:p>
          </table:table-cell>
          <table:table-cell office:value-type="float" office:value="0.307986159107801" calcext:value-type="float">
            <text:p>0.307986159107801</text:p>
          </table:table-cell>
          <table:table-cell office:value-type="float" office:value="0.307951926983709" calcext:value-type="float">
            <text:p>0.307951926983709</text:p>
          </table:table-cell>
          <table:table-cell office:value-type="float" office:value="0.307938542550288" calcext:value-type="float">
            <text:p>0.307938542550288</text:p>
          </table:table-cell>
          <table:table-cell office:value-type="float" office:value="0.307951118127443" calcext:value-type="float">
            <text:p>0.307951118127443</text:p>
          </table:table-cell>
          <table:table-cell office:value-type="float" office:value="0.307986141621036" calcext:value-type="float">
            <text:p>0.307986141621036</text:p>
          </table:table-cell>
          <table:table-cell office:value-type="float" office:value="0.307946277461108" calcext:value-type="float">
            <text:p>0.307946277461108</text:p>
          </table:table-cell>
          <table:table-cell office:value-type="float" office:value="0.308027244176567" calcext:value-type="float">
            <text:p>0.308027244176567</text:p>
          </table:table-cell>
          <table:table-cell office:value-type="float" office:value="0.307913830428262" calcext:value-type="float">
            <text:p>0.307913830428262</text:p>
          </table:table-cell>
          <table:table-cell office:value-type="float" office:value="0.307994495432586" calcext:value-type="float">
            <text:p>0.307994495432586</text:p>
          </table:table-cell>
          <table:table-cell office:value-type="float" office:value="0.307974665819804" calcext:value-type="float">
            <text:p>0.307974665819804</text:p>
          </table:table-cell>
          <table:table-cell office:value-type="float" office:value="0.30796665953349" calcext:value-type="float">
            <text:p>0.30796665953349</text:p>
          </table:table-cell>
          <table:table-cell office:value-type="float" office:value="0.30791805816432" calcext:value-type="float">
            <text:p>0.30791805816432</text:p>
          </table:table-cell>
          <table:table-cell office:value-type="float" office:value="0.307992442099766" calcext:value-type="float">
            <text:p>0.307992442099766</text:p>
          </table:table-cell>
          <table:table-cell office:value-type="float" office:value="0.30789551999327" calcext:value-type="float">
            <text:p>0.30789551999327</text:p>
          </table:table-cell>
          <table:table-cell office:value-type="float" office:value="0.308022559712161" calcext:value-type="float">
            <text:p>0.308022559712161</text:p>
          </table:table-cell>
          <table:table-cell office:value-type="float" office:value="0.307997533983443" calcext:value-type="float">
            <text:p>0.307997533983443</text:p>
          </table:table-cell>
          <table:table-cell office:value-type="float" office:value="0.308045482247493" calcext:value-type="float">
            <text:p>0.308045482247493</text:p>
          </table:table-cell>
          <table:table-cell office:value-type="float" office:value="0.308000225661663" calcext:value-type="float">
            <text:p>0.308000225661663</text:p>
          </table:table-cell>
          <table:table-cell office:value-type="float" office:value="0.308040658434766" calcext:value-type="float">
            <text:p>0.308040658434766</text:p>
          </table:table-cell>
          <table:table-cell office:value-type="float" office:value="0.30790762780836" calcext:value-type="float">
            <text:p>0.30790762780836</text:p>
          </table:table-cell>
          <table:table-cell office:value-type="float" office:value="0.308047536660383" calcext:value-type="float">
            <text:p>0.308047536660383</text:p>
          </table:table-cell>
          <table:table-cell office:value-type="float" office:value="0.308012586919504" calcext:value-type="float">
            <text:p>0.308012586919504</text:p>
          </table:table-cell>
          <table:table-cell office:value-type="float" office:value="0.307984002256775" calcext:value-type="float">
            <text:p>0.307984002256775</text:p>
          </table:table-cell>
          <table:table-cell office:value-type="float" office:value="0.307982086753535" calcext:value-type="float">
            <text:p>0.307982086753535</text:p>
          </table:table-cell>
          <table:table-cell office:value-type="float" office:value="0.307860524513565" calcext:value-type="float">
            <text:p>0.307860524513565</text:p>
          </table:table-cell>
          <table:table-cell office:value-type="float" office:value="0.308026142493702" calcext:value-type="float">
            <text:p>0.308026142493702</text:p>
          </table:table-cell>
          <table:table-cell office:value-type="float" office:value="0.307938699607158" calcext:value-type="float">
            <text:p>0.307938699607158</text:p>
          </table:table-cell>
          <table:table-cell office:value-type="float" office:value="0.307983429065232" calcext:value-type="float">
            <text:p>0.307983429065232</text:p>
          </table:table-cell>
          <table:table-cell office:value-type="float" office:value="0.307963314374582" calcext:value-type="float">
            <text:p>0.307963314374582</text:p>
          </table:table-cell>
          <table:table-cell office:value-type="float" office:value="0.307924938670834" calcext:value-type="float">
            <text:p>0.307924938670834</text:p>
          </table:table-cell>
          <table:table-cell office:value-type="float" office:value="0.307969564952824" calcext:value-type="float">
            <text:p>0.307969564952824</text:p>
          </table:table-cell>
          <table:table-cell office:value-type="float" office:value="0.307963527806412" calcext:value-type="float">
            <text:p>0.307963527806412</text:p>
          </table:table-cell>
          <table:table-cell office:value-type="float" office:value="0.30799331949152" calcext:value-type="float">
            <text:p>0.30799331949152</text:p>
          </table:table-cell>
          <table:table-cell office:value-type="float" office:value="0.30798939314211" calcext:value-type="float">
            <text:p>0.30798939314211</text:p>
          </table:table-cell>
          <table:table-cell office:value-type="float" office:value="0.308041110037793" calcext:value-type="float">
            <text:p>0.308041110037793</text:p>
          </table:table-cell>
          <table:table-cell office:value-type="float" office:value="0.307903514919082" calcext:value-type="float">
            <text:p>0.307903514919082</text:p>
          </table:table-cell>
          <table:table-cell office:value-type="float" office:value="0.307973073892954" calcext:value-type="float">
            <text:p>0.307973073892954</text:p>
          </table:table-cell>
          <table:table-cell office:value-type="float" office:value="0.30797695535298" calcext:value-type="float">
            <text:p>0.30797695535298</text:p>
          </table:table-cell>
          <table:table-cell office:value-type="float" office:value="0.307959746341206" calcext:value-type="float">
            <text:p>0.307959746341206</text:p>
          </table:table-cell>
          <table:table-cell office:value-type="float" office:value="0.307949381513559" calcext:value-type="float">
            <text:p>0.307949381513559</text:p>
          </table:table-cell>
          <table:table-cell office:value-type="float" office:value="0.308043562965679" calcext:value-type="float">
            <text:p>0.308043562965679</text:p>
          </table:table-cell>
          <table:table-cell office:value-type="float" office:value="0.307968399665876" calcext:value-type="float">
            <text:p>0.307968399665876</text:p>
          </table:table-cell>
          <table:table-cell office:value-type="float" office:value="0.307950032784542" calcext:value-type="float">
            <text:p>0.307950032784542</text:p>
          </table:table-cell>
          <table:table-cell office:value-type="float" office:value="0.30804052437988" calcext:value-type="float">
            <text:p>0.30804052437988</text:p>
          </table:table-cell>
          <table:table-cell office:value-type="float" office:value="0.307961728307972" calcext:value-type="float">
            <text:p>0.307961728307972</text:p>
          </table:table-cell>
          <table:table-cell office:value-type="float" office:value="0.307964093525873" calcext:value-type="float">
            <text:p>0.307964093525873</text:p>
          </table:table-cell>
          <table:table-cell office:value-type="float" office:value="0.307967180916401" calcext:value-type="float">
            <text:p>0.307967180916401</text:p>
          </table:table-cell>
          <table:table-cell office:value-type="float" office:value="0.307929604881627" calcext:value-type="float">
            <text:p>0.307929604881627</text:p>
          </table:table-cell>
          <table:table-cell office:value-type="float" office:value="0.307894983808368" calcext:value-type="float">
            <text:p>0.307894983808368</text:p>
          </table:table-cell>
          <table:table-cell office:value-type="float" office:value="0.308024977146289" calcext:value-type="float">
            <text:p>0.308024977146289</text:p>
          </table:table-cell>
          <table:table-cell office:value-type="float" office:value="0.307975386059408" calcext:value-type="float">
            <text:p>0.307975386059408</text:p>
          </table:table-cell>
          <table:table-cell office:value-type="float" office:value="0.30797400014562" calcext:value-type="float">
            <text:p>0.30797400014562</text:p>
          </table:table-cell>
          <table:table-cell office:value-type="float" office:value="0.307968452529031" calcext:value-type="float">
            <text:p>0.307968452529031</text:p>
          </table:table-cell>
          <table:table-cell office:value-type="float" office:value="0.307961561841164" calcext:value-type="float">
            <text:p>0.307961561841164</text:p>
          </table:table-cell>
          <table:table-cell office:value-type="float" office:value="0.307978640076734" calcext:value-type="float">
            <text:p>0.307978640076734</text:p>
          </table:table-cell>
          <table:table-cell office:value-type="float" office:value="0.308030473568161" calcext:value-type="float">
            <text:p>0.308030473568161</text:p>
          </table:table-cell>
          <table:table-cell office:value-type="float" office:value="0.307980121155027" calcext:value-type="float">
            <text:p>0.307980121155027</text:p>
          </table:table-cell>
          <table:table-cell office:value-type="float" office:value="0.307963274009879" calcext:value-type="float">
            <text:p>0.307963274009879</text:p>
          </table:table-cell>
          <table:table-cell office:value-type="float" office:value="0.307967092205326" calcext:value-type="float">
            <text:p>0.307967092205326</text:p>
          </table:table-cell>
          <table:table-cell office:value-type="float" office:value="0.307973578493774" calcext:value-type="float">
            <text:p>0.307973578493774</text:p>
          </table:table-cell>
          <table:table-cell office:value-type="float" office:value="0.30795012918569" calcext:value-type="float">
            <text:p>0.30795012918569</text:p>
          </table:table-cell>
          <table:table-cell office:value-type="float" office:value="0.308017516205403" calcext:value-type="float">
            <text:p>0.308017516205403</text:p>
          </table:table-cell>
          <table:table-cell office:value-type="float" office:value="0.307999582828316" calcext:value-type="float">
            <text:p>0.307999582828316</text:p>
          </table:table-cell>
          <table:table-cell office:value-type="float" office:value="0.308017883511828" calcext:value-type="float">
            <text:p>0.308017883511828</text:p>
          </table:table-cell>
          <table:table-cell office:value-type="float" office:value="0.308051647006319" calcext:value-type="float">
            <text:p>0.308051647006319</text:p>
          </table:table-cell>
          <table:table-cell office:value-type="float" office:value="0.307987936713315" calcext:value-type="float">
            <text:p>0.307987936713315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3235433426334" calcext:value-type="float">
            <text:p>-0.33235433426334</text:p>
          </table:table-cell>
          <table:table-cell office:value-type="float" office:value="-0.332105933083859" calcext:value-type="float">
            <text:p>-0.332105933083859</text:p>
          </table:table-cell>
          <table:table-cell office:value-type="float" office:value="-0.33256079438314" calcext:value-type="float">
            <text:p>-0.33256079438314</text:p>
          </table:table-cell>
          <table:table-cell office:value-type="float" office:value="-0.332260850736707" calcext:value-type="float">
            <text:p>-0.332260850736707</text:p>
          </table:table-cell>
          <table:table-cell office:value-type="float" office:value="-0.332177454099387" calcext:value-type="float">
            <text:p>-0.332177454099387</text:p>
          </table:table-cell>
          <table:table-cell office:value-type="float" office:value="-0.332076169234922" calcext:value-type="float">
            <text:p>-0.332076169234922</text:p>
          </table:table-cell>
          <table:table-cell office:value-type="float" office:value="-0.332923859479798" calcext:value-type="float">
            <text:p>-0.332923859479798</text:p>
          </table:table-cell>
          <table:table-cell office:value-type="float" office:value="-0.332380203267016" calcext:value-type="float">
            <text:p>-0.332380203267016</text:p>
          </table:table-cell>
          <table:table-cell office:value-type="float" office:value="-0.332527354826578" calcext:value-type="float">
            <text:p>-0.332527354826578</text:p>
          </table:table-cell>
          <table:table-cell office:value-type="float" office:value="-0.332014188666428" calcext:value-type="float">
            <text:p>-0.332014188666428</text:p>
          </table:table-cell>
          <table:table-cell office:value-type="float" office:value="-0.332535140283908" calcext:value-type="float">
            <text:p>-0.332535140283908</text:p>
          </table:table-cell>
          <table:table-cell office:value-type="float" office:value="-0.332030618417727" calcext:value-type="float">
            <text:p>-0.332030618417727</text:p>
          </table:table-cell>
          <table:table-cell office:value-type="float" office:value="-0.333031403231279" calcext:value-type="float">
            <text:p>-0.333031403231279</text:p>
          </table:table-cell>
          <table:table-cell office:value-type="float" office:value="-0.332523158639863" calcext:value-type="float">
            <text:p>-0.332523158639863</text:p>
          </table:table-cell>
          <table:table-cell office:value-type="float" office:value="-0.332654009498868" calcext:value-type="float">
            <text:p>-0.332654009498868</text:p>
          </table:table-cell>
          <table:table-cell office:value-type="float" office:value="-0.332694094883899" calcext:value-type="float">
            <text:p>-0.332694094883899</text:p>
          </table:table-cell>
          <table:table-cell office:value-type="float" office:value="-0.333018960626012" calcext:value-type="float">
            <text:p>-0.333018960626012</text:p>
          </table:table-cell>
          <table:table-cell office:value-type="float" office:value="-0.332854148245968" calcext:value-type="float">
            <text:p>-0.332854148245968</text:p>
          </table:table-cell>
          <table:table-cell office:value-type="float" office:value="-0.33241899056466" calcext:value-type="float">
            <text:p>-0.33241899056466</text:p>
          </table:table-cell>
          <table:table-cell office:value-type="float" office:value="-0.333051289204323" calcext:value-type="float">
            <text:p>-0.333051289204323</text:p>
          </table:table-cell>
          <table:table-cell office:value-type="float" office:value="-0.332729842408233" calcext:value-type="float">
            <text:p>-0.332729842408233</text:p>
          </table:table-cell>
          <table:table-cell office:value-type="float" office:value="-0.332551293988825" calcext:value-type="float">
            <text:p>-0.332551293988825</text:p>
          </table:table-cell>
          <table:table-cell office:value-type="float" office:value="-0.333172200987014" calcext:value-type="float">
            <text:p>-0.333172200987014</text:p>
          </table:table-cell>
          <table:table-cell office:value-type="float" office:value="-0.332921376424558" calcext:value-type="float">
            <text:p>-0.332921376424558</text:p>
          </table:table-cell>
          <table:table-cell office:value-type="float" office:value="-0.332290903716884" calcext:value-type="float">
            <text:p>-0.332290903716884</text:p>
          </table:table-cell>
          <table:table-cell office:value-type="float" office:value="-0.332385152156667" calcext:value-type="float">
            <text:p>-0.332385152156667</text:p>
          </table:table-cell>
          <table:table-cell office:value-type="float" office:value="-0.332000892194293" calcext:value-type="float">
            <text:p>-0.332000892194293</text:p>
          </table:table-cell>
          <table:table-cell office:value-type="float" office:value="-0.3322597680931" calcext:value-type="float">
            <text:p>-0.3322597680931</text:p>
          </table:table-cell>
          <table:table-cell office:value-type="float" office:value="-0.332442543946434" calcext:value-type="float">
            <text:p>-0.332442543946434</text:p>
          </table:table-cell>
          <table:table-cell office:value-type="float" office:value="-0.33252363105912" calcext:value-type="float">
            <text:p>-0.33252363105912</text:p>
          </table:table-cell>
          <table:table-cell office:value-type="float" office:value="-0.332974224963792" calcext:value-type="float">
            <text:p>-0.332974224963792</text:p>
          </table:table-cell>
          <table:table-cell office:value-type="float" office:value="-0.33247449221686" calcext:value-type="float">
            <text:p>-0.33247449221686</text:p>
          </table:table-cell>
          <table:table-cell office:value-type="float" office:value="-0.332452106526746" calcext:value-type="float">
            <text:p>-0.332452106526746</text:p>
          </table:table-cell>
          <table:table-cell office:value-type="float" office:value="-0.33290120220759" calcext:value-type="float">
            <text:p>-0.33290120220759</text:p>
          </table:table-cell>
          <table:table-cell office:value-type="float" office:value="-0.332482781909213" calcext:value-type="float">
            <text:p>-0.332482781909213</text:p>
          </table:table-cell>
          <table:table-cell office:value-type="float" office:value="-0.332503517979263" calcext:value-type="float">
            <text:p>-0.332503517979263</text:p>
          </table:table-cell>
          <table:table-cell office:value-type="float" office:value="-0.332873854512378" calcext:value-type="float">
            <text:p>-0.332873854512378</text:p>
          </table:table-cell>
          <table:table-cell office:value-type="float" office:value="-0.332722938596017" calcext:value-type="float">
            <text:p>-0.332722938596017</text:p>
          </table:table-cell>
          <table:table-cell office:value-type="float" office:value="-0.33245301533951" calcext:value-type="float">
            <text:p>-0.33245301533951</text:p>
          </table:table-cell>
          <table:table-cell office:value-type="float" office:value="-0.332680966599668" calcext:value-type="float">
            <text:p>-0.332680966599668</text:p>
          </table:table-cell>
          <table:table-cell office:value-type="float" office:value="-0.33262297496233" calcext:value-type="float">
            <text:p>-0.33262297496233</text:p>
          </table:table-cell>
          <table:table-cell office:value-type="float" office:value="-0.332774688048012" calcext:value-type="float">
            <text:p>-0.332774688048012</text:p>
          </table:table-cell>
          <table:table-cell office:value-type="float" office:value="-0.332666435047584" calcext:value-type="float">
            <text:p>-0.332666435047584</text:p>
          </table:table-cell>
          <table:table-cell office:value-type="float" office:value="-0.332496945169598" calcext:value-type="float">
            <text:p>-0.332496945169598</text:p>
          </table:table-cell>
          <table:table-cell office:value-type="float" office:value="-0.332556088097238" calcext:value-type="float">
            <text:p>-0.332556088097238</text:p>
          </table:table-cell>
          <table:table-cell office:value-type="float" office:value="-0.332844838193958" calcext:value-type="float">
            <text:p>-0.332844838193958</text:p>
          </table:table-cell>
          <table:table-cell office:value-type="float" office:value="-0.333144960489428" calcext:value-type="float">
            <text:p>-0.333144960489428</text:p>
          </table:table-cell>
          <table:table-cell office:value-type="float" office:value="-0.33280872267874" calcext:value-type="float">
            <text:p>-0.33280872267874</text:p>
          </table:table-cell>
          <table:table-cell office:value-type="float" office:value="-0.332654648646712" calcext:value-type="float">
            <text:p>-0.332654648646712</text:p>
          </table:table-cell>
          <table:table-cell office:value-type="float" office:value="-0.332721484982239" calcext:value-type="float">
            <text:p>-0.332721484982239</text:p>
          </table:table-cell>
          <table:table-cell office:value-type="float" office:value="-0.332936051648768" calcext:value-type="float">
            <text:p>-0.332936051648768</text:p>
          </table:table-cell>
          <table:table-cell office:value-type="float" office:value="-0.33259314049016" calcext:value-type="float">
            <text:p>-0.33259314049016</text:p>
          </table:table-cell>
          <table:table-cell office:value-type="float" office:value="-0.332173268346276" calcext:value-type="float">
            <text:p>-0.332173268346276</text:p>
          </table:table-cell>
          <table:table-cell office:value-type="float" office:value="-0.332107016576787" calcext:value-type="float">
            <text:p>-0.332107016576787</text:p>
          </table:table-cell>
          <table:table-cell office:value-type="float" office:value="-0.33339913813066" calcext:value-type="float">
            <text:p>-0.33339913813066</text:p>
          </table:table-cell>
          <table:table-cell office:value-type="float" office:value="-0.332199715065889" calcext:value-type="float">
            <text:p>-0.332199715065889</text:p>
          </table:table-cell>
          <table:table-cell office:value-type="float" office:value="-0.332246407134578" calcext:value-type="float">
            <text:p>-0.332246407134578</text:p>
          </table:table-cell>
          <table:table-cell office:value-type="float" office:value="-0.332894466038043" calcext:value-type="float">
            <text:p>-0.332894466038043</text:p>
          </table:table-cell>
          <table:table-cell office:value-type="float" office:value="-0.333396898969113" calcext:value-type="float">
            <text:p>-0.333396898969113</text:p>
          </table:table-cell>
          <table:table-cell office:value-type="float" office:value="-0.332264315649221" calcext:value-type="float">
            <text:p>-0.332264315649221</text:p>
          </table:table-cell>
          <table:table-cell office:value-type="float" office:value="-0.332976762962745" calcext:value-type="float">
            <text:p>-0.332976762962745</text:p>
          </table:table-cell>
          <table:table-cell office:value-type="float" office:value="-0.33262881970321" calcext:value-type="float">
            <text:p>-0.33262881970321</text:p>
          </table:table-cell>
          <table:table-cell office:value-type="float" office:value="-0.332272728146017" calcext:value-type="float">
            <text:p>-0.332272728146017</text:p>
          </table:table-cell>
          <table:table-cell office:value-type="float" office:value="-0.332997421253826" calcext:value-type="float">
            <text:p>-0.332997421253826</text:p>
          </table:table-cell>
          <table:table-cell office:value-type="float" office:value="-0.335269151504911" calcext:value-type="float">
            <text:p>-0.335269151504911</text:p>
          </table:table-cell>
          <table:table-cell office:value-type="float" office:value="-0.336579620321246" calcext:value-type="float">
            <text:p>-0.336579620321246</text:p>
          </table:table-cell>
          <table:table-cell office:value-type="float" office:value="-0.337781490761988" calcext:value-type="float">
            <text:p>-0.337781490761988</text:p>
          </table:table-cell>
          <table:table-cell office:value-type="float" office:value="-0.338631848242011" calcext:value-type="float">
            <text:p>-0.338631848242011</text:p>
          </table:table-cell>
          <table:table-cell office:value-type="float" office:value="-0.340599411722997" calcext:value-type="float">
            <text:p>-0.340599411722997</text:p>
          </table:table-cell>
          <table:table-cell office:value-type="float" office:value="-0.339200043694749" calcext:value-type="float">
            <text:p>-0.339200043694749</text:p>
          </table:table-cell>
          <table:table-cell office:value-type="float" office:value="-0.330577469671531" calcext:value-type="float">
            <text:p>-0.330577469671531</text:p>
          </table:table-cell>
          <table:table-cell office:value-type="float" office:value="-0.316462010804196" calcext:value-type="float">
            <text:p>-0.316462010804196</text:p>
          </table:table-cell>
          <table:table-cell office:value-type="float" office:value="-0.304988436902497" calcext:value-type="float">
            <text:p>-0.304988436902497</text:p>
          </table:table-cell>
          <table:table-cell office:value-type="float" office:value="-0.329513063431972" calcext:value-type="float">
            <text:p>-0.329513063431972</text:p>
          </table:table-cell>
          <table:table-cell office:value-type="float" office:value="-0.335635038691373" calcext:value-type="float">
            <text:p>-0.335635038691373</text:p>
          </table:table-cell>
          <table:table-cell office:value-type="float" office:value="-0.329356067994081" calcext:value-type="float">
            <text:p>-0.329356067994081</text:p>
          </table:table-cell>
          <table:table-cell office:value-type="float" office:value="-0.339420238104235" calcext:value-type="float">
            <text:p>-0.339420238104235</text:p>
          </table:table-cell>
          <table:table-cell office:value-type="float" office:value="-0.336036070869779" calcext:value-type="float">
            <text:p>-0.336036070869779</text:p>
          </table:table-cell>
          <table:table-cell office:value-type="float" office:value="-0.32919287345336" calcext:value-type="float">
            <text:p>-0.32919287345336</text:p>
          </table:table-cell>
          <table:table-cell office:value-type="float" office:value="-0.32805150455215" calcext:value-type="float">
            <text:p>-0.32805150455215</text:p>
          </table:table-cell>
          <table:table-cell office:value-type="float" office:value="-0.328766914100848" calcext:value-type="float">
            <text:p>-0.328766914100848</text:p>
          </table:table-cell>
          <table:table-cell office:value-type="float" office:value="-0.332576567214358" calcext:value-type="float">
            <text:p>-0.332576567214358</text:p>
          </table:table-cell>
          <table:table-cell office:value-type="float" office:value="-0.335985843108267" calcext:value-type="float">
            <text:p>-0.335985843108267</text:p>
          </table:table-cell>
          <table:table-cell office:value-type="float" office:value="-0.330231434669206" calcext:value-type="float">
            <text:p>-0.330231434669206</text:p>
          </table:table-cell>
          <table:table-cell office:value-type="float" office:value="-0.334657926273024" calcext:value-type="float">
            <text:p>-0.334657926273024</text:p>
          </table:table-cell>
          <table:table-cell office:value-type="float" office:value="-0.326173980043742" calcext:value-type="float">
            <text:p>-0.326173980043742</text:p>
          </table:table-cell>
          <table:table-cell office:value-type="float" office:value="-0.310087410006781" calcext:value-type="float">
            <text:p>-0.310087410006781</text:p>
          </table:table-cell>
          <table:table-cell office:value-type="float" office:value="-0.296394270296832" calcext:value-type="float">
            <text:p>-0.296394270296832</text:p>
          </table:table-cell>
          <table:table-cell office:value-type="float" office:value="-0.29974185295233" calcext:value-type="float">
            <text:p>-0.29974185295233</text:p>
          </table:table-cell>
          <table:table-cell office:value-type="float" office:value="-0.297564134978348" calcext:value-type="float">
            <text:p>-0.297564134978348</text:p>
          </table:table-cell>
          <table:table-cell office:value-type="float" office:value="-0.297662174347773" calcext:value-type="float">
            <text:p>-0.297662174347773</text:p>
          </table:table-cell>
          <table:table-cell office:value-type="float" office:value="-0.29875876170372" calcext:value-type="float">
            <text:p>-0.29875876170372</text:p>
          </table:table-cell>
          <table:table-cell office:value-type="float" office:value="-0.296749815332597" calcext:value-type="float">
            <text:p>-0.296749815332597</text:p>
          </table:table-cell>
          <table:table-cell office:value-type="float" office:value="-0.298263185814029" calcext:value-type="float">
            <text:p>-0.298263185814029</text:p>
          </table:table-cell>
          <table:table-cell office:value-type="float" office:value="-0.303746175344652" calcext:value-type="float">
            <text:p>-0.303746175344652</text:p>
          </table:table-cell>
          <table:table-cell office:value-type="float" office:value="-0.308296615994316" calcext:value-type="float">
            <text:p>-0.308296615994316</text:p>
          </table:table-cell>
          <table:table-cell office:value-type="float" office:value="-0.331227308482301" calcext:value-type="float">
            <text:p>-0.331227308482301</text:p>
          </table:table-cell>
          <table:table-cell office:value-type="float" office:value="-0.347635071529022" calcext:value-type="float">
            <text:p>-0.347635071529022</text:p>
          </table:table-cell>
          <table:table-cell office:value-type="float" office:value="-0.352098222059349" calcext:value-type="float">
            <text:p>-0.352098222059349</text:p>
          </table:table-cell>
          <table:table-cell office:value-type="float" office:value="-0.32835226165947" calcext:value-type="float">
            <text:p>-0.32835226165947</text:p>
          </table:table-cell>
          <table:table-cell office:value-type="float" office:value="-0.336171125926244" calcext:value-type="float">
            <text:p>-0.336171125926244</text:p>
          </table:table-cell>
          <table:table-cell office:value-type="float" office:value="-0.320699723948874" calcext:value-type="float">
            <text:p>-0.320699723948874</text:p>
          </table:table-cell>
          <table:table-cell office:value-type="float" office:value="-0.305728058135299" calcext:value-type="float">
            <text:p>-0.305728058135299</text:p>
          </table:table-cell>
          <table:table-cell office:value-type="float" office:value="-0.294556044778504" calcext:value-type="float">
            <text:p>-0.294556044778504</text:p>
          </table:table-cell>
          <table:table-cell office:value-type="float" office:value="-0.288240635772554" calcext:value-type="float">
            <text:p>-0.288240635772554</text:p>
          </table:table-cell>
          <table:table-cell office:value-type="float" office:value="-0.285770890662679" calcext:value-type="float">
            <text:p>-0.285770890662679</text:p>
          </table:table-cell>
          <table:table-cell office:value-type="float" office:value="-0.285649112715351" calcext:value-type="float">
            <text:p>-0.285649112715351</text:p>
          </table:table-cell>
          <table:table-cell office:value-type="float" office:value="-0.286007847353707" calcext:value-type="float">
            <text:p>-0.286007847353707</text:p>
          </table:table-cell>
          <table:table-cell office:value-type="float" office:value="-0.285751971435076" calcext:value-type="float">
            <text:p>-0.285751971435076</text:p>
          </table:table-cell>
          <table:table-cell office:value-type="float" office:value="-0.287861218128677" calcext:value-type="float">
            <text:p>-0.287861218128677</text:p>
          </table:table-cell>
          <table:table-cell office:value-type="float" office:value="-0.281530718817637" calcext:value-type="float">
            <text:p>-0.281530718817637</text:p>
          </table:table-cell>
          <table:table-cell office:value-type="float" office:value="-0.276056136515324" calcext:value-type="float">
            <text:p>-0.276056136515324</text:p>
          </table:table-cell>
          <table:table-cell office:value-type="float" office:value="-0.275483771161908" calcext:value-type="float">
            <text:p>-0.275483771161908</text:p>
          </table:table-cell>
          <table:table-cell office:value-type="float" office:value="-0.280254272080476" calcext:value-type="float">
            <text:p>-0.280254272080476</text:p>
          </table:table-cell>
          <table:table-cell office:value-type="float" office:value="-0.285984177758312" calcext:value-type="float">
            <text:p>-0.285984177758312</text:p>
          </table:table-cell>
          <table:table-cell office:value-type="float" office:value="-0.289702236279579" calcext:value-type="float">
            <text:p>-0.289702236279579</text:p>
          </table:table-cell>
          <table:table-cell office:value-type="float" office:value="-0.291961504040149" calcext:value-type="float">
            <text:p>-0.291961504040149</text:p>
          </table:table-cell>
          <table:table-cell office:value-type="float" office:value="-0.290191240748283" calcext:value-type="float">
            <text:p>-0.290191240748283</text:p>
          </table:table-cell>
          <table:table-cell office:value-type="float" office:value="-0.289388476333223" calcext:value-type="float">
            <text:p>-0.289388476333223</text:p>
          </table:table-cell>
          <table:table-cell office:value-type="float" office:value="-0.283257441811559" calcext:value-type="float">
            <text:p>-0.283257441811559</text:p>
          </table:table-cell>
          <table:table-cell office:value-type="float" office:value="-0.272925435525187" calcext:value-type="float">
            <text:p>-0.272925435525187</text:p>
          </table:table-cell>
          <table:table-cell office:value-type="float" office:value="-0.299534408852059" calcext:value-type="float">
            <text:p>-0.299534408852059</text:p>
          </table:table-cell>
          <table:table-cell office:value-type="float" office:value="-0.333774418339125" calcext:value-type="float">
            <text:p>-0.333774418339125</text:p>
          </table:table-cell>
          <table:table-cell office:value-type="float" office:value="-0.328716191312995" calcext:value-type="float">
            <text:p>-0.328716191312995</text:p>
          </table:table-cell>
          <table:table-cell office:value-type="float" office:value="-0.330008660164157" calcext:value-type="float">
            <text:p>-0.330008660164157</text:p>
          </table:table-cell>
          <table:table-cell office:value-type="float" office:value="-0.320851440062562" calcext:value-type="float">
            <text:p>-0.320851440062562</text:p>
          </table:table-cell>
          <table:table-cell office:value-type="float" office:value="-0.310270458907214" calcext:value-type="float">
            <text:p>-0.310270458907214</text:p>
          </table:table-cell>
          <table:table-cell office:value-type="float" office:value="-0.305638881293613" calcext:value-type="float">
            <text:p>-0.305638881293613</text:p>
          </table:table-cell>
          <table:table-cell office:value-type="float" office:value="-0.314487046011983" calcext:value-type="float">
            <text:p>-0.314487046011983</text:p>
          </table:table-cell>
          <table:table-cell office:value-type="float" office:value="-0.3114686616712" calcext:value-type="float">
            <text:p>-0.3114686616712</text:p>
          </table:table-cell>
          <table:table-cell office:value-type="float" office:value="-0.314712341729617" calcext:value-type="float">
            <text:p>-0.314712341729617</text:p>
          </table:table-cell>
          <table:table-cell office:value-type="float" office:value="-0.310703548926691" calcext:value-type="float">
            <text:p>-0.310703548926691</text:p>
          </table:table-cell>
          <table:table-cell office:value-type="float" office:value="-0.299690431891947" calcext:value-type="float">
            <text:p>-0.299690431891947</text:p>
          </table:table-cell>
          <table:table-cell office:value-type="float" office:value="-0.292037561053307" calcext:value-type="float">
            <text:p>-0.292037561053307</text:p>
          </table:table-cell>
          <table:table-cell office:value-type="float" office:value="-0.280287892661908" calcext:value-type="float">
            <text:p>-0.280287892661908</text:p>
          </table:table-cell>
          <table:table-cell office:value-type="float" office:value="-0.277877107115929" calcext:value-type="float">
            <text:p>-0.277877107115929</text:p>
          </table:table-cell>
          <table:table-cell office:value-type="float" office:value="-0.278082893983606" calcext:value-type="float">
            <text:p>-0.278082893983606</text:p>
          </table:table-cell>
          <table:table-cell office:value-type="float" office:value="-0.277562905832902" calcext:value-type="float">
            <text:p>-0.277562905832902</text:p>
          </table:table-cell>
          <table:table-cell office:value-type="float" office:value="-0.276655963692699" calcext:value-type="float">
            <text:p>-0.276655963692699</text:p>
          </table:table-cell>
          <table:table-cell office:value-type="float" office:value="-0.278806659486545" calcext:value-type="float">
            <text:p>-0.278806659486545</text:p>
          </table:table-cell>
          <table:table-cell office:value-type="float" office:value="-0.274344719935284" calcext:value-type="float">
            <text:p>-0.274344719935284</text:p>
          </table:table-cell>
          <table:table-cell office:value-type="float" office:value="-0.277843539907494" calcext:value-type="float">
            <text:p>-0.277843539907494</text:p>
          </table:table-cell>
          <table:table-cell office:value-type="float" office:value="-0.278406492601549" calcext:value-type="float">
            <text:p>-0.278406492601549</text:p>
          </table:table-cell>
          <table:table-cell office:value-type="float" office:value="-0.283606555383713" calcext:value-type="float">
            <text:p>-0.283606555383713</text:p>
          </table:table-cell>
          <table:table-cell office:value-type="float" office:value="-0.288973804559424" calcext:value-type="float">
            <text:p>-0.288973804559424</text:p>
          </table:table-cell>
          <table:table-cell office:value-type="float" office:value="-0.282408080138904" calcext:value-type="float">
            <text:p>-0.282408080138904</text:p>
          </table:table-cell>
          <table:table-cell office:value-type="float" office:value="-0.320278210258669" calcext:value-type="float">
            <text:p>-0.320278210258669</text:p>
          </table:table-cell>
          <table:table-cell office:value-type="float" office:value="-0.318438048252947" calcext:value-type="float">
            <text:p>-0.318438048252947</text:p>
          </table:table-cell>
          <table:table-cell office:value-type="float" office:value="-0.290292344402986" calcext:value-type="float">
            <text:p>-0.290292344402986</text:p>
          </table:table-cell>
          <table:table-cell office:value-type="float" office:value="-0.277633212492445" calcext:value-type="float">
            <text:p>-0.277633212492445</text:p>
          </table:table-cell>
          <table:table-cell office:value-type="float" office:value="-0.27358149472444" calcext:value-type="float">
            <text:p>-0.27358149472444</text:p>
          </table:table-cell>
          <table:table-cell office:value-type="float" office:value="-0.277631103356789" calcext:value-type="float">
            <text:p>-0.277631103356789</text:p>
          </table:table-cell>
          <table:table-cell office:value-type="float" office:value="-0.274772542252394" calcext:value-type="float">
            <text:p>-0.274772542252394</text:p>
          </table:table-cell>
          <table:table-cell office:value-type="float" office:value="-0.274428324260799" calcext:value-type="float">
            <text:p>-0.274428324260799</text:p>
          </table:table-cell>
          <table:table-cell office:value-type="float" office:value="-0.274453433258722" calcext:value-type="float">
            <text:p>-0.274453433258722</text:p>
          </table:table-cell>
          <table:table-cell office:value-type="float" office:value="-0.271194392588099" calcext:value-type="float">
            <text:p>-0.271194392588099</text:p>
          </table:table-cell>
          <table:table-cell office:value-type="float" office:value="-0.270085782449361" calcext:value-type="float">
            <text:p>-0.270085782449361</text:p>
          </table:table-cell>
          <table:table-cell office:value-type="float" office:value="-0.269884856165239" calcext:value-type="float">
            <text:p>-0.269884856165239</text:p>
          </table:table-cell>
          <table:table-cell office:value-type="float" office:value="-0.282189924400574" calcext:value-type="float">
            <text:p>-0.282189924400574</text:p>
          </table:table-cell>
          <table:table-cell office:value-type="float" office:value="-0.292978408714466" calcext:value-type="float">
            <text:p>-0.292978408714466</text:p>
          </table:table-cell>
          <table:table-cell office:value-type="float" office:value="-0.301762655871706" calcext:value-type="float">
            <text:p>-0.301762655871706</text:p>
          </table:table-cell>
          <table:table-cell office:value-type="float" office:value="-0.295889054158381" calcext:value-type="float">
            <text:p>-0.295889054158381</text:p>
          </table:table-cell>
          <table:table-cell office:value-type="float" office:value="-0.287834035846323" calcext:value-type="float">
            <text:p>-0.287834035846323</text:p>
          </table:table-cell>
          <table:table-cell office:value-type="float" office:value="-0.279367049630169" calcext:value-type="float">
            <text:p>-0.279367049630169</text:p>
          </table:table-cell>
          <table:table-cell office:value-type="float" office:value="-0.278960959675814" calcext:value-type="float">
            <text:p>-0.278960959675814</text:p>
          </table:table-cell>
          <table:table-cell office:value-type="float" office:value="-0.281803104361266" calcext:value-type="float">
            <text:p>-0.281803104361266</text:p>
          </table:table-cell>
          <table:table-cell office:value-type="float" office:value="-0.301751353482906" calcext:value-type="float">
            <text:p>-0.301751353482906</text:p>
          </table:table-cell>
          <table:table-cell office:value-type="float" office:value="-0.332125532078971" calcext:value-type="float">
            <text:p>-0.332125532078971</text:p>
          </table:table-cell>
          <table:table-cell office:value-type="float" office:value="-0.324018369839933" calcext:value-type="float">
            <text:p>-0.324018369839933</text:p>
          </table:table-cell>
          <table:table-cell office:value-type="float" office:value="-0.309377595285266" calcext:value-type="float">
            <text:p>-0.309377595285266</text:p>
          </table:table-cell>
          <table:table-cell office:value-type="float" office:value="-0.308287831879148" calcext:value-type="float">
            <text:p>-0.308287831879148</text:p>
          </table:table-cell>
          <table:table-cell office:value-type="float" office:value="-0.312983046140003" calcext:value-type="float">
            <text:p>-0.312983046140003</text:p>
          </table:table-cell>
          <table:table-cell office:value-type="float" office:value="-0.307478324332221" calcext:value-type="float">
            <text:p>-0.307478324332221</text:p>
          </table:table-cell>
          <table:table-cell office:value-type="float" office:value="-0.309015394004251" calcext:value-type="float">
            <text:p>-0.309015394004251</text:p>
          </table:table-cell>
          <table:table-cell office:value-type="float" office:value="-0.310568042488046" calcext:value-type="float">
            <text:p>-0.310568042488046</text:p>
          </table:table-cell>
          <table:table-cell office:value-type="float" office:value="-0.305225288220457" calcext:value-type="float">
            <text:p>-0.305225288220457</text:p>
          </table:table-cell>
          <table:table-cell office:value-type="float" office:value="-0.304365600606356" calcext:value-type="float">
            <text:p>-0.304365600606356</text:p>
          </table:table-cell>
          <table:table-cell office:value-type="float" office:value="-0.299037246903537" calcext:value-type="float">
            <text:p>-0.299037246903537</text:p>
          </table:table-cell>
          <table:table-cell office:value-type="float" office:value="-0.279218594391434" calcext:value-type="float">
            <text:p>-0.279218594391434</text:p>
          </table:table-cell>
          <table:table-cell office:value-type="float" office:value="-0.27920580994582" calcext:value-type="float">
            <text:p>-0.27920580994582</text:p>
          </table:table-cell>
          <table:table-cell office:value-type="float" office:value="-0.276918606920299" calcext:value-type="float">
            <text:p>-0.276918606920299</text:p>
          </table:table-cell>
          <table:table-cell office:value-type="float" office:value="-0.274692379252914" calcext:value-type="float">
            <text:p>-0.274692379252914</text:p>
          </table:table-cell>
          <table:table-cell office:value-type="float" office:value="-0.271056051024857" calcext:value-type="float">
            <text:p>-0.271056051024857</text:p>
          </table:table-cell>
          <table:table-cell office:value-type="float" office:value="-0.274170771033939" calcext:value-type="float">
            <text:p>-0.274170771033939</text:p>
          </table:table-cell>
          <table:table-cell office:value-type="float" office:value="-0.277880748434053" calcext:value-type="float">
            <text:p>-0.277880748434053</text:p>
          </table:table-cell>
          <table:table-cell office:value-type="float" office:value="-0.28054635272769" calcext:value-type="float">
            <text:p>-0.28054635272769</text:p>
          </table:table-cell>
          <table:table-cell office:value-type="float" office:value="-0.2803122450113" calcext:value-type="float">
            <text:p>-0.2803122450113</text:p>
          </table:table-cell>
          <table:table-cell office:value-type="float" office:value="-0.28671868069287" calcext:value-type="float">
            <text:p>-0.28671868069287</text:p>
          </table:table-cell>
          <table:table-cell office:value-type="float" office:value="-0.348390630742116" calcext:value-type="float">
            <text:p>-0.348390630742116</text:p>
          </table:table-cell>
          <table:table-cell office:value-type="float" office:value="-0.349865830801633" calcext:value-type="float">
            <text:p>-0.349865830801633</text:p>
          </table:table-cell>
          <table:table-cell office:value-type="float" office:value="-0.329053922664162" calcext:value-type="float">
            <text:p>-0.329053922664162</text:p>
          </table:table-cell>
          <table:table-cell office:value-type="float" office:value="-0.322055353599249" calcext:value-type="float">
            <text:p>-0.322055353599249</text:p>
          </table:table-cell>
          <table:table-cell office:value-type="float" office:value="-0.329505664262328" calcext:value-type="float">
            <text:p>-0.329505664262328</text:p>
          </table:table-cell>
          <table:table-cell office:value-type="float" office:value="-0.319453681565168" calcext:value-type="float">
            <text:p>-0.319453681565168</text:p>
          </table:table-cell>
          <table:table-cell office:value-type="float" office:value="-0.3059867976545" calcext:value-type="float">
            <text:p>-0.3059867976545</text:p>
          </table:table-cell>
          <table:table-cell office:value-type="float" office:value="-0.284889335057323" calcext:value-type="float">
            <text:p>-0.284889335057323</text:p>
          </table:table-cell>
          <table:table-cell office:value-type="float" office:value="-0.26933550785581" calcext:value-type="float">
            <text:p>-0.26933550785581</text:p>
          </table:table-cell>
          <table:table-cell office:value-type="float" office:value="-0.26648567259677" calcext:value-type="float">
            <text:p>-0.26648567259677</text:p>
          </table:table-cell>
          <table:table-cell office:value-type="float" office:value="-0.267592031135002" calcext:value-type="float">
            <text:p>-0.267592031135002</text:p>
          </table:table-cell>
          <table:table-cell office:value-type="float" office:value="-0.26960070939558" calcext:value-type="float">
            <text:p>-0.26960070939558</text:p>
          </table:table-cell>
          <table:table-cell office:value-type="float" office:value="-0.271778297577623" calcext:value-type="float">
            <text:p>-0.271778297577623</text:p>
          </table:table-cell>
          <table:table-cell office:value-type="float" office:value="-0.276890421778271" calcext:value-type="float">
            <text:p>-0.276890421778271</text:p>
          </table:table-cell>
          <table:table-cell office:value-type="float" office:value="-0.284321994099334" calcext:value-type="float">
            <text:p>-0.284321994099334</text:p>
          </table:table-cell>
          <table:table-cell office:value-type="float" office:value="-0.29976051306969" calcext:value-type="float">
            <text:p>-0.29976051306969</text:p>
          </table:table-cell>
          <table:table-cell office:value-type="float" office:value="-0.315912879681511" calcext:value-type="float">
            <text:p>-0.315912879681511</text:p>
          </table:table-cell>
          <table:table-cell office:value-type="float" office:value="-0.314514441542316" calcext:value-type="float">
            <text:p>-0.314514441542316</text:p>
          </table:table-cell>
          <table:table-cell office:value-type="float" office:value="-0.311909139801871" calcext:value-type="float">
            <text:p>-0.311909139801871</text:p>
          </table:table-cell>
          <table:table-cell office:value-type="float" office:value="-0.302140920533477" calcext:value-type="float">
            <text:p>-0.302140920533477</text:p>
          </table:table-cell>
          <table:table-cell office:value-type="float" office:value="-0.295219791763907" calcext:value-type="float">
            <text:p>-0.295219791763907</text:p>
          </table:table-cell>
          <table:table-cell office:value-type="float" office:value="-0.291032428569793" calcext:value-type="float">
            <text:p>-0.291032428569793</text:p>
          </table:table-cell>
          <table:table-cell office:value-type="float" office:value="-0.29292712450165" calcext:value-type="float">
            <text:p>-0.29292712450165</text:p>
          </table:table-cell>
          <table:table-cell office:value-type="float" office:value="-0.304445143467705" calcext:value-type="float">
            <text:p>-0.304445143467705</text:p>
          </table:table-cell>
          <table:table-cell office:value-type="float" office:value="-0.329131206789754" calcext:value-type="float">
            <text:p>-0.329131206789754</text:p>
          </table:table-cell>
          <table:table-cell office:value-type="float" office:value="-0.330323135962727" calcext:value-type="float">
            <text:p>-0.330323135962727</text:p>
          </table:table-cell>
          <table:table-cell office:value-type="float" office:value="-0.317118977025202" calcext:value-type="float">
            <text:p>-0.317118977025202</text:p>
          </table:table-cell>
          <table:table-cell office:value-type="float" office:value="-0.313076625456687" calcext:value-type="float">
            <text:p>-0.313076625456687</text:p>
          </table:table-cell>
          <table:table-cell office:value-type="float" office:value="-0.314422120804194" calcext:value-type="float">
            <text:p>-0.314422120804194</text:p>
          </table:table-cell>
          <table:table-cell office:value-type="float" office:value="-0.312963511277725" calcext:value-type="float">
            <text:p>-0.312963511277725</text:p>
          </table:table-cell>
          <table:table-cell office:value-type="float" office:value="-0.316655175349385" calcext:value-type="float">
            <text:p>-0.316655175349385</text:p>
          </table:table-cell>
          <table:table-cell office:value-type="float" office:value="-0.313303812403657" calcext:value-type="float">
            <text:p>-0.313303812403657</text:p>
          </table:table-cell>
          <table:table-cell office:value-type="float" office:value="-0.312803181096267" calcext:value-type="float">
            <text:p>-0.312803181096267</text:p>
          </table:table-cell>
          <table:table-cell office:value-type="float" office:value="-0.317567531696128" calcext:value-type="float">
            <text:p>-0.317567531696128</text:p>
          </table:table-cell>
          <table:table-cell office:value-type="float" office:value="-0.318396684800134" calcext:value-type="float">
            <text:p>-0.318396684800134</text:p>
          </table:table-cell>
          <table:table-cell office:value-type="float" office:value="-0.286130367780151" calcext:value-type="float">
            <text:p>-0.286130367780151</text:p>
          </table:table-cell>
          <table:table-cell office:value-type="float" office:value="-0.284292292971697" calcext:value-type="float">
            <text:p>-0.284292292971697</text:p>
          </table:table-cell>
          <table:table-cell office:value-type="float" office:value="-0.294495426329795" calcext:value-type="float">
            <text:p>-0.294495426329795</text:p>
          </table:table-cell>
          <table:table-cell office:value-type="float" office:value="-0.308217056109993" calcext:value-type="float">
            <text:p>-0.308217056109993</text:p>
          </table:table-cell>
          <table:table-cell office:value-type="float" office:value="-0.303137181245012" calcext:value-type="float">
            <text:p>-0.303137181245012</text:p>
          </table:table-cell>
          <table:table-cell office:value-type="float" office:value="-0.301604413647338" calcext:value-type="float">
            <text:p>-0.301604413647338</text:p>
          </table:table-cell>
          <table:table-cell office:value-type="float" office:value="-0.294134635024772" calcext:value-type="float">
            <text:p>-0.294134635024772</text:p>
          </table:table-cell>
          <table:table-cell office:value-type="float" office:value="-0.28879765396887" calcext:value-type="float">
            <text:p>-0.28879765396887</text:p>
          </table:table-cell>
          <table:table-cell office:value-type="float" office:value="-0.298947483537165" calcext:value-type="float">
            <text:p>-0.298947483537165</text:p>
          </table:table-cell>
          <table:table-cell office:value-type="float" office:value="-0.312194867618272" calcext:value-type="float">
            <text:p>-0.312194867618272</text:p>
          </table:table-cell>
          <table:table-cell office:value-type="float" office:value="-0.327234475415015" calcext:value-type="float">
            <text:p>-0.327234475415015</text:p>
          </table:table-cell>
          <table:table-cell office:value-type="float" office:value="-0.309154564994512" calcext:value-type="float">
            <text:p>-0.309154564994512</text:p>
          </table:table-cell>
          <table:table-cell office:value-type="float" office:value="-0.301391430486853" calcext:value-type="float">
            <text:p>-0.301391430486853</text:p>
          </table:table-cell>
          <table:table-cell office:value-type="float" office:value="-0.277254855702107" calcext:value-type="float">
            <text:p>-0.277254855702107</text:p>
          </table:table-cell>
          <table:table-cell office:value-type="float" office:value="-0.282385564589496" calcext:value-type="float">
            <text:p>-0.282385564589496</text:p>
          </table:table-cell>
          <table:table-cell office:value-type="float" office:value="-0.290956444075231" calcext:value-type="float">
            <text:p>-0.290956444075231</text:p>
          </table:table-cell>
          <table:table-cell office:value-type="float" office:value="-0.299071328035926" calcext:value-type="float">
            <text:p>-0.299071328035926</text:p>
          </table:table-cell>
          <table:table-cell office:value-type="float" office:value="-0.320752104063518" calcext:value-type="float">
            <text:p>-0.320752104063518</text:p>
          </table:table-cell>
          <table:table-cell office:value-type="float" office:value="-0.326188683535771" calcext:value-type="float">
            <text:p>-0.326188683535771</text:p>
          </table:table-cell>
          <table:table-cell office:value-type="float" office:value="-0.324386142749446" calcext:value-type="float">
            <text:p>-0.324386142749446</text:p>
          </table:table-cell>
          <table:table-cell office:value-type="float" office:value="-0.319867754219269" calcext:value-type="float">
            <text:p>-0.319867754219269</text:p>
          </table:table-cell>
          <table:table-cell office:value-type="float" office:value="-0.315560139979825" calcext:value-type="float">
            <text:p>-0.315560139979825</text:p>
          </table:table-cell>
          <table:table-cell office:value-type="float" office:value="-0.310094023246088" calcext:value-type="float">
            <text:p>-0.310094023246088</text:p>
          </table:table-cell>
          <table:table-cell office:value-type="float" office:value="-0.310698575269075" calcext:value-type="float">
            <text:p>-0.310698575269075</text:p>
          </table:table-cell>
          <table:table-cell office:value-type="float" office:value="-0.321296444912818" calcext:value-type="float">
            <text:p>-0.321296444912818</text:p>
          </table:table-cell>
          <table:table-cell office:value-type="float" office:value="-0.342811226404551" calcext:value-type="float">
            <text:p>-0.342811226404551</text:p>
          </table:table-cell>
          <table:table-cell office:value-type="float" office:value="-0.340034965901677" calcext:value-type="float">
            <text:p>-0.340034965901677</text:p>
          </table:table-cell>
          <table:table-cell office:value-type="float" office:value="-0.338706111039019" calcext:value-type="float">
            <text:p>-0.338706111039019</text:p>
          </table:table-cell>
          <table:table-cell office:value-type="float" office:value="-0.321333085421716" calcext:value-type="float">
            <text:p>-0.321333085421716</text:p>
          </table:table-cell>
          <table:table-cell office:value-type="float" office:value="-0.323246091735157" calcext:value-type="float">
            <text:p>-0.323246091735157</text:p>
          </table:table-cell>
          <table:table-cell office:value-type="float" office:value="-0.320985045281436" calcext:value-type="float">
            <text:p>-0.320985045281436</text:p>
          </table:table-cell>
          <table:table-cell office:value-type="float" office:value="-0.324458335998177" calcext:value-type="float">
            <text:p>-0.324458335998177</text:p>
          </table:table-cell>
          <table:table-cell office:value-type="float" office:value="-0.322114851874147" calcext:value-type="float">
            <text:p>-0.322114851874147</text:p>
          </table:table-cell>
          <table:table-cell office:value-type="float" office:value="-0.322302578579787" calcext:value-type="float">
            <text:p>-0.322302578579787</text:p>
          </table:table-cell>
          <table:table-cell office:value-type="float" office:value="-0.333925798253325" calcext:value-type="float">
            <text:p>-0.333925798253325</text:p>
          </table:table-cell>
          <table:table-cell office:value-type="float" office:value="-0.325147025740375" calcext:value-type="float">
            <text:p>-0.325147025740375</text:p>
          </table:table-cell>
          <table:table-cell office:value-type="float" office:value="-0.319505690747352" calcext:value-type="float">
            <text:p>-0.319505690747352</text:p>
          </table:table-cell>
          <table:table-cell office:value-type="float" office:value="-0.302168206101375" calcext:value-type="float">
            <text:p>-0.302168206101375</text:p>
          </table:table-cell>
          <table:table-cell office:value-type="float" office:value="-0.286638647020078" calcext:value-type="float">
            <text:p>-0.286638647020078</text:p>
          </table:table-cell>
          <table:table-cell office:value-type="float" office:value="-0.291521397819301" calcext:value-type="float">
            <text:p>-0.291521397819301</text:p>
          </table:table-cell>
          <table:table-cell office:value-type="float" office:value="-0.304186858562359" calcext:value-type="float">
            <text:p>-0.304186858562359</text:p>
          </table:table-cell>
          <table:table-cell office:value-type="float" office:value="-0.310992745961988" calcext:value-type="float">
            <text:p>-0.310992745961988</text:p>
          </table:table-cell>
          <table:table-cell office:value-type="float" office:value="-0.310562836268154" calcext:value-type="float">
            <text:p>-0.310562836268154</text:p>
          </table:table-cell>
          <table:table-cell office:value-type="float" office:value="-0.301529377759208" calcext:value-type="float">
            <text:p>-0.301529377759208</text:p>
          </table:table-cell>
          <table:table-cell office:value-type="float" office:value="-0.303955279639927" calcext:value-type="float">
            <text:p>-0.303955279639927</text:p>
          </table:table-cell>
          <table:table-cell office:value-type="float" office:value="-0.304903186419523" calcext:value-type="float">
            <text:p>-0.304903186419523</text:p>
          </table:table-cell>
          <table:table-cell office:value-type="float" office:value="-0.314635709952323" calcext:value-type="float">
            <text:p>-0.314635709952323</text:p>
          </table:table-cell>
          <table:table-cell office:value-type="float" office:value="-0.31917182752354" calcext:value-type="float">
            <text:p>-0.31917182752354</text:p>
          </table:table-cell>
          <table:table-cell office:value-type="float" office:value="-0.366825378541798" calcext:value-type="float">
            <text:p>-0.366825378541798</text:p>
          </table:table-cell>
          <table:table-cell office:value-type="float" office:value="-0.385791451163364" calcext:value-type="float">
            <text:p>-0.385791451163364</text:p>
          </table:table-cell>
          <table:table-cell office:value-type="float" office:value="-0.34278994981333" calcext:value-type="float">
            <text:p>-0.34278994981333</text:p>
          </table:table-cell>
          <table:table-cell office:value-type="float" office:value="-0.326600679963849" calcext:value-type="float">
            <text:p>-0.326600679963849</text:p>
          </table:table-cell>
          <table:table-cell office:value-type="float" office:value="-0.286662506981143" calcext:value-type="float">
            <text:p>-0.286662506981143</text:p>
          </table:table-cell>
          <table:table-cell office:value-type="float" office:value="-0.284641036046169" calcext:value-type="float">
            <text:p>-0.284641036046169</text:p>
          </table:table-cell>
          <table:table-cell office:value-type="float" office:value="-0.2946519556833" calcext:value-type="float">
            <text:p>-0.2946519556833</text:p>
          </table:table-cell>
          <table:table-cell office:value-type="float" office:value="-0.296171802177757" calcext:value-type="float">
            <text:p>-0.296171802177757</text:p>
          </table:table-cell>
          <table:table-cell office:value-type="float" office:value="-0.307833256643101" calcext:value-type="float">
            <text:p>-0.307833256643101</text:p>
          </table:table-cell>
          <table:table-cell office:value-type="float" office:value="-0.320675192908122" calcext:value-type="float">
            <text:p>-0.320675192908122</text:p>
          </table:table-cell>
          <table:table-cell office:value-type="float" office:value="-0.325385497743882" calcext:value-type="float">
            <text:p>-0.325385497743882</text:p>
          </table:table-cell>
          <table:table-cell office:value-type="float" office:value="-0.353258520398858" calcext:value-type="float">
            <text:p>-0.353258520398858</text:p>
          </table:table-cell>
          <table:table-cell office:value-type="float" office:value="-0.352820973618167" calcext:value-type="float">
            <text:p>-0.352820973618167</text:p>
          </table:table-cell>
          <table:table-cell office:value-type="float" office:value="-0.352467157296075" calcext:value-type="float">
            <text:p>-0.352467157296075</text:p>
          </table:table-cell>
          <table:table-cell office:value-type="float" office:value="-0.351967821768117" calcext:value-type="float">
            <text:p>-0.351967821768117</text:p>
          </table:table-cell>
          <table:table-cell office:value-type="float" office:value="-0.352590661694097" calcext:value-type="float">
            <text:p>-0.352590661694097</text:p>
          </table:table-cell>
          <table:table-cell office:value-type="float" office:value="-0.348723403389632" calcext:value-type="float">
            <text:p>-0.348723403389632</text:p>
          </table:table-cell>
          <table:table-cell office:value-type="float" office:value="-0.358337546132746" calcext:value-type="float">
            <text:p>-0.358337546132746</text:p>
          </table:table-cell>
          <table:table-cell office:value-type="float" office:value="-0.380332780174791" calcext:value-type="float">
            <text:p>-0.380332780174791</text:p>
          </table:table-cell>
          <table:table-cell office:value-type="float" office:value="-0.380848476969463" calcext:value-type="float">
            <text:p>-0.380848476969463</text:p>
          </table:table-cell>
          <table:table-cell office:value-type="float" office:value="-0.328792504463325" calcext:value-type="float">
            <text:p>-0.328792504463325</text:p>
          </table:table-cell>
          <table:table-cell office:value-type="float" office:value="-0.342643472292838" calcext:value-type="float">
            <text:p>-0.342643472292838</text:p>
          </table:table-cell>
          <table:table-cell office:value-type="float" office:value="-0.338952129218032" calcext:value-type="float">
            <text:p>-0.338952129218032</text:p>
          </table:table-cell>
          <table:table-cell office:value-type="float" office:value="-0.334035115565158" calcext:value-type="float">
            <text:p>-0.334035115565158</text:p>
          </table:table-cell>
          <table:table-cell office:value-type="float" office:value="-0.335409780600747" calcext:value-type="float">
            <text:p>-0.335409780600747</text:p>
          </table:table-cell>
          <table:table-cell office:value-type="float" office:value="-0.33619023550523" calcext:value-type="float">
            <text:p>-0.33619023550523</text:p>
          </table:table-cell>
          <table:table-cell office:value-type="float" office:value="-0.336550938546412" calcext:value-type="float">
            <text:p>-0.336550938546412</text:p>
          </table:table-cell>
          <table:table-cell office:value-type="float" office:value="-0.341729577213508" calcext:value-type="float">
            <text:p>-0.341729577213508</text:p>
          </table:table-cell>
          <table:table-cell office:value-type="float" office:value="-0.336916906361221" calcext:value-type="float">
            <text:p>-0.336916906361221</text:p>
          </table:table-cell>
          <table:table-cell office:value-type="float" office:value="-0.334394138985152" calcext:value-type="float">
            <text:p>-0.334394138985152</text:p>
          </table:table-cell>
          <table:table-cell office:value-type="float" office:value="-0.333239585190013" calcext:value-type="float">
            <text:p>-0.333239585190013</text:p>
          </table:table-cell>
          <table:table-cell office:value-type="float" office:value="-0.340342197940232" calcext:value-type="float">
            <text:p>-0.340342197940232</text:p>
          </table:table-cell>
          <table:table-cell office:value-type="float" office:value="-0.327031591764801" calcext:value-type="float">
            <text:p>-0.327031591764801</text:p>
          </table:table-cell>
          <table:table-cell office:value-type="float" office:value="-0.331098301649517" calcext:value-type="float">
            <text:p>-0.331098301649517</text:p>
          </table:table-cell>
          <table:table-cell office:value-type="float" office:value="-0.304154888219212" calcext:value-type="float">
            <text:p>-0.304154888219212</text:p>
          </table:table-cell>
          <table:table-cell office:value-type="float" office:value="-0.297710033534926" calcext:value-type="float">
            <text:p>-0.297710033534926</text:p>
          </table:table-cell>
          <table:table-cell office:value-type="float" office:value="-0.290654423570727" calcext:value-type="float">
            <text:p>-0.290654423570727</text:p>
          </table:table-cell>
          <table:table-cell office:value-type="float" office:value="-0.295617815514776" calcext:value-type="float">
            <text:p>-0.295617815514776</text:p>
          </table:table-cell>
          <table:table-cell office:value-type="float" office:value="-0.291663690220443" calcext:value-type="float">
            <text:p>-0.291663690220443</text:p>
          </table:table-cell>
          <table:table-cell office:value-type="float" office:value="-0.30118226001309" calcext:value-type="float">
            <text:p>-0.30118226001309</text:p>
          </table:table-cell>
          <table:table-cell office:value-type="float" office:value="-0.300322692485893" calcext:value-type="float">
            <text:p>-0.300322692485893</text:p>
          </table:table-cell>
          <table:table-cell office:value-type="float" office:value="-0.312774288749091" calcext:value-type="float">
            <text:p>-0.312774288749091</text:p>
          </table:table-cell>
          <table:table-cell office:value-type="float" office:value="-0.315509849551393" calcext:value-type="float">
            <text:p>-0.315509849551393</text:p>
          </table:table-cell>
          <table:table-cell office:value-type="float" office:value="-0.325301738457028" calcext:value-type="float">
            <text:p>-0.325301738457028</text:p>
          </table:table-cell>
          <table:table-cell office:value-type="float" office:value="-0.363048341801669" calcext:value-type="float">
            <text:p>-0.363048341801669</text:p>
          </table:table-cell>
          <table:table-cell office:value-type="float" office:value="-0.34788663961345" calcext:value-type="float">
            <text:p>-0.34788663961345</text:p>
          </table:table-cell>
          <table:table-cell office:value-type="float" office:value="-0.349759965936694" calcext:value-type="float">
            <text:p>-0.349759965936694</text:p>
          </table:table-cell>
          <table:table-cell office:value-type="float" office:value="-0.331344709419892" calcext:value-type="float">
            <text:p>-0.331344709419892</text:p>
          </table:table-cell>
          <table:table-cell office:value-type="float" office:value="-0.311061154989885" calcext:value-type="float">
            <text:p>-0.311061154989885</text:p>
          </table:table-cell>
          <table:table-cell office:value-type="float" office:value="-0.303380844736138" calcext:value-type="float">
            <text:p>-0.303380844736138</text:p>
          </table:table-cell>
          <table:table-cell office:value-type="float" office:value="-0.287379105636791" calcext:value-type="float">
            <text:p>-0.287379105636791</text:p>
          </table:table-cell>
          <table:table-cell office:value-type="float" office:value="-0.278805473034881" calcext:value-type="float">
            <text:p>-0.278805473034881</text:p>
          </table:table-cell>
          <table:table-cell office:value-type="float" office:value="-0.276805839135803" calcext:value-type="float">
            <text:p>-0.276805839135803</text:p>
          </table:table-cell>
          <table:table-cell office:value-type="float" office:value="-0.283926602893535" calcext:value-type="float">
            <text:p>-0.283926602893535</text:p>
          </table:table-cell>
          <table:table-cell office:value-type="float" office:value="-0.284764625103063" calcext:value-type="float">
            <text:p>-0.284764625103063</text:p>
          </table:table-cell>
          <table:table-cell office:value-type="float" office:value="-0.28734778929055" calcext:value-type="float">
            <text:p>-0.28734778929055</text:p>
          </table:table-cell>
          <table:table-cell office:value-type="float" office:value="-0.293476363486319" calcext:value-type="float">
            <text:p>-0.293476363486319</text:p>
          </table:table-cell>
          <table:table-cell office:value-type="float" office:value="-0.304899917943476" calcext:value-type="float">
            <text:p>-0.304899917943476</text:p>
          </table:table-cell>
          <table:table-cell office:value-type="float" office:value="-0.32628820316029" calcext:value-type="float">
            <text:p>-0.32628820316029</text:p>
          </table:table-cell>
          <table:table-cell office:value-type="float" office:value="-0.327176530790224" calcext:value-type="float">
            <text:p>-0.327176530790224</text:p>
          </table:table-cell>
          <table:table-cell office:value-type="float" office:value="-0.322890739108921" calcext:value-type="float">
            <text:p>-0.322890739108921</text:p>
          </table:table-cell>
          <table:table-cell office:value-type="float" office:value="-0.319871214507276" calcext:value-type="float">
            <text:p>-0.319871214507276</text:p>
          </table:table-cell>
          <table:table-cell office:value-type="float" office:value="-0.319901960320396" calcext:value-type="float">
            <text:p>-0.319901960320396</text:p>
          </table:table-cell>
          <table:table-cell office:value-type="float" office:value="-0.321548371953538" calcext:value-type="float">
            <text:p>-0.321548371953538</text:p>
          </table:table-cell>
          <table:table-cell office:value-type="float" office:value="-0.320089154114023" calcext:value-type="float">
            <text:p>-0.320089154114023</text:p>
          </table:table-cell>
          <table:table-cell office:value-type="float" office:value="-0.318136668851224" calcext:value-type="float">
            <text:p>-0.318136668851224</text:p>
          </table:table-cell>
          <table:table-cell office:value-type="float" office:value="-0.316243569449219" calcext:value-type="float">
            <text:p>-0.316243569449219</text:p>
          </table:table-cell>
          <table:table-cell office:value-type="float" office:value="-0.312646491918957" calcext:value-type="float">
            <text:p>-0.312646491918957</text:p>
          </table:table-cell>
          <table:table-cell office:value-type="float" office:value="-0.310445275172946" calcext:value-type="float">
            <text:p>-0.310445275172946</text:p>
          </table:table-cell>
          <table:table-cell office:value-type="float" office:value="-0.309757239167975" calcext:value-type="float">
            <text:p>-0.309757239167975</text:p>
          </table:table-cell>
          <table:table-cell office:value-type="float" office:value="-0.307383112505676" calcext:value-type="float">
            <text:p>-0.307383112505676</text:p>
          </table:table-cell>
          <table:table-cell office:value-type="float" office:value="-0.305635282335326" calcext:value-type="float">
            <text:p>-0.305635282335326</text:p>
          </table:table-cell>
          <table:table-cell office:value-type="float" office:value="-0.305606730736604" calcext:value-type="float">
            <text:p>-0.305606730736604</text:p>
          </table:table-cell>
          <table:table-cell office:value-type="float" office:value="-0.307008344864959" calcext:value-type="float">
            <text:p>-0.307008344864959</text:p>
          </table:table-cell>
          <table:table-cell office:value-type="float" office:value="-0.307140883670729" calcext:value-type="float">
            <text:p>-0.307140883670729</text:p>
          </table:table-cell>
          <table:table-cell office:value-type="float" office:value="-0.305230281696217" calcext:value-type="float">
            <text:p>-0.305230281696217</text:p>
          </table:table-cell>
          <table:table-cell office:value-type="float" office:value="-0.305547289767751" calcext:value-type="float">
            <text:p>-0.305547289767751</text:p>
          </table:table-cell>
          <table:table-cell office:value-type="float" office:value="-0.305762903198716" calcext:value-type="float">
            <text:p>-0.305762903198716</text:p>
          </table:table-cell>
          <table:table-cell office:value-type="float" office:value="-0.304534003308685" calcext:value-type="float">
            <text:p>-0.304534003308685</text:p>
          </table:table-cell>
          <table:table-cell office:value-type="float" office:value="-0.307243366406632" calcext:value-type="float">
            <text:p>-0.307243366406632</text:p>
          </table:table-cell>
          <table:table-cell office:value-type="float" office:value="-0.306305261703876" calcext:value-type="float">
            <text:p>-0.306305261703876</text:p>
          </table:table-cell>
          <table:table-cell office:value-type="float" office:value="-0.307232286931123" calcext:value-type="float">
            <text:p>-0.307232286931123</text:p>
          </table:table-cell>
          <table:table-cell office:value-type="float" office:value="-0.306398105808094" calcext:value-type="float">
            <text:p>-0.306398105808094</text:p>
          </table:table-cell>
          <table:table-cell office:value-type="float" office:value="-0.305510343691618" calcext:value-type="float">
            <text:p>-0.305510343691618</text:p>
          </table:table-cell>
          <table:table-cell office:value-type="float" office:value="-0.306533104357942" calcext:value-type="float">
            <text:p>-0.306533104357942</text:p>
          </table:table-cell>
          <table:table-cell office:value-type="float" office:value="-0.305591898254086" calcext:value-type="float">
            <text:p>-0.305591898254086</text:p>
          </table:table-cell>
          <table:table-cell office:value-type="float" office:value="-0.306498219170607" calcext:value-type="float">
            <text:p>-0.306498219170607</text:p>
          </table:table-cell>
          <table:table-cell office:value-type="float" office:value="-0.306961577931461" calcext:value-type="float">
            <text:p>-0.306961577931461</text:p>
          </table:table-cell>
          <table:table-cell office:value-type="float" office:value="-0.305180102160305" calcext:value-type="float">
            <text:p>-0.305180102160305</text:p>
          </table:table-cell>
          <table:table-cell office:value-type="float" office:value="-0.306457026808939" calcext:value-type="float">
            <text:p>-0.306457026808939</text:p>
          </table:table-cell>
          <table:table-cell office:value-type="float" office:value="-0.30668136363818" calcext:value-type="float">
            <text:p>-0.30668136363818</text:p>
          </table:table-cell>
          <table:table-cell office:value-type="float" office:value="-0.306530170270904" calcext:value-type="float">
            <text:p>-0.306530170270904</text:p>
          </table:table-cell>
          <table:table-cell office:value-type="float" office:value="-0.305776042581344" calcext:value-type="float">
            <text:p>-0.305776042581344</text:p>
          </table:table-cell>
          <table:table-cell office:value-type="float" office:value="-0.306178497121548" calcext:value-type="float">
            <text:p>-0.306178497121548</text:p>
          </table:table-cell>
          <table:table-cell office:value-type="float" office:value="-0.30658816099683" calcext:value-type="float">
            <text:p>-0.30658816099683</text:p>
          </table:table-cell>
          <table:table-cell office:value-type="float" office:value="-0.305805667081116" calcext:value-type="float">
            <text:p>-0.305805667081116</text:p>
          </table:table-cell>
          <table:table-cell office:value-type="float" office:value="-0.306515941523598" calcext:value-type="float">
            <text:p>-0.306515941523598</text:p>
          </table:table-cell>
          <table:table-cell office:value-type="float" office:value="-0.305584826310654" calcext:value-type="float">
            <text:p>-0.305584826310654</text:p>
          </table:table-cell>
          <table:table-cell office:value-type="float" office:value="-0.306717262350243" calcext:value-type="float">
            <text:p>-0.306717262350243</text:p>
          </table:table-cell>
          <table:table-cell office:value-type="float" office:value="-0.306403558217777" calcext:value-type="float">
            <text:p>-0.306403558217777</text:p>
          </table:table-cell>
          <table:table-cell office:value-type="float" office:value="-0.306262988911131" calcext:value-type="float">
            <text:p>-0.306262988911131</text:p>
          </table:table-cell>
          <table:table-cell office:value-type="float" office:value="-0.305519945992355" calcext:value-type="float">
            <text:p>-0.305519945992355</text:p>
          </table:table-cell>
          <table:table-cell office:value-type="float" office:value="-0.306509176243382" calcext:value-type="float">
            <text:p>-0.306509176243382</text:p>
          </table:table-cell>
          <table:table-cell office:value-type="float" office:value="-0.305543521651384" calcext:value-type="float">
            <text:p>-0.305543521651384</text:p>
          </table:table-cell>
          <table:table-cell office:value-type="float" office:value="-0.306762732043227" calcext:value-type="float">
            <text:p>-0.306762732043227</text:p>
          </table:table-cell>
          <table:table-cell office:value-type="float" office:value="-0.30698529111585" calcext:value-type="float">
            <text:p>-0.30698529111585</text:p>
          </table:table-cell>
          <table:table-cell office:value-type="float" office:value="-0.306884263725135" calcext:value-type="float">
            <text:p>-0.306884263725135</text:p>
          </table:table-cell>
          <table:table-cell office:value-type="float" office:value="-0.306943761490528" calcext:value-type="float">
            <text:p>-0.306943761490528</text:p>
          </table:table-cell>
          <table:table-cell office:value-type="float" office:value="-0.307073801456922" calcext:value-type="float">
            <text:p>-0.307073801456922</text:p>
          </table:table-cell>
          <table:table-cell office:value-type="float" office:value="-0.305532757909959" calcext:value-type="float">
            <text:p>-0.305532757909959</text:p>
          </table:table-cell>
          <table:table-cell office:value-type="float" office:value="-0.30700818001101" calcext:value-type="float">
            <text:p>-0.30700818001101</text:p>
          </table:table-cell>
          <table:table-cell office:value-type="float" office:value="-0.306326419900281" calcext:value-type="float">
            <text:p>-0.306326419900281</text:p>
          </table:table-cell>
          <table:table-cell office:value-type="float" office:value="-0.307002757118001" calcext:value-type="float">
            <text:p>-0.307002757118001</text:p>
          </table:table-cell>
          <table:table-cell office:value-type="float" office:value="-0.306417421588659" calcext:value-type="float">
            <text:p>-0.306417421588659</text:p>
          </table:table-cell>
          <table:table-cell office:value-type="float" office:value="-0.304827049775578" calcext:value-type="float">
            <text:p>-0.304827049775578</text:p>
          </table:table-cell>
          <table:table-cell office:value-type="float" office:value="-0.30671685851521" calcext:value-type="float">
            <text:p>-0.30671685851521</text:p>
          </table:table-cell>
          <table:table-cell office:value-type="float" office:value="-0.305110148300264" calcext:value-type="float">
            <text:p>-0.305110148300264</text:p>
          </table:table-cell>
          <table:table-cell office:value-type="float" office:value="-0.30641235079134" calcext:value-type="float">
            <text:p>-0.30641235079134</text:p>
          </table:table-cell>
          <table:table-cell office:value-type="float" office:value="-0.306254298376665" calcext:value-type="float">
            <text:p>-0.306254298376665</text:p>
          </table:table-cell>
          <table:table-cell office:value-type="float" office:value="-0.305338173013009" calcext:value-type="float">
            <text:p>-0.305338173013009</text:p>
          </table:table-cell>
          <table:table-cell office:value-type="float" office:value="-0.30588302172605" calcext:value-type="float">
            <text:p>-0.30588302172605</text:p>
          </table:table-cell>
          <table:table-cell office:value-type="float" office:value="-0.305950391845465" calcext:value-type="float">
            <text:p>-0.305950391845465</text:p>
          </table:table-cell>
          <table:table-cell office:value-type="float" office:value="-0.306756747961141" calcext:value-type="float">
            <text:p>-0.306756747961141</text:p>
          </table:table-cell>
          <table:table-cell office:value-type="float" office:value="-0.30659704617581" calcext:value-type="float">
            <text:p>-0.30659704617581</text:p>
          </table:table-cell>
          <table:table-cell office:value-type="float" office:value="-0.30683891669807" calcext:value-type="float">
            <text:p>-0.30683891669807</text:p>
          </table:table-cell>
          <table:table-cell office:value-type="float" office:value="-0.305513739820442" calcext:value-type="float">
            <text:p>-0.305513739820442</text:p>
          </table:table-cell>
          <table:table-cell office:value-type="float" office:value="-0.306866488669253" calcext:value-type="float">
            <text:p>-0.306866488669253</text:p>
          </table:table-cell>
          <table:table-cell office:value-type="float" office:value="-0.306465324039008" calcext:value-type="float">
            <text:p>-0.306465324039008</text:p>
          </table:table-cell>
          <table:table-cell office:value-type="float" office:value="-0.306406383652377" calcext:value-type="float">
            <text:p>-0.306406383652377</text:p>
          </table:table-cell>
          <table:table-cell office:value-type="float" office:value="-0.305479456044634" calcext:value-type="float">
            <text:p>-0.305479456044634</text:p>
          </table:table-cell>
          <table:table-cell office:value-type="float" office:value="-0.307349489346478" calcext:value-type="float">
            <text:p>-0.307349489346478</text:p>
          </table:table-cell>
          <table:table-cell office:value-type="float" office:value="-0.306368382210138" calcext:value-type="float">
            <text:p>-0.306368382210138</text:p>
          </table:table-cell>
          <table:table-cell office:value-type="float" office:value="-0.306203814862851" calcext:value-type="float">
            <text:p>-0.306203814862851</text:p>
          </table:table-cell>
          <table:table-cell office:value-type="float" office:value="-0.307423837251448" calcext:value-type="float">
            <text:p>-0.307423837251448</text:p>
          </table:table-cell>
          <table:table-cell office:value-type="float" office:value="-0.306141025536445" calcext:value-type="float">
            <text:p>-0.306141025536445</text:p>
          </table:table-cell>
          <table:table-cell office:value-type="float" office:value="-0.306442711495355" calcext:value-type="float">
            <text:p>-0.306442711495355</text:p>
          </table:table-cell>
          <table:table-cell office:value-type="float" office:value="-0.306181852214375" calcext:value-type="float">
            <text:p>-0.306181852214375</text:p>
          </table:table-cell>
          <table:table-cell office:value-type="float" office:value="-0.305494505763323" calcext:value-type="float">
            <text:p>-0.305494505763323</text:p>
          </table:table-cell>
          <table:table-cell office:value-type="float" office:value="-0.305753557011158" calcext:value-type="float">
            <text:p>-0.305753557011158</text:p>
          </table:table-cell>
          <table:table-cell office:value-type="float" office:value="-0.306783465479057" calcext:value-type="float">
            <text:p>-0.306783465479057</text:p>
          </table:table-cell>
          <table:table-cell office:value-type="float" office:value="-0.306096020736947" calcext:value-type="float">
            <text:p>-0.306096020736947</text:p>
          </table:table-cell>
          <table:table-cell office:value-type="float" office:value="-0.306370985286123" calcext:value-type="float">
            <text:p>-0.306370985286123</text:p>
          </table:table-cell>
          <table:table-cell office:value-type="float" office:value="-0.306230249121256" calcext:value-type="float">
            <text:p>-0.306230249121256</text:p>
          </table:table-cell>
          <table:table-cell office:value-type="float" office:value="-0.306229374660703" calcext:value-type="float">
            <text:p>-0.306229374660703</text:p>
          </table:table-cell>
          <table:table-cell office:value-type="float" office:value="-0.306748110635268" calcext:value-type="float">
            <text:p>-0.306748110635268</text:p>
          </table:table-cell>
          <table:table-cell office:value-type="float" office:value="-0.3069052150636" calcext:value-type="float">
            <text:p>-0.3069052150636</text:p>
          </table:table-cell>
          <table:table-cell office:value-type="float" office:value="-0.306755768178565" calcext:value-type="float">
            <text:p>-0.306755768178565</text:p>
          </table:table-cell>
          <table:table-cell office:value-type="float" office:value="-0.306844580602618" calcext:value-type="float">
            <text:p>-0.306844580602618</text:p>
          </table:table-cell>
          <table:table-cell office:value-type="float" office:value="-0.306323194656114" calcext:value-type="float">
            <text:p>-0.306323194656114</text:p>
          </table:table-cell>
          <table:table-cell office:value-type="float" office:value="-0.306715311881261" calcext:value-type="float">
            <text:p>-0.306715311881261</text:p>
          </table:table-cell>
          <table:table-cell office:value-type="float" office:value="-0.305887860432009" calcext:value-type="float">
            <text:p>-0.305887860432009</text:p>
          </table:table-cell>
          <table:table-cell office:value-type="float" office:value="-0.306549654292483" calcext:value-type="float">
            <text:p>-0.306549654292483</text:p>
          </table:table-cell>
          <table:table-cell office:value-type="float" office:value="-0.306854111497089" calcext:value-type="float">
            <text:p>-0.306854111497089</text:p>
          </table:table-cell>
          <table:table-cell office:value-type="float" office:value="-0.306679608087697" calcext:value-type="float">
            <text:p>-0.306679608087697</text:p>
          </table:table-cell>
          <table:table-cell office:value-type="float" office:value="-0.307317802282693" calcext:value-type="float">
            <text:p>-0.307317802282693</text:p>
          </table:table-cell>
          <table:table-cell office:value-type="float" office:value="-0.306861841369395" calcext:value-type="float">
            <text:p>-0.306861841369395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66597126220014" calcext:value-type="float">
            <text:p>-2.66597126220014E-05</text:p>
          </table:table-cell>
          <table:table-cell office:value-type="float" office:value="0.00000455087298584234" calcext:value-type="float">
            <text:p>4.55087298584234E-06</text:p>
          </table:table-cell>
          <table:table-cell office:value-type="float" office:value="0.0000159095510762763" calcext:value-type="float">
            <text:p>1.59095510762763E-05</text:p>
          </table:table-cell>
          <table:table-cell office:value-type="float" office:value="-0.0000219482022241757" calcext:value-type="float">
            <text:p>-2.19482022241757E-05</text:p>
          </table:table-cell>
          <table:table-cell office:value-type="float" office:value="0.00000728621472639857" calcext:value-type="float">
            <text:p>7.28621472639857E-06</text:p>
          </table:table-cell>
          <table:table-cell office:value-type="float" office:value="-0.00000935168244425855" calcext:value-type="float">
            <text:p>-9.35168244425855E-06</text:p>
          </table:table-cell>
          <table:table-cell office:value-type="float" office:value="0.000042670877728912" calcext:value-type="float">
            <text:p>4.2670877728912E-05</text:p>
          </table:table-cell>
          <table:table-cell office:value-type="float" office:value="-0.0000286826975340326" calcext:value-type="float">
            <text:p>-2.86826975340326E-05</text:p>
          </table:table-cell>
          <table:table-cell office:value-type="float" office:value="0.0000182405113358097" calcext:value-type="float">
            <text:p>1.82405113358097E-05</text:p>
          </table:table-cell>
          <table:table-cell office:value-type="float" office:value="-0.0000200320285894673" calcext:value-type="float">
            <text:p>-2.00320285894673E-05</text:p>
          </table:table-cell>
          <table:table-cell office:value-type="float" office:value="0.0000146855595714035" calcext:value-type="float">
            <text:p>1.46855595714035E-05</text:p>
          </table:table-cell>
          <table:table-cell office:value-type="float" office:value="-0.0000287393629024302" calcext:value-type="float">
            <text:p>-2.87393629024302E-05</text:p>
          </table:table-cell>
          <table:table-cell office:value-type="float" office:value="0.000058446314552929" calcext:value-type="float">
            <text:p>5.8446314552929E-05</text:p>
          </table:table-cell>
          <table:table-cell office:value-type="float" office:value="-0.0000342033910159523" calcext:value-type="float">
            <text:p>-3.42033910159523E-05</text:p>
          </table:table-cell>
          <table:table-cell office:value-type="float" office:value="0.0000188447797423996" calcext:value-type="float">
            <text:p>1.88447797423996E-05</text:p>
          </table:table-cell>
          <table:table-cell office:value-type="float" office:value="-0.00000675334696287333" calcext:value-type="float">
            <text:p>-6.75334696287333E-06</text:p>
          </table:table-cell>
          <table:table-cell office:value-type="float" office:value="0.0000160997351982273" calcext:value-type="float">
            <text:p>1.60997351982273E-05</text:p>
          </table:table-cell>
          <table:table-cell office:value-type="float" office:value="-0.00000675921505660648" calcext:value-type="float">
            <text:p>-6.75921505660648E-06</text:p>
          </table:table-cell>
          <table:table-cell office:value-type="float" office:value="-0.0000175158280873999" calcext:value-type="float">
            <text:p>-1.75158280873999E-05</text:p>
          </table:table-cell>
          <table:table-cell office:value-type="float" office:value="0.0000352978145141125" calcext:value-type="float">
            <text:p>3.52978145141125E-05</text:p>
          </table:table-cell>
          <table:table-cell office:value-type="float" office:value="-0.0000276066488311133" calcext:value-type="float">
            <text:p>-2.76066488311133E-05</text:p>
          </table:table-cell>
          <table:table-cell office:value-type="float" office:value="-0.0000145712374278184" calcext:value-type="float">
            <text:p>-1.45712374278184E-05</text:p>
          </table:table-cell>
          <table:table-cell office:value-type="float" office:value="0.000041801817146192" calcext:value-type="float">
            <text:p>4.1801817146192E-05</text:p>
          </table:table-cell>
          <table:table-cell office:value-type="float" office:value="-0.0000235820602494941" calcext:value-type="float">
            <text:p>-2.35820602494941E-05</text:p>
          </table:table-cell>
          <table:table-cell office:value-type="float" office:value="-0.0000274121717344089" calcext:value-type="float">
            <text:p>-2.74121717344089E-05</text:p>
          </table:table-cell>
          <table:table-cell office:value-type="float" office:value="0.0000203040935313759" calcext:value-type="float">
            <text:p>2.03040935313759E-05</text:p>
          </table:table-cell>
          <table:table-cell office:value-type="float" office:value="-0.0000245808499501066" calcext:value-type="float">
            <text:p>-2.45808499501066E-05</text:p>
          </table:table-cell>
          <table:table-cell office:value-type="float" office:value="0.000014921184826211" calcext:value-type="float">
            <text:p>1.4921184826211E-05</text:p>
          </table:table-cell>
          <table:table-cell office:value-type="float" office:value="0.00000105758948759638" calcext:value-type="float">
            <text:p>1.05758948759638E-06</text:p>
          </table:table-cell>
          <table:table-cell office:value-type="float" office:value="0.0000149744198099655" calcext:value-type="float">
            <text:p>1.49744198099655E-05</text:p>
          </table:table-cell>
          <table:table-cell office:value-type="float" office:value="0.00000914108103045042" calcext:value-type="float">
            <text:p>9.14108103045042E-06</text:p>
          </table:table-cell>
          <table:table-cell office:value-type="float" office:value="-0.0000311620464196749" calcext:value-type="float">
            <text:p>-3.11620464196749E-05</text:p>
          </table:table-cell>
          <table:table-cell office:value-type="float" office:value="0.0000192219597111576" calcext:value-type="float">
            <text:p>1.92219597111576E-05</text:p>
          </table:table-cell>
          <table:table-cell office:value-type="float" office:value="0.0000250027390890084" calcext:value-type="float">
            <text:p>2.50027390890084E-05</text:p>
          </table:table-cell>
          <table:table-cell office:value-type="float" office:value="-0.0000463176898090611" calcext:value-type="float">
            <text:p>-4.63176898090611E-05</text:p>
          </table:table-cell>
          <table:table-cell office:value-type="float" office:value="0.00000651270982215957" calcext:value-type="float">
            <text:p>6.51270982215957E-06</text:p>
          </table:table-cell>
          <table:table-cell office:value-type="float" office:value="0.0000401933500232543" calcext:value-type="float">
            <text:p>4.01933500232543E-05</text:p>
          </table:table-cell>
          <table:table-cell office:value-type="float" office:value="-0.0000325156638652513" calcext:value-type="float">
            <text:p>-3.25156638652513E-05</text:p>
          </table:table-cell>
          <table:table-cell office:value-type="float" office:value="0.00000825755245631443" calcext:value-type="float">
            <text:p>8.25755245631443E-06</text:p>
          </table:table-cell>
          <table:table-cell office:value-type="float" office:value="0.0000085747355708099" calcext:value-type="float">
            <text:p>8.5747355708099E-06</text:p>
          </table:table-cell>
          <table:table-cell office:value-type="float" office:value="0.00000017611069991208" calcext:value-type="float">
            <text:p>1.7611069991208E-07</text:p>
          </table:table-cell>
          <table:table-cell office:value-type="float" office:value="-0.00000917103751818527" calcext:value-type="float">
            <text:p>-9.17103751818527E-06</text:p>
          </table:table-cell>
          <table:table-cell office:value-type="float" office:value="-0.0000121375747197949" calcext:value-type="float">
            <text:p>-1.21375747197949E-05</text:p>
          </table:table-cell>
          <table:table-cell office:value-type="float" office:value="-0.0000103238501482639" calcext:value-type="float">
            <text:p>-1.03238501482639E-05</text:p>
          </table:table-cell>
          <table:table-cell office:value-type="float" office:value="0.0000123613698026492" calcext:value-type="float">
            <text:p>1.23613698026492E-05</text:p>
          </table:table-cell>
          <table:table-cell office:value-type="float" office:value="0.0000165500554945575" calcext:value-type="float">
            <text:p>1.65500554945575E-05</text:p>
          </table:table-cell>
          <table:table-cell office:value-type="float" office:value="-0.000011952981785246" calcext:value-type="float">
            <text:p>-1.1952981785246E-05</text:p>
          </table:table-cell>
          <table:table-cell office:value-type="float" office:value="0.00000950721891268547" calcext:value-type="float">
            <text:p>9.50721891268547E-06</text:p>
          </table:table-cell>
          <table:table-cell office:value-type="float" office:value="-0.00001341866160115" calcext:value-type="float">
            <text:p>-1.341866160115E-05</text:p>
          </table:table-cell>
          <table:table-cell office:value-type="float" office:value="0.0000144322953964382" calcext:value-type="float">
            <text:p>1.44322953964382E-05</text:p>
          </table:table-cell>
          <table:table-cell office:value-type="float" office:value="0.000031547426282863" calcext:value-type="float">
            <text:p>3.1547426282863E-05</text:p>
          </table:table-cell>
          <table:table-cell office:value-type="float" office:value="-0.0000510644131068716" calcext:value-type="float">
            <text:p>-5.10644131068716E-05</text:p>
          </table:table-cell>
          <table:table-cell office:value-type="float" office:value="-0.00000344682417813269" calcext:value-type="float">
            <text:p>-3.44682417813269E-06</text:p>
          </table:table-cell>
          <table:table-cell office:value-type="float" office:value="-0.0000117482941296432" calcext:value-type="float">
            <text:p>-1.17482941296432E-05</text:p>
          </table:table-cell>
          <table:table-cell office:value-type="float" office:value="0.0000529789826178018" calcext:value-type="float">
            <text:p>5.29789826178018E-05</text:p>
          </table:table-cell>
          <table:table-cell office:value-type="float" office:value="-0.0000298231412692584" calcext:value-type="float">
            <text:p>-2.98231412692584E-05</text:p>
          </table:table-cell>
          <table:table-cell office:value-type="float" office:value="-0.0000107328744501922" calcext:value-type="float">
            <text:p>-1.07328744501922E-05</text:p>
          </table:table-cell>
          <table:table-cell office:value-type="float" office:value="0.0000360041373379527" calcext:value-type="float">
            <text:p>3.60041373379527E-05</text:p>
          </table:table-cell>
          <table:table-cell office:value-type="float" office:value="0.0000411625028248763" calcext:value-type="float">
            <text:p>4.11625028248763E-05</text:p>
          </table:table-cell>
          <table:table-cell office:value-type="float" office:value="-0.0000364807675671264" calcext:value-type="float">
            <text:p>-3.64807675671264E-05</text:p>
          </table:table-cell>
          <table:table-cell office:value-type="float" office:value="-0.00000893017849917799" calcext:value-type="float">
            <text:p>-8.93017849917799E-06</text:p>
          </table:table-cell>
          <table:table-cell office:value-type="float" office:value="-0.000248376058025412" calcext:value-type="float">
            <text:p>-0.000248376058025</text:p>
          </table:table-cell>
          <table:table-cell office:value-type="float" office:value="-0.0000655271241717936" calcext:value-type="float">
            <text:p>-6.55271241717936E-05</text:p>
          </table:table-cell>
          <table:table-cell office:value-type="float" office:value="-0.000250655359200269" calcext:value-type="float">
            <text:p>-0.0002506553592</text:p>
          </table:table-cell>
          <table:table-cell office:value-type="float" office:value="-0.000911869575115742" calcext:value-type="float">
            <text:p>-0.000911869575116</text:p>
          </table:table-cell>
          <table:table-cell office:value-type="float" office:value="-0.000679972953093133" calcext:value-type="float">
            <text:p>-0.000679972953093</text:p>
          </table:table-cell>
          <table:table-cell office:value-type="float" office:value="-0.000467412348347684" calcext:value-type="float">
            <text:p>-0.000467412348348</text:p>
          </table:table-cell>
          <table:table-cell office:value-type="float" office:value="-0.000481105555392491" calcext:value-type="float">
            <text:p>-0.000481105555392</text:p>
          </table:table-cell>
          <table:table-cell office:value-type="float" office:value="-0.000156443945406815" calcext:value-type="float">
            <text:p>-0.000156443945407</text:p>
          </table:table-cell>
          <table:table-cell office:value-type="float" office:value="-0.000498708071701715" calcext:value-type="float">
            <text:p>-0.000498708071702</text:p>
          </table:table-cell>
          <table:table-cell office:value-type="float" office:value="-0.000824340801726942" calcext:value-type="float">
            <text:p>-0.000824340801727</text:p>
          </table:table-cell>
          <table:table-cell office:value-type="float" office:value="0.000298080029105752" calcext:value-type="float">
            <text:p>0.000298080029106</text:p>
          </table:table-cell>
          <table:table-cell office:value-type="float" office:value="0.00673024093973207" calcext:value-type="float">
            <text:p>0.006730240939732</text:p>
          </table:table-cell>
          <table:table-cell office:value-type="float" office:value="0.0120606023291683" calcext:value-type="float">
            <text:p>0.012060602329168</text:p>
          </table:table-cell>
          <table:table-cell office:value-type="float" office:value="0.00414288218353875" calcext:value-type="float">
            <text:p>0.004142882183539</text:p>
          </table:table-cell>
          <table:table-cell office:value-type="float" office:value="-0.00162200403054558" calcext:value-type="float">
            <text:p>-0.001622004030546</text:p>
          </table:table-cell>
          <table:table-cell office:value-type="float" office:value="0.0120265677833851" calcext:value-type="float">
            <text:p>0.012026567783385</text:p>
          </table:table-cell>
          <table:table-cell office:value-type="float" office:value="0.00419882299050101" calcext:value-type="float">
            <text:p>0.004198822990501</text:p>
          </table:table-cell>
          <table:table-cell office:value-type="float" office:value="0.00539387501637034" calcext:value-type="float">
            <text:p>0.00539387501637</text:p>
          </table:table-cell>
          <table:table-cell office:value-type="float" office:value="-0.000771840111183975" calcext:value-type="float">
            <text:p>-0.000771840111184</text:p>
          </table:table-cell>
          <table:table-cell office:value-type="float" office:value="-0.00146065413808388" calcext:value-type="float">
            <text:p>-0.001460654138084</text:p>
          </table:table-cell>
          <table:table-cell office:value-type="float" office:value="0.0015474322217307" calcext:value-type="float">
            <text:p>0.001547432221731</text:p>
          </table:table-cell>
          <table:table-cell office:value-type="float" office:value="0.00131359402513376" calcext:value-type="float">
            <text:p>0.001313594025134</text:p>
          </table:table-cell>
          <table:table-cell office:value-type="float" office:value="-0.000512568512759437" calcext:value-type="float">
            <text:p>-0.000512568512759</text:p>
          </table:table-cell>
          <table:table-cell office:value-type="float" office:value="-0.000887346031892167" calcext:value-type="float">
            <text:p>-0.000887346031892</text:p>
          </table:table-cell>
          <table:table-cell office:value-type="float" office:value="-0.00799831755548941" calcext:value-type="float">
            <text:p>-0.007998317555489</text:p>
          </table:table-cell>
          <table:table-cell office:value-type="float" office:value="-0.00995291308615093" calcext:value-type="float">
            <text:p>-0.009952913086151</text:p>
          </table:table-cell>
          <table:table-cell office:value-type="float" office:value="-0.0080470292518543" calcext:value-type="float">
            <text:p>-0.008047029251854</text:p>
          </table:table-cell>
          <table:table-cell office:value-type="float" office:value="-0.00349604996574399" calcext:value-type="float">
            <text:p>-0.003496049965744</text:p>
          </table:table-cell>
          <table:table-cell office:value-type="float" office:value="-0.0041592104257962" calcext:value-type="float">
            <text:p>-0.004159210425796</text:p>
          </table:table-cell>
          <table:table-cell office:value-type="float" office:value="-0.00338008772629411" calcext:value-type="float">
            <text:p>-0.003380087726294</text:p>
          </table:table-cell>
          <table:table-cell office:value-type="float" office:value="-0.00181640048901527" calcext:value-type="float">
            <text:p>-0.001816400489015</text:p>
          </table:table-cell>
          <table:table-cell office:value-type="float" office:value="-0.00150422915839415" calcext:value-type="float">
            <text:p>-0.001504229158394</text:p>
          </table:table-cell>
          <table:table-cell office:value-type="float" office:value="-0.00037599175826647" calcext:value-type="float">
            <text:p>-0.000375991758266</text:p>
          </table:table-cell>
          <table:table-cell office:value-type="float" office:value="-0.000940899523275196" calcext:value-type="float">
            <text:p>-0.000940899523275</text:p>
          </table:table-cell>
          <table:table-cell office:value-type="float" office:value="-0.00260711340801612" calcext:value-type="float">
            <text:p>-0.002607113408016</text:p>
          </table:table-cell>
          <table:table-cell office:value-type="float" office:value="0.00177735875617413" calcext:value-type="float">
            <text:p>0.001777358756174</text:p>
          </table:table-cell>
          <table:table-cell office:value-type="float" office:value="0.0324423576909348" calcext:value-type="float">
            <text:p>0.032442357690935</text:p>
          </table:table-cell>
          <table:table-cell office:value-type="float" office:value="0.0040287197369408" calcext:value-type="float">
            <text:p>0.004028719736941</text:p>
          </table:table-cell>
          <table:table-cell office:value-type="float" office:value="-0.000896529099697563" calcext:value-type="float">
            <text:p>-0.000896529099698</text:p>
          </table:table-cell>
          <table:table-cell office:value-type="float" office:value="0.00261222166467878" calcext:value-type="float">
            <text:p>0.002612221664679</text:p>
          </table:table-cell>
          <table:table-cell office:value-type="float" office:value="0.00224204922886284" calcext:value-type="float">
            <text:p>0.002242049228863</text:p>
          </table:table-cell>
          <table:table-cell office:value-type="float" office:value="-0.00101174019423311" calcext:value-type="float">
            <text:p>-0.001011740194233</text:p>
          </table:table-cell>
          <table:table-cell office:value-type="float" office:value="-0.00220235774824007" calcext:value-type="float">
            <text:p>-0.00220235774824</text:p>
          </table:table-cell>
          <table:table-cell office:value-type="float" office:value="-0.00174586391631609" calcext:value-type="float">
            <text:p>-0.001745863916316</text:p>
          </table:table-cell>
          <table:table-cell office:value-type="float" office:value="-0.000743150349878985" calcext:value-type="float">
            <text:p>-0.000743150349879</text:p>
          </table:table-cell>
          <table:table-cell office:value-type="float" office:value="0.00196128869623446" calcext:value-type="float">
            <text:p>0.001961288696234</text:p>
          </table:table-cell>
          <table:table-cell office:value-type="float" office:value="0.00116651463205758" calcext:value-type="float">
            <text:p>0.001166514632058</text:p>
          </table:table-cell>
          <table:table-cell office:value-type="float" office:value="0.00119388006650406" calcext:value-type="float">
            <text:p>0.001193880066504</text:p>
          </table:table-cell>
          <table:table-cell office:value-type="float" office:value="0.000249341152106897" calcext:value-type="float">
            <text:p>0.000249341152107</text:p>
          </table:table-cell>
          <table:table-cell office:value-type="float" office:value="-0.00570431026941659" calcext:value-type="float">
            <text:p>-0.005704310269417</text:p>
          </table:table-cell>
          <table:table-cell office:value-type="float" office:value="-0.0051032863535867" calcext:value-type="float">
            <text:p>-0.005103286353587</text:p>
          </table:table-cell>
          <table:table-cell office:value-type="float" office:value="-0.0125634583730342" calcext:value-type="float">
            <text:p>-0.012563458373034</text:p>
          </table:table-cell>
          <table:table-cell office:value-type="float" office:value="-0.0042897012013301" calcext:value-type="float">
            <text:p>-0.00428970120133</text:p>
          </table:table-cell>
          <table:table-cell office:value-type="float" office:value="-0.00596784205672968" calcext:value-type="float">
            <text:p>-0.00596784205673</text:p>
          </table:table-cell>
          <table:table-cell office:value-type="float" office:value="-0.000527547392740801" calcext:value-type="float">
            <text:p>-0.000527547392741</text:p>
          </table:table-cell>
          <table:table-cell office:value-type="float" office:value="0.000430786202181566" calcext:value-type="float">
            <text:p>0.000430786202182</text:p>
          </table:table-cell>
          <table:table-cell office:value-type="float" office:value="0.00104611872140475" calcext:value-type="float">
            <text:p>0.001046118721405</text:p>
          </table:table-cell>
          <table:table-cell office:value-type="float" office:value="0.00114415623802666" calcext:value-type="float">
            <text:p>0.001144156238027</text:p>
          </table:table-cell>
          <table:table-cell office:value-type="float" office:value="0.00221022252693659" calcext:value-type="float">
            <text:p>0.002210222526937</text:p>
          </table:table-cell>
          <table:table-cell office:value-type="float" office:value="0.00195173631246082" calcext:value-type="float">
            <text:p>0.001951736312461</text:p>
          </table:table-cell>
          <table:table-cell office:value-type="float" office:value="0.0103327923724476" calcext:value-type="float">
            <text:p>0.010332792372448</text:p>
          </table:table-cell>
          <table:table-cell office:value-type="float" office:value="0.0109340583758885" calcext:value-type="float">
            <text:p>0.010934058375889</text:p>
          </table:table-cell>
          <table:table-cell office:value-type="float" office:value="0.00369568356834743" calcext:value-type="float">
            <text:p>0.003695683568347</text:p>
          </table:table-cell>
          <table:table-cell office:value-type="float" office:value="0.0037125321986457" calcext:value-type="float">
            <text:p>0.003712532198646</text:p>
          </table:table-cell>
          <table:table-cell office:value-type="float" office:value="0.00152078525793964" calcext:value-type="float">
            <text:p>0.00152078525794</text:p>
          </table:table-cell>
          <table:table-cell office:value-type="float" office:value="0.000171426724173529" calcext:value-type="float">
            <text:p>0.000171426724174</text:p>
          </table:table-cell>
          <table:table-cell office:value-type="float" office:value="-0.000945696973904009" calcext:value-type="float">
            <text:p>-0.000945696973904</text:p>
          </table:table-cell>
          <table:table-cell office:value-type="float" office:value="0.00342470918796112" calcext:value-type="float">
            <text:p>0.003424709187961</text:p>
          </table:table-cell>
          <table:table-cell office:value-type="float" office:value="-0.0000623261194538371" calcext:value-type="float">
            <text:p>-6.23261194538371E-05</text:p>
          </table:table-cell>
          <table:table-cell office:value-type="float" office:value="-0.000316175331457336" calcext:value-type="float">
            <text:p>-0.000316175331457</text:p>
          </table:table-cell>
          <table:table-cell office:value-type="float" office:value="-0.00422026058449238" calcext:value-type="float">
            <text:p>-0.004220260584492</text:p>
          </table:table-cell>
          <table:table-cell office:value-type="float" office:value="-0.00579082667403319" calcext:value-type="float">
            <text:p>-0.005790826674033</text:p>
          </table:table-cell>
          <table:table-cell office:value-type="float" office:value="-0.00415316027935081" calcext:value-type="float">
            <text:p>-0.004153160279351</text:p>
          </table:table-cell>
          <table:table-cell office:value-type="float" office:value="-0.00381426527013645" calcext:value-type="float">
            <text:p>-0.003814265270136</text:p>
          </table:table-cell>
          <table:table-cell office:value-type="float" office:value="-0.00204342113735601" calcext:value-type="float">
            <text:p>-0.002043421137356</text:p>
          </table:table-cell>
          <table:table-cell office:value-type="float" office:value="-0.00365969806287314" calcext:value-type="float">
            <text:p>-0.003659698062873</text:p>
          </table:table-cell>
          <table:table-cell office:value-type="float" office:value="-0.00318873097806149" calcext:value-type="float">
            <text:p>-0.003188730978061</text:p>
          </table:table-cell>
          <table:table-cell office:value-type="float" office:value="-0.0016404159482582" calcext:value-type="float">
            <text:p>-0.001640415948258</text:p>
          </table:table-cell>
          <table:table-cell office:value-type="float" office:value="-0.00154125204883532" calcext:value-type="float">
            <text:p>-0.001541252048835</text:p>
          </table:table-cell>
          <table:table-cell office:value-type="float" office:value="-0.00351405256203785" calcext:value-type="float">
            <text:p>-0.003514052562038</text:p>
          </table:table-cell>
          <table:table-cell office:value-type="float" office:value="-0.00126150832478894" calcext:value-type="float">
            <text:p>-0.001261508324789</text:p>
          </table:table-cell>
          <table:table-cell office:value-type="float" office:value="-0.000578544791035973" calcext:value-type="float">
            <text:p>-0.000578544791036</text:p>
          </table:table-cell>
          <table:table-cell office:value-type="float" office:value="-0.00190356455744545" calcext:value-type="float">
            <text:p>-0.001903564557445</text:p>
          </table:table-cell>
          <table:table-cell office:value-type="float" office:value="-0.00361900155014283" calcext:value-type="float">
            <text:p>-0.003619001550143</text:p>
          </table:table-cell>
          <table:table-cell office:value-type="float" office:value="-0.00284936264696395" calcext:value-type="float">
            <text:p>-0.002849362646964</text:p>
          </table:table-cell>
          <table:table-cell office:value-type="float" office:value="0.0362878228795631" calcext:value-type="float">
            <text:p>0.036287822879563</text:p>
          </table:table-cell>
          <table:table-cell office:value-type="float" office:value="0.00311878750581324" calcext:value-type="float">
            <text:p>0.003118787505813</text:p>
          </table:table-cell>
          <table:table-cell office:value-type="float" office:value="-0.00265758263734617" calcext:value-type="float">
            <text:p>-0.002657582637346</text:p>
          </table:table-cell>
          <table:table-cell office:value-type="float" office:value="-0.00382043260065129" calcext:value-type="float">
            <text:p>-0.003820432600651</text:p>
          </table:table-cell>
          <table:table-cell office:value-type="float" office:value="0.000669411927617658" calcext:value-type="float">
            <text:p>0.000669411927618</text:p>
          </table:table-cell>
          <table:table-cell office:value-type="float" office:value="0.00110479510927908" calcext:value-type="float">
            <text:p>0.001104795109279</text:p>
          </table:table-cell>
          <table:table-cell office:value-type="float" office:value="0.000138193315703306" calcext:value-type="float">
            <text:p>0.000138193315703</text:p>
          </table:table-cell>
          <table:table-cell office:value-type="float" office:value="-0.000666245029480539" calcext:value-type="float">
            <text:p>-0.000666245029481</text:p>
          </table:table-cell>
          <table:table-cell office:value-type="float" office:value="-0.00232592826501854" calcext:value-type="float">
            <text:p>-0.002325928265019</text:p>
          </table:table-cell>
          <table:table-cell office:value-type="float" office:value="-0.00410701636122274" calcext:value-type="float">
            <text:p>-0.004107016361223</text:p>
          </table:table-cell>
          <table:table-cell office:value-type="float" office:value="-0.00505397313780925" calcext:value-type="float">
            <text:p>-0.005053973137809</text:p>
          </table:table-cell>
          <table:table-cell office:value-type="float" office:value="-0.0115066138035633" calcext:value-type="float">
            <text:p>-0.011506613803563</text:p>
          </table:table-cell>
          <table:table-cell office:value-type="float" office:value="-0.00686009327934278" calcext:value-type="float">
            <text:p>-0.006860093279343</text:p>
          </table:table-cell>
          <table:table-cell office:value-type="float" office:value="-0.0019498414411499" calcext:value-type="float">
            <text:p>-0.00194984144115</text:p>
          </table:table-cell>
          <table:table-cell office:value-type="float" office:value="0.0000875948527386261" calcext:value-type="float">
            <text:p>8.75948527386261E-05</text:p>
          </table:table-cell>
          <table:table-cell office:value-type="float" office:value="0.00020505204147675" calcext:value-type="float">
            <text:p>0.000205052041477</text:p>
          </table:table-cell>
          <table:table-cell office:value-type="float" office:value="-0.00075925604149496" calcext:value-type="float">
            <text:p>-0.000759256041495</text:p>
          </table:table-cell>
          <table:table-cell office:value-type="float" office:value="0.0000454308738669917" calcext:value-type="float">
            <text:p>4.54308738669917E-05</text:p>
          </table:table-cell>
          <table:table-cell office:value-type="float" office:value="0.00397666292821169" calcext:value-type="float">
            <text:p>0.003976662928212</text:p>
          </table:table-cell>
          <table:table-cell office:value-type="float" office:value="0.0117678120941486" calcext:value-type="float">
            <text:p>0.011767812094149</text:p>
          </table:table-cell>
          <table:table-cell office:value-type="float" office:value="0.00413174391559629" calcext:value-type="float">
            <text:p>0.004131743915596</text:p>
          </table:table-cell>
          <table:table-cell office:value-type="float" office:value="0.0113449628160319" calcext:value-type="float">
            <text:p>0.011344962816032</text:p>
          </table:table-cell>
          <table:table-cell office:value-type="float" office:value="0.0110151143136364" calcext:value-type="float">
            <text:p>0.011015114313636</text:p>
          </table:table-cell>
          <table:table-cell office:value-type="float" office:value="-0.000156417249514651" calcext:value-type="float">
            <text:p>-0.000156417249515</text:p>
          </table:table-cell>
          <table:table-cell office:value-type="float" office:value="-0.00151950892125746" calcext:value-type="float">
            <text:p>-0.001519508921257</text:p>
          </table:table-cell>
          <table:table-cell office:value-type="float" office:value="0.00185884488239185" calcext:value-type="float">
            <text:p>0.001858844882392</text:p>
          </table:table-cell>
          <table:table-cell office:value-type="float" office:value="-0.000449501894542737" calcext:value-type="float">
            <text:p>-0.000449501894543</text:p>
          </table:table-cell>
          <table:table-cell office:value-type="float" office:value="-0.00195100327269426" calcext:value-type="float">
            <text:p>-0.001951003272694</text:p>
          </table:table-cell>
          <table:table-cell office:value-type="float" office:value="-0.00302633681642561" calcext:value-type="float">
            <text:p>-0.003026336816426</text:p>
          </table:table-cell>
          <table:table-cell office:value-type="float" office:value="-0.00438010612554818" calcext:value-type="float">
            <text:p>-0.004380106125548</text:p>
          </table:table-cell>
          <table:table-cell office:value-type="float" office:value="-0.00353695736047899" calcext:value-type="float">
            <text:p>-0.003536957360479</text:p>
          </table:table-cell>
          <table:table-cell office:value-type="float" office:value="-0.00502162445001175" calcext:value-type="float">
            <text:p>-0.005021624450012</text:p>
          </table:table-cell>
          <table:table-cell office:value-type="float" office:value="-0.00789765936821552" calcext:value-type="float">
            <text:p>-0.007897659368216</text:p>
          </table:table-cell>
          <table:table-cell office:value-type="float" office:value="-0.00476738845947616" calcext:value-type="float">
            <text:p>-0.004767388459476</text:p>
          </table:table-cell>
          <table:table-cell office:value-type="float" office:value="-0.00206784641682983" calcext:value-type="float">
            <text:p>-0.00206784641683</text:p>
          </table:table-cell>
          <table:table-cell office:value-type="float" office:value="-0.00516099234000611" calcext:value-type="float">
            <text:p>-0.005160992340006</text:p>
          </table:table-cell>
          <table:table-cell office:value-type="float" office:value="-0.0035210604943629" calcext:value-type="float">
            <text:p>-0.003521060494363</text:p>
          </table:table-cell>
          <table:table-cell office:value-type="float" office:value="-0.00171278323452673" calcext:value-type="float">
            <text:p>-0.001712783234527</text:p>
          </table:table-cell>
          <table:table-cell office:value-type="float" office:value="-0.00314381517862422" calcext:value-type="float">
            <text:p>-0.003143815178624</text:p>
          </table:table-cell>
          <table:table-cell office:value-type="float" office:value="-0.00339535063259683" calcext:value-type="float">
            <text:p>-0.003395350632597</text:p>
          </table:table-cell>
          <table:table-cell office:value-type="float" office:value="-0.00171481268773988" calcext:value-type="float">
            <text:p>-0.00171481268774</text:p>
          </table:table-cell>
          <table:table-cell office:value-type="float" office:value="-0.00112385686390709" calcext:value-type="float">
            <text:p>-0.001123856863907</text:p>
          </table:table-cell>
          <table:table-cell office:value-type="float" office:value="0.0352324667326891" calcext:value-type="float">
            <text:p>0.035232466732689</text:p>
          </table:table-cell>
          <table:table-cell office:value-type="float" office:value="0.00496874547985993" calcext:value-type="float">
            <text:p>0.00496874547986</text:p>
          </table:table-cell>
          <table:table-cell office:value-type="float" office:value="0.000904703212082691" calcext:value-type="float">
            <text:p>0.000904703212083</text:p>
          </table:table-cell>
          <table:table-cell office:value-type="float" office:value="0.00123201157214381" calcext:value-type="float">
            <text:p>0.001232011572144</text:p>
          </table:table-cell>
          <table:table-cell office:value-type="float" office:value="0.00349700556597871" calcext:value-type="float">
            <text:p>0.003497005565979</text:p>
          </table:table-cell>
          <table:table-cell office:value-type="float" office:value="0.000515166374277121" calcext:value-type="float">
            <text:p>0.000515166374277</text:p>
          </table:table-cell>
          <table:table-cell office:value-type="float" office:value="-0.00177305809622291" calcext:value-type="float">
            <text:p>-0.001773058096223</text:p>
          </table:table-cell>
          <table:table-cell office:value-type="float" office:value="-0.00657951794018619" calcext:value-type="float">
            <text:p>-0.006579517940186</text:p>
          </table:table-cell>
          <table:table-cell office:value-type="float" office:value="-0.00698044323983732" calcext:value-type="float">
            <text:p>-0.006980443239837</text:p>
          </table:table-cell>
          <table:table-cell office:value-type="float" office:value="-0.00118267310710612" calcext:value-type="float">
            <text:p>-0.001182673107106</text:p>
          </table:table-cell>
          <table:table-cell office:value-type="float" office:value="-0.00154275911249258" calcext:value-type="float">
            <text:p>-0.001542759112493</text:p>
          </table:table-cell>
          <table:table-cell office:value-type="float" office:value="-0.00781946904837055" calcext:value-type="float">
            <text:p>-0.007819469048371</text:p>
          </table:table-cell>
          <table:table-cell office:value-type="float" office:value="-0.00670974690338066" calcext:value-type="float">
            <text:p>-0.006709746903381</text:p>
          </table:table-cell>
          <table:table-cell office:value-type="float" office:value="-0.00115834824657463" calcext:value-type="float">
            <text:p>-0.001158348246575</text:p>
          </table:table-cell>
          <table:table-cell office:value-type="float" office:value="-0.00157848361653457" calcext:value-type="float">
            <text:p>-0.001578483616535</text:p>
          </table:table-cell>
          <table:table-cell office:value-type="float" office:value="-0.000772932612503829" calcext:value-type="float">
            <text:p>-0.000772932612504</text:p>
          </table:table-cell>
          <table:table-cell office:value-type="float" office:value="-0.000788648041022632" calcext:value-type="float">
            <text:p>-0.000788648041023</text:p>
          </table:table-cell>
          <table:table-cell office:value-type="float" office:value="-0.000270782260265556" calcext:value-type="float">
            <text:p>-0.000270782260266</text:p>
          </table:table-cell>
          <table:table-cell office:value-type="float" office:value="-0.000379227685347483" calcext:value-type="float">
            <text:p>-0.000379227685347</text:p>
          </table:table-cell>
          <table:table-cell office:value-type="float" office:value="-0.0023229235453372" calcext:value-type="float">
            <text:p>-0.002322923545337</text:p>
          </table:table-cell>
          <table:table-cell office:value-type="float" office:value="-0.00085970202081509" calcext:value-type="float">
            <text:p>-0.000859702020815</text:p>
          </table:table-cell>
          <table:table-cell office:value-type="float" office:value="0.0028397776676477" calcext:value-type="float">
            <text:p>0.002839777667648</text:p>
          </table:table-cell>
          <table:table-cell office:value-type="float" office:value="0.00492934008905693" calcext:value-type="float">
            <text:p>0.004929340089057</text:p>
          </table:table-cell>
          <table:table-cell office:value-type="float" office:value="0.00523142202118154" calcext:value-type="float">
            <text:p>0.005231422021182</text:p>
          </table:table-cell>
          <table:table-cell office:value-type="float" office:value="0.0192932990913325" calcext:value-type="float">
            <text:p>0.019293299091333</text:p>
          </table:table-cell>
          <table:table-cell office:value-type="float" office:value="0.0110991715631161" calcext:value-type="float">
            <text:p>0.011099171563116</text:p>
          </table:table-cell>
          <table:table-cell office:value-type="float" office:value="0.00122862231649784" calcext:value-type="float">
            <text:p>0.001228622316498</text:p>
          </table:table-cell>
          <table:table-cell office:value-type="float" office:value="0.00119224901024656" calcext:value-type="float">
            <text:p>0.001192249010247</text:p>
          </table:table-cell>
          <table:table-cell office:value-type="float" office:value="-0.000868590023163529" calcext:value-type="float">
            <text:p>-0.000868590023164</text:p>
          </table:table-cell>
          <table:table-cell office:value-type="float" office:value="-0.00318845397874445" calcext:value-type="float">
            <text:p>-0.003188453978744</text:p>
          </table:table-cell>
          <table:table-cell office:value-type="float" office:value="0.00119393336472629" calcext:value-type="float">
            <text:p>0.001193933364726</text:p>
          </table:table-cell>
          <table:table-cell office:value-type="float" office:value="0.0000346832986600765" calcext:value-type="float">
            <text:p>3.46832986600765E-05</text:p>
          </table:table-cell>
          <table:table-cell office:value-type="float" office:value="-0.0010390979845547" calcext:value-type="float">
            <text:p>-0.001039097984555</text:p>
          </table:table-cell>
          <table:table-cell office:value-type="float" office:value="-0.00198418459763633" calcext:value-type="float">
            <text:p>-0.001984184597636</text:p>
          </table:table-cell>
          <table:table-cell office:value-type="float" office:value="-0.0099193746309601" calcext:value-type="float">
            <text:p>-0.00991937463096</text:p>
          </table:table-cell>
          <table:table-cell office:value-type="float" office:value="-0.0231102832820472" calcext:value-type="float">
            <text:p>-0.023110283282047</text:p>
          </table:table-cell>
          <table:table-cell office:value-type="float" office:value="-0.00296857025348662" calcext:value-type="float">
            <text:p>-0.002968570253487</text:p>
          </table:table-cell>
          <table:table-cell office:value-type="float" office:value="-0.000824817325000948" calcext:value-type="float">
            <text:p>-0.000824817325001</text:p>
          </table:table-cell>
          <table:table-cell office:value-type="float" office:value="-0.000694182839662216" calcext:value-type="float">
            <text:p>-0.000694182839662</text:p>
          </table:table-cell>
          <table:table-cell office:value-type="float" office:value="-0.00131414848504108" calcext:value-type="float">
            <text:p>-0.001314148485041</text:p>
          </table:table-cell>
          <table:table-cell office:value-type="float" office:value="-0.00183754395833935" calcext:value-type="float">
            <text:p>-0.001837543958339</text:p>
          </table:table-cell>
          <table:table-cell office:value-type="float" office:value="-0.00205998083747227" calcext:value-type="float">
            <text:p>-0.002059980837472</text:p>
          </table:table-cell>
          <table:table-cell office:value-type="float" office:value="-0.00203282358881007" calcext:value-type="float">
            <text:p>-0.00203282358881</text:p>
          </table:table-cell>
          <table:table-cell office:value-type="float" office:value="-0.000651174594235526" calcext:value-type="float">
            <text:p>-0.000651174594236</text:p>
          </table:table-cell>
          <table:table-cell office:value-type="float" office:value="0.000307835257117917" calcext:value-type="float">
            <text:p>0.000307835257118</text:p>
          </table:table-cell>
          <table:table-cell office:value-type="float" office:value="0.0384600129606382" calcext:value-type="float">
            <text:p>0.038460012960638</text:p>
          </table:table-cell>
          <table:table-cell office:value-type="float" office:value="-0.00431683317458831" calcext:value-type="float">
            <text:p>-0.004316833174588</text:p>
          </table:table-cell>
          <table:table-cell office:value-type="float" office:value="-0.00424870691305446" calcext:value-type="float">
            <text:p>-0.004248706913054</text:p>
          </table:table-cell>
          <table:table-cell office:value-type="float" office:value="-0.0160344820665713" calcext:value-type="float">
            <text:p>-0.016034482066571</text:p>
          </table:table-cell>
          <table:table-cell office:value-type="float" office:value="-0.00576508590382507" calcext:value-type="float">
            <text:p>-0.005765085903825</text:p>
          </table:table-cell>
          <table:table-cell office:value-type="float" office:value="0.0037180599901509" calcext:value-type="float">
            <text:p>0.003718059990151</text:p>
          </table:table-cell>
          <table:table-cell office:value-type="float" office:value="0.00337650818854524" calcext:value-type="float">
            <text:p>0.003376508188545</text:p>
          </table:table-cell>
          <table:table-cell office:value-type="float" office:value="-0.00206422250651184" calcext:value-type="float">
            <text:p>-0.002064222506512</text:p>
          </table:table-cell>
          <table:table-cell office:value-type="float" office:value="-0.0014842556302524" calcext:value-type="float">
            <text:p>-0.001484255630252</text:p>
          </table:table-cell>
          <table:table-cell office:value-type="float" office:value="-0.000697347966644057" calcext:value-type="float">
            <text:p>-0.000697347966644</text:p>
          </table:table-cell>
          <table:table-cell office:value-type="float" office:value="-0.000390388029002264" calcext:value-type="float">
            <text:p>-0.000390388029002</text:p>
          </table:table-cell>
          <table:table-cell office:value-type="float" office:value="-0.000721188907765513" calcext:value-type="float">
            <text:p>-0.000721188907766</text:p>
          </table:table-cell>
          <table:table-cell office:value-type="float" office:value="-0.000166693333058743" calcext:value-type="float">
            <text:p>-0.000166693333059</text:p>
          </table:table-cell>
          <table:table-cell office:value-type="float" office:value="0.0055876116295806" calcext:value-type="float">
            <text:p>0.005587611629581</text:p>
          </table:table-cell>
          <table:table-cell office:value-type="float" office:value="0.00627765945105408" calcext:value-type="float">
            <text:p>0.006277659451054</text:p>
          </table:table-cell>
          <table:table-cell office:value-type="float" office:value="0.0134509161032799" calcext:value-type="float">
            <text:p>0.01345091610328</text:p>
          </table:table-cell>
          <table:table-cell office:value-type="float" office:value="0.0133538444261863" calcext:value-type="float">
            <text:p>0.013353844426186</text:p>
          </table:table-cell>
          <table:table-cell office:value-type="float" office:value="0.00409029876879613" calcext:value-type="float">
            <text:p>0.004090298768796</text:p>
          </table:table-cell>
          <table:table-cell office:value-type="float" office:value="0.00310429122207084" calcext:value-type="float">
            <text:p>0.003104291222071</text:p>
          </table:table-cell>
          <table:table-cell office:value-type="float" office:value="-0.000962326561665228" calcext:value-type="float">
            <text:p>-0.000962326561665</text:p>
          </table:table-cell>
          <table:table-cell office:value-type="float" office:value="-0.0019295876962343" calcext:value-type="float">
            <text:p>-0.001929587696234</text:p>
          </table:table-cell>
          <table:table-cell office:value-type="float" office:value="0.000311712328280922" calcext:value-type="float">
            <text:p>0.000311712328281</text:p>
          </table:table-cell>
          <table:table-cell office:value-type="float" office:value="0.000155592476807631" calcext:value-type="float">
            <text:p>0.000155592476808</text:p>
          </table:table-cell>
          <table:table-cell office:value-type="float" office:value="-0.000929235960405894" calcext:value-type="float">
            <text:p>-0.000929235960406</text:p>
          </table:table-cell>
          <table:table-cell office:value-type="float" office:value="-0.000298400467423465" calcext:value-type="float">
            <text:p>-0.000298400467423</text:p>
          </table:table-cell>
          <table:table-cell office:value-type="float" office:value="-0.0152879523636192" calcext:value-type="float">
            <text:p>-0.015287952363619</text:p>
          </table:table-cell>
          <table:table-cell office:value-type="float" office:value="-0.0121367047496034" calcext:value-type="float">
            <text:p>-0.012136704749603</text:p>
          </table:table-cell>
          <table:table-cell office:value-type="float" office:value="-0.00999812642768483" calcext:value-type="float">
            <text:p>-0.009998126427685</text:p>
          </table:table-cell>
          <table:table-cell office:value-type="float" office:value="-0.00677183223200878" calcext:value-type="float">
            <text:p>-0.006771832232009</text:p>
          </table:table-cell>
          <table:table-cell office:value-type="float" office:value="-0.00232570251372305" calcext:value-type="float">
            <text:p>-0.002325702513723</text:p>
          </table:table-cell>
          <table:table-cell office:value-type="float" office:value="-0.00115284270749244" calcext:value-type="float">
            <text:p>-0.001152842707492</text:p>
          </table:table-cell>
          <table:table-cell office:value-type="float" office:value="-0.00120143330035238" calcext:value-type="float">
            <text:p>-0.001201433300352</text:p>
          </table:table-cell>
          <table:table-cell office:value-type="float" office:value="-0.00478826187298403" calcext:value-type="float">
            <text:p>-0.004788261872984</text:p>
          </table:table-cell>
          <table:table-cell office:value-type="float" office:value="-0.0018370008707782" calcext:value-type="float">
            <text:p>-0.001837000870778</text:p>
          </table:table-cell>
          <table:table-cell office:value-type="float" office:value="-0.000885606266376182" calcext:value-type="float">
            <text:p>-0.000885606266376</text:p>
          </table:table-cell>
          <table:table-cell office:value-type="float" office:value="-0.000792927179006753" calcext:value-type="float">
            <text:p>-0.000792927179007</text:p>
          </table:table-cell>
          <table:table-cell office:value-type="float" office:value="-0.000381182732488217" calcext:value-type="float">
            <text:p>-0.000381182732488</text:p>
          </table:table-cell>
          <table:table-cell office:value-type="float" office:value="-0.000612622324894951" calcext:value-type="float">
            <text:p>-0.000612622324895</text:p>
          </table:table-cell>
          <table:table-cell office:value-type="float" office:value="0.00394691685525178" calcext:value-type="float">
            <text:p>0.003946916855252</text:p>
          </table:table-cell>
          <table:table-cell office:value-type="float" office:value="0.0295020819928018" calcext:value-type="float">
            <text:p>0.029502081992802</text:p>
          </table:table-cell>
          <table:table-cell office:value-type="float" office:value="0.00285092967062006" calcext:value-type="float">
            <text:p>0.00285092967062</text:p>
          </table:table-cell>
          <table:table-cell office:value-type="float" office:value="-0.000310674963320712" calcext:value-type="float">
            <text:p>-0.000310674963321</text:p>
          </table:table-cell>
          <table:table-cell office:value-type="float" office:value="-0.0277944966663333" calcext:value-type="float">
            <text:p>-0.027794496666333</text:p>
          </table:table-cell>
          <table:table-cell office:value-type="float" office:value="-0.00534112972478512" calcext:value-type="float">
            <text:p>-0.005341129724785</text:p>
          </table:table-cell>
          <table:table-cell office:value-type="float" office:value="-0.000551294405130465" calcext:value-type="float">
            <text:p>-0.00055129440513</text:p>
          </table:table-cell>
          <table:table-cell office:value-type="float" office:value="-0.00114721260331818" calcext:value-type="float">
            <text:p>-0.001147212603318</text:p>
          </table:table-cell>
          <table:table-cell office:value-type="float" office:value="0.00338596383778944" calcext:value-type="float">
            <text:p>0.003385963837789</text:p>
          </table:table-cell>
          <table:table-cell office:value-type="float" office:value="0.0130702598789474" calcext:value-type="float">
            <text:p>0.013070259878947</text:p>
          </table:table-cell>
          <table:table-cell office:value-type="float" office:value="0.00564999883952455" calcext:value-type="float">
            <text:p>0.005649998839525</text:p>
          </table:table-cell>
          <table:table-cell office:value-type="float" office:value="-0.00359636983745121" calcext:value-type="float">
            <text:p>-0.003596369837451</text:p>
          </table:table-cell>
          <table:table-cell office:value-type="float" office:value="-0.00347676465132885" calcext:value-type="float">
            <text:p>-0.003476764651329</text:p>
          </table:table-cell>
          <table:table-cell office:value-type="float" office:value="-0.000298850374309045" calcext:value-type="float">
            <text:p>-0.000298850374309</text:p>
          </table:table-cell>
          <table:table-cell office:value-type="float" office:value="-0.000795170061003492" calcext:value-type="float">
            <text:p>-0.000795170061003</text:p>
          </table:table-cell>
          <table:table-cell office:value-type="float" office:value="-0.00492244627393646" calcext:value-type="float">
            <text:p>-0.004922446273936</text:p>
          </table:table-cell>
          <table:table-cell office:value-type="float" office:value="0.00143141336428987" calcext:value-type="float">
            <text:p>0.00143141336429</text:p>
          </table:table-cell>
          <table:table-cell office:value-type="float" office:value="0.00210546594221073" calcext:value-type="float">
            <text:p>0.002105465942211</text:p>
          </table:table-cell>
          <table:table-cell office:value-type="float" office:value="0.0170712481618197" calcext:value-type="float">
            <text:p>0.01707124816182</text:p>
          </table:table-cell>
          <table:table-cell office:value-type="float" office:value="0.00536961822279797" calcext:value-type="float">
            <text:p>0.005369618222798</text:p>
          </table:table-cell>
          <table:table-cell office:value-type="float" office:value="0.0000944607869506342" calcext:value-type="float">
            <text:p>9.44607869506342E-05</text:p>
          </table:table-cell>
          <table:table-cell office:value-type="float" office:value="0.0195104175521586" calcext:value-type="float">
            <text:p>0.019510417552159</text:p>
          </table:table-cell>
          <table:table-cell office:value-type="float" office:value="0.00264979207227151" calcext:value-type="float">
            <text:p>0.002649792072272</text:p>
          </table:table-cell>
          <table:table-cell office:value-type="float" office:value="0.000984279949936828" calcext:value-type="float">
            <text:p>0.000984279949937</text:p>
          </table:table-cell>
          <table:table-cell office:value-type="float" office:value="-0.000123124678555131" calcext:value-type="float">
            <text:p>-0.000123124678555</text:p>
          </table:table-cell>
          <table:table-cell office:value-type="float" office:value="-0.00290297741021273" calcext:value-type="float">
            <text:p>-0.002902977410213</text:p>
          </table:table-cell>
          <table:table-cell office:value-type="float" office:value="-0.000274987289466344" calcext:value-type="float">
            <text:p>-0.000274987289466</text:p>
          </table:table-cell>
          <table:table-cell office:value-type="float" office:value="0.00116456614053184" calcext:value-type="float">
            <text:p>0.001164566140532</text:p>
          </table:table-cell>
          <table:table-cell office:value-type="float" office:value="0.000779123344141319" calcext:value-type="float">
            <text:p>0.000779123344141</text:p>
          </table:table-cell>
          <table:table-cell office:value-type="float" office:value="-0.00113928965619475" calcext:value-type="float">
            <text:p>-0.001139289656195</text:p>
          </table:table-cell>
          <table:table-cell office:value-type="float" office:value="-0.00297892831720165" calcext:value-type="float">
            <text:p>-0.002978928317202</text:p>
          </table:table-cell>
          <table:table-cell office:value-type="float" office:value="-0.00266390316941539" calcext:value-type="float">
            <text:p>-0.002663903169415</text:p>
          </table:table-cell>
          <table:table-cell office:value-type="float" office:value="-0.00601650141833088" calcext:value-type="float">
            <text:p>-0.006016501418331</text:p>
          </table:table-cell>
          <table:table-cell office:value-type="float" office:value="-0.00332916627327085" calcext:value-type="float">
            <text:p>-0.003329166273271</text:p>
          </table:table-cell>
          <table:table-cell office:value-type="float" office:value="-0.0105281409615056" calcext:value-type="float">
            <text:p>-0.010528140961506</text:p>
          </table:table-cell>
          <table:table-cell office:value-type="float" office:value="-0.00298031710873814" calcext:value-type="float">
            <text:p>-0.002980317108738</text:p>
          </table:table-cell>
          <table:table-cell office:value-type="float" office:value="-0.00507044913220478" calcext:value-type="float">
            <text:p>-0.005070449132205</text:p>
          </table:table-cell>
          <table:table-cell office:value-type="float" office:value="-0.0036143033918003" calcext:value-type="float">
            <text:p>-0.0036143033918</text:p>
          </table:table-cell>
          <table:table-cell office:value-type="float" office:value="-0.00376774993235568" calcext:value-type="float">
            <text:p>-0.003767749932356</text:p>
          </table:table-cell>
          <table:table-cell office:value-type="float" office:value="-0.0038850946044065" calcext:value-type="float">
            <text:p>-0.003885094604407</text:p>
          </table:table-cell>
          <table:table-cell office:value-type="float" office:value="-0.00497496681258691" calcext:value-type="float">
            <text:p>-0.004974966812587</text:p>
          </table:table-cell>
          <table:table-cell office:value-type="float" office:value="-0.00149397595747508" calcext:value-type="float">
            <text:p>-0.001493975957475</text:p>
          </table:table-cell>
          <table:table-cell office:value-type="float" office:value="-0.000701242483840958" calcext:value-type="float">
            <text:p>-0.000701242483841</text:p>
          </table:table-cell>
          <table:table-cell office:value-type="float" office:value="-0.000166300782565632" calcext:value-type="float">
            <text:p>-0.000166300782566</text:p>
          </table:table-cell>
          <table:table-cell office:value-type="float" office:value="0.032483424720038" calcext:value-type="float">
            <text:p>0.032483424720038</text:p>
          </table:table-cell>
          <table:table-cell office:value-type="float" office:value="0.00722558648487992" calcext:value-type="float">
            <text:p>0.00722558648488</text:p>
          </table:table-cell>
          <table:table-cell office:value-type="float" office:value="0.00378596541193232" calcext:value-type="float">
            <text:p>0.003785965411932</text:p>
          </table:table-cell>
          <table:table-cell office:value-type="float" office:value="0.000978416053118825" calcext:value-type="float">
            <text:p>0.000978416053119</text:p>
          </table:table-cell>
          <table:table-cell office:value-type="float" office:value="-0.00530340132957574" calcext:value-type="float">
            <text:p>-0.005303401329576</text:p>
          </table:table-cell>
          <table:table-cell office:value-type="float" office:value="-0.00462197290663163" calcext:value-type="float">
            <text:p>-0.004621972906632</text:p>
          </table:table-cell>
          <table:table-cell office:value-type="float" office:value="-0.00647380147019749" calcext:value-type="float">
            <text:p>-0.006473801470197</text:p>
          </table:table-cell>
          <table:table-cell office:value-type="float" office:value="0.000101077849732234" calcext:value-type="float">
            <text:p>0.000101077849732</text:p>
          </table:table-cell>
          <table:table-cell office:value-type="float" office:value="0.000770118773828044" calcext:value-type="float">
            <text:p>0.000770118773828</text:p>
          </table:table-cell>
          <table:table-cell office:value-type="float" office:value="-0.00114417430289088" calcext:value-type="float">
            <text:p>-0.001144174302891</text:p>
          </table:table-cell>
          <table:table-cell office:value-type="float" office:value="-0.00711290607047765" calcext:value-type="float">
            <text:p>-0.007112906070478</text:p>
          </table:table-cell>
          <table:table-cell office:value-type="float" office:value="-0.00461430202997343" calcext:value-type="float">
            <text:p>-0.004614302029973</text:p>
          </table:table-cell>
          <table:table-cell office:value-type="float" office:value="-0.00170858015404812" calcext:value-type="float">
            <text:p>-0.001708580154048</text:p>
          </table:table-cell>
          <table:table-cell office:value-type="float" office:value="-0.00182035462126501" calcext:value-type="float">
            <text:p>-0.001820354621265</text:p>
          </table:table-cell>
          <table:table-cell office:value-type="float" office:value="-0.00204899832342348" calcext:value-type="float">
            <text:p>-0.002048998323423</text:p>
          </table:table-cell>
          <table:table-cell office:value-type="float" office:value="-0.00000672719996891447" calcext:value-type="float">
            <text:p>-6.72719996891447E-06</text:p>
          </table:table-cell>
          <table:table-cell office:value-type="float" office:value="-0.000196858931843957" calcext:value-type="float">
            <text:p>-0.000196858931844</text:p>
          </table:table-cell>
          <table:table-cell office:value-type="float" office:value="0.00030243606334146" calcext:value-type="float">
            <text:p>0.000302436063341</text:p>
          </table:table-cell>
          <table:table-cell office:value-type="float" office:value="-0.000226721961102849" calcext:value-type="float">
            <text:p>-0.000226721961103</text:p>
          </table:table-cell>
          <table:table-cell office:value-type="float" office:value="0.000147913495098184" calcext:value-type="float">
            <text:p>0.000147913495098</text:p>
          </table:table-cell>
          <table:table-cell office:value-type="float" office:value="-0.000161523632261795" calcext:value-type="float">
            <text:p>-0.000161523632262</text:p>
          </table:table-cell>
          <table:table-cell office:value-type="float" office:value="0.000022741793060832" calcext:value-type="float">
            <text:p>2.2741793060832E-05</text:p>
          </table:table-cell>
          <table:table-cell office:value-type="float" office:value="0.00016190075831457" calcext:value-type="float">
            <text:p>0.000161900758315</text:p>
          </table:table-cell>
          <table:table-cell office:value-type="float" office:value="0.000178409084917286" calcext:value-type="float">
            <text:p>0.000178409084917</text:p>
          </table:table-cell>
          <table:table-cell office:value-type="float" office:value="-0.000158749202260833" calcext:value-type="float">
            <text:p>-0.000158749202261</text:p>
          </table:table-cell>
          <table:table-cell office:value-type="float" office:value="0.000108257847151905" calcext:value-type="float">
            <text:p>0.000108257847152</text:p>
          </table:table-cell>
          <table:table-cell office:value-type="float" office:value="0.000102013652284405" calcext:value-type="float">
            <text:p>0.000102013652284</text:p>
          </table:table-cell>
          <table:table-cell office:value-type="float" office:value="0.0000752166297909307" calcext:value-type="float">
            <text:p>7.52166297909307E-05</text:p>
          </table:table-cell>
          <table:table-cell office:value-type="float" office:value="0.00000350111807884135" calcext:value-type="float">
            <text:p>3.50111807884135E-06</text:p>
          </table:table-cell>
          <table:table-cell office:value-type="float" office:value="-0.0000798464884930738" calcext:value-type="float">
            <text:p>-7.98464884930738E-05</text:p>
          </table:table-cell>
          <table:table-cell office:value-type="float" office:value="0.0001168143124749" calcext:value-type="float">
            <text:p>0.000116814312475</text:p>
          </table:table-cell>
          <table:table-cell office:value-type="float" office:value="-0.0000526696016519002" calcext:value-type="float">
            <text:p>-5.26696016519002E-05</text:p>
          </table:table-cell>
          <table:table-cell office:value-type="float" office:value="-0.0000769793322950019" calcext:value-type="float">
            <text:p>-7.69793322950019E-05</text:p>
          </table:table-cell>
          <table:table-cell office:value-type="float" office:value="0.0000746018249505043" calcext:value-type="float">
            <text:p>7.46018249505043E-05</text:p>
          </table:table-cell>
          <table:table-cell office:value-type="float" office:value="-0.0000673797395094877" calcext:value-type="float">
            <text:p>-6.73797395094877E-05</text:p>
          </table:table-cell>
          <table:table-cell office:value-type="float" office:value="0.000146656992323246" calcext:value-type="float">
            <text:p>0.000146656992323</text:p>
          </table:table-cell>
          <table:table-cell office:value-type="float" office:value="-0.0000545111296135215" calcext:value-type="float">
            <text:p>-5.45111296135215E-05</text:p>
          </table:table-cell>
          <table:table-cell office:value-type="float" office:value="0.0000613117566206633" calcext:value-type="float">
            <text:p>6.13117566206633E-05</text:p>
          </table:table-cell>
          <table:table-cell office:value-type="float" office:value="-0.0000664737660063253" calcext:value-type="float">
            <text:p>-6.64737660063253E-05</text:p>
          </table:table-cell>
          <table:table-cell office:value-type="float" office:value="-0.0000505430201824808" calcext:value-type="float">
            <text:p>-5.05430201824808E-05</text:p>
          </table:table-cell>
          <table:table-cell office:value-type="float" office:value="0.0000439128968347524" calcext:value-type="float">
            <text:p>4.39128968347524E-05</text:p>
          </table:table-cell>
          <table:table-cell office:value-type="float" office:value="-0.0000396337180065265" calcext:value-type="float">
            <text:p>-3.96337180065265E-05</text:p>
          </table:table-cell>
          <table:table-cell office:value-type="float" office:value="0.0000546731248772803" calcext:value-type="float">
            <text:p>5.46731248772803E-05</text:p>
          </table:table-cell>
          <table:table-cell office:value-type="float" office:value="0.0000157057538468508" calcext:value-type="float">
            <text:p>1.57057538468508E-05</text:p>
          </table:table-cell>
          <table:table-cell office:value-type="float" office:value="-0.0000881855565261214" calcext:value-type="float">
            <text:p>-8.81855565261214E-05</text:p>
          </table:table-cell>
          <table:table-cell office:value-type="float" office:value="0.000067580658640598" calcext:value-type="float">
            <text:p>6.7580658640598E-05</text:p>
          </table:table-cell>
          <table:table-cell office:value-type="float" office:value="0.0000159541890288883" calcext:value-type="float">
            <text:p>1.59541890288883E-05</text:p>
          </table:table-cell>
          <table:table-cell office:value-type="float" office:value="-0.0000342321240917043" calcext:value-type="float">
            <text:p>-3.42321240917043E-05</text:p>
          </table:table-cell>
          <table:table-cell office:value-type="float" office:value="-0.0000133844334212485" calcext:value-type="float">
            <text:p>-1.33844334212485E-05</text:p>
          </table:table-cell>
          <table:table-cell office:value-type="float" office:value="0.0000125755771554492" calcext:value-type="float">
            <text:p>1.25755771554492E-05</text:p>
          </table:table-cell>
          <table:table-cell office:value-type="float" office:value="0.0000350234935925231" calcext:value-type="float">
            <text:p>3.50234935925231E-05</text:p>
          </table:table-cell>
          <table:table-cell office:value-type="float" office:value="-0.0000398641599275162" calcext:value-type="float">
            <text:p>-3.98641599275162E-05</text:p>
          </table:table-cell>
          <table:table-cell office:value-type="float" office:value="0.0000809667154593741" calcext:value-type="float">
            <text:p>8.09667154593741E-05</text:p>
          </table:table-cell>
          <table:table-cell office:value-type="float" office:value="-0.00011341374830548" calcext:value-type="float">
            <text:p>-0.000113413748305</text:p>
          </table:table-cell>
          <table:table-cell office:value-type="float" office:value="0.0000806650043239654" calcext:value-type="float">
            <text:p>8.06650043239654E-05</text:p>
          </table:table-cell>
          <table:table-cell office:value-type="float" office:value="-0.0000198296127817965" calcext:value-type="float">
            <text:p>-1.98296127817965E-05</text:p>
          </table:table-cell>
          <table:table-cell office:value-type="float" office:value="-0.00000800628631386635" calcext:value-type="float">
            <text:p>-8.00628631386635E-06</text:p>
          </table:table-cell>
          <table:table-cell office:value-type="float" office:value="-0.0000486013691700093" calcext:value-type="float">
            <text:p>-4.86013691700093E-05</text:p>
          </table:table-cell>
          <table:table-cell office:value-type="float" office:value="0.0000743839354457321" calcext:value-type="float">
            <text:p>7.43839354457321E-05</text:p>
          </table:table-cell>
          <table:table-cell office:value-type="float" office:value="-0.0000969221064959225" calcext:value-type="float">
            <text:p>-9.69221064959225E-05</text:p>
          </table:table-cell>
          <table:table-cell office:value-type="float" office:value="0.00012703971889122" calcext:value-type="float">
            <text:p>0.000127039718891</text:p>
          </table:table-cell>
          <table:table-cell office:value-type="float" office:value="-0.0000250257287182642" calcext:value-type="float">
            <text:p>-2.50257287182642E-05</text:p>
          </table:table-cell>
          <table:table-cell office:value-type="float" office:value="0.000047948264050024" calcext:value-type="float">
            <text:p>4.7948264050024E-05</text:p>
          </table:table-cell>
          <table:table-cell office:value-type="float" office:value="-0.0000452565858301557" calcext:value-type="float">
            <text:p>-4.52565858301557E-05</text:p>
          </table:table-cell>
          <table:table-cell office:value-type="float" office:value="0.0000404327731034493" calcext:value-type="float">
            <text:p>4.04327731034493E-05</text:p>
          </table:table-cell>
          <table:table-cell office:value-type="float" office:value="-0.000133030626406627" calcext:value-type="float">
            <text:p>-0.000133030626407</text:p>
          </table:table-cell>
          <table:table-cell office:value-type="float" office:value="0.000139908852023585" calcext:value-type="float">
            <text:p>0.000139908852024</text:p>
          </table:table-cell>
          <table:table-cell office:value-type="float" office:value="-0.0000349497408794752" calcext:value-type="float">
            <text:p>-3.49497408794752E-05</text:p>
          </table:table-cell>
          <table:table-cell office:value-type="float" office:value="-0.0000285846627288144" calcext:value-type="float">
            <text:p>-2.85846627288144E-05</text:p>
          </table:table-cell>
          <table:table-cell office:value-type="float" office:value="-0.00000191550324035727" calcext:value-type="float">
            <text:p>-1.91550324035727E-06</text:p>
          </table:table-cell>
          <table:table-cell office:value-type="float" office:value="-0.000121562239969231" calcext:value-type="float">
            <text:p>-0.000121562239969</text:p>
          </table:table-cell>
          <table:table-cell office:value-type="float" office:value="0.000165617980136146" calcext:value-type="float">
            <text:p>0.000165617980136</text:p>
          </table:table-cell>
          <table:table-cell office:value-type="float" office:value="-0.0000874428865435539" calcext:value-type="float">
            <text:p>-8.74428865435539E-05</text:p>
          </table:table-cell>
          <table:table-cell office:value-type="float" office:value="0.0000447294580737667" calcext:value-type="float">
            <text:p>4.47294580737667E-05</text:p>
          </table:table-cell>
          <table:table-cell office:value-type="float" office:value="-0.0000201146906501637" calcext:value-type="float">
            <text:p>-2.01146906501637E-05</text:p>
          </table:table-cell>
          <table:table-cell office:value-type="float" office:value="-0.0000383757037474286" calcext:value-type="float">
            <text:p>-3.83757037474286E-05</text:p>
          </table:table-cell>
          <table:table-cell office:value-type="float" office:value="0.000044626281989868" calcext:value-type="float">
            <text:p>4.4626281989868E-05</text:p>
          </table:table-cell>
          <table:table-cell office:value-type="float" office:value="-0.00000603714641173037" calcext:value-type="float">
            <text:p>-6.03714641173037E-06</text:p>
          </table:table-cell>
          <table:table-cell office:value-type="float" office:value="0.000029791685107694" calcext:value-type="float">
            <text:p>2.9791685107694E-05</text:p>
          </table:table-cell>
          <table:table-cell office:value-type="float" office:value="-0.00000392634941032144" calcext:value-type="float">
            <text:p>-3.92634941032144E-06</text:p>
          </table:table-cell>
          <table:table-cell office:value-type="float" office:value="0.0000517168956834513" calcext:value-type="float">
            <text:p>5.17168956834513E-05</text:p>
          </table:table-cell>
          <table:table-cell office:value-type="float" office:value="-0.00013759511871142" calcext:value-type="float">
            <text:p>-0.000137595118711</text:p>
          </table:table-cell>
          <table:table-cell office:value-type="float" office:value="0.0000695589738721192" calcext:value-type="float">
            <text:p>6.95589738721192E-05</text:p>
          </table:table-cell>
          <table:table-cell office:value-type="float" office:value="0.00000388146002594514" calcext:value-type="float">
            <text:p>3.88146002594514E-06</text:p>
          </table:table-cell>
          <table:table-cell office:value-type="float" office:value="-0.0000172090117733781" calcext:value-type="float">
            <text:p>-1.72090117733781E-05</text:p>
          </table:table-cell>
          <table:table-cell office:value-type="float" office:value="-0.0000103648276477686" calcext:value-type="float">
            <text:p>-1.03648276477686E-05</text:p>
          </table:table-cell>
          <table:table-cell office:value-type="float" office:value="0.0000941814521204787" calcext:value-type="float">
            <text:p>9.41814521204787E-05</text:p>
          </table:table-cell>
          <table:table-cell office:value-type="float" office:value="-0.0000751632998032825" calcext:value-type="float">
            <text:p>-7.51632998032825E-05</text:p>
          </table:table-cell>
          <table:table-cell office:value-type="float" office:value="-0.000018366881333387" calcext:value-type="float">
            <text:p>-1.8366881333387E-05</text:p>
          </table:table-cell>
          <table:table-cell office:value-type="float" office:value="0.0000904915953375274" calcext:value-type="float">
            <text:p>9.04915953375274E-05</text:p>
          </table:table-cell>
          <table:table-cell office:value-type="float" office:value="-0.0000787960719081382" calcext:value-type="float">
            <text:p>-7.87960719081382E-05</text:p>
          </table:table-cell>
          <table:table-cell office:value-type="float" office:value="0.00000236521790131228" calcext:value-type="float">
            <text:p>2.36521790131228E-06</text:p>
          </table:table-cell>
          <table:table-cell office:value-type="float" office:value="0.00000308739052817808" calcext:value-type="float">
            <text:p>3.08739052817808E-06</text:p>
          </table:table-cell>
          <table:table-cell office:value-type="float" office:value="-0.0000375760347742782" calcext:value-type="float">
            <text:p>-3.75760347742782E-05</text:p>
          </table:table-cell>
          <table:table-cell office:value-type="float" office:value="-0.0000346210732590224" calcext:value-type="float">
            <text:p>-3.46210732590224E-05</text:p>
          </table:table-cell>
          <table:table-cell office:value-type="float" office:value="0.000129993337920575" calcext:value-type="float">
            <text:p>0.000129993337921</text:p>
          </table:table-cell>
          <table:table-cell office:value-type="float" office:value="-0.0000495910868802407" calcext:value-type="float">
            <text:p>-4.95910868802407E-05</text:p>
          </table:table-cell>
          <table:table-cell office:value-type="float" office:value="-0.00000138591378862074" calcext:value-type="float">
            <text:p>-1.38591378862074E-06</text:p>
          </table:table-cell>
          <table:table-cell office:value-type="float" office:value="-0.00000554761658877467" calcext:value-type="float">
            <text:p>-5.54761658877467E-06</text:p>
          </table:table-cell>
          <table:table-cell office:value-type="float" office:value="-0.00000689068786746683" calcext:value-type="float">
            <text:p>-6.89068786746683E-06</text:p>
          </table:table-cell>
          <table:table-cell office:value-type="float" office:value="0.0000170782355706778" calcext:value-type="float">
            <text:p>1.70782355706778E-05</text:p>
          </table:table-cell>
          <table:table-cell office:value-type="float" office:value="0.0000518334914264007" calcext:value-type="float">
            <text:p>5.18334914264007E-05</text:p>
          </table:table-cell>
          <table:table-cell office:value-type="float" office:value="-0.0000503524131334476" calcext:value-type="float">
            <text:p>-5.03524131334476E-05</text:p>
          </table:table-cell>
          <table:table-cell office:value-type="float" office:value="-0.0000168471451480467" calcext:value-type="float">
            <text:p>-1.68471451480467E-05</text:p>
          </table:table-cell>
          <table:table-cell office:value-type="float" office:value="0.00000381819544681417" calcext:value-type="float">
            <text:p>3.81819544681417E-06</text:p>
          </table:table-cell>
          <table:table-cell office:value-type="float" office:value="0.0000064862884476824" calcext:value-type="float">
            <text:p>6.4862884476824E-06</text:p>
          </table:table-cell>
          <table:table-cell office:value-type="float" office:value="-0.0000234493080841225" calcext:value-type="float">
            <text:p>-2.34493080841225E-05</text:p>
          </table:table-cell>
          <table:table-cell office:value-type="float" office:value="0.0000673870197131499" calcext:value-type="float">
            <text:p>6.73870197131499E-05</text:p>
          </table:table-cell>
          <table:table-cell office:value-type="float" office:value="-0.0000179333770872203" calcext:value-type="float">
            <text:p>-1.79333770872203E-05</text:p>
          </table:table-cell>
          <table:table-cell office:value-type="float" office:value="0.0000183006835128841" calcext:value-type="float">
            <text:p>1.83006835128841E-05</text:p>
          </table:table-cell>
          <table:table-cell office:value-type="float" office:value="0.0000337634944904686" calcext:value-type="float">
            <text:p>3.37634944904686E-05</text:p>
          </table:table-cell>
          <table:table-cell office:value-type="float" office:value="-0.0000637102930040601" calcext:value-type="float">
            <text:p>-6.37102930040601E-05</text:p>
          </table:table-cell>
          <table:table-cell table:number-columns-repeated="416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3498174170709" calcext:value-type="float">
            <text:p>1.13498174170709</text:p>
          </table:table-cell>
          <table:table-cell table:formula="of:=[.B9]*9.8" office:value-type="float" office:value="11.1228210687295" calcext:value-type="float">
            <text:p>11.122821068729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0348232026411328" calcext:value-type="float">
            <text:p>3.48232026411328E-09</text:p>
          </table:table-cell>
          <table:table-cell table:formula="of:=0.5*[.D12]*(([.D5]-[.C5])/([.D1]-[.C1]))^2" office:value-type="float" office:value="0.00000190900970198776" calcext:value-type="float">
            <text:p>1.90900970198776E-06</text:p>
          </table:table-cell>
          <table:table-cell table:formula="of:=0.5*[.E12]*(([.E5]-[.D5])/([.E1]-[.D1]))^2" office:value-type="float" office:value="0.0000029666087879548" calcext:value-type="float">
            <text:p>2.9666087879548E-06</text:p>
          </table:table-cell>
          <table:table-cell table:formula="of:=0.5*[.F12]*(([.F5]-[.E5])/([.F1]-[.E1]))^2" office:value-type="float" office:value="0.000000468378800658547" calcext:value-type="float">
            <text:p>4.68378800658547E-07</text:p>
          </table:table-cell>
          <table:table-cell table:formula="of:=0.5*[.G12]*(([.G5]-[.F5])/([.G1]-[.F1]))^2" office:value-type="float" office:value="0.00000175257674671107" calcext:value-type="float">
            <text:p>1.75257674671107E-06</text:p>
          </table:table-cell>
          <table:table-cell table:formula="of:=0.5*[.H12]*(([.H5]-[.G5])/([.H1]-[.G1]))^2" office:value-type="float" office:value="0.0000476054858356507" calcext:value-type="float">
            <text:p>4.76054858356507E-05</text:p>
          </table:table-cell>
          <table:table-cell table:formula="of:=0.5*[.I12]*(([.I5]-[.H5])/([.I1]-[.H1]))^2" office:value-type="float" office:value="0.00000454944897153391" calcext:value-type="float">
            <text:p>4.54944897153391E-06</text:p>
          </table:table-cell>
          <table:table-cell table:formula="of:=0.5*[.J12]*(([.J5]-[.I5])/([.J1]-[.I1]))^2" office:value-type="float" office:value="0.00000371463058055157" calcext:value-type="float">
            <text:p>3.71463058055157E-06</text:p>
          </table:table-cell>
          <table:table-cell table:formula="of:=0.5*[.K12]*(([.K5]-[.J5])/([.K1]-[.J1]))^2" office:value-type="float" office:value="0.0000171600875895137" calcext:value-type="float">
            <text:p>1.71600875895137E-05</text:p>
          </table:table-cell>
          <table:table-cell table:formula="of:=0.5*[.L12]*(([.L5]-[.K5])/([.L1]-[.K1]))^2" office:value-type="float" office:value="0.0000169120724443637" calcext:value-type="float">
            <text:p>1.69120724443637E-05</text:p>
          </table:table-cell>
          <table:table-cell table:formula="of:=0.5*[.M12]*(([.M5]-[.L5])/([.M1]-[.L1]))^2" office:value-type="float" office:value="0.00000818373153567722" calcext:value-type="float">
            <text:p>8.18373153567722E-06</text:p>
          </table:table-cell>
          <table:table-cell table:formula="of:=0.5*[.N12]*(([.N5]-[.M5])/([.N1]-[.M1]))^2" office:value-type="float" office:value="0.0000900627753804705" calcext:value-type="float">
            <text:p>9.00627753804705E-05</text:p>
          </table:table-cell>
          <table:table-cell table:formula="of:=0.5*[.O12]*(([.O5]-[.N5])/([.O1]-[.N1]))^2" office:value-type="float" office:value="0.0000156981140313059" calcext:value-type="float">
            <text:p>1.56981140313059E-05</text:p>
          </table:table-cell>
          <table:table-cell table:formula="of:=0.5*[.P12]*(([.P5]-[.O5])/([.P1]-[.O1]))^2" office:value-type="float" office:value="0.00000195657339526432" calcext:value-type="float">
            <text:p>1.95657339526432E-06</text:p>
          </table:table-cell>
          <table:table-cell table:formula="of:=0.5*[.Q12]*(([.Q5]-[.P5])/([.Q1]-[.P1]))^2" office:value-type="float" office:value="0.0000000164934969912295" calcext:value-type="float">
            <text:p>1.64934969912295E-08</text:p>
          </table:table-cell>
          <table:table-cell table:formula="of:=0.5*[.R12]*(([.R5]-[.Q5])/([.R1]-[.Q1]))^2" office:value-type="float" office:value="0.00000201649640533308" calcext:value-type="float">
            <text:p>2.01649640533308E-06</text:p>
          </table:table-cell>
          <table:table-cell table:formula="of:=0.5*[.S12]*(([.S5]-[.R5])/([.S1]-[.R1]))^2" office:value-type="float" office:value="0.000000934235405356251" calcext:value-type="float">
            <text:p>9.34235405356251E-07</text:p>
          </table:table-cell>
          <table:table-cell table:formula="of:=0.5*[.T12]*(([.T5]-[.S5])/([.T1]-[.S1]))^2" office:value-type="float" office:value="0.00000184882427210428" calcext:value-type="float">
            <text:p>1.84882427210428E-06</text:p>
          </table:table-cell>
          <table:table-cell table:formula="of:=0.5*[.U12]*(([.U5]-[.T5])/([.U1]-[.T1]))^2" office:value-type="float" office:value="0.0000314054717371946" calcext:value-type="float">
            <text:p>3.14054717371946E-05</text:p>
          </table:table-cell>
          <table:table-cell table:formula="of:=0.5*[.V12]*(([.V5]-[.U5])/([.V1]-[.U1]))^2" office:value-type="float" office:value="0.00000333897278064854" calcext:value-type="float">
            <text:p>3.33897278064854E-06</text:p>
          </table:table-cell>
          <table:table-cell table:formula="of:=0.5*[.W12]*(([.W5]-[.V5])/([.W1]-[.V1]))^2" office:value-type="float" office:value="0.00000201598655333585" calcext:value-type="float">
            <text:p>2.01598655333585E-06</text:p>
          </table:table-cell>
          <table:table-cell table:formula="of:=0.5*[.X12]*(([.X5]-[.W5])/([.X1]-[.W1]))^2" office:value-type="float" office:value="0.0000304992596258225" calcext:value-type="float">
            <text:p>3.04992596258225E-05</text:p>
          </table:table-cell>
          <table:table-cell table:formula="of:=0.5*[.Y12]*(([.Y5]-[.X5])/([.Y1]-[.X1]))^2" office:value-type="float" office:value="0.00000439292171132831" calcext:value-type="float">
            <text:p>4.39292171132831E-06</text:p>
          </table:table-cell>
          <table:table-cell table:formula="of:=0.5*[.Z12]*(([.Z5]-[.Y5])/([.Z1]-[.Y1]))^2" office:value-type="float" office:value="0.0000495462934224227" calcext:value-type="float">
            <text:p>4.95462934224227E-05</text:p>
          </table:table-cell>
          <table:table-cell table:formula="of:=0.5*[.AA12]*(([.AA5]-[.Z5])/([.AA1]-[.Z1]))^2" office:value-type="float" office:value="0.00000279289837698665" calcext:value-type="float">
            <text:p>2.79289837698665E-06</text:p>
          </table:table-cell>
          <table:table-cell table:formula="of:=0.5*[.AB12]*(([.AB5]-[.AA5])/([.AB1]-[.AA1]))^2" office:value-type="float" office:value="0.0000132112149600291" calcext:value-type="float">
            <text:p>1.32112149600291E-05</text:p>
          </table:table-cell>
          <table:table-cell table:formula="of:=0.5*[.AC12]*(([.AC5]-[.AB5])/([.AC1]-[.AB1]))^2" office:value-type="float" office:value="0.00000159934145993938" calcext:value-type="float">
            <text:p>1.59934145993938E-06</text:p>
          </table:table-cell>
          <table:table-cell table:formula="of:=0.5*[.AD12]*(([.AD5]-[.AC5])/([.AD1]-[.AC1]))^2" office:value-type="float" office:value="0.00000327849758221015" calcext:value-type="float">
            <text:p>3.27849758221015E-06</text:p>
          </table:table-cell>
          <table:table-cell table:formula="of:=0.5*[.AE12]*(([.AE5]-[.AD5])/([.AE1]-[.AD1]))^2" office:value-type="float" office:value="0.000000129699396921718" calcext:value-type="float">
            <text:p>1.29699396921718E-07</text:p>
          </table:table-cell>
          <table:table-cell table:formula="of:=0.5*[.AF12]*(([.AF5]-[.AE5])/([.AF1]-[.AE1]))^2" office:value-type="float" office:value="0.00000412080326337529" calcext:value-type="float">
            <text:p>4.12080326337529E-06</text:p>
          </table:table-cell>
          <table:table-cell table:formula="of:=0.5*[.AG12]*(([.AG5]-[.AF5])/([.AG1]-[.AF1]))^2" office:value-type="float" office:value="0.0000209610972381155" calcext:value-type="float">
            <text:p>2.09610972381155E-05</text:p>
          </table:table-cell>
          <table:table-cell table:formula="of:=0.5*[.AH12]*(([.AH5]-[.AG5])/([.AH1]-[.AG1]))^2" office:value-type="float" office:value="0.00000132286407846268" calcext:value-type="float">
            <text:p>1.32286407846268E-06</text:p>
          </table:table-cell>
          <table:table-cell table:formula="of:=0.5*[.AI12]*(([.AI5]-[.AH5])/([.AI1]-[.AH1]))^2" office:value-type="float" office:value="0.0000214696214100509" calcext:value-type="float">
            <text:p>2.14696214100509E-05</text:p>
          </table:table-cell>
          <table:table-cell table:formula="of:=0.5*[.AJ12]*(([.AJ5]-[.AI5])/([.AJ1]-[.AI1]))^2" office:value-type="float" office:value="0.0000389604899788661" calcext:value-type="float">
            <text:p>3.89604899788661E-05</text:p>
          </table:table-cell>
          <table:table-cell table:formula="of:=0.5*[.AK12]*(([.AK5]-[.AJ5])/([.AK1]-[.AJ1]))^2" office:value-type="float" office:value="0.0000000478282376988532" calcext:value-type="float">
            <text:p>4.78282376988532E-08</text:p>
          </table:table-cell>
          <table:table-cell table:formula="of:=0.5*[.AL12]*(([.AL5]-[.AK5])/([.AL1]-[.AK1]))^2" office:value-type="float" office:value="0.00000620587763956985" calcext:value-type="float">
            <text:p>6.20587763956985E-06</text:p>
          </table:table-cell>
          <table:table-cell table:formula="of:=0.5*[.AM12]*(([.AM5]-[.AL5])/([.AM1]-[.AL1]))^2" office:value-type="float" office:value="0.00000548112935137319" calcext:value-type="float">
            <text:p>5.48112935137319E-06</text:p>
          </table:table-cell>
          <table:table-cell table:formula="of:=0.5*[.AN12]*(([.AN5]-[.AM5])/([.AN1]-[.AM1]))^2" office:value-type="float" office:value="0.00000119994307280182" calcext:value-type="float">
            <text:p>1.19994307280182E-06</text:p>
          </table:table-cell>
          <table:table-cell table:formula="of:=0.5*[.AO12]*(([.AO5]-[.AN5])/([.AO1]-[.AN1]))^2" office:value-type="float" office:value="0.000000341021079246976" calcext:value-type="float">
            <text:p>3.41021079246976E-07</text:p>
          </table:table-cell>
          <table:table-cell table:formula="of:=0.5*[.AP12]*(([.AP5]-[.AO5])/([.AP1]-[.AO1]))^2" office:value-type="float" office:value="0.0000000187898256333119" calcext:value-type="float">
            <text:p>1.87898256333119E-08</text:p>
          </table:table-cell>
          <table:table-cell table:formula="of:=0.5*[.AQ12]*(([.AQ5]-[.AP5])/([.AQ1]-[.AP1]))^2" office:value-type="float" office:value="0.000000127093712233131" calcext:value-type="float">
            <text:p>1.27093712233131E-07</text:p>
          </table:table-cell>
          <table:table-cell table:formula="of:=0.5*[.AR12]*(([.AR5]-[.AQ5])/([.AR1]-[.AQ1]))^2" office:value-type="float" office:value="0.00000230919337497907" calcext:value-type="float">
            <text:p>2.30919337497907E-06</text:p>
          </table:table-cell>
          <table:table-cell table:formula="of:=0.5*[.AS12]*(([.AS5]-[.AR5])/([.AS1]-[.AR1]))^2" office:value-type="float" office:value="0.00000329919016881331" calcext:value-type="float">
            <text:p>3.29919016881331E-06</text:p>
          </table:table-cell>
          <table:table-cell table:formula="of:=0.5*[.AT12]*(([.AT5]-[.AS5])/([.AT1]-[.AS1]))^2" office:value-type="float" office:value="0.0000000758800520584522" calcext:value-type="float">
            <text:p>7.58800520584522E-08</text:p>
          </table:table-cell>
          <table:table-cell table:formula="of:=0.5*[.AU12]*(([.AU5]-[.AT5])/([.AU1]-[.AT1]))^2" office:value-type="float" office:value="0.00000134762084321887" calcext:value-type="float">
            <text:p>1.34762084321887E-06</text:p>
          </table:table-cell>
          <table:table-cell table:formula="of:=0.5*[.AV12]*(([.AV5]-[.AU5])/([.AV1]-[.AU1]))^2" office:value-type="float" office:value="0.00000428458857380849" calcext:value-type="float">
            <text:p>4.28458857380849E-06</text:p>
          </table:table-cell>
          <table:table-cell table:formula="of:=0.5*[.AW12]*(([.AW5]-[.AV5])/([.AW1]-[.AV1]))^2" office:value-type="float" office:value="0.00000410929444972331" calcext:value-type="float">
            <text:p>4.10929444972331E-06</text:p>
          </table:table-cell>
          <table:table-cell table:formula="of:=0.5*[.AX12]*(([.AX5]-[.AW5])/([.AX1]-[.AW1]))^2" office:value-type="float" office:value="0.000000699022505406189" calcext:value-type="float">
            <text:p>6.99022505406189E-07</text:p>
          </table:table-cell>
          <table:table-cell table:formula="of:=0.5*[.AY12]*(([.AY5]-[.AX5])/([.AY1]-[.AX1]))^2" office:value-type="float" office:value="0.000000167364255861435" calcext:value-type="float">
            <text:p>1.67364255861435E-07</text:p>
          </table:table-cell>
          <table:table-cell table:formula="of:=0.5*[.AZ12]*(([.AZ5]-[.AY5])/([.AZ1]-[.AY1]))^2" office:value-type="float" office:value="0.0000143301614617546" calcext:value-type="float">
            <text:p>1.43301614617546E-05</text:p>
          </table:table-cell>
          <table:table-cell table:formula="of:=0.5*[.BA12]*(([.BA5]-[.AZ5])/([.BA1]-[.AZ1]))^2" office:value-type="float" office:value="0.00000981181715288061" calcext:value-type="float">
            <text:p>9.81181715288061E-06</text:p>
          </table:table-cell>
          <table:table-cell table:formula="of:=0.5*[.BB12]*(([.BB5]-[.BA5])/([.BB1]-[.BA1]))^2" office:value-type="float" office:value="0.000000857870056335776" calcext:value-type="float">
            <text:p>8.57870056335776E-07</text:p>
          </table:table-cell>
          <table:table-cell table:formula="of:=0.5*[.BC12]*(([.BC5]-[.BB5])/([.BC1]-[.BB1]))^2" office:value-type="float" office:value="0.000000584960124037486" calcext:value-type="float">
            <text:p>5.84960124037486E-07</text:p>
          </table:table-cell>
          <table:table-cell table:formula="of:=0.5*[.BD12]*(([.BD5]-[.BC5])/([.BD1]-[.BC1]))^2" office:value-type="float" office:value="0.0000276152243736536" calcext:value-type="float">
            <text:p>2.76152243736536E-05</text:p>
          </table:table-cell>
          <table:table-cell table:formula="of:=0.5*[.BE12]*(([.BE5]-[.BD5])/([.BE1]-[.BD1]))^2" office:value-type="float" office:value="0.0000735560063135285" calcext:value-type="float">
            <text:p>7.35560063135285E-05</text:p>
          </table:table-cell>
          <table:table-cell table:formula="of:=0.5*[.BF12]*(([.BF5]-[.BE5])/([.BF1]-[.BE1]))^2" office:value-type="float" office:value="0.0000000326999944826801" calcext:value-type="float">
            <text:p>3.26999944826801E-08</text:p>
          </table:table-cell>
          <table:table-cell table:formula="of:=0.5*[.BG12]*(([.BG5]-[.BF5])/([.BG1]-[.BF1]))^2" office:value-type="float" office:value="0.00000811519857417141" calcext:value-type="float">
            <text:p>8.11519857417141E-06</text:p>
          </table:table-cell>
          <table:table-cell table:formula="of:=0.5*[.BH12]*(([.BH5]-[.BG5])/([.BH1]-[.BG1]))^2" office:value-type="float" office:value="0.000000640972913254687" calcext:value-type="float">
            <text:p>6.40972913254687E-07</text:p>
          </table:table-cell>
          <table:table-cell table:formula="of:=0.5*[.BI12]*(([.BI5]-[.BH5])/([.BI1]-[.BH1]))^2" office:value-type="float" office:value="0.0000323294163438415" calcext:value-type="float">
            <text:p>3.23294163438415E-05</text:p>
          </table:table-cell>
          <table:table-cell table:formula="of:=0.5*[.BJ12]*(([.BJ5]-[.BI5])/([.BJ1]-[.BI1]))^2" office:value-type="float" office:value="0.0000244534013382755" calcext:value-type="float">
            <text:p>2.44534013382755E-05</text:p>
          </table:table-cell>
          <table:table-cell table:formula="of:=0.5*[.BK12]*(([.BK5]-[.BJ5])/([.BK1]-[.BJ1]))^2" office:value-type="float" office:value="0.00000701343582210679" calcext:value-type="float">
            <text:p>7.01343582210679E-06</text:p>
          </table:table-cell>
          <table:table-cell table:formula="of:=0.5*[.BL12]*(([.BL5]-[.BK5])/([.BL1]-[.BK1]))^2" office:value-type="float" office:value="0.0000398664973770351" calcext:value-type="float">
            <text:p>3.98664973770351E-05</text:p>
          </table:table-cell>
          <table:table-cell table:formula="of:=0.5*[.BM12]*(([.BM5]-[.BL5])/([.BM1]-[.BL1]))^2" office:value-type="float" office:value="0.0000063393587047688" calcext:value-type="float">
            <text:p>6.3393587047688E-06</text:p>
          </table:table-cell>
          <table:table-cell table:formula="of:=0.5*[.BN12]*(([.BN5]-[.BM5])/([.BN1]-[.BM1]))^2" office:value-type="float" office:value="0.000121680834979625" calcext:value-type="float">
            <text:p>0.00012168083498</text:p>
          </table:table-cell>
          <table:table-cell table:formula="of:=0.5*[.BO12]*(([.BO5]-[.BN5])/([.BO1]-[.BN1]))^2" office:value-type="float" office:value="0.0000551617684065588" calcext:value-type="float">
            <text:p>5.51617684065588E-05</text:p>
          </table:table-cell>
          <table:table-cell table:formula="of:=0.5*[.BP12]*(([.BP5]-[.BO5])/([.BP1]-[.BO1]))^2" office:value-type="float" office:value="0.000470287570147843" calcext:value-type="float">
            <text:p>0.000470287570148</text:p>
          </table:table-cell>
          <table:table-cell table:formula="of:=0.5*[.BQ12]*(([.BQ5]-[.BP5])/([.BQ1]-[.BP1]))^2" office:value-type="float" office:value="0.000220792786667439" calcext:value-type="float">
            <text:p>0.000220792786667</text:p>
          </table:table-cell>
          <table:table-cell table:formula="of:=0.5*[.BR12]*(([.BR5]-[.BQ5])/([.BR1]-[.BQ1]))^2" office:value-type="float" office:value="0.00137420670932668" calcext:value-type="float">
            <text:p>0.001374206709327</text:p>
          </table:table-cell>
          <table:table-cell table:formula="of:=0.5*[.BS12]*(([.BS5]-[.BR5])/([.BS1]-[.BR1]))^2" office:value-type="float" office:value="0.00000828789223638382" calcext:value-type="float">
            <text:p>8.28789223638382E-06</text:p>
          </table:table-cell>
          <table:table-cell table:formula="of:=0.5*[.BT12]*(([.BT5]-[.BS5])/([.BT1]-[.BS1]))^2" office:value-type="float" office:value="0.0029652234192289" calcext:value-type="float">
            <text:p>0.002965223419229</text:p>
          </table:table-cell>
          <table:table-cell table:formula="of:=0.5*[.BU12]*(([.BU5]-[.BT5])/([.BU1]-[.BT1]))^2" office:value-type="float" office:value="0.00000461662554536062" calcext:value-type="float">
            <text:p>4.61662554536062E-06</text:p>
          </table:table-cell>
          <table:table-cell table:formula="of:=0.5*[.BV12]*(([.BV5]-[.BU5])/([.BV1]-[.BU1]))^2" office:value-type="float" office:value="0.00171596598083996" calcext:value-type="float">
            <text:p>0.00171596598084</text:p>
          </table:table-cell>
          <table:table-cell table:formula="of:=0.5*[.BW12]*(([.BW5]-[.BV5])/([.BW1]-[.BV1]))^2" office:value-type="float" office:value="0.0350924845089008" calcext:value-type="float">
            <text:p>0.035092484508901</text:p>
          </table:table-cell>
          <table:table-cell table:formula="of:=0.5*[.BX12]*(([.BX5]-[.BW5])/([.BX1]-[.BW1]))^2" office:value-type="float" office:value="0.0715634415831042" calcext:value-type="float">
            <text:p>0.071563441583104</text:p>
          </table:table-cell>
          <table:table-cell table:formula="of:=0.5*[.BY12]*(([.BY5]-[.BX5])/([.BY1]-[.BX1]))^2" office:value-type="float" office:value="0.0362188859332403" calcext:value-type="float">
            <text:p>0.03621888593324</text:p>
          </table:table-cell>
          <table:table-cell table:formula="of:=0.5*[.BZ12]*(([.BZ5]-[.BY5])/([.BZ1]-[.BY1]))^2" office:value-type="float" office:value="0.0016361528881294" calcext:value-type="float">
            <text:p>0.001636152888129</text:p>
          </table:table-cell>
          <table:table-cell table:formula="of:=0.5*[.CA12]*(([.CA5]-[.BZ5])/([.CA1]-[.BZ1]))^2" office:value-type="float" office:value="0.00991156749232937" calcext:value-type="float">
            <text:p>0.009911567492329</text:p>
          </table:table-cell>
          <table:table-cell table:formula="of:=0.5*[.CB12]*(([.CB5]-[.CA5])/([.CB1]-[.CA1]))^2" office:value-type="float" office:value="0.0000156961631233562" calcext:value-type="float">
            <text:p>1.56961631233562E-05</text:p>
          </table:table-cell>
          <table:table-cell table:formula="of:=0.5*[.CC12]*(([.CC5]-[.CB5])/([.CC1]-[.CB1]))^2" office:value-type="float" office:value="0.0070981934982125" calcext:value-type="float">
            <text:p>0.007098193498213</text:p>
          </table:table-cell>
          <table:table-cell table:formula="of:=0.5*[.CD12]*(([.CD5]-[.CC5])/([.CD1]-[.CC1]))^2" office:value-type="float" office:value="0.00416589209334759" calcext:value-type="float">
            <text:p>0.004165892093348</text:p>
          </table:table-cell>
          <table:table-cell table:formula="of:=0.5*[.CE12]*(([.CE5]-[.CD5])/([.CE1]-[.CD1]))^2" office:value-type="float" office:value="0.00140661442533667" calcext:value-type="float">
            <text:p>0.001406614425337</text:p>
          </table:table-cell>
          <table:table-cell table:formula="of:=0.5*[.CF12]*(([.CF5]-[.CE5])/([.CF1]-[.CE1]))^2" office:value-type="float" office:value="0.00104826045292303" calcext:value-type="float">
            <text:p>0.001048260452923</text:p>
          </table:table-cell>
          <table:table-cell table:formula="of:=0.5*[.CG12]*(([.CG5]-[.CF5])/([.CG1]-[.CF1]))^2" office:value-type="float" office:value="0.0143014045108919" calcext:value-type="float">
            <text:p>0.014301404510892</text:p>
          </table:table-cell>
          <table:table-cell table:formula="of:=0.5*[.CH12]*(([.CH5]-[.CG5])/([.CH1]-[.CG1]))^2" office:value-type="float" office:value="0.00388100071808119" calcext:value-type="float">
            <text:p>0.003881000718081</text:p>
          </table:table-cell>
          <table:table-cell table:formula="of:=0.5*[.CI12]*(([.CI5]-[.CH5])/([.CI1]-[.CH1]))^2" office:value-type="float" office:value="0.00334448220083015" calcext:value-type="float">
            <text:p>0.00334448220083</text:p>
          </table:table-cell>
          <table:table-cell table:formula="of:=0.5*[.CJ12]*(([.CJ5]-[.CI5])/([.CJ1]-[.CI1]))^2" office:value-type="float" office:value="0.00296976353966255" calcext:value-type="float">
            <text:p>0.002969763539663</text:p>
          </table:table-cell>
          <table:table-cell table:formula="of:=0.5*[.CK12]*(([.CK5]-[.CJ5])/([.CK1]-[.CJ1]))^2" office:value-type="float" office:value="0.00114398646144812" calcext:value-type="float">
            <text:p>0.001143986461448</text:p>
          </table:table-cell>
          <table:table-cell table:formula="of:=0.5*[.CL12]*(([.CL5]-[.CK5])/([.CL1]-[.CK1]))^2" office:value-type="float" office:value="0.00569161418113381" calcext:value-type="float">
            <text:p>0.005691614181134</text:p>
          </table:table-cell>
          <table:table-cell table:formula="of:=0.5*[.CM12]*(([.CM5]-[.CL5])/([.CM1]-[.CL1]))^2" office:value-type="float" office:value="0.00778831867477506" calcext:value-type="float">
            <text:p>0.007788318674775</text:p>
          </table:table-cell>
          <table:table-cell table:formula="of:=0.5*[.CN12]*(([.CN5]-[.CM5])/([.CN1]-[.CM1]))^2" office:value-type="float" office:value="0.0000805212092217632" calcext:value-type="float">
            <text:p>8.05212092217632E-05</text:p>
          </table:table-cell>
          <table:table-cell table:formula="of:=0.5*[.CO12]*(([.CO5]-[.CN5])/([.CO1]-[.CN1]))^2" office:value-type="float" office:value="0.000355937499984261" calcext:value-type="float">
            <text:p>0.000355937499984</text:p>
          </table:table-cell>
          <table:table-cell table:formula="of:=0.5*[.CP12]*(([.CP5]-[.CO5])/([.CP1]-[.CO1]))^2" office:value-type="float" office:value="0.000272760343453749" calcext:value-type="float">
            <text:p>0.000272760343454</text:p>
          </table:table-cell>
          <table:table-cell table:formula="of:=0.5*[.CQ12]*(([.CQ5]-[.CP5])/([.CQ1]-[.CP1]))^2" office:value-type="float" office:value="0.0014462255151684" calcext:value-type="float">
            <text:p>0.001446225515168</text:p>
          </table:table-cell>
          <table:table-cell table:formula="of:=0.5*[.CR12]*(([.CR5]-[.CQ5])/([.CR1]-[.CQ1]))^2" office:value-type="float" office:value="0.000146063232937006" calcext:value-type="float">
            <text:p>0.000146063232937</text:p>
          </table:table-cell>
          <table:table-cell table:formula="of:=0.5*[.CS12]*(([.CS5]-[.CR5])/([.CS1]-[.CR1]))^2" office:value-type="float" office:value="0.00000146867372708038" calcext:value-type="float">
            <text:p>1.46867372708038E-06</text:p>
          </table:table-cell>
          <table:table-cell table:formula="of:=0.5*[.CT12]*(([.CT5]-[.CS5])/([.CT1]-[.CS1]))^2" office:value-type="float" office:value="0.0536811227676661" calcext:value-type="float">
            <text:p>0.053681122767666</text:p>
          </table:table-cell>
          <table:table-cell table:formula="of:=0.5*[.CU12]*(([.CU5]-[.CT5])/([.CU1]-[.CT1]))^2" office:value-type="float" office:value="0.0477315896883001" calcext:value-type="float">
            <text:p>0.0477315896883</text:p>
          </table:table-cell>
          <table:table-cell table:formula="of:=0.5*[.CV12]*(([.CV5]-[.CU5])/([.CV1]-[.CU1]))^2" office:value-type="float" office:value="0.0439196275780564" calcext:value-type="float">
            <text:p>0.043919627578056</text:p>
          </table:table-cell>
          <table:table-cell table:formula="of:=0.5*[.CW12]*(([.CW5]-[.CV5])/([.CW1]-[.CV1]))^2" office:value-type="float" office:value="0.130459402342074" calcext:value-type="float">
            <text:p>0.130459402342074</text:p>
          </table:table-cell>
          <table:table-cell table:formula="of:=0.5*[.CX12]*(([.CX5]-[.CW5])/([.CX1]-[.CW1]))^2" office:value-type="float" office:value="0.0153676652439274" calcext:value-type="float">
            <text:p>0.015367665243927</text:p>
          </table:table-cell>
          <table:table-cell table:formula="of:=0.5*[.CY12]*(([.CY5]-[.CX5])/([.CY1]-[.CX1]))^2" office:value-type="float" office:value="0.0175651973000245" calcext:value-type="float">
            <text:p>0.017565197300025</text:p>
          </table:table-cell>
          <table:table-cell table:formula="of:=0.5*[.CZ12]*(([.CZ5]-[.CY5])/([.CZ1]-[.CY1]))^2" office:value-type="float" office:value="0.000766939683387173" calcext:value-type="float">
            <text:p>0.000766939683387</text:p>
          </table:table-cell>
          <table:table-cell table:formula="of:=0.5*[.DA12]*(([.DA5]-[.CZ5])/([.DA1]-[.CZ1]))^2" office:value-type="float" office:value="0.00182283988873185" calcext:value-type="float">
            <text:p>0.001822839888732</text:p>
          </table:table-cell>
          <table:table-cell table:formula="of:=0.5*[.DB12]*(([.DB5]-[.DA5])/([.DB1]-[.DA1]))^2" office:value-type="float" office:value="0.00255726248222309" calcext:value-type="float">
            <text:p>0.002557262482223</text:p>
          </table:table-cell>
          <table:table-cell table:formula="of:=0.5*[.DC12]*(([.DC5]-[.DB5])/([.DC1]-[.DB1]))^2" office:value-type="float" office:value="0.000227869843309118" calcext:value-type="float">
            <text:p>0.000227869843309</text:p>
          </table:table-cell>
          <table:table-cell table:formula="of:=0.5*[.DD12]*(([.DD5]-[.DC5])/([.DD1]-[.DC1]))^2" office:value-type="float" office:value="0.0000527585076103015" calcext:value-type="float">
            <text:p>5.27585076103015E-05</text:p>
          </table:table-cell>
          <table:table-cell table:formula="of:=0.5*[.DE12]*(([.DE5]-[.DD5])/([.DE1]-[.DD1]))^2" office:value-type="float" office:value="0.000513615047494692" calcext:value-type="float">
            <text:p>0.000513615047495</text:p>
          </table:table-cell>
          <table:table-cell table:formula="of:=0.5*[.DF12]*(([.DF5]-[.DE5])/([.DF1]-[.DE1]))^2" office:value-type="float" office:value="0.00179459696048342" calcext:value-type="float">
            <text:p>0.001794596960483</text:p>
          </table:table-cell>
          <table:table-cell table:formula="of:=0.5*[.DG12]*(([.DG5]-[.DF5])/([.DG1]-[.DF1]))^2" office:value-type="float" office:value="0.00702010701180694" calcext:value-type="float">
            <text:p>0.007020107011807</text:p>
          </table:table-cell>
          <table:table-cell table:formula="of:=0.5*[.DH12]*(([.DH5]-[.DG5])/([.DH1]-[.DG1]))^2" office:value-type="float" office:value="0.00324642484329696" calcext:value-type="float">
            <text:p>0.003246424843297</text:p>
          </table:table-cell>
          <table:table-cell table:formula="of:=0.5*[.DI12]*(([.DI5]-[.DH5])/([.DI1]-[.DH1]))^2" office:value-type="float" office:value="0.00000792284553705989" calcext:value-type="float">
            <text:p>7.92284553705989E-06</text:p>
          </table:table-cell>
          <table:table-cell table:formula="of:=0.5*[.DJ12]*(([.DJ5]-[.DI5])/([.DJ1]-[.DI1]))^2" office:value-type="float" office:value="0.00393175132984" calcext:value-type="float">
            <text:p>0.00393175132984</text:p>
          </table:table-cell>
          <table:table-cell table:formula="of:=0.5*[.DK12]*(([.DK5]-[.DJ5])/([.DK1]-[.DJ1]))^2" office:value-type="float" office:value="0.000772650234352728" calcext:value-type="float">
            <text:p>0.000772650234353</text:p>
          </table:table-cell>
          <table:table-cell table:formula="of:=0.5*[.DL12]*(([.DL5]-[.DK5])/([.DL1]-[.DK1]))^2" office:value-type="float" office:value="0.00143378262297883" calcext:value-type="float">
            <text:p>0.001433782622979</text:p>
          </table:table-cell>
          <table:table-cell table:formula="of:=0.5*[.DM12]*(([.DM5]-[.DL5])/([.DM1]-[.DL1]))^2" office:value-type="float" office:value="0.00116109750432014" calcext:value-type="float">
            <text:p>0.00116109750432</text:p>
          </table:table-cell>
          <table:table-cell table:formula="of:=0.5*[.DN12]*(([.DN5]-[.DM5])/([.DN1]-[.DM1]))^2" office:value-type="float" office:value="0.000105952686040547" calcext:value-type="float">
            <text:p>0.000105952686041</text:p>
          </table:table-cell>
          <table:table-cell table:formula="of:=0.5*[.DO12]*(([.DO5]-[.DN5])/([.DO1]-[.DN1]))^2" office:value-type="float" office:value="0.000429362549992098" calcext:value-type="float">
            <text:p>0.000429362549992</text:p>
          </table:table-cell>
          <table:table-cell table:formula="of:=0.5*[.DP12]*(([.DP5]-[.DO5])/([.DP1]-[.DO1]))^2" office:value-type="float" office:value="0.000180567506488729" calcext:value-type="float">
            <text:p>0.000180567506489</text:p>
          </table:table-cell>
          <table:table-cell table:formula="of:=0.5*[.DQ12]*(([.DQ5]-[.DP5])/([.DQ1]-[.DP1]))^2" office:value-type="float" office:value="0.000280317796333063" calcext:value-type="float">
            <text:p>0.000280317796333</text:p>
          </table:table-cell>
          <table:table-cell table:formula="of:=0.5*[.DR12]*(([.DR5]-[.DQ5])/([.DR1]-[.DQ1]))^2" office:value-type="float" office:value="0.00107507313719018" calcext:value-type="float">
            <text:p>0.00107507313719</text:p>
          </table:table-cell>
          <table:table-cell table:formula="of:=0.5*[.DS12]*(([.DS5]-[.DR5])/([.DS1]-[.DR1]))^2" office:value-type="float" office:value="0.0479444697844388" calcext:value-type="float">
            <text:p>0.047944469784439</text:p>
          </table:table-cell>
          <table:table-cell table:formula="of:=0.5*[.DT12]*(([.DT5]-[.DS5])/([.DT1]-[.DS1]))^2" office:value-type="float" office:value="0.00112964609503277" calcext:value-type="float">
            <text:p>0.001129646095033</text:p>
          </table:table-cell>
          <table:table-cell table:formula="of:=0.5*[.DU12]*(([.DU5]-[.DT5])/([.DU1]-[.DT1]))^2" office:value-type="float" office:value="0.0431897031022829" calcext:value-type="float">
            <text:p>0.043189703102283</text:p>
          </table:table-cell>
          <table:table-cell table:formula="of:=0.5*[.DV12]*(([.DV5]-[.DU5])/([.DV1]-[.DU1]))^2" office:value-type="float" office:value="0.00019855642752492" calcext:value-type="float">
            <text:p>0.000198556427525</text:p>
          </table:table-cell>
          <table:table-cell table:formula="of:=0.5*[.DW12]*(([.DW5]-[.DV5])/([.DW1]-[.DV1]))^2" office:value-type="float" office:value="0.00129111501817298" calcext:value-type="float">
            <text:p>0.001291115018173</text:p>
          </table:table-cell>
          <table:table-cell table:formula="of:=0.5*[.DX12]*(([.DX5]-[.DW5])/([.DX1]-[.DW1]))^2" office:value-type="float" office:value="0.00359337817407795" calcext:value-type="float">
            <text:p>0.003593378174078</text:p>
          </table:table-cell>
          <table:table-cell table:formula="of:=0.5*[.DY12]*(([.DY5]-[.DX5])/([.DY1]-[.DX1]))^2" office:value-type="float" office:value="0.00289002169859395" calcext:value-type="float">
            <text:p>0.002890021698594</text:p>
          </table:table-cell>
          <table:table-cell table:formula="of:=0.5*[.DZ12]*(([.DZ5]-[.DY5])/([.DZ1]-[.DY1]))^2" office:value-type="float" office:value="0.000000550556574102244" calcext:value-type="float">
            <text:p>5.50556574102244E-07</text:p>
          </table:table-cell>
          <table:table-cell table:formula="of:=0.5*[.EA12]*(([.EA5]-[.DZ5])/([.EA1]-[.DZ1]))^2" office:value-type="float" office:value="0.0155168471309592" calcext:value-type="float">
            <text:p>0.015516847130959</text:p>
          </table:table-cell>
          <table:table-cell table:formula="of:=0.5*[.EB12]*(([.EB5]-[.EA5])/([.EB1]-[.EA1]))^2" office:value-type="float" office:value="0.0000979294276493245" calcext:value-type="float">
            <text:p>9.79294276493245E-05</text:p>
          </table:table-cell>
          <table:table-cell table:formula="of:=0.5*[.EC12]*(([.EC5]-[.EB5])/([.EC1]-[.EB1]))^2" office:value-type="float" office:value="0.00203366656511259" calcext:value-type="float">
            <text:p>0.002033666565113</text:p>
          </table:table-cell>
          <table:table-cell table:formula="of:=0.5*[.ED12]*(([.ED5]-[.EC5])/([.ED1]-[.EC1]))^2" office:value-type="float" office:value="0.0100641114455297" calcext:value-type="float">
            <text:p>0.01006411144553</text:p>
          </table:table-cell>
          <table:table-cell table:formula="of:=0.5*[.EE12]*(([.EE5]-[.ED5])/([.EE1]-[.ED1]))^2" office:value-type="float" office:value="0.00157347536994191" calcext:value-type="float">
            <text:p>0.001573475369942</text:p>
          </table:table-cell>
          <table:table-cell table:formula="of:=0.5*[.EF12]*(([.EF5]-[.EE5])/([.EF1]-[.EE1]))^2" office:value-type="float" office:value="0.0163797988672757" calcext:value-type="float">
            <text:p>0.016379798867276</text:p>
          </table:table-cell>
          <table:table-cell table:formula="of:=0.5*[.EG12]*(([.EG5]-[.EF5])/([.EG1]-[.EF1]))^2" office:value-type="float" office:value="0.010149428729555" calcext:value-type="float">
            <text:p>0.010149428729555</text:p>
          </table:table-cell>
          <table:table-cell table:formula="of:=0.5*[.EH12]*(([.EH5]-[.EG5])/([.EH1]-[.EG1]))^2" office:value-type="float" office:value="0.0230451564632698" calcext:value-type="float">
            <text:p>0.02304515646327</text:p>
          </table:table-cell>
          <table:table-cell table:formula="of:=0.5*[.EI12]*(([.EI5]-[.EH5])/([.EI1]-[.EH1]))^2" office:value-type="float" office:value="0.00870780815177104" calcext:value-type="float">
            <text:p>0.008707808151771</text:p>
          </table:table-cell>
          <table:table-cell table:formula="of:=0.5*[.EJ12]*(([.EJ5]-[.EI5])/([.EJ1]-[.EI1]))^2" office:value-type="float" office:value="0.000113900795423746" calcext:value-type="float">
            <text:p>0.000113900795424</text:p>
          </table:table-cell>
          <table:table-cell table:formula="of:=0.5*[.EK12]*(([.EK5]-[.EJ5])/([.EK1]-[.EJ1]))^2" office:value-type="float" office:value="0.00627401766417019" calcext:value-type="float">
            <text:p>0.00627401766417</text:p>
          </table:table-cell>
          <table:table-cell table:formula="of:=0.5*[.EL12]*(([.EL5]-[.EK5])/([.EL1]-[.EK1]))^2" office:value-type="float" office:value="0.00276839413298178" calcext:value-type="float">
            <text:p>0.002768394132982</text:p>
          </table:table-cell>
          <table:table-cell table:formula="of:=0.5*[.EM12]*(([.EM5]-[.EL5])/([.EM1]-[.EL1]))^2" office:value-type="float" office:value="0.000179701372769858" calcext:value-type="float">
            <text:p>0.00017970137277</text:p>
          </table:table-cell>
          <table:table-cell table:formula="of:=0.5*[.EN12]*(([.EN5]-[.EM5])/([.EN1]-[.EM1]))^2" office:value-type="float" office:value="0.0000573578344095714" calcext:value-type="float">
            <text:p>5.73578344095714E-05</text:p>
          </table:table-cell>
          <table:table-cell table:formula="of:=0.5*[.EO12]*(([.EO5]-[.EN5])/([.EO1]-[.EN1]))^2" office:value-type="float" office:value="0.000545210840158032" calcext:value-type="float">
            <text:p>0.000545210840158</text:p>
          </table:table-cell>
          <table:table-cell table:formula="of:=0.5*[.EP12]*(([.EP5]-[.EO5])/([.EP1]-[.EO1]))^2" office:value-type="float" office:value="0.00344329240648567" calcext:value-type="float">
            <text:p>0.003443292406486</text:p>
          </table:table-cell>
          <table:table-cell table:formula="of:=0.5*[.EQ12]*(([.EQ5]-[.EP5])/([.EQ1]-[.EP1]))^2" office:value-type="float" office:value="0.00149247298259014" calcext:value-type="float">
            <text:p>0.00149247298259</text:p>
          </table:table-cell>
          <table:table-cell table:formula="of:=0.5*[.ER12]*(([.ER5]-[.EQ5])/([.ER1]-[.EQ1]))^2" office:value-type="float" office:value="0.0290762322010462" calcext:value-type="float">
            <text:p>0.029076232201046</text:p>
          </table:table-cell>
          <table:table-cell table:formula="of:=0.5*[.ES12]*(([.ES5]-[.ER5])/([.ES1]-[.ER1]))^2" office:value-type="float" office:value="0.0107891804604951" calcext:value-type="float">
            <text:p>0.010789180460495</text:p>
          </table:table-cell>
          <table:table-cell table:formula="of:=0.5*[.ET12]*(([.ET5]-[.ES5])/([.ET1]-[.ES1]))^2" office:value-type="float" office:value="0.00146666380133003" calcext:value-type="float">
            <text:p>0.00146666380133</text:p>
          </table:table-cell>
          <table:table-cell table:formula="of:=0.5*[.EU12]*(([.EU5]-[.ET5])/([.EU1]-[.ET1]))^2" office:value-type="float" office:value="0.00097508369458784" calcext:value-type="float">
            <text:p>0.000975083694588</text:p>
          </table:table-cell>
          <table:table-cell table:formula="of:=0.5*[.EV12]*(([.EV5]-[.EU5])/([.EV1]-[.EU1]))^2" office:value-type="float" office:value="0.0000615496685250109" calcext:value-type="float">
            <text:p>6.15496685250109E-05</text:p>
          </table:table-cell>
          <table:table-cell table:formula="of:=0.5*[.EW12]*(([.EW5]-[.EV5])/([.EW1]-[.EV1]))^2" office:value-type="float" office:value="0.0000149443385744829" calcext:value-type="float">
            <text:p>1.49443385744829E-05</text:p>
          </table:table-cell>
          <table:table-cell table:formula="of:=0.5*[.EX12]*(([.EX5]-[.EW5])/([.EX1]-[.EW1]))^2" office:value-type="float" office:value="0.00641227614220419" calcext:value-type="float">
            <text:p>0.006412276142204</text:p>
          </table:table-cell>
          <table:table-cell table:formula="of:=0.5*[.EY12]*(([.EY5]-[.EX5])/([.EY1]-[.EX1]))^2" office:value-type="float" office:value="0.000114535713429088" calcext:value-type="float">
            <text:p>0.000114535713429</text:p>
          </table:table-cell>
          <table:table-cell table:formula="of:=0.5*[.EZ12]*(([.EZ5]-[.EY5])/([.EZ1]-[.EY1]))^2" office:value-type="float" office:value="0.00551192741707411" calcext:value-type="float">
            <text:p>0.005511927417074</text:p>
          </table:table-cell>
          <table:table-cell table:formula="of:=0.5*[.FA12]*(([.FA5]-[.EZ5])/([.FA1]-[.EZ1]))^2" office:value-type="float" office:value="0.00329718451411586" calcext:value-type="float">
            <text:p>0.003297184514116</text:p>
          </table:table-cell>
          <table:table-cell table:formula="of:=0.5*[.FB12]*(([.FB5]-[.FA5])/([.FB1]-[.FA1]))^2" office:value-type="float" office:value="0.0041065596073283" calcext:value-type="float">
            <text:p>0.004106559607328</text:p>
          </table:table-cell>
          <table:table-cell table:formula="of:=0.5*[.FC12]*(([.FC5]-[.FB5])/([.FC1]-[.FB1]))^2" office:value-type="float" office:value="0.00221531193308818" calcext:value-type="float">
            <text:p>0.002215311933088</text:p>
          </table:table-cell>
          <table:table-cell table:formula="of:=0.5*[.FD12]*(([.FD5]-[.FC5])/([.FD1]-[.FC1]))^2" office:value-type="float" office:value="0.000891049439406962" calcext:value-type="float">
            <text:p>0.000891049439407</text:p>
          </table:table-cell>
          <table:table-cell table:formula="of:=0.5*[.FE12]*(([.FE5]-[.FD5])/([.FE1]-[.FD1]))^2" office:value-type="float" office:value="0.000228304078253011" calcext:value-type="float">
            <text:p>0.000228304078253</text:p>
          </table:table-cell>
          <table:table-cell table:formula="of:=0.5*[.FF12]*(([.FF5]-[.FE5])/([.FF1]-[.FE1]))^2" office:value-type="float" office:value="0.000274349266432832" calcext:value-type="float">
            <text:p>0.000274349266433</text:p>
          </table:table-cell>
          <table:table-cell table:formula="of:=0.5*[.FG12]*(([.FG5]-[.FF5])/([.FG1]-[.FF1]))^2" office:value-type="float" office:value="0.00871870495304083" calcext:value-type="float">
            <text:p>0.008718704953041</text:p>
          </table:table-cell>
          <table:table-cell table:formula="of:=0.5*[.FH12]*(([.FH5]-[.FG5])/([.FH1]-[.FG1]))^2" office:value-type="float" office:value="0.00492208948396057" calcext:value-type="float">
            <text:p>0.004922089483961</text:p>
          </table:table-cell>
          <table:table-cell table:formula="of:=0.5*[.FI12]*(([.FI5]-[.FH5])/([.FI1]-[.FH1]))^2" office:value-type="float" office:value="0.00000133762389738739" calcext:value-type="float">
            <text:p>1.33762389738739E-06</text:p>
          </table:table-cell>
          <table:table-cell table:formula="of:=0.5*[.FJ12]*(([.FJ5]-[.FI5])/([.FJ1]-[.FI1]))^2" office:value-type="float" office:value="0.00654044197833695" calcext:value-type="float">
            <text:p>0.006540441978337</text:p>
          </table:table-cell>
          <table:table-cell table:formula="of:=0.5*[.FK12]*(([.FK5]-[.FJ5])/([.FK1]-[.FJ1]))^2" office:value-type="float" office:value="0.0000418645488500416" calcext:value-type="float">
            <text:p>4.18645488500416E-05</text:p>
          </table:table-cell>
          <table:table-cell table:formula="of:=0.5*[.FL12]*(([.FL5]-[.FK5])/([.FL1]-[.FK1]))^2" office:value-type="float" office:value="0.0769744273621777" calcext:value-type="float">
            <text:p>0.076974427362178</text:p>
          </table:table-cell>
          <table:table-cell table:formula="of:=0.5*[.FM12]*(([.FM5]-[.FL5])/([.FM1]-[.FL1]))^2" office:value-type="float" office:value="0.0134049450827359" calcext:value-type="float">
            <text:p>0.013404945082736</text:p>
          </table:table-cell>
          <table:table-cell table:formula="of:=0.5*[.FN12]*(([.FN5]-[.FM5])/([.FN1]-[.FM1]))^2" office:value-type="float" office:value="0.00496865566365181" calcext:value-type="float">
            <text:p>0.004968655663652</text:p>
          </table:table-cell>
          <table:table-cell table:formula="of:=0.5*[.FO12]*(([.FO5]-[.FN5])/([.FO1]-[.FN1]))^2" office:value-type="float" office:value="0.000130865556129934" calcext:value-type="float">
            <text:p>0.00013086555613</text:p>
          </table:table-cell>
          <table:table-cell table:formula="of:=0.5*[.FP12]*(([.FP5]-[.FO5])/([.FP1]-[.FO1]))^2" office:value-type="float" office:value="0.0107816340382759" calcext:value-type="float">
            <text:p>0.010781634038276</text:p>
          </table:table-cell>
          <table:table-cell table:formula="of:=0.5*[.FQ12]*(([.FQ5]-[.FP5])/([.FQ1]-[.FP1]))^2" office:value-type="float" office:value="0.00146799343572774" calcext:value-type="float">
            <text:p>0.001467993435728</text:p>
          </table:table-cell>
          <table:table-cell table:formula="of:=0.5*[.FR12]*(([.FR5]-[.FQ5])/([.FR1]-[.FQ1]))^2" office:value-type="float" office:value="0.00792472763014589" calcext:value-type="float">
            <text:p>0.007924727630146</text:p>
          </table:table-cell>
          <table:table-cell table:formula="of:=0.5*[.FS12]*(([.FS5]-[.FR5])/([.FS1]-[.FR1]))^2" office:value-type="float" office:value="0.00485723487491498" calcext:value-type="float">
            <text:p>0.004857234874915</text:p>
          </table:table-cell>
          <table:table-cell table:formula="of:=0.5*[.FT12]*(([.FT5]-[.FS5])/([.FT1]-[.FS1]))^2" office:value-type="float" office:value="0.0088729925167007" calcext:value-type="float">
            <text:p>0.008872992516701</text:p>
          </table:table-cell>
          <table:table-cell table:formula="of:=0.5*[.FU12]*(([.FU5]-[.FT5])/([.FU1]-[.FT1]))^2" office:value-type="float" office:value="0.0105796553652344" calcext:value-type="float">
            <text:p>0.010579655365235</text:p>
          </table:table-cell>
          <table:table-cell table:formula="of:=0.5*[.FV12]*(([.FV5]-[.FU5])/([.FV1]-[.FU1]))^2" office:value-type="float" office:value="0.0171299176454215" calcext:value-type="float">
            <text:p>0.017129917645422</text:p>
          </table:table-cell>
          <table:table-cell table:formula="of:=0.5*[.FW12]*(([.FW5]-[.FV5])/([.FW1]-[.FV1]))^2" office:value-type="float" office:value="0.00563574440411521" calcext:value-type="float">
            <text:p>0.005635744404115</text:p>
          </table:table-cell>
          <table:table-cell table:formula="of:=0.5*[.FX12]*(([.FX5]-[.FW5])/([.FX1]-[.FW1]))^2" office:value-type="float" office:value="0.0125569839802491" calcext:value-type="float">
            <text:p>0.012556983980249</text:p>
          </table:table-cell>
          <table:table-cell table:formula="of:=0.5*[.FY12]*(([.FY5]-[.FX5])/([.FY1]-[.FX1]))^2" office:value-type="float" office:value="0.0207875560461489" calcext:value-type="float">
            <text:p>0.020787556046149</text:p>
          </table:table-cell>
          <table:table-cell table:formula="of:=0.5*[.FZ12]*(([.FZ5]-[.FY5])/([.FZ1]-[.FY1]))^2" office:value-type="float" office:value="0.0253274100547701" calcext:value-type="float">
            <text:p>0.02532741005477</text:p>
          </table:table-cell>
          <table:table-cell table:formula="of:=0.5*[.GA12]*(([.GA5]-[.FZ5])/([.GA1]-[.FZ1]))^2" office:value-type="float" office:value="0.020611426941314" calcext:value-type="float">
            <text:p>0.020611426941314</text:p>
          </table:table-cell>
          <table:table-cell table:formula="of:=0.5*[.GB12]*(([.GB5]-[.GA5])/([.GB1]-[.GA1]))^2" office:value-type="float" office:value="0.00538156488037666" calcext:value-type="float">
            <text:p>0.005381564880377</text:p>
          </table:table-cell>
          <table:table-cell table:formula="of:=0.5*[.GC12]*(([.GC5]-[.GB5])/([.GC1]-[.GB1]))^2" office:value-type="float" office:value="0.00129933623746502" calcext:value-type="float">
            <text:p>0.001299336237465</text:p>
          </table:table-cell>
          <table:table-cell table:formula="of:=0.5*[.GD12]*(([.GD5]-[.GC5])/([.GD1]-[.GC1]))^2" office:value-type="float" office:value="0.00238336692934049" calcext:value-type="float">
            <text:p>0.002383366929341</text:p>
          </table:table-cell>
          <table:table-cell table:formula="of:=0.5*[.GE12]*(([.GE5]-[.GD5])/([.GE1]-[.GD1]))^2" office:value-type="float" office:value="0.00458723118351789" calcext:value-type="float">
            <text:p>0.004587231183518</text:p>
          </table:table-cell>
          <table:table-cell table:formula="of:=0.5*[.GF12]*(([.GF5]-[.GE5])/([.GF1]-[.GE1]))^2" office:value-type="float" office:value="0.0000333158592386287" calcext:value-type="float">
            <text:p>3.33158592386287E-05</text:p>
          </table:table-cell>
          <table:table-cell table:formula="of:=0.5*[.GG12]*(([.GG5]-[.GF5])/([.GG1]-[.GF1]))^2" office:value-type="float" office:value="0.00121981767548349" calcext:value-type="float">
            <text:p>0.001219817675483</text:p>
          </table:table-cell>
          <table:table-cell table:formula="of:=0.5*[.GH12]*(([.GH5]-[.GG5])/([.GH1]-[.GG1]))^2" office:value-type="float" office:value="0.00535817617646079" calcext:value-type="float">
            <text:p>0.005358176176461</text:p>
          </table:table-cell>
          <table:table-cell table:formula="of:=0.5*[.GI12]*(([.GI5]-[.GH5])/([.GI1]-[.GH1]))^2" office:value-type="float" office:value="0.0463889120982523" calcext:value-type="float">
            <text:p>0.046388912098252</text:p>
          </table:table-cell>
          <table:table-cell table:formula="of:=0.5*[.GJ12]*(([.GJ5]-[.GI5])/([.GJ1]-[.GI1]))^2" office:value-type="float" office:value="0.137208828102991" calcext:value-type="float">
            <text:p>0.137208828102991</text:p>
          </table:table-cell>
          <table:table-cell table:formula="of:=0.5*[.GK12]*(([.GK5]-[.GJ5])/([.GK1]-[.GJ1]))^2" office:value-type="float" office:value="0.0139451897520267" calcext:value-type="float">
            <text:p>0.013945189752027</text:p>
          </table:table-cell>
          <table:table-cell table:formula="of:=0.5*[.GL12]*(([.GL5]-[.GK5])/([.GL1]-[.GK1]))^2" office:value-type="float" office:value="0.0302521298136763" calcext:value-type="float">
            <text:p>0.030252129813676</text:p>
          </table:table-cell>
          <table:table-cell table:formula="of:=0.5*[.GM12]*(([.GM5]-[.GL5])/([.GM1]-[.GL1]))^2" office:value-type="float" office:value="0.0127755636847466" calcext:value-type="float">
            <text:p>0.012775563684747</text:p>
          </table:table-cell>
          <table:table-cell table:formula="of:=0.5*[.GN12]*(([.GN5]-[.GM5])/([.GN1]-[.GM1]))^2" office:value-type="float" office:value="0.00217233429548851" calcext:value-type="float">
            <text:p>0.002172334295489</text:p>
          </table:table-cell>
          <table:table-cell table:formula="of:=0.5*[.GO12]*(([.GO5]-[.GN5])/([.GO1]-[.GN1]))^2" office:value-type="float" office:value="0.00323152056338537" calcext:value-type="float">
            <text:p>0.003231520563385</text:p>
          </table:table-cell>
          <table:table-cell table:formula="of:=0.5*[.GP12]*(([.GP5]-[.GO5])/([.GP1]-[.GO1]))^2" office:value-type="float" office:value="0.00651751826222216" calcext:value-type="float">
            <text:p>0.006517518262222</text:p>
          </table:table-cell>
          <table:table-cell table:formula="of:=0.5*[.GQ12]*(([.GQ5]-[.GP5])/([.GQ1]-[.GP1]))^2" office:value-type="float" office:value="0.00202662409897004" calcext:value-type="float">
            <text:p>0.00202662409897</text:p>
          </table:table-cell>
          <table:table-cell table:formula="of:=0.5*[.GR12]*(([.GR5]-[.GQ5])/([.GR1]-[.GQ1]))^2" office:value-type="float" office:value="0.00258818698005715" calcext:value-type="float">
            <text:p>0.002588186980057</text:p>
          </table:table-cell>
          <table:table-cell table:formula="of:=0.5*[.GS12]*(([.GS5]-[.GR5])/([.GS1]-[.GR1]))^2" office:value-type="float" office:value="0.00231814314247446" calcext:value-type="float">
            <text:p>0.002318143142474</text:p>
          </table:table-cell>
          <table:table-cell table:formula="of:=0.5*[.GT12]*(([.GT5]-[.GS5])/([.GT1]-[.GS1]))^2" office:value-type="float" office:value="0.00783219703571278" calcext:value-type="float">
            <text:p>0.007832197035713</text:p>
          </table:table-cell>
          <table:table-cell table:formula="of:=0.5*[.GU12]*(([.GU5]-[.GT5])/([.GU1]-[.GT1]))^2" office:value-type="float" office:value="0.00813129666589838" calcext:value-type="float">
            <text:p>0.008131296665898</text:p>
          </table:table-cell>
          <table:table-cell table:formula="of:=0.5*[.GV12]*(([.GV5]-[.GU5])/([.GV1]-[.GU1]))^2" office:value-type="float" office:value="0.00517639443242999" calcext:value-type="float">
            <text:p>0.00517639443243</text:p>
          </table:table-cell>
          <table:table-cell table:formula="of:=0.5*[.GW12]*(([.GW5]-[.GV5])/([.GW1]-[.GV1]))^2" office:value-type="float" office:value="0.0127122407144193" calcext:value-type="float">
            <text:p>0.012712240714419</text:p>
          </table:table-cell>
          <table:table-cell table:formula="of:=0.5*[.GX12]*(([.GX5]-[.GW5])/([.GX1]-[.GW1]))^2" office:value-type="float" office:value="0.000743924586920361" calcext:value-type="float">
            <text:p>0.00074392458692</text:p>
          </table:table-cell>
          <table:table-cell table:formula="of:=0.5*[.GY12]*(([.GY5]-[.GX5])/([.GY1]-[.GX1]))^2" office:value-type="float" office:value="0.00575313762179422" calcext:value-type="float">
            <text:p>0.005753137621794</text:p>
          </table:table-cell>
          <table:table-cell table:formula="of:=0.5*[.GZ12]*(([.GZ5]-[.GY5])/([.GZ1]-[.GY1]))^2" office:value-type="float" office:value="0.000000232287808772098" calcext:value-type="float">
            <text:p>2.32287808772098E-07</text:p>
          </table:table-cell>
          <table:table-cell table:formula="of:=0.5*[.HA12]*(([.HA5]-[.GZ5])/([.HA1]-[.GZ1]))^2" office:value-type="float" office:value="0.00185415863269258" calcext:value-type="float">
            <text:p>0.001854158632693</text:p>
          </table:table-cell>
          <table:table-cell table:formula="of:=0.5*[.HB12]*(([.HB5]-[.HA5])/([.HB1]-[.HA1]))^2" office:value-type="float" office:value="0.0111591597602149" calcext:value-type="float">
            <text:p>0.011159159760215</text:p>
          </table:table-cell>
          <table:table-cell table:formula="of:=0.5*[.HC12]*(([.HC5]-[.HB5])/([.HC1]-[.HB1]))^2" office:value-type="float" office:value="0.00204624349969879" calcext:value-type="float">
            <text:p>0.002046243499699</text:p>
          </table:table-cell>
          <table:table-cell table:formula="of:=0.5*[.HD12]*(([.HD5]-[.HC5])/([.HD1]-[.HC1]))^2" office:value-type="float" office:value="0.00878153825779034" calcext:value-type="float">
            <text:p>0.00878153825779</text:p>
          </table:table-cell>
          <table:table-cell table:formula="of:=0.5*[.HE12]*(([.HE5]-[.HD5])/([.HE1]-[.HD1]))^2" office:value-type="float" office:value="0.0474847034934383" calcext:value-type="float">
            <text:p>0.047484703493438</text:p>
          </table:table-cell>
          <table:table-cell table:formula="of:=0.5*[.HF12]*(([.HF5]-[.HE5])/([.HF1]-[.HE1]))^2" office:value-type="float" office:value="0.0527911458396068" calcext:value-type="float">
            <text:p>0.052791145839607</text:p>
          </table:table-cell>
          <table:table-cell table:formula="of:=0.5*[.HG12]*(([.HG5]-[.HF5])/([.HG1]-[.HF1]))^2" office:value-type="float" office:value="0.00144446585117709" calcext:value-type="float">
            <text:p>0.001444465851177</text:p>
          </table:table-cell>
          <table:table-cell table:formula="of:=0.5*[.HH12]*(([.HH5]-[.HG5])/([.HH1]-[.HG1]))^2" office:value-type="float" office:value="0.0152836875809499" calcext:value-type="float">
            <text:p>0.01528368758095</text:p>
          </table:table-cell>
          <table:table-cell table:formula="of:=0.5*[.HI12]*(([.HI5]-[.HH5])/([.HI1]-[.HH1]))^2" office:value-type="float" office:value="0.0021069394789634" calcext:value-type="float">
            <text:p>0.002106939478963</text:p>
          </table:table-cell>
          <table:table-cell table:formula="of:=0.5*[.HJ12]*(([.HJ5]-[.HI5])/([.HJ1]-[.HI1]))^2" office:value-type="float" office:value="0.00980177531986124" calcext:value-type="float">
            <text:p>0.009801775319861</text:p>
          </table:table-cell>
          <table:table-cell table:formula="of:=0.5*[.HK12]*(([.HK5]-[.HJ5])/([.HK1]-[.HJ1]))^2" office:value-type="float" office:value="0.0024064632433132" calcext:value-type="float">
            <text:p>0.002406463243313</text:p>
          </table:table-cell>
          <table:table-cell table:formula="of:=0.5*[.HL12]*(([.HL5]-[.HK5])/([.HL1]-[.HK1]))^2" office:value-type="float" office:value="0.000806060737706948" calcext:value-type="float">
            <text:p>0.000806060737707</text:p>
          </table:table-cell>
          <table:table-cell table:formula="of:=0.5*[.HM12]*(([.HM5]-[.HL5])/([.HM1]-[.HL1]))^2" office:value-type="float" office:value="0.000655041649632348" calcext:value-type="float">
            <text:p>0.000655041649632</text:p>
          </table:table-cell>
          <table:table-cell table:formula="of:=0.5*[.HN12]*(([.HN5]-[.HM5])/([.HN1]-[.HM1]))^2" office:value-type="float" office:value="0.000784366857728115" calcext:value-type="float">
            <text:p>0.000784366857728</text:p>
          </table:table-cell>
          <table:table-cell table:formula="of:=0.5*[.HO12]*(([.HO5]-[.HN5])/([.HO1]-[.HN1]))^2" office:value-type="float" office:value="0.0155842530834324" calcext:value-type="float">
            <text:p>0.015584253083432</text:p>
          </table:table-cell>
          <table:table-cell table:formula="of:=0.5*[.HP12]*(([.HP5]-[.HO5])/([.HP1]-[.HO1]))^2" office:value-type="float" office:value="0.0140668433525723" calcext:value-type="float">
            <text:p>0.014066843352572</text:p>
          </table:table-cell>
          <table:table-cell table:formula="of:=0.5*[.HQ12]*(([.HQ5]-[.HP5])/([.HQ1]-[.HP1]))^2" office:value-type="float" office:value="0.00112249400904617" calcext:value-type="float">
            <text:p>0.001122494009046</text:p>
          </table:table-cell>
          <table:table-cell table:formula="of:=0.5*[.HR12]*(([.HR5]-[.HQ5])/([.HR1]-[.HQ1]))^2" office:value-type="float" office:value="0.0261425114534748" calcext:value-type="float">
            <text:p>0.026142511453475</text:p>
          </table:table-cell>
          <table:table-cell table:formula="of:=0.5*[.HS12]*(([.HS5]-[.HR5])/([.HS1]-[.HR1]))^2" office:value-type="float" office:value="0.000189677457067234" calcext:value-type="float">
            <text:p>0.000189677457067</text:p>
          </table:table-cell>
          <table:table-cell table:formula="of:=0.5*[.HT12]*(([.HT5]-[.HS5])/([.HT1]-[.HS1]))^2" office:value-type="float" office:value="0.00231016800230604" calcext:value-type="float">
            <text:p>0.002310168002306</text:p>
          </table:table-cell>
          <table:table-cell table:formula="of:=0.5*[.HU12]*(([.HU5]-[.HT5])/([.HU1]-[.HT1]))^2" office:value-type="float" office:value="0.0000858637814671314" calcext:value-type="float">
            <text:p>8.58637814671314E-05</text:p>
          </table:table-cell>
          <table:table-cell table:formula="of:=0.5*[.HV12]*(([.HV5]-[.HU5])/([.HV1]-[.HU1]))^2" office:value-type="float" office:value="0.000234884626787103" calcext:value-type="float">
            <text:p>0.000234884626787</text:p>
          </table:table-cell>
          <table:table-cell table:formula="of:=0.5*[.HW12]*(([.HW5]-[.HV5])/([.HW1]-[.HV1]))^2" office:value-type="float" office:value="0.00000218782459478001" calcext:value-type="float">
            <text:p>2.18782459478001E-06</text:p>
          </table:table-cell>
          <table:table-cell table:formula="of:=0.5*[.HX12]*(([.HX5]-[.HW5])/([.HX1]-[.HW1]))^2" office:value-type="float" office:value="0.000193311802053004" calcext:value-type="float">
            <text:p>0.000193311802053</text:p>
          </table:table-cell>
          <table:table-cell table:formula="of:=0.5*[.HY12]*(([.HY5]-[.HX5])/([.HY1]-[.HX1]))^2" office:value-type="float" office:value="0.00232204237309985" calcext:value-type="float">
            <text:p>0.0023220423731</text:p>
          </table:table-cell>
          <table:table-cell table:formula="of:=0.5*[.HZ12]*(([.HZ5]-[.HY5])/([.HZ1]-[.HY1]))^2" office:value-type="float" office:value="0.00388146007298879" calcext:value-type="float">
            <text:p>0.003881460072989</text:p>
          </table:table-cell>
          <table:table-cell table:formula="of:=0.5*[.IA12]*(([.IA5]-[.HZ5])/([.IA1]-[.HZ1]))^2" office:value-type="float" office:value="0.0280089443865584" calcext:value-type="float">
            <text:p>0.028008944386558</text:p>
          </table:table-cell>
          <table:table-cell table:formula="of:=0.5*[.IB12]*(([.IB5]-[.IA5])/([.IB1]-[.IA1]))^2" office:value-type="float" office:value="0.0103239306020958" calcext:value-type="float">
            <text:p>0.010323930602096</text:p>
          </table:table-cell>
          <table:table-cell table:formula="of:=0.5*[.IC12]*(([.IC5]-[.IB5])/([.IC1]-[.IB1]))^2" office:value-type="float" office:value="0.00936496767597715" calcext:value-type="float">
            <text:p>0.009364967675977</text:p>
          </table:table-cell>
          <table:table-cell table:formula="of:=0.5*[.ID12]*(([.ID5]-[.IC5])/([.ID1]-[.IC1]))^2" office:value-type="float" office:value="0.00830844914381188" calcext:value-type="float">
            <text:p>0.008308449143812</text:p>
          </table:table-cell>
          <table:table-cell table:formula="of:=0.5*[.IE12]*(([.IE5]-[.ID5])/([.IE1]-[.ID1]))^2" office:value-type="float" office:value="0.000780537179643534" calcext:value-type="float">
            <text:p>0.000780537179644</text:p>
          </table:table-cell>
          <table:table-cell table:formula="of:=0.5*[.IF12]*(([.IF5]-[.IE5])/([.IF1]-[.IE1]))^2" office:value-type="float" office:value="0.00158493912405744" calcext:value-type="float">
            <text:p>0.001584939124057</text:p>
          </table:table-cell>
          <table:table-cell table:formula="of:=0.5*[.IG12]*(([.IG5]-[.IF5])/([.IG1]-[.IF1]))^2" office:value-type="float" office:value="0.00018827453318146" calcext:value-type="float">
            <text:p>0.000188274533181</text:p>
          </table:table-cell>
          <table:table-cell table:formula="of:=0.5*[.IH12]*(([.IH5]-[.IG5])/([.IH1]-[.IG1]))^2" office:value-type="float" office:value="0.00170003033877583" calcext:value-type="float">
            <text:p>0.001700030338776</text:p>
          </table:table-cell>
          <table:table-cell table:formula="of:=0.5*[.II12]*(([.II5]-[.IH5])/([.II1]-[.IH1]))^2" office:value-type="float" office:value="0.000660608710773075" calcext:value-type="float">
            <text:p>0.000660608710773</text:p>
          </table:table-cell>
          <table:table-cell table:formula="of:=0.5*[.IJ12]*(([.IJ5]-[.II5])/([.IJ1]-[.II1]))^2" office:value-type="float" office:value="0.00000534486309820467" calcext:value-type="float">
            <text:p>5.34486309820467E-06</text:p>
          </table:table-cell>
          <table:table-cell table:formula="of:=0.5*[.IK12]*(([.IK5]-[.IJ5])/([.IK1]-[.IJ1]))^2" office:value-type="float" office:value="0.000800315105650615" calcext:value-type="float">
            <text:p>0.000800315105651</text:p>
          </table:table-cell>
          <table:table-cell table:formula="of:=0.5*[.IL12]*(([.IL5]-[.IK5])/([.IL1]-[.IK1]))^2" office:value-type="float" office:value="0.000991996625240054" calcext:value-type="float">
            <text:p>0.00099199662524</text:p>
          </table:table-cell>
          <table:table-cell table:formula="of:=0.5*[.IM12]*(([.IM5]-[.IL5])/([.IM1]-[.IL1]))^2" office:value-type="float" office:value="0.0109504518420905" calcext:value-type="float">
            <text:p>0.010950451842091</text:p>
          </table:table-cell>
          <table:table-cell table:formula="of:=0.5*[.IN12]*(([.IN5]-[.IM5])/([.IN1]-[.IM1]))^2" office:value-type="float" office:value="0.0000764038695152539" calcext:value-type="float">
            <text:p>7.64038695152539E-05</text:p>
          </table:table-cell>
          <table:table-cell table:formula="of:=0.5*[.IO12]*(([.IO5]-[.IN5])/([.IO1]-[.IN1]))^2" office:value-type="float" office:value="0.0387001560178355" calcext:value-type="float">
            <text:p>0.038700156017836</text:p>
          </table:table-cell>
          <table:table-cell table:formula="of:=0.5*[.IP12]*(([.IP5]-[.IO5])/([.IP1]-[.IO1]))^2" office:value-type="float" office:value="0.0623276792657152" calcext:value-type="float">
            <text:p>0.062327679265715</text:p>
          </table:table-cell>
          <table:table-cell table:formula="of:=0.5*[.IQ12]*(([.IQ5]-[.IP5])/([.IQ1]-[.IP1]))^2" office:value-type="float" office:value="0.0377207944843827" calcext:value-type="float">
            <text:p>0.037720794484383</text:p>
          </table:table-cell>
          <table:table-cell table:formula="of:=0.5*[.IR12]*(([.IR5]-[.IQ5])/([.IR1]-[.IQ1]))^2" office:value-type="float" office:value="0.00152233272085433" calcext:value-type="float">
            <text:p>0.001522332720854</text:p>
          </table:table-cell>
          <table:table-cell table:formula="of:=0.5*[.IS12]*(([.IS5]-[.IR5])/([.IS1]-[.IR1]))^2" office:value-type="float" office:value="0.0380431804059214" calcext:value-type="float">
            <text:p>0.038043180405922</text:p>
          </table:table-cell>
          <table:table-cell table:formula="of:=0.5*[.IT12]*(([.IT5]-[.IS5])/([.IT1]-[.IS1]))^2" office:value-type="float" office:value="0.0000380518248203252" calcext:value-type="float">
            <text:p>3.80518248203252E-05</text:p>
          </table:table-cell>
          <table:table-cell table:formula="of:=0.5*[.IU12]*(([.IU5]-[.IT5])/([.IU1]-[.IT1]))^2" office:value-type="float" office:value="0.000193930545366655" calcext:value-type="float">
            <text:p>0.000193930545367</text:p>
          </table:table-cell>
          <table:table-cell table:formula="of:=0.5*[.IV12]*(([.IV5]-[.IU5])/([.IV1]-[.IU1]))^2" office:value-type="float" office:value="0.00495398334412928" calcext:value-type="float">
            <text:p>0.004953983344129</text:p>
          </table:table-cell>
          <table:table-cell table:formula="of:=0.5*[.IW12]*(([.IW5]-[.IV5])/([.IW1]-[.IV1]))^2" office:value-type="float" office:value="0.0008921711293006" calcext:value-type="float">
            <text:p>0.000892171129301</text:p>
          </table:table-cell>
          <table:table-cell table:formula="of:=0.5*[.IX12]*(([.IX5]-[.IW5])/([.IX1]-[.IW1]))^2" office:value-type="float" office:value="0.000881528878150132" calcext:value-type="float">
            <text:p>0.00088152887815</text:p>
          </table:table-cell>
          <table:table-cell table:formula="of:=0.5*[.IY12]*(([.IY5]-[.IX5])/([.IY1]-[.IX1]))^2" office:value-type="float" office:value="0.0423026015981454" calcext:value-type="float">
            <text:p>0.042302601598146</text:p>
          </table:table-cell>
          <table:table-cell table:formula="of:=0.5*[.IZ12]*(([.IZ5]-[.IY5])/([.IZ1]-[.IY1]))^2" office:value-type="float" office:value="0.00280265310265278" calcext:value-type="float">
            <text:p>0.002802653102653</text:p>
          </table:table-cell>
          <table:table-cell table:formula="of:=0.5*[.JA12]*(([.JA5]-[.IZ5])/([.JA1]-[.IZ1]))^2" office:value-type="float" office:value="0.00265856595850622" calcext:value-type="float">
            <text:p>0.002658565958506</text:p>
          </table:table-cell>
          <table:table-cell table:formula="of:=0.5*[.JB12]*(([.JB5]-[.JA5])/([.JB1]-[.JA1]))^2" office:value-type="float" office:value="0.0369279521452878" calcext:value-type="float">
            <text:p>0.036927952145288</text:p>
          </table:table-cell>
          <table:table-cell table:formula="of:=0.5*[.JC12]*(([.JC5]-[.JB5])/([.JC1]-[.JB1]))^2" office:value-type="float" office:value="0.0940483232029077" calcext:value-type="float">
            <text:p>0.094048323202908</text:p>
          </table:table-cell>
          <table:table-cell table:formula="of:=0.5*[.JD12]*(([.JD5]-[.JC5])/([.JD1]-[.JC1]))^2" office:value-type="float" office:value="0.00936884649797244" calcext:value-type="float">
            <text:p>0.009368846497972</text:p>
          </table:table-cell>
          <table:table-cell table:formula="of:=0.5*[.JE12]*(([.JE5]-[.JD5])/([.JE1]-[.JD1]))^2" office:value-type="float" office:value="0.00311117111955509" calcext:value-type="float">
            <text:p>0.003111171119555</text:p>
          </table:table-cell>
          <table:table-cell table:formula="of:=0.5*[.JF12]*(([.JF5]-[.JE5])/([.JF1]-[.JE1]))^2" office:value-type="float" office:value="0.0157029297361593" calcext:value-type="float">
            <text:p>0.015702929736159</text:p>
          </table:table-cell>
          <table:table-cell table:formula="of:=0.5*[.JG12]*(([.JG5]-[.JF5])/([.JG1]-[.JF1]))^2" office:value-type="float" office:value="0.00119089444083075" calcext:value-type="float">
            <text:p>0.001190894440831</text:p>
          </table:table-cell>
          <table:table-cell table:formula="of:=0.5*[.JH12]*(([.JH5]-[.JG5])/([.JH1]-[.JG1]))^2" office:value-type="float" office:value="0.00898595402871824" calcext:value-type="float">
            <text:p>0.008985954028718</text:p>
          </table:table-cell>
          <table:table-cell table:formula="of:=0.5*[.JI12]*(([.JI5]-[.JH5])/([.JI1]-[.JH1]))^2" office:value-type="float" office:value="0.0000920629473516523" calcext:value-type="float">
            <text:p>9.20629473516523E-05</text:p>
          </table:table-cell>
          <table:table-cell table:formula="of:=0.5*[.JJ12]*(([.JJ5]-[.JI5])/([.JJ1]-[.JI1]))^2" office:value-type="float" office:value="0.00167618037112388" calcext:value-type="float">
            <text:p>0.001676180371124</text:p>
          </table:table-cell>
          <table:table-cell table:formula="of:=0.5*[.JK12]*(([.JK5]-[.JJ5])/([.JK1]-[.JJ1]))^2" office:value-type="float" office:value="0.000234548280867339" calcext:value-type="float">
            <text:p>0.000234548280867</text:p>
          </table:table-cell>
          <table:table-cell table:formula="of:=0.5*[.JL12]*(([.JL5]-[.JK5])/([.JL1]-[.JK1]))^2" office:value-type="float" office:value="0.0000645552454618957" calcext:value-type="float">
            <text:p>6.45552454618957E-05</text:p>
          </table:table-cell>
          <table:table-cell table:formula="of:=0.5*[.JM12]*(([.JM5]-[.JL5])/([.JM1]-[.JL1]))^2" office:value-type="float" office:value="0.39477607928892" calcext:value-type="float">
            <text:p>0.39477607928892</text:p>
          </table:table-cell>
          <table:table-cell table:formula="of:=0.5*[.JN12]*(([.JN5]-[.JM5])/([.JN1]-[.JM1]))^2" office:value-type="float" office:value="0.0336319258360095" calcext:value-type="float">
            <text:p>0.03363192583601</text:p>
          </table:table-cell>
          <table:table-cell table:formula="of:=0.5*[.JO12]*(([.JO5]-[.JN5])/([.JO1]-[.JN1]))^2" office:value-type="float" office:value="0.149927209478411" calcext:value-type="float">
            <text:p>0.149927209478411</text:p>
          </table:table-cell>
          <table:table-cell table:formula="of:=0.5*[.JP12]*(([.JP5]-[.JO5])/([.JP1]-[.JO1]))^2" office:value-type="float" office:value="0.0143455580067091" calcext:value-type="float">
            <text:p>0.014345558006709</text:p>
          </table:table-cell>
          <table:table-cell table:formula="of:=0.5*[.JQ12]*(([.JQ5]-[.JP5])/([.JQ1]-[.JP1]))^2" office:value-type="float" office:value="0.0050425305782628" calcext:value-type="float">
            <text:p>0.005042530578263</text:p>
          </table:table-cell>
          <table:table-cell table:formula="of:=0.5*[.JR12]*(([.JR5]-[.JQ5])/([.JR1]-[.JQ1]))^2" office:value-type="float" office:value="0.000440079934602815" calcext:value-type="float">
            <text:p>0.000440079934603</text:p>
          </table:table-cell>
          <table:table-cell table:formula="of:=0.5*[.JS12]*(([.JS5]-[.JR5])/([.JS1]-[.JR1]))^2" office:value-type="float" office:value="0.00114360604401776" calcext:value-type="float">
            <text:p>0.001143606044018</text:p>
          </table:table-cell>
          <table:table-cell table:formula="of:=0.5*[.JT12]*(([.JT5]-[.JS5])/([.JT1]-[.JS1]))^2" office:value-type="float" office:value="0.000204832475011884" calcext:value-type="float">
            <text:p>0.000204832475012</text:p>
          </table:table-cell>
          <table:table-cell table:formula="of:=0.5*[.JU12]*(([.JU5]-[.JT5])/([.JU1]-[.JT1]))^2" office:value-type="float" office:value="0.0325883654561492" calcext:value-type="float">
            <text:p>0.032588365456149</text:p>
          </table:table-cell>
          <table:table-cell table:formula="of:=0.5*[.JV12]*(([.JV5]-[.JU5])/([.JV1]-[.JU1]))^2" office:value-type="float" office:value="0.00831866925538295" calcext:value-type="float">
            <text:p>0.008318669255383</text:p>
          </table:table-cell>
          <table:table-cell table:formula="of:=0.5*[.JW12]*(([.JW5]-[.JV5])/([.JW1]-[.JV1]))^2" office:value-type="float" office:value="0.00376183358816941" calcext:value-type="float">
            <text:p>0.003761833588169</text:p>
          </table:table-cell>
          <table:table-cell table:formula="of:=0.5*[.JX12]*(([.JX5]-[.JW5])/([.JX1]-[.JW1]))^2" office:value-type="float" office:value="0.0295980664929741" calcext:value-type="float">
            <text:p>0.029598066492974</text:p>
          </table:table-cell>
          <table:table-cell table:formula="of:=0.5*[.JY12]*(([.JY5]-[.JX5])/([.JY1]-[.JX1]))^2" office:value-type="float" office:value="0.000109834170134849" calcext:value-type="float">
            <text:p>0.000109834170135</text:p>
          </table:table-cell>
          <table:table-cell table:formula="of:=0.5*[.JZ12]*(([.JZ5]-[.JY5])/([.JZ1]-[.JY1]))^2" office:value-type="float" office:value="0.00144849828482595" calcext:value-type="float">
            <text:p>0.001448498284826</text:p>
          </table:table-cell>
          <table:table-cell table:formula="of:=0.5*[.KA12]*(([.KA5]-[.JZ5])/([.KA1]-[.JZ1]))^2" office:value-type="float" office:value="0.00317009300647408" calcext:value-type="float">
            <text:p>0.003170093006474</text:p>
          </table:table-cell>
          <table:table-cell table:formula="of:=0.5*[.KB12]*(([.KB5]-[.KA5])/([.KB1]-[.KA1]))^2" office:value-type="float" office:value="0.000542466740923239" calcext:value-type="float">
            <text:p>0.000542466740923</text:p>
          </table:table-cell>
          <table:table-cell table:formula="of:=0.5*[.KC12]*(([.KC5]-[.KB5])/([.KC1]-[.KB1]))^2" office:value-type="float" office:value="0.00623810637954969" calcext:value-type="float">
            <text:p>0.00623810637955</text:p>
          </table:table-cell>
          <table:table-cell table:formula="of:=0.5*[.KD12]*(([.KD5]-[.KC5])/([.KD1]-[.KC1]))^2" office:value-type="float" office:value="0.0168554072984597" calcext:value-type="float">
            <text:p>0.01685540729846</text:p>
          </table:table-cell>
          <table:table-cell table:formula="of:=0.5*[.KE12]*(([.KE5]-[.KD5])/([.KE1]-[.KD1]))^2" office:value-type="float" office:value="0.0288046130195595" calcext:value-type="float">
            <text:p>0.02880461301956</text:p>
          </table:table-cell>
          <table:table-cell table:formula="of:=0.5*[.KF12]*(([.KF5]-[.KE5])/([.KF1]-[.KE1]))^2" office:value-type="float" office:value="0.0174843127486459" calcext:value-type="float">
            <text:p>0.017484312748646</text:p>
          </table:table-cell>
          <table:table-cell table:formula="of:=0.5*[.KG12]*(([.KG5]-[.KF5])/([.KG1]-[.KF1]))^2" office:value-type="float" office:value="0.0000170218022926849" calcext:value-type="float">
            <text:p>1.70218022926849E-05</text:p>
          </table:table-cell>
          <table:table-cell table:formula="of:=0.5*[.KH12]*(([.KH5]-[.KG5])/([.KH1]-[.KG1]))^2" office:value-type="float" office:value="0.00228447948925347" calcext:value-type="float">
            <text:p>0.002284479489253</text:p>
          </table:table-cell>
          <table:table-cell table:formula="of:=0.5*[.KI12]*(([.KI5]-[.KH5])/([.KI1]-[.KH1]))^2" office:value-type="float" office:value="0.0201395289995344" calcext:value-type="float">
            <text:p>0.020139528999534</text:p>
          </table:table-cell>
          <table:table-cell table:formula="of:=0.5*[.KJ12]*(([.KJ5]-[.KI5])/([.KJ1]-[.KI1]))^2" office:value-type="float" office:value="0.0137703703583618" calcext:value-type="float">
            <text:p>0.013770370358362</text:p>
          </table:table-cell>
          <table:table-cell table:formula="of:=0.5*[.KK12]*(([.KK5]-[.KJ5])/([.KK1]-[.KJ1]))^2" office:value-type="float" office:value="0.000335875806818473" calcext:value-type="float">
            <text:p>0.000335875806818</text:p>
          </table:table-cell>
          <table:table-cell table:formula="of:=0.5*[.KL12]*(([.KL5]-[.KK5])/([.KL1]-[.KK1]))^2" office:value-type="float" office:value="0.00196720125467172" calcext:value-type="float">
            <text:p>0.001967201254672</text:p>
          </table:table-cell>
          <table:table-cell table:formula="of:=0.5*[.KM12]*(([.KM5]-[.KL5])/([.KM1]-[.KL1]))^2" office:value-type="float" office:value="0.00808873689076584" calcext:value-type="float">
            <text:p>0.008088736890766</text:p>
          </table:table-cell>
          <table:table-cell table:formula="of:=0.5*[.KN12]*(([.KN5]-[.KM5])/([.KN1]-[.KM1]))^2" office:value-type="float" office:value="0.00709986910447229" calcext:value-type="float">
            <text:p>0.007099869104472</text:p>
          </table:table-cell>
          <table:table-cell table:formula="of:=0.5*[.KO12]*(([.KO5]-[.KN5])/([.KO1]-[.KN1]))^2" office:value-type="float" office:value="0.00038683354915836" calcext:value-type="float">
            <text:p>0.000386833549158</text:p>
          </table:table-cell>
          <table:table-cell table:formula="of:=0.5*[.KP12]*(([.KP5]-[.KO5])/([.KP1]-[.KO1]))^2" office:value-type="float" office:value="0.0000408834715281826" calcext:value-type="float">
            <text:p>4.08834715281826E-05</text:p>
          </table:table-cell>
          <table:table-cell table:formula="of:=0.5*[.KQ12]*(([.KQ5]-[.KP5])/([.KQ1]-[.KP1]))^2" office:value-type="float" office:value="0.0000916014462743588" calcext:value-type="float">
            <text:p>9.16014462743588E-05</text:p>
          </table:table-cell>
          <table:table-cell table:formula="of:=0.5*[.KR12]*(([.KR5]-[.KQ5])/([.KR1]-[.KQ1]))^2" office:value-type="float" office:value="0.0473740735835087" calcext:value-type="float">
            <text:p>0.047374073583509</text:p>
          </table:table-cell>
          <table:table-cell table:formula="of:=0.5*[.KS12]*(([.KS5]-[.KR5])/([.KS1]-[.KR1]))^2" office:value-type="float" office:value="0.00427849682735971" calcext:value-type="float">
            <text:p>0.00427849682736</text:p>
          </table:table-cell>
          <table:table-cell table:formula="of:=0.5*[.KT12]*(([.KT5]-[.KS5])/([.KT1]-[.KS1]))^2" office:value-type="float" office:value="0.0549559383920428" calcext:value-type="float">
            <text:p>0.054955938392043</text:p>
          </table:table-cell>
          <table:table-cell table:formula="of:=0.5*[.KU12]*(([.KU5]-[.KT5])/([.KU1]-[.KT1]))^2" office:value-type="float" office:value="0.00749780043492332" calcext:value-type="float">
            <text:p>0.007497800434923</text:p>
          </table:table-cell>
          <table:table-cell table:formula="of:=0.5*[.KV12]*(([.KV5]-[.KU5])/([.KV1]-[.KU1]))^2" office:value-type="float" office:value="0.0181539028530206" calcext:value-type="float">
            <text:p>0.018153902853021</text:p>
          </table:table-cell>
          <table:table-cell table:formula="of:=0.5*[.KW12]*(([.KW5]-[.KV5])/([.KW1]-[.KV1]))^2" office:value-type="float" office:value="0.0295874264284863" calcext:value-type="float">
            <text:p>0.029587426428486</text:p>
          </table:table-cell>
          <table:table-cell table:formula="of:=0.5*[.KX12]*(([.KX5]-[.KW5])/([.KX1]-[.KW1]))^2" office:value-type="float" office:value="0.0188250120818565" calcext:value-type="float">
            <text:p>0.018825012081857</text:p>
          </table:table-cell>
          <table:table-cell table:formula="of:=0.5*[.KY12]*(([.KY5]-[.KX5])/([.KY1]-[.KX1]))^2" office:value-type="float" office:value="0.037450022270813" calcext:value-type="float">
            <text:p>0.037450022270813</text:p>
          </table:table-cell>
          <table:table-cell table:formula="of:=0.5*[.KZ12]*(([.KZ5]-[.KY5])/([.KZ1]-[.KY1]))^2" office:value-type="float" office:value="0.00214512289913457" calcext:value-type="float">
            <text:p>0.002145122899135</text:p>
          </table:table-cell>
          <table:table-cell table:formula="of:=0.5*[.LA12]*(([.LA5]-[.KZ5])/([.LA1]-[.KZ1]))^2" office:value-type="float" office:value="0.00000352479307144535" calcext:value-type="float">
            <text:p>3.52479307144535E-06</text:p>
          </table:table-cell>
          <table:table-cell table:formula="of:=0.5*[.LB12]*(([.LB5]-[.LA5])/([.LB1]-[.LA1]))^2" office:value-type="float" office:value="0.00187550504000219" calcext:value-type="float">
            <text:p>0.001875505040002</text:p>
          </table:table-cell>
          <table:table-cell table:formula="of:=0.5*[.LC12]*(([.LC5]-[.LB5])/([.LC1]-[.LB1]))^2" office:value-type="float" office:value="0.00215718319355291" calcext:value-type="float">
            <text:p>0.002157183193553</text:p>
          </table:table-cell>
          <table:table-cell table:formula="of:=0.5*[.LD12]*(([.LD5]-[.LC5])/([.LD1]-[.LC1]))^2" office:value-type="float" office:value="0.0021634157793204" calcext:value-type="float">
            <text:p>0.00216341577932</text:p>
          </table:table-cell>
          <table:table-cell table:formula="of:=0.5*[.LE12]*(([.LE5]-[.LD5])/([.LE1]-[.LD1]))^2" office:value-type="float" office:value="0.0117429392687838" calcext:value-type="float">
            <text:p>0.011742939268784</text:p>
          </table:table-cell>
          <table:table-cell table:formula="of:=0.5*[.LF12]*(([.LF5]-[.LE5])/([.LF1]-[.LE1]))^2" office:value-type="float" office:value="0.0245687149917655" calcext:value-type="float">
            <text:p>0.024568714991766</text:p>
          </table:table-cell>
          <table:table-cell table:formula="of:=0.5*[.LG12]*(([.LG5]-[.LF5])/([.LG1]-[.LF1]))^2" office:value-type="float" office:value="0.0150845841579734" calcext:value-type="float">
            <text:p>0.015084584157973</text:p>
          </table:table-cell>
          <table:table-cell table:formula="of:=0.5*[.LH12]*(([.LH5]-[.LG5])/([.LH1]-[.LG1]))^2" office:value-type="float" office:value="0.0158307386516331" calcext:value-type="float">
            <text:p>0.015830738651633</text:p>
          </table:table-cell>
          <table:table-cell table:formula="of:=0.5*[.LI12]*(([.LI5]-[.LH5])/([.LI1]-[.LH1]))^2" office:value-type="float" office:value="0.0000123353511562963" calcext:value-type="float">
            <text:p>1.23353511562963E-05</text:p>
          </table:table-cell>
          <table:table-cell table:formula="of:=0.5*[.LJ12]*(([.LJ5]-[.LI5])/([.LJ1]-[.LI1]))^2" office:value-type="float" office:value="0.000289832502162259" calcext:value-type="float">
            <text:p>0.000289832502162</text:p>
          </table:table-cell>
          <table:table-cell table:formula="of:=0.5*[.LK12]*(([.LK5]-[.LJ5])/([.LK1]-[.LJ1]))^2" office:value-type="float" office:value="0.00575891674215907" calcext:value-type="float">
            <text:p>0.005758916742159</text:p>
          </table:table-cell>
          <table:table-cell table:formula="of:=0.5*[.LL12]*(([.LL5]-[.LK5])/([.LL1]-[.LK1]))^2" office:value-type="float" office:value="0.00019630364636822" calcext:value-type="float">
            <text:p>0.000196303646368</text:p>
          </table:table-cell>
          <table:table-cell table:formula="of:=0.5*[.LM12]*(([.LM5]-[.LL5])/([.LM1]-[.LL1]))^2" office:value-type="float" office:value="0.000888320508677501" calcext:value-type="float">
            <text:p>0.000888320508678</text:p>
          </table:table-cell>
          <table:table-cell table:formula="of:=0.5*[.LN12]*(([.LN5]-[.LM5])/([.LN1]-[.LM1]))^2" office:value-type="float" office:value="0.002293730051659" calcext:value-type="float">
            <text:p>0.002293730051659</text:p>
          </table:table-cell>
          <table:table-cell table:formula="of:=0.5*[.LO12]*(([.LO5]-[.LN5])/([.LO1]-[.LN1]))^2" office:value-type="float" office:value="0.000000538363725284731" calcext:value-type="float">
            <text:p>5.38363725284731E-07</text:p>
          </table:table-cell>
          <table:table-cell table:formula="of:=0.5*[.LP12]*(([.LP5]-[.LO5])/([.LP1]-[.LO1]))^2" office:value-type="float" office:value="0.000249471430860894" calcext:value-type="float">
            <text:p>0.000249471430861</text:p>
          </table:table-cell>
          <table:table-cell table:formula="of:=0.5*[.LQ12]*(([.LQ5]-[.LP5])/([.LQ1]-[.LP1]))^2" office:value-type="float" office:value="0.0102499609553739" calcext:value-type="float">
            <text:p>0.010249960955374</text:p>
          </table:table-cell>
          <table:table-cell table:formula="of:=0.5*[.LR12]*(([.LR5]-[.LQ5])/([.LR1]-[.LQ1]))^2" office:value-type="float" office:value="0.00402053007499374" calcext:value-type="float">
            <text:p>0.004020530074994</text:p>
          </table:table-cell>
          <table:table-cell table:formula="of:=0.5*[.LS12]*(([.LS5]-[.LR5])/([.LS1]-[.LR1]))^2" office:value-type="float" office:value="0.0000802706017354259" calcext:value-type="float">
            <text:p>8.02706017354259E-05</text:p>
          </table:table-cell>
          <table:table-cell table:formula="of:=0.5*[.LT12]*(([.LT5]-[.LS5])/([.LT1]-[.LS1]))^2" office:value-type="float" office:value="0.00359529907281497" calcext:value-type="float">
            <text:p>0.003595299072815</text:p>
          </table:table-cell>
          <table:table-cell table:formula="of:=0.5*[.LU12]*(([.LU5]-[.LT5])/([.LU1]-[.LT1]))^2" office:value-type="float" office:value="0.00376542141964728" calcext:value-type="float">
            <text:p>0.003765421419647</text:p>
          </table:table-cell>
          <table:table-cell table:formula="of:=0.5*[.LV12]*(([.LV5]-[.LU5])/([.LV1]-[.LU1]))^2" office:value-type="float" office:value="0.0000147521638869819" calcext:value-type="float">
            <text:p>1.47521638869819E-05</text:p>
          </table:table-cell>
          <table:table-cell table:formula="of:=0.5*[.LW12]*(([.LW5]-[.LV5])/([.LW1]-[.LV1]))^2" office:value-type="float" office:value="0.000678607104521864" calcext:value-type="float">
            <text:p>0.000678607104522</text:p>
          </table:table-cell>
          <table:table-cell table:formula="of:=0.5*[.LX12]*(([.LX5]-[.LW5])/([.LX1]-[.LW1]))^2" office:value-type="float" office:value="0.000402155318902727" calcext:value-type="float">
            <text:p>0.000402155318903</text:p>
          </table:table-cell>
          <table:table-cell table:formula="of:=0.5*[.LY12]*(([.LY5]-[.LX5])/([.LY1]-[.LX1]))^2" office:value-type="float" office:value="0.0000063556930331571" calcext:value-type="float">
            <text:p>6.3556930331571E-06</text:p>
          </table:table-cell>
          <table:table-cell table:formula="of:=0.5*[.LZ12]*(([.LZ5]-[.LY5])/([.LZ1]-[.LY1]))^2" office:value-type="float" office:value="0.000159747341062776" calcext:value-type="float">
            <text:p>0.000159747341063</text:p>
          </table:table-cell>
          <table:table-cell table:formula="of:=0.5*[.MA12]*(([.MA5]-[.LZ5])/([.MA1]-[.LZ1]))^2" office:value-type="float" office:value="0.000875837752162357" calcext:value-type="float">
            <text:p>0.000875837752162</text:p>
          </table:table-cell>
          <table:table-cell table:formula="of:=0.5*[.MB12]*(([.MB5]-[.MA5])/([.MB1]-[.MA1]))^2" office:value-type="float" office:value="0.0000447582382687332" calcext:value-type="float">
            <text:p>4.47582382687332E-05</text:p>
          </table:table-cell>
          <table:table-cell table:formula="of:=0.5*[.MC12]*(([.MC5]-[.MB5])/([.MC1]-[.MB1]))^2" office:value-type="float" office:value="0.000473434209103561" calcext:value-type="float">
            <text:p>0.000473434209104</text:p>
          </table:table-cell>
          <table:table-cell table:formula="of:=0.5*[.MD12]*(([.MD5]-[.MC5])/([.MD1]-[.MC1]))^2" office:value-type="float" office:value="0.000190222316931563" calcext:value-type="float">
            <text:p>0.000190222316932</text:p>
          </table:table-cell>
          <table:table-cell table:formula="of:=0.5*[.ME12]*(([.ME5]-[.MD5])/([.ME1]-[.MD1]))^2" office:value-type="float" office:value="0.000386112524524541" calcext:value-type="float">
            <text:p>0.000386112524525</text:p>
          </table:table-cell>
          <table:table-cell table:formula="of:=0.5*[.MF12]*(([.MF5]-[.ME5])/([.MF1]-[.ME1]))^2" office:value-type="float" office:value="0.000173265665926809" calcext:value-type="float">
            <text:p>0.000173265665927</text:p>
          </table:table-cell>
          <table:table-cell table:formula="of:=0.5*[.MG12]*(([.MG5]-[.MF5])/([.MG1]-[.MF1]))^2" office:value-type="float" office:value="0.00000715363039309112" calcext:value-type="float">
            <text:p>7.15363039309112E-06</text:p>
          </table:table-cell>
          <table:table-cell table:formula="of:=0.5*[.MH12]*(([.MH5]-[.MG5])/([.MH1]-[.MG1]))^2" office:value-type="float" office:value="0.00000827405351504428" calcext:value-type="float">
            <text:p>8.27405351504428E-06</text:p>
          </table:table-cell>
          <table:table-cell table:formula="of:=0.5*[.MI12]*(([.MI5]-[.MH5])/([.MI1]-[.MH1]))^2" office:value-type="float" office:value="0.0000445802196693846" calcext:value-type="float">
            <text:p>4.45802196693846E-05</text:p>
          </table:table-cell>
          <table:table-cell table:formula="of:=0.5*[.MJ12]*(([.MJ5]-[.MI5])/([.MJ1]-[.MI1]))^2" office:value-type="float" office:value="0.00010603934836145" calcext:value-type="float">
            <text:p>0.000106039348361</text:p>
          </table:table-cell>
          <table:table-cell table:formula="of:=0.5*[.MK12]*(([.MK5]-[.MJ5])/([.MK1]-[.MJ1]))^2" office:value-type="float" office:value="0.00000205381994537495" calcext:value-type="float">
            <text:p>2.05381994537495E-06</text:p>
          </table:table-cell>
          <table:table-cell table:formula="of:=0.5*[.ML12]*(([.ML5]-[.MK5])/([.ML1]-[.MK1]))^2" office:value-type="float" office:value="0.00000235810087470943" calcext:value-type="float">
            <text:p>2.35810087470943E-06</text:p>
          </table:table-cell>
          <table:table-cell table:formula="of:=0.5*[.MM12]*(([.MM5]-[.ML5])/([.MM1]-[.ML1]))^2" office:value-type="float" office:value="0.0000448354417594922" calcext:value-type="float">
            <text:p>4.48354417594922E-05</text:p>
          </table:table-cell>
          <table:table-cell table:formula="of:=0.5*[.MN12]*(([.MN5]-[.MM5])/([.MN1]-[.MM1]))^2" office:value-type="float" office:value="0.00146407795187606" calcext:value-type="float">
            <text:p>0.001464077951876</text:p>
          </table:table-cell>
          <table:table-cell table:formula="of:=0.5*[.MO12]*(([.MO5]-[.MN5])/([.MO1]-[.MN1]))^2" office:value-type="float" office:value="0.00025039867392141" calcext:value-type="float">
            <text:p>0.000250398673921</text:p>
          </table:table-cell>
          <table:table-cell table:formula="of:=0.5*[.MP12]*(([.MP5]-[.MO5])/([.MP1]-[.MO1]))^2" office:value-type="float" office:value="0.000204595190795455" calcext:value-type="float">
            <text:p>0.000204595190795</text:p>
          </table:table-cell>
          <table:table-cell table:formula="of:=0.5*[.MQ12]*(([.MQ5]-[.MP5])/([.MQ1]-[.MP1]))^2" office:value-type="float" office:value="0.000135258519983722" calcext:value-type="float">
            <text:p>0.000135258519984</text:p>
          </table:table-cell>
          <table:table-cell table:formula="of:=0.5*[.MR12]*(([.MR5]-[.MQ5])/([.MR1]-[.MQ1]))^2" office:value-type="float" office:value="0.000039489272099844" calcext:value-type="float">
            <text:p>3.9489272099844E-05</text:p>
          </table:table-cell>
          <table:table-cell table:formula="of:=0.5*[.MS12]*(([.MS5]-[.MR5])/([.MS1]-[.MR1]))^2" office:value-type="float" office:value="0.000186541486476514" calcext:value-type="float">
            <text:p>0.000186541486477</text:p>
          </table:table-cell>
          <table:table-cell table:formula="of:=0.5*[.MT12]*(([.MT5]-[.MS5])/([.MT1]-[.MS1]))^2" office:value-type="float" office:value="0.000116654539712111" calcext:value-type="float">
            <text:p>0.000116654539712</text:p>
          </table:table-cell>
          <table:table-cell table:formula="of:=0.5*[.MU12]*(([.MU5]-[.MT5])/([.MU1]-[.MT1]))^2" office:value-type="float" office:value="0.000148919603403235" calcext:value-type="float">
            <text:p>0.000148919603403</text:p>
          </table:table-cell>
          <table:table-cell table:formula="of:=0.5*[.MV12]*(([.MV5]-[.MU5])/([.MV1]-[.MU1]))^2" office:value-type="float" office:value="0.0000193305273233811" calcext:value-type="float">
            <text:p>1.93305273233811E-05</text:p>
          </table:table-cell>
          <table:table-cell table:formula="of:=0.5*[.MW12]*(([.MW5]-[.MV5])/([.MW1]-[.MV1]))^2" office:value-type="float" office:value="0.000114564748338785" calcext:value-type="float">
            <text:p>0.000114564748339</text:p>
          </table:table-cell>
          <table:table-cell table:formula="of:=0.5*[.MX12]*(([.MX5]-[.MW5])/([.MX1]-[.MW1]))^2" office:value-type="float" office:value="0.000207038825356455" calcext:value-type="float">
            <text:p>0.000207038825356</text:p>
          </table:table-cell>
          <table:table-cell table:formula="of:=0.5*[.MY12]*(([.MY5]-[.MX5])/([.MY1]-[.MX1]))^2" office:value-type="float" office:value="0.0000230757366089139" calcext:value-type="float">
            <text:p>2.30757366089139E-05</text:p>
          </table:table-cell>
          <table:table-cell table:formula="of:=0.5*[.MZ12]*(([.MZ5]-[.MY5])/([.MZ1]-[.MY1]))^2" office:value-type="float" office:value="0.0000196245934784463" calcext:value-type="float">
            <text:p>1.96245934784463E-05</text:p>
          </table:table-cell>
          <table:table-cell table:formula="of:=0.5*[.NA12]*(([.NA5]-[.MZ5])/([.NA1]-[.MZ1]))^2" office:value-type="float" office:value="0.0000546551843656376" calcext:value-type="float">
            <text:p>5.46551843656376E-05</text:p>
          </table:table-cell>
          <table:table-cell table:formula="of:=0.5*[.NB12]*(([.NB5]-[.NA5])/([.NB1]-[.NA1]))^2" office:value-type="float" office:value="0.0000072251638880572" calcext:value-type="float">
            <text:p>7.2251638880572E-06</text:p>
          </table:table-cell>
          <table:table-cell table:formula="of:=0.5*[.NC12]*(([.NC5]-[.NB5])/([.NC1]-[.NB1]))^2" office:value-type="float" office:value="0.0000424308428708727" calcext:value-type="float">
            <text:p>4.24308428708727E-05</text:p>
          </table:table-cell>
          <table:table-cell table:formula="of:=0.5*[.ND12]*(([.ND5]-[.NC5])/([.ND1]-[.NC1]))^2" office:value-type="float" office:value="0.0000693854157537612" calcext:value-type="float">
            <text:p>6.93854157537612E-05</text:p>
          </table:table-cell>
          <table:table-cell table:formula="of:=0.5*[.NE12]*(([.NE5]-[.ND5])/([.NE1]-[.ND1]))^2" office:value-type="float" office:value="0.0000711790013738212" calcext:value-type="float">
            <text:p>7.11790013738212E-05</text:p>
          </table:table-cell>
          <table:table-cell table:formula="of:=0.5*[.NF12]*(([.NF5]-[.NE5])/([.NF1]-[.NE1]))^2" office:value-type="float" office:value="0.0000333871656473897" calcext:value-type="float">
            <text:p>3.33871656473897E-05</text:p>
          </table:table-cell>
          <table:table-cell table:formula="of:=0.5*[.NG12]*(([.NG5]-[.NF5])/([.NG1]-[.NF1]))^2" office:value-type="float" office:value="0.000180196170247714" calcext:value-type="float">
            <text:p>0.000180196170248</text:p>
          </table:table-cell>
          <table:table-cell table:formula="of:=0.5*[.NH12]*(([.NH5]-[.NG5])/([.NH1]-[.NG1]))^2" office:value-type="float" office:value="0.0000038058005285032" calcext:value-type="float">
            <text:p>3.8058005285032E-06</text:p>
          </table:table-cell>
          <table:table-cell table:formula="of:=0.5*[.NI12]*(([.NI5]-[.NH5])/([.NI1]-[.NH1]))^2" office:value-type="float" office:value="0.00000716976236122904" calcext:value-type="float">
            <text:p>7.16976236122904E-06</text:p>
          </table:table-cell>
          <table:table-cell table:formula="of:=0.5*[.NJ12]*(([.NJ5]-[.NI5])/([.NJ1]-[.NI1]))^2" office:value-type="float" office:value="0.0000950728505466015" calcext:value-type="float">
            <text:p>9.50728505466015E-05</text:p>
          </table:table-cell>
          <table:table-cell table:formula="of:=0.5*[.NK12]*(([.NK5]-[.NJ5])/([.NK1]-[.NJ1]))^2" office:value-type="float" office:value="0.000232478370628011" calcext:value-type="float">
            <text:p>0.000232478370628</text:p>
          </table:table-cell>
          <table:table-cell table:formula="of:=0.5*[.NL12]*(([.NL5]-[.NK5])/([.NL1]-[.NK1]))^2" office:value-type="float" office:value="0.000242490288554493" calcext:value-type="float">
            <text:p>0.000242490288554</text:p>
          </table:table-cell>
          <table:table-cell table:formula="of:=0.5*[.NM12]*(([.NM5]-[.NL5])/([.NM1]-[.NL1]))^2" office:value-type="float" office:value="0.000245348366989168" calcext:value-type="float">
            <text:p>0.000245348366989</text:p>
          </table:table-cell>
          <table:table-cell table:formula="of:=0.5*[.NN12]*(([.NN5]-[.NM5])/([.NN1]-[.NM1]))^2" office:value-type="float" office:value="0.0000223187106327173" calcext:value-type="float">
            <text:p>2.23187106327173E-05</text:p>
          </table:table-cell>
          <table:table-cell table:formula="of:=0.5*[.NO12]*(([.NO5]-[.NN5])/([.NO1]-[.NN1]))^2" office:value-type="float" office:value="0.0000071471061260316" calcext:value-type="float">
            <text:p>7.1471061260316E-06</text:p>
          </table:table-cell>
          <table:table-cell table:formula="of:=0.5*[.NP12]*(([.NP5]-[.NO5])/([.NP1]-[.NO1]))^2" office:value-type="float" office:value="0.00000128360576363551" calcext:value-type="float">
            <text:p>1.28360576363551E-06</text:p>
          </table:table-cell>
          <table:table-cell table:formula="of:=0.5*[.NQ12]*(([.NQ5]-[.NP5])/([.NQ1]-[.NP1]))^2" office:value-type="float" office:value="0.000000679592594992599" calcext:value-type="float">
            <text:p>6.79592594992599E-07</text:p>
          </table:table-cell>
          <table:table-cell table:formula="of:=0.5*[.NR12]*(([.NR5]-[.NQ5])/([.NR1]-[.NQ1]))^2" office:value-type="float" office:value="0.0000833279406597757" calcext:value-type="float">
            <text:p>8.33279406597757E-05</text:p>
          </table:table-cell>
          <table:table-cell table:formula="of:=0.5*[.NS12]*(([.NS5]-[.NR5])/([.NS1]-[.NR1]))^2" office:value-type="float" office:value="0.000371177990125657" calcext:value-type="float">
            <text:p>0.000371177990126</text:p>
          </table:table-cell>
          <table:table-cell table:formula="of:=0.5*[.NT12]*(([.NT5]-[.NS5])/([.NT1]-[.NS1]))^2" office:value-type="float" office:value="0.0000958366689288766" calcext:value-type="float">
            <text:p>9.58366689288766E-05</text:p>
          </table:table-cell>
          <table:table-cell table:formula="of:=0.5*[.NU12]*(([.NU5]-[.NT5])/([.NU1]-[.NT1]))^2" office:value-type="float" office:value="0.000014876785390521" calcext:value-type="float">
            <text:p>1.4876785390521E-05</text:p>
          </table:table-cell>
          <table:table-cell table:formula="of:=0.5*[.NV12]*(([.NV5]-[.NU5])/([.NV1]-[.NU1]))^2" office:value-type="float" office:value="0.0000110924265128767" calcext:value-type="float">
            <text:p>1.10924265128767E-05</text:p>
          </table:table-cell>
          <table:table-cell table:formula="of:=0.5*[.NW12]*(([.NW5]-[.NV5])/([.NW1]-[.NV1]))^2" office:value-type="float" office:value="0.000461721553775809" calcext:value-type="float">
            <text:p>0.000461721553776</text:p>
          </table:table-cell>
          <table:table-cell table:formula="of:=0.5*[.NX12]*(([.NX5]-[.NW5])/([.NX1]-[.NW1]))^2" office:value-type="float" office:value="0.00065062554516754" calcext:value-type="float">
            <text:p>0.000650625545168</text:p>
          </table:table-cell>
          <table:table-cell table:formula="of:=0.5*[.NY12]*(([.NY5]-[.NX5])/([.NY1]-[.NX1]))^2" office:value-type="float" office:value="0.000374473311209283" calcext:value-type="float">
            <text:p>0.000374473311209</text:p>
          </table:table-cell>
          <table:table-cell table:formula="of:=0.5*[.NZ12]*(([.NZ5]-[.NY5])/([.NZ1]-[.NY1]))^2" office:value-type="float" office:value="0.000216999834064359" calcext:value-type="float">
            <text:p>0.000216999834064</text:p>
          </table:table-cell>
          <table:table-cell table:formula="of:=0.5*[.OA12]*(([.OA5]-[.NZ5])/([.OA1]-[.NZ1]))^2" office:value-type="float" office:value="0.00000316796539157996" calcext:value-type="float">
            <text:p>3.16796539157996E-06</text:p>
          </table:table-cell>
          <table:table-cell table:formula="of:=0.5*[.OB12]*(([.OB5]-[.OA5])/([.OB1]-[.OA1]))^2" office:value-type="float" office:value="0.000124527432767136" calcext:value-type="float">
            <text:p>0.000124527432767</text:p>
          </table:table-cell>
          <table:table-cell table:formula="of:=0.5*[.OC12]*(([.OC5]-[.OB5])/([.OC1]-[.OB1]))^2" office:value-type="float" office:value="0.0000709819973761914" calcext:value-type="float">
            <text:p>7.09819973761914E-05</text:p>
          </table:table-cell>
          <table:table-cell table:formula="of:=0.5*[.OD12]*(([.OD5]-[.OC5])/([.OD1]-[.OC1]))^2" office:value-type="float" office:value="0.0000000668702757336306" calcext:value-type="float">
            <text:p>6.68702757336306E-08</text:p>
          </table:table-cell>
          <table:table-cell table:formula="of:=0.5*[.OE12]*(([.OE5]-[.OD5])/([.OE1]-[.OD1]))^2" office:value-type="float" office:value="0.0000163051327037269" calcext:value-type="float">
            <text:p>1.63051327037269E-05</text:p>
          </table:table-cell>
          <table:table-cell table:formula="of:=0.5*[.OF12]*(([.OF5]-[.OE5])/([.OF1]-[.OE1]))^2" office:value-type="float" office:value="0.000000000174674267666142" calcext:value-type="float">
            <text:p>1.74674267666142E-10</text:p>
          </table:table-cell>
          <table:table-cell table:formula="of:=0.5*[.OG12]*(([.OG5]-[.OF5])/([.OG1]-[.OF1]))^2" office:value-type="float" office:value="0.000000514238498631788" calcext:value-type="float">
            <text:p>5.14238498631788E-07</text:p>
          </table:table-cell>
          <table:table-cell table:formula="of:=0.5*[.OH12]*(([.OH5]-[.OG5])/([.OH1]-[.OG1]))^2" office:value-type="float" office:value="0.0000757818301932648" calcext:value-type="float">
            <text:p>7.57818301932648E-05</text:p>
          </table:table-cell>
          <table:table-cell table:formula="of:=0.5*[.OI12]*(([.OI5]-[.OH5])/([.OI1]-[.OH1]))^2" office:value-type="float" office:value="0.000071304147365037" calcext:value-type="float">
            <text:p>7.1304147365037E-05</text:p>
          </table:table-cell>
          <table:table-cell table:formula="of:=0.5*[.OJ12]*(([.OJ5]-[.OI5])/([.OJ1]-[.OI1]))^2" office:value-type="float" office:value="0.00000270346126954863" calcext:value-type="float">
            <text:p>2.70346126954863E-06</text:p>
          </table:table-cell>
          <table:table-cell table:formula="of:=0.5*[.OK12]*(([.OK5]-[.OJ5])/([.OK1]-[.OJ1]))^2" office:value-type="float" office:value="0.000009577204857666" calcext:value-type="float">
            <text:p>9.577204857666E-06</text:p>
          </table:table-cell>
          <table:table-cell table:formula="of:=0.5*[.OL12]*(([.OL5]-[.OK5])/([.OL1]-[.OK1]))^2" office:value-type="float" office:value="0.0000937449580064381" calcext:value-type="float">
            <text:p>9.37449580064381E-05</text:p>
          </table:table-cell>
          <table:table-cell table:formula="of:=0.5*[.OM12]*(([.OM5]-[.OL5])/([.OM1]-[.OL1]))^2" office:value-type="float" office:value="0.000528697747906626" calcext:value-type="float">
            <text:p>0.000528697747907</text:p>
          </table:table-cell>
          <table:table-cell table:formula="of:=0.5*[.ON12]*(([.ON5]-[.OM5])/([.ON1]-[.OM1]))^2" office:value-type="float" office:value="0.000181224498074949" calcext:value-type="float">
            <text:p>0.000181224498075</text:p>
          </table:table-cell>
          <table:table-cell table:formula="of:=0.5*[.OO12]*(([.OO5]-[.ON5])/([.OO1]-[.ON1]))^2" office:value-type="float" office:value="0.00000122301569033537" calcext:value-type="float">
            <text:p>1.22301569033537E-06</text:p>
          </table:table-cell>
          <table:table-cell table:formula="of:=0.5*[.OP12]*(([.OP5]-[.OO5])/([.OP1]-[.OO1]))^2" office:value-type="float" office:value="0.000212210080193688" calcext:value-type="float">
            <text:p>0.000212210080194</text:p>
          </table:table-cell>
          <table:table-cell table:formula="of:=0.5*[.OQ12]*(([.OQ5]-[.OP5])/([.OQ1]-[.OP1]))^2" office:value-type="float" office:value="0.0000472010871012393" calcext:value-type="float">
            <text:p>4.72010871012393E-05</text:p>
          </table:table-cell>
          <table:table-cell table:formula="of:=0.5*[.OR12]*(([.OR5]-[.OQ5])/([.OR1]-[.OQ1]))^2" office:value-type="float" office:value="0.000000785046473032601" calcext:value-type="float">
            <text:p>7.85046473032601E-07</text:p>
          </table:table-cell>
          <table:table-cell table:formula="of:=0.5*[.OS12]*(([.OS5]-[.OR5])/([.OS1]-[.OR1]))^2" office:value-type="float" office:value="0.000001628359737925" calcext:value-type="float">
            <text:p>1.628359737925E-06</text:p>
          </table:table-cell>
          <table:table-cell table:formula="of:=0.5*[.OT12]*(([.OT5]-[.OS5])/([.OT1]-[.OS1]))^2" office:value-type="float" office:value="0.0000973794344858812" calcext:value-type="float">
            <text:p>9.73794344858812E-05</text:p>
          </table:table-cell>
          <table:table-cell table:formula="of:=0.5*[.OU12]*(([.OU5]-[.OT5])/([.OU1]-[.OT1]))^2" office:value-type="float" office:value="0.00000202151798302125" calcext:value-type="float">
            <text:p>2.02151798302125E-06</text:p>
          </table:table-cell>
          <table:table-cell table:formula="of:=0.5*[.OV12]*(([.OV5]-[.OU5])/([.OV1]-[.OU1]))^2" office:value-type="float" office:value="0.0000538786070157417" calcext:value-type="float">
            <text:p>5.38786070157417E-05</text:p>
          </table:table-cell>
          <table:table-cell table:formula="of:=0.5*[.OW12]*(([.OW5]-[.OV5])/([.OW1]-[.OV1]))^2" office:value-type="float" office:value="0.0000176406313927679" calcext:value-type="float">
            <text:p>1.76406313927679E-05</text:p>
          </table:table-cell>
          <table:table-cell table:formula="of:=0.5*[.OX12]*(([.OX5]-[.OW5])/([.OX1]-[.OW1]))^2" office:value-type="float" office:value="0.00000861754640419401" calcext:value-type="float">
            <text:p>8.61754640419401E-06</text:p>
          </table:table-cell>
          <table:table-cell table:formula="of:=0.5*[.OY12]*(([.OY5]-[.OX5])/([.OY1]-[.OX1]))^2" office:value-type="float" office:value="0.00000262634157714209" calcext:value-type="float">
            <text:p>2.62634157714209E-06</text:p>
          </table:table-cell>
          <table:table-cell table:formula="of:=0.5*[.OZ12]*(([.OZ5]-[.OY5])/([.OZ1]-[.OY1]))^2" office:value-type="float" office:value="0.000000499726517570029" calcext:value-type="float">
            <text:p>4.99726517570029E-07</text:p>
          </table:table-cell>
          <table:table-cell table:formula="of:=0.5*[.PA12]*(([.PA5]-[.OZ5])/([.PA1]-[.OZ1]))^2" office:value-type="float" office:value="0.0000280986393482306" calcext:value-type="float">
            <text:p>2.80986393482306E-05</text:p>
          </table:table-cell>
          <table:table-cell table:formula="of:=0.5*[.PB12]*(([.PB5]-[.PA5])/([.PB1]-[.PA1]))^2" office:value-type="float" office:value="0.0000153107162516987" calcext:value-type="float">
            <text:p>1.53107162516987E-05</text:p>
          </table:table-cell>
          <table:table-cell table:formula="of:=0.5*[.PC12]*(([.PC5]-[.PB5])/([.PC1]-[.PB1]))^2" office:value-type="float" office:value="0.00000941749970375274" calcext:value-type="float">
            <text:p>9.41749970375274E-06</text:p>
          </table:table-cell>
          <table:table-cell table:formula="of:=0.5*[.PD12]*(([.PD5]-[.PC5])/([.PD1]-[.PC1]))^2" office:value-type="float" office:value="0.000000000840259982953655" calcext:value-type="float">
            <text:p>8.40259982953655E-10</text:p>
          </table:table-cell>
          <table:table-cell table:formula="of:=0.5*[.PE12]*(([.PE5]-[.PD5])/([.PE1]-[.PD1]))^2" office:value-type="float" office:value="0.00000814780134914616" calcext:value-type="float">
            <text:p>8.14780134914616E-06</text:p>
          </table:table-cell>
          <table:table-cell table:formula="of:=0.5*[.PF12]*(([.PF5]-[.PE5])/([.PF1]-[.PE1]))^2" office:value-type="float" office:value="0.0000165903542147664" calcext:value-type="float">
            <text:p>1.65903542147664E-05</text:p>
          </table:table-cell>
          <table:table-cell table:formula="of:=0.5*[.PG12]*(([.PG5]-[.PF5])/([.PG1]-[.PF1]))^2" office:value-type="float" office:value="0.0000214248287072351" calcext:value-type="float">
            <text:p>2.14248287072351E-05</text:p>
          </table:table-cell>
          <table:table-cell table:formula="of:=0.5*[.PH12]*(([.PH5]-[.PG5])/([.PH1]-[.PG1]))^2" office:value-type="float" office:value="0.0000653968333312699" calcext:value-type="float">
            <text:p>6.53968333312699E-05</text:p>
          </table:table-cell>
          <table:table-cell table:formula="of:=0.5*[.PI12]*(([.PI5]-[.PH5])/([.PI1]-[.PH1]))^2" office:value-type="float" office:value="0.00002623563623068" calcext:value-type="float">
            <text:p>2.623563623068E-05</text:p>
          </table:table-cell>
          <table:table-cell table:formula="of:=0.5*[.PJ12]*(([.PJ5]-[.PI5])/([.PJ1]-[.PI1]))^2" office:value-type="float" office:value="0.00000823756904812901" calcext:value-type="float">
            <text:p>8.23756904812901E-06</text:p>
          </table:table-cell>
          <table:table-cell table:formula="of:=0.5*[.PK12]*(([.PK5]-[.PJ5])/([.PK1]-[.PJ1]))^2" office:value-type="float" office:value="0.0000599104290866295" calcext:value-type="float">
            <text:p>5.99104290866295E-05</text:p>
          </table:table-cell>
          <table:table-cell table:formula="of:=0.5*[.PL12]*(([.PL5]-[.PK5])/([.PL1]-[.PK1]))^2" office:value-type="float" office:value="0.0000260638951100086" calcext:value-type="float">
            <text:p>2.60638951100086E-05</text:p>
          </table:table-cell>
          <table:table-cell table:formula="of:=0.5*[.PM12]*(([.PM5]-[.PL5])/([.PM1]-[.PL1]))^2" office:value-type="float" office:value="0.000170394358723785" calcext:value-type="float">
            <text:p>0.000170394358724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814292566357114" calcext:value-type="float">
            <text:p>8.14292566357114E-09</text:p>
          </table:table-cell>
          <table:table-cell table:formula="of:=0.5*[.D12]*(([.D6]-[.C6])/([.D1]-[.C1]))^2" office:value-type="float" office:value="0.0000000995177809455428" calcext:value-type="float">
            <text:p>9.95177809455428E-08</text:p>
          </table:table-cell>
          <table:table-cell table:formula="of:=0.5*[.E12]*(([.E6]-[.D6])/([.E1]-[.D1]))^2" office:value-type="float" office:value="0.000000189402559289789" calcext:value-type="float">
            <text:p>1.89402559289789E-07</text:p>
          </table:table-cell>
          <table:table-cell table:formula="of:=0.5*[.F12]*(([.F6]-[.E6])/([.F1]-[.E1]))^2" office:value-type="float" office:value="0.0000000834933449030417" calcext:value-type="float">
            <text:p>8.34933449030417E-08</text:p>
          </table:table-cell>
          <table:table-cell table:formula="of:=0.5*[.G12]*(([.G6]-[.F6])/([.G1]-[.F1]))^2" office:value-type="float" office:value="0.000000137541462703809" calcext:value-type="float">
            <text:p>1.37541462703809E-07</text:p>
          </table:table-cell>
          <table:table-cell table:formula="of:=0.5*[.H12]*(([.H6]-[.G6])/([.H1]-[.G1]))^2" office:value-type="float" office:value="0.00000286355067397817" calcext:value-type="float">
            <text:p>2.86355067397817E-06</text:p>
          </table:table-cell>
          <table:table-cell table:formula="of:=0.5*[.I12]*(([.I6]-[.H6])/([.I1]-[.H1]))^2" office:value-type="float" office:value="0.000000323465467778086" calcext:value-type="float">
            <text:p>3.23465467778086E-07</text:p>
          </table:table-cell>
          <table:table-cell table:formula="of:=0.5*[.J12]*(([.J6]-[.I6])/([.J1]-[.I1]))^2" office:value-type="float" office:value="0.000000523265312164607" calcext:value-type="float">
            <text:p>5.23265312164607E-07</text:p>
          </table:table-cell>
          <table:table-cell table:formula="of:=0.5*[.K12]*(([.K6]-[.J6])/([.K1]-[.J1]))^2" office:value-type="float" office:value="0.000000631108456078463" calcext:value-type="float">
            <text:p>6.31108456078463E-07</text:p>
          </table:table-cell>
          <table:table-cell table:formula="of:=0.5*[.L12]*(([.L6]-[.K6])/([.L1]-[.K1]))^2" office:value-type="float" office:value="0.000000339183826342853" calcext:value-type="float">
            <text:p>3.39183826342853E-07</text:p>
          </table:table-cell>
          <table:table-cell table:formula="of:=0.5*[.M12]*(([.M6]-[.L6])/([.M1]-[.L1]))^2" office:value-type="float" office:value="0.000000324749445373055" calcext:value-type="float">
            <text:p>3.24749445373055E-07</text:p>
          </table:table-cell>
          <table:table-cell table:formula="of:=0.5*[.N12]*(([.N6]-[.M6])/([.N1]-[.M1]))^2" office:value-type="float" office:value="0.00000537247751886618" calcext:value-type="float">
            <text:p>5.37247751886618E-06</text:p>
          </table:table-cell>
          <table:table-cell table:formula="of:=0.5*[.O12]*(([.O6]-[.N6])/([.O1]-[.N1]))^2" office:value-type="float" office:value="0.00000183989257660654" calcext:value-type="float">
            <text:p>1.83989257660654E-06</text:p>
          </table:table-cell>
          <table:table-cell table:formula="of:=0.5*[.P12]*(([.P6]-[.O6])/([.P1]-[.O1]))^2" office:value-type="float" office:value="0.000000558524818716552" calcext:value-type="float">
            <text:p>5.58524818716552E-07</text:p>
          </table:table-cell>
          <table:table-cell table:formula="of:=0.5*[.Q12]*(([.Q6]-[.P6])/([.Q1]-[.P1]))^2" office:value-type="float" office:value="0.0000000717296101284622" calcext:value-type="float">
            <text:p>7.17296101284622E-08</text:p>
          </table:table-cell>
          <table:table-cell table:formula="of:=0.5*[.R12]*(([.R6]-[.Q6])/([.R1]-[.Q1]))^2" office:value-type="float" office:value="0.000000101913475241171" calcext:value-type="float">
            <text:p>1.01913475241171E-07</text:p>
          </table:table-cell>
          <table:table-cell table:formula="of:=0.5*[.S12]*(([.S6]-[.R6])/([.S1]-[.R1]))^2" office:value-type="float" office:value="0.0000000179634511959539" calcext:value-type="float">
            <text:p>1.79634511959539E-08</text:p>
          </table:table-cell>
          <table:table-cell table:formula="of:=0.5*[.T12]*(([.T6]-[.S6])/([.T1]-[.S1]))^2" office:value-type="float" office:value="0.000000120630908169981" calcext:value-type="float">
            <text:p>1.20630908169981E-07</text:p>
          </table:table-cell>
          <table:table-cell table:formula="of:=0.5*[.U12]*(([.U6]-[.T6])/([.U1]-[.T1]))^2" office:value-type="float" office:value="0.0000019595203125168" calcext:value-type="float">
            <text:p>1.9595203125168E-06</text:p>
          </table:table-cell>
          <table:table-cell table:formula="of:=0.5*[.V12]*(([.V6]-[.U6])/([.V1]-[.U1]))^2" office:value-type="float" office:value="0.000000299654998812052" calcext:value-type="float">
            <text:p>2.99654998812052E-07</text:p>
          </table:table-cell>
          <table:table-cell table:formula="of:=0.5*[.W12]*(([.W6]-[.V6])/([.W1]-[.V1]))^2" office:value-type="float" office:value="0.000000333928290574611" calcext:value-type="float">
            <text:p>3.33928290574611E-07</text:p>
          </table:table-cell>
          <table:table-cell table:formula="of:=0.5*[.X12]*(([.X6]-[.W6])/([.X1]-[.W1]))^2" office:value-type="float" office:value="0.00000274817547061385" calcext:value-type="float">
            <text:p>2.74817547061385E-06</text:p>
          </table:table-cell>
          <table:table-cell table:formula="of:=0.5*[.Y12]*(([.Y6]-[.X6])/([.Y1]-[.X1]))^2" office:value-type="float" office:value="0.000000874628921128952" calcext:value-type="float">
            <text:p>8.74628921128952E-07</text:p>
          </table:table-cell>
          <table:table-cell table:formula="of:=0.5*[.Z12]*(([.Z6]-[.Y6])/([.Z1]-[.Y1]))^2" office:value-type="float" office:value="0.00000118179194206849" calcext:value-type="float">
            <text:p>1.18179194206849E-06</text:p>
          </table:table-cell>
          <table:table-cell table:formula="of:=0.5*[.AA12]*(([.AA6]-[.Z6])/([.AA1]-[.Z1]))^2" office:value-type="float" office:value="0.000000648367664067614" calcext:value-type="float">
            <text:p>6.48367664067614E-07</text:p>
          </table:table-cell>
          <table:table-cell table:formula="of:=0.5*[.AB12]*(([.AB6]-[.AA6])/([.AB1]-[.AA1]))^2" office:value-type="float" office:value="0.000000950271989372165" calcext:value-type="float">
            <text:p>9.50271989372165E-07</text:p>
          </table:table-cell>
          <table:table-cell table:formula="of:=0.5*[.AC12]*(([.AC6]-[.AB6])/([.AC1]-[.AB1]))^2" office:value-type="float" office:value="0.0000000875394611982233" calcext:value-type="float">
            <text:p>8.75394611982233E-08</text:p>
          </table:table-cell>
          <table:table-cell table:formula="of:=0.5*[.AD12]*(([.AD6]-[.AC6])/([.AD1]-[.AC1]))^2" office:value-type="float" office:value="0.0000000017591164701011" calcext:value-type="float">
            <text:p>1.7591164701011E-09</text:p>
          </table:table-cell>
          <table:table-cell table:formula="of:=0.5*[.AE12]*(([.AE6]-[.AD6])/([.AE1]-[.AD1]))^2" office:value-type="float" office:value="0.0000000881639521299405" calcext:value-type="float">
            <text:p>8.81639521299405E-08</text:p>
          </table:table-cell>
          <table:table-cell table:formula="of:=0.5*[.AF12]*(([.AF6]-[.AE6])/([.AF1]-[.AE1]))^2" office:value-type="float" office:value="0.000000032854311222704" calcext:value-type="float">
            <text:p>3.2854311222704E-08</text:p>
          </table:table-cell>
          <table:table-cell table:formula="of:=0.5*[.AG12]*(([.AG6]-[.AF6])/([.AG1]-[.AF1]))^2" office:value-type="float" office:value="0.00000152725756519204" calcext:value-type="float">
            <text:p>1.52725756519204E-06</text:p>
          </table:table-cell>
          <table:table-cell table:formula="of:=0.5*[.AH12]*(([.AH6]-[.AG6])/([.AH1]-[.AG1]))^2" office:value-type="float" office:value="0.000000581073189295666" calcext:value-type="float">
            <text:p>5.81073189295666E-07</text:p>
          </table:table-cell>
          <table:table-cell table:formula="of:=0.5*[.AI12]*(([.AI6]-[.AH6])/([.AI1]-[.AH1]))^2" office:value-type="float" office:value="0.000000983129414614472" calcext:value-type="float">
            <text:p>9.83129414614472E-07</text:p>
          </table:table-cell>
          <table:table-cell table:formula="of:=0.5*[.AJ12]*(([.AJ6]-[.AI6])/([.AJ1]-[.AI1]))^2" office:value-type="float" office:value="0.00000337387736102176" calcext:value-type="float">
            <text:p>3.37387736102176E-06</text:p>
          </table:table-cell>
          <table:table-cell table:formula="of:=0.5*[.AK12]*(([.AK6]-[.AJ6])/([.AK1]-[.AJ1]))^2" office:value-type="float" office:value="0.0000000667050891529323" calcext:value-type="float">
            <text:p>6.67050891529323E-08</text:p>
          </table:table-cell>
          <table:table-cell table:formula="of:=0.5*[.AL12]*(([.AL6]-[.AK6])/([.AL1]-[.AK1]))^2" office:value-type="float" office:value="0.000000635161157144912" calcext:value-type="float">
            <text:p>6.35161157144912E-07</text:p>
          </table:table-cell>
          <table:table-cell table:formula="of:=0.5*[.AM12]*(([.AM6]-[.AL6])/([.AM1]-[.AL1]))^2" office:value-type="float" office:value="0.00000166270251975038" calcext:value-type="float">
            <text:p>1.66270251975038E-06</text:p>
          </table:table-cell>
          <table:table-cell table:formula="of:=0.5*[.AN12]*(([.AN6]-[.AM6])/([.AN1]-[.AM1]))^2" office:value-type="float" office:value="0.000000107235404601389" calcext:value-type="float">
            <text:p>1.07235404601389E-07</text:p>
          </table:table-cell>
          <table:table-cell table:formula="of:=0.5*[.AO12]*(([.AO6]-[.AN6])/([.AO1]-[.AN1]))^2" office:value-type="float" office:value="0.0000000289079299142497" calcext:value-type="float">
            <text:p>2.89079299142497E-08</text:p>
          </table:table-cell>
          <table:table-cell table:formula="of:=0.5*[.AP12]*(([.AP6]-[.AO6])/([.AP1]-[.AO1]))^2" office:value-type="float" office:value="0.000000000048775394504014" calcext:value-type="float">
            <text:p>4.8775394504014E-11</text:p>
          </table:table-cell>
          <table:table-cell table:formula="of:=0.5*[.AQ12]*(([.AQ6]-[.AP6])/([.AQ1]-[.AP1]))^2" office:value-type="float" office:value="0.000000132273380377527" calcext:value-type="float">
            <text:p>1.32273380377527E-07</text:p>
          </table:table-cell>
          <table:table-cell table:formula="of:=0.5*[.AR12]*(([.AR6]-[.AQ6])/([.AR1]-[.AQ1]))^2" office:value-type="float" office:value="0.000000231685761857463" calcext:value-type="float">
            <text:p>2.31685761857463E-07</text:p>
          </table:table-cell>
          <table:table-cell table:formula="of:=0.5*[.AS12]*(([.AS6]-[.AR6])/([.AS1]-[.AR1]))^2" office:value-type="float" office:value="0.000000167617321509637" calcext:value-type="float">
            <text:p>1.67617321509637E-07</text:p>
          </table:table-cell>
          <table:table-cell table:formula="of:=0.5*[.AT12]*(([.AT6]-[.AS6])/([.AT1]-[.AS1]))^2" office:value-type="float" office:value="0.0000000600762078138475" calcext:value-type="float">
            <text:p>6.00762078138475E-08</text:p>
          </table:table-cell>
          <table:table-cell table:formula="of:=0.5*[.AU12]*(([.AU6]-[.AT6])/([.AU1]-[.AT1]))^2" office:value-type="float" office:value="0.000000107689765099239" calcext:value-type="float">
            <text:p>1.07689765099239E-07</text:p>
          </table:table-cell>
          <table:table-cell table:formula="of:=0.5*[.AV12]*(([.AV6]-[.AU6])/([.AV1]-[.AU1]))^2" office:value-type="float" office:value="0.000000224689004286186" calcext:value-type="float">
            <text:p>2.24689004286186E-07</text:p>
          </table:table-cell>
          <table:table-cell table:formula="of:=0.5*[.AW12]*(([.AW6]-[.AV6])/([.AW1]-[.AV1]))^2" office:value-type="float" office:value="0.000000142146539832179" calcext:value-type="float">
            <text:p>1.42146539832179E-07</text:p>
          </table:table-cell>
          <table:table-cell table:formula="of:=0.5*[.AX12]*(([.AX6]-[.AW6])/([.AX1]-[.AW1]))^2" office:value-type="float" office:value="0.0000000707935877550382" calcext:value-type="float">
            <text:p>7.07935877550382E-08</text:p>
          </table:table-cell>
          <table:table-cell table:formula="of:=0.5*[.AY12]*(([.AY6]-[.AX6])/([.AY1]-[.AX1]))^2" office:value-type="float" office:value="0.0000000363963316300511" calcext:value-type="float">
            <text:p>3.63963316300511E-08</text:p>
          </table:table-cell>
          <table:table-cell table:formula="of:=0.5*[.AZ12]*(([.AZ6]-[.AY6])/([.AZ1]-[.AY1]))^2" office:value-type="float" office:value="0.00000156517672359413" calcext:value-type="float">
            <text:p>1.56517672359413E-06</text:p>
          </table:table-cell>
          <table:table-cell table:formula="of:=0.5*[.BA12]*(([.BA6]-[.AZ6])/([.BA1]-[.AZ1]))^2" office:value-type="float" office:value="0.00000102519387454654" calcext:value-type="float">
            <text:p>1.02519387454654E-06</text:p>
          </table:table-cell>
          <table:table-cell table:formula="of:=0.5*[.BB12]*(([.BB6]-[.BA6])/([.BB1]-[.BA1]))^2" office:value-type="float" office:value="0.00000000467100872281244" calcext:value-type="float">
            <text:p>4.67100872281244E-09</text:p>
          </table:table-cell>
          <table:table-cell table:formula="of:=0.5*[.BC12]*(([.BC6]-[.BB6])/([.BC1]-[.BB1]))^2" office:value-type="float" office:value="0.000000217065769555823" calcext:value-type="float">
            <text:p>2.17065769555823E-07</text:p>
          </table:table-cell>
          <table:table-cell table:formula="of:=0.5*[.BD12]*(([.BD6]-[.BC6])/([.BD1]-[.BC1]))^2" office:value-type="float" office:value="0.00000110355011706576" calcext:value-type="float">
            <text:p>1.10355011706576E-06</text:p>
          </table:table-cell>
          <table:table-cell table:formula="of:=0.5*[.BE12]*(([.BE6]-[.BD6])/([.BE1]-[.BD1]))^2" office:value-type="float" office:value="0.00000139879702467851" calcext:value-type="float">
            <text:p>1.39879702467851E-06</text:p>
          </table:table-cell>
          <table:table-cell table:formula="of:=0.5*[.BF12]*(([.BF6]-[.BE6])/([.BF1]-[.BE1]))^2" office:value-type="float" office:value="0.0000000452918474054893" calcext:value-type="float">
            <text:p>4.52918474054893E-08</text:p>
          </table:table-cell>
          <table:table-cell table:formula="of:=0.5*[.BG12]*(([.BG6]-[.BF6])/([.BG1]-[.BF1]))^2" office:value-type="float" office:value="0.000000509670682156991" calcext:value-type="float">
            <text:p>5.09670682156991E-07</text:p>
          </table:table-cell>
          <table:table-cell table:formula="of:=0.5*[.BH12]*(([.BH6]-[.BG6])/([.BH1]-[.BG1]))^2" office:value-type="float" office:value="0.000000666175075915055" calcext:value-type="float">
            <text:p>6.66175075915055E-07</text:p>
          </table:table-cell>
          <table:table-cell table:formula="of:=0.5*[.BI12]*(([.BI6]-[.BH6])/([.BI1]-[.BH1]))^2" office:value-type="float" office:value="0.00000209303197622301" calcext:value-type="float">
            <text:p>2.09303197622301E-06</text:p>
          </table:table-cell>
          <table:table-cell table:formula="of:=0.5*[.BJ12]*(([.BJ6]-[.BI6])/([.BJ1]-[.BI1]))^2" office:value-type="float" office:value="0.000000125418614810069" calcext:value-type="float">
            <text:p>1.25418614810069E-07</text:p>
          </table:table-cell>
          <table:table-cell table:formula="of:=0.5*[.BK12]*(([.BK6]-[.BJ6])/([.BK1]-[.BJ1]))^2" office:value-type="float" office:value="0.0000107801518701011" calcext:value-type="float">
            <text:p>1.07801518701011E-05</text:p>
          </table:table-cell>
          <table:table-cell table:formula="of:=0.5*[.BL12]*(([.BL6]-[.BK6])/([.BL1]-[.BK1]))^2" office:value-type="float" office:value="0.00000675280077016506" calcext:value-type="float">
            <text:p>6.75280077016506E-06</text:p>
          </table:table-cell>
          <table:table-cell table:formula="of:=0.5*[.BM12]*(([.BM6]-[.BL6])/([.BM1]-[.BL1]))^2" office:value-type="float" office:value="0.0000247023813637172" calcext:value-type="float">
            <text:p>2.47023813637172E-05</text:p>
          </table:table-cell>
          <table:table-cell table:formula="of:=0.5*[.BN12]*(([.BN6]-[.BM6])/([.BN1]-[.BM1]))^2" office:value-type="float" office:value="0.000326928956421547" calcext:value-type="float">
            <text:p>0.000326928956422</text:p>
          </table:table-cell>
          <table:table-cell table:formula="of:=0.5*[.BO12]*(([.BO6]-[.BN6])/([.BO1]-[.BN1]))^2" office:value-type="float" office:value="0.000727162049672422" calcext:value-type="float">
            <text:p>0.000727162049672</text:p>
          </table:table-cell>
          <table:table-cell table:formula="of:=0.5*[.BP12]*(([.BP6]-[.BO6])/([.BP1]-[.BO1]))^2" office:value-type="float" office:value="0.000343586329189596" calcext:value-type="float">
            <text:p>0.00034358632919</text:p>
          </table:table-cell>
          <table:table-cell table:formula="of:=0.5*[.BQ12]*(([.BQ6]-[.BP6])/([.BQ1]-[.BP1]))^2" office:value-type="float" office:value="0.000364022872199078" calcext:value-type="float">
            <text:p>0.000364022872199</text:p>
          </table:table-cell>
          <table:table-cell table:formula="of:=0.5*[.BR12]*(([.BR6]-[.BQ6])/([.BR1]-[.BQ1]))^2" office:value-type="float" office:value="0.0000384915543059217" calcext:value-type="float">
            <text:p>3.84915543059217E-05</text:p>
          </table:table-cell>
          <table:table-cell table:formula="of:=0.5*[.BS12]*(([.BS6]-[.BR6])/([.BS1]-[.BR1]))^2" office:value-type="float" office:value="0.0000977869120284269" calcext:value-type="float">
            <text:p>9.77869120284269E-05</text:p>
          </table:table-cell>
          <table:table-cell table:formula="of:=0.5*[.BT12]*(([.BT6]-[.BS6])/([.BT1]-[.BS1]))^2" office:value-type="float" office:value="0.000267174694575093" calcext:value-type="float">
            <text:p>0.000267174694575</text:p>
          </table:table-cell>
          <table:table-cell table:formula="of:=0.5*[.BU12]*(([.BU6]-[.BT6])/([.BU1]-[.BT1]))^2" office:value-type="float" office:value="0.0000155263406182959" calcext:value-type="float">
            <text:p>1.55263406182959E-05</text:p>
          </table:table-cell>
          <table:table-cell table:formula="of:=0.5*[.BV12]*(([.BV6]-[.BU6])/([.BV1]-[.BU1]))^2" office:value-type="float" office:value="0.0178091402109062" calcext:value-type="float">
            <text:p>0.017809140210906</text:p>
          </table:table-cell>
          <table:table-cell table:formula="of:=0.5*[.BW12]*(([.BW6]-[.BV6])/([.BW1]-[.BV1]))^2" office:value-type="float" office:value="0.0571903597836217" calcext:value-type="float">
            <text:p>0.057190359783622</text:p>
          </table:table-cell>
          <table:table-cell table:formula="of:=0.5*[.BX12]*(([.BX6]-[.BW6])/([.BX1]-[.BW1]))^2" office:value-type="float" office:value="0.0269931205464703" calcext:value-type="float">
            <text:p>0.02699312054647</text:p>
          </table:table-cell>
          <table:table-cell table:formula="of:=0.5*[.BY12]*(([.BY6]-[.BX6])/([.BY1]-[.BX1]))^2" office:value-type="float" office:value="0.000459730237277163" calcext:value-type="float">
            <text:p>0.000459730237277</text:p>
          </table:table-cell>
          <table:table-cell table:formula="of:=0.5*[.BZ12]*(([.BZ6]-[.BY6])/([.BZ1]-[.BY1]))^2" office:value-type="float" office:value="0.0568680373214938" calcext:value-type="float">
            <text:p>0.056868037321494</text:p>
          </table:table-cell>
          <table:table-cell table:formula="of:=0.5*[.CA12]*(([.CA6]-[.BZ6])/([.CA1]-[.BZ1]))^2" office:value-type="float" office:value="0.0277262187461881" calcext:value-type="float">
            <text:p>0.027726218746188</text:p>
          </table:table-cell>
          <table:table-cell table:formula="of:=0.5*[.CB12]*(([.CB6]-[.CA6])/([.CB1]-[.CA1]))^2" office:value-type="float" office:value="0.0114389613100117" calcext:value-type="float">
            <text:p>0.011438961310012</text:p>
          </table:table-cell>
          <table:table-cell table:formula="of:=0.5*[.CC12]*(([.CC6]-[.CB6])/([.CC1]-[.CB1]))^2" office:value-type="float" office:value="0.00023422838379694" calcext:value-type="float">
            <text:p>0.000234228383797</text:p>
          </table:table-cell>
          <table:table-cell table:formula="of:=0.5*[.CD12]*(([.CD6]-[.CC6])/([.CD1]-[.CC1]))^2" office:value-type="float" office:value="0.000838834947691466" calcext:value-type="float">
            <text:p>0.000838834947691</text:p>
          </table:table-cell>
          <table:table-cell table:formula="of:=0.5*[.CE12]*(([.CE6]-[.CD6])/([.CE1]-[.CD1]))^2" office:value-type="float" office:value="0.00376586712192672" calcext:value-type="float">
            <text:p>0.003765867121927</text:p>
          </table:table-cell>
          <table:table-cell table:formula="of:=0.5*[.CF12]*(([.CF6]-[.CE6])/([.CF1]-[.CE1]))^2" office:value-type="float" office:value="0.00271371383721589" calcext:value-type="float">
            <text:p>0.002713713837216</text:p>
          </table:table-cell>
          <table:table-cell table:formula="of:=0.5*[.CG12]*(([.CG6]-[.CF6])/([.CG1]-[.CF1]))^2" office:value-type="float" office:value="0.000413191877941661" calcext:value-type="float">
            <text:p>0.000413191877942</text:p>
          </table:table-cell>
          <table:table-cell table:formula="of:=0.5*[.CH12]*(([.CH6]-[.CG6])/([.CH1]-[.CG1]))^2" office:value-type="float" office:value="0.00123828763235429" calcext:value-type="float">
            <text:p>0.001238287632354</text:p>
          </table:table-cell>
          <table:table-cell table:formula="of:=0.5*[.CI12]*(([.CI6]-[.CH6])/([.CI1]-[.CH1]))^2" office:value-type="float" office:value="0.0251525556597587" calcext:value-type="float">
            <text:p>0.025152555659759</text:p>
          </table:table-cell>
          <table:table-cell table:formula="of:=0.5*[.CJ12]*(([.CJ6]-[.CI6])/([.CJ1]-[.CI1]))^2" office:value-type="float" office:value="0.0389474517702188" calcext:value-type="float">
            <text:p>0.038947451770219</text:p>
          </table:table-cell>
          <table:table-cell table:formula="of:=0.5*[.CK12]*(([.CK6]-[.CJ6])/([.CK1]-[.CJ1]))^2" office:value-type="float" office:value="0.0254598589395684" calcext:value-type="float">
            <text:p>0.025459858939568</text:p>
          </table:table-cell>
          <table:table-cell table:formula="of:=0.5*[.CL12]*(([.CL6]-[.CK6])/([.CL1]-[.CK1]))^2" office:value-type="float" office:value="0.0048054823993477" calcext:value-type="float">
            <text:p>0.004805482399348</text:p>
          </table:table-cell>
          <table:table-cell table:formula="of:=0.5*[.CM12]*(([.CM6]-[.CL6])/([.CM1]-[.CL1]))^2" office:value-type="float" office:value="0.00680191893721694" calcext:value-type="float">
            <text:p>0.006801918937217</text:p>
          </table:table-cell>
          <table:table-cell table:formula="of:=0.5*[.CN12]*(([.CN6]-[.CM6])/([.CN1]-[.CM1]))^2" office:value-type="float" office:value="0.00449229961524354" calcext:value-type="float">
            <text:p>0.004492299615244</text:p>
          </table:table-cell>
          <table:table-cell table:formula="of:=0.5*[.CO12]*(([.CO6]-[.CN6])/([.CO1]-[.CN1]))^2" office:value-type="float" office:value="0.00129729604574323" calcext:value-type="float">
            <text:p>0.001297296045743</text:p>
          </table:table-cell>
          <table:table-cell table:formula="of:=0.5*[.CP12]*(([.CP6]-[.CO6])/([.CP1]-[.CO1]))^2" office:value-type="float" office:value="0.000889694233436208" calcext:value-type="float">
            <text:p>0.000889694233436</text:p>
          </table:table-cell>
          <table:table-cell table:formula="of:=0.5*[.CQ12]*(([.CQ6]-[.CP6])/([.CQ1]-[.CP1]))^2" office:value-type="float" office:value="0.0000555865116351512" calcext:value-type="float">
            <text:p>5.55865116351512E-05</text:p>
          </table:table-cell>
          <table:table-cell table:formula="of:=0.5*[.CR12]*(([.CR6]-[.CQ6])/([.CR1]-[.CQ1]))^2" office:value-type="float" office:value="0.000348098675649943" calcext:value-type="float">
            <text:p>0.00034809867565</text:p>
          </table:table-cell>
          <table:table-cell table:formula="of:=0.5*[.CS12]*(([.CS6]-[.CR6])/([.CS1]-[.CR1]))^2" office:value-type="float" office:value="0.00267257260286368" calcext:value-type="float">
            <text:p>0.002672572602864</text:p>
          </table:table-cell>
          <table:table-cell table:formula="of:=0.5*[.CT12]*(([.CT6]-[.CS6])/([.CT1]-[.CS1]))^2" office:value-type="float" office:value="0.00496854429218041" calcext:value-type="float">
            <text:p>0.00496854429218</text:p>
          </table:table-cell>
          <table:table-cell table:formula="of:=0.5*[.CU12]*(([.CU6]-[.CT6])/([.CU1]-[.CT1]))^2" office:value-type="float" office:value="0.103461959461654" calcext:value-type="float">
            <text:p>0.103461959461654</text:p>
          </table:table-cell>
          <table:table-cell table:formula="of:=0.5*[.CV12]*(([.CV6]-[.CU6])/([.CV1]-[.CU1]))^2" office:value-type="float" office:value="0.0255274170457456" calcext:value-type="float">
            <text:p>0.025527417045746</text:p>
          </table:table-cell>
          <table:table-cell table:formula="of:=0.5*[.CW12]*(([.CW6]-[.CV6])/([.CW1]-[.CV1]))^2" office:value-type="float" office:value="0.00126417660970755" calcext:value-type="float">
            <text:p>0.001264176609708</text:p>
          </table:table-cell>
          <table:table-cell table:formula="of:=0.5*[.CX12]*(([.CX6]-[.CW6])/([.CX1]-[.CW1]))^2" office:value-type="float" office:value="0.0107323002763716" calcext:value-type="float">
            <text:p>0.010732300276372</text:p>
          </table:table-cell>
          <table:table-cell table:formula="of:=0.5*[.CY12]*(([.CY6]-[.CX6])/([.CY1]-[.CX1]))^2" office:value-type="float" office:value="0.00197652839701934" calcext:value-type="float">
            <text:p>0.001976528397019</text:p>
          </table:table-cell>
          <table:table-cell table:formula="of:=0.5*[.CZ12]*(([.CZ6]-[.CY6])/([.CZ1]-[.CY1]))^2" office:value-type="float" office:value="0.00160996701142256" calcext:value-type="float">
            <text:p>0.001609967011423</text:p>
          </table:table-cell>
          <table:table-cell table:formula="of:=0.5*[.DA12]*(([.DA6]-[.CZ6])/([.DA1]-[.CZ1]))^2" office:value-type="float" office:value="0.00762877318320897" calcext:value-type="float">
            <text:p>0.007628773183209</text:p>
          </table:table-cell>
          <table:table-cell table:formula="of:=0.5*[.DB12]*(([.DB6]-[.DA6])/([.DB1]-[.DA1]))^2" office:value-type="float" office:value="0.00479395043215329" calcext:value-type="float">
            <text:p>0.004793950432153</text:p>
          </table:table-cell>
          <table:table-cell table:formula="of:=0.5*[.DC12]*(([.DC6]-[.DB6])/([.DC1]-[.DB1]))^2" office:value-type="float" office:value="0.000868625036040456" calcext:value-type="float">
            <text:p>0.00086862503604</text:p>
          </table:table-cell>
          <table:table-cell table:formula="of:=0.5*[.DD12]*(([.DD6]-[.DC6])/([.DD1]-[.DC1]))^2" office:value-type="float" office:value="0.00151251233327913" calcext:value-type="float">
            <text:p>0.001512512333279</text:p>
          </table:table-cell>
          <table:table-cell table:formula="of:=0.5*[.DE12]*(([.DE6]-[.DD6])/([.DE1]-[.DD1]))^2" office:value-type="float" office:value="0.00214022459662216" calcext:value-type="float">
            <text:p>0.002140224596622</text:p>
          </table:table-cell>
          <table:table-cell table:formula="of:=0.5*[.DF12]*(([.DF6]-[.DE6])/([.DF1]-[.DE1]))^2" office:value-type="float" office:value="0.00224178605552245" calcext:value-type="float">
            <text:p>0.002241786055522</text:p>
          </table:table-cell>
          <table:table-cell table:formula="of:=0.5*[.DG12]*(([.DG6]-[.DF6])/([.DG1]-[.DF1]))^2" office:value-type="float" office:value="0.0000977823982874393" calcext:value-type="float">
            <text:p>9.77823982874393E-05</text:p>
          </table:table-cell>
          <table:table-cell table:formula="of:=0.5*[.DH12]*(([.DH6]-[.DG6])/([.DH1]-[.DG1]))^2" office:value-type="float" office:value="0.012794465671056" calcext:value-type="float">
            <text:p>0.012794465671056</text:p>
          </table:table-cell>
          <table:table-cell table:formula="of:=0.5*[.DI12]*(([.DI6]-[.DH6])/([.DI1]-[.DH1]))^2" office:value-type="float" office:value="0.0409606112457987" calcext:value-type="float">
            <text:p>0.040960611245799</text:p>
          </table:table-cell>
          <table:table-cell table:formula="of:=0.5*[.DJ12]*(([.DJ6]-[.DI6])/([.DJ1]-[.DI1]))^2" office:value-type="float" office:value="0.0620632171618032" calcext:value-type="float">
            <text:p>0.062063217161803</text:p>
          </table:table-cell>
          <table:table-cell table:formula="of:=0.5*[.DK12]*(([.DK6]-[.DJ6])/([.DK1]-[.DJ1]))^2" office:value-type="float" office:value="0.0289418871779884" calcext:value-type="float">
            <text:p>0.028941887177988</text:p>
          </table:table-cell>
          <table:table-cell table:formula="of:=0.5*[.DL12]*(([.DL6]-[.DK6])/([.DL1]-[.DK1]))^2" office:value-type="float" office:value="0.0140039488372486" calcext:value-type="float">
            <text:p>0.014003948837249</text:p>
          </table:table-cell>
          <table:table-cell table:formula="of:=0.5*[.DM12]*(([.DM6]-[.DL6])/([.DM1]-[.DL1]))^2" office:value-type="float" office:value="0.00010943139617394" calcext:value-type="float">
            <text:p>0.000109431396174</text:p>
          </table:table-cell>
          <table:table-cell table:formula="of:=0.5*[.DN12]*(([.DN6]-[.DM6])/([.DN1]-[.DM1]))^2" office:value-type="float" office:value="0.000291874618682824" calcext:value-type="float">
            <text:p>0.000291874618683</text:p>
          </table:table-cell>
          <table:table-cell table:formula="of:=0.5*[.DO12]*(([.DO6]-[.DN6])/([.DO1]-[.DN1]))^2" office:value-type="float" office:value="0.0017212379709539" calcext:value-type="float">
            <text:p>0.001721237970954</text:p>
          </table:table-cell>
          <table:table-cell table:formula="of:=0.5*[.DP12]*(([.DP6]-[.DO6])/([.DP1]-[.DO1]))^2" office:value-type="float" office:value="0.00205893874724998" calcext:value-type="float">
            <text:p>0.00205893874725</text:p>
          </table:table-cell>
          <table:table-cell table:formula="of:=0.5*[.DQ12]*(([.DQ6]-[.DP6])/([.DQ1]-[.DP1]))^2" office:value-type="float" office:value="0.00192082533827594" calcext:value-type="float">
            <text:p>0.001920825338276</text:p>
          </table:table-cell>
          <table:table-cell table:formula="of:=0.5*[.DR12]*(([.DR6]-[.DQ6])/([.DR1]-[.DQ1]))^2" office:value-type="float" office:value="0.00149781494187936" calcext:value-type="float">
            <text:p>0.001497814941879</text:p>
          </table:table-cell>
          <table:table-cell table:formula="of:=0.5*[.DS12]*(([.DS6]-[.DR6])/([.DS1]-[.DR1]))^2" office:value-type="float" office:value="0.00671696560838408" calcext:value-type="float">
            <text:p>0.006716965608384</text:p>
          </table:table-cell>
          <table:table-cell table:formula="of:=0.5*[.DT12]*(([.DT6]-[.DS6])/([.DT1]-[.DS1]))^2" office:value-type="float" office:value="0.0208929245787774" calcext:value-type="float">
            <text:p>0.020892924578778</text:p>
          </table:table-cell>
          <table:table-cell table:formula="of:=0.5*[.DU12]*(([.DU6]-[.DT6])/([.DU1]-[.DT1]))^2" office:value-type="float" office:value="0.0214816940794014" calcext:value-type="float">
            <text:p>0.021481694079402</text:p>
          </table:table-cell>
          <table:table-cell table:formula="of:=0.5*[.DV12]*(([.DV6]-[.DU6])/([.DV1]-[.DU1]))^2" office:value-type="float" office:value="0.02167801075593" calcext:value-type="float">
            <text:p>0.02167801075593</text:p>
          </table:table-cell>
          <table:table-cell table:formula="of:=0.5*[.DW12]*(([.DW6]-[.DV6])/([.DW1]-[.DV1]))^2" office:value-type="float" office:value="0.00363759846065697" calcext:value-type="float">
            <text:p>0.003637598460657</text:p>
          </table:table-cell>
          <table:table-cell table:formula="of:=0.5*[.DX12]*(([.DX6]-[.DW6])/([.DX1]-[.DW1]))^2" office:value-type="float" office:value="0.00001155499660678" calcext:value-type="float">
            <text:p>1.155499660678E-05</text:p>
          </table:table-cell>
          <table:table-cell table:formula="of:=0.5*[.DY12]*(([.DY6]-[.DX6])/([.DY1]-[.DX1]))^2" office:value-type="float" office:value="0.000351660004158825" calcext:value-type="float">
            <text:p>0.000351660004159</text:p>
          </table:table-cell>
          <table:table-cell table:formula="of:=0.5*[.DZ12]*(([.DZ6]-[.DY6])/([.DZ1]-[.DY1]))^2" office:value-type="float" office:value="0.00461172361646257" calcext:value-type="float">
            <text:p>0.004611723616463</text:p>
          </table:table-cell>
          <table:table-cell table:formula="of:=0.5*[.EA12]*(([.EA6]-[.DZ6])/([.EA1]-[.DZ1]))^2" office:value-type="float" office:value="0.00000610968957559812" calcext:value-type="float">
            <text:p>6.10968957559812E-06</text:p>
          </table:table-cell>
          <table:table-cell table:formula="of:=0.5*[.EB12]*(([.EB6]-[.EA6])/([.EB1]-[.EA1]))^2" office:value-type="float" office:value="0.000157229826267607" calcext:value-type="float">
            <text:p>0.000157229826268</text:p>
          </table:table-cell>
          <table:table-cell table:formula="of:=0.5*[.EC12]*(([.EC6]-[.EB6])/([.EC1]-[.EB1]))^2" office:value-type="float" office:value="0.00700321587470166" calcext:value-type="float">
            <text:p>0.007003215874702</text:p>
          </table:table-cell>
          <table:table-cell table:formula="of:=0.5*[.ED12]*(([.ED6]-[.EC6])/([.ED1]-[.EC1]))^2" office:value-type="float" office:value="0.0131856064911481" calcext:value-type="float">
            <text:p>0.013185606491148</text:p>
          </table:table-cell>
          <table:table-cell table:formula="of:=0.5*[.EE12]*(([.EE6]-[.ED6])/([.EE1]-[.ED1]))^2" office:value-type="float" office:value="0.0271291603857992" calcext:value-type="float">
            <text:p>0.027129160385799</text:p>
          </table:table-cell>
          <table:table-cell table:formula="of:=0.5*[.EF12]*(([.EF6]-[.EE6])/([.EF1]-[.EE1]))^2" office:value-type="float" office:value="0.0228820298785063" calcext:value-type="float">
            <text:p>0.022882029878506</text:p>
          </table:table-cell>
          <table:table-cell table:formula="of:=0.5*[.EG12]*(([.EG6]-[.EF6])/([.EG1]-[.EF1]))^2" office:value-type="float" office:value="0.006567419111168" calcext:value-type="float">
            <text:p>0.006567419111168</text:p>
          </table:table-cell>
          <table:table-cell table:formula="of:=0.5*[.EH12]*(([.EH6]-[.EG6])/([.EH1]-[.EG1]))^2" office:value-type="float" office:value="0.00526638487328424" calcext:value-type="float">
            <text:p>0.005266384873284</text:p>
          </table:table-cell>
          <table:table-cell table:formula="of:=0.5*[.EI12]*(([.EI6]-[.EH6])/([.EI1]-[.EH1]))^2" office:value-type="float" office:value="0.00399811001194706" calcext:value-type="float">
            <text:p>0.003998110011947</text:p>
          </table:table-cell>
          <table:table-cell table:formula="of:=0.5*[.EJ12]*(([.EJ6]-[.EI6])/([.EJ1]-[.EI1]))^2" office:value-type="float" office:value="0.00423240223720296" calcext:value-type="float">
            <text:p>0.004232402237203</text:p>
          </table:table-cell>
          <table:table-cell table:formula="of:=0.5*[.EK12]*(([.EK6]-[.EJ6])/([.EK1]-[.EJ1]))^2" office:value-type="float" office:value="0.00373622060931947" calcext:value-type="float">
            <text:p>0.003736220609319</text:p>
          </table:table-cell>
          <table:table-cell table:formula="of:=0.5*[.EL12]*(([.EL6]-[.EK6])/([.EL1]-[.EK1]))^2" office:value-type="float" office:value="0.00485555176887161" calcext:value-type="float">
            <text:p>0.004855551768872</text:p>
          </table:table-cell>
          <table:table-cell table:formula="of:=0.5*[.EM12]*(([.EM6]-[.EL6])/([.EM1]-[.EL1]))^2" office:value-type="float" office:value="0.000625747639206642" calcext:value-type="float">
            <text:p>0.000625747639207</text:p>
          </table:table-cell>
          <table:table-cell table:formula="of:=0.5*[.EN12]*(([.EN6]-[.EM6])/([.EN1]-[.EM1]))^2" office:value-type="float" office:value="0.000526452452676083" calcext:value-type="float">
            <text:p>0.000526452452676</text:p>
          </table:table-cell>
          <table:table-cell table:formula="of:=0.5*[.EO12]*(([.EO6]-[.EN6])/([.EO1]-[.EN1]))^2" office:value-type="float" office:value="0.0014248111414067" calcext:value-type="float">
            <text:p>0.001424811141407</text:p>
          </table:table-cell>
          <table:table-cell table:formula="of:=0.5*[.EP12]*(([.EP6]-[.EO6])/([.EP1]-[.EO1]))^2" office:value-type="float" office:value="0.00514972573441234" calcext:value-type="float">
            <text:p>0.005149725734412</text:p>
          </table:table-cell>
          <table:table-cell table:formula="of:=0.5*[.EQ12]*(([.EQ6]-[.EP6])/([.EQ1]-[.EP1]))^2" office:value-type="float" office:value="0.0127689679874844" calcext:value-type="float">
            <text:p>0.012768967987484</text:p>
          </table:table-cell>
          <table:table-cell table:formula="of:=0.5*[.ER12]*(([.ER6]-[.EQ6])/([.ER1]-[.EQ1]))^2" office:value-type="float" office:value="0.0422655077706426" calcext:value-type="float">
            <text:p>0.042265507770643</text:p>
          </table:table-cell>
          <table:table-cell table:formula="of:=0.5*[.ES12]*(([.ES6]-[.ER6])/([.ES1]-[.ER1]))^2" office:value-type="float" office:value="0.00382447586729471" calcext:value-type="float">
            <text:p>0.003824475867295</text:p>
          </table:table-cell>
          <table:table-cell table:formula="of:=0.5*[.ET12]*(([.ET6]-[.ES6])/([.ET1]-[.ES1]))^2" office:value-type="float" office:value="0.0027769873979649" calcext:value-type="float">
            <text:p>0.002776987397965</text:p>
          </table:table-cell>
          <table:table-cell table:formula="of:=0.5*[.EU12]*(([.EU6]-[.ET6])/([.EU1]-[.ET1]))^2" office:value-type="float" office:value="0.00573881644303807" calcext:value-type="float">
            <text:p>0.005738816443038</text:p>
          </table:table-cell>
          <table:table-cell table:formula="of:=0.5*[.EV12]*(([.EV6]-[.EU6])/([.EV1]-[.EU1]))^2" office:value-type="float" office:value="0.000176192430347952" calcext:value-type="float">
            <text:p>0.000176192430348</text:p>
          </table:table-cell>
          <table:table-cell table:formula="of:=0.5*[.EW12]*(([.EW6]-[.EV6])/([.EW1]-[.EV1]))^2" office:value-type="float" office:value="0.00191965785714449" calcext:value-type="float">
            <text:p>0.001919657857145</text:p>
          </table:table-cell>
          <table:table-cell table:formula="of:=0.5*[.EX12]*(([.EX6]-[.EW6])/([.EX1]-[.EW1]))^2" office:value-type="float" office:value="0.0000300354690758129" calcext:value-type="float">
            <text:p>3.00354690758129E-05</text:p>
          </table:table-cell>
          <table:table-cell table:formula="of:=0.5*[.EY12]*(([.EY6]-[.EX6])/([.EY1]-[.EX1]))^2" office:value-type="float" office:value="0.000698117152667042" calcext:value-type="float">
            <text:p>0.000698117152667</text:p>
          </table:table-cell>
          <table:table-cell table:formula="of:=0.5*[.EZ12]*(([.EZ6]-[.EY6])/([.EZ1]-[.EY1]))^2" office:value-type="float" office:value="0.00850862112379807" calcext:value-type="float">
            <text:p>0.008508621123798</text:p>
          </table:table-cell>
          <table:table-cell table:formula="of:=0.5*[.FA12]*(([.FA6]-[.EZ6])/([.FA1]-[.EZ1]))^2" office:value-type="float" office:value="0.0265281523174433" calcext:value-type="float">
            <text:p>0.026528152317443</text:p>
          </table:table-cell>
          <table:table-cell table:formula="of:=0.5*[.FB12]*(([.FB6]-[.FA6])/([.FB1]-[.FA1]))^2" office:value-type="float" office:value="0.0401722543071307" calcext:value-type="float">
            <text:p>0.040172254307131</text:p>
          </table:table-cell>
          <table:table-cell table:formula="of:=0.5*[.FC12]*(([.FC6]-[.FB6])/([.FC1]-[.FB1]))^2" office:value-type="float" office:value="0.0520589527854599" calcext:value-type="float">
            <text:p>0.05205895278546</text:p>
          </table:table-cell>
          <table:table-cell table:formula="of:=0.5*[.FD12]*(([.FD6]-[.FC6])/([.FD1]-[.FC1]))^2" office:value-type="float" office:value="0.0185037774078654" calcext:value-type="float">
            <text:p>0.018503777407866</text:p>
          </table:table-cell>
          <table:table-cell table:formula="of:=0.5*[.FE12]*(([.FE6]-[.FD6])/([.FE1]-[.FD1]))^2" office:value-type="float" office:value="0.00149485457982884" calcext:value-type="float">
            <text:p>0.001494854579829</text:p>
          </table:table-cell>
          <table:table-cell table:formula="of:=0.5*[.FF12]*(([.FF6]-[.FE6])/([.FF1]-[.FE1]))^2" office:value-type="float" office:value="0.00000301674709138888" calcext:value-type="float">
            <text:p>3.01674709138888E-06</text:p>
          </table:table-cell>
          <table:table-cell table:formula="of:=0.5*[.FG12]*(([.FG6]-[.FF6])/([.FG1]-[.FF1]))^2" office:value-type="float" office:value="0.0000165304658210875" calcext:value-type="float">
            <text:p>1.65304658210875E-05</text:p>
          </table:table-cell>
          <table:table-cell table:formula="of:=0.5*[.FH12]*(([.FH6]-[.FG6])/([.FH1]-[.FG1]))^2" office:value-type="float" office:value="0.000906566379568404" calcext:value-type="float">
            <text:p>0.000906566379568</text:p>
          </table:table-cell>
          <table:table-cell table:formula="of:=0.5*[.FI12]*(([.FI6]-[.FH6])/([.FI1]-[.FH1]))^2" office:value-type="float" office:value="0.00000324582631953666" calcext:value-type="float">
            <text:p>3.24582631953666E-06</text:p>
          </table:table-cell>
          <table:table-cell table:formula="of:=0.5*[.FJ12]*(([.FJ6]-[.FI6])/([.FJ1]-[.FI1]))^2" office:value-type="float" office:value="0.00621719456152596" calcext:value-type="float">
            <text:p>0.006217194561526</text:p>
          </table:table-cell>
          <table:table-cell table:formula="of:=0.5*[.FK12]*(([.FK6]-[.FJ6])/([.FK1]-[.FJ1]))^2" office:value-type="float" office:value="0.0544441787464736" calcext:value-type="float">
            <text:p>0.054444178746474</text:p>
          </table:table-cell>
          <table:table-cell table:formula="of:=0.5*[.FL12]*(([.FL6]-[.FK6])/([.FL1]-[.FK1]))^2" office:value-type="float" office:value="0.00167788482496702" calcext:value-type="float">
            <text:p>0.001677884824967</text:p>
          </table:table-cell>
          <table:table-cell table:formula="of:=0.5*[.FM12]*(([.FM6]-[.FL6])/([.FM1]-[.FL1]))^2" office:value-type="float" office:value="0.0506014603483547" calcext:value-type="float">
            <text:p>0.050601460348355</text:p>
          </table:table-cell>
          <table:table-cell table:formula="of:=0.5*[.FN12]*(([.FN6]-[.FM6])/([.FN1]-[.FM1]))^2" office:value-type="float" office:value="0.0212007061619058" calcext:value-type="float">
            <text:p>0.021200706161906</text:p>
          </table:table-cell>
          <table:table-cell table:formula="of:=0.5*[.FO12]*(([.FO6]-[.FN6])/([.FO1]-[.FN1]))^2" office:value-type="float" office:value="0.00000961884846394507" calcext:value-type="float">
            <text:p>9.61884846394507E-06</text:p>
          </table:table-cell>
          <table:table-cell table:formula="of:=0.5*[.FP12]*(([.FP6]-[.FO6])/([.FP1]-[.FO1]))^2" office:value-type="float" office:value="0.000907737551085662" calcext:value-type="float">
            <text:p>0.000907737551086</text:p>
          </table:table-cell>
          <table:table-cell table:formula="of:=0.5*[.FQ12]*(([.FQ6]-[.FP6])/([.FQ1]-[.FP1]))^2" office:value-type="float" office:value="0.00135842914090886" calcext:value-type="float">
            <text:p>0.001358429140909</text:p>
          </table:table-cell>
          <table:table-cell table:formula="of:=0.5*[.FR12]*(([.FR6]-[.FQ6])/([.FR1]-[.FQ1]))^2" office:value-type="float" office:value="0.0000794353369848904" calcext:value-type="float">
            <text:p>7.94353369848904E-05</text:p>
          </table:table-cell>
          <table:table-cell table:formula="of:=0.5*[.FS12]*(([.FS6]-[.FR6])/([.FS1]-[.FR1]))^2" office:value-type="float" office:value="0.0059858616705995" calcext:value-type="float">
            <text:p>0.0059858616706</text:p>
          </table:table-cell>
          <table:table-cell table:formula="of:=0.5*[.FT12]*(([.FT6]-[.FS6])/([.FT1]-[.FS1]))^2" office:value-type="float" office:value="0.0144029486014561" calcext:value-type="float">
            <text:p>0.014402948601456</text:p>
          </table:table-cell>
          <table:table-cell table:formula="of:=0.5*[.FU12]*(([.FU6]-[.FT6])/([.FU1]-[.FT1]))^2" office:value-type="float" office:value="0.0301698908545598" calcext:value-type="float">
            <text:p>0.03016989085456</text:p>
          </table:table-cell>
          <table:table-cell table:formula="of:=0.5*[.FV12]*(([.FV6]-[.FU6])/([.FV1]-[.FU1]))^2" office:value-type="float" office:value="0.0196729880904533" calcext:value-type="float">
            <text:p>0.019672988090453</text:p>
          </table:table-cell>
          <table:table-cell table:formula="of:=0.5*[.FW12]*(([.FW6]-[.FV6])/([.FW1]-[.FV1]))^2" office:value-type="float" office:value="0.0396585095812719" calcext:value-type="float">
            <text:p>0.039658509581272</text:p>
          </table:table-cell>
          <table:table-cell table:formula="of:=0.5*[.FX12]*(([.FX6]-[.FW6])/([.FX1]-[.FW1]))^2" office:value-type="float" office:value="0.0245236287989329" calcext:value-type="float">
            <text:p>0.024523628798933</text:p>
          </table:table-cell>
          <table:table-cell table:formula="of:=0.5*[.FY12]*(([.FY6]-[.FX6])/([.FY1]-[.FX1]))^2" office:value-type="float" office:value="0.0089361844177742" calcext:value-type="float">
            <text:p>0.008936184417774</text:p>
          </table:table-cell>
          <table:table-cell table:formula="of:=0.5*[.FZ12]*(([.FZ6]-[.FY6])/([.FZ1]-[.FY1]))^2" office:value-type="float" office:value="0.00672497533627325" calcext:value-type="float">
            <text:p>0.006724975336273</text:p>
          </table:table-cell>
          <table:table-cell table:formula="of:=0.5*[.GA12]*(([.GA6]-[.FZ6])/([.GA1]-[.FZ1]))^2" office:value-type="float" office:value="0.010472521533085" calcext:value-type="float">
            <text:p>0.010472521533085</text:p>
          </table:table-cell>
          <table:table-cell table:formula="of:=0.5*[.GB12]*(([.GB6]-[.GA6])/([.GB1]-[.GA1]))^2" office:value-type="float" office:value="0.00487458911532373" calcext:value-type="float">
            <text:p>0.004874589115324</text:p>
          </table:table-cell>
          <table:table-cell table:formula="of:=0.5*[.GC12]*(([.GC6]-[.GB6])/([.GC1]-[.GB1]))^2" office:value-type="float" office:value="0.00461373594181649" calcext:value-type="float">
            <text:p>0.004613735941817</text:p>
          </table:table-cell>
          <table:table-cell table:formula="of:=0.5*[.GD12]*(([.GD6]-[.GC6])/([.GD1]-[.GC1]))^2" office:value-type="float" office:value="0.00388599242730386" calcext:value-type="float">
            <text:p>0.003885992427304</text:p>
          </table:table-cell>
          <table:table-cell table:formula="of:=0.5*[.GE12]*(([.GE6]-[.GD6])/([.GE1]-[.GD1]))^2" office:value-type="float" office:value="0.00453270230518553" calcext:value-type="float">
            <text:p>0.004532702305186</text:p>
          </table:table-cell>
          <table:table-cell table:formula="of:=0.5*[.GF12]*(([.GF6]-[.GE6])/([.GF1]-[.GE1]))^2" office:value-type="float" office:value="0.0046246759233638" calcext:value-type="float">
            <text:p>0.004624675923364</text:p>
          </table:table-cell>
          <table:table-cell table:formula="of:=0.5*[.GG12]*(([.GG6]-[.GF6])/([.GG1]-[.GF1]))^2" office:value-type="float" office:value="0.000496603689498521" calcext:value-type="float">
            <text:p>0.000496603689499</text:p>
          </table:table-cell>
          <table:table-cell table:formula="of:=0.5*[.GH12]*(([.GH6]-[.GG6])/([.GH1]-[.GG1]))^2" office:value-type="float" office:value="0.0780895246499254" calcext:value-type="float">
            <text:p>0.078089524649926</text:p>
          </table:table-cell>
          <table:table-cell table:formula="of:=0.5*[.GI12]*(([.GI6]-[.GH6])/([.GI1]-[.GH1]))^2" office:value-type="float" office:value="0.0388271239509323" calcext:value-type="float">
            <text:p>0.038827123950932</text:p>
          </table:table-cell>
          <table:table-cell table:formula="of:=0.5*[.GJ12]*(([.GJ6]-[.GI6])/([.GJ1]-[.GI1]))^2" office:value-type="float" office:value="0.00128724197474038" calcext:value-type="float">
            <text:p>0.00128724197474</text:p>
          </table:table-cell>
          <table:table-cell table:formula="of:=0.5*[.GK12]*(([.GK6]-[.GJ6])/([.GK1]-[.GJ1]))^2" office:value-type="float" office:value="0.00238710374750615" calcext:value-type="float">
            <text:p>0.002387103747506</text:p>
          </table:table-cell>
          <table:table-cell table:formula="of:=0.5*[.GL12]*(([.GL6]-[.GK6])/([.GL1]-[.GK1]))^2" office:value-type="float" office:value="0.0192327140902146" calcext:value-type="float">
            <text:p>0.019232714090215</text:p>
          </table:table-cell>
          <table:table-cell table:formula="of:=0.5*[.GM12]*(([.GM6]-[.GL6])/([.GM1]-[.GL1]))^2" office:value-type="float" office:value="0.000417390869719612" calcext:value-type="float">
            <text:p>0.00041739086972</text:p>
          </table:table-cell>
          <table:table-cell table:formula="of:=0.5*[.GN12]*(([.GN6]-[.GM6])/([.GN1]-[.GM1]))^2" office:value-type="float" office:value="0.00494410462216005" calcext:value-type="float">
            <text:p>0.00494410462216</text:p>
          </table:table-cell>
          <table:table-cell table:formula="of:=0.5*[.GO12]*(([.GO6]-[.GN6])/([.GO1]-[.GN1]))^2" office:value-type="float" office:value="0.0170206479098684" calcext:value-type="float">
            <text:p>0.017020647909868</text:p>
          </table:table-cell>
          <table:table-cell table:formula="of:=0.5*[.GP12]*(([.GP6]-[.GO6])/([.GP1]-[.GO1]))^2" office:value-type="float" office:value="0.0191584400937509" calcext:value-type="float">
            <text:p>0.019158440093751</text:p>
          </table:table-cell>
          <table:table-cell table:formula="of:=0.5*[.GQ12]*(([.GQ6]-[.GP6])/([.GQ1]-[.GP1]))^2" office:value-type="float" office:value="0.000549942622089019" calcext:value-type="float">
            <text:p>0.000549942622089</text:p>
          </table:table-cell>
          <table:table-cell table:formula="of:=0.5*[.GR12]*(([.GR6]-[.GQ6])/([.GR1]-[.GQ1]))^2" office:value-type="float" office:value="0.000935809138170028" calcext:value-type="float">
            <text:p>0.00093580913817</text:p>
          </table:table-cell>
          <table:table-cell table:formula="of:=0.5*[.GS12]*(([.GS6]-[.GR6])/([.GS1]-[.GR1]))^2" office:value-type="float" office:value="0.0240407866916722" calcext:value-type="float">
            <text:p>0.024040786691672</text:p>
          </table:table-cell>
          <table:table-cell table:formula="of:=0.5*[.GT12]*(([.GT6]-[.GS6])/([.GT1]-[.GS1]))^2" office:value-type="float" office:value="0.0177010983145338" calcext:value-type="float">
            <text:p>0.017701098314534</text:p>
          </table:table-cell>
          <table:table-cell table:formula="of:=0.5*[.GU12]*(([.GU6]-[.GT6])/([.GU1]-[.GT1]))^2" office:value-type="float" office:value="0.00211024280282324" calcext:value-type="float">
            <text:p>0.002110242802823</text:p>
          </table:table-cell>
          <table:table-cell table:formula="of:=0.5*[.GV12]*(([.GV6]-[.GU6])/([.GV1]-[.GU1]))^2" office:value-type="float" office:value="0.00391857429812024" calcext:value-type="float">
            <text:p>0.00391857429812</text:p>
          </table:table-cell>
          <table:table-cell table:formula="of:=0.5*[.GW12]*(([.GW6]-[.GV6])/([.GW1]-[.GV1]))^2" office:value-type="float" office:value="0.000939587867898084" calcext:value-type="float">
            <text:p>0.000939587867898</text:p>
          </table:table-cell>
          <table:table-cell table:formula="of:=0.5*[.GX12]*(([.GX6]-[.GW6])/([.GX1]-[.GW1]))^2" office:value-type="float" office:value="0.000244542526515023" calcext:value-type="float">
            <text:p>0.000244542526515</text:p>
          </table:table-cell>
          <table:table-cell table:formula="of:=0.5*[.GY12]*(([.GY6]-[.GX6])/([.GY1]-[.GX1]))^2" office:value-type="float" office:value="0.000115317323692488" calcext:value-type="float">
            <text:p>0.000115317323692</text:p>
          </table:table-cell>
          <table:table-cell table:formula="of:=0.5*[.GZ12]*(([.GZ6]-[.GY6])/([.GZ1]-[.GY1]))^2" office:value-type="float" office:value="0.000226180003857778" calcext:value-type="float">
            <text:p>0.000226180003858</text:p>
          </table:table-cell>
          <table:table-cell table:formula="of:=0.5*[.HA12]*(([.HA6]-[.GZ6])/([.HA1]-[.GZ1]))^2" office:value-type="float" office:value="0.00212158713505042" calcext:value-type="float">
            <text:p>0.00212158713505</text:p>
          </table:table-cell>
          <table:table-cell table:formula="of:=0.5*[.HB12]*(([.HB6]-[.HA6])/([.HB1]-[.HA1]))^2" office:value-type="float" office:value="0.00116238509302336" calcext:value-type="float">
            <text:p>0.001162385093023</text:p>
          </table:table-cell>
          <table:table-cell table:formula="of:=0.5*[.HC12]*(([.HC6]-[.HB6])/([.HC1]-[.HB1]))^2" office:value-type="float" office:value="0.00317071068480268" calcext:value-type="float">
            <text:p>0.003170710684803</text:p>
          </table:table-cell>
          <table:table-cell table:formula="of:=0.5*[.HD12]*(([.HD6]-[.HC6])/([.HD1]-[.HC1]))^2" office:value-type="float" office:value="0.0382148097061049" calcext:value-type="float">
            <text:p>0.038214809706105</text:p>
          </table:table-cell>
          <table:table-cell table:formula="of:=0.5*[.HE12]*(([.HE6]-[.HD6])/([.HE1]-[.HD1]))^2" office:value-type="float" office:value="0.0430415042255041" calcext:value-type="float">
            <text:p>0.043041504225504</text:p>
          </table:table-cell>
          <table:table-cell table:formula="of:=0.5*[.HF12]*(([.HF6]-[.HE6])/([.HF1]-[.HE1]))^2" office:value-type="float" office:value="0.011947359646207" calcext:value-type="float">
            <text:p>0.011947359646207</text:p>
          </table:table-cell>
          <table:table-cell table:formula="of:=0.5*[.HG12]*(([.HG6]-[.HF6])/([.HG1]-[.HF1]))^2" office:value-type="float" office:value="0.0484378197140891" calcext:value-type="float">
            <text:p>0.048437819714089</text:p>
          </table:table-cell>
          <table:table-cell table:formula="of:=0.5*[.HH12]*(([.HH6]-[.HG6])/([.HH1]-[.HG1]))^2" office:value-type="float" office:value="0.00237408980881762" calcext:value-type="float">
            <text:p>0.002374089808818</text:p>
          </table:table-cell>
          <table:table-cell table:formula="of:=0.5*[.HI12]*(([.HI6]-[.HH6])/([.HI1]-[.HH1]))^2" office:value-type="float" office:value="0.00223563290995523" calcext:value-type="float">
            <text:p>0.002235632909955</text:p>
          </table:table-cell>
          <table:table-cell table:formula="of:=0.5*[.HJ12]*(([.HJ6]-[.HI6])/([.HJ1]-[.HI1]))^2" office:value-type="float" office:value="0.00118657782043563" calcext:value-type="float">
            <text:p>0.001186577820436</text:p>
          </table:table-cell>
          <table:table-cell table:formula="of:=0.5*[.HK12]*(([.HK6]-[.HJ6])/([.HK1]-[.HJ1]))^2" office:value-type="float" office:value="0.0039973011395524" calcext:value-type="float">
            <text:p>0.003997301139552</text:p>
          </table:table-cell>
          <table:table-cell table:formula="of:=0.5*[.HL12]*(([.HL6]-[.HK6])/([.HL1]-[.HK1]))^2" office:value-type="float" office:value="0.000560488542595376" calcext:value-type="float">
            <text:p>0.000560488542595</text:p>
          </table:table-cell>
          <table:table-cell table:formula="of:=0.5*[.HM12]*(([.HM6]-[.HL6])/([.HM1]-[.HL1]))^2" office:value-type="float" office:value="0.00000189191288959906" calcext:value-type="float">
            <text:p>1.89191288959906E-06</text:p>
          </table:table-cell>
          <table:table-cell table:formula="of:=0.5*[.HN12]*(([.HN6]-[.HM6])/([.HN1]-[.HM1]))^2" office:value-type="float" office:value="0.00169816371842214" calcext:value-type="float">
            <text:p>0.001698163718422</text:p>
          </table:table-cell>
          <table:table-cell table:formula="of:=0.5*[.HO12]*(([.HO6]-[.HN6])/([.HO1]-[.HN1]))^2" office:value-type="float" office:value="0.00619199648418614" calcext:value-type="float">
            <text:p>0.006191996484186</text:p>
          </table:table-cell>
          <table:table-cell table:formula="of:=0.5*[.HP12]*(([.HP6]-[.HO6])/([.HP1]-[.HO1]))^2" office:value-type="float" office:value="0.0386878991671639" calcext:value-type="float">
            <text:p>0.038687899167164</text:p>
          </table:table-cell>
          <table:table-cell table:formula="of:=0.5*[.HQ12]*(([.HQ6]-[.HP6])/([.HQ1]-[.HP1]))^2" office:value-type="float" office:value="0.0524997346472189" calcext:value-type="float">
            <text:p>0.052499734647219</text:p>
          </table:table-cell>
          <table:table-cell table:formula="of:=0.5*[.HR12]*(([.HR6]-[.HQ6])/([.HR1]-[.HQ1]))^2" office:value-type="float" office:value="0.00346495915961637" calcext:value-type="float">
            <text:p>0.003464959159616</text:p>
          </table:table-cell>
          <table:table-cell table:formula="of:=0.5*[.HS12]*(([.HS6]-[.HR6])/([.HS1]-[.HR1]))^2" office:value-type="float" office:value="0.000267500879894979" calcext:value-type="float">
            <text:p>0.000267500879895</text:p>
          </table:table-cell>
          <table:table-cell table:formula="of:=0.5*[.HT12]*(([.HT6]-[.HS6])/([.HT1]-[.HS1]))^2" office:value-type="float" office:value="0.000084211575146046" calcext:value-type="float">
            <text:p>8.4211575146046E-05</text:p>
          </table:table-cell>
          <table:table-cell table:formula="of:=0.5*[.HU12]*(([.HU6]-[.HT6])/([.HU1]-[.HT1]))^2" office:value-type="float" office:value="0.00271616050779717" calcext:value-type="float">
            <text:p>0.002716160507797</text:p>
          </table:table-cell>
          <table:table-cell table:formula="of:=0.5*[.HV12]*(([.HV6]-[.HU6])/([.HV1]-[.HU1]))^2" office:value-type="float" office:value="0.00531058087826417" calcext:value-type="float">
            <text:p>0.005310580878264</text:p>
          </table:table-cell>
          <table:table-cell table:formula="of:=0.5*[.HW12]*(([.HW6]-[.HV6])/([.HW1]-[.HV1]))^2" office:value-type="float" office:value="0.00667410314001606" calcext:value-type="float">
            <text:p>0.006674103140016</text:p>
          </table:table-cell>
          <table:table-cell table:formula="of:=0.5*[.HX12]*(([.HX6]-[.HW6])/([.HX1]-[.HW1]))^2" office:value-type="float" office:value="0.00162478773670737" calcext:value-type="float">
            <text:p>0.001624787736707</text:p>
          </table:table-cell>
          <table:table-cell table:formula="of:=0.5*[.HY12]*(([.HY6]-[.HX6])/([.HY1]-[.HX1]))^2" office:value-type="float" office:value="0.00016672170594667" calcext:value-type="float">
            <text:p>0.000166721705947</text:p>
          </table:table-cell>
          <table:table-cell table:formula="of:=0.5*[.HZ12]*(([.HZ6]-[.HY6])/([.HZ1]-[.HY1]))^2" office:value-type="float" office:value="0.000037258971592805" calcext:value-type="float">
            <text:p>3.7258971592805E-05</text:p>
          </table:table-cell>
          <table:table-cell table:formula="of:=0.5*[.IA12]*(([.IA6]-[.HZ6])/([.IA1]-[.HZ1]))^2" office:value-type="float" office:value="0.0363493056365457" calcext:value-type="float">
            <text:p>0.036349305636546</text:p>
          </table:table-cell>
          <table:table-cell table:formula="of:=0.5*[.IB12]*(([.IB6]-[.IA6])/([.IB1]-[.IA1]))^2" office:value-type="float" office:value="0.00732702680511629" calcext:value-type="float">
            <text:p>0.007327026805116</text:p>
          </table:table-cell>
          <table:table-cell table:formula="of:=0.5*[.IC12]*(([.IC6]-[.IB6])/([.IC1]-[.IB1]))^2" office:value-type="float" office:value="0.0283905555815573" calcext:value-type="float">
            <text:p>0.028390555581557</text:p>
          </table:table-cell>
          <table:table-cell table:formula="of:=0.5*[.ID12]*(([.ID6]-[.IC6])/([.ID1]-[.IC1]))^2" office:value-type="float" office:value="0.0161743368521477" calcext:value-type="float">
            <text:p>0.016174336852148</text:p>
          </table:table-cell>
          <table:table-cell table:formula="of:=0.5*[.IE12]*(([.IE6]-[.ID6])/([.IE1]-[.ID1]))^2" office:value-type="float" office:value="0.0058080096841637" calcext:value-type="float">
            <text:p>0.005808009684164</text:p>
          </table:table-cell>
          <table:table-cell table:formula="of:=0.5*[.IF12]*(([.IF6]-[.IE6])/([.IF1]-[.IE1]))^2" office:value-type="float" office:value="0.00543534268782015" calcext:value-type="float">
            <text:p>0.00543534268782</text:p>
          </table:table-cell>
          <table:table-cell table:formula="of:=0.5*[.IG12]*(([.IG6]-[.IF6])/([.IG1]-[.IF1]))^2" office:value-type="float" office:value="0.00448266173552617" calcext:value-type="float">
            <text:p>0.004482661735526</text:p>
          </table:table-cell>
          <table:table-cell table:formula="of:=0.5*[.IH12]*(([.IH6]-[.IG6])/([.IH1]-[.IG1]))^2" office:value-type="float" office:value="0.0016753921464908" calcext:value-type="float">
            <text:p>0.001675392146491</text:p>
          </table:table-cell>
          <table:table-cell table:formula="of:=0.5*[.II12]*(([.II6]-[.IH6])/([.II1]-[.IH1]))^2" office:value-type="float" office:value="0.00346489574141571" calcext:value-type="float">
            <text:p>0.003464895741416</text:p>
          </table:table-cell>
          <table:table-cell table:formula="of:=0.5*[.IJ12]*(([.IJ6]-[.II6])/([.IJ1]-[.II1]))^2" office:value-type="float" office:value="0.000191209181993371" calcext:value-type="float">
            <text:p>0.000191209181993</text:p>
          </table:table-cell>
          <table:table-cell table:formula="of:=0.5*[.IK12]*(([.IK6]-[.IJ6])/([.IK1]-[.IJ1]))^2" office:value-type="float" office:value="0.000239698736550822" calcext:value-type="float">
            <text:p>0.000239698736551</text:p>
          </table:table-cell>
          <table:table-cell table:formula="of:=0.5*[.IL12]*(([.IL6]-[.IK6])/([.IL1]-[.IK1]))^2" office:value-type="float" office:value="0.000204508256750102" calcext:value-type="float">
            <text:p>0.00020450825675</text:p>
          </table:table-cell>
          <table:table-cell table:formula="of:=0.5*[.IM12]*(([.IM6]-[.IL6])/([.IM1]-[.IL1]))^2" office:value-type="float" office:value="0.0000109257770710044" calcext:value-type="float">
            <text:p>1.09257770710044E-05</text:p>
          </table:table-cell>
          <table:table-cell table:formula="of:=0.5*[.IN12]*(([.IN6]-[.IM6])/([.IN1]-[.IM1]))^2" office:value-type="float" office:value="0.0122762350465339" calcext:value-type="float">
            <text:p>0.012276235046534</text:p>
          </table:table-cell>
          <table:table-cell table:formula="of:=0.5*[.IO12]*(([.IO6]-[.IN6])/([.IO1]-[.IN1]))^2" office:value-type="float" office:value="0.0619823825602715" calcext:value-type="float">
            <text:p>0.061982382560272</text:p>
          </table:table-cell>
          <table:table-cell table:formula="of:=0.5*[.IP12]*(([.IP6]-[.IO6])/([.IP1]-[.IO1]))^2" office:value-type="float" office:value="0.0711404319278441" calcext:value-type="float">
            <text:p>0.071140431927844</text:p>
          </table:table-cell>
          <table:table-cell table:formula="of:=0.5*[.IQ12]*(([.IQ6]-[.IP6])/([.IQ1]-[.IP1]))^2" office:value-type="float" office:value="0.00779085200484414" calcext:value-type="float">
            <text:p>0.007790852004844</text:p>
          </table:table-cell>
          <table:table-cell table:formula="of:=0.5*[.IR12]*(([.IR6]-[.IQ6])/([.IR1]-[.IQ1]))^2" office:value-type="float" office:value="0.0263137548386418" calcext:value-type="float">
            <text:p>0.026313754838642</text:p>
          </table:table-cell>
          <table:table-cell table:formula="of:=0.5*[.IS12]*(([.IS6]-[.IR6])/([.IS1]-[.IR1]))^2" office:value-type="float" office:value="0.00378914118640058" calcext:value-type="float">
            <text:p>0.003789141186401</text:p>
          </table:table-cell>
          <table:table-cell table:formula="of:=0.5*[.IT12]*(([.IT6]-[.IS6])/([.IT1]-[.IS1]))^2" office:value-type="float" office:value="0.000364133654930889" calcext:value-type="float">
            <text:p>0.000364133654931</text:p>
          </table:table-cell>
          <table:table-cell table:formula="of:=0.5*[.IU12]*(([.IU6]-[.IT6])/([.IU1]-[.IT1]))^2" office:value-type="float" office:value="0.00585600991941055" calcext:value-type="float">
            <text:p>0.005856009919411</text:p>
          </table:table-cell>
          <table:table-cell table:formula="of:=0.5*[.IV12]*(([.IV6]-[.IU6])/([.IV1]-[.IU1]))^2" office:value-type="float" office:value="0.0000382053191658874" calcext:value-type="float">
            <text:p>3.82053191658874E-05</text:p>
          </table:table-cell>
          <table:table-cell table:formula="of:=0.5*[.IW12]*(([.IW6]-[.IV6])/([.IW1]-[.IV1]))^2" office:value-type="float" office:value="0.0000380758800147633" calcext:value-type="float">
            <text:p>3.80758800147633E-05</text:p>
          </table:table-cell>
          <table:table-cell table:formula="of:=0.5*[.IX12]*(([.IX6]-[.IW6])/([.IX1]-[.IW1]))^2" office:value-type="float" office:value="0.0013580976128639" calcext:value-type="float">
            <text:p>0.001358097612864</text:p>
          </table:table-cell>
          <table:table-cell table:formula="of:=0.5*[.IY12]*(([.IY6]-[.IX6])/([.IY1]-[.IX1]))^2" office:value-type="float" office:value="0.000140026321088493" calcext:value-type="float">
            <text:p>0.000140026321088</text:p>
          </table:table-cell>
          <table:table-cell table:formula="of:=0.5*[.IZ12]*(([.IZ6]-[.IY6])/([.IZ1]-[.IY1]))^2" office:value-type="float" office:value="0.0408378316240877" calcext:value-type="float">
            <text:p>0.040837831624088</text:p>
          </table:table-cell>
          <table:table-cell table:formula="of:=0.5*[.JA12]*(([.JA6]-[.IZ6])/([.JA1]-[.IZ1]))^2" office:value-type="float" office:value="0.0579089986573776" calcext:value-type="float">
            <text:p>0.057908998657378</text:p>
          </table:table-cell>
          <table:table-cell table:formula="of:=0.5*[.JB12]*(([.JB6]-[.JA6])/([.JB1]-[.JA1]))^2" office:value-type="float" office:value="0.0392990208355071" calcext:value-type="float">
            <text:p>0.039299020835507</text:p>
          </table:table-cell>
          <table:table-cell table:formula="of:=0.5*[.JC12]*(([.JC6]-[.JB6])/([.JC1]-[.JB1]))^2" office:value-type="float" office:value="0.0180285154203" calcext:value-type="float">
            <text:p>0.0180285154203</text:p>
          </table:table-cell>
          <table:table-cell table:formula="of:=0.5*[.JD12]*(([.JD6]-[.JC6])/([.JD1]-[.JC1]))^2" office:value-type="float" office:value="0.00212643839827972" calcext:value-type="float">
            <text:p>0.00212643839828</text:p>
          </table:table-cell>
          <table:table-cell table:formula="of:=0.5*[.JE12]*(([.JE6]-[.JD6])/([.JE1]-[.JD1]))^2" office:value-type="float" office:value="0.000522497954780374" calcext:value-type="float">
            <text:p>0.00052249795478</text:p>
          </table:table-cell>
          <table:table-cell table:formula="of:=0.5*[.JF12]*(([.JF6]-[.JE6])/([.JF1]-[.JE1]))^2" office:value-type="float" office:value="0.00226988472927966" calcext:value-type="float">
            <text:p>0.00226988472928</text:p>
          </table:table-cell>
          <table:table-cell table:formula="of:=0.5*[.JG12]*(([.JG6]-[.JF6])/([.JG1]-[.JF1]))^2" office:value-type="float" office:value="0.0090135768511554" calcext:value-type="float">
            <text:p>0.009013576851155</text:p>
          </table:table-cell>
          <table:table-cell table:formula="of:=0.5*[.JH12]*(([.JH6]-[.JG6])/([.JH1]-[.JG1]))^2" office:value-type="float" office:value="0.00530668363158178" calcext:value-type="float">
            <text:p>0.005306683631582</text:p>
          </table:table-cell>
          <table:table-cell table:formula="of:=0.5*[.JI12]*(([.JI6]-[.JH6])/([.JI1]-[.JH1]))^2" office:value-type="float" office:value="0.00123333094030537" calcext:value-type="float">
            <text:p>0.001233330940305</text:p>
          </table:table-cell>
          <table:table-cell table:formula="of:=0.5*[.JJ12]*(([.JJ6]-[.JI6])/([.JJ1]-[.JI1]))^2" office:value-type="float" office:value="0.000988729038174278" calcext:value-type="float">
            <text:p>0.000988729038174</text:p>
          </table:table-cell>
          <table:table-cell table:formula="of:=0.5*[.JK12]*(([.JK6]-[.JJ6])/([.JK1]-[.JJ1]))^2" office:value-type="float" office:value="0.0000571221718599156" calcext:value-type="float">
            <text:p>5.71221718599156E-05</text:p>
          </table:table-cell>
          <table:table-cell table:formula="of:=0.5*[.JL12]*(([.JL6]-[.JK6])/([.JL1]-[.JK1]))^2" office:value-type="float" office:value="0.000590187641241872" calcext:value-type="float">
            <text:p>0.000590187641242</text:p>
          </table:table-cell>
          <table:table-cell table:formula="of:=0.5*[.JM12]*(([.JM6]-[.JL6])/([.JM1]-[.JL1]))^2" office:value-type="float" office:value="0.0244974245214758" calcext:value-type="float">
            <text:p>0.024497424521476</text:p>
          </table:table-cell>
          <table:table-cell table:formula="of:=0.5*[.JN12]*(([.JN6]-[.JM6])/([.JN1]-[.JM1]))^2" office:value-type="float" office:value="0.0855431356464419" calcext:value-type="float">
            <text:p>0.085543135646442</text:p>
          </table:table-cell>
          <table:table-cell table:formula="of:=0.5*[.JO12]*(([.JO6]-[.JN6])/([.JO1]-[.JN1]))^2" office:value-type="float" office:value="0.00319532020240443" calcext:value-type="float">
            <text:p>0.003195320202404</text:p>
          </table:table-cell>
          <table:table-cell table:formula="of:=0.5*[.JP12]*(([.JP6]-[.JO6])/([.JP1]-[.JO1]))^2" office:value-type="float" office:value="0.0000379476536779041" calcext:value-type="float">
            <text:p>3.79476536779041E-05</text:p>
          </table:table-cell>
          <table:table-cell table:formula="of:=0.5*[.JQ12]*(([.JQ6]-[.JP6])/([.JQ1]-[.JP1]))^2" office:value-type="float" office:value="0.0759329116335106" calcext:value-type="float">
            <text:p>0.075932911633511</text:p>
          </table:table-cell>
          <table:table-cell table:formula="of:=0.5*[.JR12]*(([.JR6]-[.JQ6])/([.JR1]-[.JQ1]))^2" office:value-type="float" office:value="0.0112159371072968" calcext:value-type="float">
            <text:p>0.011215937107297</text:p>
          </table:table-cell>
          <table:table-cell table:formula="of:=0.5*[.JS12]*(([.JS6]-[.JR6])/([.JS1]-[.JR1]))^2" office:value-type="float" office:value="0.000119492208221679" calcext:value-type="float">
            <text:p>0.000119492208222</text:p>
          </table:table-cell>
          <table:table-cell table:formula="of:=0.5*[.JT12]*(([.JT6]-[.JS6])/([.JT1]-[.JS1]))^2" office:value-type="float" office:value="0.00206974634022189" calcext:value-type="float">
            <text:p>0.002069746340222</text:p>
          </table:table-cell>
          <table:table-cell table:formula="of:=0.5*[.JU12]*(([.JU6]-[.JT6])/([.JU1]-[.JT1]))^2" office:value-type="float" office:value="0.0180296679050383" calcext:value-type="float">
            <text:p>0.018029667905038</text:p>
          </table:table-cell>
          <table:table-cell table:formula="of:=0.5*[.JV12]*(([.JV6]-[.JU6])/([.JV1]-[.JU1]))^2" office:value-type="float" office:value="0.0671646664991183" calcext:value-type="float">
            <text:p>0.067164666499118</text:p>
          </table:table-cell>
          <table:table-cell table:formula="of:=0.5*[.JW12]*(([.JW6]-[.JV6])/([.JW1]-[.JV1]))^2" office:value-type="float" office:value="0.0125506445560006" calcext:value-type="float">
            <text:p>0.012550644556001</text:p>
          </table:table-cell>
          <table:table-cell table:formula="of:=0.5*[.JX12]*(([.JX6]-[.JW6])/([.JX1]-[.JW1]))^2" office:value-type="float" office:value="0.00508508253385358" calcext:value-type="float">
            <text:p>0.005085082533854</text:p>
          </table:table-cell>
          <table:table-cell table:formula="of:=0.5*[.JY12]*(([.JY6]-[.JX6])/([.JY1]-[.JX1]))^2" office:value-type="float" office:value="0.00475247564494416" calcext:value-type="float">
            <text:p>0.004752475644944</text:p>
          </table:table-cell>
          <table:table-cell table:formula="of:=0.5*[.JZ12]*(([.JZ6]-[.JY6])/([.JZ1]-[.JY1]))^2" office:value-type="float" office:value="0.000140454905708703" calcext:value-type="float">
            <text:p>0.000140454905709</text:p>
          </table:table-cell>
          <table:table-cell table:formula="of:=0.5*[.KA12]*(([.KA6]-[.JZ6])/([.KA1]-[.JZ1]))^2" office:value-type="float" office:value="0.000994373047845974" calcext:value-type="float">
            <text:p>0.000994373047846</text:p>
          </table:table-cell>
          <table:table-cell table:formula="of:=0.5*[.KB12]*(([.KB6]-[.KA6])/([.KB1]-[.KA1]))^2" office:value-type="float" office:value="0.00952638608119385" calcext:value-type="float">
            <text:p>0.009526386081194</text:p>
          </table:table-cell>
          <table:table-cell table:formula="of:=0.5*[.KC12]*(([.KC6]-[.KB6])/([.KC1]-[.KB1]))^2" office:value-type="float" office:value="0.00080556288439998" calcext:value-type="float">
            <text:p>0.0008055628844</text:p>
          </table:table-cell>
          <table:table-cell table:formula="of:=0.5*[.KD12]*(([.KD6]-[.KC6])/([.KD1]-[.KC1]))^2" office:value-type="float" office:value="0.00697149219860095" calcext:value-type="float">
            <text:p>0.006971492198601</text:p>
          </table:table-cell>
          <table:table-cell table:formula="of:=0.5*[.KE12]*(([.KE6]-[.KD6])/([.KE1]-[.KD1]))^2" office:value-type="float" office:value="0.0509231519307211" calcext:value-type="float">
            <text:p>0.050923151930721</text:p>
          </table:table-cell>
          <table:table-cell table:formula="of:=0.5*[.KF12]*(([.KF6]-[.KE6])/([.KF1]-[.KE1]))^2" office:value-type="float" office:value="0.0453475021733836" calcext:value-type="float">
            <text:p>0.045347502173384</text:p>
          </table:table-cell>
          <table:table-cell table:formula="of:=0.5*[.KG12]*(([.KG6]-[.KF6])/([.KG1]-[.KF1]))^2" office:value-type="float" office:value="0.00000155929096408466" calcext:value-type="float">
            <text:p>1.55929096408466E-06</text:p>
          </table:table-cell>
          <table:table-cell table:formula="of:=0.5*[.KH12]*(([.KH6]-[.KG6])/([.KH1]-[.KG1]))^2" office:value-type="float" office:value="0.0374180585691897" calcext:value-type="float">
            <text:p>0.03741805856919</text:p>
          </table:table-cell>
          <table:table-cell table:formula="of:=0.5*[.KI12]*(([.KI6]-[.KH6])/([.KI1]-[.KH1]))^2" office:value-type="float" office:value="0.0110430781546767" calcext:value-type="float">
            <text:p>0.011043078154677</text:p>
          </table:table-cell>
          <table:table-cell table:formula="of:=0.5*[.KJ12]*(([.KJ6]-[.KI6])/([.KJ1]-[.KI1]))^2" office:value-type="float" office:value="0.00152371530526316" calcext:value-type="float">
            <text:p>0.001523715305263</text:p>
          </table:table-cell>
          <table:table-cell table:formula="of:=0.5*[.KK12]*(([.KK6]-[.KJ6])/([.KK1]-[.KJ1]))^2" office:value-type="float" office:value="0.0000238431142919064" calcext:value-type="float">
            <text:p>2.38431142919064E-05</text:p>
          </table:table-cell>
          <table:table-cell table:formula="of:=0.5*[.KL12]*(([.KL6]-[.KK6])/([.KL1]-[.KK1]))^2" office:value-type="float" office:value="0.00331352895645678" calcext:value-type="float">
            <text:p>0.003313528956457</text:p>
          </table:table-cell>
          <table:table-cell table:formula="of:=0.5*[.KM12]*(([.KM6]-[.KL6])/([.KM1]-[.KL1]))^2" office:value-type="float" office:value="0.000118931802681628" calcext:value-type="float">
            <text:p>0.000118931802682</text:p>
          </table:table-cell>
          <table:table-cell table:formula="of:=0.5*[.KN12]*(([.KN6]-[.KM6])/([.KN1]-[.KM1]))^2" office:value-type="float" office:value="0.00213301972135389" calcext:value-type="float">
            <text:p>0.002133019721354</text:p>
          </table:table-cell>
          <table:table-cell table:formula="of:=0.5*[.KO12]*(([.KO6]-[.KN6])/([.KO1]-[.KN1]))^2" office:value-type="float" office:value="0.00095474016875691" calcext:value-type="float">
            <text:p>0.000954740168757</text:p>
          </table:table-cell>
          <table:table-cell table:formula="of:=0.5*[.KP12]*(([.KP6]-[.KO6])/([.KP1]-[.KO1]))^2" office:value-type="float" office:value="0.000510361581403005" calcext:value-type="float">
            <text:p>0.000510361581403</text:p>
          </table:table-cell>
          <table:table-cell table:formula="of:=0.5*[.KQ12]*(([.KQ6]-[.KP6])/([.KQ1]-[.KP1]))^2" office:value-type="float" office:value="0.0139568258182757" calcext:value-type="float">
            <text:p>0.013956825818276</text:p>
          </table:table-cell>
          <table:table-cell table:formula="of:=0.5*[.KR12]*(([.KR6]-[.KQ6])/([.KR1]-[.KQ1]))^2" office:value-type="float" office:value="0.0111611676157948" calcext:value-type="float">
            <text:p>0.011161167615795</text:p>
          </table:table-cell>
          <table:table-cell table:formula="of:=0.5*[.KS12]*(([.KS6]-[.KR6])/([.KS1]-[.KR1]))^2" office:value-type="float" office:value="0.0569309448434852" calcext:value-type="float">
            <text:p>0.056930944843485</text:p>
          </table:table-cell>
          <table:table-cell table:formula="of:=0.5*[.KT12]*(([.KT6]-[.KS6])/([.KT1]-[.KS1]))^2" office:value-type="float" office:value="0.017431860178808" calcext:value-type="float">
            <text:p>0.017431860178808</text:p>
          </table:table-cell>
          <table:table-cell table:formula="of:=0.5*[.KU12]*(([.KU6]-[.KT6])/([.KU1]-[.KT1]))^2" office:value-type="float" office:value="0.0435825912288105" calcext:value-type="float">
            <text:p>0.043582591228811</text:p>
          </table:table-cell>
          <table:table-cell table:formula="of:=0.5*[.KV12]*(([.KV6]-[.KU6])/([.KV1]-[.KU1]))^2" office:value-type="float" office:value="0.013970042039205" calcext:value-type="float">
            <text:p>0.013970042039205</text:p>
          </table:table-cell>
          <table:table-cell table:formula="of:=0.5*[.KW12]*(([.KW6]-[.KV6])/([.KW1]-[.KV1]))^2" office:value-type="float" office:value="0.0101088680090998" calcext:value-type="float">
            <text:p>0.0101088680091</text:p>
          </table:table-cell>
          <table:table-cell table:formula="of:=0.5*[.KX12]*(([.KX6]-[.KW6])/([.KX1]-[.KW1]))^2" office:value-type="float" office:value="0.00513640046159366" calcext:value-type="float">
            <text:p>0.005136400461594</text:p>
          </table:table-cell>
          <table:table-cell table:formula="of:=0.5*[.KY12]*(([.KY6]-[.KX6])/([.KY1]-[.KX1]))^2" office:value-type="float" office:value="0.00558159455932287" calcext:value-type="float">
            <text:p>0.005581594559323</text:p>
          </table:table-cell>
          <table:table-cell table:formula="of:=0.5*[.KZ12]*(([.KZ6]-[.KY6])/([.KZ1]-[.KY1]))^2" office:value-type="float" office:value="0.00593451082273323" calcext:value-type="float">
            <text:p>0.005934510822733</text:p>
          </table:table-cell>
          <table:table-cell table:formula="of:=0.5*[.LA12]*(([.LA6]-[.KZ6])/([.LA1]-[.KZ1]))^2" office:value-type="float" office:value="0.0097310342448153" calcext:value-type="float">
            <text:p>0.009731034244815</text:p>
          </table:table-cell>
          <table:table-cell table:formula="of:=0.5*[.LB12]*(([.LB6]-[.LA6])/([.LB1]-[.LA1]))^2" office:value-type="float" office:value="0.000877544090328483" calcext:value-type="float">
            <text:p>0.000877544090328</text:p>
          </table:table-cell>
          <table:table-cell table:formula="of:=0.5*[.LC12]*(([.LC6]-[.LB6])/([.LC1]-[.LB1]))^2" office:value-type="float" office:value="0.000773353684649231" calcext:value-type="float">
            <text:p>0.000773353684649</text:p>
          </table:table-cell>
          <table:table-cell table:formula="of:=0.5*[.LD12]*(([.LD6]-[.LC6])/([.LD1]-[.LC1]))^2" office:value-type="float" office:value="0.0000108734462191963" calcext:value-type="float">
            <text:p>1.08734462191963E-05</text:p>
          </table:table-cell>
          <table:table-cell table:formula="of:=0.5*[.LE12]*(([.LE6]-[.LD6])/([.LE1]-[.LD1]))^2" office:value-type="float" office:value="0.0663777992831615" calcext:value-type="float">
            <text:p>0.066377799283162</text:p>
          </table:table-cell>
          <table:table-cell table:formula="of:=0.5*[.LF12]*(([.LF6]-[.LE6])/([.LF1]-[.LE1]))^2" office:value-type="float" office:value="0.0205271159818286" calcext:value-type="float">
            <text:p>0.020527115981829</text:p>
          </table:table-cell>
          <table:table-cell table:formula="of:=0.5*[.LG12]*(([.LG6]-[.LF6])/([.LG1]-[.LF1]))^2" office:value-type="float" office:value="0.0225421328177511" calcext:value-type="float">
            <text:p>0.022542132817751</text:p>
          </table:table-cell>
          <table:table-cell table:formula="of:=0.5*[.LH12]*(([.LH6]-[.LG6])/([.LH1]-[.LG1]))^2" office:value-type="float" office:value="0.000376376639475237" calcext:value-type="float">
            <text:p>0.000376376639475</text:p>
          </table:table-cell>
          <table:table-cell table:formula="of:=0.5*[.LI12]*(([.LI6]-[.LH6])/([.LI1]-[.LH1]))^2" office:value-type="float" office:value="0.0110583597765372" calcext:value-type="float">
            <text:p>0.011058359776537</text:p>
          </table:table-cell>
          <table:table-cell table:formula="of:=0.5*[.LJ12]*(([.LJ6]-[.LI6])/([.LJ1]-[.LI1]))^2" office:value-type="float" office:value="0.0335957309859671" calcext:value-type="float">
            <text:p>0.033595730985967</text:p>
          </table:table-cell>
          <table:table-cell table:formula="of:=0.5*[.LK12]*(([.LK6]-[.LJ6])/([.LK1]-[.LJ1]))^2" office:value-type="float" office:value="0.0164778476371928" calcext:value-type="float">
            <text:p>0.016477847637193</text:p>
          </table:table-cell>
          <table:table-cell table:formula="of:=0.5*[.LL12]*(([.LL6]-[.LK6])/([.LL1]-[.LK1]))^2" office:value-type="float" office:value="0.0000160674701275975" calcext:value-type="float">
            <text:p>1.60674701275975E-05</text:p>
          </table:table-cell>
          <table:table-cell table:formula="of:=0.5*[.LM12]*(([.LM6]-[.LL6])/([.LM1]-[.LL1]))^2" office:value-type="float" office:value="0.000233181475648513" calcext:value-type="float">
            <text:p>0.000233181475649</text:p>
          </table:table-cell>
          <table:table-cell table:formula="of:=0.5*[.LN12]*(([.LN6]-[.LM6])/([.LN1]-[.LM1]))^2" office:value-type="float" office:value="0.00205882717340313" calcext:value-type="float">
            <text:p>0.002058827173403</text:p>
          </table:table-cell>
          <table:table-cell table:formula="of:=0.5*[.LO12]*(([.LO6]-[.LN6])/([.LO1]-[.LN1]))^2" office:value-type="float" office:value="0.019892308618612" calcext:value-type="float">
            <text:p>0.019892308618612</text:p>
          </table:table-cell>
          <table:table-cell table:formula="of:=0.5*[.LP12]*(([.LP6]-[.LO6])/([.LP1]-[.LO1]))^2" office:value-type="float" office:value="0.00837161572683427" calcext:value-type="float">
            <text:p>0.008371615726834</text:p>
          </table:table-cell>
          <table:table-cell table:formula="of:=0.5*[.LQ12]*(([.LQ6]-[.LP6])/([.LQ1]-[.LP1]))^2" office:value-type="float" office:value="0.00459125125185644" calcext:value-type="float">
            <text:p>0.004591251251856</text:p>
          </table:table-cell>
          <table:table-cell table:formula="of:=0.5*[.LR12]*(([.LR6]-[.LQ6])/([.LR1]-[.LQ1]))^2" office:value-type="float" office:value="0.00521161524762352" calcext:value-type="float">
            <text:p>0.005211615247624</text:p>
          </table:table-cell>
          <table:table-cell table:formula="of:=0.5*[.LS12]*(([.LS6]-[.LR6])/([.LS1]-[.LR1]))^2" office:value-type="float" office:value="0.00165077036447038" calcext:value-type="float">
            <text:p>0.00165077036447</text:p>
          </table:table-cell>
          <table:table-cell table:formula="of:=0.5*[.LT12]*(([.LT6]-[.LS6])/([.LT1]-[.LS1]))^2" office:value-type="float" office:value="0.000000017793813253984" calcext:value-type="float">
            <text:p>1.7793813253984E-08</text:p>
          </table:table-cell>
          <table:table-cell table:formula="of:=0.5*[.LU12]*(([.LU6]-[.LT6])/([.LU1]-[.LT1]))^2" office:value-type="float" office:value="0.0000152372817430329" calcext:value-type="float">
            <text:p>1.52372817430329E-05</text:p>
          </table:table-cell>
          <table:table-cell table:formula="of:=0.5*[.LV12]*(([.LV6]-[.LU6])/([.LV1]-[.LU1]))^2" office:value-type="float" office:value="0.000143855840099551" calcext:value-type="float">
            <text:p>0.0001438558401</text:p>
          </table:table-cell>
          <table:table-cell table:formula="of:=0.5*[.LW12]*(([.LW6]-[.LV6])/([.LW1]-[.LV1]))^2" office:value-type="float" office:value="0.0000808439497940386" calcext:value-type="float">
            <text:p>8.08439497940386E-05</text:p>
          </table:table-cell>
          <table:table-cell table:formula="of:=0.5*[.LX12]*(([.LX6]-[.LW6])/([.LX1]-[.LW1]))^2" office:value-type="float" office:value="0.00000382327470266122" calcext:value-type="float">
            <text:p>3.82327470266122E-06</text:p>
          </table:table-cell>
          <table:table-cell table:formula="of:=0.5*[.LY12]*(([.LY6]-[.LX6])/([.LY1]-[.LX1]))^2" office:value-type="float" office:value="0.0000410323396528005" calcext:value-type="float">
            <text:p>4.10323396528005E-05</text:p>
          </table:table-cell>
          <table:table-cell table:formula="of:=0.5*[.LZ12]*(([.LZ6]-[.LY6])/([.LZ1]-[.LY1]))^2" office:value-type="float" office:value="0.000000813410457256437" calcext:value-type="float">
            <text:p>8.13410457256437E-07</text:p>
          </table:table-cell>
          <table:table-cell table:formula="of:=0.5*[.MA12]*(([.MA6]-[.LZ6])/([.MA1]-[.LZ1]))^2" office:value-type="float" office:value="0.0000412247575874042" calcext:value-type="float">
            <text:p>4.12247575874042E-05</text:p>
          </table:table-cell>
          <table:table-cell table:formula="of:=0.5*[.MB12]*(([.MB6]-[.MA6])/([.MB1]-[.MA1]))^2" office:value-type="float" office:value="0.0000125150988650665" calcext:value-type="float">
            <text:p>1.25150988650665E-05</text:p>
          </table:table-cell>
          <table:table-cell table:formula="of:=0.5*[.MC12]*(([.MC6]-[.MB6])/([.MC1]-[.MB1]))^2" office:value-type="float" office:value="0.0000396354184736989" calcext:value-type="float">
            <text:p>3.96354184736989E-05</text:p>
          </table:table-cell>
          <table:table-cell table:formula="of:=0.5*[.MD12]*(([.MD6]-[.MC6])/([.MD1]-[.MC1]))^2" office:value-type="float" office:value="0.0000184325459663313" calcext:value-type="float">
            <text:p>1.84325459663313E-05</text:p>
          </table:table-cell>
          <table:table-cell table:formula="of:=0.5*[.ME12]*(([.ME6]-[.MD6])/([.ME1]-[.MD1]))^2" office:value-type="float" office:value="0.0000163670620685878" calcext:value-type="float">
            <text:p>1.63670620685878E-05</text:p>
          </table:table-cell>
          <table:table-cell table:formula="of:=0.5*[.MF12]*(([.MF6]-[.ME6])/([.MF1]-[.ME1]))^2" office:value-type="float" office:value="0.00000222447789182968" calcext:value-type="float">
            <text:p>2.22447789182968E-06</text:p>
          </table:table-cell>
          <table:table-cell table:formula="of:=0.5*[.MG12]*(([.MG6]-[.MF6])/([.MG1]-[.MF1]))^2" office:value-type="float" office:value="0.00000000481963188962605" calcext:value-type="float">
            <text:p>4.81963188962605E-09</text:p>
          </table:table-cell>
          <table:table-cell table:formula="of:=0.5*[.MH12]*(([.MH6]-[.MG6])/([.MH1]-[.MG1]))^2" office:value-type="float" office:value="0.00000250675561365566" calcext:value-type="float">
            <text:p>2.50675561365566E-06</text:p>
          </table:table-cell>
          <table:table-cell table:formula="of:=0.5*[.MI12]*(([.MI6]-[.MH6])/([.MI1]-[.MH1]))^2" office:value-type="float" office:value="0.00000536516589969331" calcext:value-type="float">
            <text:p>5.36516589969331E-06</text:p>
          </table:table-cell>
          <table:table-cell table:formula="of:=0.5*[.MJ12]*(([.MJ6]-[.MI6])/([.MJ1]-[.MI1]))^2" office:value-type="float" office:value="0.00000109073014670109" calcext:value-type="float">
            <text:p>1.09073014670109E-06</text:p>
          </table:table-cell>
          <table:table-cell table:formula="of:=0.5*[.MK12]*(([.MK6]-[.MJ6])/([.MK1]-[.MJ1]))^2" office:value-type="float" office:value="0.00000232992759345945" calcext:value-type="float">
            <text:p>2.32992759345945E-06</text:p>
          </table:table-cell>
          <table:table-cell table:formula="of:=0.5*[.ML12]*(([.ML6]-[.MK6])/([.ML1]-[.MK1]))^2" office:value-type="float" office:value="0.00000218819912579032" calcext:value-type="float">
            <text:p>2.18819912579032E-06</text:p>
          </table:table-cell>
          <table:table-cell table:formula="of:=0.5*[.MM12]*(([.MM6]-[.ML6])/([.MM1]-[.ML1]))^2" office:value-type="float" office:value="0.00000178505992689528" calcext:value-type="float">
            <text:p>1.78505992689528E-06</text:p>
          </table:table-cell>
          <table:table-cell table:formula="of:=0.5*[.MN12]*(([.MN6]-[.MM6])/([.MN1]-[.MM1]))^2" office:value-type="float" office:value="0.0000338267041304012" calcext:value-type="float">
            <text:p>3.38267041304012E-05</text:p>
          </table:table-cell>
          <table:table-cell table:formula="of:=0.5*[.MO12]*(([.MO6]-[.MN6])/([.MO1]-[.MN1]))^2" office:value-type="float" office:value="0.00000467330902834966" calcext:value-type="float">
            <text:p>4.67330902834966E-06</text:p>
          </table:table-cell>
          <table:table-cell table:formula="of:=0.5*[.MP12]*(([.MP6]-[.MO6])/([.MP1]-[.MO1]))^2" office:value-type="float" office:value="0.00000591201390241524" calcext:value-type="float">
            <text:p>5.91201390241524E-06</text:p>
          </table:table-cell>
          <table:table-cell table:formula="of:=0.5*[.MQ12]*(([.MQ6]-[.MP6])/([.MQ1]-[.MP1]))^2" office:value-type="float" office:value="0.00000694951832684168" calcext:value-type="float">
            <text:p>6.94951832684168E-06</text:p>
          </table:table-cell>
          <table:table-cell table:formula="of:=0.5*[.MR12]*(([.MR6]-[.MQ6])/([.MR1]-[.MQ1]))^2" office:value-type="float" office:value="0.00000100442271147744" calcext:value-type="float">
            <text:p>1.00442271147744E-06</text:p>
          </table:table-cell>
          <table:table-cell table:formula="of:=0.5*[.MS12]*(([.MS6]-[.MR6])/([.MS1]-[.MR1]))^2" office:value-type="float" office:value="0.00000303276187213286" calcext:value-type="float">
            <text:p>3.03276187213286E-06</text:p>
          </table:table-cell>
          <table:table-cell table:formula="of:=0.5*[.MT12]*(([.MT6]-[.MS6])/([.MT1]-[.MS1]))^2" office:value-type="float" office:value="0.00000247049379060649" calcext:value-type="float">
            <text:p>2.47049379060649E-06</text:p>
          </table:table-cell>
          <table:table-cell table:formula="of:=0.5*[.MU12]*(([.MU6]-[.MT6])/([.MU1]-[.MT1]))^2" office:value-type="float" office:value="0.00000470105922285979" calcext:value-type="float">
            <text:p>4.70105922285979E-06</text:p>
          </table:table-cell>
          <table:table-cell table:formula="of:=0.5*[.MV12]*(([.MV6]-[.MU6])/([.MV1]-[.MU1]))^2" office:value-type="float" office:value="0.000000387946385297794" calcext:value-type="float">
            <text:p>3.87946385297794E-07</text:p>
          </table:table-cell>
          <table:table-cell table:formula="of:=0.5*[.MW12]*(([.MW6]-[.MV6])/([.MW1]-[.MV1]))^2" office:value-type="float" office:value="0.00000305763725426409" calcext:value-type="float">
            <text:p>3.05763725426409E-06</text:p>
          </table:table-cell>
          <table:table-cell table:formula="of:=0.5*[.MX12]*(([.MX6]-[.MW6])/([.MX1]-[.MW1]))^2" office:value-type="float" office:value="0.00000718288604886741" calcext:value-type="float">
            <text:p>7.18288604886741E-06</text:p>
          </table:table-cell>
          <table:table-cell table:formula="of:=0.5*[.MY12]*(([.MY6]-[.MX6])/([.MY1]-[.MX1]))^2" office:value-type="float" office:value="0.000000400316603539547" calcext:value-type="float">
            <text:p>4.00316603539547E-07</text:p>
          </table:table-cell>
          <table:table-cell table:formula="of:=0.5*[.MZ12]*(([.MZ6]-[.MY6])/([.MZ1]-[.MY1]))^2" office:value-type="float" office:value="0.00000184295878938416" calcext:value-type="float">
            <text:p>1.84295878938416E-06</text:p>
          </table:table-cell>
          <table:table-cell table:formula="of:=0.5*[.NA12]*(([.NA6]-[.MZ6])/([.NA1]-[.MZ1]))^2" office:value-type="float" office:value="0.000000281743639205438" calcext:value-type="float">
            <text:p>2.81743639205438E-07</text:p>
          </table:table-cell>
          <table:table-cell table:formula="of:=0.5*[.NB12]*(([.NB6]-[.NA6])/([.NB1]-[.NA1]))^2" office:value-type="float" office:value="0.000000248719587481656" calcext:value-type="float">
            <text:p>2.48719587481656E-07</text:p>
          </table:table-cell>
          <table:table-cell table:formula="of:=0.5*[.NC12]*(([.NC6]-[.NB6])/([.NC1]-[.NB1]))^2" office:value-type="float" office:value="0.00000192915382318498" calcext:value-type="float">
            <text:p>1.92915382318498E-06</text:p>
          </table:table-cell>
          <table:table-cell table:formula="of:=0.5*[.ND12]*(([.ND6]-[.NC6])/([.ND1]-[.NC1]))^2" office:value-type="float" office:value="0.0000024993056415678" calcext:value-type="float">
            <text:p>2.4993056415678E-06</text:p>
          </table:table-cell>
          <table:table-cell table:formula="of:=0.5*[.NE12]*(([.NE6]-[.ND6])/([.NE1]-[.ND1]))^2" office:value-type="float" office:value="0.0000103102021418564" calcext:value-type="float">
            <text:p>1.03102021418564E-05</text:p>
          </table:table-cell>
          <table:table-cell table:formula="of:=0.5*[.NF12]*(([.NF6]-[.NE6])/([.NF1]-[.NE1]))^2" office:value-type="float" office:value="0.00000505741575761705" calcext:value-type="float">
            <text:p>5.05741575761705E-06</text:p>
          </table:table-cell>
          <table:table-cell table:formula="of:=0.5*[.NG12]*(([.NG6]-[.NF6])/([.NG1]-[.NF1]))^2" office:value-type="float" office:value="0.0000102335062558714" calcext:value-type="float">
            <text:p>1.02335062558714E-05</text:p>
          </table:table-cell>
          <table:table-cell table:formula="of:=0.5*[.NH12]*(([.NH6]-[.NG6])/([.NH1]-[.NG1]))^2" office:value-type="float" office:value="0.000000154606881675032" calcext:value-type="float">
            <text:p>1.54606881675032E-07</text:p>
          </table:table-cell>
          <table:table-cell table:formula="of:=0.5*[.NI12]*(([.NI6]-[.NH6])/([.NI1]-[.NH1]))^2" office:value-type="float" office:value="0.000000100814402045082" calcext:value-type="float">
            <text:p>1.00814402045082E-07</text:p>
          </table:table-cell>
          <table:table-cell table:formula="of:=0.5*[.NJ12]*(([.NJ6]-[.NI6])/([.NJ1]-[.NI1]))^2" office:value-type="float" office:value="0.00000371488125876748" calcext:value-type="float">
            <text:p>3.71488125876748E-06</text:p>
          </table:table-cell>
          <table:table-cell table:formula="of:=0.5*[.NK12]*(([.NK6]-[.NJ6])/([.NK1]-[.NJ1]))^2" office:value-type="float" office:value="0.00000870199137680702" calcext:value-type="float">
            <text:p>8.70199137680702E-06</text:p>
          </table:table-cell>
          <table:table-cell table:formula="of:=0.5*[.NL12]*(([.NL6]-[.NK6])/([.NL1]-[.NK1]))^2" office:value-type="float" office:value="0.00001477427007459" calcext:value-type="float">
            <text:p>1.477427007459E-05</text:p>
          </table:table-cell>
          <table:table-cell table:formula="of:=0.5*[.NM12]*(([.NM6]-[.NL6])/([.NM1]-[.NL1]))^2" office:value-type="float" office:value="0.00002538279211453" calcext:value-type="float">
            <text:p>2.538279211453E-05</text:p>
          </table:table-cell>
          <table:table-cell table:formula="of:=0.5*[.NN12]*(([.NN6]-[.NM6])/([.NN1]-[.NM1]))^2" office:value-type="float" office:value="0.000000984994509347813" calcext:value-type="float">
            <text:p>9.84994509347813E-07</text:p>
          </table:table-cell>
          <table:table-cell table:formula="of:=0.5*[.NO12]*(([.NO6]-[.NN6])/([.NO1]-[.NN1]))^2" office:value-type="float" office:value="0.00000361576264068974" calcext:value-type="float">
            <text:p>3.61576264068974E-06</text:p>
          </table:table-cell>
          <table:table-cell table:formula="of:=0.5*[.NP12]*(([.NP6]-[.NO6])/([.NP1]-[.NO1]))^2" office:value-type="float" office:value="0.00000322124620436826" calcext:value-type="float">
            <text:p>3.22124620436826E-06</text:p>
          </table:table-cell>
          <table:table-cell table:formula="of:=0.5*[.NQ12]*(([.NQ6]-[.NP6])/([.NQ1]-[.NP1]))^2" office:value-type="float" office:value="0.00000257111317555514" calcext:value-type="float">
            <text:p>2.57111317555514E-06</text:p>
          </table:table-cell>
          <table:table-cell table:formula="of:=0.5*[.NR12]*(([.NR6]-[.NQ6])/([.NR1]-[.NQ1]))^2" office:value-type="float" office:value="0.00000695830763521082" calcext:value-type="float">
            <text:p>6.95830763521082E-06</text:p>
          </table:table-cell>
          <table:table-cell table:formula="of:=0.5*[.NS12]*(([.NS6]-[.NR6])/([.NS1]-[.NR1]))^2" office:value-type="float" office:value="0.0000307858203694116" calcext:value-type="float">
            <text:p>3.07858203694116E-05</text:p>
          </table:table-cell>
          <table:table-cell table:formula="of:=0.5*[.NT12]*(([.NT6]-[.NS6])/([.NT1]-[.NS1]))^2" office:value-type="float" office:value="0.0000019210649879967" calcext:value-type="float">
            <text:p>1.9210649879967E-06</text:p>
          </table:table-cell>
          <table:table-cell table:formula="of:=0.5*[.NU12]*(([.NU6]-[.NT6])/([.NU1]-[.NT1]))^2" office:value-type="float" office:value="0.000000321267281253106" calcext:value-type="float">
            <text:p>3.21267281253106E-07</text:p>
          </table:table-cell>
          <table:table-cell table:formula="of:=0.5*[.NV12]*(([.NV6]-[.NU6])/([.NV1]-[.NU1]))^2" office:value-type="float" office:value="0.00000000144265681324189" calcext:value-type="float">
            <text:p>1.44265681324189E-09</text:p>
          </table:table-cell>
          <table:table-cell table:formula="of:=0.5*[.NW12]*(([.NW6]-[.NV6])/([.NW1]-[.NV1]))^2" office:value-type="float" office:value="0.0000232411563735934" calcext:value-type="float">
            <text:p>2.32411563735934E-05</text:p>
          </table:table-cell>
          <table:table-cell table:formula="of:=0.5*[.NX12]*(([.NX6]-[.NW6])/([.NX1]-[.NW1]))^2" office:value-type="float" office:value="0.0000431395203600818" calcext:value-type="float">
            <text:p>4.31395203600818E-05</text:p>
          </table:table-cell>
          <table:table-cell table:formula="of:=0.5*[.NY12]*(([.NY6]-[.NX6])/([.NY1]-[.NX1]))^2" office:value-type="float" office:value="0.0000120256709323169" calcext:value-type="float">
            <text:p>1.20256709323169E-05</text:p>
          </table:table-cell>
          <table:table-cell table:formula="of:=0.5*[.NZ12]*(([.NZ6]-[.NY6])/([.NZ1]-[.NY1]))^2" office:value-type="float" office:value="0.00000314664404668566" calcext:value-type="float">
            <text:p>3.14664404668566E-06</text:p>
          </table:table-cell>
          <table:table-cell table:formula="of:=0.5*[.OA12]*(([.OA6]-[.NZ6])/([.OA1]-[.NZ1]))^2" office:value-type="float" office:value="0.000000636336830315696" calcext:value-type="float">
            <text:p>6.36336830315696E-07</text:p>
          </table:table-cell>
          <table:table-cell table:formula="of:=0.5*[.OB12]*(([.OB6]-[.OA6])/([.OB1]-[.OA1]))^2" office:value-type="float" office:value="0.00000231615085406875" calcext:value-type="float">
            <text:p>2.31615085406875E-06</text:p>
          </table:table-cell>
          <table:table-cell table:formula="of:=0.5*[.OC12]*(([.OC6]-[.OB6])/([.OC1]-[.OB1]))^2" office:value-type="float" office:value="0.00000313214425238432" calcext:value-type="float">
            <text:p>3.13214425238432E-06</text:p>
          </table:table-cell>
          <table:table-cell table:formula="of:=0.5*[.OD12]*(([.OD6]-[.OC6])/([.OD1]-[.OC1]))^2" office:value-type="float" office:value="0.00000000636899495984536" calcext:value-type="float">
            <text:p>6.36899495984536E-09</text:p>
          </table:table-cell>
          <table:table-cell table:formula="of:=0.5*[.OE12]*(([.OE6]-[.OD6])/([.OE1]-[.OD1]))^2" office:value-type="float" office:value="0.000000348959455738618" calcext:value-type="float">
            <text:p>3.48959455738618E-07</text:p>
          </table:table-cell>
          <table:table-cell table:formula="of:=0.5*[.OF12]*(([.OF6]-[.OE6])/([.OF1]-[.OE1]))^2" office:value-type="float" office:value="0.00000000606130067056835" calcext:value-type="float">
            <text:p>6.06130067056835E-09</text:p>
          </table:table-cell>
          <table:table-cell table:formula="of:=0.5*[.OG12]*(([.OG6]-[.OF6])/([.OG1]-[.OF1]))^2" office:value-type="float" office:value="0.00000105159794752145" calcext:value-type="float">
            <text:p>1.05159794752145E-06</text:p>
          </table:table-cell>
          <table:table-cell table:formula="of:=0.5*[.OH12]*(([.OH6]-[.OG6])/([.OH1]-[.OG1]))^2" office:value-type="float" office:value="0.00000744373472353411" calcext:value-type="float">
            <text:p>7.44373472353411E-06</text:p>
          </table:table-cell>
          <table:table-cell table:formula="of:=0.5*[.OI12]*(([.OI6]-[.OH6])/([.OI1]-[.OH1]))^2" office:value-type="float" office:value="0.00000190236685446702" calcext:value-type="float">
            <text:p>1.90236685446702E-06</text:p>
          </table:table-cell>
          <table:table-cell table:formula="of:=0.5*[.OJ12]*(([.OJ6]-[.OI6])/([.OJ1]-[.OI1]))^2" office:value-type="float" office:value="0.00000000592341232545708" calcext:value-type="float">
            <text:p>5.92341232545708E-09</text:p>
          </table:table-cell>
          <table:table-cell table:formula="of:=0.5*[.OK12]*(([.OK6]-[.OJ6])/([.OK1]-[.OJ1]))^2" office:value-type="float" office:value="0.000000465757430153003" calcext:value-type="float">
            <text:p>4.65757430153003E-07</text:p>
          </table:table-cell>
          <table:table-cell table:formula="of:=0.5*[.OL12]*(([.OL6]-[.OK6])/([.OL1]-[.OK1]))^2" office:value-type="float" office:value="0.000000168955408199359" calcext:value-type="float">
            <text:p>1.68955408199359E-07</text:p>
          </table:table-cell>
          <table:table-cell table:formula="of:=0.5*[.OM12]*(([.OM6]-[.OL6])/([.OM1]-[.OL1]))^2" office:value-type="float" office:value="0.0000139501440735508" calcext:value-type="float">
            <text:p>1.39501440735508E-05</text:p>
          </table:table-cell>
          <table:table-cell table:formula="of:=0.5*[.ON12]*(([.ON6]-[.OM6])/([.ON1]-[.OM1]))^2" office:value-type="float" office:value="0.00000888491743989164" calcext:value-type="float">
            <text:p>8.88491743989164E-06</text:p>
          </table:table-cell>
          <table:table-cell table:formula="of:=0.5*[.OO12]*(([.OO6]-[.ON6])/([.OO1]-[.ON1]))^2" office:value-type="float" office:value="0.000000132634246106977" calcext:value-type="float">
            <text:p>1.32634246106977E-07</text:p>
          </table:table-cell>
          <table:table-cell table:formula="of:=0.5*[.OP12]*(([.OP6]-[.OO6])/([.OP1]-[.OO1]))^2" office:value-type="float" office:value="0.000012878474367771" calcext:value-type="float">
            <text:p>1.2878474367771E-05</text:p>
          </table:table-cell>
          <table:table-cell table:formula="of:=0.5*[.OQ12]*(([.OQ6]-[.OP6])/([.OQ1]-[.OP1]))^2" office:value-type="float" office:value="0.00000244116465221352" calcext:value-type="float">
            <text:p>2.44116465221352E-06</text:p>
          </table:table-cell>
          <table:table-cell table:formula="of:=0.5*[.OR12]*(([.OR6]-[.OQ6])/([.OR1]-[.OQ1]))^2" office:value-type="float" office:value="0.00000000219950039106568" calcext:value-type="float">
            <text:p>2.19950039106568E-09</text:p>
          </table:table-cell>
          <table:table-cell table:formula="of:=0.5*[.OS12]*(([.OS6]-[.OR6])/([.OS1]-[.OR1]))^2" office:value-type="float" office:value="0.0000000149910158473262" calcext:value-type="float">
            <text:p>1.49910158473262E-08</text:p>
          </table:table-cell>
          <table:table-cell table:formula="of:=0.5*[.OT12]*(([.OT6]-[.OS6])/([.OT1]-[.OS1]))^2" office:value-type="float" office:value="0.00000222059739796262" calcext:value-type="float">
            <text:p>2.22059739796262E-06</text:p>
          </table:table-cell>
          <table:table-cell table:formula="of:=0.5*[.OU12]*(([.OU6]-[.OT6])/([.OU1]-[.OT1]))^2" office:value-type="float" office:value="0.000000471262391581581" calcext:value-type="float">
            <text:p>4.71262391581581E-07</text:p>
          </table:table-cell>
          <table:table-cell table:formula="of:=0.5*[.OV12]*(([.OV6]-[.OU6])/([.OV1]-[.OU1]))^2" office:value-type="float" office:value="0.00000664410269172192" calcext:value-type="float">
            <text:p>6.64410269172192E-06</text:p>
          </table:table-cell>
          <table:table-cell table:formula="of:=0.5*[.OW12]*(([.OW6]-[.OV6])/([.OW1]-[.OV1]))^2" office:value-type="float" office:value="0.00000096696490263025" calcext:value-type="float">
            <text:p>9.6696490263025E-07</text:p>
          </table:table-cell>
          <table:table-cell table:formula="of:=0.5*[.OX12]*(([.OX6]-[.OW6])/([.OX1]-[.OW1]))^2" office:value-type="float" office:value="0.00000000302087514299519" calcext:value-type="float">
            <text:p>3.02087514299519E-09</text:p>
          </table:table-cell>
          <table:table-cell table:formula="of:=0.5*[.OY12]*(([.OY6]-[.OX6])/([.OY1]-[.OX1]))^2" office:value-type="float" office:value="0.0000000484031048912358" calcext:value-type="float">
            <text:p>4.84031048912358E-08</text:p>
          </table:table-cell>
          <table:table-cell table:formula="of:=0.5*[.OZ12]*(([.OZ6]-[.OY6])/([.OZ1]-[.OY1]))^2" office:value-type="float" office:value="0.0000000746756982435483" calcext:value-type="float">
            <text:p>7.46756982435483E-08</text:p>
          </table:table-cell>
          <table:table-cell table:formula="of:=0.5*[.PA12]*(([.PA6]-[.OZ6])/([.PA1]-[.OZ1]))^2" office:value-type="float" office:value="0.000000458718593714622" calcext:value-type="float">
            <text:p>4.58718593714622E-07</text:p>
          </table:table-cell>
          <table:table-cell table:formula="of:=0.5*[.PB12]*(([.PB6]-[.PA6])/([.PB1]-[.PA1]))^2" office:value-type="float" office:value="0.00000422553079607318" calcext:value-type="float">
            <text:p>4.22553079607318E-06</text:p>
          </table:table-cell>
          <table:table-cell table:formula="of:=0.5*[.PC12]*(([.PC6]-[.PB6])/([.PC1]-[.PB1]))^2" office:value-type="float" office:value="0.0000039875590808757" calcext:value-type="float">
            <text:p>3.9875590808757E-06</text:p>
          </table:table-cell>
          <table:table-cell table:formula="of:=0.5*[.PD12]*(([.PD6]-[.PC6])/([.PD1]-[.PC1]))^2" office:value-type="float" office:value="0.000000111597120435645" calcext:value-type="float">
            <text:p>1.11597120435645E-07</text:p>
          </table:table-cell>
          <table:table-cell table:formula="of:=0.5*[.PE12]*(([.PE6]-[.PD6])/([.PE1]-[.PD1]))^2" office:value-type="float" office:value="0.00000000573213835439374" calcext:value-type="float">
            <text:p>5.73213835439374E-09</text:p>
          </table:table-cell>
          <table:table-cell table:formula="of:=0.5*[.PF12]*(([.PF6]-[.PE6])/([.PF1]-[.PE1]))^2" office:value-type="float" office:value="0.0000000661687393883955" calcext:value-type="float">
            <text:p>6.61687393883955E-08</text:p>
          </table:table-cell>
          <table:table-cell table:formula="of:=0.5*[.PG12]*(([.PG6]-[.PF6])/([.PG1]-[.PF1]))^2" office:value-type="float" office:value="0.000000216202354150902" calcext:value-type="float">
            <text:p>2.16202354150902E-07</text:p>
          </table:table-cell>
          <table:table-cell table:formula="of:=0.5*[.PH12]*(([.PH6]-[.PG6])/([.PH1]-[.PG1]))^2" office:value-type="float" office:value="0.00000714198694415291" calcext:value-type="float">
            <text:p>7.14198694415291E-06</text:p>
          </table:table-cell>
          <table:table-cell table:formula="of:=0.5*[.PI12]*(([.PI6]-[.PH6])/([.PI1]-[.PH1]))^2" office:value-type="float" office:value="0.000000505806616152353" calcext:value-type="float">
            <text:p>5.05806616152353E-07</text:p>
          </table:table-cell>
          <table:table-cell table:formula="of:=0.5*[.PJ12]*(([.PJ6]-[.PI6])/([.PJ1]-[.PI1]))^2" office:value-type="float" office:value="0.00000052673838240204" calcext:value-type="float">
            <text:p>5.2673838240204E-07</text:p>
          </table:table-cell>
          <table:table-cell table:formula="of:=0.5*[.PK12]*(([.PK6]-[.PJ6])/([.PK1]-[.PJ1]))^2" office:value-type="float" office:value="0.00000179289610383032" calcext:value-type="float">
            <text:p>1.79289610383032E-06</text:p>
          </table:table-cell>
          <table:table-cell table:formula="of:=0.5*[.PL12]*(([.PL6]-[.PK6])/([.PL1]-[.PK1]))^2" office:value-type="float" office:value="0.00000638380407355248" calcext:value-type="float">
            <text:p>6.38380407355248E-06</text:p>
          </table:table-cell>
          <table:table-cell table:formula="of:=0.5*[.PM12]*(([.PM6]-[.PL6])/([.PM1]-[.PL1]))^2" office:value-type="float" office:value="0.000309742163337267" calcext:value-type="float">
            <text:p>0.000309742163337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PL13])" office:value-type="float" office:value="3.24526663180793" calcext:value-type="float">
            <text:p>3.2452666318079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PL14])" office:value-type="float" office:value="3.26063459052843" calcext:value-type="float">
            <text:p>3.2606345905284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50590122233636" calcext:value-type="float">
            <text:p>6.50590122233636</text:p>
          </table:table-cell>
          <table:table-cell table:formula="of:=[.B17]+[.C9]" office:value-type="float" office:value="17.6287222910658" calcext:value-type="float">
            <text:p>17.628722291065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44:29.920450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46:02.218780392</dc:date>
    <meta:editing-duration>PT2M4S</meta:editing-duration>
    <meta:editing-cycles>2</meta:editing-cycles>
    <meta:generator>LibreOffice/6.4.7.2$Linux_X86_64 LibreOffice_project/40$Build-2</meta:generator>
    <meta:document-statistic meta:table-count="1" meta:cell-count="59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2.717cm" svg:y="3.954cm" style:legend-expansion="high" chart:style-name="ch2"/>
        <chart:plot-area chart:style-name="ch3" table:cell-range-address="rosfootpad4.A1:rosfootpad4.PL1 rosfootpad4.A6:rosfootpad4.PL6 rosfootpad4.A8:rosfootpad4.PL8" chart:data-source-has-labels="both" svg:x="0.319cm" svg:y="0.18cm" svg:width="12.079cm" svg:height="8.645cm">
          <chartooo:coordinate-region svg:x="1.337cm" svg:y="0.38cm" svg:width="10.874cm" svg:height="8.246cm"/>
          <chart:axis chart:dimension="x" chart:name="primary-x" chart:style-name="ch4" chartooo:axis-type="auto">
            <chart:categories table:cell-range-address="rosfootpad4.B1:rosfootpad4.P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pad4.B6:rosfootpad4.PL6" chart:label-cell-address="rosfootpad4.A6:rosfootpad4.A6" chart:class="chart:scatter">
            <chart:domain table:cell-range-address="rosfootpad4.B1:rosfootpad4.PL1"/>
            <chart:data-point chart:repeated="427"/>
          </chart:series>
          <chart:series chart:style-name="ch7" chart:values-cell-range-address="rosfootpad4.B8:rosfootpad4.PL8" chart:label-cell-address="rosfootpad4.A8:rosfootpad4.A8" chart:class="chart:scatter">
            <chart:data-point chart:repeated="4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pad4.B1:rosfootpad4.PL1</svg:desc>
                </draw:g>
              </table:table-cell>
              <table:table-cell office:value-type="float" office:value="0.0667150020599365">
                <text:p>0.0667150020599365</text:p>
              </table:table-cell>
              <table:table-cell office:value-type="float" office:value="0.133430480957031">
                <text:p>0.133430480957031</text:p>
              </table:table-cell>
              <table:table-cell office:value-type="float" office:value="0.200145721435547">
                <text:p>0.200145721435547</text:p>
              </table:table-cell>
              <table:table-cell office:value-type="float" office:value="0.233503341674805">
                <text:p>0.233503341674805</text:p>
              </table:table-cell>
              <table:table-cell office:value-type="float" office:value="0.266860723495483">
                <text:p>0.266860723495483</text:p>
              </table:table-cell>
              <table:table-cell office:value-type="float" office:value="0.30021858215332">
                <text:p>0.30021858215332</text:p>
              </table:table-cell>
              <table:table-cell office:value-type="float" office:value="0.366933822631836">
                <text:p>0.366933822631836</text:p>
              </table:table-cell>
              <table:table-cell office:value-type="float" office:value="0.400291442871094">
                <text:p>0.400291442871094</text:p>
              </table:table-cell>
              <table:table-cell office:value-type="float" office:value="0.433648824691772">
                <text:p>0.433648824691772</text:p>
              </table:table-cell>
              <table:table-cell office:value-type="float" office:value="0.467006206512451">
                <text:p>0.467006206512451</text:p>
              </table:table-cell>
              <table:table-cell office:value-type="float" office:value="0.533720970153809">
                <text:p>0.533720970153809</text:p>
              </table:table-cell>
              <table:table-cell office:value-type="float" office:value="0.567078113555908">
                <text:p>0.567078113555908</text:p>
              </table:table-cell>
              <table:table-cell office:value-type="float" office:value="0.600435495376587">
                <text:p>0.600435495376587</text:p>
              </table:table-cell>
              <table:table-cell office:value-type="float" office:value="0.633792638778687">
                <text:p>0.633792638778687</text:p>
              </table:table-cell>
              <table:table-cell office:value-type="float" office:value="0.667149782180786">
                <text:p>0.667149782180786</text:p>
              </table:table-cell>
              <table:table-cell office:value-type="float" office:value="0.733864545822144">
                <text:p>0.733864545822144</text:p>
              </table:table-cell>
              <table:table-cell office:value-type="float" office:value="0.800579071044922">
                <text:p>0.800579071044922</text:p>
              </table:table-cell>
              <table:table-cell office:value-type="float" office:value="0.8672935962677">
                <text:p>0.8672935962677</text:p>
              </table:table-cell>
              <table:table-cell office:value-type="float" office:value="0.900650978088379">
                <text:p>0.900650978088379</text:p>
              </table:table-cell>
              <table:table-cell office:value-type="float" office:value="0.967365741729736">
                <text:p>0.967365741729736</text:p>
              </table:table-cell>
              <table:table-cell office:value-type="float" office:value="1.00072288513184">
                <text:p>1.00072288513184</text:p>
              </table:table-cell>
              <table:table-cell office:value-type="float" office:value="1.03408026695251">
                <text:p>1.03408026695251</text:p>
              </table:table-cell>
              <table:table-cell office:value-type="float" office:value="1.06743741035461">
                <text:p>1.06743741035461</text:p>
              </table:table-cell>
              <table:table-cell office:value-type="float" office:value="1.10079479217529">
                <text:p>1.10079479217529</text:p>
              </table:table-cell>
              <table:table-cell office:value-type="float" office:value="1.13415217399597">
                <text:p>1.13415217399597</text:p>
              </table:table-cell>
              <table:table-cell office:value-type="float" office:value="1.16750955581665">
                <text:p>1.16750955581665</text:p>
              </table:table-cell>
              <table:table-cell office:value-type="float" office:value="1.23422408103943">
                <text:p>1.23422408103943</text:p>
              </table:table-cell>
              <table:table-cell office:value-type="float" office:value="1.26758122444153">
                <text:p>1.26758122444153</text:p>
              </table:table-cell>
              <table:table-cell office:value-type="float" office:value="1.33429622650146">
                <text:p>1.33429622650146</text:p>
              </table:table-cell>
              <table:table-cell office:value-type="float" office:value="1.40101075172424">
                <text:p>1.40101075172424</text:p>
              </table:table-cell>
              <table:table-cell office:value-type="float" office:value="1.43436789512634">
                <text:p>1.43436789512634</text:p>
              </table:table-cell>
              <table:table-cell office:value-type="float" office:value="1.46772599220276">
                <text:p>1.46772599220276</text:p>
              </table:table-cell>
              <table:table-cell office:value-type="float" office:value="1.50108408927917">
                <text:p>1.50108408927917</text:p>
              </table:table-cell>
              <table:table-cell office:value-type="float" office:value="1.53444218635559">
                <text:p>1.53444218635559</text:p>
              </table:table-cell>
              <table:table-cell office:value-type="float" office:value="1.56780028343201">
                <text:p>1.56780028343201</text:p>
              </table:table-cell>
              <table:table-cell office:value-type="float" office:value="1.63451647758484">
                <text:p>1.63451647758484</text:p>
              </table:table-cell>
              <table:table-cell office:value-type="float" office:value="1.66787481307983">
                <text:p>1.66787481307983</text:p>
              </table:table-cell>
              <table:table-cell office:value-type="float" office:value="1.70123291015625">
                <text:p>1.70123291015625</text:p>
              </table:table-cell>
              <table:table-cell office:value-type="float" office:value="1.76794910430908">
                <text:p>1.76794910430908</text:p>
              </table:table-cell>
              <table:table-cell office:value-type="float" office:value="1.80130743980408">
                <text:p>1.80130743980408</text:p>
              </table:table-cell>
              <table:table-cell office:value-type="float" office:value="1.83466553688049">
                <text:p>1.83466553688049</text:p>
              </table:table-cell>
              <table:table-cell office:value-type="float" office:value="1.86802363395691">
                <text:p>1.86802363395691</text:p>
              </table:table-cell>
              <table:table-cell office:value-type="float" office:value="1.90138173103333">
                <text:p>1.90138173103333</text:p>
              </table:table-cell>
              <table:table-cell office:value-type="float" office:value="1.96809840202332">
                <text:p>1.96809840202332</text:p>
              </table:table-cell>
              <table:table-cell office:value-type="float" office:value="2.03481459617615">
                <text:p>2.03481459617615</text:p>
              </table:table-cell>
              <table:table-cell office:value-type="float" office:value="2.06817293167114">
                <text:p>2.06817293167114</text:p>
              </table:table-cell>
              <table:table-cell office:value-type="float" office:value="2.10153126716614">
                <text:p>2.10153126716614</text:p>
              </table:table-cell>
              <table:table-cell office:value-type="float" office:value="2.16824746131897">
                <text:p>2.16824746131897</text:p>
              </table:table-cell>
              <table:table-cell office:value-type="float" office:value="2.26832246780395">
                <text:p>2.26832246780395</text:p>
              </table:table-cell>
              <table:table-cell office:value-type="float" office:value="2.30168056488037">
                <text:p>2.30168056488037</text:p>
              </table:table-cell>
              <table:table-cell office:value-type="float" office:value="2.36839723587036">
                <text:p>2.36839723587036</text:p>
              </table:table-cell>
              <table:table-cell office:value-type="float" office:value="2.43511366844177">
                <text:p>2.43511366844177</text:p>
              </table:table-cell>
              <table:table-cell office:value-type="float" office:value="2.46847152709961">
                <text:p>2.46847152709961</text:p>
              </table:table-cell>
              <table:table-cell office:value-type="float" office:value="2.5351870059967">
                <text:p>2.5351870059967</text:p>
              </table:table-cell>
              <table:table-cell office:value-type="float" office:value="2.56854462623596">
                <text:p>2.56854462623596</text:p>
              </table:table-cell>
              <table:table-cell office:value-type="float" office:value="2.63525986671448">
                <text:p>2.63525986671448</text:p>
              </table:table-cell>
              <table:table-cell office:value-type="float" office:value="2.70197534561157">
                <text:p>2.70197534561157</text:p>
              </table:table-cell>
              <table:table-cell office:value-type="float" office:value="2.76869082450867">
                <text:p>2.76869082450867</text:p>
              </table:table-cell>
              <table:table-cell office:value-type="float" office:value="2.80204844474792">
                <text:p>2.80204844474792</text:p>
              </table:table-cell>
              <table:table-cell office:value-type="float" office:value="2.83540630340576">
                <text:p>2.83540630340576</text:p>
              </table:table-cell>
              <table:table-cell office:value-type="float" office:value="2.93547916412354">
                <text:p>2.93547916412354</text:p>
              </table:table-cell>
              <table:table-cell office:value-type="float" office:value="2.96883702278137">
                <text:p>2.96883702278137</text:p>
              </table:table-cell>
              <table:table-cell office:value-type="float" office:value="3.03555250167847">
                <text:p>3.03555250167847</text:p>
              </table:table-cell>
              <table:table-cell office:value-type="float" office:value="3.10226774215698">
                <text:p>3.10226774215698</text:p>
              </table:table-cell>
              <table:table-cell office:value-type="float" office:value="3.13562536239624">
                <text:p>3.13562536239624</text:p>
              </table:table-cell>
              <table:table-cell office:value-type="float" office:value="3.16898345947266">
                <text:p>3.16898345947266</text:p>
              </table:table-cell>
              <table:table-cell office:value-type="float" office:value="3.20234107971191">
                <text:p>3.20234107971191</text:p>
              </table:table-cell>
              <table:table-cell office:value-type="float" office:value="3.23569869995117">
                <text:p>3.23569869995117</text:p>
              </table:table-cell>
              <table:table-cell office:value-type="float" office:value="3.30241394042969">
                <text:p>3.30241394042969</text:p>
              </table:table-cell>
              <table:table-cell office:value-type="float" office:value="3.36912965774536">
                <text:p>3.36912965774536</text:p>
              </table:table-cell>
              <table:table-cell office:value-type="float" office:value="3.46920275688171">
                <text:p>3.46920275688171</text:p>
              </table:table-cell>
              <table:table-cell office:value-type="float" office:value="3.53591847419739">
                <text:p>3.53591847419739</text:p>
              </table:table-cell>
              <table:table-cell office:value-type="float" office:value="3.60263395309448">
                <text:p>3.60263395309448</text:p>
              </table:table-cell>
              <table:table-cell office:value-type="float" office:value="3.63599157333374">
                <text:p>3.63599157333374</text:p>
              </table:table-cell>
              <table:table-cell office:value-type="float" office:value="3.73606514930725">
                <text:p>3.73606514930725</text:p>
              </table:table-cell>
              <table:table-cell office:value-type="float" office:value="3.80278062820435">
                <text:p>3.80278062820435</text:p>
              </table:table-cell>
              <table:table-cell office:value-type="float" office:value="3.83613872528076">
                <text:p>3.83613872528076</text:p>
              </table:table-cell>
              <table:table-cell office:value-type="float" office:value="3.90285420417786">
                <text:p>3.90285420417786</text:p>
              </table:table-cell>
              <table:table-cell office:value-type="float" office:value="3.96956968307495">
                <text:p>3.96956968307495</text:p>
              </table:table-cell>
              <table:table-cell office:value-type="float" office:value="4.03628540039063">
                <text:p>4.03628540039063</text:p>
              </table:table-cell>
              <table:table-cell office:value-type="float" office:value="4.06964325904846">
                <text:p>4.06964325904846</text:p>
              </table:table-cell>
              <table:table-cell office:value-type="float" office:value="4.1030011177063">
                <text:p>4.1030011177063</text:p>
              </table:table-cell>
              <table:table-cell office:value-type="float" office:value="4.13635873794556">
                <text:p>4.13635873794556</text:p>
              </table:table-cell>
              <table:table-cell office:value-type="float" office:value="4.16971683502197">
                <text:p>4.16971683502197</text:p>
              </table:table-cell>
              <table:table-cell office:value-type="float" office:value="4.23643231391907">
                <text:p>4.23643231391907</text:p>
              </table:table-cell>
              <table:table-cell office:value-type="float" office:value="4.30314826965332">
                <text:p>4.30314826965332</text:p>
              </table:table-cell>
              <table:table-cell office:value-type="float" office:value="4.36986374855042">
                <text:p>4.36986374855042</text:p>
              </table:table-cell>
              <table:table-cell office:value-type="float" office:value="4.43657946586609">
                <text:p>4.43657946586609</text:p>
              </table:table-cell>
              <table:table-cell office:value-type="float" office:value="4.50329303741455">
                <text:p>4.50329303741455</text:p>
              </table:table-cell>
              <table:table-cell office:value-type="float" office:value="4.57000637054443">
                <text:p>4.57000637054443</text:p>
              </table:table-cell>
              <table:table-cell office:value-type="float" office:value="4.63671946525574">
                <text:p>4.63671946525574</text:p>
              </table:table-cell>
              <table:table-cell office:value-type="float" office:value="4.70343279838562">
                <text:p>4.70343279838562</text:p>
              </table:table-cell>
              <table:table-cell office:value-type="float" office:value="4.7701461315155">
                <text:p>4.7701461315155</text:p>
              </table:table-cell>
              <table:table-cell office:value-type="float" office:value="4.83685922622681">
                <text:p>4.83685922622681</text:p>
              </table:table-cell>
              <table:table-cell office:value-type="float" office:value="4.90357279777527">
                <text:p>4.90357279777527</text:p>
              </table:table-cell>
              <table:table-cell office:value-type="float" office:value="4.93692922592163">
                <text:p>4.93692922592163</text:p>
              </table:table-cell>
              <table:table-cell office:value-type="float" office:value="5.07035541534424">
                <text:p>5.07035541534424</text:p>
              </table:table-cell>
              <table:table-cell office:value-type="float" office:value="5.10371208190918">
                <text:p>5.10371208190918</text:p>
              </table:table-cell>
              <table:table-cell office:value-type="float" office:value="5.13706851005554">
                <text:p>5.13706851005554</text:p>
              </table:table-cell>
              <table:table-cell office:value-type="float" office:value="5.17042517662048">
                <text:p>5.17042517662048</text:p>
              </table:table-cell>
              <table:table-cell office:value-type="float" office:value="5.23713850975037">
                <text:p>5.23713850975037</text:p>
              </table:table-cell>
              <table:table-cell office:value-type="float" office:value="5.27049493789673">
                <text:p>5.27049493789673</text:p>
              </table:table-cell>
              <table:table-cell office:value-type="float" office:value="5.30385136604309">
                <text:p>5.30385136604309</text:p>
              </table:table-cell>
              <table:table-cell office:value-type="float" office:value="5.33720803260803">
                <text:p>5.33720803260803</text:p>
              </table:table-cell>
              <table:table-cell office:value-type="float" office:value="5.37056446075439">
                <text:p>5.37056446075439</text:p>
              </table:table-cell>
              <table:table-cell office:value-type="float" office:value="5.4372775554657">
                <text:p>5.4372775554657</text:p>
              </table:table-cell>
              <table:table-cell office:value-type="float" office:value="5.47063398361206">
                <text:p>5.47063398361206</text:p>
              </table:table-cell>
              <table:table-cell office:value-type="float" office:value="5.503990650177">
                <text:p>5.503990650177</text:p>
              </table:table-cell>
              <table:table-cell office:value-type="float" office:value="5.53734731674194">
                <text:p>5.53734731674194</text:p>
              </table:table-cell>
              <table:table-cell office:value-type="float" office:value="5.60406041145325">
                <text:p>5.60406041145325</text:p>
              </table:table-cell>
              <table:table-cell office:value-type="float" office:value="5.63741731643677">
                <text:p>5.63741731643677</text:p>
              </table:table-cell>
              <table:table-cell office:value-type="float" office:value="5.70413041114807">
                <text:p>5.70413041114807</text:p>
              </table:table-cell>
              <table:table-cell office:value-type="float" office:value="5.73748707771301">
                <text:p>5.73748707771301</text:p>
              </table:table-cell>
              <table:table-cell office:value-type="float" office:value="5.80420017242432">
                <text:p>5.80420017242432</text:p>
              </table:table-cell>
              <table:table-cell office:value-type="float" office:value="5.87091302871704">
                <text:p>5.87091302871704</text:p>
              </table:table-cell>
              <table:table-cell office:value-type="float" office:value="5.90426969528198">
                <text:p>5.90426969528198</text:p>
              </table:table-cell>
              <table:table-cell office:value-type="float" office:value="5.93762612342835">
                <text:p>5.93762612342835</text:p>
              </table:table-cell>
              <table:table-cell office:value-type="float" office:value="5.97098278999329">
                <text:p>5.97098278999329</text:p>
              </table:table-cell>
              <table:table-cell office:value-type="float" office:value="6.03769588470459">
                <text:p>6.03769588470459</text:p>
              </table:table-cell>
              <table:table-cell office:value-type="float" office:value="6.10440897941589">
                <text:p>6.10440897941589</text:p>
              </table:table-cell>
              <table:table-cell office:value-type="float" office:value="6.27119135856628">
                <text:p>6.27119135856628</text:p>
              </table:table-cell>
              <table:table-cell office:value-type="float" office:value="6.37126064300537">
                <text:p>6.37126064300537</text:p>
              </table:table-cell>
              <table:table-cell office:value-type="float" office:value="6.40461707115173">
                <text:p>6.40461707115173</text:p>
              </table:table-cell>
              <table:table-cell office:value-type="float" office:value="6.4379734992981">
                <text:p>6.4379734992981</text:p>
              </table:table-cell>
              <table:table-cell office:value-type="float" office:value="6.47132992744446">
                <text:p>6.47132992744446</text:p>
              </table:table-cell>
              <table:table-cell office:value-type="float" office:value="6.53804326057434">
                <text:p>6.53804326057434</text:p>
              </table:table-cell>
              <table:table-cell office:value-type="float" office:value="6.60475611686707">
                <text:p>6.60475611686707</text:p>
              </table:table-cell>
              <table:table-cell office:value-type="float" office:value="6.67146921157837">
                <text:p>6.67146921157837</text:p>
              </table:table-cell>
              <table:table-cell office:value-type="float" office:value="6.70482563972473">
                <text:p>6.70482563972473</text:p>
              </table:table-cell>
              <table:table-cell office:value-type="float" office:value="6.73818206787109">
                <text:p>6.73818206787109</text:p>
              </table:table-cell>
              <table:table-cell office:value-type="float" office:value="6.80489492416382">
                <text:p>6.80489492416382</text:p>
              </table:table-cell>
              <table:table-cell office:value-type="float" office:value="6.87160778045654">
                <text:p>6.87160778045654</text:p>
              </table:table-cell>
              <table:table-cell office:value-type="float" office:value="6.90496420860291">
                <text:p>6.90496420860291</text:p>
              </table:table-cell>
              <table:table-cell office:value-type="float" office:value="6.93832087516785">
                <text:p>6.93832087516785</text:p>
              </table:table-cell>
              <table:table-cell office:value-type="float" office:value="6.97167730331421">
                <text:p>6.97167730331421</text:p>
              </table:table-cell>
              <table:table-cell office:value-type="float" office:value="7.03838992118835">
                <text:p>7.03838992118835</text:p>
              </table:table-cell>
              <table:table-cell office:value-type="float" office:value="7.10510277748108">
                <text:p>7.10510277748108</text:p>
              </table:table-cell>
              <table:table-cell office:value-type="float" office:value="7.13845920562744">
                <text:p>7.13845920562744</text:p>
              </table:table-cell>
              <table:table-cell office:value-type="float" office:value="7.17181539535522">
                <text:p>7.17181539535522</text:p>
              </table:table-cell>
              <table:table-cell office:value-type="float" office:value="7.23852801322937">
                <text:p>7.23852801322937</text:p>
              </table:table-cell>
              <table:table-cell office:value-type="float" office:value="7.3052408695221">
                <text:p>7.3052408695221</text:p>
              </table:table-cell>
              <table:table-cell office:value-type="float" office:value="7.33859705924988">
                <text:p>7.33859705924988</text:p>
              </table:table-cell>
              <table:table-cell office:value-type="float" office:value="7.40530967712402">
                <text:p>7.40530967712402</text:p>
              </table:table-cell>
              <table:table-cell office:value-type="float" office:value="7.47202348709106">
                <text:p>7.47202348709106</text:p>
              </table:table-cell>
              <table:table-cell office:value-type="float" office:value="7.50538063049316">
                <text:p>7.50538063049316</text:p>
              </table:table-cell>
              <table:table-cell office:value-type="float" office:value="7.73888063430786">
                <text:p>7.73888063430786</text:p>
              </table:table-cell>
              <table:table-cell office:value-type="float" office:value="7.80559492111206">
                <text:p>7.80559492111206</text:p>
              </table:table-cell>
              <table:table-cell office:value-type="float" office:value="7.87230920791626">
                <text:p>7.87230920791626</text:p>
              </table:table-cell>
              <table:table-cell office:value-type="float" office:value="7.93902373313904">
                <text:p>7.93902373313904</text:p>
              </table:table-cell>
              <table:table-cell office:value-type="float" office:value="8.00573801994324">
                <text:p>8.00573801994324</text:p>
              </table:table-cell>
              <table:table-cell office:value-type="float" office:value="8.03909516334534">
                <text:p>8.03909516334534</text:p>
              </table:table-cell>
              <table:table-cell office:value-type="float" office:value="8.07245230674744">
                <text:p>8.07245230674744</text:p>
              </table:table-cell>
              <table:table-cell office:value-type="float" office:value="8.10580945014954">
                <text:p>8.10580945014954</text:p>
              </table:table-cell>
              <table:table-cell office:value-type="float" office:value="8.13916635513306">
                <text:p>8.13916635513306</text:p>
              </table:table-cell>
              <table:table-cell office:value-type="float" office:value="8.17252373695374">
                <text:p>8.17252373695374</text:p>
              </table:table-cell>
              <table:table-cell office:value-type="float" office:value="8.20588088035584">
                <text:p>8.20588088035584</text:p>
              </table:table-cell>
              <table:table-cell office:value-type="float" office:value="8.27259516716003">
                <text:p>8.27259516716003</text:p>
              </table:table-cell>
              <table:table-cell office:value-type="float" office:value="8.33930945396423">
                <text:p>8.33930945396423</text:p>
              </table:table-cell>
              <table:table-cell office:value-type="float" office:value="8.40602374076843">
                <text:p>8.40602374076843</text:p>
              </table:table-cell>
              <table:table-cell office:value-type="float" office:value="8.47273945808411">
                <text:p>8.47273945808411</text:p>
              </table:table-cell>
              <table:table-cell office:value-type="float" office:value="8.53945708274841">
                <text:p>8.53945708274841</text:p>
              </table:table-cell>
              <table:table-cell office:value-type="float" office:value="8.57281565666199">
                <text:p>8.57281565666199</text:p>
              </table:table-cell>
              <table:table-cell office:value-type="float" office:value="8.60617423057556">
                <text:p>8.60617423057556</text:p>
              </table:table-cell>
              <table:table-cell office:value-type="float" office:value="8.67289185523987">
                <text:p>8.67289185523987</text:p>
              </table:table-cell>
              <table:table-cell office:value-type="float" office:value="8.7396092414856">
                <text:p>8.7396092414856</text:p>
              </table:table-cell>
              <table:table-cell office:value-type="float" office:value="8.87304472923279">
                <text:p>8.87304472923279</text:p>
              </table:table-cell>
              <table:table-cell office:value-type="float" office:value="8.9397623538971">
                <text:p>8.9397623538971</text:p>
              </table:table-cell>
              <table:table-cell office:value-type="float" office:value="9.03983902931213">
                <text:p>9.03983902931213</text:p>
              </table:table-cell>
              <table:table-cell office:value-type="float" office:value="9.10655689239502">
                <text:p>9.10655689239502</text:p>
              </table:table-cell>
              <table:table-cell office:value-type="float" office:value="9.17327475547791">
                <text:p>9.17327475547791</text:p>
              </table:table-cell>
              <table:table-cell office:value-type="float" office:value="9.23999285697937">
                <text:p>9.23999285697937</text:p>
              </table:table-cell>
              <table:table-cell office:value-type="float" office:value="9.30671095848084">
                <text:p>9.30671095848084</text:p>
              </table:table-cell>
              <table:table-cell office:value-type="float" office:value="9.34007000923157">
                <text:p>9.34007000923157</text:p>
              </table:table-cell>
              <table:table-cell office:value-type="float" office:value="9.37342882156372">
                <text:p>9.37342882156372</text:p>
              </table:table-cell>
              <table:table-cell office:value-type="float" office:value="9.40678811073303">
                <text:p>9.40678811073303</text:p>
              </table:table-cell>
              <table:table-cell office:value-type="float" office:value="9.44014716148376">
                <text:p>9.44014716148376</text:p>
              </table:table-cell>
              <table:table-cell office:value-type="float" office:value="9.47350478172302">
                <text:p>9.47350478172302</text:p>
              </table:table-cell>
              <table:table-cell office:value-type="float" office:value="9.54022002220154">
                <text:p>9.54022002220154</text:p>
              </table:table-cell>
              <table:table-cell office:value-type="float" office:value="9.60693502426147">
                <text:p>9.60693502426147</text:p>
              </table:table-cell>
              <table:table-cell office:value-type="float" office:value="9.64029240608215">
                <text:p>9.64029240608215</text:p>
              </table:table-cell>
              <table:table-cell office:value-type="float" office:value="9.70700788497925">
                <text:p>9.70700788497925</text:p>
              </table:table-cell>
              <table:table-cell office:value-type="float" office:value="9.77372288703918">
                <text:p>9.77372288703918</text:p>
              </table:table-cell>
              <table:table-cell office:value-type="float" office:value="9.80708050727844">
                <text:p>9.80708050727844</text:p>
              </table:table-cell>
              <table:table-cell office:value-type="float" office:value="9.87379574775696">
                <text:p>9.87379574775696</text:p>
              </table:table-cell>
              <table:table-cell office:value-type="float" office:value="9.94051098823547">
                <text:p>9.94051098823547</text:p>
              </table:table-cell>
              <table:table-cell office:value-type="float" office:value="9.97386860847473">
                <text:p>9.97386860847473</text:p>
              </table:table-cell>
              <table:table-cell office:value-type="float" office:value="10.0405838489532">
                <text:p>10.0405838489532</text:p>
              </table:table-cell>
              <table:table-cell office:value-type="float" office:value="10.2073721885681">
                <text:p>10.2073721885681</text:p>
              </table:table-cell>
              <table:table-cell office:value-type="float" office:value="10.240730047226">
                <text:p>10.240730047226</text:p>
              </table:table-cell>
              <table:table-cell office:value-type="float" office:value="10.2740876674652">
                <text:p>10.2740876674652</text:p>
              </table:table-cell>
              <table:table-cell office:value-type="float" office:value="10.307445526123">
                <text:p>10.307445526123</text:p>
              </table:table-cell>
              <table:table-cell office:value-type="float" office:value="10.3408031463623">
                <text:p>10.3408031463623</text:p>
              </table:table-cell>
              <table:table-cell office:value-type="float" office:value="10.3741607666016">
                <text:p>10.3741607666016</text:p>
              </table:table-cell>
              <table:table-cell office:value-type="float" office:value="10.4075186252594">
                <text:p>10.4075186252594</text:p>
              </table:table-cell>
              <table:table-cell office:value-type="float" office:value="10.4742338657379">
                <text:p>10.4742338657379</text:p>
              </table:table-cell>
              <table:table-cell office:value-type="float" office:value="10.5409486293793">
                <text:p>10.5409486293793</text:p>
              </table:table-cell>
              <table:table-cell office:value-type="float" office:value="10.6076638698578">
                <text:p>10.6076638698578</text:p>
              </table:table-cell>
              <table:table-cell office:value-type="float" office:value="10.6743788719177">
                <text:p>10.6743788719177</text:p>
              </table:table-cell>
              <table:table-cell office:value-type="float" office:value="10.7410936355591">
                <text:p>10.7410936355591</text:p>
              </table:table-cell>
              <table:table-cell office:value-type="float" office:value="10.8078088760376">
                <text:p>10.8078088760376</text:p>
              </table:table-cell>
              <table:table-cell office:value-type="float" office:value="10.8411662578583">
                <text:p>10.8411662578583</text:p>
              </table:table-cell>
              <table:table-cell office:value-type="float" office:value="10.8745238780975">
                <text:p>10.8745238780975</text:p>
              </table:table-cell>
              <table:table-cell office:value-type="float" office:value="10.9078812599182">
                <text:p>10.9078812599182</text:p>
              </table:table-cell>
              <table:table-cell office:value-type="float" office:value="10.9745965003967">
                <text:p>10.9745965003967</text:p>
              </table:table-cell>
              <table:table-cell office:value-type="float" office:value="11.0079538822174">
                <text:p>11.0079538822174</text:p>
              </table:table-cell>
              <table:table-cell office:value-type="float" office:value="11.0413112640381">
                <text:p>11.0413112640381</text:p>
              </table:table-cell>
              <table:table-cell office:value-type="float" office:value="11.108026266098">
                <text:p>11.108026266098</text:p>
              </table:table-cell>
              <table:table-cell office:value-type="float" office:value="11.1413836479187">
                <text:p>11.1413836479187</text:p>
              </table:table-cell>
              <table:table-cell office:value-type="float" office:value="11.2080988883972">
                <text:p>11.2080988883972</text:p>
              </table:table-cell>
              <table:table-cell office:value-type="float" office:value="11.2414562702179">
                <text:p>11.2414562702179</text:p>
              </table:table-cell>
              <table:table-cell office:value-type="float" office:value="11.2748138904572">
                <text:p>11.2748138904572</text:p>
              </table:table-cell>
              <table:table-cell office:value-type="float" office:value="11.5083153247833">
                <text:p>11.5083153247833</text:p>
              </table:table-cell>
              <table:table-cell office:value-type="float" office:value="11.5750293731689">
                <text:p>11.5750293731689</text:p>
              </table:table-cell>
              <table:table-cell office:value-type="float" office:value="11.608386516571">
                <text:p>11.608386516571</text:p>
              </table:table-cell>
              <table:table-cell office:value-type="float" office:value="11.6417434215546">
                <text:p>11.6417434215546</text:p>
              </table:table-cell>
              <table:table-cell office:value-type="float" office:value="11.6751003265381">
                <text:p>11.6751003265381</text:p>
              </table:table-cell>
              <table:table-cell office:value-type="float" office:value="11.7418141365051">
                <text:p>11.7418141365051</text:p>
              </table:table-cell>
              <table:table-cell office:value-type="float" office:value="11.8085279464722">
                <text:p>11.8085279464722</text:p>
              </table:table-cell>
              <table:table-cell office:value-type="float" office:value="11.8418850898743">
                <text:p>11.8418850898743</text:p>
              </table:table-cell>
              <table:table-cell office:value-type="float" office:value="11.8752419948578">
                <text:p>11.8752419948578</text:p>
              </table:table-cell>
              <table:table-cell office:value-type="float" office:value="11.9085988998413">
                <text:p>11.9085988998413</text:p>
              </table:table-cell>
              <table:table-cell office:value-type="float" office:value="11.9753127098084">
                <text:p>11.9753127098084</text:p>
              </table:table-cell>
              <table:table-cell office:value-type="float" office:value="12.1087403297424">
                <text:p>12.1087403297424</text:p>
              </table:table-cell>
              <table:table-cell office:value-type="float" office:value="12.1754543781281">
                <text:p>12.1754543781281</text:p>
              </table:table-cell>
              <table:table-cell office:value-type="float" office:value="12.2421679496765">
                <text:p>12.2421679496765</text:p>
              </table:table-cell>
              <table:table-cell office:value-type="float" office:value="12.3422386646271">
                <text:p>12.3422386646271</text:p>
              </table:table-cell>
              <table:table-cell office:value-type="float" office:value="12.3755955696106">
                <text:p>12.3755955696106</text:p>
              </table:table-cell>
              <table:table-cell office:value-type="float" office:value="12.4089524745941">
                <text:p>12.4089524745941</text:p>
              </table:table-cell>
              <table:table-cell office:value-type="float" office:value="12.4423093795776">
                <text:p>12.4423093795776</text:p>
              </table:table-cell>
              <table:table-cell office:value-type="float" office:value="12.5090239048004">
                <text:p>12.5090239048004</text:p>
              </table:table-cell>
              <table:table-cell office:value-type="float" office:value="12.5757384300232">
                <text:p>12.5757384300232</text:p>
              </table:table-cell>
              <table:table-cell office:value-type="float" office:value="12.6424531936646">
                <text:p>12.6424531936646</text:p>
              </table:table-cell>
              <table:table-cell office:value-type="float" office:value="12.9093112945557">
                <text:p>12.9093112945557</text:p>
              </table:table-cell>
              <table:table-cell office:value-type="float" office:value="12.9760258197784">
                <text:p>12.9760258197784</text:p>
              </table:table-cell>
              <table:table-cell office:value-type="float" office:value="13.0093829631805">
                <text:p>13.0093829631805</text:p>
              </table:table-cell>
              <table:table-cell office:value-type="float" office:value="13.1761693954468">
                <text:p>13.1761693954468</text:p>
              </table:table-cell>
              <table:table-cell office:value-type="float" office:value="13.2762410640717">
                <text:p>13.2762410640717</text:p>
              </table:table-cell>
              <table:table-cell office:value-type="float" office:value="13.342955827713">
                <text:p>13.342955827713</text:p>
              </table:table-cell>
              <table:table-cell office:value-type="float" office:value="13.4096701145172">
                <text:p>13.4096701145172</text:p>
              </table:table-cell>
              <table:table-cell office:value-type="float" office:value="13.4763841629028">
                <text:p>13.4763841629028</text:p>
              </table:table-cell>
              <table:table-cell office:value-type="float" office:value="13.5097408294678">
                <text:p>13.5097408294678</text:p>
              </table:table-cell>
              <table:table-cell office:value-type="float" office:value="13.5764544010162">
                <text:p>13.5764544010162</text:p>
              </table:table-cell>
              <table:table-cell office:value-type="float" office:value="13.6098110675812">
                <text:p>13.6098110675812</text:p>
              </table:table-cell>
              <table:table-cell office:value-type="float" office:value="13.6765244007111">
                <text:p>13.6765244007111</text:p>
              </table:table-cell>
              <table:table-cell office:value-type="float" office:value="13.7432374954224">
                <text:p>13.7432374954224</text:p>
              </table:table-cell>
              <table:table-cell office:value-type="float" office:value="13.8099508285522">
                <text:p>13.8099508285522</text:p>
              </table:table-cell>
              <table:table-cell office:value-type="float" office:value="13.8433074951172">
                <text:p>13.8433074951172</text:p>
              </table:table-cell>
              <table:table-cell office:value-type="float" office:value="13.9100208282471">
                <text:p>13.9100208282471</text:p>
              </table:table-cell>
              <table:table-cell office:value-type="float" office:value="14.1101603507996">
                <text:p>14.1101603507996</text:p>
              </table:table-cell>
              <table:table-cell office:value-type="float" office:value="14.1435170173645">
                <text:p>14.1435170173645</text:p>
              </table:table-cell>
              <table:table-cell office:value-type="float" office:value="14.2102301120758">
                <text:p>14.2102301120758</text:p>
              </table:table-cell>
              <table:table-cell office:value-type="float" office:value="14.2769432067871">
                <text:p>14.2769432067871</text:p>
              </table:table-cell>
              <table:table-cell office:value-type="float" office:value="14.3102998733521">
                <text:p>14.3102998733521</text:p>
              </table:table-cell>
              <table:table-cell office:value-type="float" office:value="14.3770129680634">
                <text:p>14.3770129680634</text:p>
              </table:table-cell>
              <table:table-cell office:value-type="float" office:value="14.4103696346283">
                <text:p>14.4103696346283</text:p>
              </table:table-cell>
              <table:table-cell office:value-type="float" office:value="14.4437260627747">
                <text:p>14.4437260627747</text:p>
              </table:table-cell>
              <table:table-cell office:value-type="float" office:value="14.4770851135254">
                <text:p>14.4770851135254</text:p>
              </table:table-cell>
              <table:table-cell office:value-type="float" office:value="14.5771627426147">
                <text:p>14.5771627426147</text:p>
              </table:table-cell>
              <table:table-cell office:value-type="float" office:value="14.6438813209534">
                <text:p>14.6438813209534</text:p>
              </table:table-cell>
              <table:table-cell office:value-type="float" office:value="14.710599899292">
                <text:p>14.710599899292</text:p>
              </table:table-cell>
              <table:table-cell office:value-type="float" office:value="14.777318239212">
                <text:p>14.777318239212</text:p>
              </table:table-cell>
              <table:table-cell office:value-type="float" office:value="14.8440368175507">
                <text:p>14.8440368175507</text:p>
              </table:table-cell>
              <table:table-cell office:value-type="float" office:value="14.9107553958893">
                <text:p>14.9107553958893</text:p>
              </table:table-cell>
              <table:table-cell office:value-type="float" office:value="14.9441146850586">
                <text:p>14.9441146850586</text:p>
              </table:table-cell>
              <table:table-cell office:value-type="float" office:value="15.0108335018158">
                <text:p>15.0108335018158</text:p>
              </table:table-cell>
              <table:table-cell office:value-type="float" office:value="15.0441927909851">
                <text:p>15.0441927909851</text:p>
              </table:table-cell>
              <table:table-cell office:value-type="float" office:value="15.077552318573">
                <text:p>15.077552318573</text:p>
              </table:table-cell>
              <table:table-cell office:value-type="float" office:value="15.1109113693237">
                <text:p>15.1109113693237</text:p>
              </table:table-cell>
              <table:table-cell office:value-type="float" office:value="15.1776304244995">
                <text:p>15.1776304244995</text:p>
              </table:table-cell>
              <table:table-cell office:value-type="float" office:value="15.2109897136688">
                <text:p>15.2109897136688</text:p>
              </table:table-cell>
              <table:table-cell office:value-type="float" office:value="15.2443490028381">
                <text:p>15.2443490028381</text:p>
              </table:table-cell>
              <table:table-cell office:value-type="float" office:value="15.3777868747711">
                <text:p>15.3777868747711</text:p>
              </table:table-cell>
              <table:table-cell office:value-type="float" office:value="15.4445056915283">
                <text:p>15.4445056915283</text:p>
              </table:table-cell>
              <table:table-cell office:value-type="float" office:value="15.5112221240997">
                <text:p>15.5112221240997</text:p>
              </table:table-cell>
              <table:table-cell office:value-type="float" office:value="15.6446549892426">
                <text:p>15.6446549892426</text:p>
              </table:table-cell>
              <table:table-cell office:value-type="float" office:value="15.7113716602325">
                <text:p>15.7113716602325</text:p>
              </table:table-cell>
              <table:table-cell office:value-type="float" office:value="15.778088092804">
                <text:p>15.778088092804</text:p>
              </table:table-cell>
              <table:table-cell office:value-type="float" office:value="15.811446428299">
                <text:p>15.811446428299</text:p>
              </table:table-cell>
              <table:table-cell office:value-type="float" office:value="15.8448050022125">
                <text:p>15.8448050022125</text:p>
              </table:table-cell>
              <table:table-cell office:value-type="float" office:value="15.9115214347839">
                <text:p>15.9115214347839</text:p>
              </table:table-cell>
              <table:table-cell office:value-type="float" office:value="15.9782381057739">
                <text:p>15.9782381057739</text:p>
              </table:table-cell>
              <table:table-cell office:value-type="float" office:value="16.0449547767639">
                <text:p>16.0449547767639</text:p>
              </table:table-cell>
              <table:table-cell office:value-type="float" office:value="16.1116714477539">
                <text:p>16.1116714477539</text:p>
              </table:table-cell>
              <table:table-cell office:value-type="float" office:value="16.1450297832489">
                <text:p>16.1450297832489</text:p>
              </table:table-cell>
              <table:table-cell office:value-type="float" office:value="16.1783881187439">
                <text:p>16.1783881187439</text:p>
              </table:table-cell>
              <table:table-cell office:value-type="float" office:value="16.2451050281525">
                <text:p>16.2451050281525</text:p>
              </table:table-cell>
              <table:table-cell office:value-type="float" office:value="16.3118216991425">
                <text:p>16.3118216991425</text:p>
              </table:table-cell>
              <table:table-cell office:value-type="float" office:value="16.3451800346375">
                <text:p>16.3451800346375</text:p>
              </table:table-cell>
              <table:table-cell office:value-type="float" office:value="16.445255279541">
                <text:p>16.445255279541</text:p>
              </table:table-cell>
              <table:table-cell office:value-type="float" office:value="16.4786121845245">
                <text:p>16.4786121845245</text:p>
              </table:table-cell>
              <table:table-cell office:value-type="float" office:value="16.5786828994751">
                <text:p>16.5786828994751</text:p>
              </table:table-cell>
              <table:table-cell office:value-type="float" office:value="16.7121102809906">
                <text:p>16.7121102809906</text:p>
              </table:table-cell>
              <table:table-cell office:value-type="float" office:value="16.7454671859741">
                <text:p>16.7454671859741</text:p>
              </table:table-cell>
              <table:table-cell office:value-type="float" office:value="16.7788240909576">
                <text:p>16.7788240909576</text:p>
              </table:table-cell>
              <table:table-cell office:value-type="float" office:value="16.8121807575226">
                <text:p>16.8121807575226</text:p>
              </table:table-cell>
              <table:table-cell office:value-type="float" office:value="16.8788948059082">
                <text:p>16.8788948059082</text:p>
              </table:table-cell>
              <table:table-cell office:value-type="float" office:value="16.9122514724731">
                <text:p>16.9122514724731</text:p>
              </table:table-cell>
              <table:table-cell office:value-type="float" office:value="16.9456083774567">
                <text:p>16.9456083774567</text:p>
              </table:table-cell>
              <table:table-cell office:value-type="float" office:value="16.9789650440216">
                <text:p>16.9789650440216</text:p>
              </table:table-cell>
              <table:table-cell office:value-type="float" office:value="17.0456786155701">
                <text:p>17.0456786155701</text:p>
              </table:table-cell>
              <table:table-cell office:value-type="float" office:value="17.0790355205536">
                <text:p>17.0790355205536</text:p>
              </table:table-cell>
              <table:table-cell office:value-type="float" office:value="17.1123921871185">
                <text:p>17.1123921871185</text:p>
              </table:table-cell>
              <table:table-cell office:value-type="float" office:value="17.1457493305206">
                <text:p>17.1457493305206</text:p>
              </table:table-cell>
              <table:table-cell office:value-type="float" office:value="17.1791059970856">
                <text:p>17.1791059970856</text:p>
              </table:table-cell>
              <table:table-cell office:value-type="float" office:value="17.245819568634">
                <text:p>17.245819568634</text:p>
              </table:table-cell>
              <table:table-cell office:value-type="float" office:value="17.279176235199">
                <text:p>17.279176235199</text:p>
              </table:table-cell>
              <table:table-cell office:value-type="float" office:value="17.3458898067474">
                <text:p>17.3458898067474</text:p>
              </table:table-cell>
              <table:table-cell office:value-type="float" office:value="17.4126033782959">
                <text:p>17.4126033782959</text:p>
              </table:table-cell>
              <table:table-cell office:value-type="float" office:value="17.4793181419373">
                <text:p>17.4793181419373</text:p>
              </table:table-cell>
              <table:table-cell office:value-type="float" office:value="17.5460338592529">
                <text:p>17.5460338592529</text:p>
              </table:table-cell>
              <table:table-cell office:value-type="float" office:value="17.6127498149872">
                <text:p>17.6127498149872</text:p>
              </table:table-cell>
              <table:table-cell office:value-type="float" office:value="17.6794655323029">
                <text:p>17.6794655323029</text:p>
              </table:table-cell>
              <table:table-cell office:value-type="float" office:value="17.7128233909607">
                <text:p>17.7128233909607</text:p>
              </table:table-cell>
              <table:table-cell office:value-type="float" office:value="17.7795393466949">
                <text:p>17.7795393466949</text:p>
              </table:table-cell>
              <table:table-cell office:value-type="float" office:value="17.9463291168213">
                <text:p>17.9463291168213</text:p>
              </table:table-cell>
              <table:table-cell office:value-type="float" office:value="18.013044834137">
                <text:p>18.013044834137</text:p>
              </table:table-cell>
              <table:table-cell office:value-type="float" office:value="18.0464026927948">
                <text:p>18.0464026927948</text:p>
              </table:table-cell>
              <table:table-cell office:value-type="float" office:value="18.1131188869476">
                <text:p>18.1131188869476</text:p>
              </table:table-cell>
              <table:table-cell office:value-type="float" office:value="18.1798346042633">
                <text:p>18.1798346042633</text:p>
              </table:table-cell>
              <table:table-cell office:value-type="float" office:value="18.2131929397583">
                <text:p>18.2131929397583</text:p>
              </table:table-cell>
              <table:table-cell office:value-type="float" office:value="18.279908657074">
                <text:p>18.279908657074</text:p>
              </table:table-cell>
              <table:table-cell office:value-type="float" office:value="18.3132667541504">
                <text:p>18.3132667541504</text:p>
              </table:table-cell>
              <table:table-cell office:value-type="float" office:value="18.3799827098846">
                <text:p>18.3799827098846</text:p>
              </table:table-cell>
              <table:table-cell office:value-type="float" office:value="18.4133408069611">
                <text:p>18.4133408069611</text:p>
              </table:table-cell>
              <table:table-cell office:value-type="float" office:value="18.480055809021">
                <text:p>18.480055809021</text:p>
              </table:table-cell>
              <table:table-cell office:value-type="float" office:value="18.5467703342438">
                <text:p>18.5467703342438</text:p>
              </table:table-cell>
              <table:table-cell office:value-type="float" office:value="18.5801274776459">
                <text:p>18.5801274776459</text:p>
              </table:table-cell>
              <table:table-cell office:value-type="float" office:value="18.613484621048">
                <text:p>18.613484621048</text:p>
              </table:table-cell>
              <table:table-cell office:value-type="float" office:value="18.6801986694336">
                <text:p>18.6801986694336</text:p>
              </table:table-cell>
              <table:table-cell office:value-type="float" office:value="18.7469129562378">
                <text:p>18.7469129562378</text:p>
              </table:table-cell>
              <table:table-cell office:value-type="float" office:value="18.8136274814606">
                <text:p>18.8136274814606</text:p>
              </table:table-cell>
              <table:table-cell office:value-type="float" office:value="18.8469846248627">
                <text:p>18.8469846248627</text:p>
              </table:table-cell>
              <table:table-cell office:value-type="float" office:value="18.8803417682648">
                <text:p>18.8803417682648</text:p>
              </table:table-cell>
              <table:table-cell office:value-type="float" office:value="18.9804129600525">
                <text:p>18.9804129600525</text:p>
              </table:table-cell>
              <table:table-cell office:value-type="float" office:value="19.0137703418732">
                <text:p>19.0137703418732</text:p>
              </table:table-cell>
              <table:table-cell office:value-type="float" office:value="19.0471274852753">
                <text:p>19.0471274852753</text:p>
              </table:table-cell>
              <table:table-cell office:value-type="float" office:value="19.0804846286774">
                <text:p>19.0804846286774</text:p>
              </table:table-cell>
              <table:table-cell office:value-type="float" office:value="19.1471989154816">
                <text:p>19.1471989154816</text:p>
              </table:table-cell>
              <table:table-cell office:value-type="float" office:value="19.1805560588837">
                <text:p>19.1805560588837</text:p>
              </table:table-cell>
              <table:table-cell office:value-type="float" office:value="19.2139129638672">
                <text:p>19.2139129638672</text:p>
              </table:table-cell>
              <table:table-cell office:value-type="float" office:value="19.2472703456879">
                <text:p>19.2472703456879</text:p>
              </table:table-cell>
              <table:table-cell office:value-type="float" office:value="19.3139846324921">
                <text:p>19.3139846324921</text:p>
              </table:table-cell>
              <table:table-cell office:value-type="float" office:value="19.3806989192963">
                <text:p>19.3806989192963</text:p>
              </table:table-cell>
              <table:table-cell office:value-type="float" office:value="19.4474132061005">
                <text:p>19.4474132061005</text:p>
              </table:table-cell>
              <table:table-cell office:value-type="float" office:value="19.5141282081604">
                <text:p>19.5141282081604</text:p>
              </table:table-cell>
              <table:table-cell office:value-type="float" office:value="19.5808427333832">
                <text:p>19.5808427333832</text:p>
              </table:table-cell>
              <table:table-cell office:value-type="float" office:value="19.6475574970245">
                <text:p>19.6475574970245</text:p>
              </table:table-cell>
              <table:table-cell office:value-type="float" office:value="19.7142727375031">
                <text:p>19.7142727375031</text:p>
              </table:table-cell>
              <table:table-cell office:value-type="float" office:value="19.7809875011444">
                <text:p>19.7809875011444</text:p>
              </table:table-cell>
              <table:table-cell office:value-type="float" office:value="19.8143448829651">
                <text:p>19.8143448829651</text:p>
              </table:table-cell>
              <table:table-cell office:value-type="float" office:value="19.8477022647858">
                <text:p>19.8477022647858</text:p>
              </table:table-cell>
              <table:table-cell office:value-type="float" office:value="19.881059885025">
                <text:p>19.881059885025</text:p>
              </table:table-cell>
              <table:table-cell office:value-type="float" office:value="19.9144172668457">
                <text:p>19.9144172668457</text:p>
              </table:table-cell>
              <table:table-cell office:value-type="float" office:value="19.9811320304871">
                <text:p>19.9811320304871</text:p>
              </table:table-cell>
              <table:table-cell office:value-type="float" office:value="20.0144894123077">
                <text:p>20.0144894123077</text:p>
              </table:table-cell>
              <table:table-cell office:value-type="float" office:value="20.0478467941284">
                <text:p>20.0478467941284</text:p>
              </table:table-cell>
              <table:table-cell office:value-type="float" office:value="20.0812044143677">
                <text:p>20.0812044143677</text:p>
              </table:table-cell>
              <table:table-cell office:value-type="float" office:value="20.1145617961884">
                <text:p>20.1145617961884</text:p>
              </table:table-cell>
              <table:table-cell office:value-type="float" office:value="20.1812767982483">
                <text:p>20.1812767982483</text:p>
              </table:table-cell>
              <table:table-cell office:value-type="float" office:value="20.214634180069">
                <text:p>20.214634180069</text:p>
              </table:table-cell>
              <table:table-cell office:value-type="float" office:value="20.2479915618896">
                <text:p>20.2479915618896</text:p>
              </table:table-cell>
              <table:table-cell office:value-type="float" office:value="20.2813491821289">
                <text:p>20.2813491821289</text:p>
              </table:table-cell>
              <table:table-cell office:value-type="float" office:value="20.3147065639496">
                <text:p>20.3147065639496</text:p>
              </table:table-cell>
              <table:table-cell office:value-type="float" office:value="20.3480639457703">
                <text:p>20.3480639457703</text:p>
              </table:table-cell>
              <table:table-cell office:value-type="float" office:value="20.3814215660095">
                <text:p>20.3814215660095</text:p>
              </table:table-cell>
              <table:table-cell office:value-type="float" office:value="20.4147789478302">
                <text:p>20.4147789478302</text:p>
              </table:table-cell>
              <table:table-cell office:value-type="float" office:value="20.4481363296509">
                <text:p>20.4481363296509</text:p>
              </table:table-cell>
              <table:table-cell office:value-type="float" office:value="20.5148508548737">
                <text:p>20.5148508548737</text:p>
              </table:table-cell>
              <table:table-cell office:value-type="float" office:value="20.5482082366943">
                <text:p>20.5482082366943</text:p>
              </table:table-cell>
              <table:table-cell office:value-type="float" office:value="20.6149225234985">
                <text:p>20.6149225234985</text:p>
              </table:table-cell>
              <table:table-cell office:value-type="float" office:value="20.6482796669006">
                <text:p>20.6482796669006</text:p>
              </table:table-cell>
              <table:table-cell office:value-type="float" office:value="20.6816372871399">
                <text:p>20.6816372871399</text:p>
              </table:table-cell>
              <table:table-cell office:value-type="float" office:value="20.714994430542">
                <text:p>20.714994430542</text:p>
              </table:table-cell>
              <table:table-cell office:value-type="float" office:value="20.7483515739441">
                <text:p>20.7483515739441</text:p>
              </table:table-cell>
              <table:table-cell office:value-type="float" office:value="20.7817087173462">
                <text:p>20.7817087173462</text:p>
              </table:table-cell>
              <table:table-cell office:value-type="float" office:value="20.8150658607483">
                <text:p>20.8150658607483</text:p>
              </table:table-cell>
              <table:table-cell office:value-type="float" office:value="20.848423242569">
                <text:p>20.848423242569</text:p>
              </table:table-cell>
              <table:table-cell office:value-type="float" office:value="20.8817803859711">
                <text:p>20.8817803859711</text:p>
              </table:table-cell>
              <table:table-cell office:value-type="float" office:value="20.9151377677917">
                <text:p>20.9151377677917</text:p>
              </table:table-cell>
              <table:table-cell office:value-type="float" office:value="20.9818520545959">
                <text:p>20.9818520545959</text:p>
              </table:table-cell>
              <table:table-cell office:value-type="float" office:value="21.015209197998">
                <text:p>21.015209197998</text:p>
              </table:table-cell>
              <table:table-cell office:value-type="float" office:value="21.0485665798187">
                <text:p>21.0485665798187</text:p>
              </table:table-cell>
              <table:table-cell office:value-type="float" office:value="21.1152808666229">
                <text:p>21.1152808666229</text:p>
              </table:table-cell>
              <table:table-cell office:value-type="float" office:value="21.1819953918457">
                <text:p>21.1819953918457</text:p>
              </table:table-cell>
              <table:table-cell office:value-type="float" office:value="21.2153525352478">
                <text:p>21.2153525352478</text:p>
              </table:table-cell>
              <table:table-cell office:value-type="float" office:value="21.2487096786499">
                <text:p>21.2487096786499</text:p>
              </table:table-cell>
              <table:table-cell office:value-type="float" office:value="21.282066822052">
                <text:p>21.282066822052</text:p>
              </table:table-cell>
              <table:table-cell office:value-type="float" office:value="21.3154239654541">
                <text:p>21.3154239654541</text:p>
              </table:table-cell>
              <table:table-cell office:value-type="float" office:value="21.3487811088562">
                <text:p>21.3487811088562</text:p>
              </table:table-cell>
              <table:table-cell office:value-type="float" office:value="21.3821384906769">
                <text:p>21.3821384906769</text:p>
              </table:table-cell>
              <table:table-cell office:value-type="float" office:value="21.415495634079">
                <text:p>21.415495634079</text:p>
              </table:table-cell>
              <table:table-cell office:value-type="float" office:value="21.5155682563782">
                <text:p>21.5155682563782</text:p>
              </table:table-cell>
              <table:table-cell office:value-type="float" office:value="21.5822837352753">
                <text:p>21.5822837352753</text:p>
              </table:table-cell>
              <table:table-cell office:value-type="float" office:value="21.6489989757538">
                <text:p>21.6489989757538</text:p>
              </table:table-cell>
              <table:table-cell office:value-type="float" office:value="21.7157144546509">
                <text:p>21.7157144546509</text:p>
              </table:table-cell>
              <table:table-cell office:value-type="float" office:value="21.782429933548">
                <text:p>21.782429933548</text:p>
              </table:table-cell>
              <table:table-cell office:value-type="float" office:value="21.8491451740265">
                <text:p>21.8491451740265</text:p>
              </table:table-cell>
              <table:table-cell office:value-type="float" office:value="21.9158608913422">
                <text:p>21.9158608913422</text:p>
              </table:table-cell>
              <table:table-cell office:value-type="float" office:value="21.9492185115814">
                <text:p>21.9492185115814</text:p>
              </table:table-cell>
              <table:table-cell office:value-type="float" office:value="21.9825761318207">
                <text:p>21.9825761318207</text:p>
              </table:table-cell>
              <table:table-cell office:value-type="float" office:value="22.0159337520599">
                <text:p>22.0159337520599</text:p>
              </table:table-cell>
              <table:table-cell office:value-type="float" office:value="22.0492916107178">
                <text:p>22.0492916107178</text:p>
              </table:table-cell>
              <table:table-cell office:value-type="float" office:value="22.1160070896149">
                <text:p>22.1160070896149</text:p>
              </table:table-cell>
              <table:table-cell office:value-type="float" office:value="22.1493647098541">
                <text:p>22.1493647098541</text:p>
              </table:table-cell>
              <table:table-cell office:value-type="float" office:value="22.2160799503326">
                <text:p>22.2160799503326</text:p>
              </table:table-cell>
              <table:table-cell office:value-type="float" office:value="22.2827956676483">
                <text:p>22.2827956676483</text:p>
              </table:table-cell>
              <table:table-cell office:value-type="float" office:value="22.3161532878876">
                <text:p>22.3161532878876</text:p>
              </table:table-cell>
              <table:table-cell office:value-type="float" office:value="22.3495109081268">
                <text:p>22.3495109081268</text:p>
              </table:table-cell>
              <table:table-cell office:value-type="float" office:value="22.4162266254425">
                <text:p>22.4162266254425</text:p>
              </table:table-cell>
              <table:table-cell office:value-type="float" office:value="22.4829413890839">
                <text:p>22.4829413890839</text:p>
              </table:table-cell>
              <table:table-cell office:value-type="float" office:value="22.5496554374695">
                <text:p>22.5496554374695</text:p>
              </table:table-cell>
              <table:table-cell office:value-type="float" office:value="22.5830125808716">
                <text:p>22.5830125808716</text:p>
              </table:table-cell>
              <table:table-cell office:value-type="float" office:value="22.6163697242737">
                <text:p>22.6163697242737</text:p>
              </table:table-cell>
              <table:table-cell office:value-type="float" office:value="22.6497271060944">
                <text:p>22.6497271060944</text:p>
              </table:table-cell>
              <table:table-cell office:value-type="float" office:value="22.6830842494965">
                <text:p>22.6830842494965</text:p>
              </table:table-cell>
              <table:table-cell office:value-type="float" office:value="22.7164413928986">
                <text:p>22.7164413928986</text:p>
              </table:table-cell>
              <table:table-cell office:value-type="float" office:value="22.7497982978821">
                <text:p>22.7497982978821</text:p>
              </table:table-cell>
              <table:table-cell office:value-type="float" office:value="22.8165125846863">
                <text:p>22.8165125846863</text:p>
              </table:table-cell>
              <table:table-cell office:value-type="float" office:value="22.8832268714905">
                <text:p>22.8832268714905</text:p>
              </table:table-cell>
              <table:table-cell office:value-type="float" office:value="22.9165840148926">
                <text:p>22.9165840148926</text:p>
              </table:table-cell>
              <table:table-cell office:value-type="float" office:value="22.9832983016968">
                <text:p>22.9832983016968</text:p>
              </table:table-cell>
              <table:table-cell office:value-type="float" office:value="23.0166552066803">
                <text:p>23.0166552066803</text:p>
              </table:table-cell>
              <table:table-cell office:value-type="float" office:value="23.0500123500824">
                <text:p>23.0500123500824</text:p>
              </table:table-cell>
              <table:table-cell office:value-type="float" office:value="23.0833694934845">
                <text:p>23.0833694934845</text:p>
              </table:table-cell>
              <table:table-cell office:value-type="float" office:value="23.1167266368866">
                <text:p>23.1167266368866</text:p>
              </table:table-cell>
              <table:table-cell office:value-type="float" office:value="23.1500837802887">
                <text:p>23.1500837802887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pad4.A6:rosfootpad4.A6</svg:desc>
                </draw:g>
              </table:table-cell>
              <table:table-cell office:value-type="float" office:value="0.310672812028737">
                <text:p>0.310672812028737</text:p>
                <draw:g>
                  <svg:desc>rosfootpad4.B6:rosfootpad4.PL6</svg:desc>
                </draw:g>
              </table:table-cell>
              <table:table-cell office:value-type="float" office:value="0.310677362901722">
                <text:p>0.310677362901722</text:p>
              </table:table-cell>
              <table:table-cell office:value-type="float" office:value="0.310693272452799">
                <text:p>0.310693272452799</text:p>
              </table:table-cell>
              <table:table-cell office:value-type="float" office:value="0.310671324250575">
                <text:p>0.310671324250575</text:p>
              </table:table-cell>
              <table:table-cell office:value-type="float" office:value="0.310678610465301">
                <text:p>0.310678610465301</text:p>
              </table:table-cell>
              <table:table-cell office:value-type="float" office:value="0.310669258782857">
                <text:p>0.310669258782857</text:p>
              </table:table-cell>
              <table:table-cell office:value-type="float" office:value="0.310711929660586">
                <text:p>0.310711929660586</text:p>
              </table:table-cell>
              <table:table-cell office:value-type="float" office:value="0.310683246963052">
                <text:p>0.310683246963052</text:p>
              </table:table-cell>
              <table:table-cell office:value-type="float" office:value="0.310701487474387">
                <text:p>0.310701487474387</text:p>
              </table:table-cell>
              <table:table-cell office:value-type="float" office:value="0.310681455445798">
                <text:p>0.310681455445798</text:p>
              </table:table-cell>
              <table:table-cell office:value-type="float" office:value="0.310696141005369">
                <text:p>0.310696141005369</text:p>
              </table:table-cell>
              <table:table-cell office:value-type="float" office:value="0.310667401642467">
                <text:p>0.310667401642467</text:p>
              </table:table-cell>
              <table:table-cell office:value-type="float" office:value="0.31072584795702">
                <text:p>0.31072584795702</text:p>
              </table:table-cell>
              <table:table-cell office:value-type="float" office:value="0.310691644566004">
                <text:p>0.310691644566004</text:p>
              </table:table-cell>
              <table:table-cell office:value-type="float" office:value="0.310710489345746">
                <text:p>0.310710489345746</text:p>
              </table:table-cell>
              <table:table-cell office:value-type="float" office:value="0.310703735998783">
                <text:p>0.310703735998783</text:p>
              </table:table-cell>
              <table:table-cell office:value-type="float" office:value="0.310719835733982">
                <text:p>0.310719835733982</text:p>
              </table:table-cell>
              <table:table-cell office:value-type="float" office:value="0.310713076518925">
                <text:p>0.310713076518925</text:p>
              </table:table-cell>
              <table:table-cell office:value-type="float" office:value="0.310695560690838">
                <text:p>0.310695560690838</text:p>
              </table:table-cell>
              <table:table-cell office:value-type="float" office:value="0.310730858505352">
                <text:p>0.310730858505352</text:p>
              </table:table-cell>
              <table:table-cell office:value-type="float" office:value="0.310703251856521">
                <text:p>0.310703251856521</text:p>
              </table:table-cell>
              <table:table-cell office:value-type="float" office:value="0.310688680619093">
                <text:p>0.310688680619093</text:p>
              </table:table-cell>
              <table:table-cell office:value-type="float" office:value="0.310730482436239">
                <text:p>0.310730482436239</text:p>
              </table:table-cell>
              <table:table-cell office:value-type="float" office:value="0.310706900375989">
                <text:p>0.310706900375989</text:p>
              </table:table-cell>
              <table:table-cell office:value-type="float" office:value="0.310679488204255">
                <text:p>0.310679488204255</text:p>
              </table:table-cell>
              <table:table-cell office:value-type="float" office:value="0.310699792297786">
                <text:p>0.310699792297786</text:p>
              </table:table-cell>
              <table:table-cell office:value-type="float" office:value="0.310675211447836">
                <text:p>0.310675211447836</text:p>
              </table:table-cell>
              <table:table-cell office:value-type="float" office:value="0.310690132632663">
                <text:p>0.310690132632663</text:p>
              </table:table-cell>
              <table:table-cell office:value-type="float" office:value="0.31069119022215">
                <text:p>0.31069119022215</text:p>
              </table:table-cell>
              <table:table-cell office:value-type="float" office:value="0.31070616464196">
                <text:p>0.31070616464196</text:p>
              </table:table-cell>
              <table:table-cell office:value-type="float" office:value="0.310715305722991">
                <text:p>0.310715305722991</text:p>
              </table:table-cell>
              <table:table-cell office:value-type="float" office:value="0.310684143676571">
                <text:p>0.310684143676571</text:p>
              </table:table-cell>
              <table:table-cell office:value-type="float" office:value="0.310703365636282">
                <text:p>0.310703365636282</text:p>
              </table:table-cell>
              <table:table-cell office:value-type="float" office:value="0.310728368375371">
                <text:p>0.310728368375371</text:p>
              </table:table-cell>
              <table:table-cell office:value-type="float" office:value="0.310682050685562">
                <text:p>0.310682050685562</text:p>
              </table:table-cell>
              <table:table-cell office:value-type="float" office:value="0.310688563395384">
                <text:p>0.310688563395384</text:p>
              </table:table-cell>
              <table:table-cell office:value-type="float" office:value="0.310728756745407">
                <text:p>0.310728756745407</text:p>
              </table:table-cell>
              <table:table-cell office:value-type="float" office:value="0.310696241081542">
                <text:p>0.310696241081542</text:p>
              </table:table-cell>
              <table:table-cell office:value-type="float" office:value="0.310704498633998">
                <text:p>0.310704498633998</text:p>
              </table:table-cell>
              <table:table-cell office:value-type="float" office:value="0.310713073369569">
                <text:p>0.310713073369569</text:p>
              </table:table-cell>
              <table:table-cell office:value-type="float" office:value="0.310713249480269">
                <text:p>0.310713249480269</text:p>
              </table:table-cell>
              <table:table-cell office:value-type="float" office:value="0.310704078442751">
                <text:p>0.310704078442751</text:p>
              </table:table-cell>
              <table:table-cell office:value-type="float" office:value="0.310691940868031">
                <text:p>0.310691940868031</text:p>
              </table:table-cell>
              <table:table-cell office:value-type="float" office:value="0.310681617017883">
                <text:p>0.310681617017883</text:p>
              </table:table-cell>
              <table:table-cell office:value-type="float" office:value="0.310693978387686">
                <text:p>0.310693978387686</text:p>
              </table:table-cell>
              <table:table-cell office:value-type="float" office:value="0.31071052844318">
                <text:p>0.31071052844318</text:p>
              </table:table-cell>
              <table:table-cell office:value-type="float" office:value="0.310698575461395">
                <text:p>0.310698575461395</text:p>
              </table:table-cell>
              <table:table-cell office:value-type="float" office:value="0.310708082680308">
                <text:p>0.310708082680308</text:p>
              </table:table-cell>
              <table:table-cell office:value-type="float" office:value="0.310694664018706">
                <text:p>0.310694664018706</text:p>
              </table:table-cell>
              <table:table-cell office:value-type="float" office:value="0.310709096314103">
                <text:p>0.310709096314103</text:p>
              </table:table-cell>
              <table:table-cell office:value-type="float" office:value="0.310740643740386">
                <text:p>0.310740643740386</text:p>
              </table:table-cell>
              <table:table-cell office:value-type="float" office:value="0.310689579327279">
                <text:p>0.310689579327279</text:p>
              </table:table-cell>
              <table:table-cell office:value-type="float" office:value="0.310686132503101">
                <text:p>0.310686132503101</text:p>
              </table:table-cell>
              <table:table-cell office:value-type="float" office:value="0.310674384208971">
                <text:p>0.310674384208971</text:p>
              </table:table-cell>
              <table:table-cell office:value-type="float" office:value="0.310727363191589">
                <text:p>0.310727363191589</text:p>
              </table:table-cell>
              <table:table-cell office:value-type="float" office:value="0.31069754005032">
                <text:p>0.31069754005032</text:p>
              </table:table-cell>
              <table:table-cell office:value-type="float" office:value="0.310686807175869">
                <text:p>0.310686807175869</text:p>
              </table:table-cell>
              <table:table-cell office:value-type="float" office:value="0.310722811313207">
                <text:p>0.310722811313207</text:p>
              </table:table-cell>
              <table:table-cell office:value-type="float" office:value="0.310763973816032">
                <text:p>0.310763973816032</text:p>
              </table:table-cell>
              <table:table-cell office:value-type="float" office:value="0.310727493048465">
                <text:p>0.310727493048465</text:p>
              </table:table-cell>
              <table:table-cell office:value-type="float" office:value="0.310718562869966">
                <text:p>0.310718562869966</text:p>
              </table:table-cell>
              <table:table-cell office:value-type="float" office:value="0.310470186811941">
                <text:p>0.310470186811941</text:p>
              </table:table-cell>
              <table:table-cell office:value-type="float" office:value="0.310404659687769">
                <text:p>0.310404659687769</text:p>
              </table:table-cell>
              <table:table-cell office:value-type="float" office:value="0.310154004328569">
                <text:p>0.310154004328569</text:p>
              </table:table-cell>
              <table:table-cell office:value-type="float" office:value="0.309242134753453">
                <text:p>0.309242134753453</text:p>
              </table:table-cell>
              <table:table-cell office:value-type="float" office:value="0.30856216180036">
                <text:p>0.30856216180036</text:p>
              </table:table-cell>
              <table:table-cell office:value-type="float" office:value="0.308094749452012">
                <text:p>0.308094749452012</text:p>
              </table:table-cell>
              <table:table-cell office:value-type="float" office:value="0.307613643896619">
                <text:p>0.307613643896619</text:p>
              </table:table-cell>
              <table:table-cell office:value-type="float" office:value="0.307457199951213">
                <text:p>0.307457199951213</text:p>
              </table:table-cell>
              <table:table-cell office:value-type="float" office:value="0.306958491879511">
                <text:p>0.306958491879511</text:p>
              </table:table-cell>
              <table:table-cell office:value-type="float" office:value="0.306134151077784">
                <text:p>0.306134151077784</text:p>
              </table:table-cell>
              <table:table-cell office:value-type="float" office:value="0.30643223110689">
                <text:p>0.30643223110689</text:p>
              </table:table-cell>
              <table:table-cell office:value-type="float" office:value="0.313162472046622">
                <text:p>0.313162472046622</text:p>
              </table:table-cell>
              <table:table-cell office:value-type="float" office:value="0.32522307437579">
                <text:p>0.32522307437579</text:p>
              </table:table-cell>
              <table:table-cell office:value-type="float" office:value="0.329365956559329">
                <text:p>0.329365956559329</text:p>
              </table:table-cell>
              <table:table-cell office:value-type="float" office:value="0.327743952528783">
                <text:p>0.327743952528783</text:p>
              </table:table-cell>
              <table:table-cell office:value-type="float" office:value="0.339770520312168">
                <text:p>0.339770520312168</text:p>
              </table:table-cell>
              <table:table-cell office:value-type="float" office:value="0.343969343302669">
                <text:p>0.343969343302669</text:p>
              </table:table-cell>
              <table:table-cell office:value-type="float" office:value="0.34936321831904">
                <text:p>0.34936321831904</text:p>
              </table:table-cell>
              <table:table-cell office:value-type="float" office:value="0.348591378207856">
                <text:p>0.348591378207856</text:p>
              </table:table-cell>
              <table:table-cell office:value-type="float" office:value="0.347130724069772">
                <text:p>0.347130724069772</text:p>
              </table:table-cell>
              <table:table-cell office:value-type="float" office:value="0.348678156291503">
                <text:p>0.348678156291503</text:p>
              </table:table-cell>
              <table:table-cell office:value-type="float" office:value="0.349991750316636">
                <text:p>0.349991750316636</text:p>
              </table:table-cell>
              <table:table-cell office:value-type="float" office:value="0.349479181803877">
                <text:p>0.349479181803877</text:p>
              </table:table-cell>
              <table:table-cell office:value-type="float" office:value="0.348591835771985">
                <text:p>0.348591835771985</text:p>
              </table:table-cell>
              <table:table-cell office:value-type="float" office:value="0.340593518216495">
                <text:p>0.340593518216495</text:p>
              </table:table-cell>
              <table:table-cell office:value-type="float" office:value="0.330640605130344">
                <text:p>0.330640605130344</text:p>
              </table:table-cell>
              <table:table-cell office:value-type="float" office:value="0.32259357587849">
                <text:p>0.32259357587849</text:p>
              </table:table-cell>
              <table:table-cell office:value-type="float" office:value="0.319097525912746">
                <text:p>0.319097525912746</text:p>
              </table:table-cell>
              <table:table-cell office:value-type="float" office:value="0.31493831548695">
                <text:p>0.31493831548695</text:p>
              </table:table-cell>
              <table:table-cell office:value-type="float" office:value="0.311558227760656">
                <text:p>0.311558227760656</text:p>
              </table:table-cell>
              <table:table-cell office:value-type="float" office:value="0.30974182727164">
                <text:p>0.30974182727164</text:p>
              </table:table-cell>
              <table:table-cell office:value-type="float" office:value="0.308237598113246">
                <text:p>0.308237598113246</text:p>
              </table:table-cell>
              <table:table-cell office:value-type="float" office:value="0.30786160635498">
                <text:p>0.30786160635498</text:p>
              </table:table-cell>
              <table:table-cell office:value-type="float" office:value="0.306920706831705">
                <text:p>0.306920706831705</text:p>
              </table:table-cell>
              <table:table-cell office:value-type="float" office:value="0.304313593423689">
                <text:p>0.304313593423689</text:p>
              </table:table-cell>
              <table:table-cell office:value-type="float" office:value="0.306090952179863">
                <text:p>0.306090952179863</text:p>
              </table:table-cell>
              <table:table-cell office:value-type="float" office:value="0.338533309870798">
                <text:p>0.338533309870798</text:p>
              </table:table-cell>
              <table:table-cell office:value-type="float" office:value="0.342562029607738">
                <text:p>0.342562029607738</text:p>
              </table:table-cell>
              <table:table-cell office:value-type="float" office:value="0.341665500508041">
                <text:p>0.341665500508041</text:p>
              </table:table-cell>
              <table:table-cell office:value-type="float" office:value="0.34427772217272">
                <text:p>0.34427772217272</text:p>
              </table:table-cell>
              <table:table-cell office:value-type="float" office:value="0.346519771401582">
                <text:p>0.346519771401582</text:p>
              </table:table-cell>
              <table:table-cell office:value-type="float" office:value="0.345508031207349">
                <text:p>0.345508031207349</text:p>
              </table:table-cell>
              <table:table-cell office:value-type="float" office:value="0.343305673459109">
                <text:p>0.343305673459109</text:p>
              </table:table-cell>
              <table:table-cell office:value-type="float" office:value="0.341559809542793">
                <text:p>0.341559809542793</text:p>
              </table:table-cell>
              <table:table-cell office:value-type="float" office:value="0.340816659192914">
                <text:p>0.340816659192914</text:p>
              </table:table-cell>
              <table:table-cell office:value-type="float" office:value="0.342777947889149">
                <text:p>0.342777947889149</text:p>
              </table:table-cell>
              <table:table-cell office:value-type="float" office:value="0.343944462521206">
                <text:p>0.343944462521206</text:p>
              </table:table-cell>
              <table:table-cell office:value-type="float" office:value="0.34513834258771">
                <text:p>0.34513834258771</text:p>
              </table:table-cell>
              <table:table-cell office:value-type="float" office:value="0.345387683739817">
                <text:p>0.345387683739817</text:p>
              </table:table-cell>
              <table:table-cell office:value-type="float" office:value="0.339683373470401">
                <text:p>0.339683373470401</text:p>
              </table:table-cell>
              <table:table-cell office:value-type="float" office:value="0.334580087116814">
                <text:p>0.334580087116814</text:p>
              </table:table-cell>
              <table:table-cell office:value-type="float" office:value="0.32201662874378">
                <text:p>0.32201662874378</text:p>
              </table:table-cell>
              <table:table-cell office:value-type="float" office:value="0.31772692754245">
                <text:p>0.31772692754245</text:p>
              </table:table-cell>
              <table:table-cell office:value-type="float" office:value="0.31175908548572">
                <text:p>0.31175908548572</text:p>
              </table:table-cell>
              <table:table-cell office:value-type="float" office:value="0.311231538092979">
                <text:p>0.311231538092979</text:p>
              </table:table-cell>
              <table:table-cell office:value-type="float" office:value="0.311662324295161">
                <text:p>0.311662324295161</text:p>
              </table:table-cell>
              <table:table-cell office:value-type="float" office:value="0.312708443016565">
                <text:p>0.312708443016565</text:p>
              </table:table-cell>
              <table:table-cell office:value-type="float" office:value="0.313852599254592">
                <text:p>0.313852599254592</text:p>
              </table:table-cell>
              <table:table-cell office:value-type="float" office:value="0.316062821781529">
                <text:p>0.316062821781529</text:p>
              </table:table-cell>
              <table:table-cell office:value-type="float" office:value="0.318014558093989">
                <text:p>0.318014558093989</text:p>
              </table:table-cell>
              <table:table-cell office:value-type="float" office:value="0.328347350466437">
                <text:p>0.328347350466437</text:p>
              </table:table-cell>
              <table:table-cell office:value-type="float" office:value="0.339281408842326">
                <text:p>0.339281408842326</text:p>
              </table:table-cell>
              <table:table-cell office:value-type="float" office:value="0.342977092410673">
                <text:p>0.342977092410673</text:p>
              </table:table-cell>
              <table:table-cell office:value-type="float" office:value="0.346689624609319">
                <text:p>0.346689624609319</text:p>
              </table:table-cell>
              <table:table-cell office:value-type="float" office:value="0.348210409867258">
                <text:p>0.348210409867258</text:p>
              </table:table-cell>
              <table:table-cell office:value-type="float" office:value="0.348381836591432">
                <text:p>0.348381836591432</text:p>
              </table:table-cell>
              <table:table-cell office:value-type="float" office:value="0.347436139617528">
                <text:p>0.347436139617528</text:p>
              </table:table-cell>
              <table:table-cell office:value-type="float" office:value="0.350860848805489">
                <text:p>0.350860848805489</text:p>
              </table:table-cell>
              <table:table-cell office:value-type="float" office:value="0.350798522686035">
                <text:p>0.350798522686035</text:p>
              </table:table-cell>
              <table:table-cell office:value-type="float" office:value="0.350482347354578">
                <text:p>0.350482347354578</text:p>
              </table:table-cell>
              <table:table-cell office:value-type="float" office:value="0.346262086770085">
                <text:p>0.346262086770085</text:p>
              </table:table-cell>
              <table:table-cell office:value-type="float" office:value="0.340471260096052">
                <text:p>0.340471260096052</text:p>
              </table:table-cell>
              <table:table-cell office:value-type="float" office:value="0.336318099816701">
                <text:p>0.336318099816701</text:p>
              </table:table-cell>
              <table:table-cell office:value-type="float" office:value="0.332503834546565">
                <text:p>0.332503834546565</text:p>
              </table:table-cell>
              <table:table-cell office:value-type="float" office:value="0.330460413409209">
                <text:p>0.330460413409209</text:p>
              </table:table-cell>
              <table:table-cell office:value-type="float" office:value="0.326800715346336">
                <text:p>0.326800715346336</text:p>
              </table:table-cell>
              <table:table-cell office:value-type="float" office:value="0.323611984368274">
                <text:p>0.323611984368274</text:p>
              </table:table-cell>
              <table:table-cell office:value-type="float" office:value="0.321971568420016">
                <text:p>0.321971568420016</text:p>
              </table:table-cell>
              <table:table-cell office:value-type="float" office:value="0.320430316371181">
                <text:p>0.320430316371181</text:p>
              </table:table-cell>
              <table:table-cell office:value-type="float" office:value="0.316916263809143">
                <text:p>0.316916263809143</text:p>
              </table:table-cell>
              <table:table-cell office:value-type="float" office:value="0.315654755484354">
                <text:p>0.315654755484354</text:p>
              </table:table-cell>
              <table:table-cell office:value-type="float" office:value="0.315076210693318">
                <text:p>0.315076210693318</text:p>
              </table:table-cell>
              <table:table-cell office:value-type="float" office:value="0.313172646135873">
                <text:p>0.313172646135873</text:p>
              </table:table-cell>
              <table:table-cell office:value-type="float" office:value="0.30955364458573">
                <text:p>0.30955364458573</text:p>
              </table:table-cell>
              <table:table-cell office:value-type="float" office:value="0.306704281938766">
                <text:p>0.306704281938766</text:p>
              </table:table-cell>
              <table:table-cell office:value-type="float" office:value="0.342992104818329">
                <text:p>0.342992104818329</text:p>
              </table:table-cell>
              <table:table-cell office:value-type="float" office:value="0.346110892324142">
                <text:p>0.346110892324142</text:p>
              </table:table-cell>
              <table:table-cell office:value-type="float" office:value="0.343453309686796">
                <text:p>0.343453309686796</text:p>
              </table:table-cell>
              <table:table-cell office:value-type="float" office:value="0.339632877086145">
                <text:p>0.339632877086145</text:p>
              </table:table-cell>
              <table:table-cell office:value-type="float" office:value="0.340302289013762">
                <text:p>0.340302289013762</text:p>
              </table:table-cell>
              <table:table-cell office:value-type="float" office:value="0.341407084123041">
                <text:p>0.341407084123041</text:p>
              </table:table-cell>
              <table:table-cell office:value-type="float" office:value="0.341545277438745">
                <text:p>0.341545277438745</text:p>
              </table:table-cell>
              <table:table-cell office:value-type="float" office:value="0.340879032409264">
                <text:p>0.340879032409264</text:p>
              </table:table-cell>
              <table:table-cell office:value-type="float" office:value="0.338553104144246">
                <text:p>0.338553104144246</text:p>
              </table:table-cell>
              <table:table-cell office:value-type="float" office:value="0.334446087783023">
                <text:p>0.334446087783023</text:p>
              </table:table-cell>
              <table:table-cell office:value-type="float" office:value="0.329392114645214">
                <text:p>0.329392114645214</text:p>
              </table:table-cell>
              <table:table-cell office:value-type="float" office:value="0.31788550084165">
                <text:p>0.31788550084165</text:p>
              </table:table-cell>
              <table:table-cell office:value-type="float" office:value="0.311025407562308">
                <text:p>0.311025407562308</text:p>
              </table:table-cell>
              <table:table-cell office:value-type="float" office:value="0.309075566121158">
                <text:p>0.309075566121158</text:p>
              </table:table-cell>
              <table:table-cell office:value-type="float" office:value="0.309163160973896">
                <text:p>0.309163160973896</text:p>
              </table:table-cell>
              <table:table-cell office:value-type="float" office:value="0.309368213015373">
                <text:p>0.309368213015373</text:p>
              </table:table-cell>
              <table:table-cell office:value-type="float" office:value="0.308608956973878">
                <text:p>0.308608956973878</text:p>
              </table:table-cell>
              <table:table-cell office:value-type="float" office:value="0.308654387847745">
                <text:p>0.308654387847745</text:p>
              </table:table-cell>
              <table:table-cell office:value-type="float" office:value="0.312631050775957">
                <text:p>0.312631050775957</text:p>
              </table:table-cell>
              <table:table-cell office:value-type="float" office:value="0.324398862870105">
                <text:p>0.324398862870105</text:p>
              </table:table-cell>
              <table:table-cell office:value-type="float" office:value="0.328530606785702">
                <text:p>0.328530606785702</text:p>
              </table:table-cell>
              <table:table-cell office:value-type="float" office:value="0.339875569601734">
                <text:p>0.339875569601734</text:p>
              </table:table-cell>
              <table:table-cell office:value-type="float" office:value="0.35089068391537">
                <text:p>0.35089068391537</text:p>
              </table:table-cell>
              <table:table-cell office:value-type="float" office:value="0.350734266665855">
                <text:p>0.350734266665855</text:p>
              </table:table-cell>
              <table:table-cell office:value-type="float" office:value="0.349214757744598">
                <text:p>0.349214757744598</text:p>
              </table:table-cell>
              <table:table-cell office:value-type="float" office:value="0.35107360262699">
                <text:p>0.35107360262699</text:p>
              </table:table-cell>
              <table:table-cell office:value-type="float" office:value="0.350624100732447">
                <text:p>0.350624100732447</text:p>
              </table:table-cell>
              <table:table-cell office:value-type="float" office:value="0.348673097459753">
                <text:p>0.348673097459753</text:p>
              </table:table-cell>
              <table:table-cell office:value-type="float" office:value="0.345646760643327">
                <text:p>0.345646760643327</text:p>
              </table:table-cell>
              <table:table-cell office:value-type="float" office:value="0.341266654517779">
                <text:p>0.341266654517779</text:p>
              </table:table-cell>
              <table:table-cell office:value-type="float" office:value="0.3377296971573">
                <text:p>0.3377296971573</text:p>
              </table:table-cell>
              <table:table-cell office:value-type="float" office:value="0.332708072707288">
                <text:p>0.332708072707288</text:p>
              </table:table-cell>
              <table:table-cell office:value-type="float" office:value="0.324810413339073">
                <text:p>0.324810413339073</text:p>
              </table:table-cell>
              <table:table-cell office:value-type="float" office:value="0.320043024879596">
                <text:p>0.320043024879596</text:p>
              </table:table-cell>
              <table:table-cell office:value-type="float" office:value="0.317975178462767">
                <text:p>0.317975178462767</text:p>
              </table:table-cell>
              <table:table-cell office:value-type="float" office:value="0.312814186122761">
                <text:p>0.312814186122761</text:p>
              </table:table-cell>
              <table:table-cell office:value-type="float" office:value="0.309293125628398">
                <text:p>0.309293125628398</text:p>
              </table:table-cell>
              <table:table-cell office:value-type="float" office:value="0.307580342393871">
                <text:p>0.307580342393871</text:p>
              </table:table-cell>
              <table:table-cell office:value-type="float" office:value="0.304436527215247">
                <text:p>0.304436527215247</text:p>
              </table:table-cell>
              <table:table-cell office:value-type="float" office:value="0.30104117658265">
                <text:p>0.30104117658265</text:p>
              </table:table-cell>
              <table:table-cell office:value-type="float" office:value="0.29932636389491">
                <text:p>0.29932636389491</text:p>
              </table:table-cell>
              <table:table-cell office:value-type="float" office:value="0.298202507031003">
                <text:p>0.298202507031003</text:p>
              </table:table-cell>
              <table:table-cell office:value-type="float" office:value="0.333434973763692">
                <text:p>0.333434973763692</text:p>
              </table:table-cell>
              <table:table-cell office:value-type="float" office:value="0.338403719243552">
                <text:p>0.338403719243552</text:p>
              </table:table-cell>
              <table:table-cell office:value-type="float" office:value="0.339308422455635">
                <text:p>0.339308422455635</text:p>
              </table:table-cell>
              <table:table-cell office:value-type="float" office:value="0.340540434027778">
                <text:p>0.340540434027778</text:p>
              </table:table-cell>
              <table:table-cell office:value-type="float" office:value="0.344037439593757">
                <text:p>0.344037439593757</text:p>
              </table:table-cell>
              <table:table-cell office:value-type="float" office:value="0.344552605968034">
                <text:p>0.344552605968034</text:p>
              </table:table-cell>
              <table:table-cell office:value-type="float" office:value="0.342779547871811">
                <text:p>0.342779547871811</text:p>
              </table:table-cell>
              <table:table-cell office:value-type="float" office:value="0.336200029931625">
                <text:p>0.336200029931625</text:p>
              </table:table-cell>
              <table:table-cell office:value-type="float" office:value="0.329219586691788">
                <text:p>0.329219586691788</text:p>
              </table:table-cell>
              <table:table-cell office:value-type="float" office:value="0.328036913584682">
                <text:p>0.328036913584682</text:p>
              </table:table-cell>
              <table:table-cell office:value-type="float" office:value="0.326494154472189">
                <text:p>0.326494154472189</text:p>
              </table:table-cell>
              <table:table-cell office:value-type="float" office:value="0.318674685423819">
                <text:p>0.318674685423819</text:p>
              </table:table-cell>
              <table:table-cell office:value-type="float" office:value="0.311964938520438">
                <text:p>0.311964938520438</text:p>
              </table:table-cell>
              <table:table-cell office:value-type="float" office:value="0.310806590273863">
                <text:p>0.310806590273863</text:p>
              </table:table-cell>
              <table:table-cell office:value-type="float" office:value="0.309228106657329">
                <text:p>0.309228106657329</text:p>
              </table:table-cell>
              <table:table-cell office:value-type="float" office:value="0.308455174044825">
                <text:p>0.308455174044825</text:p>
              </table:table-cell>
              <table:table-cell office:value-type="float" office:value="0.307666526003802">
                <text:p>0.307666526003802</text:p>
              </table:table-cell>
              <table:table-cell office:value-type="float" office:value="0.307395743743537">
                <text:p>0.307395743743537</text:p>
              </table:table-cell>
              <table:table-cell office:value-type="float" office:value="0.307016516058189">
                <text:p>0.307016516058189</text:p>
              </table:table-cell>
              <table:table-cell office:value-type="float" office:value="0.304693592512852">
                <text:p>0.304693592512852</text:p>
              </table:table-cell>
              <table:table-cell office:value-type="float" office:value="0.303833890492037">
                <text:p>0.303833890492037</text:p>
              </table:table-cell>
              <table:table-cell office:value-type="float" office:value="0.306673668159685">
                <text:p>0.306673668159685</text:p>
              </table:table-cell>
              <table:table-cell office:value-type="float" office:value="0.311603008248742">
                <text:p>0.311603008248742</text:p>
              </table:table-cell>
              <table:table-cell office:value-type="float" office:value="0.316834430269923">
                <text:p>0.316834430269923</text:p>
              </table:table-cell>
              <table:table-cell office:value-type="float" office:value="0.336127729361256">
                <text:p>0.336127729361256</text:p>
              </table:table-cell>
              <table:table-cell office:value-type="float" office:value="0.347226900924372">
                <text:p>0.347226900924372</text:p>
              </table:table-cell>
              <table:table-cell office:value-type="float" office:value="0.34845552324087">
                <text:p>0.34845552324087</text:p>
              </table:table-cell>
              <table:table-cell office:value-type="float" office:value="0.349647772251116">
                <text:p>0.349647772251116</text:p>
              </table:table-cell>
              <table:table-cell office:value-type="float" office:value="0.348779182227953">
                <text:p>0.348779182227953</text:p>
              </table:table-cell>
              <table:table-cell office:value-type="float" office:value="0.345590728249208">
                <text:p>0.345590728249208</text:p>
              </table:table-cell>
              <table:table-cell office:value-type="float" office:value="0.346784661613934">
                <text:p>0.346784661613934</text:p>
              </table:table-cell>
              <table:table-cell office:value-type="float" office:value="0.346819344912595">
                <text:p>0.346819344912595</text:p>
              </table:table-cell>
              <table:table-cell office:value-type="float" office:value="0.34578024692804">
                <text:p>0.34578024692804</text:p>
              </table:table-cell>
              <table:table-cell office:value-type="float" office:value="0.343796062330404">
                <text:p>0.343796062330404</text:p>
              </table:table-cell>
              <table:table-cell office:value-type="float" office:value="0.333876687699443">
                <text:p>0.333876687699443</text:p>
              </table:table-cell>
              <table:table-cell office:value-type="float" office:value="0.310766404417396">
                <text:p>0.310766404417396</text:p>
              </table:table-cell>
              <table:table-cell office:value-type="float" office:value="0.30779783416391">
                <text:p>0.30779783416391</text:p>
              </table:table-cell>
              <table:table-cell office:value-type="float" office:value="0.306973016838909">
                <text:p>0.306973016838909</text:p>
              </table:table-cell>
              <table:table-cell office:value-type="float" office:value="0.306278833999246">
                <text:p>0.306278833999246</text:p>
              </table:table-cell>
              <table:table-cell office:value-type="float" office:value="0.304964685514205">
                <text:p>0.304964685514205</text:p>
              </table:table-cell>
              <table:table-cell office:value-type="float" office:value="0.303127141555866">
                <text:p>0.303127141555866</text:p>
              </table:table-cell>
              <table:table-cell office:value-type="float" office:value="0.301067160718394">
                <text:p>0.301067160718394</text:p>
              </table:table-cell>
              <table:table-cell office:value-type="float" office:value="0.299034337129584">
                <text:p>0.299034337129584</text:p>
              </table:table-cell>
              <table:table-cell office:value-type="float" office:value="0.298383162535348">
                <text:p>0.298383162535348</text:p>
              </table:table-cell>
              <table:table-cell office:value-type="float" office:value="0.298690997792466">
                <text:p>0.298690997792466</text:p>
              </table:table-cell>
              <table:table-cell office:value-type="float" office:value="0.337151010753104">
                <text:p>0.337151010753104</text:p>
              </table:table-cell>
              <table:table-cell office:value-type="float" office:value="0.332834177578516">
                <text:p>0.332834177578516</text:p>
              </table:table-cell>
              <table:table-cell office:value-type="float" office:value="0.328585470665461">
                <text:p>0.328585470665461</text:p>
              </table:table-cell>
              <table:table-cell office:value-type="float" office:value="0.31255098859889">
                <text:p>0.31255098859889</text:p>
              </table:table-cell>
              <table:table-cell office:value-type="float" office:value="0.306785902695065">
                <text:p>0.306785902695065</text:p>
              </table:table-cell>
              <table:table-cell office:value-type="float" office:value="0.310503962685216">
                <text:p>0.310503962685216</text:p>
              </table:table-cell>
              <table:table-cell office:value-type="float" office:value="0.313880470873761">
                <text:p>0.313880470873761</text:p>
              </table:table-cell>
              <table:table-cell office:value-type="float" office:value="0.31181624836725">
                <text:p>0.31181624836725</text:p>
              </table:table-cell>
              <table:table-cell office:value-type="float" office:value="0.310331992736997">
                <text:p>0.310331992736997</text:p>
              </table:table-cell>
              <table:table-cell office:value-type="float" office:value="0.309634644770353">
                <text:p>0.309634644770353</text:p>
              </table:table-cell>
              <table:table-cell office:value-type="float" office:value="0.309244256741351">
                <text:p>0.309244256741351</text:p>
              </table:table-cell>
              <table:table-cell office:value-type="float" office:value="0.308523067833585">
                <text:p>0.308523067833585</text:p>
              </table:table-cell>
              <table:table-cell office:value-type="float" office:value="0.308356374500526">
                <text:p>0.308356374500526</text:p>
              </table:table-cell>
              <table:table-cell office:value-type="float" office:value="0.313943986130107">
                <text:p>0.313943986130107</text:p>
              </table:table-cell>
              <table:table-cell office:value-type="float" office:value="0.320221645581161">
                <text:p>0.320221645581161</text:p>
              </table:table-cell>
              <table:table-cell office:value-type="float" office:value="0.333672561684441">
                <text:p>0.333672561684441</text:p>
              </table:table-cell>
              <table:table-cell office:value-type="float" office:value="0.347026406110627">
                <text:p>0.347026406110627</text:p>
              </table:table-cell>
              <table:table-cell office:value-type="float" office:value="0.351116704879423">
                <text:p>0.351116704879423</text:p>
              </table:table-cell>
              <table:table-cell office:value-type="float" office:value="0.354220996101494">
                <text:p>0.354220996101494</text:p>
              </table:table-cell>
              <table:table-cell office:value-type="float" office:value="0.353258669539829">
                <text:p>0.353258669539829</text:p>
              </table:table-cell>
              <table:table-cell office:value-type="float" office:value="0.351329081843595">
                <text:p>0.351329081843595</text:p>
              </table:table-cell>
              <table:table-cell office:value-type="float" office:value="0.351640794171876">
                <text:p>0.351640794171876</text:p>
              </table:table-cell>
              <table:table-cell office:value-type="float" office:value="0.351796386648683">
                <text:p>0.351796386648683</text:p>
              </table:table-cell>
              <table:table-cell office:value-type="float" office:value="0.350867150688277">
                <text:p>0.350867150688277</text:p>
              </table:table-cell>
              <table:table-cell office:value-type="float" office:value="0.350568750220854">
                <text:p>0.350568750220854</text:p>
              </table:table-cell>
              <table:table-cell office:value-type="float" office:value="0.335280797857235">
                <text:p>0.335280797857235</text:p>
              </table:table-cell>
              <table:table-cell office:value-type="float" office:value="0.323144093107631">
                <text:p>0.323144093107631</text:p>
              </table:table-cell>
              <table:table-cell office:value-type="float" office:value="0.313145966679947">
                <text:p>0.313145966679947</text:p>
              </table:table-cell>
              <table:table-cell office:value-type="float" office:value="0.306374134447938">
                <text:p>0.306374134447938</text:p>
              </table:table-cell>
              <table:table-cell office:value-type="float" office:value="0.304048431934215">
                <text:p>0.304048431934215</text:p>
              </table:table-cell>
              <table:table-cell office:value-type="float" office:value="0.302895589226722">
                <text:p>0.302895589226722</text:p>
              </table:table-cell>
              <table:table-cell office:value-type="float" office:value="0.30169415592637">
                <text:p>0.30169415592637</text:p>
              </table:table-cell>
              <table:table-cell office:value-type="float" office:value="0.296905894053386">
                <text:p>0.296905894053386</text:p>
              </table:table-cell>
              <table:table-cell office:value-type="float" office:value="0.295068893182608">
                <text:p>0.295068893182608</text:p>
              </table:table-cell>
              <table:table-cell office:value-type="float" office:value="0.294183286916232">
                <text:p>0.294183286916232</text:p>
              </table:table-cell>
              <table:table-cell office:value-type="float" office:value="0.293390359737225">
                <text:p>0.293390359737225</text:p>
              </table:table-cell>
              <table:table-cell office:value-type="float" office:value="0.293009177004736">
                <text:p>0.293009177004736</text:p>
              </table:table-cell>
              <table:table-cell office:value-type="float" office:value="0.292396554679842">
                <text:p>0.292396554679842</text:p>
              </table:table-cell>
              <table:table-cell office:value-type="float" office:value="0.296343471535093">
                <text:p>0.296343471535093</text:p>
              </table:table-cell>
              <table:table-cell office:value-type="float" office:value="0.325845553527895">
                <text:p>0.325845553527895</text:p>
              </table:table-cell>
              <table:table-cell office:value-type="float" office:value="0.328696483198515">
                <text:p>0.328696483198515</text:p>
              </table:table-cell>
              <table:table-cell office:value-type="float" office:value="0.328385808235194">
                <text:p>0.328385808235194</text:p>
              </table:table-cell>
              <table:table-cell office:value-type="float" office:value="0.300591311568861">
                <text:p>0.300591311568861</text:p>
              </table:table-cell>
              <table:table-cell office:value-type="float" office:value="0.295250181844076">
                <text:p>0.295250181844076</text:p>
              </table:table-cell>
              <table:table-cell office:value-type="float" office:value="0.294698887438946">
                <text:p>0.294698887438946</text:p>
              </table:table-cell>
              <table:table-cell office:value-type="float" office:value="0.293551674835627">
                <text:p>0.293551674835627</text:p>
              </table:table-cell>
              <table:table-cell office:value-type="float" office:value="0.296937638673417">
                <text:p>0.296937638673417</text:p>
              </table:table-cell>
              <table:table-cell office:value-type="float" office:value="0.310007898552364">
                <text:p>0.310007898552364</text:p>
              </table:table-cell>
              <table:table-cell office:value-type="float" office:value="0.315657897391889">
                <text:p>0.315657897391889</text:p>
              </table:table-cell>
              <table:table-cell office:value-type="float" office:value="0.312061527554438">
                <text:p>0.312061527554438</text:p>
              </table:table-cell>
              <table:table-cell office:value-type="float" office:value="0.308584762903109">
                <text:p>0.308584762903109</text:p>
              </table:table-cell>
              <table:table-cell office:value-type="float" office:value="0.3082859125288">
                <text:p>0.3082859125288</text:p>
              </table:table-cell>
              <table:table-cell office:value-type="float" office:value="0.307490742467796">
                <text:p>0.307490742467796</text:p>
              </table:table-cell>
              <table:table-cell office:value-type="float" office:value="0.30256829619386">
                <text:p>0.30256829619386</text:p>
              </table:table-cell>
              <table:table-cell office:value-type="float" office:value="0.30399970955815">
                <text:p>0.30399970955815</text:p>
              </table:table-cell>
              <table:table-cell office:value-type="float" office:value="0.30610517550036">
                <text:p>0.30610517550036</text:p>
              </table:table-cell>
              <table:table-cell office:value-type="float" office:value="0.32317642366218">
                <text:p>0.32317642366218</text:p>
              </table:table-cell>
              <table:table-cell office:value-type="float" office:value="0.328546041884978">
                <text:p>0.328546041884978</text:p>
              </table:table-cell>
              <table:table-cell office:value-type="float" office:value="0.328640502671929">
                <text:p>0.328640502671929</text:p>
              </table:table-cell>
              <table:table-cell office:value-type="float" office:value="0.348150920224087">
                <text:p>0.348150920224087</text:p>
              </table:table-cell>
              <table:table-cell office:value-type="float" office:value="0.350800712296359">
                <text:p>0.350800712296359</text:p>
              </table:table-cell>
              <table:table-cell office:value-type="float" office:value="0.351784992246296">
                <text:p>0.351784992246296</text:p>
              </table:table-cell>
              <table:table-cell office:value-type="float" office:value="0.35166186756774">
                <text:p>0.35166186756774</text:p>
              </table:table-cell>
              <table:table-cell office:value-type="float" office:value="0.348758890157528">
                <text:p>0.348758890157528</text:p>
              </table:table-cell>
              <table:table-cell office:value-type="float" office:value="0.348483902868061">
                <text:p>0.348483902868061</text:p>
              </table:table-cell>
              <table:table-cell office:value-type="float" office:value="0.349648469008593">
                <text:p>0.349648469008593</text:p>
              </table:table-cell>
              <table:table-cell office:value-type="float" office:value="0.350427592352734">
                <text:p>0.350427592352734</text:p>
              </table:table-cell>
              <table:table-cell office:value-type="float" office:value="0.34928830269654">
                <text:p>0.34928830269654</text:p>
              </table:table-cell>
              <table:table-cell office:value-type="float" office:value="0.346309374379338">
                <text:p>0.346309374379338</text:p>
              </table:table-cell>
              <table:table-cell office:value-type="float" office:value="0.343645471209923">
                <text:p>0.343645471209923</text:p>
              </table:table-cell>
              <table:table-cell office:value-type="float" office:value="0.337628969791592">
                <text:p>0.337628969791592</text:p>
              </table:table-cell>
              <table:table-cell office:value-type="float" office:value="0.334299803518321">
                <text:p>0.334299803518321</text:p>
              </table:table-cell>
              <table:table-cell office:value-type="float" office:value="0.323771662556815">
                <text:p>0.323771662556815</text:p>
              </table:table-cell>
              <table:table-cell office:value-type="float" office:value="0.320791345448077">
                <text:p>0.320791345448077</text:p>
              </table:table-cell>
              <table:table-cell office:value-type="float" office:value="0.315720896315872">
                <text:p>0.315720896315872</text:p>
              </table:table-cell>
              <table:table-cell office:value-type="float" office:value="0.312106592924072">
                <text:p>0.312106592924072</text:p>
              </table:table-cell>
              <table:table-cell office:value-type="float" office:value="0.308338842991717">
                <text:p>0.308338842991717</text:p>
              </table:table-cell>
              <table:table-cell office:value-type="float" office:value="0.30445374838731">
                <text:p>0.30445374838731</text:p>
              </table:table-cell>
              <table:table-cell office:value-type="float" office:value="0.299478781574723">
                <text:p>0.299478781574723</text:p>
              </table:table-cell>
              <table:table-cell office:value-type="float" office:value="0.297984805617248">
                <text:p>0.297984805617248</text:p>
              </table:table-cell>
              <table:table-cell office:value-type="float" office:value="0.297283563133407">
                <text:p>0.297283563133407</text:p>
              </table:table-cell>
              <table:table-cell office:value-type="float" office:value="0.297117262350841">
                <text:p>0.297117262350841</text:p>
              </table:table-cell>
              <table:table-cell office:value-type="float" office:value="0.329600687070879">
                <text:p>0.329600687070879</text:p>
              </table:table-cell>
              <table:table-cell office:value-type="float" office:value="0.336826273555759">
                <text:p>0.336826273555759</text:p>
              </table:table-cell>
              <table:table-cell office:value-type="float" office:value="0.340612238967692">
                <text:p>0.340612238967692</text:p>
              </table:table-cell>
              <table:table-cell office:value-type="float" office:value="0.34159065502081">
                <text:p>0.34159065502081</text:p>
              </table:table-cell>
              <table:table-cell office:value-type="float" office:value="0.336287253691235">
                <text:p>0.336287253691235</text:p>
              </table:table-cell>
              <table:table-cell office:value-type="float" office:value="0.331665280784603">
                <text:p>0.331665280784603</text:p>
              </table:table-cell>
              <table:table-cell office:value-type="float" office:value="0.325191479314406">
                <text:p>0.325191479314406</text:p>
              </table:table-cell>
              <table:table-cell office:value-type="float" office:value="0.325292557164138">
                <text:p>0.325292557164138</text:p>
              </table:table-cell>
              <table:table-cell office:value-type="float" office:value="0.326062675937966">
                <text:p>0.326062675937966</text:p>
              </table:table-cell>
              <table:table-cell office:value-type="float" office:value="0.324918501635075">
                <text:p>0.324918501635075</text:p>
              </table:table-cell>
              <table:table-cell office:value-type="float" office:value="0.317805595564597">
                <text:p>0.317805595564597</text:p>
              </table:table-cell>
              <table:table-cell office:value-type="float" office:value="0.313191293534624">
                <text:p>0.313191293534624</text:p>
              </table:table-cell>
              <table:table-cell office:value-type="float" office:value="0.311482713380576">
                <text:p>0.311482713380576</text:p>
              </table:table-cell>
              <table:table-cell office:value-type="float" office:value="0.309662358759311">
                <text:p>0.309662358759311</text:p>
              </table:table-cell>
              <table:table-cell office:value-type="float" office:value="0.307613360435887">
                <text:p>0.307613360435887</text:p>
              </table:table-cell>
              <table:table-cell office:value-type="float" office:value="0.307606633235918">
                <text:p>0.307606633235918</text:p>
              </table:table-cell>
              <table:table-cell office:value-type="float" office:value="0.307409774304074">
                <text:p>0.307409774304074</text:p>
              </table:table-cell>
              <table:table-cell office:value-type="float" office:value="0.307712210367416">
                <text:p>0.307712210367416</text:p>
              </table:table-cell>
              <table:table-cell office:value-type="float" office:value="0.307485488406313">
                <text:p>0.307485488406313</text:p>
              </table:table-cell>
              <table:table-cell office:value-type="float" office:value="0.307633401901411">
                <text:p>0.307633401901411</text:p>
              </table:table-cell>
              <table:table-cell office:value-type="float" office:value="0.307471878269149">
                <text:p>0.307471878269149</text:p>
              </table:table-cell>
              <table:table-cell office:value-type="float" office:value="0.30749462006221">
                <text:p>0.30749462006221</text:p>
              </table:table-cell>
              <table:table-cell office:value-type="float" office:value="0.307656520820525">
                <text:p>0.307656520820525</text:p>
              </table:table-cell>
              <table:table-cell office:value-type="float" office:value="0.307834929905442">
                <text:p>0.307834929905442</text:p>
              </table:table-cell>
              <table:table-cell office:value-type="float" office:value="0.307676180703181">
                <text:p>0.307676180703181</text:p>
              </table:table-cell>
              <table:table-cell office:value-type="float" office:value="0.307784438550333">
                <text:p>0.307784438550333</text:p>
              </table:table-cell>
              <table:table-cell office:value-type="float" office:value="0.307886452202618">
                <text:p>0.307886452202618</text:p>
              </table:table-cell>
              <table:table-cell office:value-type="float" office:value="0.307961668832409">
                <text:p>0.307961668832409</text:p>
              </table:table-cell>
              <table:table-cell office:value-type="float" office:value="0.307965169950487">
                <text:p>0.307965169950487</text:p>
              </table:table-cell>
              <table:table-cell office:value-type="float" office:value="0.307885323461994">
                <text:p>0.307885323461994</text:p>
              </table:table-cell>
              <table:table-cell office:value-type="float" office:value="0.308002137774469">
                <text:p>0.308002137774469</text:p>
              </table:table-cell>
              <table:table-cell office:value-type="float" office:value="0.307949468172817">
                <text:p>0.307949468172817</text:p>
              </table:table-cell>
              <table:table-cell office:value-type="float" office:value="0.307872488840522">
                <text:p>0.307872488840522</text:p>
              </table:table-cell>
              <table:table-cell office:value-type="float" office:value="0.307947090665473">
                <text:p>0.307947090665473</text:p>
              </table:table-cell>
              <table:table-cell office:value-type="float" office:value="0.307879710925963">
                <text:p>0.307879710925963</text:p>
              </table:table-cell>
              <table:table-cell office:value-type="float" office:value="0.308026367918287">
                <text:p>0.308026367918287</text:p>
              </table:table-cell>
              <table:table-cell office:value-type="float" office:value="0.307971856788673">
                <text:p>0.307971856788673</text:p>
              </table:table-cell>
              <table:table-cell office:value-type="float" office:value="0.308033168545294">
                <text:p>0.308033168545294</text:p>
              </table:table-cell>
              <table:table-cell office:value-type="float" office:value="0.307966694779287">
                <text:p>0.307966694779287</text:p>
              </table:table-cell>
              <table:table-cell office:value-type="float" office:value="0.307916151759105">
                <text:p>0.307916151759105</text:p>
              </table:table-cell>
              <table:table-cell office:value-type="float" office:value="0.30796006465594">
                <text:p>0.30796006465594</text:p>
              </table:table-cell>
              <table:table-cell office:value-type="float" office:value="0.307920430937933">
                <text:p>0.307920430937933</text:p>
              </table:table-cell>
              <table:table-cell office:value-type="float" office:value="0.30797510406281">
                <text:p>0.30797510406281</text:p>
              </table:table-cell>
              <table:table-cell office:value-type="float" office:value="0.307990809816657">
                <text:p>0.307990809816657</text:p>
              </table:table-cell>
              <table:table-cell office:value-type="float" office:value="0.307902624260131">
                <text:p>0.307902624260131</text:p>
              </table:table-cell>
              <table:table-cell office:value-type="float" office:value="0.307970204918772">
                <text:p>0.307970204918772</text:p>
              </table:table-cell>
              <table:table-cell office:value-type="float" office:value="0.307986159107801">
                <text:p>0.307986159107801</text:p>
              </table:table-cell>
              <table:table-cell office:value-type="float" office:value="0.307951926983709">
                <text:p>0.307951926983709</text:p>
              </table:table-cell>
              <table:table-cell office:value-type="float" office:value="0.307938542550288">
                <text:p>0.307938542550288</text:p>
              </table:table-cell>
              <table:table-cell office:value-type="float" office:value="0.307951118127443">
                <text:p>0.307951118127443</text:p>
              </table:table-cell>
              <table:table-cell office:value-type="float" office:value="0.307986141621036">
                <text:p>0.307986141621036</text:p>
              </table:table-cell>
              <table:table-cell office:value-type="float" office:value="0.307946277461108">
                <text:p>0.307946277461108</text:p>
              </table:table-cell>
              <table:table-cell office:value-type="float" office:value="0.308027244176567">
                <text:p>0.308027244176567</text:p>
              </table:table-cell>
              <table:table-cell office:value-type="float" office:value="0.307913830428262">
                <text:p>0.307913830428262</text:p>
              </table:table-cell>
              <table:table-cell office:value-type="float" office:value="0.307994495432586">
                <text:p>0.307994495432586</text:p>
              </table:table-cell>
              <table:table-cell office:value-type="float" office:value="0.307974665819804">
                <text:p>0.307974665819804</text:p>
              </table:table-cell>
              <table:table-cell office:value-type="float" office:value="0.30796665953349">
                <text:p>0.30796665953349</text:p>
              </table:table-cell>
              <table:table-cell office:value-type="float" office:value="0.30791805816432">
                <text:p>0.30791805816432</text:p>
              </table:table-cell>
              <table:table-cell office:value-type="float" office:value="0.307992442099766">
                <text:p>0.307992442099766</text:p>
              </table:table-cell>
              <table:table-cell office:value-type="float" office:value="0.30789551999327">
                <text:p>0.30789551999327</text:p>
              </table:table-cell>
              <table:table-cell office:value-type="float" office:value="0.308022559712161">
                <text:p>0.308022559712161</text:p>
              </table:table-cell>
              <table:table-cell office:value-type="float" office:value="0.307997533983443">
                <text:p>0.307997533983443</text:p>
              </table:table-cell>
              <table:table-cell office:value-type="float" office:value="0.308045482247493">
                <text:p>0.308045482247493</text:p>
              </table:table-cell>
              <table:table-cell office:value-type="float" office:value="0.308000225661663">
                <text:p>0.308000225661663</text:p>
              </table:table-cell>
              <table:table-cell office:value-type="float" office:value="0.308040658434766">
                <text:p>0.308040658434766</text:p>
              </table:table-cell>
              <table:table-cell office:value-type="float" office:value="0.30790762780836">
                <text:p>0.30790762780836</text:p>
              </table:table-cell>
              <table:table-cell office:value-type="float" office:value="0.308047536660383">
                <text:p>0.308047536660383</text:p>
              </table:table-cell>
              <table:table-cell office:value-type="float" office:value="0.308012586919504">
                <text:p>0.308012586919504</text:p>
              </table:table-cell>
              <table:table-cell office:value-type="float" office:value="0.307984002256775">
                <text:p>0.307984002256775</text:p>
              </table:table-cell>
              <table:table-cell office:value-type="float" office:value="0.307982086753535">
                <text:p>0.307982086753535</text:p>
              </table:table-cell>
              <table:table-cell office:value-type="float" office:value="0.307860524513565">
                <text:p>0.307860524513565</text:p>
              </table:table-cell>
              <table:table-cell office:value-type="float" office:value="0.308026142493702">
                <text:p>0.308026142493702</text:p>
              </table:table-cell>
              <table:table-cell office:value-type="float" office:value="0.307938699607158">
                <text:p>0.307938699607158</text:p>
              </table:table-cell>
              <table:table-cell office:value-type="float" office:value="0.307983429065232">
                <text:p>0.307983429065232</text:p>
              </table:table-cell>
              <table:table-cell office:value-type="float" office:value="0.307963314374582">
                <text:p>0.307963314374582</text:p>
              </table:table-cell>
              <table:table-cell office:value-type="float" office:value="0.307924938670834">
                <text:p>0.307924938670834</text:p>
              </table:table-cell>
              <table:table-cell office:value-type="float" office:value="0.307969564952824">
                <text:p>0.307969564952824</text:p>
              </table:table-cell>
              <table:table-cell office:value-type="float" office:value="0.307963527806412">
                <text:p>0.307963527806412</text:p>
              </table:table-cell>
              <table:table-cell office:value-type="float" office:value="0.30799331949152">
                <text:p>0.30799331949152</text:p>
              </table:table-cell>
              <table:table-cell office:value-type="float" office:value="0.30798939314211">
                <text:p>0.30798939314211</text:p>
              </table:table-cell>
              <table:table-cell office:value-type="float" office:value="0.308041110037793">
                <text:p>0.308041110037793</text:p>
              </table:table-cell>
              <table:table-cell office:value-type="float" office:value="0.307903514919082">
                <text:p>0.307903514919082</text:p>
              </table:table-cell>
              <table:table-cell office:value-type="float" office:value="0.307973073892954">
                <text:p>0.307973073892954</text:p>
              </table:table-cell>
              <table:table-cell office:value-type="float" office:value="0.30797695535298">
                <text:p>0.30797695535298</text:p>
              </table:table-cell>
              <table:table-cell office:value-type="float" office:value="0.307959746341206">
                <text:p>0.307959746341206</text:p>
              </table:table-cell>
              <table:table-cell office:value-type="float" office:value="0.307949381513559">
                <text:p>0.307949381513559</text:p>
              </table:table-cell>
              <table:table-cell office:value-type="float" office:value="0.308043562965679">
                <text:p>0.308043562965679</text:p>
              </table:table-cell>
              <table:table-cell office:value-type="float" office:value="0.307968399665876">
                <text:p>0.307968399665876</text:p>
              </table:table-cell>
              <table:table-cell office:value-type="float" office:value="0.307950032784542">
                <text:p>0.307950032784542</text:p>
              </table:table-cell>
              <table:table-cell office:value-type="float" office:value="0.30804052437988">
                <text:p>0.30804052437988</text:p>
              </table:table-cell>
              <table:table-cell office:value-type="float" office:value="0.307961728307972">
                <text:p>0.307961728307972</text:p>
              </table:table-cell>
              <table:table-cell office:value-type="float" office:value="0.307964093525873">
                <text:p>0.307964093525873</text:p>
              </table:table-cell>
              <table:table-cell office:value-type="float" office:value="0.307967180916401">
                <text:p>0.307967180916401</text:p>
              </table:table-cell>
              <table:table-cell office:value-type="float" office:value="0.307929604881627">
                <text:p>0.307929604881627</text:p>
              </table:table-cell>
              <table:table-cell office:value-type="float" office:value="0.307894983808368">
                <text:p>0.307894983808368</text:p>
              </table:table-cell>
              <table:table-cell office:value-type="float" office:value="0.308024977146289">
                <text:p>0.308024977146289</text:p>
              </table:table-cell>
              <table:table-cell office:value-type="float" office:value="0.307975386059408">
                <text:p>0.307975386059408</text:p>
              </table:table-cell>
              <table:table-cell office:value-type="float" office:value="0.30797400014562">
                <text:p>0.30797400014562</text:p>
              </table:table-cell>
              <table:table-cell office:value-type="float" office:value="0.307968452529031">
                <text:p>0.307968452529031</text:p>
              </table:table-cell>
              <table:table-cell office:value-type="float" office:value="0.307961561841164">
                <text:p>0.307961561841164</text:p>
              </table:table-cell>
              <table:table-cell office:value-type="float" office:value="0.307978640076734">
                <text:p>0.307978640076734</text:p>
              </table:table-cell>
              <table:table-cell office:value-type="float" office:value="0.308030473568161">
                <text:p>0.308030473568161</text:p>
              </table:table-cell>
              <table:table-cell office:value-type="float" office:value="0.307980121155027">
                <text:p>0.307980121155027</text:p>
              </table:table-cell>
              <table:table-cell office:value-type="float" office:value="0.307963274009879">
                <text:p>0.307963274009879</text:p>
              </table:table-cell>
              <table:table-cell office:value-type="float" office:value="0.307967092205326">
                <text:p>0.307967092205326</text:p>
              </table:table-cell>
              <table:table-cell office:value-type="float" office:value="0.307973578493774">
                <text:p>0.307973578493774</text:p>
              </table:table-cell>
              <table:table-cell office:value-type="float" office:value="0.30795012918569">
                <text:p>0.30795012918569</text:p>
              </table:table-cell>
              <table:table-cell office:value-type="float" office:value="0.308017516205403">
                <text:p>0.308017516205403</text:p>
              </table:table-cell>
              <table:table-cell office:value-type="float" office:value="0.307999582828316">
                <text:p>0.307999582828316</text:p>
              </table:table-cell>
              <table:table-cell office:value-type="float" office:value="0.308017883511828">
                <text:p>0.308017883511828</text:p>
              </table:table-cell>
              <table:table-cell office:value-type="float" office:value="0.308051647006319">
                <text:p>0.308051647006319</text:p>
              </table:table-cell>
              <table:table-cell office:value-type="float" office:value="0.307987936713315">
                <text:p>0.307987936713315</text:p>
              </table:table-cell>
            </table:table-row>
            <table:table-row>
              <table:table-cell office:value-type="string">
                <text:p>Potential diff</text:p>
                <draw:g>
                  <svg:desc>rosfootpad4.A8:rosfootpad4.A8</svg:desc>
                </draw:g>
              </table:table-cell>
              <table:table-cell office:value-type="float" office:value="-0.0000266597126220014">
                <text:p>-0.0000266597126220014</text:p>
                <draw:g>
                  <svg:desc>rosfootpad4.B8:rosfootpad4.PL8</svg:desc>
                </draw:g>
              </table:table-cell>
              <table:table-cell office:value-type="float" office:value="0.00000455087298584234">
                <text:p>0.00000455087298584234</text:p>
              </table:table-cell>
              <table:table-cell office:value-type="float" office:value="0.0000159095510762763">
                <text:p>0.0000159095510762763</text:p>
              </table:table-cell>
              <table:table-cell office:value-type="float" office:value="-0.0000219482022241757">
                <text:p>-0.0000219482022241757</text:p>
              </table:table-cell>
              <table:table-cell office:value-type="float" office:value="0.00000728621472639857">
                <text:p>0.00000728621472639857</text:p>
              </table:table-cell>
              <table:table-cell office:value-type="float" office:value="-0.00000935168244425855">
                <text:p>-0.00000935168244425855</text:p>
              </table:table-cell>
              <table:table-cell office:value-type="float" office:value="0.000042670877728912">
                <text:p>0.000042670877728912</text:p>
              </table:table-cell>
              <table:table-cell office:value-type="float" office:value="-0.0000286826975340326">
                <text:p>-0.0000286826975340326</text:p>
              </table:table-cell>
              <table:table-cell office:value-type="float" office:value="0.0000182405113358097">
                <text:p>0.0000182405113358097</text:p>
              </table:table-cell>
              <table:table-cell office:value-type="float" office:value="-0.0000200320285894673">
                <text:p>-0.0000200320285894673</text:p>
              </table:table-cell>
              <table:table-cell office:value-type="float" office:value="0.0000146855595714035">
                <text:p>0.0000146855595714035</text:p>
              </table:table-cell>
              <table:table-cell office:value-type="float" office:value="-0.0000287393629024302">
                <text:p>-0.0000287393629024302</text:p>
              </table:table-cell>
              <table:table-cell office:value-type="float" office:value="0.000058446314552929">
                <text:p>0.000058446314552929</text:p>
              </table:table-cell>
              <table:table-cell office:value-type="float" office:value="-0.0000342033910159523">
                <text:p>-0.0000342033910159523</text:p>
              </table:table-cell>
              <table:table-cell office:value-type="float" office:value="0.0000188447797423996">
                <text:p>0.0000188447797423996</text:p>
              </table:table-cell>
              <table:table-cell office:value-type="float" office:value="-0.00000675334696287333">
                <text:p>-0.00000675334696287333</text:p>
              </table:table-cell>
              <table:table-cell office:value-type="float" office:value="0.0000160997351982273">
                <text:p>0.0000160997351982273</text:p>
              </table:table-cell>
              <table:table-cell office:value-type="float" office:value="-0.00000675921505660648">
                <text:p>-0.00000675921505660648</text:p>
              </table:table-cell>
              <table:table-cell office:value-type="float" office:value="-0.0000175158280873999">
                <text:p>-0.0000175158280873999</text:p>
              </table:table-cell>
              <table:table-cell office:value-type="float" office:value="0.0000352978145141125">
                <text:p>0.0000352978145141125</text:p>
              </table:table-cell>
              <table:table-cell office:value-type="float" office:value="-0.0000276066488311133">
                <text:p>-0.0000276066488311133</text:p>
              </table:table-cell>
              <table:table-cell office:value-type="float" office:value="-0.0000145712374278184">
                <text:p>-0.0000145712374278184</text:p>
              </table:table-cell>
              <table:table-cell office:value-type="float" office:value="0.000041801817146192">
                <text:p>0.000041801817146192</text:p>
              </table:table-cell>
              <table:table-cell office:value-type="float" office:value="-0.0000235820602494941">
                <text:p>-0.0000235820602494941</text:p>
              </table:table-cell>
              <table:table-cell office:value-type="float" office:value="-0.0000274121717344089">
                <text:p>-0.0000274121717344089</text:p>
              </table:table-cell>
              <table:table-cell office:value-type="float" office:value="0.0000203040935313759">
                <text:p>0.0000203040935313759</text:p>
              </table:table-cell>
              <table:table-cell office:value-type="float" office:value="-0.0000245808499501066">
                <text:p>-0.0000245808499501066</text:p>
              </table:table-cell>
              <table:table-cell office:value-type="float" office:value="0.000014921184826211">
                <text:p>0.000014921184826211</text:p>
              </table:table-cell>
              <table:table-cell office:value-type="float" office:value="0.00000105758948759638">
                <text:p>0.00000105758948759638</text:p>
              </table:table-cell>
              <table:table-cell office:value-type="float" office:value="0.0000149744198099655">
                <text:p>0.0000149744198099655</text:p>
              </table:table-cell>
              <table:table-cell office:value-type="float" office:value="0.00000914108103045042">
                <text:p>0.00000914108103045042</text:p>
              </table:table-cell>
              <table:table-cell office:value-type="float" office:value="-0.0000311620464196749">
                <text:p>-0.0000311620464196749</text:p>
              </table:table-cell>
              <table:table-cell office:value-type="float" office:value="0.0000192219597111576">
                <text:p>0.0000192219597111576</text:p>
              </table:table-cell>
              <table:table-cell office:value-type="float" office:value="0.0000250027390890084">
                <text:p>0.0000250027390890084</text:p>
              </table:table-cell>
              <table:table-cell office:value-type="float" office:value="-0.0000463176898090611">
                <text:p>-0.0000463176898090611</text:p>
              </table:table-cell>
              <table:table-cell office:value-type="float" office:value="0.00000651270982215957">
                <text:p>0.00000651270982215957</text:p>
              </table:table-cell>
              <table:table-cell office:value-type="float" office:value="0.0000401933500232543">
                <text:p>0.0000401933500232543</text:p>
              </table:table-cell>
              <table:table-cell office:value-type="float" office:value="-0.0000325156638652513">
                <text:p>-0.0000325156638652513</text:p>
              </table:table-cell>
              <table:table-cell office:value-type="float" office:value="0.00000825755245631443">
                <text:p>0.00000825755245631443</text:p>
              </table:table-cell>
              <table:table-cell office:value-type="float" office:value="0.0000085747355708099">
                <text:p>0.0000085747355708099</text:p>
              </table:table-cell>
              <table:table-cell office:value-type="float" office:value="0.00000017611069991208">
                <text:p>0.00000017611069991208</text:p>
              </table:table-cell>
              <table:table-cell office:value-type="float" office:value="-0.00000917103751818527">
                <text:p>-0.00000917103751818527</text:p>
              </table:table-cell>
              <table:table-cell office:value-type="float" office:value="-0.0000121375747197949">
                <text:p>-0.0000121375747197949</text:p>
              </table:table-cell>
              <table:table-cell office:value-type="float" office:value="-0.0000103238501482639">
                <text:p>-0.0000103238501482639</text:p>
              </table:table-cell>
              <table:table-cell office:value-type="float" office:value="0.0000123613698026492">
                <text:p>0.0000123613698026492</text:p>
              </table:table-cell>
              <table:table-cell office:value-type="float" office:value="0.0000165500554945575">
                <text:p>0.0000165500554945575</text:p>
              </table:table-cell>
              <table:table-cell office:value-type="float" office:value="-0.000011952981785246">
                <text:p>-0.000011952981785246</text:p>
              </table:table-cell>
              <table:table-cell office:value-type="float" office:value="0.00000950721891268547">
                <text:p>0.00000950721891268547</text:p>
              </table:table-cell>
              <table:table-cell office:value-type="float" office:value="-0.00001341866160115">
                <text:p>-0.00001341866160115</text:p>
              </table:table-cell>
              <table:table-cell office:value-type="float" office:value="0.0000144322953964382">
                <text:p>0.0000144322953964382</text:p>
              </table:table-cell>
              <table:table-cell office:value-type="float" office:value="0.000031547426282863">
                <text:p>0.000031547426282863</text:p>
              </table:table-cell>
              <table:table-cell office:value-type="float" office:value="-0.0000510644131068716">
                <text:p>-0.0000510644131068716</text:p>
              </table:table-cell>
              <table:table-cell office:value-type="float" office:value="-0.00000344682417813269">
                <text:p>-0.00000344682417813269</text:p>
              </table:table-cell>
              <table:table-cell office:value-type="float" office:value="-0.0000117482941296432">
                <text:p>-0.0000117482941296432</text:p>
              </table:table-cell>
              <table:table-cell office:value-type="float" office:value="0.0000529789826178018">
                <text:p>0.0000529789826178018</text:p>
              </table:table-cell>
              <table:table-cell office:value-type="float" office:value="-0.0000298231412692584">
                <text:p>-0.0000298231412692584</text:p>
              </table:table-cell>
              <table:table-cell office:value-type="float" office:value="-0.0000107328744501922">
                <text:p>-0.0000107328744501922</text:p>
              </table:table-cell>
              <table:table-cell office:value-type="float" office:value="0.0000360041373379527">
                <text:p>0.0000360041373379527</text:p>
              </table:table-cell>
              <table:table-cell office:value-type="float" office:value="0.0000411625028248763">
                <text:p>0.0000411625028248763</text:p>
              </table:table-cell>
              <table:table-cell office:value-type="float" office:value="-0.0000364807675671264">
                <text:p>-0.0000364807675671264</text:p>
              </table:table-cell>
              <table:table-cell office:value-type="float" office:value="-0.00000893017849917799">
                <text:p>-0.00000893017849917799</text:p>
              </table:table-cell>
              <table:table-cell office:value-type="float" office:value="-0.000248376058025412">
                <text:p>-0.000248376058025412</text:p>
              </table:table-cell>
              <table:table-cell office:value-type="float" office:value="-0.0000655271241717936">
                <text:p>-0.0000655271241717936</text:p>
              </table:table-cell>
              <table:table-cell office:value-type="float" office:value="-0.000250655359200269">
                <text:p>-0.000250655359200269</text:p>
              </table:table-cell>
              <table:table-cell office:value-type="float" office:value="-0.000911869575115742">
                <text:p>-0.000911869575115742</text:p>
              </table:table-cell>
              <table:table-cell office:value-type="float" office:value="-0.000679972953093133">
                <text:p>-0.000679972953093133</text:p>
              </table:table-cell>
              <table:table-cell office:value-type="float" office:value="-0.000467412348347684">
                <text:p>-0.000467412348347684</text:p>
              </table:table-cell>
              <table:table-cell office:value-type="float" office:value="-0.000481105555392491">
                <text:p>-0.000481105555392491</text:p>
              </table:table-cell>
              <table:table-cell office:value-type="float" office:value="-0.000156443945406815">
                <text:p>-0.000156443945406815</text:p>
              </table:table-cell>
              <table:table-cell office:value-type="float" office:value="-0.000498708071701715">
                <text:p>-0.000498708071701715</text:p>
              </table:table-cell>
              <table:table-cell office:value-type="float" office:value="-0.000824340801726942">
                <text:p>-0.000824340801726942</text:p>
              </table:table-cell>
              <table:table-cell office:value-type="float" office:value="0.000298080029105752">
                <text:p>0.000298080029105752</text:p>
              </table:table-cell>
              <table:table-cell office:value-type="float" office:value="0.00673024093973207">
                <text:p>0.00673024093973207</text:p>
              </table:table-cell>
              <table:table-cell office:value-type="float" office:value="0.0120606023291683">
                <text:p>0.0120606023291683</text:p>
              </table:table-cell>
              <table:table-cell office:value-type="float" office:value="0.00414288218353875">
                <text:p>0.00414288218353875</text:p>
              </table:table-cell>
              <table:table-cell office:value-type="float" office:value="-0.00162200403054558">
                <text:p>-0.00162200403054558</text:p>
              </table:table-cell>
              <table:table-cell office:value-type="float" office:value="0.0120265677833851">
                <text:p>0.0120265677833851</text:p>
              </table:table-cell>
              <table:table-cell office:value-type="float" office:value="0.00419882299050101">
                <text:p>0.00419882299050101</text:p>
              </table:table-cell>
              <table:table-cell office:value-type="float" office:value="0.00539387501637034">
                <text:p>0.00539387501637034</text:p>
              </table:table-cell>
              <table:table-cell office:value-type="float" office:value="-0.000771840111183975">
                <text:p>-0.000771840111183975</text:p>
              </table:table-cell>
              <table:table-cell office:value-type="float" office:value="-0.00146065413808388">
                <text:p>-0.00146065413808388</text:p>
              </table:table-cell>
              <table:table-cell office:value-type="float" office:value="0.0015474322217307">
                <text:p>0.0015474322217307</text:p>
              </table:table-cell>
              <table:table-cell office:value-type="float" office:value="0.00131359402513376">
                <text:p>0.00131359402513376</text:p>
              </table:table-cell>
              <table:table-cell office:value-type="float" office:value="-0.000512568512759437">
                <text:p>-0.000512568512759437</text:p>
              </table:table-cell>
              <table:table-cell office:value-type="float" office:value="-0.000887346031892167">
                <text:p>-0.000887346031892167</text:p>
              </table:table-cell>
              <table:table-cell office:value-type="float" office:value="-0.00799831755548941">
                <text:p>-0.00799831755548941</text:p>
              </table:table-cell>
              <table:table-cell office:value-type="float" office:value="-0.00995291308615093">
                <text:p>-0.00995291308615093</text:p>
              </table:table-cell>
              <table:table-cell office:value-type="float" office:value="-0.0080470292518543">
                <text:p>-0.0080470292518543</text:p>
              </table:table-cell>
              <table:table-cell office:value-type="float" office:value="-0.00349604996574399">
                <text:p>-0.00349604996574399</text:p>
              </table:table-cell>
              <table:table-cell office:value-type="float" office:value="-0.0041592104257962">
                <text:p>-0.0041592104257962</text:p>
              </table:table-cell>
              <table:table-cell office:value-type="float" office:value="-0.00338008772629411">
                <text:p>-0.00338008772629411</text:p>
              </table:table-cell>
              <table:table-cell office:value-type="float" office:value="-0.00181640048901527">
                <text:p>-0.00181640048901527</text:p>
              </table:table-cell>
              <table:table-cell office:value-type="float" office:value="-0.00150422915839415">
                <text:p>-0.00150422915839415</text:p>
              </table:table-cell>
              <table:table-cell office:value-type="float" office:value="-0.00037599175826647">
                <text:p>-0.00037599175826647</text:p>
              </table:table-cell>
              <table:table-cell office:value-type="float" office:value="-0.000940899523275196">
                <text:p>-0.000940899523275196</text:p>
              </table:table-cell>
              <table:table-cell office:value-type="float" office:value="-0.00260711340801612">
                <text:p>-0.00260711340801612</text:p>
              </table:table-cell>
              <table:table-cell office:value-type="float" office:value="0.00177735875617413">
                <text:p>0.00177735875617413</text:p>
              </table:table-cell>
              <table:table-cell office:value-type="float" office:value="0.0324423576909348">
                <text:p>0.0324423576909348</text:p>
              </table:table-cell>
              <table:table-cell office:value-type="float" office:value="0.0040287197369408">
                <text:p>0.0040287197369408</text:p>
              </table:table-cell>
              <table:table-cell office:value-type="float" office:value="-0.000896529099697563">
                <text:p>-0.000896529099697563</text:p>
              </table:table-cell>
              <table:table-cell office:value-type="float" office:value="0.00261222166467878">
                <text:p>0.00261222166467878</text:p>
              </table:table-cell>
              <table:table-cell office:value-type="float" office:value="0.00224204922886284">
                <text:p>0.00224204922886284</text:p>
              </table:table-cell>
              <table:table-cell office:value-type="float" office:value="-0.00101174019423311">
                <text:p>-0.00101174019423311</text:p>
              </table:table-cell>
              <table:table-cell office:value-type="float" office:value="-0.00220235774824007">
                <text:p>-0.00220235774824007</text:p>
              </table:table-cell>
              <table:table-cell office:value-type="float" office:value="-0.00174586391631609">
                <text:p>-0.00174586391631609</text:p>
              </table:table-cell>
              <table:table-cell office:value-type="float" office:value="-0.000743150349878985">
                <text:p>-0.000743150349878985</text:p>
              </table:table-cell>
              <table:table-cell office:value-type="float" office:value="0.00196128869623446">
                <text:p>0.00196128869623446</text:p>
              </table:table-cell>
              <table:table-cell office:value-type="float" office:value="0.00116651463205758">
                <text:p>0.00116651463205758</text:p>
              </table:table-cell>
              <table:table-cell office:value-type="float" office:value="0.00119388006650406">
                <text:p>0.00119388006650406</text:p>
              </table:table-cell>
              <table:table-cell office:value-type="float" office:value="0.000249341152106897">
                <text:p>0.000249341152106897</text:p>
              </table:table-cell>
              <table:table-cell office:value-type="float" office:value="-0.00570431026941659">
                <text:p>-0.00570431026941659</text:p>
              </table:table-cell>
              <table:table-cell office:value-type="float" office:value="-0.0051032863535867">
                <text:p>-0.0051032863535867</text:p>
              </table:table-cell>
              <table:table-cell office:value-type="float" office:value="-0.0125634583730342">
                <text:p>-0.0125634583730342</text:p>
              </table:table-cell>
              <table:table-cell office:value-type="float" office:value="-0.0042897012013301">
                <text:p>-0.0042897012013301</text:p>
              </table:table-cell>
              <table:table-cell office:value-type="float" office:value="-0.00596784205672968">
                <text:p>-0.00596784205672968</text:p>
              </table:table-cell>
              <table:table-cell office:value-type="float" office:value="-0.000527547392740801">
                <text:p>-0.000527547392740801</text:p>
              </table:table-cell>
              <table:table-cell office:value-type="float" office:value="0.000430786202181566">
                <text:p>0.000430786202181566</text:p>
              </table:table-cell>
              <table:table-cell office:value-type="float" office:value="0.00104611872140475">
                <text:p>0.00104611872140475</text:p>
              </table:table-cell>
              <table:table-cell office:value-type="float" office:value="0.00114415623802666">
                <text:p>0.00114415623802666</text:p>
              </table:table-cell>
              <table:table-cell office:value-type="float" office:value="0.00221022252693659">
                <text:p>0.00221022252693659</text:p>
              </table:table-cell>
              <table:table-cell office:value-type="float" office:value="0.00195173631246082">
                <text:p>0.00195173631246082</text:p>
              </table:table-cell>
              <table:table-cell office:value-type="float" office:value="0.0103327923724476">
                <text:p>0.0103327923724476</text:p>
              </table:table-cell>
              <table:table-cell office:value-type="float" office:value="0.0109340583758885">
                <text:p>0.0109340583758885</text:p>
              </table:table-cell>
              <table:table-cell office:value-type="float" office:value="0.00369568356834743">
                <text:p>0.00369568356834743</text:p>
              </table:table-cell>
              <table:table-cell office:value-type="float" office:value="0.0037125321986457">
                <text:p>0.0037125321986457</text:p>
              </table:table-cell>
              <table:table-cell office:value-type="float" office:value="0.00152078525793964">
                <text:p>0.00152078525793964</text:p>
              </table:table-cell>
              <table:table-cell office:value-type="float" office:value="0.000171426724173529">
                <text:p>0.000171426724173529</text:p>
              </table:table-cell>
              <table:table-cell office:value-type="float" office:value="-0.000945696973904009">
                <text:p>-0.000945696973904009</text:p>
              </table:table-cell>
              <table:table-cell office:value-type="float" office:value="0.00342470918796112">
                <text:p>0.00342470918796112</text:p>
              </table:table-cell>
              <table:table-cell office:value-type="float" office:value="-0.0000623261194538371">
                <text:p>-0.0000623261194538371</text:p>
              </table:table-cell>
              <table:table-cell office:value-type="float" office:value="-0.000316175331457336">
                <text:p>-0.000316175331457336</text:p>
              </table:table-cell>
              <table:table-cell office:value-type="float" office:value="-0.00422026058449238">
                <text:p>-0.00422026058449238</text:p>
              </table:table-cell>
              <table:table-cell office:value-type="float" office:value="-0.00579082667403319">
                <text:p>-0.00579082667403319</text:p>
              </table:table-cell>
              <table:table-cell office:value-type="float" office:value="-0.00415316027935081">
                <text:p>-0.00415316027935081</text:p>
              </table:table-cell>
              <table:table-cell office:value-type="float" office:value="-0.00381426527013645">
                <text:p>-0.00381426527013645</text:p>
              </table:table-cell>
              <table:table-cell office:value-type="float" office:value="-0.00204342113735601">
                <text:p>-0.00204342113735601</text:p>
              </table:table-cell>
              <table:table-cell office:value-type="float" office:value="-0.00365969806287314">
                <text:p>-0.00365969806287314</text:p>
              </table:table-cell>
              <table:table-cell office:value-type="float" office:value="-0.00318873097806149">
                <text:p>-0.00318873097806149</text:p>
              </table:table-cell>
              <table:table-cell office:value-type="float" office:value="-0.0016404159482582">
                <text:p>-0.0016404159482582</text:p>
              </table:table-cell>
              <table:table-cell office:value-type="float" office:value="-0.00154125204883532">
                <text:p>-0.00154125204883532</text:p>
              </table:table-cell>
              <table:table-cell office:value-type="float" office:value="-0.00351405256203785">
                <text:p>-0.00351405256203785</text:p>
              </table:table-cell>
              <table:table-cell office:value-type="float" office:value="-0.00126150832478894">
                <text:p>-0.00126150832478894</text:p>
              </table:table-cell>
              <table:table-cell office:value-type="float" office:value="-0.000578544791035973">
                <text:p>-0.000578544791035973</text:p>
              </table:table-cell>
              <table:table-cell office:value-type="float" office:value="-0.00190356455744545">
                <text:p>-0.00190356455744545</text:p>
              </table:table-cell>
              <table:table-cell office:value-type="float" office:value="-0.00361900155014283">
                <text:p>-0.00361900155014283</text:p>
              </table:table-cell>
              <table:table-cell office:value-type="float" office:value="-0.00284936264696395">
                <text:p>-0.00284936264696395</text:p>
              </table:table-cell>
              <table:table-cell office:value-type="float" office:value="0.0362878228795631">
                <text:p>0.0362878228795631</text:p>
              </table:table-cell>
              <table:table-cell office:value-type="float" office:value="0.00311878750581324">
                <text:p>0.00311878750581324</text:p>
              </table:table-cell>
              <table:table-cell office:value-type="float" office:value="-0.00265758263734617">
                <text:p>-0.00265758263734617</text:p>
              </table:table-cell>
              <table:table-cell office:value-type="float" office:value="-0.00382043260065129">
                <text:p>-0.00382043260065129</text:p>
              </table:table-cell>
              <table:table-cell office:value-type="float" office:value="0.000669411927617658">
                <text:p>0.000669411927617658</text:p>
              </table:table-cell>
              <table:table-cell office:value-type="float" office:value="0.00110479510927908">
                <text:p>0.00110479510927908</text:p>
              </table:table-cell>
              <table:table-cell office:value-type="float" office:value="0.000138193315703306">
                <text:p>0.000138193315703306</text:p>
              </table:table-cell>
              <table:table-cell office:value-type="float" office:value="-0.000666245029480539">
                <text:p>-0.000666245029480539</text:p>
              </table:table-cell>
              <table:table-cell office:value-type="float" office:value="-0.00232592826501854">
                <text:p>-0.00232592826501854</text:p>
              </table:table-cell>
              <table:table-cell office:value-type="float" office:value="-0.00410701636122274">
                <text:p>-0.00410701636122274</text:p>
              </table:table-cell>
              <table:table-cell office:value-type="float" office:value="-0.00505397313780925">
                <text:p>-0.00505397313780925</text:p>
              </table:table-cell>
              <table:table-cell office:value-type="float" office:value="-0.0115066138035633">
                <text:p>-0.0115066138035633</text:p>
              </table:table-cell>
              <table:table-cell office:value-type="float" office:value="-0.00686009327934278">
                <text:p>-0.00686009327934278</text:p>
              </table:table-cell>
              <table:table-cell office:value-type="float" office:value="-0.0019498414411499">
                <text:p>-0.0019498414411499</text:p>
              </table:table-cell>
              <table:table-cell office:value-type="float" office:value="0.0000875948527386261">
                <text:p>0.0000875948527386261</text:p>
              </table:table-cell>
              <table:table-cell office:value-type="float" office:value="0.00020505204147675">
                <text:p>0.00020505204147675</text:p>
              </table:table-cell>
              <table:table-cell office:value-type="float" office:value="-0.00075925604149496">
                <text:p>-0.00075925604149496</text:p>
              </table:table-cell>
              <table:table-cell office:value-type="float" office:value="0.0000454308738669917">
                <text:p>0.0000454308738669917</text:p>
              </table:table-cell>
              <table:table-cell office:value-type="float" office:value="0.00397666292821169">
                <text:p>0.00397666292821169</text:p>
              </table:table-cell>
              <table:table-cell office:value-type="float" office:value="0.0117678120941486">
                <text:p>0.0117678120941486</text:p>
              </table:table-cell>
              <table:table-cell office:value-type="float" office:value="0.00413174391559629">
                <text:p>0.00413174391559629</text:p>
              </table:table-cell>
              <table:table-cell office:value-type="float" office:value="0.0113449628160319">
                <text:p>0.0113449628160319</text:p>
              </table:table-cell>
              <table:table-cell office:value-type="float" office:value="0.0110151143136364">
                <text:p>0.0110151143136364</text:p>
              </table:table-cell>
              <table:table-cell office:value-type="float" office:value="-0.000156417249514651">
                <text:p>-0.000156417249514651</text:p>
              </table:table-cell>
              <table:table-cell office:value-type="float" office:value="-0.00151950892125746">
                <text:p>-0.00151950892125746</text:p>
              </table:table-cell>
              <table:table-cell office:value-type="float" office:value="0.00185884488239185">
                <text:p>0.00185884488239185</text:p>
              </table:table-cell>
              <table:table-cell office:value-type="float" office:value="-0.000449501894542737">
                <text:p>-0.000449501894542737</text:p>
              </table:table-cell>
              <table:table-cell office:value-type="float" office:value="-0.00195100327269426">
                <text:p>-0.00195100327269426</text:p>
              </table:table-cell>
              <table:table-cell office:value-type="float" office:value="-0.00302633681642561">
                <text:p>-0.00302633681642561</text:p>
              </table:table-cell>
              <table:table-cell office:value-type="float" office:value="-0.00438010612554818">
                <text:p>-0.00438010612554818</text:p>
              </table:table-cell>
              <table:table-cell office:value-type="float" office:value="-0.00353695736047899">
                <text:p>-0.00353695736047899</text:p>
              </table:table-cell>
              <table:table-cell office:value-type="float" office:value="-0.00502162445001175">
                <text:p>-0.00502162445001175</text:p>
              </table:table-cell>
              <table:table-cell office:value-type="float" office:value="-0.00789765936821552">
                <text:p>-0.00789765936821552</text:p>
              </table:table-cell>
              <table:table-cell office:value-type="float" office:value="-0.00476738845947616">
                <text:p>-0.00476738845947616</text:p>
              </table:table-cell>
              <table:table-cell office:value-type="float" office:value="-0.00206784641682983">
                <text:p>-0.00206784641682983</text:p>
              </table:table-cell>
              <table:table-cell office:value-type="float" office:value="-0.00516099234000611">
                <text:p>-0.00516099234000611</text:p>
              </table:table-cell>
              <table:table-cell office:value-type="float" office:value="-0.0035210604943629">
                <text:p>-0.0035210604943629</text:p>
              </table:table-cell>
              <table:table-cell office:value-type="float" office:value="-0.00171278323452673">
                <text:p>-0.00171278323452673</text:p>
              </table:table-cell>
              <table:table-cell office:value-type="float" office:value="-0.00314381517862422">
                <text:p>-0.00314381517862422</text:p>
              </table:table-cell>
              <table:table-cell office:value-type="float" office:value="-0.00339535063259683">
                <text:p>-0.00339535063259683</text:p>
              </table:table-cell>
              <table:table-cell office:value-type="float" office:value="-0.00171481268773988">
                <text:p>-0.00171481268773988</text:p>
              </table:table-cell>
              <table:table-cell office:value-type="float" office:value="-0.00112385686390709">
                <text:p>-0.00112385686390709</text:p>
              </table:table-cell>
              <table:table-cell office:value-type="float" office:value="0.0352324667326891">
                <text:p>0.0352324667326891</text:p>
              </table:table-cell>
              <table:table-cell office:value-type="float" office:value="0.00496874547985993">
                <text:p>0.00496874547985993</text:p>
              </table:table-cell>
              <table:table-cell office:value-type="float" office:value="0.000904703212082691">
                <text:p>0.000904703212082691</text:p>
              </table:table-cell>
              <table:table-cell office:value-type="float" office:value="0.00123201157214381">
                <text:p>0.00123201157214381</text:p>
              </table:table-cell>
              <table:table-cell office:value-type="float" office:value="0.00349700556597871">
                <text:p>0.00349700556597871</text:p>
              </table:table-cell>
              <table:table-cell office:value-type="float" office:value="0.000515166374277121">
                <text:p>0.000515166374277121</text:p>
              </table:table-cell>
              <table:table-cell office:value-type="float" office:value="-0.00177305809622291">
                <text:p>-0.00177305809622291</text:p>
              </table:table-cell>
              <table:table-cell office:value-type="float" office:value="-0.00657951794018619">
                <text:p>-0.00657951794018619</text:p>
              </table:table-cell>
              <table:table-cell office:value-type="float" office:value="-0.00698044323983732">
                <text:p>-0.00698044323983732</text:p>
              </table:table-cell>
              <table:table-cell office:value-type="float" office:value="-0.00118267310710612">
                <text:p>-0.00118267310710612</text:p>
              </table:table-cell>
              <table:table-cell office:value-type="float" office:value="-0.00154275911249258">
                <text:p>-0.00154275911249258</text:p>
              </table:table-cell>
              <table:table-cell office:value-type="float" office:value="-0.00781946904837055">
                <text:p>-0.00781946904837055</text:p>
              </table:table-cell>
              <table:table-cell office:value-type="float" office:value="-0.00670974690338066">
                <text:p>-0.00670974690338066</text:p>
              </table:table-cell>
              <table:table-cell office:value-type="float" office:value="-0.00115834824657463">
                <text:p>-0.00115834824657463</text:p>
              </table:table-cell>
              <table:table-cell office:value-type="float" office:value="-0.00157848361653457">
                <text:p>-0.00157848361653457</text:p>
              </table:table-cell>
              <table:table-cell office:value-type="float" office:value="-0.000772932612503829">
                <text:p>-0.000772932612503829</text:p>
              </table:table-cell>
              <table:table-cell office:value-type="float" office:value="-0.000788648041022632">
                <text:p>-0.000788648041022632</text:p>
              </table:table-cell>
              <table:table-cell office:value-type="float" office:value="-0.000270782260265556">
                <text:p>-0.000270782260265556</text:p>
              </table:table-cell>
              <table:table-cell office:value-type="float" office:value="-0.000379227685347483">
                <text:p>-0.000379227685347483</text:p>
              </table:table-cell>
              <table:table-cell office:value-type="float" office:value="-0.0023229235453372">
                <text:p>-0.0023229235453372</text:p>
              </table:table-cell>
              <table:table-cell office:value-type="float" office:value="-0.00085970202081509">
                <text:p>-0.00085970202081509</text:p>
              </table:table-cell>
              <table:table-cell office:value-type="float" office:value="0.0028397776676477">
                <text:p>0.0028397776676477</text:p>
              </table:table-cell>
              <table:table-cell office:value-type="float" office:value="0.00492934008905693">
                <text:p>0.00492934008905693</text:p>
              </table:table-cell>
              <table:table-cell office:value-type="float" office:value="0.00523142202118154">
                <text:p>0.00523142202118154</text:p>
              </table:table-cell>
              <table:table-cell office:value-type="float" office:value="0.0192932990913325">
                <text:p>0.0192932990913325</text:p>
              </table:table-cell>
              <table:table-cell office:value-type="float" office:value="0.0110991715631161">
                <text:p>0.0110991715631161</text:p>
              </table:table-cell>
              <table:table-cell office:value-type="float" office:value="0.00122862231649784">
                <text:p>0.00122862231649784</text:p>
              </table:table-cell>
              <table:table-cell office:value-type="float" office:value="0.00119224901024656">
                <text:p>0.00119224901024656</text:p>
              </table:table-cell>
              <table:table-cell office:value-type="float" office:value="-0.000868590023163529">
                <text:p>-0.000868590023163529</text:p>
              </table:table-cell>
              <table:table-cell office:value-type="float" office:value="-0.00318845397874445">
                <text:p>-0.00318845397874445</text:p>
              </table:table-cell>
              <table:table-cell office:value-type="float" office:value="0.00119393336472629">
                <text:p>0.00119393336472629</text:p>
              </table:table-cell>
              <table:table-cell office:value-type="float" office:value="0.0000346832986600765">
                <text:p>0.0000346832986600765</text:p>
              </table:table-cell>
              <table:table-cell office:value-type="float" office:value="-0.0010390979845547">
                <text:p>-0.0010390979845547</text:p>
              </table:table-cell>
              <table:table-cell office:value-type="float" office:value="-0.00198418459763633">
                <text:p>-0.00198418459763633</text:p>
              </table:table-cell>
              <table:table-cell office:value-type="float" office:value="-0.0099193746309601">
                <text:p>-0.0099193746309601</text:p>
              </table:table-cell>
              <table:table-cell office:value-type="float" office:value="-0.0231102832820472">
                <text:p>-0.0231102832820472</text:p>
              </table:table-cell>
              <table:table-cell office:value-type="float" office:value="-0.00296857025348662">
                <text:p>-0.00296857025348662</text:p>
              </table:table-cell>
              <table:table-cell office:value-type="float" office:value="-0.000824817325000948">
                <text:p>-0.000824817325000948</text:p>
              </table:table-cell>
              <table:table-cell office:value-type="float" office:value="-0.000694182839662216">
                <text:p>-0.000694182839662216</text:p>
              </table:table-cell>
              <table:table-cell office:value-type="float" office:value="-0.00131414848504108">
                <text:p>-0.00131414848504108</text:p>
              </table:table-cell>
              <table:table-cell office:value-type="float" office:value="-0.00183754395833935">
                <text:p>-0.00183754395833935</text:p>
              </table:table-cell>
              <table:table-cell office:value-type="float" office:value="-0.00205998083747227">
                <text:p>-0.00205998083747227</text:p>
              </table:table-cell>
              <table:table-cell office:value-type="float" office:value="-0.00203282358881007">
                <text:p>-0.00203282358881007</text:p>
              </table:table-cell>
              <table:table-cell office:value-type="float" office:value="-0.000651174594235526">
                <text:p>-0.000651174594235526</text:p>
              </table:table-cell>
              <table:table-cell office:value-type="float" office:value="0.000307835257117917">
                <text:p>0.000307835257117917</text:p>
              </table:table-cell>
              <table:table-cell office:value-type="float" office:value="0.0384600129606382">
                <text:p>0.0384600129606382</text:p>
              </table:table-cell>
              <table:table-cell office:value-type="float" office:value="-0.00431683317458831">
                <text:p>-0.00431683317458831</text:p>
              </table:table-cell>
              <table:table-cell office:value-type="float" office:value="-0.00424870691305446">
                <text:p>-0.00424870691305446</text:p>
              </table:table-cell>
              <table:table-cell office:value-type="float" office:value="-0.0160344820665713">
                <text:p>-0.0160344820665713</text:p>
              </table:table-cell>
              <table:table-cell office:value-type="float" office:value="-0.00576508590382507">
                <text:p>-0.00576508590382507</text:p>
              </table:table-cell>
              <table:table-cell office:value-type="float" office:value="0.0037180599901509">
                <text:p>0.0037180599901509</text:p>
              </table:table-cell>
              <table:table-cell office:value-type="float" office:value="0.00337650818854524">
                <text:p>0.00337650818854524</text:p>
              </table:table-cell>
              <table:table-cell office:value-type="float" office:value="-0.00206422250651184">
                <text:p>-0.00206422250651184</text:p>
              </table:table-cell>
              <table:table-cell office:value-type="float" office:value="-0.0014842556302524">
                <text:p>-0.0014842556302524</text:p>
              </table:table-cell>
              <table:table-cell office:value-type="float" office:value="-0.000697347966644057">
                <text:p>-0.000697347966644057</text:p>
              </table:table-cell>
              <table:table-cell office:value-type="float" office:value="-0.000390388029002264">
                <text:p>-0.000390388029002264</text:p>
              </table:table-cell>
              <table:table-cell office:value-type="float" office:value="-0.000721188907765513">
                <text:p>-0.000721188907765513</text:p>
              </table:table-cell>
              <table:table-cell office:value-type="float" office:value="-0.000166693333058743">
                <text:p>-0.000166693333058743</text:p>
              </table:table-cell>
              <table:table-cell office:value-type="float" office:value="0.0055876116295806">
                <text:p>0.0055876116295806</text:p>
              </table:table-cell>
              <table:table-cell office:value-type="float" office:value="0.00627765945105408">
                <text:p>0.00627765945105408</text:p>
              </table:table-cell>
              <table:table-cell office:value-type="float" office:value="0.0134509161032799">
                <text:p>0.0134509161032799</text:p>
              </table:table-cell>
              <table:table-cell office:value-type="float" office:value="0.0133538444261863">
                <text:p>0.0133538444261863</text:p>
              </table:table-cell>
              <table:table-cell office:value-type="float" office:value="0.00409029876879613">
                <text:p>0.00409029876879613</text:p>
              </table:table-cell>
              <table:table-cell office:value-type="float" office:value="0.00310429122207084">
                <text:p>0.00310429122207084</text:p>
              </table:table-cell>
              <table:table-cell office:value-type="float" office:value="-0.000962326561665228">
                <text:p>-0.000962326561665228</text:p>
              </table:table-cell>
              <table:table-cell office:value-type="float" office:value="-0.0019295876962343">
                <text:p>-0.0019295876962343</text:p>
              </table:table-cell>
              <table:table-cell office:value-type="float" office:value="0.000311712328280922">
                <text:p>0.000311712328280922</text:p>
              </table:table-cell>
              <table:table-cell office:value-type="float" office:value="0.000155592476807631">
                <text:p>0.000155592476807631</text:p>
              </table:table-cell>
              <table:table-cell office:value-type="float" office:value="-0.000929235960405894">
                <text:p>-0.000929235960405894</text:p>
              </table:table-cell>
              <table:table-cell office:value-type="float" office:value="-0.000298400467423465">
                <text:p>-0.000298400467423465</text:p>
              </table:table-cell>
              <table:table-cell office:value-type="float" office:value="-0.0152879523636192">
                <text:p>-0.0152879523636192</text:p>
              </table:table-cell>
              <table:table-cell office:value-type="float" office:value="-0.0121367047496034">
                <text:p>-0.0121367047496034</text:p>
              </table:table-cell>
              <table:table-cell office:value-type="float" office:value="-0.00999812642768483">
                <text:p>-0.00999812642768483</text:p>
              </table:table-cell>
              <table:table-cell office:value-type="float" office:value="-0.00677183223200878">
                <text:p>-0.00677183223200878</text:p>
              </table:table-cell>
              <table:table-cell office:value-type="float" office:value="-0.00232570251372305">
                <text:p>-0.00232570251372305</text:p>
              </table:table-cell>
              <table:table-cell office:value-type="float" office:value="-0.00115284270749244">
                <text:p>-0.00115284270749244</text:p>
              </table:table-cell>
              <table:table-cell office:value-type="float" office:value="-0.00120143330035238">
                <text:p>-0.00120143330035238</text:p>
              </table:table-cell>
              <table:table-cell office:value-type="float" office:value="-0.00478826187298403">
                <text:p>-0.00478826187298403</text:p>
              </table:table-cell>
              <table:table-cell office:value-type="float" office:value="-0.0018370008707782">
                <text:p>-0.0018370008707782</text:p>
              </table:table-cell>
              <table:table-cell office:value-type="float" office:value="-0.000885606266376182">
                <text:p>-0.000885606266376182</text:p>
              </table:table-cell>
              <table:table-cell office:value-type="float" office:value="-0.000792927179006753">
                <text:p>-0.000792927179006753</text:p>
              </table:table-cell>
              <table:table-cell office:value-type="float" office:value="-0.000381182732488217">
                <text:p>-0.000381182732488217</text:p>
              </table:table-cell>
              <table:table-cell office:value-type="float" office:value="-0.000612622324894951">
                <text:p>-0.000612622324894951</text:p>
              </table:table-cell>
              <table:table-cell office:value-type="float" office:value="0.00394691685525178">
                <text:p>0.00394691685525178</text:p>
              </table:table-cell>
              <table:table-cell office:value-type="float" office:value="0.0295020819928018">
                <text:p>0.0295020819928018</text:p>
              </table:table-cell>
              <table:table-cell office:value-type="float" office:value="0.00285092967062006">
                <text:p>0.00285092967062006</text:p>
              </table:table-cell>
              <table:table-cell office:value-type="float" office:value="-0.000310674963320712">
                <text:p>-0.000310674963320712</text:p>
              </table:table-cell>
              <table:table-cell office:value-type="float" office:value="-0.0277944966663333">
                <text:p>-0.0277944966663333</text:p>
              </table:table-cell>
              <table:table-cell office:value-type="float" office:value="-0.00534112972478512">
                <text:p>-0.00534112972478512</text:p>
              </table:table-cell>
              <table:table-cell office:value-type="float" office:value="-0.000551294405130465">
                <text:p>-0.000551294405130465</text:p>
              </table:table-cell>
              <table:table-cell office:value-type="float" office:value="-0.00114721260331818">
                <text:p>-0.00114721260331818</text:p>
              </table:table-cell>
              <table:table-cell office:value-type="float" office:value="0.00338596383778944">
                <text:p>0.00338596383778944</text:p>
              </table:table-cell>
              <table:table-cell office:value-type="float" office:value="0.0130702598789474">
                <text:p>0.0130702598789474</text:p>
              </table:table-cell>
              <table:table-cell office:value-type="float" office:value="0.00564999883952455">
                <text:p>0.00564999883952455</text:p>
              </table:table-cell>
              <table:table-cell office:value-type="float" office:value="-0.00359636983745121">
                <text:p>-0.00359636983745121</text:p>
              </table:table-cell>
              <table:table-cell office:value-type="float" office:value="-0.00347676465132885">
                <text:p>-0.00347676465132885</text:p>
              </table:table-cell>
              <table:table-cell office:value-type="float" office:value="-0.000298850374309045">
                <text:p>-0.000298850374309045</text:p>
              </table:table-cell>
              <table:table-cell office:value-type="float" office:value="-0.000795170061003492">
                <text:p>-0.000795170061003492</text:p>
              </table:table-cell>
              <table:table-cell office:value-type="float" office:value="-0.00492244627393646">
                <text:p>-0.00492244627393646</text:p>
              </table:table-cell>
              <table:table-cell office:value-type="float" office:value="0.00143141336428987">
                <text:p>0.00143141336428987</text:p>
              </table:table-cell>
              <table:table-cell office:value-type="float" office:value="0.00210546594221073">
                <text:p>0.00210546594221073</text:p>
              </table:table-cell>
              <table:table-cell office:value-type="float" office:value="0.0170712481618197">
                <text:p>0.0170712481618197</text:p>
              </table:table-cell>
              <table:table-cell office:value-type="float" office:value="0.00536961822279797">
                <text:p>0.00536961822279797</text:p>
              </table:table-cell>
              <table:table-cell office:value-type="float" office:value="0.0000944607869506342">
                <text:p>0.0000944607869506342</text:p>
              </table:table-cell>
              <table:table-cell office:value-type="float" office:value="0.0195104175521586">
                <text:p>0.0195104175521586</text:p>
              </table:table-cell>
              <table:table-cell office:value-type="float" office:value="0.00264979207227151">
                <text:p>0.00264979207227151</text:p>
              </table:table-cell>
              <table:table-cell office:value-type="float" office:value="0.000984279949936828">
                <text:p>0.000984279949936828</text:p>
              </table:table-cell>
              <table:table-cell office:value-type="float" office:value="-0.000123124678555131">
                <text:p>-0.000123124678555131</text:p>
              </table:table-cell>
              <table:table-cell office:value-type="float" office:value="-0.00290297741021273">
                <text:p>-0.00290297741021273</text:p>
              </table:table-cell>
              <table:table-cell office:value-type="float" office:value="-0.000274987289466344">
                <text:p>-0.000274987289466344</text:p>
              </table:table-cell>
              <table:table-cell office:value-type="float" office:value="0.00116456614053184">
                <text:p>0.00116456614053184</text:p>
              </table:table-cell>
              <table:table-cell office:value-type="float" office:value="0.000779123344141319">
                <text:p>0.000779123344141319</text:p>
              </table:table-cell>
              <table:table-cell office:value-type="float" office:value="-0.00113928965619475">
                <text:p>-0.00113928965619475</text:p>
              </table:table-cell>
              <table:table-cell office:value-type="float" office:value="-0.00297892831720165">
                <text:p>-0.00297892831720165</text:p>
              </table:table-cell>
              <table:table-cell office:value-type="float" office:value="-0.00266390316941539">
                <text:p>-0.00266390316941539</text:p>
              </table:table-cell>
              <table:table-cell office:value-type="float" office:value="-0.00601650141833088">
                <text:p>-0.00601650141833088</text:p>
              </table:table-cell>
              <table:table-cell office:value-type="float" office:value="-0.00332916627327085">
                <text:p>-0.00332916627327085</text:p>
              </table:table-cell>
              <table:table-cell office:value-type="float" office:value="-0.0105281409615056">
                <text:p>-0.0105281409615056</text:p>
              </table:table-cell>
              <table:table-cell office:value-type="float" office:value="-0.00298031710873814">
                <text:p>-0.00298031710873814</text:p>
              </table:table-cell>
              <table:table-cell office:value-type="float" office:value="-0.00507044913220478">
                <text:p>-0.00507044913220478</text:p>
              </table:table-cell>
              <table:table-cell office:value-type="float" office:value="-0.0036143033918003">
                <text:p>-0.0036143033918003</text:p>
              </table:table-cell>
              <table:table-cell office:value-type="float" office:value="-0.00376774993235568">
                <text:p>-0.00376774993235568</text:p>
              </table:table-cell>
              <table:table-cell office:value-type="float" office:value="-0.0038850946044065">
                <text:p>-0.0038850946044065</text:p>
              </table:table-cell>
              <table:table-cell office:value-type="float" office:value="-0.00497496681258691">
                <text:p>-0.00497496681258691</text:p>
              </table:table-cell>
              <table:table-cell office:value-type="float" office:value="-0.00149397595747508">
                <text:p>-0.00149397595747508</text:p>
              </table:table-cell>
              <table:table-cell office:value-type="float" office:value="-0.000701242483840958">
                <text:p>-0.000701242483840958</text:p>
              </table:table-cell>
              <table:table-cell office:value-type="float" office:value="-0.000166300782565632">
                <text:p>-0.000166300782565632</text:p>
              </table:table-cell>
              <table:table-cell office:value-type="float" office:value="0.032483424720038">
                <text:p>0.032483424720038</text:p>
              </table:table-cell>
              <table:table-cell office:value-type="float" office:value="0.00722558648487992">
                <text:p>0.00722558648487992</text:p>
              </table:table-cell>
              <table:table-cell office:value-type="float" office:value="0.00378596541193232">
                <text:p>0.00378596541193232</text:p>
              </table:table-cell>
              <table:table-cell office:value-type="float" office:value="0.000978416053118825">
                <text:p>0.000978416053118825</text:p>
              </table:table-cell>
              <table:table-cell office:value-type="float" office:value="-0.00530340132957574">
                <text:p>-0.00530340132957574</text:p>
              </table:table-cell>
              <table:table-cell office:value-type="float" office:value="-0.00462197290663163">
                <text:p>-0.00462197290663163</text:p>
              </table:table-cell>
              <table:table-cell office:value-type="float" office:value="-0.00647380147019749">
                <text:p>-0.00647380147019749</text:p>
              </table:table-cell>
              <table:table-cell office:value-type="float" office:value="0.000101077849732234">
                <text:p>0.000101077849732234</text:p>
              </table:table-cell>
              <table:table-cell office:value-type="float" office:value="0.000770118773828044">
                <text:p>0.000770118773828044</text:p>
              </table:table-cell>
              <table:table-cell office:value-type="float" office:value="-0.00114417430289088">
                <text:p>-0.00114417430289088</text:p>
              </table:table-cell>
              <table:table-cell office:value-type="float" office:value="-0.00711290607047765">
                <text:p>-0.00711290607047765</text:p>
              </table:table-cell>
              <table:table-cell office:value-type="float" office:value="-0.00461430202997343">
                <text:p>-0.00461430202997343</text:p>
              </table:table-cell>
              <table:table-cell office:value-type="float" office:value="-0.00170858015404812">
                <text:p>-0.00170858015404812</text:p>
              </table:table-cell>
              <table:table-cell office:value-type="float" office:value="-0.00182035462126501">
                <text:p>-0.00182035462126501</text:p>
              </table:table-cell>
              <table:table-cell office:value-type="float" office:value="-0.00204899832342348">
                <text:p>-0.00204899832342348</text:p>
              </table:table-cell>
              <table:table-cell office:value-type="float" office:value="-0.00000672719996891447">
                <text:p>-0.00000672719996891447</text:p>
              </table:table-cell>
              <table:table-cell office:value-type="float" office:value="-0.000196858931843957">
                <text:p>-0.000196858931843957</text:p>
              </table:table-cell>
              <table:table-cell office:value-type="float" office:value="0.00030243606334146">
                <text:p>0.00030243606334146</text:p>
              </table:table-cell>
              <table:table-cell office:value-type="float" office:value="-0.000226721961102849">
                <text:p>-0.000226721961102849</text:p>
              </table:table-cell>
              <table:table-cell office:value-type="float" office:value="0.000147913495098184">
                <text:p>0.000147913495098184</text:p>
              </table:table-cell>
              <table:table-cell office:value-type="float" office:value="-0.000161523632261795">
                <text:p>-0.000161523632261795</text:p>
              </table:table-cell>
              <table:table-cell office:value-type="float" office:value="0.000022741793060832">
                <text:p>0.000022741793060832</text:p>
              </table:table-cell>
              <table:table-cell office:value-type="float" office:value="0.00016190075831457">
                <text:p>0.00016190075831457</text:p>
              </table:table-cell>
              <table:table-cell office:value-type="float" office:value="0.000178409084917286">
                <text:p>0.000178409084917286</text:p>
              </table:table-cell>
              <table:table-cell office:value-type="float" office:value="-0.000158749202260833">
                <text:p>-0.000158749202260833</text:p>
              </table:table-cell>
              <table:table-cell office:value-type="float" office:value="0.000108257847151905">
                <text:p>0.000108257847151905</text:p>
              </table:table-cell>
              <table:table-cell office:value-type="float" office:value="0.000102013652284405">
                <text:p>0.000102013652284405</text:p>
              </table:table-cell>
              <table:table-cell office:value-type="float" office:value="0.0000752166297909307">
                <text:p>0.0000752166297909307</text:p>
              </table:table-cell>
              <table:table-cell office:value-type="float" office:value="0.00000350111807884135">
                <text:p>0.00000350111807884135</text:p>
              </table:table-cell>
              <table:table-cell office:value-type="float" office:value="-0.0000798464884930738">
                <text:p>-0.0000798464884930738</text:p>
              </table:table-cell>
              <table:table-cell office:value-type="float" office:value="0.0001168143124749">
                <text:p>0.0001168143124749</text:p>
              </table:table-cell>
              <table:table-cell office:value-type="float" office:value="-0.0000526696016519002">
                <text:p>-0.0000526696016519002</text:p>
              </table:table-cell>
              <table:table-cell office:value-type="float" office:value="-0.0000769793322950019">
                <text:p>-0.0000769793322950019</text:p>
              </table:table-cell>
              <table:table-cell office:value-type="float" office:value="0.0000746018249505043">
                <text:p>0.0000746018249505043</text:p>
              </table:table-cell>
              <table:table-cell office:value-type="float" office:value="-0.0000673797395094877">
                <text:p>-0.0000673797395094877</text:p>
              </table:table-cell>
              <table:table-cell office:value-type="float" office:value="0.000146656992323246">
                <text:p>0.000146656992323246</text:p>
              </table:table-cell>
              <table:table-cell office:value-type="float" office:value="-0.0000545111296135215">
                <text:p>-0.0000545111296135215</text:p>
              </table:table-cell>
              <table:table-cell office:value-type="float" office:value="0.0000613117566206633">
                <text:p>0.0000613117566206633</text:p>
              </table:table-cell>
              <table:table-cell office:value-type="float" office:value="-0.0000664737660063253">
                <text:p>-0.0000664737660063253</text:p>
              </table:table-cell>
              <table:table-cell office:value-type="float" office:value="-0.0000505430201824808">
                <text:p>-0.0000505430201824808</text:p>
              </table:table-cell>
              <table:table-cell office:value-type="float" office:value="0.0000439128968347524">
                <text:p>0.0000439128968347524</text:p>
              </table:table-cell>
              <table:table-cell office:value-type="float" office:value="-0.0000396337180065265">
                <text:p>-0.0000396337180065265</text:p>
              </table:table-cell>
              <table:table-cell office:value-type="float" office:value="0.0000546731248772803">
                <text:p>0.0000546731248772803</text:p>
              </table:table-cell>
              <table:table-cell office:value-type="float" office:value="0.0000157057538468508">
                <text:p>0.0000157057538468508</text:p>
              </table:table-cell>
              <table:table-cell office:value-type="float" office:value="-0.0000881855565261214">
                <text:p>-0.0000881855565261214</text:p>
              </table:table-cell>
              <table:table-cell office:value-type="float" office:value="0.000067580658640598">
                <text:p>0.000067580658640598</text:p>
              </table:table-cell>
              <table:table-cell office:value-type="float" office:value="0.0000159541890288883">
                <text:p>0.0000159541890288883</text:p>
              </table:table-cell>
              <table:table-cell office:value-type="float" office:value="-0.0000342321240917043">
                <text:p>-0.0000342321240917043</text:p>
              </table:table-cell>
              <table:table-cell office:value-type="float" office:value="-0.0000133844334212485">
                <text:p>-0.0000133844334212485</text:p>
              </table:table-cell>
              <table:table-cell office:value-type="float" office:value="0.0000125755771554492">
                <text:p>0.0000125755771554492</text:p>
              </table:table-cell>
              <table:table-cell office:value-type="float" office:value="0.0000350234935925231">
                <text:p>0.0000350234935925231</text:p>
              </table:table-cell>
              <table:table-cell office:value-type="float" office:value="-0.0000398641599275162">
                <text:p>-0.0000398641599275162</text:p>
              </table:table-cell>
              <table:table-cell office:value-type="float" office:value="0.0000809667154593741">
                <text:p>0.0000809667154593741</text:p>
              </table:table-cell>
              <table:table-cell office:value-type="float" office:value="-0.00011341374830548">
                <text:p>-0.00011341374830548</text:p>
              </table:table-cell>
              <table:table-cell office:value-type="float" office:value="0.0000806650043239654">
                <text:p>0.0000806650043239654</text:p>
              </table:table-cell>
              <table:table-cell office:value-type="float" office:value="-0.0000198296127817965">
                <text:p>-0.0000198296127817965</text:p>
              </table:table-cell>
              <table:table-cell office:value-type="float" office:value="-0.00000800628631386635">
                <text:p>-0.00000800628631386635</text:p>
              </table:table-cell>
              <table:table-cell office:value-type="float" office:value="-0.0000486013691700093">
                <text:p>-0.0000486013691700093</text:p>
              </table:table-cell>
              <table:table-cell office:value-type="float" office:value="0.0000743839354457321">
                <text:p>0.0000743839354457321</text:p>
              </table:table-cell>
              <table:table-cell office:value-type="float" office:value="-0.0000969221064959225">
                <text:p>-0.0000969221064959225</text:p>
              </table:table-cell>
              <table:table-cell office:value-type="float" office:value="0.00012703971889122">
                <text:p>0.00012703971889122</text:p>
              </table:table-cell>
              <table:table-cell office:value-type="float" office:value="-0.0000250257287182642">
                <text:p>-0.0000250257287182642</text:p>
              </table:table-cell>
              <table:table-cell office:value-type="float" office:value="0.000047948264050024">
                <text:p>0.000047948264050024</text:p>
              </table:table-cell>
              <table:table-cell office:value-type="float" office:value="-0.0000452565858301557">
                <text:p>-0.0000452565858301557</text:p>
              </table:table-cell>
              <table:table-cell office:value-type="float" office:value="0.0000404327731034493">
                <text:p>0.0000404327731034493</text:p>
              </table:table-cell>
              <table:table-cell office:value-type="float" office:value="-0.000133030626406627">
                <text:p>-0.000133030626406627</text:p>
              </table:table-cell>
              <table:table-cell office:value-type="float" office:value="0.000139908852023585">
                <text:p>0.000139908852023585</text:p>
              </table:table-cell>
              <table:table-cell office:value-type="float" office:value="-0.0000349497408794752">
                <text:p>-0.0000349497408794752</text:p>
              </table:table-cell>
              <table:table-cell office:value-type="float" office:value="-0.0000285846627288144">
                <text:p>-0.0000285846627288144</text:p>
              </table:table-cell>
              <table:table-cell office:value-type="float" office:value="-0.00000191550324035727">
                <text:p>-0.00000191550324035727</text:p>
              </table:table-cell>
              <table:table-cell office:value-type="float" office:value="-0.000121562239969231">
                <text:p>-0.000121562239969231</text:p>
              </table:table-cell>
              <table:table-cell office:value-type="float" office:value="0.000165617980136146">
                <text:p>0.000165617980136146</text:p>
              </table:table-cell>
              <table:table-cell office:value-type="float" office:value="-0.0000874428865435539">
                <text:p>-0.0000874428865435539</text:p>
              </table:table-cell>
              <table:table-cell office:value-type="float" office:value="0.0000447294580737667">
                <text:p>0.0000447294580737667</text:p>
              </table:table-cell>
              <table:table-cell office:value-type="float" office:value="-0.0000201146906501637">
                <text:p>-0.0000201146906501637</text:p>
              </table:table-cell>
              <table:table-cell office:value-type="float" office:value="-0.0000383757037474286">
                <text:p>-0.0000383757037474286</text:p>
              </table:table-cell>
              <table:table-cell office:value-type="float" office:value="0.000044626281989868">
                <text:p>0.000044626281989868</text:p>
              </table:table-cell>
              <table:table-cell office:value-type="float" office:value="-0.00000603714641173037">
                <text:p>-0.00000603714641173037</text:p>
              </table:table-cell>
              <table:table-cell office:value-type="float" office:value="0.000029791685107694">
                <text:p>0.000029791685107694</text:p>
              </table:table-cell>
              <table:table-cell office:value-type="float" office:value="-0.00000392634941032144">
                <text:p>-0.00000392634941032144</text:p>
              </table:table-cell>
              <table:table-cell office:value-type="float" office:value="0.0000517168956834513">
                <text:p>0.0000517168956834513</text:p>
              </table:table-cell>
              <table:table-cell office:value-type="float" office:value="-0.00013759511871142">
                <text:p>-0.00013759511871142</text:p>
              </table:table-cell>
              <table:table-cell office:value-type="float" office:value="0.0000695589738721192">
                <text:p>0.0000695589738721192</text:p>
              </table:table-cell>
              <table:table-cell office:value-type="float" office:value="0.00000388146002594514">
                <text:p>0.00000388146002594514</text:p>
              </table:table-cell>
              <table:table-cell office:value-type="float" office:value="-0.0000172090117733781">
                <text:p>-0.0000172090117733781</text:p>
              </table:table-cell>
              <table:table-cell office:value-type="float" office:value="-0.0000103648276477686">
                <text:p>-0.0000103648276477686</text:p>
              </table:table-cell>
              <table:table-cell office:value-type="float" office:value="0.0000941814521204787">
                <text:p>0.0000941814521204787</text:p>
              </table:table-cell>
              <table:table-cell office:value-type="float" office:value="-0.0000751632998032825">
                <text:p>-0.0000751632998032825</text:p>
              </table:table-cell>
              <table:table-cell office:value-type="float" office:value="-0.000018366881333387">
                <text:p>-0.000018366881333387</text:p>
              </table:table-cell>
              <table:table-cell office:value-type="float" office:value="0.0000904915953375274">
                <text:p>0.0000904915953375274</text:p>
              </table:table-cell>
              <table:table-cell office:value-type="float" office:value="-0.0000787960719081382">
                <text:p>-0.0000787960719081382</text:p>
              </table:table-cell>
              <table:table-cell office:value-type="float" office:value="0.00000236521790131228">
                <text:p>0.00000236521790131228</text:p>
              </table:table-cell>
              <table:table-cell office:value-type="float" office:value="0.00000308739052817808">
                <text:p>0.00000308739052817808</text:p>
              </table:table-cell>
              <table:table-cell office:value-type="float" office:value="-0.0000375760347742782">
                <text:p>-0.0000375760347742782</text:p>
              </table:table-cell>
              <table:table-cell office:value-type="float" office:value="-0.0000346210732590224">
                <text:p>-0.0000346210732590224</text:p>
              </table:table-cell>
              <table:table-cell office:value-type="float" office:value="0.000129993337920575">
                <text:p>0.000129993337920575</text:p>
              </table:table-cell>
              <table:table-cell office:value-type="float" office:value="-0.0000495910868802407">
                <text:p>-0.0000495910868802407</text:p>
              </table:table-cell>
              <table:table-cell office:value-type="float" office:value="-0.00000138591378862074">
                <text:p>-0.00000138591378862074</text:p>
              </table:table-cell>
              <table:table-cell office:value-type="float" office:value="-0.00000554761658877467">
                <text:p>-0.00000554761658877467</text:p>
              </table:table-cell>
              <table:table-cell office:value-type="float" office:value="-0.00000689068786746683">
                <text:p>-0.00000689068786746683</text:p>
              </table:table-cell>
              <table:table-cell office:value-type="float" office:value="0.0000170782355706778">
                <text:p>0.0000170782355706778</text:p>
              </table:table-cell>
              <table:table-cell office:value-type="float" office:value="0.0000518334914264007">
                <text:p>0.0000518334914264007</text:p>
              </table:table-cell>
              <table:table-cell office:value-type="float" office:value="-0.0000503524131334476">
                <text:p>-0.0000503524131334476</text:p>
              </table:table-cell>
              <table:table-cell office:value-type="float" office:value="-0.0000168471451480467">
                <text:p>-0.0000168471451480467</text:p>
              </table:table-cell>
              <table:table-cell office:value-type="float" office:value="0.00000381819544681417">
                <text:p>0.00000381819544681417</text:p>
              </table:table-cell>
              <table:table-cell office:value-type="float" office:value="0.0000064862884476824">
                <text:p>0.0000064862884476824</text:p>
              </table:table-cell>
              <table:table-cell office:value-type="float" office:value="-0.0000234493080841225">
                <text:p>-0.0000234493080841225</text:p>
              </table:table-cell>
              <table:table-cell office:value-type="float" office:value="0.0000673870197131499">
                <text:p>0.0000673870197131499</text:p>
              </table:table-cell>
              <table:table-cell office:value-type="float" office:value="-0.0000179333770872203">
                <text:p>-0.0000179333770872203</text:p>
              </table:table-cell>
              <table:table-cell office:value-type="float" office:value="0.0000183006835128841">
                <text:p>0.0000183006835128841</text:p>
              </table:table-cell>
              <table:table-cell office:value-type="float" office:value="0.0000337634944904686">
                <text:p>0.0000337634944904686</text:p>
              </table:table-cell>
              <table:table-cell office:value-type="float" office:value="-0.0000637102930040601">
                <text:p>-0.0000637102930040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